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able-cell-properties fo:background-color="#ccff66"/>
    </style:style>
  </office:automatic-styles>
  <office:body>
    <office:spreadsheet>
      <table:table table:name="REF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OMP</text:p>
          </table:table-cell>
          <table:table-cell table:style-name="Default" office:value-type="string" calcext:value-type="string">
            <text:p>EXP</text:p>
          </table:table-cell>
          <table:table-cell table:style-name="Default" office:value-type="string" calcext:value-type="string">
            <text:p>ERRIR</text:p>
          </table:table-cell>
          <table:table-cell table:style-name="Default" office:value-type="string" calcext:value-type="string">
            <text:p>REL ERROR</text:p>
          </table:table-cell>
          <table:table-cell table:number-columns-repeated="3"/>
          <table:table-cell office:value-type="string" calcext:value-type="string">
            <text:p>COMP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RRIR</text:p>
          </table:table-cell>
          <table:table-cell table:style-name="Default" office:value-type="string" calcext:value-type="string">
            <text:p>REL ERROR</text:p>
          </table:table-cell>
          <table:table-cell table:number-columns-repeated="1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14.8626251" calcext:value-type="float">
            <text:p>314.8626251</text:p>
          </table:table-cell>
          <table:table-cell/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307.46" calcext:value-type="float">
            <text:p>307.46</text:p>
          </table:table-cell>
          <table:table-cell table:style-name="Default" table:formula="of:=117.20777*[.D4]^6 - 632.0762655*[.D4]^5 + 1323.616839*[.D4]^4 - 1338.992335*[.D4]^3 + 660.735901*[.D4]^2 - 144.3173449*[.D4] + 325.9572127" office:value-type="float" office:value="323.936665534549" calcext:value-type="float">
            <text:p>323.9366655345</text:p>
          </table:table-cell>
          <table:table-cell table:style-name="Default" table:formula="of:=ABS([.F4]-[.E4])" office:value-type="float" office:value="16.4766655345491" calcext:value-type="float">
            <text:p>16.4766655345</text:p>
          </table:table-cell>
          <table:table-cell table:formula="of:=[.G4]/[.F4]" office:value-type="percentage" office:value="0.0508638486704178" calcext:value-type="percentage">
            <text:p>5.09%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326.18" calcext:value-type="float">
            <text:p>326.18</text:p>
          </table:table-cell>
          <table:table-cell table:formula="of:= -14640.71748*[.K4]^6 + 41863.10032*[.K4]^5 - 47025.52153*[.K4]^4 + 26250.11987*[.K4]^3 - 7607.409004*[.K4]^2 + 1090.605885*[.K4] + 285.6338953" office:value-type="float" office:value="300.367561659659" calcext:value-type="float">
            <text:p>300.3675616597</text:p>
          </table:table-cell>
          <table:table-cell table:formula="of:=ABS([.M4]-[.L4])" office:value-type="float" office:value="25.8124383403413" calcext:value-type="float">
            <text:p>25.8124383403</text:p>
          </table:table-cell>
          <table:table-cell table:formula="of:=[.N4]/[.M4]" office:value-type="percentage" office:value="0.0859361716615356" calcext:value-type="percentage">
            <text:p>8.59%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365.32" calcext:value-type="float">
            <text:p>365.32</text:p>
          </table:table-cell>
          <table:table-cell table:formula="of:=-306181.3157*[.R4]^6 + 746325.3162*[.R4]^5 - 729095.4085*[.R4]^4 + 363057.0091*[.R4]^3 - 96596.51481*[.R4]^2 + 12988.93323*[.R4] - 278.85432151" office:value-type="float" office:value="-104.565568688402" calcext:value-type="float">
            <text:p>-104.5655686884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410.64461" calcext:value-type="float">
            <text:p>410.64461</text:p>
          </table:table-cell>
          <table:table-cell table:formula="of:=158030.3845*[.X4]^5 - 269811.2939*[.X4]^4 + 177076.2496*[.X4]^3 - 55589.50994*[.X4]^2 + 8338.00918*[.X4] - 8.067281008" office:value-type="float" office:value="51.414732001013" calcext:value-type="float">
            <text:p>51.414732001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315.0458551" calcext:value-type="float">
            <text:p>315.0458551</text:p>
          </table:table-cell>
          <table:table-cell/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310.07" calcext:value-type="float">
            <text:p>310.07</text:p>
          </table:table-cell>
          <table:table-cell table:style-name="Default" table:formula="of:=117.20777*[.D5]^6 - 632.0762655*[.D5]^5 + 1323.616839*[.D5]^4 - 1338.992335*[.D5]^3 + 660.735901*[.D5]^2 - 144.3173449*[.D5] + 325.9572127" office:value-type="float" office:value="322.187258726486" calcext:value-type="float">
            <text:p>322.1872587265</text:p>
          </table:table-cell>
          <table:table-cell table:style-name="Default" table:formula="of:=ABS([.F5]-[.E5])" office:value-type="float" office:value="12.1172587264858" calcext:value-type="float">
            <text:p>12.1172587265</text:p>
          </table:table-cell>
          <table:table-cell table:formula="of:=[.G5]/[.F5]" office:value-type="percentage" office:value="0.0376093665974933" calcext:value-type="percentage">
            <text:p>3.76%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333.78" calcext:value-type="float">
            <text:p>333.78</text:p>
          </table:table-cell>
          <table:table-cell table:formula="of:= -14640.71748*[.K5]^6 + 41863.10032*[.K5]^5 - 47025.52153*[.K5]^4 + 26250.11987*[.K5]^3 - 7607.409004*[.K5]^2 + 1090.605885*[.K5] + 285.6338953" office:value-type="float" office:value="312.177072910705" calcext:value-type="float">
            <text:p>312.1770729107</text:p>
          </table:table-cell>
          <table:table-cell table:formula="of:=ABS([.M5]-[.L5])" office:value-type="float" office:value="21.6029270892946" calcext:value-type="float">
            <text:p>21.6029270893</text:p>
          </table:table-cell>
          <table:table-cell table:formula="of:=[.N5]/[.M5]" office:value-type="percentage" office:value="0.0692008765662103" calcext:value-type="percentage">
            <text:p>6.92%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380.56" calcext:value-type="float">
            <text:p>380.56</text:p>
          </table:table-cell>
          <table:table-cell table:formula="of:=-306181.3157*[.R5]^6 + 746325.3162*[.R5]^5 - 729095.4085*[.R5]^4 + 363057.0091*[.R5]^3 - 96596.51481*[.R5]^2 + 12988.93323*[.R5] - 278.85432151" office:value-type="float" office:value="33.1066965248195" calcext:value-type="float">
            <text:p>33.1066965248</text:p>
          </table:table-cell>
          <table:table-cell table:number-columns-repeated="3"/>
          <table:table-cell office:value-type="float" office:value="0.0225" calcext:value-type="float">
            <text:p>0.0225</text:p>
          </table:table-cell>
          <table:table-cell office:value-type="float" office:value="437.31088" calcext:value-type="float">
            <text:p>437.31088</text:p>
          </table:table-cell>
          <table:table-cell table:formula="of:=158030.3845*[.X5]^5 - 269811.2939*[.X5]^4 + 177076.2496*[.X5]^3 - 55589.50994*[.X5]^2 + 8338.00918*[.X5] - 8.067281008" office:value-type="float" office:value="153.344506889739" calcext:value-type="float">
            <text:p>153.3445068897</text:p>
          </table:table-cell>
          <table:table-cell table:number-columns-repeated="2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314.3987542" calcext:value-type="float">
            <text:p>314.3987542</text:p>
          </table:table-cell>
          <table:table-cell/>
          <table:table-cell table:style-name="Default" office:value-type="float" office:value="0.045" calcext:value-type="float">
            <text:p>0.045</text:p>
          </table:table-cell>
          <table:table-cell table:style-name="Default" office:value-type="float" office:value="311.2" calcext:value-type="float">
            <text:p>311.2</text:p>
          </table:table-cell>
          <table:table-cell table:style-name="Default" table:formula="of:=117.20777*[.D6]^6 - 632.0762655*[.D6]^5 + 1323.616839*[.D6]^4 - 1338.992335*[.D6]^3 + 660.735901*[.D6]^2 - 144.3173449*[.D6] + 325.9572127" office:value-type="float" office:value="320.684218696216" calcext:value-type="float">
            <text:p>320.6842186962</text:p>
          </table:table-cell>
          <table:table-cell table:style-name="Default" table:formula="of:=ABS([.F6]-[.E6])" office:value-type="float" office:value="9.48421869621632" calcext:value-type="float">
            <text:p>9.4842186962</text:p>
          </table:table-cell>
          <table:table-cell table:formula="of:=[.G6]/[.F6]" office:value-type="percentage" office:value="0.0295749467646885" calcext:value-type="percentage">
            <text:p>2.96%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337.44" calcext:value-type="float">
            <text:p>337.44</text:p>
          </table:table-cell>
          <table:table-cell table:formula="of:= -14640.71748*[.K6]^6 + 41863.10032*[.K6]^5 - 47025.52153*[.K6]^4 + 26250.11987*[.K6]^3 - 7607.409004*[.K6]^2 + 1090.605885*[.K6] + 285.6338953" office:value-type="float" office:value="321.512968382152" calcext:value-type="float">
            <text:p>321.5129683822</text:p>
          </table:table-cell>
          <table:table-cell table:formula="of:=ABS([.M6]-[.L6])" office:value-type="float" office:value="15.927031617848" calcext:value-type="float">
            <text:p>15.9270316178</text:p>
          </table:table-cell>
          <table:table-cell table:formula="of:=[.N6]/[.M6]" office:value-type="percentage" office:value="0.0495377579884027" calcext:value-type="percentage">
            <text:p>4.95%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387.25" calcext:value-type="float">
            <text:p>387.25</text:p>
          </table:table-cell>
          <table:table-cell table:formula="of:=-306181.3157*[.R6]^6 + 746325.3162*[.R6]^5 - 729095.4085*[.R6]^4 + 363057.0091*[.R6]^3 - 96596.51481*[.R6]^2 + 12988.93323*[.R6] - 278.85432151" office:value-type="float" office:value="140.268729997861" calcext:value-type="float">
            <text:p>140.2687299979</text:p>
          </table:table-cell>
          <table:table-cell table:number-columns-repeated="3"/>
          <table:table-cell office:value-type="float" office:value="0.0375" calcext:value-type="float">
            <text:p>0.0375</text:p>
          </table:table-cell>
          <table:table-cell office:value-type="float" office:value="444.36731" calcext:value-type="float">
            <text:p>444.36731</text:p>
          </table:table-cell>
          <table:table-cell table:formula="of:=158030.3845*[.X6]^5 - 269811.2939*[.X6]^4 + 177076.2496*[.X6]^3 - 55589.50994*[.X6]^2 + 8338.00918*[.X6] - 8.067281008" office:value-type="float" office:value="235.251477037874" calcext:value-type="float">
            <text:p>235.2514770379</text:p>
          </table:table-cell>
          <table:table-cell table:number-columns-repeated="2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315.7025772" calcext:value-type="float">
            <text:p>315.7025772</text:p>
          </table:table-cell>
          <table:table-cell/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11.86" calcext:value-type="float">
            <text:p>311.86</text:p>
          </table:table-cell>
          <table:table-cell table:style-name="Default" table:formula="of:=117.20777*[.D7]^6 - 632.0762655*[.D7]^5 + 1323.616839*[.D7]^4 - 1338.992335*[.D7]^3 + 660.735901*[.D7]^2 - 144.3173449*[.D7] + 325.9572127" office:value-type="float" office:value="319.404266945415" calcext:value-type="float">
            <text:p>319.4042669454</text:p>
          </table:table-cell>
          <table:table-cell table:style-name="Default" table:formula="of:=ABS([.F7]-[.E7])" office:value-type="float" office:value="7.54426694541513" calcext:value-type="float">
            <text:p>7.5442669454</text:p>
          </table:table-cell>
          <table:table-cell table:formula="of:=[.G7]/[.F7]" office:value-type="percentage" office:value="0.0236198063900769" calcext:value-type="percentage">
            <text:p>2.36%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339.58" calcext:value-type="float">
            <text:p>339.58</text:p>
          </table:table-cell>
          <table:table-cell table:formula="of:= -14640.71748*[.K7]^6 + 41863.10032*[.K7]^5 - 47025.52153*[.K7]^4 + 26250.11987*[.K7]^3 - 7607.409004*[.K7]^2 + 1090.605885*[.K7] + 285.6338953" office:value-type="float" office:value="328.776020787985" calcext:value-type="float">
            <text:p>328.776020788</text:p>
          </table:table-cell>
          <table:table-cell table:formula="of:=ABS([.M7]-[.L7])" office:value-type="float" office:value="10.8039792120147" calcext:value-type="float">
            <text:p>10.803979212</text:p>
          </table:table-cell>
          <table:table-cell table:formula="of:=[.N7]/[.M7]" office:value-type="percentage" office:value="0.0328612141059454" calcext:value-type="percentage">
            <text:p>3.29%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391.02" calcext:value-type="float">
            <text:p>391.02</text:p>
          </table:table-cell>
          <table:table-cell table:formula="of:=-306181.3157*[.R7]^6 + 746325.3162*[.R7]^5 - 729095.4085*[.R7]^4 + 363057.0091*[.R7]^3 - 96596.51481*[.R7]^2 + 12988.93323*[.R7] - 278.85432151" office:value-type="float" office:value="222.271513815852" calcext:value-type="float">
            <text:p>222.2715138159</text:p>
          </table:table-cell>
          <table:table-cell table:number-columns-repeated="3"/>
          <table:table-cell office:value-type="float" office:value="0.0525" calcext:value-type="float">
            <text:p>0.0525</text:p>
          </table:table-cell>
          <table:table-cell office:value-type="float" office:value="447.90391" calcext:value-type="float">
            <text:p>447.90391</text:p>
          </table:table-cell>
          <table:table-cell table:formula="of:=158030.3845*[.X7]^5 - 269811.2939*[.X7]^4 + 177076.2496*[.X7]^3 - 55589.50994*[.X7]^2 + 8338.00918*[.X7] - 8.067281008" office:value-type="float" office:value="300.096396158066" calcext:value-type="float">
            <text:p>300.0963961581</text:p>
          </table:table-cell>
          <table:table-cell table:number-columns-repeated="2"/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316.2292581" calcext:value-type="float">
            <text:p>316.2292581</text:p>
          </table:table-cell>
          <table:table-cell/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312.33" calcext:value-type="float">
            <text:p>312.33</text:p>
          </table:table-cell>
          <table:table-cell table:style-name="Default" table:formula="of:=117.20777*[.D8]^6 - 632.0762655*[.D8]^5 + 1323.616839*[.D8]^4 - 1338.992335*[.D8]^3 + 660.735901*[.D8]^2 - 144.3173449*[.D8] + 325.9572127" office:value-type="float" office:value="318.325564862202" calcext:value-type="float">
            <text:p>318.3255648622</text:p>
          </table:table-cell>
          <table:table-cell table:style-name="Default" table:formula="of:=ABS([.F8]-[.E8])" office:value-type="float" office:value="5.99556486220172" calcext:value-type="float">
            <text:p>5.9955648622</text:p>
          </table:table-cell>
          <table:table-cell table:formula="of:=[.G8]/[.F8]" office:value-type="percentage" office:value="0.0188346948030929" calcext:value-type="percentage">
            <text:p>1.88%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341.03" calcext:value-type="float">
            <text:p>341.03</text:p>
          </table:table-cell>
          <table:table-cell table:formula="of:= -14640.71748*[.K8]^6 + 41863.10032*[.K8]^5 - 47025.52153*[.K8]^4 + 26250.11987*[.K8]^3 - 7607.409004*[.K8]^2 + 1090.605885*[.K8] + 285.6338953" office:value-type="float" office:value="334.320750821723" calcext:value-type="float">
            <text:p>334.3207508217</text:p>
          </table:table-cell>
          <table:table-cell table:formula="of:=ABS([.M8]-[.L8])" office:value-type="float" office:value="6.70924917827648" calcext:value-type="float">
            <text:p>6.7092491783</text:p>
          </table:table-cell>
          <table:table-cell table:formula="of:=[.N8]/[.M8]" office:value-type="percentage" office:value="0.0200683001631992" calcext:value-type="percentage">
            <text:p>2.01%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393.57" calcext:value-type="float">
            <text:p>393.57</text:p>
          </table:table-cell>
          <table:table-cell table:formula="of:=-306181.3157*[.R8]^6 + 746325.3162*[.R8]^5 - 729095.4085*[.R8]^4 + 363057.0091*[.R8]^3 - 96596.51481*[.R8]^2 + 12988.93323*[.R8] - 278.85432151" office:value-type="float" office:value="283.772487501504" calcext:value-type="float">
            <text:p>283.7724875015</text:p>
          </table:table-cell>
          <table:table-cell table:number-columns-repeated="3"/>
          <table:table-cell office:value-type="float" office:value="0.0675" calcext:value-type="float">
            <text:p>0.0675</text:p>
          </table:table-cell>
          <table:table-cell office:value-type="float" office:value="450.39757" calcext:value-type="float">
            <text:p>450.39757</text:p>
          </table:table-cell>
          <table:table-cell table:formula="of:=158030.3845*[.X8]^5 - 269811.2939*[.X8]^4 + 177076.2496*[.X8]^3 - 55589.50994*[.X8]^2 + 8338.00918*[.X8] - 8.067281008" office:value-type="float" office:value="350.548198537841" calcext:value-type="float">
            <text:p>350.5481985378</text:p>
          </table:table-cell>
          <table:table-cell table:number-columns-repeated="2"/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316.5835349" calcext:value-type="float">
            <text:p>316.5835349</text:p>
          </table:table-cell>
          <table:table-cell/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12.69" calcext:value-type="float">
            <text:p>312.69</text:p>
          </table:table-cell>
          <table:table-cell table:style-name="Default" table:formula="of:=117.20777*[.D9]^6 - 632.0762655*[.D9]^5 + 1323.616839*[.D9]^4 - 1338.992335*[.D9]^3 + 660.735901*[.D9]^2 - 144.3173449*[.D9] + 325.9572127" office:value-type="float" office:value="317.427659487566" calcext:value-type="float">
            <text:p>317.4276594876</text:p>
          </table:table-cell>
          <table:table-cell table:style-name="Default" table:formula="of:=ABS([.F9]-[.E9])" office:value-type="float" office:value="4.73765948756613" calcext:value-type="float">
            <text:p>4.7376594876</text:p>
          </table:table-cell>
          <table:table-cell table:formula="of:=[.G9]/[.F9]" office:value-type="percentage" office:value="0.014925162776345" calcext:value-type="percentage">
            <text:p>1.49%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42.13" calcext:value-type="float">
            <text:p>342.13</text:p>
          </table:table-cell>
          <table:table-cell table:formula="of:= -14640.71748*[.K9]^6 + 41863.10032*[.K9]^5 - 47025.52153*[.K9]^4 + 26250.11987*[.K9]^3 - 7607.409004*[.K9]^2 + 1090.605885*[.K9] + 285.6338953" office:value-type="float" office:value="338.458821678788" calcext:value-type="float">
            <text:p>338.4588216788</text:p>
          </table:table-cell>
          <table:table-cell table:formula="of:=ABS([.M9]-[.L9])" office:value-type="float" office:value="3.67117832121204" calcext:value-type="float">
            <text:p>3.6711783212</text:p>
          </table:table-cell>
          <table:table-cell table:formula="of:=[.N9]/[.M9]" office:value-type="percentage" office:value="0.0108467502870885" calcext:value-type="percentage">
            <text:p>1.08%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95.49" calcext:value-type="float">
            <text:p>395.49</text:p>
          </table:table-cell>
          <table:table-cell table:formula="of:=-306181.3157*[.R9]^6 + 746325.3162*[.R9]^5 - 729095.4085*[.R9]^4 + 363057.0091*[.R9]^3 - 96596.51481*[.R9]^2 + 12988.93323*[.R9] - 278.85432151" office:value-type="float" office:value="328.794768166248" calcext:value-type="float">
            <text:p>328.7947681662</text:p>
          </table:table-cell>
          <table:table-cell table:number-columns-repeated="3"/>
          <table:table-cell office:value-type="float" office:value="0.0825" calcext:value-type="float">
            <text:p>0.0825</text:p>
          </table:table-cell>
          <table:table-cell office:value-type="float" office:value="452.32183" calcext:value-type="float">
            <text:p>452.32183</text:p>
          </table:table-cell>
          <table:table-cell table:formula="of:=158030.3845*[.X9]^5 - 269811.2939*[.X9]^4 + 177076.2496*[.X9]^3 - 55589.50994*[.X9]^2 + 8338.00918*[.X9] - 8.067281008" office:value-type="float" office:value="388.998399558393" calcext:value-type="float">
            <text:p>388.9983995584</text:p>
          </table:table-cell>
          <table:table-cell table:number-columns-repeated="2"/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316.3903356" calcext:value-type="float">
            <text:p>316.3903356</text:p>
          </table:table-cell>
          <table:table-cell/>
          <table:table-cell table:style-name="Default" office:value-type="float" office:value="0.105" calcext:value-type="float">
            <text:p>0.105</text:p>
          </table:table-cell>
          <table:table-cell table:style-name="Default" office:value-type="float" office:value="312.98" calcext:value-type="float">
            <text:p>312.98</text:p>
          </table:table-cell>
          <table:table-cell table:style-name="Default" table:formula="of:=117.20777*[.D10]^6 - 632.0762655*[.D10]^5 + 1323.616839*[.D10]^4 - 1338.992335*[.D10]^3 + 660.735901*[.D10]^2 - 144.3173449*[.D10] + 325.9572127" office:value-type="float" office:value="316.691430243046" calcext:value-type="float">
            <text:p>316.691430243</text:p>
          </table:table-cell>
          <table:table-cell table:style-name="Default" table:formula="of:=ABS([.F10]-[.E10])" office:value-type="float" office:value="3.7114302430457" calcext:value-type="float">
            <text:p>3.711430243</text:p>
          </table:table-cell>
          <table:table-cell table:formula="of:=[.G10]/[.F10]" office:value-type="percentage" office:value="0.0117193895654118" calcext:value-type="percentage">
            <text:p>1.17%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office:value-type="float" office:value="343" calcext:value-type="float">
            <text:p>343</text:p>
          </table:table-cell>
          <table:table-cell table:formula="of:= -14640.71748*[.K10]^6 + 41863.10032*[.K10]^5 - 47025.52153*[.K10]^4 + 26250.11987*[.K10]^3 - 7607.409004*[.K10]^2 + 1090.605885*[.K10] + 285.6338953" office:value-type="float" office:value="341.462313506691" calcext:value-type="float">
            <text:p>341.4623135067</text:p>
          </table:table-cell>
          <table:table-cell table:formula="of:=ABS([.M10]-[.L10])" office:value-type="float" office:value="1.53768649330925" calcext:value-type="float">
            <text:p>1.5376864933</text:p>
          </table:table-cell>
          <table:table-cell table:formula="of:=[.N10]/[.M10]" office:value-type="percentage" office:value="0.00450323925213821" calcext:value-type="percentage">
            <text:p>0.45%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office:value-type="float" office:value="397" calcext:value-type="float">
            <text:p>397</text:p>
          </table:table-cell>
          <table:table-cell table:formula="of:=-306181.3157*[.R10]^6 + 746325.3162*[.R10]^5 - 729095.4085*[.R10]^4 + 363057.0091*[.R10]^3 - 96596.51481*[.R10]^2 + 12988.93323*[.R10] - 278.85432151" office:value-type="float" office:value="360.783859591853" calcext:value-type="float">
            <text:p>360.7838595919</text:p>
          </table:table-cell>
          <table:table-cell table:number-columns-repeated="3"/>
          <table:table-cell office:value-type="float" office:value="0.0975" calcext:value-type="float">
            <text:p>0.0975</text:p>
          </table:table-cell>
          <table:table-cell office:value-type="float" office:value="453.88495" calcext:value-type="float">
            <text:p>453.88495</text:p>
          </table:table-cell>
          <table:table-cell table:formula="of:=158030.3845*[.X10]^5 - 269811.2939*[.X10]^4 + 177076.2496*[.X10]^3 - 55589.50994*[.X10]^2 + 8338.00918*[.X10] - 8.067281008" office:value-type="float" office:value="417.575496213374" calcext:value-type="float">
            <text:p>417.5754962134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315.9606379" calcext:value-type="float">
            <text:p>315.9606379</text:p>
          </table:table-cell>
          <table:table-cell/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313.23" calcext:value-type="float">
            <text:p>313.23</text:p>
          </table:table-cell>
          <table:table-cell table:style-name="Default" table:formula="of:=117.20777*[.D11]^6 - 632.0762655*[.D11]^5 + 1323.616839*[.D11]^4 - 1338.992335*[.D11]^3 + 660.735901*[.D11]^2 - 144.3173449*[.D11] + 325.9572127" office:value-type="float" office:value="316.099036619651" calcext:value-type="float">
            <text:p>316.0990366197</text:p>
          </table:table-cell>
          <table:table-cell table:style-name="Default" table:formula="of:=ABS([.F11]-[.E11])" office:value-type="float" office:value="2.86903661965124" calcext:value-type="float">
            <text:p>2.8690366197</text:p>
          </table:table-cell>
          <table:table-cell table:formula="of:=[.G11]/[.F11]" office:value-type="percentage" office:value="0.00907638520614484" calcext:value-type="percentage">
            <text:p>0.91%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343.72" calcext:value-type="float">
            <text:p>343.72</text:p>
          </table:table-cell>
          <table:table-cell table:formula="of:= -14640.71748*[.K11]^6 + 41863.10032*[.K11]^5 - 47025.52153*[.K11]^4 + 26250.11987*[.K11]^3 - 7607.409004*[.K11]^2 + 1090.605885*[.K11] + 285.6338953" office:value-type="float" office:value="343.566877783038" calcext:value-type="float">
            <text:p>343.566877783</text:p>
          </table:table-cell>
          <table:table-cell table:formula="of:=ABS([.M11]-[.L11])" office:value-type="float" office:value="0.153122216962004" calcext:value-type="float">
            <text:p>0.153122217</text:p>
          </table:table-cell>
          <table:table-cell table:formula="of:=[.N11]/[.M11]" office:value-type="percentage" office:value="0.000445683873690234" calcext:value-type="percentage">
            <text:p>0.04%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398.24" calcext:value-type="float">
            <text:p>398.24</text:p>
          </table:table-cell>
          <table:table-cell table:formula="of:=-306181.3157*[.R11]^6 + 746325.3162*[.R11]^5 - 729095.4085*[.R11]^4 + 363057.0091*[.R11]^3 - 96596.51481*[.R11]^2 + 12988.93323*[.R11] - 278.85432151" office:value-type="float" office:value="382.661850242529" calcext:value-type="float">
            <text:p>382.6618502425</text:p>
          </table:table-cell>
          <table:table-cell table:number-columns-repeated="3"/>
          <table:table-cell office:value-type="float" office:value="0.1125" calcext:value-type="float">
            <text:p>0.1125</text:p>
          </table:table-cell>
          <table:table-cell office:value-type="float" office:value="455.19005" calcext:value-type="float">
            <text:p>455.19005</text:p>
          </table:table-cell>
          <table:table-cell table:formula="of:=158030.3845*[.X11]^5 - 269811.2939*[.X11]^4 + 177076.2496*[.X11]^3 - 55589.50994*[.X11]^2 + 8338.00918*[.X11] - 8.067281008" office:value-type="float" office:value="438.159367627678" calcext:value-type="float">
            <text:p>438.1593676277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16.2829585" calcext:value-type="float">
            <text:p>316.2829585</text:p>
          </table:table-cell>
          <table:table-cell/>
          <table:table-cell table:style-name="Default" office:value-type="float" office:value="0.135" calcext:value-type="float">
            <text:p>0.135</text:p>
          </table:table-cell>
          <table:table-cell table:style-name="Default" office:value-type="float" office:value="313.44" calcext:value-type="float">
            <text:p>313.44</text:p>
          </table:table-cell>
          <table:table-cell table:style-name="Default" table:formula="of:=117.20777*[.D12]^6 - 632.0762655*[.D12]^5 + 1323.616839*[.D12]^4 - 1338.992335*[.D12]^3 + 660.735901*[.D12]^2 - 144.3173449*[.D12] + 325.9572127" office:value-type="float" office:value="315.633866828044" calcext:value-type="float">
            <text:p>315.633866828</text:p>
          </table:table-cell>
          <table:table-cell table:style-name="Default" table:formula="of:=ABS([.F12]-[.E12])" office:value-type="float" office:value="2.19386682804401" calcext:value-type="float">
            <text:p>2.193866828</text:p>
          </table:table-cell>
          <table:table-cell table:formula="of:=[.G12]/[.F12]" office:value-type="percentage" office:value="0.00695066993314509" calcext:value-type="percentage">
            <text:p>0.70%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office:value-type="float" office:value="344.33" calcext:value-type="float">
            <text:p>344.33</text:p>
          </table:table-cell>
          <table:table-cell table:formula="of:= -14640.71748*[.K12]^6 + 41863.10032*[.K12]^5 - 47025.52153*[.K12]^4 + 26250.11987*[.K12]^3 - 7607.409004*[.K12]^2 + 1090.605885*[.K12] + 285.6338953" office:value-type="float" office:value="344.974771621349" calcext:value-type="float">
            <text:p>344.9747716214</text:p>
          </table:table-cell>
          <table:table-cell table:formula="of:=ABS([.M12]-[.L12])" office:value-type="float" office:value="0.644771621349207" calcext:value-type="float">
            <text:p>0.6447716213</text:p>
          </table:table-cell>
          <table:table-cell table:formula="of:=[.N12]/[.M12]" office:value-type="percentage" office:value="0.00186903992520624" calcext:value-type="percentage">
            <text:p>0.19%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office:value-type="float" office:value="399.3" calcext:value-type="float">
            <text:p>399.3</text:p>
          </table:table-cell>
          <table:table-cell table:formula="of:=-306181.3157*[.R12]^6 + 746325.3162*[.R12]^5 - 729095.4085*[.R12]^4 + 363057.0091*[.R12]^3 - 96596.51481*[.R12]^2 + 12988.93323*[.R12] - 278.85432151" office:value-type="float" office:value="396.879100207519" calcext:value-type="float">
            <text:p>396.8791002075</text:p>
          </table:table-cell>
          <table:table-cell table:number-columns-repeated="3"/>
          <table:table-cell office:value-type="float" office:value="0.1275" calcext:value-type="float">
            <text:p>0.1275</text:p>
          </table:table-cell>
          <table:table-cell office:value-type="float" office:value="456.30607" calcext:value-type="float">
            <text:p>456.30607</text:p>
          </table:table-cell>
          <table:table-cell table:formula="of:=158030.3845*[.X12]^5 - 269811.2939*[.X12]^4 + 177076.2496*[.X12]^3 - 55589.50994*[.X12]^2 + 8338.00918*[.X12] - 8.067281008" office:value-type="float" office:value="452.395675576227" calcext:value-type="float">
            <text:p>452.3956755762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15.0458551" calcext:value-type="float">
            <text:p>315.0458551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13.62" calcext:value-type="float">
            <text:p>313.62</text:p>
          </table:table-cell>
          <table:table-cell table:style-name="Default" table:formula="of:=117.20777*[.D13]^6 - 632.0762655*[.D13]^5 + 1323.616839*[.D13]^4 - 1338.992335*[.D13]^3 + 660.735901*[.D13]^2 - 144.3173449*[.D13] + 325.9572127" office:value-type="float" office:value="315.280487409963" calcext:value-type="float">
            <text:p>315.28048741</text:p>
          </table:table-cell>
          <table:table-cell table:style-name="Default" table:formula="of:=ABS([.F13]-[.E13])" office:value-type="float" office:value="1.66048740996251" calcext:value-type="float">
            <text:p>1.66048741</text:p>
          </table:table-cell>
          <table:table-cell table:formula="of:=[.G13]/[.F13]" office:value-type="percentage" office:value="0.00526669894354535" calcext:value-type="percentage">
            <text:p>0.53%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344.86" calcext:value-type="float">
            <text:p>344.86</text:p>
          </table:table-cell>
          <table:table-cell table:formula="of:= -14640.71748*[.K13]^6 + 41863.10032*[.K13]^5 - 47025.52153*[.K13]^4 + 26250.11987*[.K13]^3 - 7607.409004*[.K13]^2 + 1090.605885*[.K13] + 285.6338953" office:value-type="float" office:value="345.857772004692" calcext:value-type="float">
            <text:p>345.8577720047</text:p>
          </table:table-cell>
          <table:table-cell table:formula="of:=ABS([.M13]-[.L13])" office:value-type="float" office:value="0.997772004691853" calcext:value-type="float">
            <text:p>0.9977720047</text:p>
          </table:table-cell>
          <table:table-cell table:formula="of:=[.N13]/[.M13]" office:value-type="percentage" office:value="0.0028849200031229" calcext:value-type="percentage">
            <text:p>0.29%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400.21" calcext:value-type="float">
            <text:p>400.21</text:p>
          </table:table-cell>
          <table:table-cell table:formula="of:=-306181.3157*[.R13]^6 + 746325.3162*[.R13]^5 - 729095.4085*[.R13]^4 + 363057.0091*[.R13]^3 - 96596.51481*[.R13]^2 + 12988.93323*[.R13] - 278.85432151" office:value-type="float" office:value="405.463417074167" calcext:value-type="float">
            <text:p>405.4634170742</text:p>
          </table:table-cell>
          <table:table-cell table:number-columns-repeated="3"/>
          <table:table-cell office:value-type="float" office:value="0.1425" calcext:value-type="float">
            <text:p>0.1425</text:p>
          </table:table-cell>
          <table:table-cell office:value-type="float" office:value="457.27739" calcext:value-type="float">
            <text:p>457.27739</text:p>
          </table:table-cell>
          <table:table-cell table:formula="of:=158030.3845*[.X13]^5 - 269811.2939*[.X13]^4 + 177076.2496*[.X13]^3 - 55589.50994*[.X13]^2 + 8338.00918*[.X13] - 8.067281008" office:value-type="float" office:value="461.710265002765" calcext:value-type="float">
            <text:p>461.7102650028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14.7224466" calcext:value-type="float">
            <text:p>314.7224466</text:p>
          </table:table-cell>
          <table:table-cell/>
          <table:table-cell table:style-name="Default" office:value-type="float" office:value="0.165" calcext:value-type="float">
            <text:p>0.165</text:p>
          </table:table-cell>
          <table:table-cell table:style-name="Default" office:value-type="float" office:value="313.78" calcext:value-type="float">
            <text:p>313.78</text:p>
          </table:table-cell>
          <table:table-cell table:style-name="Default" table:formula="of:=117.20777*[.D14]^6 - 632.0762655*[.D14]^5 + 1323.616839*[.D14]^4 - 1338.992335*[.D14]^3 + 660.735901*[.D14]^2 - 144.3173449*[.D14] + 325.9572127" office:value-type="float" office:value="315.0245938109" calcext:value-type="float">
            <text:p>315.0245938109</text:p>
          </table:table-cell>
          <table:table-cell table:style-name="Default" table:formula="of:=ABS([.F14]-[.E14])" office:value-type="float" office:value="1.24459381090003" calcext:value-type="float">
            <text:p>1.2445938109</text:p>
          </table:table-cell>
          <table:table-cell table:formula="of:=[.G14]/[.F14]" office:value-type="percentage" office:value="0.00395078300346011" calcext:value-type="percentage">
            <text:p>0.40%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office:value-type="float" office:value="345.33" calcext:value-type="float">
            <text:p>345.33</text:p>
          </table:table-cell>
          <table:table-cell table:formula="of:= -14640.71748*[.K14]^6 + 41863.10032*[.K14]^5 - 47025.52153*[.K14]^4 + 26250.11987*[.K14]^3 - 7607.409004*[.K14]^2 + 1090.605885*[.K14] + 285.6338953" office:value-type="float" office:value="346.359969947133" calcext:value-type="float">
            <text:p>346.3599699471</text:p>
          </table:table-cell>
          <table:table-cell table:formula="of:=ABS([.M14]-[.L14])" office:value-type="float" office:value="1.02996994713254" calcext:value-type="float">
            <text:p>1.0299699471</text:p>
          </table:table-cell>
          <table:table-cell table:formula="of:=[.N14]/[.M14]" office:value-type="percentage" office:value="0.00297369799197567" calcext:value-type="percentage">
            <text:p>0.30%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office:value-type="float" office:value="401.01" calcext:value-type="float">
            <text:p>401.01</text:p>
          </table:table-cell>
          <table:table-cell table:formula="of:=-306181.3157*[.R14]^6 + 746325.3162*[.R14]^5 - 729095.4085*[.R14]^4 + 363057.0091*[.R14]^3 - 96596.51481*[.R14]^2 + 12988.93323*[.R14] - 278.85432151" office:value-type="float" office:value="410.066720731483" calcext:value-type="float">
            <text:p>410.0667207315</text:p>
          </table:table-cell>
          <table:table-cell table:number-columns-repeated="3"/>
          <table:table-cell office:value-type="float" office:value="0.1575" calcext:value-type="float">
            <text:p>0.1575</text:p>
          </table:table-cell>
          <table:table-cell office:value-type="float" office:value="458.13519" calcext:value-type="float">
            <text:p>458.13519</text:p>
          </table:table-cell>
          <table:table-cell table:formula="of:=158030.3845*[.X14]^5 - 269811.2939*[.X14]^4 + 177076.2496*[.X14]^3 - 55589.50994*[.X14]^2 + 8338.00918*[.X14] - 8.067281008" office:value-type="float" office:value="467.32356453864" calcext:value-type="float">
            <text:p>467.3235645386</text:p>
          </table:table-cell>
          <table:table-cell table:number-columns-repeated="2"/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314.074778" calcext:value-type="float">
            <text:p>314.074778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313.93" calcext:value-type="float">
            <text:p>313.93</text:p>
          </table:table-cell>
          <table:table-cell table:formula="of:=117.20777*[.D15]^6 - 632.0762655*[.D15]^5 + 1323.616839*[.D15]^4 - 1338.992335*[.D15]^3 + 660.735901*[.D15]^2 - 144.3173449*[.D15] + 325.9572127" office:value-type="float" office:value="314.852961914032" calcext:value-type="float">
            <text:p>314.852961914</text:p>
          </table:table-cell>
          <table:table-cell table:formula="of:=ABS([.F15]-[.E15])" office:value-type="float" office:value="0.922961914031589" calcext:value-type="float">
            <text:p>0.922961914</text:p>
          </table:table-cell>
          <table:table-cell table:formula="of:=[.G15]/[.F15]" office:value-type="percentage" office:value="0.00293140616629675" calcext:value-type="percentage">
            <text:p>0.29%</text:p>
          </table:table-cell>
          <table:table-cell table:number-columns-repeated="2"/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45.74" calcext:value-type="float">
            <text:p>345.74</text:p>
          </table:table-cell>
          <table:table-cell table:style-name="ce1" table:formula="of:= -14640.71748*[.K15]^6 + 41863.10032*[.K15]^5 - 47025.52153*[.K15]^4 + 26250.11987*[.K15]^3 - 7607.409004*[.K15]^2 + 1090.605885*[.K15] + 285.6338953" office:value-type="float" office:value="346.600444583003" calcext:value-type="float">
            <text:p>346.600444583</text:p>
          </table:table-cell>
          <table:table-cell table:style-name="ce1" table:formula="of:=ABS([.M15]-[.L15])" office:value-type="float" office:value="0.860444583002845" calcext:value-type="float">
            <text:p>0.860444583</text:p>
          </table:table-cell>
          <table:table-cell table:style-name="ce3" table:formula="of:=[.N15]/[.M15]" office:value-type="percentage" office:value="0.00248252590684946" calcext:value-type="percentage">
            <text:p>0.25%</text:p>
          </table:table-cell>
          <table:table-cell table:number-columns-repeated="2"/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01.72" calcext:value-type="float">
            <text:p>401.72</text:p>
          </table:table-cell>
          <table:table-cell table:style-name="ce1" table:formula="of:=-306181.3157*[.R15]^6 + 746325.3162*[.R15]^5 - 729095.4085*[.R15]^4 + 363057.0091*[.R15]^3 - 96596.51481*[.R15]^2 + 12988.93323*[.R15] - 278.85432151" office:value-type="float" office:value="412.009197104178" calcext:value-type="float">
            <text:p>412.0091971042</text:p>
          </table:table-cell>
          <table:table-cell table:style-name="ce1" table:formula="of:=ABS([.T15]-[.S15])" office:value-type="float" office:value="10.2891971041776" calcext:value-type="float">
            <text:p>10.2891971042</text:p>
          </table:table-cell>
          <table:table-cell table:style-name="ce3" table:formula="of:=[.U15]/[.T15]" office:value-type="percentage" office:value="0.0249732219001313" calcext:value-type="percentage">
            <text:p>2.50%</text:p>
          </table:table-cell>
          <table:table-cell/>
          <table:table-cell table:style-name="ce1" office:value-type="float" office:value="0.1725" calcext:value-type="float">
            <text:p>0.1725</text:p>
          </table:table-cell>
          <table:table-cell table:style-name="ce1" office:value-type="float" office:value="458.90171" calcext:value-type="float">
            <text:p>458.90171</text:p>
          </table:table-cell>
          <table:table-cell table:style-name="ce1" table:formula="of:=158030.3845*[.X15]^5 - 269811.2939*[.X15]^4 + 177076.2496*[.X15]^3 - 55589.50994*[.X15]^2 + 8338.00918*[.X15] - 8.067281008" office:value-type="float" office:value="470.264987021594" calcext:value-type="float">
            <text:p>470.2649870216</text:p>
          </table:table-cell>
          <table:table-cell table:style-name="ce1" table:formula="of:=ABS([.Z15]-[.Y15])" office:value-type="float" office:value="11.3632770215938" calcext:value-type="float">
            <text:p>11.3632770216</text:p>
          </table:table-cell>
          <table:table-cell table:style-name="ce3" table:formula="of:=[.AA15]/[.Z15]" office:value-type="percentage" office:value="0.024163561683728" calcext:value-type="percentage">
            <text:p>2.42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3.3935042" calcext:value-type="float">
            <text:p>313.3935042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314.06" calcext:value-type="float">
            <text:p>314.06</text:p>
          </table:table-cell>
          <table:table-cell table:formula="of:=117.20777*[.D16]^6 - 632.0762655*[.D16]^5 + 1323.616839*[.D16]^4 - 1338.992335*[.D16]^3 + 660.735901*[.D16]^2 - 144.3173449*[.D16] + 325.9572127" office:value-type="float" office:value="314.753400535392" calcext:value-type="float">
            <text:p>314.7534005354</text:p>
          </table:table-cell>
          <table:table-cell table:formula="of:=ABS([.F16]-[.E16])" office:value-type="float" office:value="0.693400535392186" calcext:value-type="float">
            <text:p>0.6934005354</text:p>
          </table:table-cell>
          <table:table-cell table:formula="of:=[.G16]/[.F16]" office:value-type="percentage" office:value="0.00220299616846941" calcext:value-type="percentage">
            <text:p>0.22%</text:p>
          </table:table-cell>
          <table:table-cell table:number-columns-repeated="2"/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346.12" calcext:value-type="float">
            <text:p>346.12</text:p>
          </table:table-cell>
          <table:table-cell table:style-name="ce1" table:formula="of:= -14640.71748*[.K16]^6 + 41863.10032*[.K16]^5 - 47025.52153*[.K16]^4 + 26250.11987*[.K16]^3 - 7607.409004*[.K16]^2 + 1090.605885*[.K16] + 285.6338953" office:value-type="float" office:value="346.675817183982" calcext:value-type="float">
            <text:p>346.675817184</text:p>
          </table:table-cell>
          <table:table-cell table:style-name="ce1" table:formula="of:=ABS([.M16]-[.L16])" office:value-type="float" office:value="0.555817183982299" calcext:value-type="float">
            <text:p>0.555817184</text:p>
          </table:table-cell>
          <table:table-cell table:style-name="ce3" table:formula="of:=[.N16]/[.M16]" office:value-type="percentage" office:value="0.00160327648030703" calcext:value-type="percentage">
            <text:p>0.16%</text:p>
          </table:table-cell>
          <table:table-cell table:number-columns-repeated="2"/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402.36" calcext:value-type="float">
            <text:p>402.36</text:p>
          </table:table-cell>
          <table:table-cell table:style-name="ce1" table:formula="of:=-306181.3157*[.R16]^6 + 746325.3162*[.R16]^5 - 729095.4085*[.R16]^4 + 363057.0091*[.R16]^3 - 96596.51481*[.R16]^2 + 12988.93323*[.R16] - 278.85432151" office:value-type="float" office:value="412.320940817195" calcext:value-type="float">
            <text:p>412.3209408172</text:p>
          </table:table-cell>
          <table:table-cell table:style-name="ce1" table:formula="of:=ABS([.T16]-[.S16])" office:value-type="float" office:value="9.96094081719502" calcext:value-type="float">
            <text:p>9.9609408172</text:p>
          </table:table-cell>
          <table:table-cell table:style-name="ce3" table:formula="of:=[.U16]/[.T16]" office:value-type="percentage" office:value="0.0241582219846827" calcext:value-type="percentage">
            <text:p>2.42%</text:p>
          </table:table-cell>
          <table:table-cell/>
          <table:table-cell table:style-name="ce1" office:value-type="float" office:value="0.1875" calcext:value-type="float">
            <text:p>0.1875</text:p>
          </table:table-cell>
          <table:table-cell table:style-name="ce1" office:value-type="float" office:value="459.59339" calcext:value-type="float">
            <text:p>459.59339</text:p>
          </table:table-cell>
          <table:table-cell table:style-name="ce1" table:formula="of:=158030.3845*[.X16]^5 - 269811.2939*[.X16]^4 + 177076.2496*[.X16]^3 - 55589.50994*[.X16]^2 + 8338.00918*[.X16] - 8.067281008" office:value-type="float" office:value="471.387330014548" calcext:value-type="float">
            <text:p>471.3873300145</text:p>
          </table:table-cell>
          <table:table-cell table:style-name="ce1" table:formula="of:=ABS([.Z16]-[.Y16])" office:value-type="float" office:value="11.7939400145483" calcext:value-type="float">
            <text:p>11.7939400145</text:p>
          </table:table-cell>
          <table:table-cell table:style-name="ce3" table:formula="of:=[.AA16]/[.Z16]" office:value-type="percentage" office:value="0.0250196372782958" calcext:value-type="percentage">
            <text:p>2.50%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312.884437" calcext:value-type="float">
            <text:p>312.884437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314.18" calcext:value-type="float">
            <text:p>314.18</text:p>
          </table:table-cell>
          <table:table-cell table:formula="of:=117.20777*[.D17]^6 - 632.0762655*[.D17]^5 + 1323.616839*[.D17]^4 - 1338.992335*[.D17]^3 + 660.735901*[.D17]^2 - 144.3173449*[.D17] + 325.9572127" office:value-type="float" office:value="314.714704880304" calcext:value-type="float">
            <text:p>314.7147048803</text:p>
          </table:table-cell>
          <table:table-cell table:formula="of:=ABS([.F17]-[.E17])" office:value-type="float" office:value="0.534704880304105" calcext:value-type="float">
            <text:p>0.5347048803</text:p>
          </table:table-cell>
          <table:table-cell table:formula="of:=[.G17]/[.F17]" office:value-type="percentage" office:value="0.0016990146059666" calcext:value-type="percentage">
            <text:p>0.17%</text:p>
          </table:table-cell>
          <table:table-cell table:number-columns-repeated="2"/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346.46" calcext:value-type="float">
            <text:p>346.46</text:p>
          </table:table-cell>
          <table:table-cell table:style-name="ce1" table:formula="of:= -14640.71748*[.K17]^6 + 41863.10032*[.K17]^5 - 47025.52153*[.K17]^4 + 26250.11987*[.K17]^3 - 7607.409004*[.K17]^2 + 1090.605885*[.K17] + 285.6338953" office:value-type="float" office:value="346.662685103995" calcext:value-type="float">
            <text:p>346.662685104</text:p>
          </table:table-cell>
          <table:table-cell table:style-name="ce1" table:formula="of:=ABS([.M17]-[.L17])" office:value-type="float" office:value="0.202685103995464" calcext:value-type="float">
            <text:p>0.202685104</text:p>
          </table:table-cell>
          <table:table-cell table:style-name="ce3" table:formula="of:=[.N17]/[.M17]" office:value-type="percentage" office:value="0.000584675284375242" calcext:value-type="percentage">
            <text:p>0.06%</text:p>
          </table:table-cell>
          <table:table-cell table:number-columns-repeated="2"/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402.94" calcext:value-type="float">
            <text:p>402.94</text:p>
          </table:table-cell>
          <table:table-cell table:style-name="ce1" table:formula="of:=-306181.3157*[.R17]^6 + 746325.3162*[.R17]^5 - 729095.4085*[.R17]^4 + 363057.0091*[.R17]^3 - 96596.51481*[.R17]^2 + 12988.93323*[.R17] - 278.85432151" office:value-type="float" office:value="411.781086790724" calcext:value-type="float">
            <text:p>411.7810867907</text:p>
          </table:table-cell>
          <table:table-cell table:style-name="ce1" table:formula="of:=ABS([.T17]-[.S17])" office:value-type="float" office:value="8.84108679072409" calcext:value-type="float">
            <text:p>8.8410867907</text:p>
          </table:table-cell>
          <table:table-cell table:style-name="ce3" table:formula="of:=[.U17]/[.T17]" office:value-type="percentage" office:value="0.0214703566393211" calcext:value-type="percentage">
            <text:p>2.15%</text:p>
          </table:table-cell>
          <table:table-cell/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460.2227" calcext:value-type="float">
            <text:p>460.2227</text:p>
          </table:table-cell>
          <table:table-cell table:style-name="ce1" table:formula="of:=158030.3845*[.X17]^5 - 269811.2939*[.X17]^4 + 177076.2496*[.X17]^3 - 55589.50994*[.X17]^2 + 8338.00918*[.X17] - 8.067281008" office:value-type="float" office:value="471.381176324395" calcext:value-type="float">
            <text:p>471.3811763244</text:p>
          </table:table-cell>
          <table:table-cell table:style-name="ce1" table:formula="of:=ABS([.Z17]-[.Y17])" office:value-type="float" office:value="11.1584763243951" calcext:value-type="float">
            <text:p>11.1584763244</text:p>
          </table:table-cell>
          <table:table-cell table:style-name="ce3" table:formula="of:=[.AA17]/[.Z17]" office:value-type="percentage" office:value="0.0236718750871715" calcext:value-type="percentage">
            <text:p>2.37%</text:p>
          </table:table-cell>
        </table:table-row>
        <table:table-row table:style-name="ro1">
          <table:table-cell office:value-type="float" office:value="0.9207" calcext:value-type="float">
            <text:p>0.9207</text:p>
          </table:table-cell>
          <table:table-cell office:value-type="float" office:value="312.5591362" calcext:value-type="float">
            <text:p>312.5591362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314.3" calcext:value-type="float">
            <text:p>314.3</text:p>
          </table:table-cell>
          <table:table-cell table:formula="of:=117.20777*[.D18]^6 - 632.0762655*[.D18]^5 + 1323.616839*[.D18]^4 - 1338.992335*[.D18]^3 + 660.735901*[.D18]^2 - 144.3173449*[.D18] + 325.9572127" office:value-type="float" office:value="314.726610961055" calcext:value-type="float">
            <text:p>314.7266109611</text:p>
          </table:table-cell>
          <table:table-cell table:formula="of:=ABS([.F18]-[.E18])" office:value-type="float" office:value="0.426610961055303" calcext:value-type="float">
            <text:p>0.4266109611</text:p>
          </table:table-cell>
          <table:table-cell table:formula="of:=[.G18]/[.F18]" office:value-type="percentage" office:value="0.00135549694940824" calcext:value-type="percentage">
            <text:p>0.14%</text:p>
          </table:table-cell>
          <table:table-cell table:number-columns-repeated="2"/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346.77" calcext:value-type="float">
            <text:p>346.77</text:p>
          </table:table-cell>
          <table:table-cell table:style-name="ce1" table:formula="of:= -14640.71748*[.K18]^6 + 41863.10032*[.K18]^5 - 47025.52153*[.K18]^4 + 26250.11987*[.K18]^3 - 7607.409004*[.K18]^2 + 1090.605885*[.K18] + 285.6338953" office:value-type="float" office:value="346.619935651926" calcext:value-type="float">
            <text:p>346.6199356519</text:p>
          </table:table-cell>
          <table:table-cell table:style-name="ce1" table:formula="of:=ABS([.M18]-[.L18])" office:value-type="float" office:value="0.150064348073556" calcext:value-type="float">
            <text:p>0.1500643481</text:p>
          </table:table-cell>
          <table:table-cell table:style-name="ce3" table:formula="of:=[.N18]/[.M18]" office:value-type="percentage" office:value="0.000432936287381491" calcext:value-type="percentage">
            <text:p>0.04%</text:p>
          </table:table-cell>
          <table:table-cell table:number-columns-repeated="2"/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403.46" calcext:value-type="float">
            <text:p>403.46</text:p>
          </table:table-cell>
          <table:table-cell table:style-name="ce1" table:formula="of:=-306181.3157*[.R18]^6 + 746325.3162*[.R18]^5 - 729095.4085*[.R18]^4 + 363057.0091*[.R18]^3 - 96596.51481*[.R18]^2 + 12988.93323*[.R18] - 278.85432151" office:value-type="float" office:value="410.954430765692" calcext:value-type="float">
            <text:p>410.9544307657</text:p>
          </table:table-cell>
          <table:table-cell table:style-name="ce1" table:formula="of:=ABS([.T18]-[.S18])" office:value-type="float" office:value="7.4944307656919" calcext:value-type="float">
            <text:p>7.4944307657</text:p>
          </table:table-cell>
          <table:table-cell table:style-name="ce3" table:formula="of:=[.U18]/[.T18]" office:value-type="percentage" office:value="0.0182366467049114" calcext:value-type="percentage">
            <text:p>1.82%</text:p>
          </table:table-cell>
          <table:table-cell/>
          <table:table-cell table:style-name="ce1" office:value-type="float" office:value="0.2175" calcext:value-type="float">
            <text:p>0.2175</text:p>
          </table:table-cell>
          <table:table-cell table:style-name="ce1" office:value-type="float" office:value="460.79929" calcext:value-type="float">
            <text:p>460.79929</text:p>
          </table:table-cell>
          <table:table-cell table:style-name="ce1" table:formula="of:=158030.3845*[.X18]^5 - 269811.2939*[.X18]^4 + 177076.2496*[.X18]^3 - 55589.50994*[.X18]^2 + 8338.00918*[.X18] - 8.067281008" office:value-type="float" office:value="470.78929452078" calcext:value-type="float">
            <text:p>470.7892945208</text:p>
          </table:table-cell>
          <table:table-cell table:style-name="ce1" table:formula="of:=ABS([.Z18]-[.Y18])" office:value-type="float" office:value="9.99000452078025" calcext:value-type="float">
            <text:p>9.9900045208</text:p>
          </table:table-cell>
          <table:table-cell table:style-name="ce3" table:formula="of:=[.AA18]/[.Z18]" office:value-type="percentage" office:value="0.021219693474443" calcext:value-type="percentage">
            <text:p>2.12%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312.4506396" calcext:value-type="float">
            <text:p>312.4506396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314.4" calcext:value-type="float">
            <text:p>314.4</text:p>
          </table:table-cell>
          <table:table-cell table:formula="of:=117.20777*[.D19]^6 - 632.0762655*[.D19]^5 + 1323.616839*[.D19]^4 - 1338.992335*[.D19]^3 + 660.735901*[.D19]^2 - 144.3173449*[.D19] + 325.9572127" office:value-type="float" office:value="314.779750975828" calcext:value-type="float">
            <text:p>314.7797509758</text:p>
          </table:table-cell>
          <table:table-cell table:formula="of:=ABS([.F19]-[.E19])" office:value-type="float" office:value="0.37975097582796" calcext:value-type="float">
            <text:p>0.3797509758</text:p>
          </table:table-cell>
          <table:table-cell table:formula="of:=[.G19]/[.F19]" office:value-type="percentage" office:value="0.0012064021737444" calcext:value-type="percentage">
            <text:p>0.12%</text:p>
          </table:table-cell>
          <table:table-cell table:number-columns-repeated="2"/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347.05" calcext:value-type="float">
            <text:p>347.05</text:p>
          </table:table-cell>
          <table:table-cell table:style-name="ce1" table:formula="of:= -14640.71748*[.K19]^6 + 41863.10032*[.K19]^5 - 47025.52153*[.K19]^4 + 26250.11987*[.K19]^3 - 7607.409004*[.K19]^2 + 1090.605885*[.K19] + 285.6338953" office:value-type="float" office:value="346.590939892148" calcext:value-type="float">
            <text:p>346.5909398921</text:p>
          </table:table-cell>
          <table:table-cell table:style-name="ce1" table:formula="of:=ABS([.M19]-[.L19])" office:value-type="float" office:value="0.45906010785211" calcext:value-type="float">
            <text:p>0.4590601079</text:p>
          </table:table-cell>
          <table:table-cell table:style-name="ce3" table:formula="of:=[.N19]/[.M19]" office:value-type="percentage" office:value="0.00132450117707913" calcext:value-type="percentage">
            <text:p>0.13%</text:p>
          </table:table-cell>
          <table:table-cell table:number-columns-repeated="2"/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403.95" calcext:value-type="float">
            <text:p>403.95</text:p>
          </table:table-cell>
          <table:table-cell table:style-name="ce1" table:formula="of:=-306181.3157*[.R19]^6 + 746325.3162*[.R19]^5 - 729095.4085*[.R19]^4 + 363057.0091*[.R19]^3 - 96596.51481*[.R19]^2 + 12988.93323*[.R19] - 278.85432151" office:value-type="float" office:value="410.225538759746" calcext:value-type="float">
            <text:p>410.2255387597</text:p>
          </table:table-cell>
          <table:table-cell table:style-name="ce1" table:formula="of:=ABS([.T19]-[.S19])" office:value-type="float" office:value="6.27553875974553" calcext:value-type="float">
            <text:p>6.2755387597</text:p>
          </table:table-cell>
          <table:table-cell table:style-name="ce3" table:formula="of:=[.U19]/[.T19]" office:value-type="percentage" office:value="0.0152977768734698" calcext:value-type="percentage">
            <text:p>1.53%</text:p>
          </table:table-cell>
          <table:table-cell/>
          <table:table-cell table:style-name="ce1" office:value-type="float" office:value="0.2325" calcext:value-type="float">
            <text:p>0.2325</text:p>
          </table:table-cell>
          <table:table-cell table:style-name="ce1" office:value-type="float" office:value="461.33077" calcext:value-type="float">
            <text:p>461.33077</text:p>
          </table:table-cell>
          <table:table-cell table:style-name="ce1" table:formula="of:=158030.3845*[.X19]^5 - 269811.2939*[.X19]^4 + 177076.2496*[.X19]^3 - 55589.50994*[.X19]^2 + 8338.00918*[.X19] - 8.067281008" office:value-type="float" office:value="470.021039454895" calcext:value-type="float">
            <text:p>470.0210394549</text:p>
          </table:table-cell>
          <table:table-cell table:style-name="ce1" table:formula="of:=ABS([.Z19]-[.Y19])" office:value-type="float" office:value="8.69026945489514" calcext:value-type="float">
            <text:p>8.6902694549</text:p>
          </table:table-cell>
          <table:table-cell table:style-name="ce3" table:formula="of:=[.AA19]/[.Z19]" office:value-type="percentage" office:value="0.018489107349266" calcext:value-type="percentage">
            <text:p>1.85%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11.9076832" calcext:value-type="float">
            <text:p>311.9076832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314.5" calcext:value-type="float">
            <text:p>314.5</text:p>
          </table:table-cell>
          <table:table-cell table:formula="of:=117.20777*[.D20]^6 - 632.0762655*[.D20]^5 + 1323.616839*[.D20]^4 - 1338.992335*[.D20]^3 + 660.735901*[.D20]^2 - 144.3173449*[.D20] + 325.9572127" office:value-type="float" office:value="314.865609648876" calcext:value-type="float">
            <text:p>314.8656096489</text:p>
          </table:table-cell>
          <table:table-cell table:formula="of:=ABS([.F20]-[.E20])" office:value-type="float" office:value="0.36560964887633" calcext:value-type="float">
            <text:p>0.3656096489</text:p>
          </table:table-cell>
          <table:table-cell table:formula="of:=[.G20]/[.F20]" office:value-type="percentage" office:value="0.00116116094509032" calcext:value-type="percentage">
            <text:p>0.12%</text:p>
          </table:table-cell>
          <table:table-cell table:number-columns-repeated="2"/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347.32" calcext:value-type="float">
            <text:p>347.32</text:p>
          </table:table-cell>
          <table:table-cell table:style-name="ce1" table:formula="of:= -14640.71748*[.K20]^6 + 41863.10032*[.K20]^5 - 47025.52153*[.K20]^4 + 26250.11987*[.K20]^3 - 7607.409004*[.K20]^2 + 1090.605885*[.K20] + 285.6338953" office:value-type="float" office:value="346.605626372867" calcext:value-type="float">
            <text:p>346.6056263729</text:p>
          </table:table-cell>
          <table:table-cell table:style-name="ce1" table:formula="of:=ABS([.M20]-[.L20])" office:value-type="float" office:value="0.714373627133" calcext:value-type="float">
            <text:p>0.7143736271</text:p>
          </table:table-cell>
          <table:table-cell table:style-name="ce3" table:formula="of:=[.N20]/[.M20]" office:value-type="percentage" office:value="0.00206105606134766" calcext:value-type="percentage">
            <text:p>0.21%</text:p>
          </table:table-cell>
          <table:table-cell table:number-columns-repeated="2"/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404.4" calcext:value-type="float">
            <text:p>404.4</text:p>
          </table:table-cell>
          <table:table-cell table:style-name="ce1" table:formula="of:=-306181.3157*[.R20]^6 + 746325.3162*[.R20]^5 - 729095.4085*[.R20]^4 + 363057.0091*[.R20]^3 - 96596.51481*[.R20]^2 + 12988.93323*[.R20] - 278.85432151" office:value-type="float" office:value="409.830345453725" calcext:value-type="float">
            <text:p>409.8303454537</text:p>
          </table:table-cell>
          <table:table-cell table:style-name="ce1" table:formula="of:=ABS([.T20]-[.S20])" office:value-type="float" office:value="5.43034545372529" calcext:value-type="float">
            <text:p>5.4303454537</text:p>
          </table:table-cell>
          <table:table-cell table:style-name="ce3" table:formula="of:=[.U20]/[.T20]" office:value-type="percentage" office:value="0.0132502278417508" calcext:value-type="percentage">
            <text:p>1.33%</text:p>
          </table:table-cell>
          <table:table-cell/>
          <table:table-cell table:style-name="ce1" office:value-type="float" office:value="0.2475" calcext:value-type="float">
            <text:p>0.2475</text:p>
          </table:table-cell>
          <table:table-cell table:style-name="ce1" office:value-type="float" office:value="461.82327" calcext:value-type="float">
            <text:p>461.82327</text:p>
          </table:table-cell>
          <table:table-cell table:style-name="ce1" table:formula="of:=158030.3845*[.X20]^5 - 269811.2939*[.X20]^4 + 177076.2496*[.X20]^3 - 55589.50994*[.X20]^2 + 8338.00918*[.X20] - 8.067281008" office:value-type="float" office:value="469.366752778262" calcext:value-type="float">
            <text:p>469.3667527783</text:p>
          </table:table-cell>
          <table:table-cell table:style-name="ce1" table:formula="of:=ABS([.Z20]-[.Y20])" office:value-type="float" office:value="7.54348277826205" calcext:value-type="float">
            <text:p>7.5434827783</text:p>
          </table:table-cell>
          <table:table-cell table:style-name="ce3" table:formula="of:=[.AA20]/[.Z20]" office:value-type="percentage" office:value="0.0160716172025626" calcext:value-type="percentage">
            <text:p>1.61%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312.320402" calcext:value-type="float">
            <text:p>312.320402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314.58" calcext:value-type="float">
            <text:p>314.58</text:p>
          </table:table-cell>
          <table:table-cell table:formula="of:=117.20777*[.D21]^6 - 632.0762655*[.D21]^5 + 1323.616839*[.D21]^4 - 1338.992335*[.D21]^3 + 660.735901*[.D21]^2 - 144.3173449*[.D21] + 325.9572127" office:value-type="float" office:value="314.976481531956" calcext:value-type="float">
            <text:p>314.976481532</text:p>
          </table:table-cell>
          <table:table-cell table:formula="of:=ABS([.F21]-[.E21])" office:value-type="float" office:value="0.39648153195634" calcext:value-type="float">
            <text:p>0.396481532</text:p>
          </table:table-cell>
          <table:table-cell table:formula="of:=[.G21]/[.F21]" office:value-type="percentage" office:value="0.00125876551172318" calcext:value-type="percentage">
            <text:p>0.13%</text:p>
          </table:table-cell>
          <table:table-cell table:number-columns-repeated="2"/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347.57" calcext:value-type="float">
            <text:p>347.57</text:p>
          </table:table-cell>
          <table:table-cell table:style-name="ce1" table:formula="of:= -14640.71748*[.K21]^6 + 41863.10032*[.K21]^5 - 47025.52153*[.K21]^4 + 26250.11987*[.K21]^3 - 7607.409004*[.K21]^2 + 1090.605885*[.K21] + 285.6338953" office:value-type="float" office:value="346.682434782285" calcext:value-type="float">
            <text:p>346.6824347823</text:p>
          </table:table-cell>
          <table:table-cell table:style-name="ce1" table:formula="of:=ABS([.M21]-[.L21])" office:value-type="float" office:value="0.887565217714723" calcext:value-type="float">
            <text:p>0.8875652177</text:p>
          </table:table-cell>
          <table:table-cell table:style-name="ce3" table:formula="of:=[.N21]/[.M21]" office:value-type="percentage" office:value="0.00256016783276634" calcext:value-type="percentage">
            <text:p>0.26%</text:p>
          </table:table-cell>
          <table:table-cell table:number-columns-repeated="2"/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404.82" calcext:value-type="float">
            <text:p>404.82</text:p>
          </table:table-cell>
          <table:table-cell table:style-name="ce1" table:formula="of:=-306181.3157*[.R21]^6 + 746325.3162*[.R21]^5 - 729095.4085*[.R21]^4 + 363057.0091*[.R21]^3 - 96596.51481*[.R21]^2 + 12988.93323*[.R21] - 278.85432151" office:value-type="float" office:value="409.885241508599" calcext:value-type="float">
            <text:p>409.8852415086</text:p>
          </table:table-cell>
          <table:table-cell table:style-name="ce1" table:formula="of:=ABS([.T21]-[.S21])" office:value-type="float" office:value="5.06524150859883" calcext:value-type="float">
            <text:p>5.0652415086</text:p>
          </table:table-cell>
          <table:table-cell table:style-name="ce3" table:formula="of:=[.U21]/[.T21]" office:value-type="percentage" office:value="0.012357706488665" calcext:value-type="percentage">
            <text:p>1.24%</text:p>
          </table:table-cell>
          <table:table-cell/>
          <table:table-cell table:style-name="ce1" office:value-type="float" office:value="0.2625" calcext:value-type="float">
            <text:p>0.2625</text:p>
          </table:table-cell>
          <table:table-cell table:style-name="ce1" office:value-type="float" office:value="462.28176" calcext:value-type="float">
            <text:p>462.28176</text:p>
          </table:table-cell>
          <table:table-cell table:style-name="ce1" table:formula="of:=158030.3845*[.X21]^5 - 269811.2939*[.X21]^4 + 177076.2496*[.X21]^3 - 55589.50994*[.X21]^2 + 8338.00918*[.X21] - 8.067281008" office:value-type="float" office:value="469.01216346152" calcext:value-type="float">
            <text:p>469.0121634615</text:p>
          </table:table-cell>
          <table:table-cell table:style-name="ce1" table:formula="of:=ABS([.Z21]-[.Y21])" office:value-type="float" office:value="6.73040346151976" calcext:value-type="float">
            <text:p>6.7304034615</text:p>
          </table:table-cell>
          <table:table-cell table:style-name="ce3" table:formula="of:=[.AA21]/[.Z21]" office:value-type="percentage" office:value="0.0143501682597022" calcext:value-type="percentage">
            <text:p>1.44%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12.1249604" calcext:value-type="float">
            <text:p>312.1249604</text:p>
          </table:table-cell>
          <table:table-cell/>
          <table:table-cell office:value-type="float" office:value="0.285" calcext:value-type="float">
            <text:p>0.285</text:p>
          </table:table-cell>
          <table:table-cell office:value-type="float" office:value="314.67" calcext:value-type="float">
            <text:p>314.67</text:p>
          </table:table-cell>
          <table:table-cell table:formula="of:=117.20777*[.D22]^6 - 632.0762655*[.D22]^5 + 1323.616839*[.D22]^4 - 1338.992335*[.D22]^3 + 660.735901*[.D22]^2 - 144.3173449*[.D22] + 325.9572127" office:value-type="float" office:value="315.105429267004" calcext:value-type="float">
            <text:p>315.105429267</text:p>
          </table:table-cell>
          <table:table-cell table:formula="of:=ABS([.F22]-[.E22])" office:value-type="float" office:value="0.435429267003997" calcext:value-type="float">
            <text:p>0.435429267</text:p>
          </table:table-cell>
          <table:table-cell table:formula="of:=[.G22]/[.F22]" office:value-type="percentage" office:value="0.00138185263267881" calcext:value-type="percentage">
            <text:p>0.14%</text:p>
          </table:table-cell>
          <table:table-cell table:number-columns-repeated="2"/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347.8" calcext:value-type="float">
            <text:p>347.8</text:p>
          </table:table-cell>
          <table:table-cell table:style-name="ce1" table:formula="of:= -14640.71748*[.K22]^6 + 41863.10032*[.K22]^5 - 47025.52153*[.K22]^4 + 26250.11987*[.K22]^3 - 7607.409004*[.K22]^2 + 1090.605885*[.K22] + 285.6338953" office:value-type="float" office:value="346.830149532577" calcext:value-type="float">
            <text:p>346.8301495326</text:p>
          </table:table-cell>
          <table:table-cell table:style-name="ce1" table:formula="of:=ABS([.M22]-[.L22])" office:value-type="float" office:value="0.969850467423214" calcext:value-type="float">
            <text:p>0.9698504674</text:p>
          </table:table-cell>
          <table:table-cell table:style-name="ce3" table:formula="of:=[.N22]/[.M22]" office:value-type="percentage" office:value="0.00279632687276548" calcext:value-type="percentage">
            <text:p>0.28%</text:p>
          </table:table-cell>
          <table:table-cell table:number-columns-repeated="2"/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405.21" calcext:value-type="float">
            <text:p>405.21</text:p>
          </table:table-cell>
          <table:table-cell table:style-name="ce1" table:formula="of:=-306181.3157*[.R22]^6 + 746325.3162*[.R22]^5 - 729095.4085*[.R22]^4 + 363057.0091*[.R22]^3 - 96596.51481*[.R22]^2 + 12988.93323*[.R22] - 278.85432151" office:value-type="float" office:value="410.413649812911" calcext:value-type="float">
            <text:p>410.4136498129</text:p>
          </table:table-cell>
          <table:table-cell table:style-name="ce1" table:formula="of:=ABS([.T22]-[.S22])" office:value-type="float" office:value="5.20364981291135" calcext:value-type="float">
            <text:p>5.2036498129</text:p>
          </table:table-cell>
          <table:table-cell table:style-name="ce3" table:formula="of:=[.U22]/[.T22]" office:value-type="percentage" office:value="0.0126790369065051" calcext:value-type="percentage">
            <text:p>1.27%</text:p>
          </table:table-cell>
          <table:table-cell/>
          <table:table-cell table:style-name="ce1" office:value-type="float" office:value="0.2775" calcext:value-type="float">
            <text:p>0.2775</text:p>
          </table:table-cell>
          <table:table-cell table:style-name="ce1" office:value-type="float" office:value="462.71033" calcext:value-type="float">
            <text:p>462.71033</text:p>
          </table:table-cell>
          <table:table-cell table:style-name="ce1" table:formula="of:=158030.3845*[.X22]^5 - 269811.2939*[.X22]^4 + 177076.2496*[.X22]^3 - 55589.50994*[.X22]^2 + 8338.00918*[.X22] - 8.067281008" office:value-type="float" office:value="469.052788313215" calcext:value-type="float">
            <text:p>469.0527883132</text:p>
          </table:table-cell>
          <table:table-cell table:style-name="ce1" table:formula="of:=ABS([.Z22]-[.Y22])" office:value-type="float" office:value="6.34245831321539" calcext:value-type="float">
            <text:p>6.3424583132</text:p>
          </table:table-cell>
          <table:table-cell table:style-name="ce3" table:formula="of:=[.AA22]/[.Z22]" office:value-type="percentage" office:value="0.0135218433217801" calcext:value-type="percentage">
            <text:p>1.35%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312.884437" calcext:value-type="float">
            <text:p>312.88443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314.75" calcext:value-type="float">
            <text:p>314.75</text:p>
          </table:table-cell>
          <table:table-cell table:formula="of:=117.20777*[.D23]^6 - 632.0762655*[.D23]^5 + 1323.616839*[.D23]^4 - 1338.992335*[.D23]^3 + 660.735901*[.D23]^2 - 144.3173449*[.D23] + 325.9572127" office:value-type="float" office:value="315.246242810065" calcext:value-type="float">
            <text:p>315.2462428101</text:p>
          </table:table-cell>
          <table:table-cell table:formula="of:=ABS([.F23]-[.E23])" office:value-type="float" office:value="0.496242810065041" calcext:value-type="float">
            <text:p>0.4962428101</text:p>
          </table:table-cell>
          <table:table-cell table:formula="of:=[.G23]/[.F23]" office:value-type="percentage" office:value="0.00157414345573668" calcext:value-type="percentage">
            <text:p>0.16%</text:p>
          </table:table-cell>
          <table:table-cell table:number-columns-repeated="2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48.01" calcext:value-type="float">
            <text:p>348.01</text:p>
          </table:table-cell>
          <table:table-cell table:style-name="ce1" table:formula="of:= -14640.71748*[.K23]^6 + 41863.10032*[.K23]^5 - 47025.52153*[.K23]^4 + 26250.11987*[.K23]^3 - 7607.409004*[.K23]^2 + 1090.605885*[.K23] + 285.6338953" office:value-type="float" office:value="347.04961327168" calcext:value-type="float">
            <text:p>347.0496132717</text:p>
          </table:table-cell>
          <table:table-cell table:style-name="ce1" table:formula="of:=ABS([.M23]-[.L23])" office:value-type="float" office:value="0.960386728320032" calcext:value-type="float">
            <text:p>0.9603867283</text:p>
          </table:table-cell>
          <table:table-cell table:style-name="ce3" table:formula="of:=[.N23]/[.M23]" office:value-type="percentage" office:value="0.00276728943526646" calcext:value-type="percentage">
            <text:p>0.28%</text:p>
          </table:table-cell>
          <table:table-cell table:number-columns-repeated="2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405.57" calcext:value-type="float">
            <text:p>405.57</text:p>
          </table:table-cell>
          <table:table-cell table:style-name="ce1" table:formula="of:=-306181.3157*[.R23]^6 + 746325.3162*[.R23]^5 - 729095.4085*[.R23]^4 + 363057.0091*[.R23]^3 - 96596.51481*[.R23]^2 + 12988.93323*[.R23] - 278.85432151" office:value-type="float" office:value="411.370090660701" calcext:value-type="float">
            <text:p>411.3700906607</text:p>
          </table:table-cell>
          <table:table-cell table:style-name="ce1" table:formula="of:=ABS([.T23]-[.S23])" office:value-type="float" office:value="5.80009066070085" calcext:value-type="float">
            <text:p>5.8000906607</text:p>
          </table:table-cell>
          <table:table-cell table:style-name="ce3" table:formula="of:=[.U23]/[.T23]" office:value-type="percentage" office:value="0.0140994466840925" calcext:value-type="percentage">
            <text:p>1.41%</text:p>
          </table:table-cell>
          <table:table-cell/>
          <table:table-cell table:style-name="ce1" office:value-type="float" office:value="0.2925" calcext:value-type="float">
            <text:p>0.2925</text:p>
          </table:table-cell>
          <table:table-cell table:style-name="ce1" office:value-type="float" office:value="463.11242" calcext:value-type="float">
            <text:p>463.11242</text:p>
          </table:table-cell>
          <table:table-cell table:style-name="ce1" table:formula="of:=158030.3845*[.X23]^5 - 269811.2939*[.X23]^4 + 177076.2496*[.X23]^3 - 55589.50994*[.X23]^2 + 8338.00918*[.X23] - 8.067281008" office:value-type="float" office:value="469.50833249859" calcext:value-type="float">
            <text:p>469.5083324986</text:p>
          </table:table-cell>
          <table:table-cell table:style-name="ce1" table:formula="of:=ABS([.Z23]-[.Y23])" office:value-type="float" office:value="6.39591249858989" calcext:value-type="float">
            <text:p>6.3959124986</text:p>
          </table:table-cell>
          <table:table-cell table:style-name="ce3" table:formula="of:=[.AA23]/[.Z23]" office:value-type="percentage" office:value="0.0136225750553833" calcext:value-type="percentage">
            <text:p>1.36%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312.8085589" calcext:value-type="float">
            <text:p>312.8085589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314.82" calcext:value-type="float">
            <text:p>314.82</text:p>
          </table:table-cell>
          <table:table-cell table:formula="of:=117.20777*[.D24]^6 - 632.0762655*[.D24]^5 + 1323.616839*[.D24]^4 - 1338.992335*[.D24]^3 + 660.735901*[.D24]^2 - 144.3173449*[.D24] + 325.9572127" office:value-type="float" office:value="315.393399616474" calcext:value-type="float">
            <text:p>315.3933996165</text:p>
          </table:table-cell>
          <table:table-cell table:formula="of:=ABS([.F24]-[.E24])" office:value-type="float" office:value="0.573399616473864" calcext:value-type="float">
            <text:p>0.5733996165</text:p>
          </table:table-cell>
          <table:table-cell table:formula="of:=[.G24]/[.F24]" office:value-type="percentage" office:value="0.00181804570790363" calcext:value-type="percentage">
            <text:p>0.18%</text:p>
          </table:table-cell>
          <table:table-cell table:number-columns-repeated="2"/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348.22" calcext:value-type="float">
            <text:p>348.22</text:p>
          </table:table-cell>
          <table:table-cell table:style-name="ce1" table:formula="of:= -14640.71748*[.K24]^6 + 41863.10032*[.K24]^5 - 47025.52153*[.K24]^4 + 26250.11987*[.K24]^3 - 7607.409004*[.K24]^2 + 1090.605885*[.K24] + 285.6338953" office:value-type="float" office:value="347.335320322906" calcext:value-type="float">
            <text:p>347.3353203229</text:p>
          </table:table-cell>
          <table:table-cell table:style-name="ce1" table:formula="of:=ABS([.M24]-[.L24])" office:value-type="float" office:value="0.884679677094198" calcext:value-type="float">
            <text:p>0.8846796771</text:p>
          </table:table-cell>
          <table:table-cell table:style-name="ce3" table:formula="of:=[.N24]/[.M24]" office:value-type="percentage" office:value="0.00254704783916516" calcext:value-type="percentage">
            <text:p>0.25%</text:p>
          </table:table-cell>
          <table:table-cell table:number-columns-repeated="2"/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405.91" calcext:value-type="float">
            <text:p>405.91</text:p>
          </table:table-cell>
          <table:table-cell table:style-name="ce1" table:formula="of:=-306181.3157*[.R24]^6 + 746325.3162*[.R24]^5 - 729095.4085*[.R24]^4 + 363057.0091*[.R24]^3 - 96596.51481*[.R24]^2 + 12988.93323*[.R24] - 278.85432151" office:value-type="float" office:value="412.661735859897" calcext:value-type="float">
            <text:p>412.6617358599</text:p>
          </table:table-cell>
          <table:table-cell table:style-name="ce1" table:formula="of:=ABS([.T24]-[.S24])" office:value-type="float" office:value="6.75173585989722" calcext:value-type="float">
            <text:p>6.7517358599</text:p>
          </table:table-cell>
          <table:table-cell table:style-name="ce3" table:formula="of:=[.U24]/[.T24]" office:value-type="percentage" office:value="0.016361429406165" calcext:value-type="percentage">
            <text:p>1.64%</text:p>
          </table:table-cell>
          <table:table-cell/>
          <table:table-cell table:style-name="ce1" office:value-type="float" office:value="0.3075" calcext:value-type="float">
            <text:p>0.3075</text:p>
          </table:table-cell>
          <table:table-cell table:style-name="ce1" office:value-type="float" office:value="463.4909" calcext:value-type="float">
            <text:p>463.4909</text:p>
          </table:table-cell>
          <table:table-cell table:style-name="ce1" table:formula="of:=158030.3845*[.X24]^5 - 269811.2939*[.X24]^4 + 177076.2496*[.X24]^3 - 55589.50994*[.X24]^2 + 8338.00918*[.X24] - 8.067281008" office:value-type="float" office:value="470.337090058366" calcext:value-type="float">
            <text:p>470.3370900584</text:p>
          </table:table-cell>
          <table:table-cell table:style-name="ce1" table:formula="of:=ABS([.Z24]-[.Y24])" office:value-type="float" office:value="6.84619005836589" calcext:value-type="float">
            <text:p>6.8461900584</text:p>
          </table:table-cell>
          <table:table-cell table:style-name="ce3" table:formula="of:=[.AA24]/[.Z24]" office:value-type="percentage" office:value="0.0145559221313299" calcext:value-type="percentage">
            <text:p>1.46%</text:p>
          </table:table-cell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float" office:value="314.89" calcext:value-type="float">
            <text:p>314.89</text:p>
          </table:table-cell>
          <table:table-cell table:formula="of:=117.20777*[.D25]^6 - 632.0762655*[.D25]^5 + 1323.616839*[.D25]^4 - 1338.992335*[.D25]^3 + 660.735901*[.D25]^2 - 144.3173449*[.D25] + 325.9572127" office:value-type="float" office:value="315.542025787284" calcext:value-type="float">
            <text:p>315.5420257873</text:p>
          </table:table-cell>
          <table:table-cell table:formula="of:=ABS([.F25]-[.E25])" office:value-type="float" office:value="0.652025787283662" calcext:value-type="float">
            <text:p>0.6520257873</text:p>
          </table:table-cell>
          <table:table-cell table:formula="of:=[.G25]/[.F25]" office:value-type="percentage" office:value="0.00206636750099086" calcext:value-type="percentage">
            <text:p>0.21%</text:p>
          </table:table-cell>
          <table:table-cell table:number-columns-repeated="2"/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348.41" calcext:value-type="float">
            <text:p>348.41</text:p>
          </table:table-cell>
          <table:table-cell table:style-name="ce1" table:formula="of:= -14640.71748*[.K25]^6 + 41863.10032*[.K25]^5 - 47025.52153*[.K25]^4 + 26250.11987*[.K25]^3 - 7607.409004*[.K25]^2 + 1090.605885*[.K25] + 285.6338953" office:value-type="float" office:value="347.676890052363" calcext:value-type="float">
            <text:p>347.6768900524</text:p>
          </table:table-cell>
          <table:table-cell table:style-name="ce1" table:formula="of:=ABS([.M25]-[.L25])" office:value-type="float" office:value="0.733109947637274" calcext:value-type="float">
            <text:p>0.7331099476</text:p>
          </table:table-cell>
          <table:table-cell table:style-name="ce3" table:formula="of:=[.N25]/[.M25]" office:value-type="percentage" office:value="0.00210859556275616" calcext:value-type="percentage">
            <text:p>0.21%</text:p>
          </table:table-cell>
          <table:table-cell table:number-columns-repeated="2"/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406.24" calcext:value-type="float">
            <text:p>406.24</text:p>
          </table:table-cell>
          <table:table-cell table:style-name="ce1" table:formula="of:=-306181.3157*[.R25]^6 + 746325.3162*[.R25]^5 - 729095.4085*[.R25]^4 + 363057.0091*[.R25]^3 - 96596.51481*[.R25]^2 + 12988.93323*[.R25] - 278.85432151" office:value-type="float" office:value="414.167451771218" calcext:value-type="float">
            <text:p>414.1674517712</text:p>
          </table:table-cell>
          <table:table-cell table:style-name="ce1" table:formula="of:=ABS([.T25]-[.S25])" office:value-type="float" office:value="7.92745177121799" calcext:value-type="float">
            <text:p>7.9274517712</text:p>
          </table:table-cell>
          <table:table-cell table:style-name="ce3" table:formula="of:=[.U25]/[.T25]" office:value-type="percentage" office:value="0.0191406923390905" calcext:value-type="percentage">
            <text:p>1.91%</text:p>
          </table:table-cell>
          <table:table-cell/>
          <table:table-cell table:style-name="ce1" office:value-type="float" office:value="0.3225" calcext:value-type="float">
            <text:p>0.3225</text:p>
          </table:table-cell>
          <table:table-cell table:style-name="ce1" office:value-type="float" office:value="463.8482" calcext:value-type="float">
            <text:p>463.8482</text:p>
          </table:table-cell>
          <table:table-cell table:style-name="ce1" table:formula="of:=158030.3845*[.X25]^5 - 269811.2939*[.X25]^4 + 177076.2496*[.X25]^3 - 55589.50994*[.X25]^2 + 8338.00918*[.X25] - 8.067281008" office:value-type="float" office:value="471.450344427535" calcext:value-type="float">
            <text:p>471.4503444275</text:p>
          </table:table-cell>
          <table:table-cell table:style-name="ce1" table:formula="of:=ABS([.Z25]-[.Y25])" office:value-type="float" office:value="7.60214442753511" calcext:value-type="float">
            <text:p>7.6021444275</text:p>
          </table:table-cell>
          <table:table-cell table:style-name="ce3" table:formula="of:=[.AA25]/[.Z25]" office:value-type="percentage" office:value="0.0161250161706131" calcext:value-type="percentage">
            <text:p>1.61%</text:p>
          </table:table-cell>
        </table:table-row>
        <table:table-row table:style-name="ro1">
          <table:table-cell table:number-columns-repeated="3"/>
          <table:table-cell office:value-type="float" office:value="0.345" calcext:value-type="float">
            <text:p>0.345</text:p>
          </table:table-cell>
          <table:table-cell office:value-type="float" office:value="314.96" calcext:value-type="float">
            <text:p>314.96</text:p>
          </table:table-cell>
          <table:table-cell table:formula="of:=117.20777*[.D26]^6 - 632.0762655*[.D26]^5 + 1323.616839*[.D26]^4 - 1338.992335*[.D26]^3 + 660.735901*[.D26]^2 - 144.3173449*[.D26] + 325.9572127" office:value-type="float" office:value="315.687858176946" calcext:value-type="float">
            <text:p>315.6878581769</text:p>
          </table:table-cell>
          <table:table-cell table:formula="of:=ABS([.F26]-[.E26])" office:value-type="float" office:value="0.727858176946143" calcext:value-type="float">
            <text:p>0.7278581769</text:p>
          </table:table-cell>
          <table:table-cell table:formula="of:=[.G26]/[.F26]" office:value-type="percentage" office:value="0.00230562613699945" calcext:value-type="percentage">
            <text:p>0.23%</text:p>
          </table:table-cell>
          <table:table-cell table:number-columns-repeated="2"/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348.59" calcext:value-type="float">
            <text:p>348.59</text:p>
          </table:table-cell>
          <table:table-cell table:style-name="ce1" table:formula="of:= -14640.71748*[.K26]^6 + 41863.10032*[.K26]^5 - 47025.52153*[.K26]^4 + 26250.11987*[.K26]^3 - 7607.409004*[.K26]^2 + 1090.605885*[.K26] + 285.6338953" office:value-type="float" office:value="348.060420164196" calcext:value-type="float">
            <text:p>348.0604201642</text:p>
          </table:table-cell>
          <table:table-cell table:style-name="ce1" table:formula="of:=ABS([.M26]-[.L26])" office:value-type="float" office:value="0.529579835803929" calcext:value-type="float">
            <text:p>0.5295798358</text:p>
          </table:table-cell>
          <table:table-cell table:style-name="ce3" table:formula="of:=[.N26]/[.M26]" office:value-type="percentage" office:value="0.0015215169698241" calcext:value-type="percentage">
            <text:p>0.15%</text:p>
          </table:table-cell>
          <table:table-cell table:number-columns-repeated="2"/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406.54" calcext:value-type="float">
            <text:p>406.54</text:p>
          </table:table-cell>
          <table:table-cell table:style-name="ce1" table:formula="of:=-306181.3157*[.R26]^6 + 746325.3162*[.R26]^5 - 729095.4085*[.R26]^4 + 363057.0091*[.R26]^3 - 96596.51481*[.R26]^2 + 12988.93323*[.R26] - 278.85432151" office:value-type="float" office:value="415.754331277531" calcext:value-type="float">
            <text:p>415.7543312775</text:p>
          </table:table-cell>
          <table:table-cell table:style-name="ce1" table:formula="of:=ABS([.T26]-[.S26])" office:value-type="float" office:value="9.21433127753136" calcext:value-type="float">
            <text:p>9.2143312775</text:p>
          </table:table-cell>
          <table:table-cell table:style-name="ce3" table:formula="of:=[.U26]/[.T26]" office:value-type="percentage" office:value="0.0221629231118712" calcext:value-type="percentage">
            <text:p>2.22%</text:p>
          </table:table-cell>
          <table:table-cell/>
          <table:table-cell table:style-name="ce1" office:value-type="float" office:value="0.3375" calcext:value-type="float">
            <text:p>0.3375</text:p>
          </table:table-cell>
          <table:table-cell table:style-name="ce1" office:value-type="float" office:value="464.18644" calcext:value-type="float">
            <text:p>464.18644</text:p>
          </table:table-cell>
          <table:table-cell table:style-name="ce1" table:formula="of:=158030.3845*[.X26]^5 - 269811.2939*[.X26]^4 + 177076.2496*[.X26]^3 - 55589.50994*[.X26]^2 + 8338.00918*[.X26] - 8.067281008" office:value-type="float" office:value="472.726768954143" calcext:value-type="float">
            <text:p>472.7267689541</text:p>
          </table:table-cell>
          <table:table-cell table:style-name="ce1" table:formula="of:=ABS([.Z26]-[.Y26])" office:value-type="float" office:value="8.54032895414269" calcext:value-type="float">
            <text:p>8.5403289541</text:p>
          </table:table-cell>
          <table:table-cell table:style-name="ce3" table:formula="of:=[.AA26]/[.Z26]" office:value-type="percentage" office:value="0.0180660997324887" calcext:value-type="percentage">
            <text:p>1.81%</text:p>
          </table:table-cell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315.02" calcext:value-type="float">
            <text:p>315.02</text:p>
          </table:table-cell>
          <table:table-cell table:formula="of:=117.20777*[.D27]^6 - 632.0762655*[.D27]^5 + 1323.616839*[.D27]^4 - 1338.992335*[.D27]^3 + 660.735901*[.D27]^2 - 144.3173449*[.D27] + 325.9572127" office:value-type="float" office:value="315.827207462242" calcext:value-type="float">
            <text:p>315.8272074622</text:p>
          </table:table-cell>
          <table:table-cell table:formula="of:=ABS([.F27]-[.E27])" office:value-type="float" office:value="0.807207462241649" calcext:value-type="float">
            <text:p>0.8072074622</text:p>
          </table:table-cell>
          <table:table-cell table:formula="of:=[.G27]/[.F27]" office:value-type="percentage" office:value="0.00255585156430246" calcext:value-type="percentage">
            <text:p>0.26%</text:p>
          </table:table-cell>
          <table:table-cell table:number-columns-repeated="2"/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348.77" calcext:value-type="float">
            <text:p>348.77</text:p>
          </table:table-cell>
          <table:table-cell table:style-name="ce1" table:formula="of:= -14640.71748*[.K27]^6 + 41863.10032*[.K27]^5 - 47025.52153*[.K27]^4 + 26250.11987*[.K27]^3 - 7607.409004*[.K27]^2 + 1090.605885*[.K27] + 285.6338953" office:value-type="float" office:value="348.469719923642" calcext:value-type="float">
            <text:p>348.4697199236</text:p>
          </table:table-cell>
          <table:table-cell table:style-name="ce1" table:formula="of:=ABS([.M27]-[.L27])" office:value-type="float" office:value="0.300280076357581" calcext:value-type="float">
            <text:p>0.3002800764</text:p>
          </table:table-cell>
          <table:table-cell table:style-name="ce3" table:formula="of:=[.N27]/[.M27]" office:value-type="percentage" office:value="0.000861710671513665" calcext:value-type="percentage">
            <text:p>0.09%</text:p>
          </table:table-cell>
          <table:table-cell table:number-columns-repeated="2"/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406.83" calcext:value-type="float">
            <text:p>406.83</text:p>
          </table:table-cell>
          <table:table-cell table:style-name="ce1" table:formula="of:=-306181.3157*[.R27]^6 + 746325.3162*[.R27]^5 - 729095.4085*[.R27]^4 + 363057.0091*[.R27]^3 - 96596.51481*[.R27]^2 + 12988.93323*[.R27] - 278.85432151" office:value-type="float" office:value="417.291714683728" calcext:value-type="float">
            <text:p>417.2917146837</text:p>
          </table:table-cell>
          <table:table-cell table:style-name="ce1" table:formula="of:=ABS([.T27]-[.S27])" office:value-type="float" office:value="10.461714683728" calcext:value-type="float">
            <text:p>10.4617146837</text:p>
          </table:table-cell>
          <table:table-cell table:style-name="ce3" table:formula="of:=[.U27]/[.T27]" office:value-type="percentage" office:value="0.0250705065919103" calcext:value-type="percentage">
            <text:p>2.51%</text:p>
          </table:table-cell>
          <table:table-cell/>
          <table:table-cell table:style-name="ce1" office:value-type="float" office:value="0.3525" calcext:value-type="float">
            <text:p>0.3525</text:p>
          </table:table-cell>
          <table:table-cell table:style-name="ce1" office:value-type="float" office:value="464.5074" calcext:value-type="float">
            <text:p>464.5074</text:p>
          </table:table-cell>
          <table:table-cell table:style-name="ce1" table:formula="of:=158030.3845*[.X27]^5 - 269811.2939*[.X27]^4 + 177076.2496*[.X27]^3 - 55589.50994*[.X27]^2 + 8338.00918*[.X27] - 8.067281008" office:value-type="float" office:value="474.026827418079" calcext:value-type="float">
            <text:p>474.0268274181</text:p>
          </table:table-cell>
          <table:table-cell table:style-name="ce1" table:formula="of:=ABS([.Z27]-[.Y27])" office:value-type="float" office:value="9.51942741807892" calcext:value-type="float">
            <text:p>9.5194274181</text:p>
          </table:table-cell>
          <table:table-cell table:style-name="ce3" table:formula="of:=[.AA27]/[.Z27]" office:value-type="percentage" office:value="0.0200820436048507" calcext:value-type="percentage">
            <text:p>2.01%</text:p>
          </table:table-cell>
        </table:table-row>
        <table:table-row table:style-name="ro1">
          <table:table-cell table:number-columns-repeated="3"/>
          <table:table-cell office:value-type="float" office:value="0.375" calcext:value-type="float">
            <text:p>0.375</text:p>
          </table:table-cell>
          <table:table-cell office:value-type="float" office:value="315.09" calcext:value-type="float">
            <text:p>315.09</text:p>
          </table:table-cell>
          <table:table-cell table:formula="of:=117.20777*[.D28]^6 - 632.0762655*[.D28]^5 + 1323.616839*[.D28]^4 - 1338.992335*[.D28]^3 + 660.735901*[.D28]^2 - 144.3173449*[.D28] + 325.9572127" office:value-type="float" office:value="315.956922172459" calcext:value-type="float">
            <text:p>315.9569221725</text:p>
          </table:table-cell>
          <table:table-cell table:formula="of:=ABS([.F28]-[.E28])" office:value-type="float" office:value="0.866922172459454" calcext:value-type="float">
            <text:p>0.8669221725</text:p>
          </table:table-cell>
          <table:table-cell table:formula="of:=[.G28]/[.F28]" office:value-type="percentage" office:value="0.0027437986371644" calcext:value-type="percentage">
            <text:p>0.27%</text:p>
          </table:table-cell>
          <table:table-cell table:number-columns-repeated="2"/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348.93" calcext:value-type="float">
            <text:p>348.93</text:p>
          </table:table-cell>
          <table:table-cell table:style-name="ce1" table:formula="of:= -14640.71748*[.K28]^6 + 41863.10032*[.K28]^5 - 47025.52153*[.K28]^4 + 26250.11987*[.K28]^3 - 7607.409004*[.K28]^2 + 1090.605885*[.K28] + 285.6338953" office:value-type="float" office:value="348.887423307904" calcext:value-type="float">
            <text:p>348.8874233079</text:p>
          </table:table-cell>
          <table:table-cell table:style-name="ce1" table:formula="of:=ABS([.M28]-[.L28])" office:value-type="float" office:value="0.0425766920959632" calcext:value-type="float">
            <text:p>0.0425766921</text:p>
          </table:table-cell>
          <table:table-cell table:style-name="ce3" table:formula="of:=[.N28]/[.M28]" office:value-type="percentage" office:value="0.00012203561736987" calcext:value-type="percentage">
            <text:p>0.01%</text:p>
          </table:table-cell>
          <table:table-cell table:number-columns-repeated="2"/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407.11" calcext:value-type="float">
            <text:p>407.11</text:p>
          </table:table-cell>
          <table:table-cell table:style-name="ce1" table:formula="of:=-306181.3157*[.R28]^6 + 746325.3162*[.R28]^5 - 729095.4085*[.R28]^4 + 363057.0091*[.R28]^3 - 96596.51481*[.R28]^2 + 12988.93323*[.R28] - 278.85432151" office:value-type="float" office:value="418.662699547054" calcext:value-type="float">
            <text:p>418.6626995471</text:p>
          </table:table-cell>
          <table:table-cell table:style-name="ce1" table:formula="of:=ABS([.T28]-[.S28])" office:value-type="float" office:value="11.5526995470541" calcext:value-type="float">
            <text:p>11.5526995471</text:p>
          </table:table-cell>
          <table:table-cell table:style-name="ce3" table:formula="of:=[.U28]/[.T28]" office:value-type="percentage" office:value="0.0275942890531036" calcext:value-type="percentage">
            <text:p>2.76%</text:p>
          </table:table-cell>
          <table:table-cell/>
          <table:table-cell table:style-name="ce1" office:value-type="float" office:value="0.3675" calcext:value-type="float">
            <text:p>0.3675</text:p>
          </table:table-cell>
          <table:table-cell table:style-name="ce1" office:value-type="float" office:value="464.81266" calcext:value-type="float">
            <text:p>464.81266</text:p>
          </table:table-cell>
          <table:table-cell table:style-name="ce1" table:formula="of:=158030.3845*[.X28]^5 - 269811.2939*[.X28]^4 + 177076.2496*[.X28]^3 - 55589.50994*[.X28]^2 + 8338.00918*[.X28] - 8.067281008" office:value-type="float" office:value="475.207174549874" calcext:value-type="float">
            <text:p>475.2071745499</text:p>
          </table:table-cell>
          <table:table-cell table:style-name="ce1" table:formula="of:=ABS([.Z28]-[.Y28])" office:value-type="float" office:value="10.3945145498743" calcext:value-type="float">
            <text:p>10.3945145499</text:p>
          </table:table-cell>
          <table:table-cell table:style-name="ce3" table:formula="of:=[.AA28]/[.Z28]" office:value-type="percentage" office:value="0.0218736481824378" calcext:value-type="percentage">
            <text:p>2.19%</text:p>
          </table:table-cell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office:value-type="float" office:value="315.14" calcext:value-type="float">
            <text:p>315.14</text:p>
          </table:table-cell>
          <table:table-cell table:formula="of:=117.20777*[.D29]^6 - 632.0762655*[.D29]^5 + 1323.616839*[.D29]^4 - 1338.992335*[.D29]^3 + 660.735901*[.D29]^2 - 144.3173449*[.D29] + 325.9572127" office:value-type="float" office:value="316.074353680828" calcext:value-type="float">
            <text:p>316.0743536808</text:p>
          </table:table-cell>
          <table:table-cell table:formula="of:=ABS([.F29]-[.E29])" office:value-type="float" office:value="0.934353680828394" calcext:value-type="float">
            <text:p>0.9343536808</text:p>
          </table:table-cell>
          <table:table-cell table:formula="of:=[.G29]/[.F29]" office:value-type="percentage" office:value="0.00295611988112109" calcext:value-type="percentage">
            <text:p>0.30%</text:p>
          </table:table-cell>
          <table:table-cell table:number-columns-repeated="2"/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349.09" calcext:value-type="float">
            <text:p>349.09</text:p>
          </table:table-cell>
          <table:table-cell table:style-name="ce1" table:formula="of:= -14640.71748*[.K29]^6 + 41863.10032*[.K29]^5 - 47025.52153*[.K29]^4 + 26250.11987*[.K29]^3 - 7607.409004*[.K29]^2 + 1090.605885*[.K29] + 285.6338953" office:value-type="float" office:value="349.295982084833" calcext:value-type="float">
            <text:p>349.2959820848</text:p>
          </table:table-cell>
          <table:table-cell table:style-name="ce1" table:formula="of:=ABS([.M29]-[.L29])" office:value-type="float" office:value="0.205982084833238" calcext:value-type="float">
            <text:p>0.2059820848</text:p>
          </table:table-cell>
          <table:table-cell table:style-name="ce3" table:formula="of:=[.N29]/[.M29]" office:value-type="percentage" office:value="0.000589706424917339" calcext:value-type="percentage">
            <text:p>0.06%</text:p>
          </table:table-cell>
          <table:table-cell table:number-columns-repeated="2"/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407.37" calcext:value-type="float">
            <text:p>407.37</text:p>
          </table:table-cell>
          <table:table-cell table:style-name="ce1" table:formula="of:=-306181.3157*[.R29]^6 + 746325.3162*[.R29]^5 - 729095.4085*[.R29]^4 + 363057.0091*[.R29]^3 - 96596.51481*[.R29]^2 + 12988.93323*[.R29] - 278.85432151" office:value-type="float" office:value="419.773139437941" calcext:value-type="float">
            <text:p>419.7731394379</text:p>
          </table:table-cell>
          <table:table-cell table:style-name="ce1" table:formula="of:=ABS([.T29]-[.S29])" office:value-type="float" office:value="12.4031394379415" calcext:value-type="float">
            <text:p>12.4031394379</text:p>
          </table:table-cell>
          <table:table-cell table:style-name="ce3" table:formula="of:=[.U29]/[.T29]" office:value-type="percentage" office:value="0.0295472441484674" calcext:value-type="percentage">
            <text:p>2.95%</text:p>
          </table:table-cell>
          <table:table-cell/>
          <table:table-cell table:style-name="ce1" office:value-type="float" office:value="0.3825" calcext:value-type="float">
            <text:p>0.3825</text:p>
          </table:table-cell>
          <table:table-cell table:style-name="ce1" office:value-type="float" office:value="465.10358" calcext:value-type="float">
            <text:p>465.10358</text:p>
          </table:table-cell>
          <table:table-cell table:style-name="ce1" table:formula="of:=158030.3845*[.X29]^5 - 269811.2939*[.X29]^4 + 177076.2496*[.X29]^3 - 55589.50994*[.X29]^2 + 8338.00918*[.X29] - 8.067281008" office:value-type="float" office:value="476.135056549463" calcext:value-type="float">
            <text:p>476.1350565495</text:p>
          </table:table-cell>
          <table:table-cell table:style-name="ce1" table:formula="of:=ABS([.Z29]-[.Y29])" office:value-type="float" office:value="11.0314765494626" calcext:value-type="float">
            <text:p>11.0314765495</text:p>
          </table:table-cell>
          <table:table-cell table:style-name="ce3" table:formula="of:=[.AA29]/[.Z29]" office:value-type="percentage" office:value="0.0231687971673572" calcext:value-type="percentage">
            <text:p>2.32%</text:p>
          </table:table-cell>
        </table:table-row>
        <table:table-row table:style-name="ro1">
          <table:table-cell table:number-columns-repeated="3"/>
          <table:table-cell office:value-type="float" office:value="0.405" calcext:value-type="float">
            <text:p>0.405</text:p>
          </table:table-cell>
          <table:table-cell office:value-type="float" office:value="315.2" calcext:value-type="float">
            <text:p>315.2</text:p>
          </table:table-cell>
          <table:table-cell table:formula="of:=117.20777*[.D30]^6 - 632.0762655*[.D30]^5 + 1323.616839*[.D30]^4 - 1338.992335*[.D30]^3 + 660.735901*[.D30]^2 - 144.3173449*[.D30] + 325.9572127" office:value-type="float" office:value="316.177322157198" calcext:value-type="float">
            <text:p>316.1773221572</text:p>
          </table:table-cell>
          <table:table-cell table:formula="of:=ABS([.F30]-[.E30])" office:value-type="float" office:value="0.977322157197591" calcext:value-type="float">
            <text:p>0.9773221572</text:p>
          </table:table-cell>
          <table:table-cell table:formula="of:=[.G30]/[.F30]" office:value-type="percentage" office:value="0.00309105710216523" calcext:value-type="percentage">
            <text:p>0.31%</text:p>
          </table:table-cell>
          <table:table-cell table:number-columns-repeated="2"/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349.24" calcext:value-type="float">
            <text:p>349.24</text:p>
          </table:table-cell>
          <table:table-cell table:style-name="ce1" table:formula="of:= -14640.71748*[.K30]^6 + 41863.10032*[.K30]^5 - 47025.52153*[.K30]^4 + 26250.11987*[.K30]^3 - 7607.409004*[.K30]^2 + 1090.605885*[.K30] + 285.6338953" office:value-type="float" office:value="349.678538819437" calcext:value-type="float">
            <text:p>349.6785388194</text:p>
          </table:table-cell>
          <table:table-cell table:style-name="ce1" table:formula="of:=ABS([.M30]-[.L30])" office:value-type="float" office:value="0.438538819436872" calcext:value-type="float">
            <text:p>0.4385388194</text:p>
          </table:table-cell>
          <table:table-cell table:style-name="ce3" table:formula="of:=[.N30]/[.M30]" office:value-type="percentage" office:value="0.00125411991515819" calcext:value-type="percentage">
            <text:p>0.13%</text:p>
          </table:table-cell>
          <table:table-cell table:number-columns-repeated="2"/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407.62" calcext:value-type="float">
            <text:p>407.62</text:p>
          </table:table-cell>
          <table:table-cell table:style-name="ce1" table:formula="of:=-306181.3157*[.R30]^6 + 746325.3162*[.R30]^5 - 729095.4085*[.R30]^4 + 363057.0091*[.R30]^3 - 96596.51481*[.R30]^2 + 12988.93323*[.R30] - 278.85432151" office:value-type="float" office:value="420.558131631319" calcext:value-type="float">
            <text:p>420.5581316313</text:p>
          </table:table-cell>
          <table:table-cell table:style-name="ce1" table:formula="of:=ABS([.T30]-[.S30])" office:value-type="float" office:value="12.938131631319" calcext:value-type="float">
            <text:p>12.9381316313</text:p>
          </table:table-cell>
          <table:table-cell table:style-name="ce3" table:formula="of:=[.U30]/[.T30]" office:value-type="percentage" office:value="0.0307641932427577" calcext:value-type="percentage">
            <text:p>3.08%</text:p>
          </table:table-cell>
          <table:table-cell/>
          <table:table-cell table:style-name="ce1" office:value-type="float" office:value="0.3975" calcext:value-type="float">
            <text:p>0.3975</text:p>
          </table:table-cell>
          <table:table-cell table:style-name="ce1" office:value-type="float" office:value="465.38136" calcext:value-type="float">
            <text:p>465.38136</text:p>
          </table:table-cell>
          <table:table-cell table:style-name="ce1" table:formula="of:=158030.3845*[.X30]^5 - 269811.2939*[.X30]^4 + 177076.2496*[.X30]^3 - 55589.50994*[.X30]^2 + 8338.00918*[.X30] - 8.067281008" office:value-type="float" office:value="476.702711604999" calcext:value-type="float">
            <text:p>476.702711605</text:p>
          </table:table-cell>
          <table:table-cell table:style-name="ce1" table:formula="of:=ABS([.Z30]-[.Y30])" office:value-type="float" office:value="11.3213516049985" calcext:value-type="float">
            <text:p>11.321351605</text:p>
          </table:table-cell>
          <table:table-cell table:style-name="ce3" table:formula="of:=[.AA30]/[.Z30]" office:value-type="percentage" office:value="0.0237492913914439" calcext:value-type="percentage">
            <text:p>2.37%</text:p>
          </table:table-cell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315.25" calcext:value-type="float">
            <text:p>315.25</text:p>
          </table:table-cell>
          <table:table-cell table:formula="of:=117.20777*[.D31]^6 - 632.0762655*[.D31]^5 + 1323.616839*[.D31]^4 - 1338.992335*[.D31]^3 + 660.735901*[.D31]^2 - 144.3173449*[.D31] + 325.9572127" office:value-type="float" office:value="316.264083481967" calcext:value-type="float">
            <text:p>316.264083482</text:p>
          </table:table-cell>
          <table:table-cell table:formula="of:=ABS([.F31]-[.E31])" office:value-type="float" office:value="1.01408348196748" calcext:value-type="float">
            <text:p>1.014083482</text:p>
          </table:table-cell>
          <table:table-cell table:formula="of:=[.G31]/[.F31]" office:value-type="percentage" office:value="0.00320644529344824" calcext:value-type="percentage">
            <text:p>0.32%</text:p>
          </table:table-cell>
          <table:table-cell table:number-columns-repeated="2"/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349.38" calcext:value-type="float">
            <text:p>349.38</text:p>
          </table:table-cell>
          <table:table-cell table:style-name="ce1" table:formula="of:= -14640.71748*[.K31]^6 + 41863.10032*[.K31]^5 - 47025.52153*[.K31]^4 + 26250.11987*[.K31]^3 - 7607.409004*[.K31]^2 + 1090.605885*[.K31] + 285.6338953" office:value-type="float" office:value="350.019679808195" calcext:value-type="float">
            <text:p>350.0196798082</text:p>
          </table:table-cell>
          <table:table-cell table:style-name="ce1" table:formula="of:=ABS([.M31]-[.L31])" office:value-type="float" office:value="0.639679808194956" calcext:value-type="float">
            <text:p>0.6396798082</text:p>
          </table:table-cell>
          <table:table-cell table:style-name="ce3" table:formula="of:=[.N31]/[.M31]" office:value-type="percentage" office:value="0.0018275538351029" calcext:value-type="percentage">
            <text:p>0.18%</text:p>
          </table:table-cell>
          <table:table-cell table:number-columns-repeated="2"/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407.86" calcext:value-type="float">
            <text:p>407.86</text:p>
          </table:table-cell>
          <table:table-cell table:style-name="ce1" table:formula="of:=-306181.3157*[.R31]^6 + 746325.3162*[.R31]^5 - 729095.4085*[.R31]^4 + 363057.0091*[.R31]^3 - 96596.51481*[.R31]^2 + 12988.93323*[.R31] - 278.85432151" office:value-type="float" office:value="420.985993728414" calcext:value-type="float">
            <text:p>420.9859937284</text:p>
          </table:table-cell>
          <table:table-cell table:style-name="ce1" table:formula="of:=ABS([.T31]-[.S31])" office:value-type="float" office:value="13.1259937284135" calcext:value-type="float">
            <text:p>13.1259937284</text:p>
          </table:table-cell>
          <table:table-cell table:style-name="ce3" table:formula="of:=[.U31]/[.T31]" office:value-type="percentage" office:value="0.0311791696729971" calcext:value-type="percentage">
            <text:p>3.12%</text:p>
          </table:table-cell>
          <table:table-cell/>
          <table:table-cell table:style-name="ce1" office:value-type="float" office:value="0.4125" calcext:value-type="float">
            <text:p>0.4125</text:p>
          </table:table-cell>
          <table:table-cell table:style-name="ce1" office:value-type="float" office:value="465.64707" calcext:value-type="float">
            <text:p>465.64707</text:p>
          </table:table-cell>
          <table:table-cell table:style-name="ce1" table:formula="of:=158030.3845*[.X31]^5 - 269811.2939*[.X31]^4 + 177076.2496*[.X31]^3 - 55589.50994*[.X31]^2 + 8338.00918*[.X31] - 8.067281008" office:value-type="float" office:value="476.841770411622" calcext:value-type="float">
            <text:p>476.8417704116</text:p>
          </table:table-cell>
          <table:table-cell table:style-name="ce1" table:formula="of:=ABS([.Z31]-[.Y31])" office:value-type="float" office:value="11.1947004116223" calcext:value-type="float">
            <text:p>11.1947004116</text:p>
          </table:table-cell>
          <table:table-cell table:style-name="ce3" table:formula="of:=[.AA31]/[.Z31]" office:value-type="percentage" office:value="0.0234767612786077" calcext:value-type="percentage">
            <text:p>2.35%</text:p>
          </table:table-cell>
        </table:table-row>
        <table:table-row table:style-name="ro1">
          <table:table-cell table:number-columns-repeated="3"/>
          <table:table-cell office:value-type="float" office:value="0.435" calcext:value-type="float">
            <text:p>0.435</text:p>
          </table:table-cell>
          <table:table-cell office:value-type="float" office:value="315.3" calcext:value-type="float">
            <text:p>315.3</text:p>
          </table:table-cell>
          <table:table-cell table:formula="of:=117.20777*[.D32]^6 - 632.0762655*[.D32]^5 + 1323.616839*[.D32]^4 - 1338.992335*[.D32]^3 + 660.735901*[.D32]^2 - 144.3173449*[.D32] + 325.9572127" office:value-type="float" office:value="316.333297121271" calcext:value-type="float">
            <text:p>316.3332971213</text:p>
          </table:table-cell>
          <table:table-cell table:formula="of:=ABS([.F32]-[.E32])" office:value-type="float" office:value="1.03329712127123" calcext:value-type="float">
            <text:p>1.0332971213</text:p>
          </table:table-cell>
          <table:table-cell table:formula="of:=[.G32]/[.F32]" office:value-type="percentage" office:value="0.00326648231683022" calcext:value-type="percentage">
            <text:p>0.33%</text:p>
          </table:table-cell>
          <table:table-cell table:number-columns-repeated="2"/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349.51" calcext:value-type="float">
            <text:p>349.51</text:p>
          </table:table-cell>
          <table:table-cell table:style-name="ce1" table:formula="of:= -14640.71748*[.K32]^6 + 41863.10032*[.K32]^5 - 47025.52153*[.K32]^4 + 26250.11987*[.K32]^3 - 7607.409004*[.K32]^2 + 1090.605885*[.K32] + 285.6338953" office:value-type="float" office:value="350.306067941193" calcext:value-type="float">
            <text:p>350.3060679412</text:p>
          </table:table-cell>
          <table:table-cell table:style-name="ce1" table:formula="of:=ABS([.M32]-[.L32])" office:value-type="float" office:value="0.796067941193371" calcext:value-type="float">
            <text:p>0.7960679412</text:p>
          </table:table-cell>
          <table:table-cell table:style-name="ce3" table:formula="of:=[.N32]/[.M32]" office:value-type="percentage" office:value="0.00227249258304886" calcext:value-type="percentage">
            <text:p>0.23%</text:p>
          </table:table-cell>
          <table:table-cell table:number-columns-repeated="2"/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408.08" calcext:value-type="float">
            <text:p>408.08</text:p>
          </table:table-cell>
          <table:table-cell table:style-name="ce1" table:formula="of:=-306181.3157*[.R32]^6 + 746325.3162*[.R32]^5 - 729095.4085*[.R32]^4 + 363057.0091*[.R32]^3 - 96596.51481*[.R32]^2 + 12988.93323*[.R32] - 278.85432151" office:value-type="float" office:value="421.059729209016" calcext:value-type="float">
            <text:p>421.059729209</text:p>
          </table:table-cell>
          <table:table-cell table:style-name="ce1" table:formula="of:=ABS([.T32]-[.S32])" office:value-type="float" office:value="12.9797292090159" calcext:value-type="float">
            <text:p>12.979729209</text:p>
          </table:table-cell>
          <table:table-cell table:style-name="ce3" table:formula="of:=[.U32]/[.T32]" office:value-type="percentage" office:value="0.03082633723581" calcext:value-type="percentage">
            <text:p>3.08%</text:p>
          </table:table-cell>
          <table:table-cell/>
          <table:table-cell table:style-name="ce1" office:value-type="float" office:value="0.4275" calcext:value-type="float">
            <text:p>0.4275</text:p>
          </table:table-cell>
          <table:table-cell table:style-name="ce1" office:value-type="float" office:value="465.90163" calcext:value-type="float">
            <text:p>465.90163</text:p>
          </table:table-cell>
          <table:table-cell table:style-name="ce1" table:formula="of:=158030.3845*[.X32]^5 - 269811.2939*[.X32]^4 + 177076.2496*[.X32]^3 - 55589.50994*[.X32]^2 + 8338.00918*[.X32] - 8.067281008" office:value-type="float" office:value="476.537656690261" calcext:value-type="float">
            <text:p>476.5376566903</text:p>
          </table:table-cell>
          <table:table-cell table:style-name="ce1" table:formula="of:=ABS([.Z32]-[.Y32])" office:value-type="float" office:value="10.636026690261" calcext:value-type="float">
            <text:p>10.6360266903</text:p>
          </table:table-cell>
          <table:table-cell table:style-name="ce3" table:formula="of:=[.AA32]/[.Z32]" office:value-type="percentage" office:value="0.0223193834546724" calcext:value-type="percentage">
            <text:p>2.23%</text:p>
          </table:table-cell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315.35" calcext:value-type="float">
            <text:p>315.35</text:p>
          </table:table-cell>
          <table:table-cell table:formula="of:=117.20777*[.D33]^6 - 632.0762655*[.D33]^5 + 1323.616839*[.D33]^4 - 1338.992335*[.D33]^3 + 660.735901*[.D33]^2 - 144.3173449*[.D33] + 325.9572127" office:value-type="float" office:value="316.383994963406" calcext:value-type="float">
            <text:p>316.3839949634</text:p>
          </table:table-cell>
          <table:table-cell table:formula="of:=ABS([.F33]-[.E33])" office:value-type="float" office:value="1.03399496340592" calcext:value-type="float">
            <text:p>1.0339949634</text:p>
          </table:table-cell>
          <table:table-cell table:formula="of:=[.G33]/[.F33]" office:value-type="percentage" office:value="0.00326816457174299" calcext:value-type="percentage">
            <text:p>0.33%</text:p>
          </table:table-cell>
          <table:table-cell table:number-columns-repeated="2"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349.65" calcext:value-type="float">
            <text:p>349.65</text:p>
          </table:table-cell>
          <table:table-cell table:style-name="ce1" table:formula="of:= -14640.71748*[.K33]^6 + 41863.10032*[.K33]^5 - 47025.52153*[.K33]^4 + 26250.11987*[.K33]^3 - 7607.409004*[.K33]^2 + 1090.605885*[.K33] + 285.6338953" office:value-type="float" office:value="350.526955492077" calcext:value-type="float">
            <text:p>350.5269554921</text:p>
          </table:table-cell>
          <table:table-cell table:style-name="ce1" table:formula="of:=ABS([.M33]-[.L33])" office:value-type="float" office:value="0.876955492077002" calcext:value-type="float">
            <text:p>0.8769554921</text:p>
          </table:table-cell>
          <table:table-cell table:style-name="ce3" table:formula="of:=[.N33]/[.M33]" office:value-type="percentage" office:value="0.00250182041163115" calcext:value-type="percentage">
            <text:p>0.25%</text:p>
          </table:table-cell>
          <table:table-cell table:number-columns-repeated="2"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408.3" calcext:value-type="float">
            <text:p>408.3</text:p>
          </table:table-cell>
          <table:table-cell table:style-name="ce1" table:formula="of:=-306181.3157*[.R33]^6 + 746325.3162*[.R33]^5 - 729095.4085*[.R33]^4 + 363057.0091*[.R33]^3 - 96596.51481*[.R33]^2 + 12988.93323*[.R33] - 278.85432151" office:value-type="float" office:value="420.815981914265" calcext:value-type="float">
            <text:p>420.8159819143</text:p>
          </table:table-cell>
          <table:table-cell table:style-name="ce1" table:formula="of:=ABS([.T33]-[.S33])" office:value-type="float" office:value="12.5159819142646" calcext:value-type="float">
            <text:p>12.5159819143</text:p>
          </table:table-cell>
          <table:table-cell table:style-name="ce3" table:formula="of:=[.U33]/[.T33]" office:value-type="percentage" office:value="0.0297421734253776" calcext:value-type="percentage">
            <text:p>2.97%</text:p>
          </table:table-cell>
          <table:table-cell/>
          <table:table-cell table:style-name="ce1" office:value-type="float" office:value="0.4425" calcext:value-type="float">
            <text:p>0.4425</text:p>
          </table:table-cell>
          <table:table-cell table:style-name="ce1" office:value-type="float" office:value="466.1459" calcext:value-type="float">
            <text:p>466.1459</text:p>
          </table:table-cell>
          <table:table-cell table:style-name="ce1" table:formula="of:=158030.3845*[.X33]^5 - 269811.2939*[.X33]^4 + 177076.2496*[.X33]^3 - 55589.50994*[.X33]^2 + 8338.00918*[.X33] - 8.067281008" office:value-type="float" office:value="475.843987706412" calcext:value-type="float">
            <text:p>475.8439877064</text:p>
          </table:table-cell>
          <table:table-cell table:style-name="ce1" table:formula="of:=ABS([.Z33]-[.Y33])" office:value-type="float" office:value="9.69808770641157" calcext:value-type="float">
            <text:p>9.6980877064</text:p>
          </table:table-cell>
          <table:table-cell table:style-name="ce3" table:formula="of:=[.AA33]/[.Z33]" office:value-type="percentage" office:value="0.0203808137897397" calcext:value-type="percentage">
            <text:p>2.04%</text:p>
          </table:table-cell>
        </table:table-row>
        <table:table-row table:style-name="ro1">
          <table:table-cell table:number-columns-repeated="3"/>
          <table:table-cell office:value-type="float" office:value="0.465" calcext:value-type="float">
            <text:p>0.465</text:p>
          </table:table-cell>
          <table:table-cell office:value-type="float" office:value="315.4" calcext:value-type="float">
            <text:p>315.4</text:p>
          </table:table-cell>
          <table:table-cell table:formula="of:=117.20777*[.D34]^6 - 632.0762655*[.D34]^5 + 1323.616839*[.D34]^4 - 1338.992335*[.D34]^3 + 660.735901*[.D34]^2 - 144.3173449*[.D34] + 325.9572127" office:value-type="float" office:value="316.415551116514" calcext:value-type="float">
            <text:p>316.4155511165</text:p>
          </table:table-cell>
          <table:table-cell table:formula="of:=ABS([.F34]-[.E34])" office:value-type="float" office:value="1.01555111651442" calcext:value-type="float">
            <text:p>1.0155511165</text:p>
          </table:table-cell>
          <table:table-cell table:formula="of:=[.G34]/[.F34]" office:value-type="percentage" office:value="0.00320954868662715" calcext:value-type="percentage">
            <text:p>0.32%</text:p>
          </table:table-cell>
          <table:table-cell table:number-columns-repeated="2"/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349.77" calcext:value-type="float">
            <text:p>349.77</text:p>
          </table:table-cell>
          <table:table-cell table:style-name="ce1" table:formula="of:= -14640.71748*[.K34]^6 + 41863.10032*[.K34]^5 - 47025.52153*[.K34]^4 + 26250.11987*[.K34]^3 - 7607.409004*[.K34]^2 + 1090.605885*[.K34] + 285.6338953" office:value-type="float" office:value="350.674576835813" calcext:value-type="float">
            <text:p>350.6745768358</text:p>
          </table:table-cell>
          <table:table-cell table:style-name="ce1" table:formula="of:=ABS([.M34]-[.L34])" office:value-type="float" office:value="0.904576835812918" calcext:value-type="float">
            <text:p>0.9045768358</text:p>
          </table:table-cell>
          <table:table-cell table:style-name="ce3" table:formula="of:=[.N34]/[.M34]" office:value-type="percentage" office:value="0.00257953354923828" calcext:value-type="percentage">
            <text:p>0.26%</text:p>
          </table:table-cell>
          <table:table-cell table:number-columns-repeated="2"/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408.51" calcext:value-type="float">
            <text:p>408.51</text:p>
          </table:table-cell>
          <table:table-cell table:style-name="ce1" table:formula="of:=-306181.3157*[.R34]^6 + 746325.3162*[.R34]^5 - 729095.4085*[.R34]^4 + 363057.0091*[.R34]^3 - 96596.51481*[.R34]^2 + 12988.93323*[.R34] - 278.85432151" office:value-type="float" office:value="420.321479459868" calcext:value-type="float">
            <text:p>420.3214794599</text:p>
          </table:table-cell>
          <table:table-cell table:style-name="ce1" table:formula="of:=ABS([.T34]-[.S34])" office:value-type="float" office:value="11.8114794598679" calcext:value-type="float">
            <text:p>11.8114794599</text:p>
          </table:table-cell>
          <table:table-cell table:style-name="ce3" table:formula="of:=[.U34]/[.T34]" office:value-type="percentage" office:value="0.0281010608238393" calcext:value-type="percentage">
            <text:p>2.81%</text:p>
          </table:table-cell>
          <table:table-cell/>
          <table:table-cell table:style-name="ce1" office:value-type="float" office:value="0.4575" calcext:value-type="float">
            <text:p>0.4575</text:p>
          </table:table-cell>
          <table:table-cell table:style-name="ce1" office:value-type="float" office:value="466.38061" calcext:value-type="float">
            <text:p>466.38061</text:p>
          </table:table-cell>
          <table:table-cell table:style-name="ce1" table:formula="of:=158030.3845*[.X34]^5 - 269811.2939*[.X34]^4 + 177076.2496*[.X34]^3 - 55589.50994*[.X34]^2 + 8338.00918*[.X34] - 8.067281008" office:value-type="float" office:value="474.89697478892" calcext:value-type="float">
            <text:p>474.8969747889</text:p>
          </table:table-cell>
          <table:table-cell table:style-name="ce1" table:formula="of:=ABS([.Z34]-[.Y34])" office:value-type="float" office:value="8.51636478891959" calcext:value-type="float">
            <text:p>8.5163647889</text:p>
          </table:table-cell>
          <table:table-cell table:style-name="ce3" table:formula="of:=[.AA34]/[.Z34]" office:value-type="percentage" office:value="0.0179330786276432" calcext:value-type="percentage">
            <text:p>1.79%</text:p>
          </table:table-cell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float" office:value="315.45" calcext:value-type="float">
            <text:p>315.45</text:p>
          </table:table-cell>
          <table:table-cell table:formula="of:=117.20777*[.D35]^6 - 632.0762655*[.D35]^5 + 1323.616839*[.D35]^4 - 1338.992335*[.D35]^3 + 660.735901*[.D35]^2 - 144.3173449*[.D35] + 325.9572127" office:value-type="float" office:value="316.427652667517" calcext:value-type="float">
            <text:p>316.4276526675</text:p>
          </table:table-cell>
          <table:table-cell table:formula="of:=ABS([.F35]-[.E35])" office:value-type="float" office:value="0.97765266751685" calcext:value-type="float">
            <text:p>0.9776526675</text:p>
          </table:table-cell>
          <table:table-cell table:formula="of:=[.G35]/[.F35]" office:value-type="percentage" office:value="0.00308965622718223" calcext:value-type="percentage">
            <text:p>0.31%</text:p>
          </table:table-cell>
          <table:table-cell table:number-columns-repeated="2"/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349.89" calcext:value-type="float">
            <text:p>349.89</text:p>
          </table:table-cell>
          <table:table-cell table:style-name="ce1" table:formula="of:= -14640.71748*[.K35]^6 + 41863.10032*[.K35]^5 - 47025.52153*[.K35]^4 + 26250.11987*[.K35]^3 - 7607.409004*[.K35]^2 + 1090.605885*[.K35] + 285.6338953" office:value-type="float" office:value="350.744421094276" calcext:value-type="float">
            <text:p>350.7444210943</text:p>
          </table:table-cell>
          <table:table-cell table:style-name="ce1" table:formula="of:=ABS([.M35]-[.L35])" office:value-type="float" office:value="0.854421094275892" calcext:value-type="float">
            <text:p>0.8544210943</text:p>
          </table:table-cell>
          <table:table-cell table:style-name="ce3" table:formula="of:=[.N35]/[.M35]" office:value-type="percentage" office:value="0.00243602190908757" calcext:value-type="percentage">
            <text:p>0.24%</text:p>
          </table:table-cell>
          <table:table-cell table:number-columns-repeated="2"/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408.72" calcext:value-type="float">
            <text:p>408.72</text:p>
          </table:table-cell>
          <table:table-cell table:style-name="ce1" table:formula="of:=-306181.3157*[.R35]^6 + 746325.3162*[.R35]^5 - 729095.4085*[.R35]^4 + 363057.0091*[.R35]^3 - 96596.51481*[.R35]^2 + 12988.93323*[.R35] - 278.85432151" office:value-type="float" office:value="419.666965579913" calcext:value-type="float">
            <text:p>419.6669655799</text:p>
          </table:table-cell>
          <table:table-cell table:style-name="ce1" table:formula="of:=ABS([.T35]-[.S35])" office:value-type="float" office:value="10.9469655799131" calcext:value-type="float">
            <text:p>10.9469655799</text:p>
          </table:table-cell>
          <table:table-cell table:style-name="ce3" table:formula="of:=[.U35]/[.T35]" office:value-type="percentage" office:value="0.0260848874887881" calcext:value-type="percentage">
            <text:p>2.61%</text:p>
          </table:table-cell>
          <table:table-cell/>
          <table:table-cell table:style-name="ce1" office:value-type="float" office:value="0.4725" calcext:value-type="float">
            <text:p>0.4725</text:p>
          </table:table-cell>
          <table:table-cell table:style-name="ce1" office:value-type="float" office:value="466.60644" calcext:value-type="float">
            <text:p>466.60644</text:p>
          </table:table-cell>
          <table:table-cell table:style-name="ce1" table:formula="of:=158030.3845*[.X35]^5 - 269811.2939*[.X35]^4 + 177076.2496*[.X35]^3 - 55589.50994*[.X35]^2 + 8338.00918*[.X35] - 8.067281008" office:value-type="float" office:value="473.92982384879" calcext:value-type="float">
            <text:p>473.9298238488</text:p>
          </table:table-cell>
          <table:table-cell table:style-name="ce1" table:formula="of:=ABS([.Z35]-[.Y35])" office:value-type="float" office:value="7.3233838487904" calcext:value-type="float">
            <text:p>7.3233838488</text:p>
          </table:table-cell>
          <table:table-cell table:style-name="ce3" table:formula="of:=[.AA35]/[.Z35]" office:value-type="percentage" office:value="0.0154524646482829" calcext:value-type="percentage">
            <text:p>1.55%</text:p>
          </table:table-cell>
        </table:table-row>
        <table:table-row table:style-name="ro1">
          <table:table-cell table:number-columns-repeated="3"/>
          <table:table-cell office:value-type="float" office:value="0.495" calcext:value-type="float">
            <text:p>0.495</text:p>
          </table:table-cell>
          <table:table-cell office:value-type="float" office:value="315.49" calcext:value-type="float">
            <text:p>315.49</text:p>
          </table:table-cell>
          <table:table-cell table:formula="of:=117.20777*[.D36]^6 - 632.0762655*[.D36]^5 + 1323.616839*[.D36]^4 - 1338.992335*[.D36]^3 + 660.735901*[.D36]^2 - 144.3173449*[.D36] + 325.9572127" office:value-type="float" office:value="316.420271402294" calcext:value-type="float">
            <text:p>316.4202714023</text:p>
          </table:table-cell>
          <table:table-cell table:formula="of:=ABS([.F36]-[.E36])" office:value-type="float" office:value="0.930271402293556" calcext:value-type="float">
            <text:p>0.9302714023</text:p>
          </table:table-cell>
          <table:table-cell table:formula="of:=[.G36]/[.F36]" office:value-type="percentage" office:value="0.00293998674032745" calcext:value-type="percentage">
            <text:p>0.29%</text:p>
          </table:table-cell>
          <table:table-cell table:number-columns-repeated="2"/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350.01" calcext:value-type="float">
            <text:p>350.01</text:p>
          </table:table-cell>
          <table:table-cell table:style-name="ce1" table:formula="of:= -14640.71748*[.K36]^6 + 41863.10032*[.K36]^5 - 47025.52153*[.K36]^4 + 26250.11987*[.K36]^3 - 7607.409004*[.K36]^2 + 1090.605885*[.K36] + 285.6338953" office:value-type="float" office:value="350.735384709641" calcext:value-type="float">
            <text:p>350.7353847096</text:p>
          </table:table-cell>
          <table:table-cell table:style-name="ce1" table:formula="of:=ABS([.M36]-[.L36])" office:value-type="float" office:value="0.725384709641219" calcext:value-type="float">
            <text:p>0.7253847096</text:p>
          </table:table-cell>
          <table:table-cell table:style-name="ce3" table:formula="of:=[.N36]/[.M36]" office:value-type="percentage" office:value="0.00206818228574723" calcext:value-type="percentage">
            <text:p>0.21%</text:p>
          </table:table-cell>
          <table:table-cell table:number-columns-repeated="2"/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408.91" calcext:value-type="float">
            <text:p>408.91</text:p>
          </table:table-cell>
          <table:table-cell table:style-name="ce1" table:formula="of:=-306181.3157*[.R36]^6 + 746325.3162*[.R36]^5 - 729095.4085*[.R36]^4 + 363057.0091*[.R36]^3 - 96596.51481*[.R36]^2 + 12988.93323*[.R36] - 278.85432151" office:value-type="float" office:value="418.95862140098" calcext:value-type="float">
            <text:p>418.958621401</text:p>
          </table:table-cell>
          <table:table-cell table:style-name="ce1" table:formula="of:=ABS([.T36]-[.S36])" office:value-type="float" office:value="10.0486214009795" calcext:value-type="float">
            <text:p>10.048621401</text:p>
          </table:table-cell>
          <table:table-cell table:style-name="ce3" table:formula="of:=[.U36]/[.T36]" office:value-type="percentage" office:value="0.0239847586078485" calcext:value-type="percentage">
            <text:p>2.40%</text:p>
          </table:table-cell>
          <table:table-cell/>
          <table:table-cell table:style-name="ce1" office:value-type="float" office:value="0.4875" calcext:value-type="float">
            <text:p>0.4875</text:p>
          </table:table-cell>
          <table:table-cell table:style-name="ce1" office:value-type="float" office:value="466.82398" calcext:value-type="float">
            <text:p>466.82398</text:p>
          </table:table-cell>
          <table:table-cell table:style-name="ce1" table:formula="of:=158030.3845*[.X36]^5 - 269811.2939*[.X36]^4 + 177076.2496*[.X36]^3 - 55589.50994*[.X36]^2 + 8338.00918*[.X36] - 8.067281008" office:value-type="float" office:value="473.287135897945" calcext:value-type="float">
            <text:p>473.2871358979</text:p>
          </table:table-cell>
          <table:table-cell table:style-name="ce1" table:formula="of:=ABS([.Z36]-[.Y36])" office:value-type="float" office:value="6.4631558979446" calcext:value-type="float">
            <text:p>6.4631558979</text:p>
          </table:table-cell>
          <table:table-cell table:style-name="ce3" table:formula="of:=[.AA36]/[.Z36]" office:value-type="percentage" office:value="0.0136558875315349" calcext:value-type="percentage">
            <text:p>1.37%</text:p>
          </table:table-cell>
        </table:table-row>
        <table:table-row table:style-name="ro1">
          <table:table-cell table:number-columns-repeated="3"/>
          <table:table-cell office:value-type="float" office:value="0.51" calcext:value-type="float">
            <text:p>0.51</text:p>
          </table:table-cell>
          <table:table-cell office:value-type="float" office:value="315.53" calcext:value-type="float">
            <text:p>315.53</text:p>
          </table:table-cell>
          <table:table-cell table:formula="of:=117.20777*[.D37]^6 - 632.0762655*[.D37]^5 + 1323.616839*[.D37]^4 - 1338.992335*[.D37]^3 + 660.735901*[.D37]^2 - 144.3173449*[.D37] + 325.9572127" office:value-type="float" office:value="316.393636487117" calcext:value-type="float">
            <text:p>316.3936364871</text:p>
          </table:table-cell>
          <table:table-cell table:formula="of:=ABS([.F37]-[.E37])" office:value-type="float" office:value="0.863636487116821" calcext:value-type="float">
            <text:p>0.8636364871</text:p>
          </table:table-cell>
          <table:table-cell table:formula="of:=[.G37]/[.F37]" office:value-type="percentage" office:value="0.00272962660281566" calcext:value-type="percentage">
            <text:p>0.27%</text:p>
          </table:table-cell>
          <table:table-cell table:number-columns-repeated="2"/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350.12" calcext:value-type="float">
            <text:p>350.12</text:p>
          </table:table-cell>
          <table:table-cell table:style-name="ce1" table:formula="of:= -14640.71748*[.K37]^6 + 41863.10032*[.K37]^5 - 47025.52153*[.K37]^4 + 26250.11987*[.K37]^3 - 7607.409004*[.K37]^2 + 1090.605885*[.K37] + 285.6338953" office:value-type="float" office:value="350.649803945602" calcext:value-type="float">
            <text:p>350.6498039456</text:p>
          </table:table-cell>
          <table:table-cell table:style-name="ce1" table:formula="of:=ABS([.M37]-[.L37])" office:value-type="float" office:value="0.5298039456016" calcext:value-type="float">
            <text:p>0.5298039456</text:p>
          </table:table-cell>
          <table:table-cell table:style-name="ce3" table:formula="of:=[.N37]/[.M37]" office:value-type="percentage" office:value="0.00151092041016453" calcext:value-type="percentage">
            <text:p>0.15%</text:p>
          </table:table-cell>
          <table:table-cell table:number-columns-repeated="2"/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409.1" calcext:value-type="float">
            <text:p>409.1</text:p>
          </table:table-cell>
          <table:table-cell table:style-name="ce1" table:formula="of:=-306181.3157*[.R37]^6 + 746325.3162*[.R37]^5 - 729095.4085*[.R37]^4 + 363057.0091*[.R37]^3 - 96596.51481*[.R37]^2 + 12988.93323*[.R37] - 278.85432151" office:value-type="float" office:value="418.306975646921" calcext:value-type="float">
            <text:p>418.3069756469</text:p>
          </table:table-cell>
          <table:table-cell table:style-name="ce1" table:formula="of:=ABS([.T37]-[.S37])" office:value-type="float" office:value="9.20697564692114" calcext:value-type="float">
            <text:p>9.2069756469</text:p>
          </table:table-cell>
          <table:table-cell table:style-name="ce3" table:formula="of:=[.U37]/[.T37]" office:value-type="percentage" office:value="0.0220100935029409" calcext:value-type="percentage">
            <text:p>2.20%</text:p>
          </table:table-cell>
          <table:table-cell/>
          <table:table-cell table:style-name="ce1" office:value-type="float" office:value="0.5025" calcext:value-type="float">
            <text:p>0.5025</text:p>
          </table:table-cell>
          <table:table-cell table:style-name="ce1" office:value-type="float" office:value="467.0338" calcext:value-type="float">
            <text:p>467.0338</text:p>
          </table:table-cell>
          <table:table-cell table:style-name="ce1" table:formula="of:=158030.3845*[.X37]^5 - 269811.2939*[.X37]^4 + 177076.2496*[.X37]^3 - 55589.50994*[.X37]^2 + 8338.00918*[.X37] - 8.067281008" office:value-type="float" office:value="473.439307568038" calcext:value-type="float">
            <text:p>473.439307568</text:p>
          </table:table-cell>
          <table:table-cell table:style-name="ce1" table:formula="of:=ABS([.Z37]-[.Y37])" office:value-type="float" office:value="6.40550756803776" calcext:value-type="float">
            <text:p>6.405507568</text:p>
          </table:table-cell>
          <table:table-cell table:style-name="ce3" table:formula="of:=[.AA37]/[.Z37]" office:value-type="percentage" office:value="0.0135297333061371" calcext:value-type="percentage">
            <text:p>1.35%</text:p>
          </table:table-cell>
        </table:table-row>
        <table:table-row table:style-name="ro1">
          <table:table-cell table:number-columns-repeated="3"/>
          <table:table-cell office:value-type="float" office:value="0.525" calcext:value-type="float">
            <text:p>0.525</text:p>
          </table:table-cell>
          <table:table-cell office:value-type="float" office:value="315.58" calcext:value-type="float">
            <text:p>315.58</text:p>
          </table:table-cell>
          <table:table-cell table:formula="of:=117.20777*[.D38]^6 - 632.0762655*[.D38]^5 + 1323.616839*[.D38]^4 - 1338.992335*[.D38]^3 + 660.735901*[.D38]^2 - 144.3173449*[.D38] + 325.9572127" office:value-type="float" office:value="316.348208111334" calcext:value-type="float">
            <text:p>316.3482081113</text:p>
          </table:table-cell>
          <table:table-cell table:formula="of:=ABS([.F38]-[.E38])" office:value-type="float" office:value="0.768208111333536" calcext:value-type="float">
            <text:p>0.7682081113</text:p>
          </table:table-cell>
          <table:table-cell table:formula="of:=[.G38]/[.F38]" office:value-type="percentage" office:value="0.00242836245515631" calcext:value-type="percentage">
            <text:p>0.24%</text:p>
          </table:table-cell>
          <table:table-cell table:number-columns-repeated="2"/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350.23" calcext:value-type="float">
            <text:p>350.23</text:p>
          </table:table-cell>
          <table:table-cell table:style-name="ce1" table:formula="of:= -14640.71748*[.K38]^6 + 41863.10032*[.K38]^5 - 47025.52153*[.K38]^4 + 26250.11987*[.K38]^3 - 7607.409004*[.K38]^2 + 1090.605885*[.K38] + 285.6338953" office:value-type="float" office:value="350.493367316394" calcext:value-type="float">
            <text:p>350.4933673164</text:p>
          </table:table-cell>
          <table:table-cell table:style-name="ce1" table:formula="of:=ABS([.M38]-[.L38])" office:value-type="float" office:value="0.263367316394067" calcext:value-type="float">
            <text:p>0.2633673164</text:p>
          </table:table-cell>
          <table:table-cell table:style-name="ce3" table:formula="of:=[.N38]/[.M38]" office:value-type="percentage" office:value="0.000751418831148159" calcext:value-type="percentage">
            <text:p>0.08%</text:p>
          </table:table-cell>
          <table:table-cell table:number-columns-repeated="2"/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409.28" calcext:value-type="float">
            <text:p>409.28</text:p>
          </table:table-cell>
          <table:table-cell table:style-name="ce1" table:formula="of:=-306181.3157*[.R38]^6 + 746325.3162*[.R38]^5 - 729095.4085*[.R38]^4 + 363057.0091*[.R38]^3 - 96596.51481*[.R38]^2 + 12988.93323*[.R38] - 278.85432151" office:value-type="float" office:value="417.813303774008" calcext:value-type="float">
            <text:p>417.813303774</text:p>
          </table:table-cell>
          <table:table-cell table:style-name="ce1" table:formula="of:=ABS([.T38]-[.S38])" office:value-type="float" office:value="8.533303774008" calcext:value-type="float">
            <text:p>8.533303774</text:p>
          </table:table-cell>
          <table:table-cell table:style-name="ce3" table:formula="of:=[.U38]/[.T38]" office:value-type="percentage" office:value="0.0204237244169314" calcext:value-type="percentage">
            <text:p>2.04%</text:p>
          </table:table-cell>
          <table:table-cell/>
          <table:table-cell office:value-type="float" office:value="0.5175" calcext:value-type="float">
            <text:p>0.5175</text:p>
          </table:table-cell>
          <table:table-cell office:value-type="float" office:value="467.23637" calcext:value-type="float">
            <text:p>467.236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office:value-type="float" office:value="315.62" calcext:value-type="float">
            <text:p>315.62</text:p>
          </table:table-cell>
          <table:table-cell table:formula="of:=117.20777*[.D39]^6 - 632.0762655*[.D39]^5 + 1323.616839*[.D39]^4 - 1338.992335*[.D39]^3 + 660.735901*[.D39]^2 - 144.3173449*[.D39] + 325.9572127" office:value-type="float" office:value="316.284652091298" calcext:value-type="float">
            <text:p>316.2846520913</text:p>
          </table:table-cell>
          <table:table-cell table:formula="of:=ABS([.F39]-[.E39])" office:value-type="float" office:value="0.66465209129808" calcext:value-type="float">
            <text:p>0.6646520913</text:p>
          </table:table-cell>
          <table:table-cell table:formula="of:=[.G39]/[.F39]" office:value-type="percentage" office:value="0.00210143643361557" calcext:value-type="percentage">
            <text:p>0.21%</text:p>
          </table:table-cell>
          <table:table-cell table:number-columns-repeated="2"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50.34" calcext:value-type="float">
            <text:p>350.34</text:p>
          </table:table-cell>
          <table:table-cell table:style-name="ce1" table:formula="of:= -14640.71748*[.K39]^6 + 41863.10032*[.K39]^5 - 47025.52153*[.K39]^4 + 26250.11987*[.K39]^3 - 7607.409004*[.K39]^2 + 1090.605885*[.K39] + 285.6338953" office:value-type="float" office:value="350.274907943647" calcext:value-type="float">
            <text:p>350.2749079436</text:p>
          </table:table-cell>
          <table:table-cell table:style-name="ce1" table:formula="of:=ABS([.M39]-[.L39])" office:value-type="float" office:value="0.0650920563532509" calcext:value-type="float">
            <text:p>0.0650920564</text:p>
          </table:table-cell>
          <table:table-cell table:style-name="ce3" table:formula="of:=[.N39]/[.M39]" office:value-type="percentage" office:value="0.000185831342402988" calcext:value-type="percentage">
            <text:p>0.02%</text:p>
          </table:table-cell>
          <table:table-cell table:number-columns-repeated="2"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409.45" calcext:value-type="float">
            <text:p>409.45</text:p>
          </table:table-cell>
          <table:table-cell table:style-name="ce1" table:formula="of:=-306181.3157*[.R39]^6 + 746325.3162*[.R39]^5 - 729095.4085*[.R39]^4 + 363057.0091*[.R39]^3 - 96596.51481*[.R39]^2 + 12988.93323*[.R39] - 278.85432151" office:value-type="float" office:value="417.553516036644" calcext:value-type="float">
            <text:p>417.5535160366</text:p>
          </table:table-cell>
          <table:table-cell table:style-name="ce1" table:formula="of:=ABS([.T39]-[.S39])" office:value-type="float" office:value="8.10351603664429" calcext:value-type="float">
            <text:p>8.1035160366</text:p>
          </table:table-cell>
          <table:table-cell table:style-name="ce3" table:formula="of:=[.U39]/[.T39]" office:value-type="percentage" office:value="0.0194071316021037" calcext:value-type="percentage">
            <text:p>1.94%</text:p>
          </table:table-cell>
          <table:table-cell/>
          <table:table-cell office:value-type="float" office:value="0.5325" calcext:value-type="float">
            <text:p>0.5325</text:p>
          </table:table-cell>
          <table:table-cell office:value-type="float" office:value="467.43216" calcext:value-type="float">
            <text:p>467.432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55" calcext:value-type="float">
            <text:p>0.555</text:p>
          </table:table-cell>
          <table:table-cell office:value-type="float" office:value="315.65" calcext:value-type="float">
            <text:p>315.65</text:p>
          </table:table-cell>
          <table:table-cell table:formula="of:=117.20777*[.D40]^6 - 632.0762655*[.D40]^5 + 1323.616839*[.D40]^4 - 1338.992335*[.D40]^3 + 660.735901*[.D40]^2 - 144.3173449*[.D40] + 325.9572127" office:value-type="float" office:value="316.203815435555" calcext:value-type="float">
            <text:p>316.2038154356</text:p>
          </table:table-cell>
          <table:table-cell table:formula="of:=ABS([.F40]-[.E40])" office:value-type="float" office:value="0.55381543555535" calcext:value-type="float">
            <text:p>0.5538154356</text:p>
          </table:table-cell>
          <table:table-cell table:formula="of:=[.G40]/[.F40]" office:value-type="percentage" office:value="0.00175145083177601" calcext:value-type="percentage">
            <text:p>0.18%</text:p>
          </table:table-cell>
          <table:table-cell table:number-columns-repeated="2"/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350.44" calcext:value-type="float">
            <text:p>350.44</text:p>
          </table:table-cell>
          <table:table-cell table:style-name="ce1" table:formula="of:= -14640.71748*[.K40]^6 + 41863.10032*[.K40]^5 - 47025.52153*[.K40]^4 + 26250.11987*[.K40]^3 - 7607.409004*[.K40]^2 + 1090.605885*[.K40] + 285.6338953" office:value-type="float" office:value="350.00607584104" calcext:value-type="float">
            <text:p>350.006075841</text:p>
          </table:table-cell>
          <table:table-cell table:style-name="ce1" table:formula="of:=ABS([.M40]-[.L40])" office:value-type="float" office:value="0.43392415895994" calcext:value-type="float">
            <text:p>0.433924159</text:p>
          </table:table-cell>
          <table:table-cell table:style-name="ce3" table:formula="of:=[.N40]/[.M40]" office:value-type="percentage" office:value="0.00123976178961251" calcext:value-type="percentage">
            <text:p>0.12%</text:p>
          </table:table-cell>
          <table:table-cell table:number-columns-repeated="2"/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409.62" calcext:value-type="float">
            <text:p>409.62</text:p>
          </table:table-cell>
          <table:table-cell table:style-name="ce1" table:formula="of:=-306181.3157*[.R40]^6 + 746325.3162*[.R40]^5 - 729095.4085*[.R40]^4 + 363057.0091*[.R40]^3 - 96596.51481*[.R40]^2 + 12988.93323*[.R40] - 278.85432151" office:value-type="float" office:value="417.559534483474" calcext:value-type="float">
            <text:p>417.5595344835</text:p>
          </table:table-cell>
          <table:table-cell table:style-name="ce1" table:formula="of:=ABS([.T40]-[.S40])" office:value-type="float" office:value="7.93953448347361" calcext:value-type="float">
            <text:p>7.9395344835</text:p>
          </table:table-cell>
          <table:table-cell table:style-name="ce3" table:formula="of:=[.U40]/[.T40]" office:value-type="percentage" office:value="0.0190141376924728" calcext:value-type="percentage">
            <text:p>1.90%</text:p>
          </table:table-cell>
          <table:table-cell/>
          <table:table-cell office:value-type="float" office:value="0.5475" calcext:value-type="float">
            <text:p>0.5475</text:p>
          </table:table-cell>
          <table:table-cell office:value-type="float" office:value="467.62157" calcext:value-type="float">
            <text:p>467.621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office:value-type="float" office:value="315.69" calcext:value-type="float">
            <text:p>315.69</text:p>
          </table:table-cell>
          <table:table-cell table:formula="of:=117.20777*[.D41]^6 - 632.0762655*[.D41]^5 + 1323.616839*[.D41]^4 - 1338.992335*[.D41]^3 + 660.735901*[.D41]^2 - 144.3173449*[.D41] + 325.9572127" office:value-type="float" office:value="316.106702871274" calcext:value-type="float">
            <text:p>316.1067028713</text:p>
          </table:table-cell>
          <table:table-cell table:formula="of:=ABS([.F41]-[.E41])" office:value-type="float" office:value="0.416702871274026" calcext:value-type="float">
            <text:p>0.4167028713</text:p>
          </table:table-cell>
          <table:table-cell table:formula="of:=[.G41]/[.F41]" office:value-type="percentage" office:value="0.00131823484756575" calcext:value-type="percentage">
            <text:p>0.13%</text:p>
          </table:table-cell>
          <table:table-cell table:number-columns-repeated="2"/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350.54" calcext:value-type="float">
            <text:p>350.54</text:p>
          </table:table-cell>
          <table:table-cell table:style-name="ce1" table:formula="of:= -14640.71748*[.K41]^6 + 41863.10032*[.K41]^5 - 47025.52153*[.K41]^4 + 26250.11987*[.K41]^3 - 7607.409004*[.K41]^2 + 1090.605885*[.K41] + 285.6338953" office:value-type="float" office:value="349.700890126778" calcext:value-type="float">
            <text:p>349.7008901268</text:p>
          </table:table-cell>
          <table:table-cell table:style-name="ce1" table:formula="of:=ABS([.M41]-[.L41])" office:value-type="float" office:value="0.839109873221787" calcext:value-type="float">
            <text:p>0.8391098732</text:p>
          </table:table-cell>
          <table:table-cell table:style-name="ce3" table:formula="of:=[.N41]/[.M41]" office:value-type="percentage" office:value="0.00239950739878752" calcext:value-type="percentage">
            <text:p>0.24%</text:p>
          </table:table-cell>
          <table:table-cell table:number-columns-repeated="2"/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409.79" calcext:value-type="float">
            <text:p>409.79</text:p>
          </table:table-cell>
          <table:table-cell table:style-name="ce1" table:formula="of:=-306181.3157*[.R41]^6 + 746325.3162*[.R41]^5 - 729095.4085*[.R41]^4 + 363057.0091*[.R41]^3 - 96596.51481*[.R41]^2 + 12988.93323*[.R41] - 278.85432151" office:value-type="float" office:value="417.798158884095" calcext:value-type="float">
            <text:p>417.7981588841</text:p>
          </table:table-cell>
          <table:table-cell table:style-name="ce1" table:formula="of:=ABS([.T41]-[.S41])" office:value-type="float" office:value="8.00815888409471" calcext:value-type="float">
            <text:p>8.0081588841</text:p>
          </table:table-cell>
          <table:table-cell table:style-name="ce3" table:formula="of:=[.U41]/[.T41]" office:value-type="percentage" office:value="0.0191675303344655" calcext:value-type="percentage">
            <text:p>1.92%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467.80498" calcext:value-type="float">
            <text:p>467.804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85" calcext:value-type="float">
            <text:p>0.585</text:p>
          </table:table-cell>
          <table:table-cell office:value-type="float" office:value="315.73" calcext:value-type="float">
            <text:p>315.73</text:p>
          </table:table-cell>
          <table:table-cell table:formula="of:=117.20777*[.D42]^6 - 632.0762655*[.D42]^5 + 1323.616839*[.D42]^4 - 1338.992335*[.D42]^3 + 660.735901*[.D42]^2 - 144.3173449*[.D42] + 325.9572127" office:value-type="float" office:value="315.99445433193" calcext:value-type="float">
            <text:p>315.9944543319</text:p>
          </table:table-cell>
          <table:table-cell table:formula="of:=ABS([.F42]-[.E42])" office:value-type="float" office:value="0.264454331929983" calcext:value-type="float">
            <text:p>0.2644543319</text:p>
          </table:table-cell>
          <table:table-cell table:formula="of:=[.G42]/[.F42]" office:value-type="percentage" office:value="0.000836895484413129" calcext:value-type="percentage">
            <text:p>0.08%</text:p>
          </table:table-cell>
          <table:table-cell table:number-columns-repeated="2"/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350.64" calcext:value-type="float">
            <text:p>350.64</text:p>
          </table:table-cell>
          <table:table-cell table:style-name="ce1" table:formula="of:= -14640.71748*[.K42]^6 + 41863.10032*[.K42]^5 - 47025.52153*[.K42]^4 + 26250.11987*[.K42]^3 - 7607.409004*[.K42]^2 + 1090.605885*[.K42] + 285.6338953" office:value-type="float" office:value="349.375171163888" calcext:value-type="float">
            <text:p>349.3751711639</text:p>
          </table:table-cell>
          <table:table-cell table:style-name="ce1" table:formula="of:=ABS([.M42]-[.L42])" office:value-type="float" office:value="1.26482883611214" calcext:value-type="float">
            <text:p>1.2648288361</text:p>
          </table:table-cell>
          <table:table-cell table:style-name="ce3" table:formula="of:=[.N42]/[.M42]" office:value-type="percentage" office:value="0.00362025965353682" calcext:value-type="percentage">
            <text:p>0.36%</text:p>
          </table:table-cell>
          <table:table-cell table:number-columns-repeated="2"/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409.94" calcext:value-type="float">
            <text:p>409.94</text:p>
          </table:table-cell>
          <table:table-cell table:style-name="ce1" table:formula="of:=-306181.3157*[.R42]^6 + 746325.3162*[.R42]^5 - 729095.4085*[.R42]^4 + 363057.0091*[.R42]^3 - 96596.51481*[.R42]^2 + 12988.93323*[.R42] - 278.85432151" office:value-type="float" office:value="418.14742158612" calcext:value-type="float">
            <text:p>418.1474215861</text:p>
          </table:table-cell>
          <table:table-cell table:style-name="ce1" table:formula="of:=ABS([.T42]-[.S42])" office:value-type="float" office:value="8.20742158611978" calcext:value-type="float">
            <text:p>8.2074215861</text:p>
          </table:table-cell>
          <table:table-cell table:style-name="ce3" table:formula="of:=[.U42]/[.T42]" office:value-type="percentage" office:value="0.0196280573846117" calcext:value-type="percentage">
            <text:p>1.96%</text:p>
          </table:table-cell>
          <table:table-cell/>
          <table:table-cell office:value-type="float" office:value="0.5775" calcext:value-type="float">
            <text:p>0.5775</text:p>
          </table:table-cell>
          <table:table-cell office:value-type="float" office:value="467.98272" calcext:value-type="float">
            <text:p>467.982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315.76" calcext:value-type="float">
            <text:p>315.76</text:p>
          </table:table-cell>
          <table:table-cell table:formula="of:=117.20777*[.D43]^6 - 632.0762655*[.D43]^5 + 1323.616839*[.D43]^4 - 1338.992335*[.D43]^3 + 660.735901*[.D43]^2 - 144.3173449*[.D43] + 325.9572127" office:value-type="float" office:value="315.86832340624" calcext:value-type="float">
            <text:p>315.8683234062</text:p>
          </table:table-cell>
          <table:table-cell table:formula="of:=ABS([.F43]-[.E43])" office:value-type="float" office:value="0.108323406240004" calcext:value-type="float">
            <text:p>0.1083234062</text:p>
          </table:table-cell>
          <table:table-cell table:formula="of:=[.G43]/[.F43]" office:value-type="percentage" office:value="0.000342938491178454" calcext:value-type="percentage">
            <text:p>0.03%</text:p>
          </table:table-cell>
          <table:table-cell table:number-columns-repeated="2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50.73" calcext:value-type="float">
            <text:p>350.73</text:p>
          </table:table-cell>
          <table:table-cell table:style-name="ce1" table:formula="of:= -14640.71748*[.K43]^6 + 41863.10032*[.K43]^5 - 47025.52153*[.K43]^4 + 26250.11987*[.K43]^3 - 7607.409004*[.K43]^2 + 1090.605885*[.K43] + 285.6338953" office:value-type="float" office:value="349.04585262832" calcext:value-type="float">
            <text:p>349.0458526283</text:p>
          </table:table-cell>
          <table:table-cell table:style-name="ce1" table:formula="of:=ABS([.M43]-[.L43])" office:value-type="float" office:value="1.68414737168024" calcext:value-type="float">
            <text:p>1.6841473717</text:p>
          </table:table-cell>
          <table:table-cell table:style-name="ce3" table:formula="of:=[.N43]/[.M43]" office:value-type="percentage" office:value="0.00482500324527161" calcext:value-type="percentage">
            <text:p>0.48%</text:p>
          </table:table-cell>
          <table:table-cell table:number-columns-repeated="2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410.1" calcext:value-type="float">
            <text:p>410.1</text:p>
          </table:table-cell>
          <table:table-cell table:style-name="ce1" table:formula="of:=-306181.3157*[.R43]^6 + 746325.3162*[.R43]^5 - 729095.4085*[.R43]^4 + 363057.0091*[.R43]^3 - 96596.51481*[.R43]^2 + 12988.93323*[.R43] - 278.85432151" office:value-type="float" office:value="418.370431302792" calcext:value-type="float">
            <text:p>418.3704313028</text:p>
          </table:table-cell>
          <table:table-cell table:style-name="ce1" table:formula="of:=ABS([.T43]-[.S43])" office:value-type="float" office:value="8.27043130279185" calcext:value-type="float">
            <text:p>8.2704313028</text:p>
          </table:table-cell>
          <table:table-cell table:style-name="ce3" table:formula="of:=[.U43]/[.T43]" office:value-type="percentage" office:value="0.019768202253295" calcext:value-type="percentage">
            <text:p>1.98%</text:p>
          </table:table-cell>
          <table:table-cell/>
          <table:table-cell office:value-type="float" office:value="0.5925" calcext:value-type="float">
            <text:p>0.5925</text:p>
          </table:table-cell>
          <table:table-cell office:value-type="float" office:value="468.15513" calcext:value-type="float">
            <text:p>468.155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15" calcext:value-type="float">
            <text:p>0.615</text:p>
          </table:table-cell>
          <table:table-cell office:value-type="float" office:value="315.8" calcext:value-type="float">
            <text:p>315.8</text:p>
          </table:table-cell>
          <table:table-cell table:formula="of:=117.20777*[.D44]^6 - 632.0762655*[.D44]^5 + 1323.616839*[.D44]^4 - 1338.992335*[.D44]^3 + 660.735901*[.D44]^2 - 144.3173449*[.D44] + 325.9572127" office:value-type="float" office:value="315.729656748346" calcext:value-type="float">
            <text:p>315.7296567483</text:p>
          </table:table-cell>
          <table:table-cell table:formula="of:=ABS([.F44]-[.E44])" office:value-type="float" office:value="0.0703432516542648" calcext:value-type="float">
            <text:p>0.0703432517</text:p>
          </table:table-cell>
          <table:table-cell table:formula="of:=[.G44]/[.F44]" office:value-type="percentage" office:value="0.000222795832291207" calcext:value-type="percentage">
            <text:p>0.02%</text:p>
          </table:table-cell>
          <table:table-cell table:number-columns-repeated="2"/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350.82" calcext:value-type="float">
            <text:p>350.82</text:p>
          </table:table-cell>
          <table:table-cell table:style-name="ce1" table:formula="of:= -14640.71748*[.K44]^6 + 41863.10032*[.K44]^5 - 47025.52153*[.K44]^4 + 26250.11987*[.K44]^3 - 7607.409004*[.K44]^2 + 1090.605885*[.K44] + 285.6338953" office:value-type="float" office:value="348.730173504879" calcext:value-type="float">
            <text:p>348.7301735049</text:p>
          </table:table-cell>
          <table:table-cell table:style-name="ce1" table:formula="of:=ABS([.M44]-[.L44])" office:value-type="float" office:value="2.08982649512086" calcext:value-type="float">
            <text:p>2.0898264951</text:p>
          </table:table-cell>
          <table:table-cell table:style-name="ce3" table:formula="of:=[.N44]/[.M44]" office:value-type="percentage" office:value="0.00599267472073684" calcext:value-type="percentage">
            <text:p>0.60%</text:p>
          </table:table-cell>
          <table:table-cell table:number-columns-repeated="2"/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410.25" calcext:value-type="float">
            <text:p>410.25</text:p>
          </table:table-cell>
          <table:table-cell table:style-name="ce1" table:formula="of:=-306181.3157*[.R44]^6 + 746325.3162*[.R44]^5 - 729095.4085*[.R44]^4 + 363057.0091*[.R44]^3 - 96596.51481*[.R44]^2 + 12988.93323*[.R44] - 278.85432151" office:value-type="float" office:value="418.086705831157" calcext:value-type="float">
            <text:p>418.0867058312</text:p>
          </table:table-cell>
          <table:table-cell table:style-name="ce1" table:formula="of:=ABS([.T44]-[.S44])" office:value-type="float" office:value="7.83670583115679" calcext:value-type="float">
            <text:p>7.8367058312</text:p>
          </table:table-cell>
          <table:table-cell table:style-name="ce3" table:formula="of:=[.U44]/[.T44]" office:value-type="percentage" office:value="0.0187442119585635" calcext:value-type="percentage">
            <text:p>1.87%</text:p>
          </table:table-cell>
          <table:table-cell/>
          <table:table-cell office:value-type="float" office:value="0.6075" calcext:value-type="float">
            <text:p>0.6075</text:p>
          </table:table-cell>
          <table:table-cell office:value-type="float" office:value="468.32248" calcext:value-type="float">
            <text:p>468.322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" calcext:value-type="float">
            <text:p>0.63</text:p>
          </table:table-cell>
          <table:table-cell office:value-type="float" office:value="315.83" calcext:value-type="float">
            <text:p>315.83</text:p>
          </table:table-cell>
          <table:table-cell table:formula="of:=117.20777*[.D45]^6 - 632.0762655*[.D45]^5 + 1323.616839*[.D45]^4 - 1338.992335*[.D45]^3 + 660.735901*[.D45]^2 - 144.3173449*[.D45] + 325.9572127" office:value-type="float" office:value="315.579874449248" calcext:value-type="float">
            <text:p>315.5798744492</text:p>
          </table:table-cell>
          <table:table-cell table:formula="of:=ABS([.F45]-[.E45])" office:value-type="float" office:value="0.250125550752159" calcext:value-type="float">
            <text:p>0.2501255508</text:p>
          </table:table-cell>
          <table:table-cell table:formula="of:=[.G45]/[.F45]" office:value-type="percentage" office:value="0.000792590310737274" calcext:value-type="percentage">
            <text:p>0.08%</text:p>
          </table:table-cell>
          <table:table-cell table:number-columns-repeated="2"/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350.91" calcext:value-type="float">
            <text:p>350.91</text:p>
          </table:table-cell>
          <table:table-cell table:style-name="ce1" table:formula="of:= -14640.71748*[.K45]^6 + 41863.10032*[.K45]^5 - 47025.52153*[.K45]^4 + 26250.11987*[.K45]^3 - 7607.409004*[.K45]^2 + 1090.605885*[.K45] + 285.6338953" office:value-type="float" office:value="348.44475001096" calcext:value-type="float">
            <text:p>348.444750011</text:p>
          </table:table-cell>
          <table:table-cell table:style-name="ce1" table:formula="of:=ABS([.M45]-[.L45])" office:value-type="float" office:value="2.46524998903953" calcext:value-type="float">
            <text:p>2.465249989</text:p>
          </table:table-cell>
          <table:table-cell table:style-name="ce3" table:formula="of:=[.N45]/[.M45]" office:value-type="percentage" office:value="0.00707500970802972" calcext:value-type="percentage">
            <text:p>0.71%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410.39" calcext:value-type="float">
            <text:p>410.39</text:p>
          </table:table-cell>
          <table:table-cell table:number-columns-repeated="4"/>
          <table:table-cell office:value-type="float" office:value="0.6225" calcext:value-type="float">
            <text:p>0.6225</text:p>
          </table:table-cell>
          <table:table-cell office:value-type="float" office:value="468.48505" calcext:value-type="float">
            <text:p>468.485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45" calcext:value-type="float">
            <text:p>0.645</text:p>
          </table:table-cell>
          <table:table-cell office:value-type="float" office:value="315.86" calcext:value-type="float">
            <text:p>315.86</text:p>
          </table:table-cell>
          <table:table-cell table:formula="of:=117.20777*[.D46]^6 - 632.0762655*[.D46]^5 + 1323.616839*[.D46]^4 - 1338.992335*[.D46]^3 + 660.735901*[.D46]^2 - 144.3173449*[.D46] + 325.9572127" office:value-type="float" office:value="315.42045136949" calcext:value-type="float">
            <text:p>315.4204513695</text:p>
          </table:table-cell>
          <table:table-cell table:formula="of:=ABS([.F46]-[.E46])" office:value-type="float" office:value="0.439548630509989" calcext:value-type="float">
            <text:p>0.4395486305</text:p>
          </table:table-cell>
          <table:table-cell table:formula="of:=[.G46]/[.F46]" office:value-type="percentage" office:value="0.00139353243774004" calcext:value-type="percentage">
            <text:p>0.14%</text:p>
          </table:table-cell>
          <table:table-cell table:number-columns-repeated="2"/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350.99" calcext:value-type="float">
            <text:p>350.99</text:p>
          </table:table-cell>
          <table:table-cell table:style-name="ce1" table:formula="of:= -14640.71748*[.K46]^6 + 41863.10032*[.K46]^5 - 47025.52153*[.K46]^4 + 26250.11987*[.K46]^3 - 7607.409004*[.K46]^2 + 1090.605885*[.K46] + 285.6338953" office:value-type="float" office:value="348.204527448104" calcext:value-type="float">
            <text:p>348.2045274481</text:p>
          </table:table-cell>
          <table:table-cell table:style-name="ce1" table:formula="of:=ABS([.M46]-[.L46])" office:value-type="float" office:value="2.78547255189648" calcext:value-type="float">
            <text:p>2.7854725519</text:p>
          </table:table-cell>
          <table:table-cell table:style-name="ce3" table:formula="of:=[.N46]/[.M46]" office:value-type="percentage" office:value="0.00799952996679982" calcext:value-type="percentage">
            <text:p>0.80%</text:p>
          </table:table-cell>
          <table:table-cell table:number-columns-repeated="2"/>
          <table:table-cell office:value-type="float" office:value="0.645" calcext:value-type="float">
            <text:p>0.645</text:p>
          </table:table-cell>
          <table:table-cell office:value-type="float" office:value="410.53" calcext:value-type="float">
            <text:p>410.53</text:p>
          </table:table-cell>
          <table:table-cell table:number-columns-repeated="4"/>
          <table:table-cell office:value-type="float" office:value="0.6375" calcext:value-type="float">
            <text:p>0.6375</text:p>
          </table:table-cell>
          <table:table-cell office:value-type="float" office:value="468.64309" calcext:value-type="float">
            <text:p>468.643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" calcext:value-type="float">
            <text:p>0.66</text:p>
          </table:table-cell>
          <table:table-cell office:value-type="float" office:value="315.9" calcext:value-type="float">
            <text:p>315.9</text:p>
          </table:table-cell>
          <table:table-cell table:formula="of:=117.20777*[.D47]^6 - 632.0762655*[.D47]^5 + 1323.616839*[.D47]^4 - 1338.992335*[.D47]^3 + 660.735901*[.D47]^2 - 144.3173449*[.D47] + 325.9572127" office:value-type="float" office:value="315.252899433094" calcext:value-type="float">
            <text:p>315.2528994331</text:p>
          </table:table-cell>
          <table:table-cell table:formula="of:=ABS([.F47]-[.E47])" office:value-type="float" office:value="0.647100566905465" calcext:value-type="float">
            <text:p>0.6471005669</text:p>
          </table:table-cell>
          <table:table-cell table:formula="of:=[.G47]/[.F47]" office:value-type="percentage" office:value="0.00205263954136224" calcext:value-type="percentage">
            <text:p>0.21%</text:p>
          </table:table-cell>
          <table:table-cell table:number-columns-repeated="2"/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351.07" calcext:value-type="float">
            <text:p>351.07</text:p>
          </table:table-cell>
          <table:table-cell table:style-name="ce1" table:formula="of:= -14640.71748*[.K47]^6 + 41863.10032*[.K47]^5 - 47025.52153*[.K47]^4 + 26250.11987*[.K47]^3 - 7607.409004*[.K47]^2 + 1090.605885*[.K47] + 285.6338953" office:value-type="float" office:value="348.021611981364" calcext:value-type="float">
            <text:p>348.0216119814</text:p>
          </table:table-cell>
          <table:table-cell table:style-name="ce1" table:formula="of:=ABS([.M47]-[.L47])" office:value-type="float" office:value="3.04838801863627" calcext:value-type="float">
            <text:p>3.0483880186</text:p>
          </table:table-cell>
          <table:table-cell table:style-name="ce3" table:formula="of:=[.N47]/[.M47]" office:value-type="percentage" office:value="0.00875919171019618" calcext:value-type="percentage">
            <text:p>0.88%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410.67" calcext:value-type="float">
            <text:p>410.67</text:p>
          </table:table-cell>
          <table:table-cell table:number-columns-repeated="4"/>
          <table:table-cell office:value-type="float" office:value="0.6525" calcext:value-type="float">
            <text:p>0.6525</text:p>
          </table:table-cell>
          <table:table-cell office:value-type="float" office:value="468.79682" calcext:value-type="float">
            <text:p>468.796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75" calcext:value-type="float">
            <text:p>0.675</text:p>
          </table:table-cell>
          <table:table-cell office:value-type="float" office:value="315.93" calcext:value-type="float">
            <text:p>315.93</text:p>
          </table:table-cell>
          <table:table-cell table:formula="of:=117.20777*[.D48]^6 - 632.0762655*[.D48]^5 + 1323.616839*[.D48]^4 - 1338.992335*[.D48]^3 + 660.735901*[.D48]^2 - 144.3173449*[.D48] + 325.9572127" office:value-type="float" office:value="315.078750882746" calcext:value-type="float">
            <text:p>315.0787508827</text:p>
          </table:table-cell>
          <table:table-cell table:formula="of:=ABS([.F48]-[.E48])" office:value-type="float" office:value="0.851249117254383" calcext:value-type="float">
            <text:p>0.8512491173</text:p>
          </table:table-cell>
          <table:table-cell table:formula="of:=[.G48]/[.F48]" office:value-type="percentage" office:value="0.00270170271676356" calcext:value-type="percentage">
            <text:p>0.27%</text:p>
          </table:table-cell>
          <table:table-cell table:number-columns-repeated="2"/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351.15" calcext:value-type="float">
            <text:p>351.15</text:p>
          </table:table-cell>
          <table:table-cell table:style-name="ce1" table:formula="of:= -14640.71748*[.K48]^6 + 41863.10032*[.K48]^5 - 47025.52153*[.K48]^4 + 26250.11987*[.K48]^3 - 7607.409004*[.K48]^2 + 1090.605885*[.K48] + 285.6338953" office:value-type="float" office:value="347.903982346501" calcext:value-type="float">
            <text:p>347.9039823465</text:p>
          </table:table-cell>
          <table:table-cell table:style-name="ce1" table:formula="of:=ABS([.M48]-[.L48])" office:value-type="float" office:value="3.24601765349934" calcext:value-type="float">
            <text:p>3.2460176535</text:p>
          </table:table-cell>
          <table:table-cell table:style-name="ce3" table:formula="of:=[.N48]/[.M48]" office:value-type="percentage" office:value="0.00933021126003212" calcext:value-type="percentage">
            <text:p>0.93%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office:value-type="float" office:value="410.8" calcext:value-type="float">
            <text:p>410.8</text:p>
          </table:table-cell>
          <table:table-cell table:number-columns-repeated="4"/>
          <table:table-cell office:value-type="float" office:value="0.6675" calcext:value-type="float">
            <text:p>0.6675</text:p>
          </table:table-cell>
          <table:table-cell office:value-type="float" office:value="468.94645" calcext:value-type="float">
            <text:p>468.946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" calcext:value-type="float">
            <text:p>0.69</text:p>
          </table:table-cell>
          <table:table-cell office:value-type="float" office:value="315.96" calcext:value-type="float">
            <text:p>315.96</text:p>
          </table:table-cell>
          <table:table-cell table:formula="of:=117.20777*[.D49]^6 - 632.0762655*[.D49]^5 + 1323.616839*[.D49]^4 - 1338.992335*[.D49]^3 + 660.735901*[.D49]^2 - 144.3173449*[.D49] + 325.9572127" office:value-type="float" office:value="314.899542496226" calcext:value-type="float">
            <text:p>314.8995424962</text:p>
          </table:table-cell>
          <table:table-cell table:formula="of:=ABS([.F49]-[.E49])" office:value-type="float" office:value="1.06045750377416" calcext:value-type="float">
            <text:p>1.0604575038</text:p>
          </table:table-cell>
          <table:table-cell table:formula="of:=[.G49]/[.F49]" office:value-type="percentage" office:value="0.00336760573028419" calcext:value-type="percentage">
            <text:p>0.34%</text:p>
          </table:table-cell>
          <table:table-cell table:number-columns-repeated="2"/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351.23" calcext:value-type="float">
            <text:p>351.23</text:p>
          </table:table-cell>
          <table:table-cell table:style-name="ce1" table:formula="of:= -14640.71748*[.K49]^6 + 41863.10032*[.K49]^5 - 47025.52153*[.K49]^4 + 26250.11987*[.K49]^3 - 7607.409004*[.K49]^2 + 1090.605885*[.K49] + 285.6338953" office:value-type="float" office:value="347.854081484986" calcext:value-type="float">
            <text:p>347.854081485</text:p>
          </table:table-cell>
          <table:table-cell table:style-name="ce1" table:formula="of:=ABS([.M49]-[.L49])" office:value-type="float" office:value="3.37591851501401" calcext:value-type="float">
            <text:p>3.375918515</text:p>
          </table:table-cell>
          <table:table-cell table:style-name="ce3" table:formula="of:=[.N49]/[.M49]" office:value-type="percentage" office:value="0.00970498463206825" calcext:value-type="percentage">
            <text:p>0.97%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410.93" calcext:value-type="float">
            <text:p>410.93</text:p>
          </table:table-cell>
          <table:table-cell table:number-columns-repeated="4"/>
          <table:table-cell office:value-type="float" office:value="0.6825" calcext:value-type="float">
            <text:p>0.6825</text:p>
          </table:table-cell>
          <table:table-cell office:value-type="float" office:value="469.09219" calcext:value-type="float">
            <text:p>469.09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05" calcext:value-type="float">
            <text:p>0.705</text:p>
          </table:table-cell>
          <table:table-cell office:value-type="float" office:value="315.99" calcext:value-type="float">
            <text:p>315.99</text:p>
          </table:table-cell>
          <table:table-cell table:formula="of:=117.20777*[.D50]^6 - 632.0762655*[.D50]^5 + 1323.616839*[.D50]^4 - 1338.992335*[.D50]^3 + 660.735901*[.D50]^2 - 144.3173449*[.D50] + 325.9572127" office:value-type="float" office:value="314.716800764101" calcext:value-type="float">
            <text:p>314.7168007641</text:p>
          </table:table-cell>
          <table:table-cell table:formula="of:=ABS([.F50]-[.E50])" office:value-type="float" office:value="1.2731992358992" calcext:value-type="float">
            <text:p>1.2731992359</text:p>
          </table:table-cell>
          <table:table-cell table:formula="of:=[.G50]/[.F50]" office:value-type="percentage" office:value="0.00404553945899297" calcext:value-type="percentage">
            <text:p>0.40%</text:p>
          </table:table-cell>
          <table:table-cell table:number-columns-repeated="2"/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351.31" calcext:value-type="float">
            <text:p>351.31</text:p>
          </table:table-cell>
          <table:table-cell table:style-name="ce1" table:formula="of:= -14640.71748*[.K50]^6 + 41863.10032*[.K50]^5 - 47025.52153*[.K50]^4 + 26250.11987*[.K50]^3 - 7607.409004*[.K50]^2 + 1090.605885*[.K50] + 285.6338953" office:value-type="float" office:value="347.867288106801" calcext:value-type="float">
            <text:p>347.8672881068</text:p>
          </table:table-cell>
          <table:table-cell table:style-name="ce1" table:formula="of:=ABS([.M50]-[.L50])" office:value-type="float" office:value="3.44271189319932" calcext:value-type="float">
            <text:p>3.4427118932</text:p>
          </table:table-cell>
          <table:table-cell table:style-name="ce3" table:formula="of:=[.N50]/[.M50]" office:value-type="percentage" office:value="0.0098966244050586" calcext:value-type="percentage">
            <text:p>0.99%</text:p>
          </table:table-cell>
          <table:table-cell table:number-columns-repeated="2"/>
          <table:table-cell office:value-type="float" office:value="0.705" calcext:value-type="float">
            <text:p>0.705</text:p>
          </table:table-cell>
          <table:table-cell office:value-type="float" office:value="411.06" calcext:value-type="float">
            <text:p>411.06</text:p>
          </table:table-cell>
          <table:table-cell table:number-columns-repeated="4"/>
          <table:table-cell office:value-type="float" office:value="0.6975" calcext:value-type="float">
            <text:p>0.6975</text:p>
          </table:table-cell>
          <table:table-cell office:value-type="float" office:value="469.23422" calcext:value-type="float">
            <text:p>469.234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" calcext:value-type="float">
            <text:p>0.72</text:p>
          </table:table-cell>
          <table:table-cell office:value-type="float" office:value="316.02" calcext:value-type="float">
            <text:p>316.02</text:p>
          </table:table-cell>
          <table:table-cell table:formula="of:=117.20777*[.D51]^6 - 632.0762655*[.D51]^5 + 1323.616839*[.D51]^4 - 1338.992335*[.D51]^3 + 660.735901*[.D51]^2 - 144.3173449*[.D51] + 325.9572127" office:value-type="float" office:value="314.532028028654" calcext:value-type="float">
            <text:p>314.5320280287</text:p>
          </table:table-cell>
          <table:table-cell table:formula="of:=ABS([.F51]-[.E51])" office:value-type="float" office:value="1.48797197134559" calcext:value-type="float">
            <text:p>1.4879719713</text:p>
          </table:table-cell>
          <table:table-cell table:formula="of:=[.G51]/[.F51]" office:value-type="percentage" office:value="0.00473074866388497" calcext:value-type="percentage">
            <text:p>0.47%</text:p>
          </table:table-cell>
          <table:table-cell table:number-columns-repeated="2"/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351.38" calcext:value-type="float">
            <text:p>351.38</text:p>
          </table:table-cell>
          <table:table-cell table:style-name="ce1" table:formula="of:= -14640.71748*[.K51]^6 + 41863.10032*[.K51]^5 - 47025.52153*[.K51]^4 + 26250.11987*[.K51]^3 - 7607.409004*[.K51]^2 + 1090.605885*[.K51] + 285.6338953" office:value-type="float" office:value="347.930268181101" calcext:value-type="float">
            <text:p>347.9302681811</text:p>
          </table:table-cell>
          <table:table-cell table:style-name="ce1" table:formula="of:=ABS([.M51]-[.L51])" office:value-type="float" office:value="3.44973181889935" calcext:value-type="float">
            <text:p>3.4497318189</text:p>
          </table:table-cell>
          <table:table-cell table:style-name="ce3" table:formula="of:=[.N51]/[.M51]" office:value-type="percentage" office:value="0.00991500922565247" calcext:value-type="percentage">
            <text:p>0.99%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411.18" calcext:value-type="float">
            <text:p>411.18</text:p>
          </table:table-cell>
          <table:table-cell table:number-columns-repeated="4"/>
          <table:table-cell office:value-type="float" office:value="0.7125" calcext:value-type="float">
            <text:p>0.7125</text:p>
          </table:table-cell>
          <table:table-cell office:value-type="float" office:value="469.37271" calcext:value-type="float">
            <text:p>469.37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35" calcext:value-type="float">
            <text:p>0.735</text:p>
          </table:table-cell>
          <table:table-cell office:value-type="float" office:value="316.04" calcext:value-type="float">
            <text:p>316.04</text:p>
          </table:table-cell>
          <table:table-cell table:formula="of:=117.20777*[.D52]^6 - 632.0762655*[.D52]^5 + 1323.616839*[.D52]^4 - 1338.992335*[.D52]^3 + 660.735901*[.D52]^2 - 144.3173449*[.D52] + 325.9572127" office:value-type="float" office:value="314.346689584075" calcext:value-type="float">
            <text:p>314.3466895841</text:p>
          </table:table-cell>
          <table:table-cell table:formula="of:=ABS([.F52]-[.E52])" office:value-type="float" office:value="1.69331041592517" calcext:value-type="float">
            <text:p>1.6933104159</text:p>
          </table:table-cell>
          <table:table-cell table:formula="of:=[.G52]/[.F52]" office:value-type="percentage" office:value="0.00538676077093625" calcext:value-type="percentage">
            <text:p>0.54%</text:p>
          </table:table-cell>
          <table:table-cell table:number-columns-repeated="2"/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351.46" calcext:value-type="float">
            <text:p>351.46</text:p>
          </table:table-cell>
          <table:table-cell table:style-name="ce1" table:formula="of:= -14640.71748*[.K52]^6 + 41863.10032*[.K52]^5 - 47025.52153*[.K52]^4 + 26250.11987*[.K52]^3 - 7607.409004*[.K52]^2 + 1090.605885*[.K52] + 285.6338953" office:value-type="float" office:value="348.019206354637" calcext:value-type="float">
            <text:p>348.0192063546</text:p>
          </table:table-cell>
          <table:table-cell table:style-name="ce1" table:formula="of:=ABS([.M52]-[.L52])" office:value-type="float" office:value="3.44079364536321" calcext:value-type="float">
            <text:p>3.4407936454</text:p>
          </table:table-cell>
          <table:table-cell table:style-name="ce3" table:formula="of:=[.N52]/[.M52]" office:value-type="percentage" office:value="0.00988679240264974" calcext:value-type="percentage">
            <text:p>0.99%</text:p>
          </table:table-cell>
          <table:table-cell table:number-columns-repeated="2"/>
          <table:table-cell office:value-type="float" office:value="0.735" calcext:value-type="float">
            <text:p>0.735</text:p>
          </table:table-cell>
          <table:table-cell office:value-type="float" office:value="411.3" calcext:value-type="float">
            <text:p>411.3</text:p>
          </table:table-cell>
          <table:table-cell table:number-columns-repeated="4"/>
          <table:table-cell office:value-type="float" office:value="0.7275" calcext:value-type="float">
            <text:p>0.7275</text:p>
          </table:table-cell>
          <table:table-cell office:value-type="float" office:value="469.50782" calcext:value-type="float">
            <text:p>469.507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316.07" calcext:value-type="float">
            <text:p>316.07</text:p>
          </table:table-cell>
          <table:table-cell table:formula="of:=117.20777*[.D53]^6 - 632.0762655*[.D53]^5 + 1323.616839*[.D53]^4 - 1338.992335*[.D53]^3 + 660.735901*[.D53]^2 - 144.3173449*[.D53] + 325.9572127" office:value-type="float" office:value="314.162201737891" calcext:value-type="float">
            <text:p>314.1622017379</text:p>
          </table:table-cell>
          <table:table-cell table:formula="of:=ABS([.F53]-[.E53])" office:value-type="float" office:value="1.90779826210928" calcext:value-type="float">
            <text:p>1.9077982621</text:p>
          </table:table-cell>
          <table:table-cell table:formula="of:=[.G53]/[.F53]" office:value-type="percentage" office:value="0.00607265371695154" calcext:value-type="percentage">
            <text:p>0.61%</text:p>
          </table:table-cell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351.53" calcext:value-type="float">
            <text:p>351.53</text:p>
          </table:table-cell>
          <table:table-cell table:style-name="ce1" table:formula="of:= -14640.71748*[.K53]^6 + 41863.10032*[.K53]^5 - 47025.52153*[.K53]^4 + 26250.11987*[.K53]^3 - 7607.409004*[.K53]^2 + 1090.605885*[.K53] + 285.6338953" office:value-type="float" office:value="348.097917298045" calcext:value-type="float">
            <text:p>348.097917298</text:p>
          </table:table-cell>
          <table:table-cell table:style-name="ce1" table:formula="of:=ABS([.M53]-[.L53])" office:value-type="float" office:value="3.43208270195504" calcext:value-type="float">
            <text:p>3.432082702</text:p>
          </table:table-cell>
          <table:table-cell table:style-name="ce3" table:formula="of:=[.N53]/[.M53]" office:value-type="percentage" office:value="0.00985953242293161" calcext:value-type="percentage">
            <text:p>0.99%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411.42" calcext:value-type="float">
            <text:p>411.42</text:p>
          </table:table-cell>
          <table:table-cell table:number-columns-repeated="4"/>
          <table:table-cell office:value-type="float" office:value="0.7425" calcext:value-type="float">
            <text:p>0.7425</text:p>
          </table:table-cell>
          <table:table-cell office:value-type="float" office:value="469.63971" calcext:value-type="float">
            <text:p>469.639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65" calcext:value-type="float">
            <text:p>0.765</text:p>
          </table:table-cell>
          <table:table-cell office:value-type="float" office:value="316.1" calcext:value-type="float">
            <text:p>316.1</text:p>
          </table:table-cell>
          <table:table-cell table:formula="of:=117.20777*[.D54]^6 - 632.0762655*[.D54]^5 + 1323.616839*[.D54]^4 - 1338.992335*[.D54]^3 + 660.735901*[.D54]^2 - 144.3173449*[.D54] + 325.9572127" office:value-type="float" office:value="313.979920833656" calcext:value-type="float">
            <text:p>313.9799208337</text:p>
          </table:table-cell>
          <table:table-cell table:formula="of:=ABS([.F54]-[.E54])" office:value-type="float" office:value="2.12007916634354" calcext:value-type="float">
            <text:p>2.1200791663</text:p>
          </table:table-cell>
          <table:table-cell table:formula="of:=[.G54]/[.F54]" office:value-type="percentage" office:value="0.00675227626248986" calcext:value-type="percentage">
            <text:p>0.68%</text:p>
          </table:table-cell>
          <table:table-cell table:number-columns-repeated="2"/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351.6" calcext:value-type="float">
            <text:p>351.6</text:p>
          </table:table-cell>
          <table:table-cell table:style-name="ce1" table:formula="of:= -14640.71748*[.K54]^6 + 41863.10032*[.K54]^5 - 47025.52153*[.K54]^4 + 26250.11987*[.K54]^3 - 7607.409004*[.K54]^2 + 1090.605885*[.K54] + 285.6338953" office:value-type="float" office:value="348.115836979912" calcext:value-type="float">
            <text:p>348.1158369799</text:p>
          </table:table-cell>
          <table:table-cell table:style-name="ce1" table:formula="of:=ABS([.M54]-[.L54])" office:value-type="float" office:value="3.48416302008837" calcext:value-type="float">
            <text:p>3.4841630201</text:p>
          </table:table-cell>
          <table:table-cell table:style-name="ce3" table:formula="of:=[.N54]/[.M54]" office:value-type="percentage" office:value="0.0100086311795388" calcext:value-type="percentage">
            <text:p>1.00%</text:p>
          </table:table-cell>
          <table:table-cell table:number-columns-repeated="2"/>
          <table:table-cell office:value-type="float" office:value="0.765" calcext:value-type="float">
            <text:p>0.765</text:p>
          </table:table-cell>
          <table:table-cell office:value-type="float" office:value="411.53" calcext:value-type="float">
            <text:p>411.53</text:p>
          </table:table-cell>
          <table:table-cell table:number-columns-repeated="4"/>
          <table:table-cell office:value-type="float" office:value="0.7575" calcext:value-type="float">
            <text:p>0.7575</text:p>
          </table:table-cell>
          <table:table-cell office:value-type="float" office:value="469.7685" calcext:value-type="float">
            <text:p>469.76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" calcext:value-type="float">
            <text:p>0.78</text:p>
          </table:table-cell>
          <table:table-cell office:value-type="float" office:value="316.12" calcext:value-type="float">
            <text:p>316.12</text:p>
          </table:table-cell>
          <table:table-cell table:formula="of:=117.20777*[.D55]^6 - 632.0762655*[.D55]^5 + 1323.616839*[.D55]^4 - 1338.992335*[.D55]^3 + 660.735901*[.D55]^2 - 144.3173449*[.D55] + 325.9572127" office:value-type="float" office:value="313.80113323489" calcext:value-type="float">
            <text:p>313.8011332349</text:p>
          </table:table-cell>
          <table:table-cell table:formula="of:=ABS([.F55]-[.E55])" office:value-type="float" office:value="2.3188667651101" calcext:value-type="float">
            <text:p>2.3188667651</text:p>
          </table:table-cell>
          <table:table-cell table:formula="of:=[.G55]/[.F55]" office:value-type="percentage" office:value="0.00738960608970892" calcext:value-type="percentage">
            <text:p>0.74%</text:p>
          </table:table-cell>
          <table:table-cell table:number-columns-repeated="2"/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351.67" calcext:value-type="float">
            <text:p>351.67</text:p>
          </table:table-cell>
          <table:table-cell table:style-name="ce1" table:formula="of:= -14640.71748*[.K55]^6 + 41863.10032*[.K55]^5 - 47025.52153*[.K55]^4 + 26250.11987*[.K55]^3 - 7607.409004*[.K55]^2 + 1090.605885*[.K55] + 285.6338953" office:value-type="float" office:value="348.005893868668" calcext:value-type="float">
            <text:p>348.0058938687</text:p>
          </table:table-cell>
          <table:table-cell table:style-name="ce1" table:formula="of:=ABS([.M55]-[.L55])" office:value-type="float" office:value="3.66410613133212" calcext:value-type="float">
            <text:p>3.6641061313</text:p>
          </table:table-cell>
          <table:table-cell table:style-name="ce3" table:formula="of:=[.N55]/[.M55]" office:value-type="percentage" office:value="0.0105288622862086" calcext:value-type="percentage">
            <text:p>1.05%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411.64" calcext:value-type="float">
            <text:p>411.64</text:p>
          </table:table-cell>
          <table:table-cell table:number-columns-repeated="4"/>
          <table:table-cell office:value-type="float" office:value="0.7725" calcext:value-type="float">
            <text:p>0.7725</text:p>
          </table:table-cell>
          <table:table-cell office:value-type="float" office:value="469.89434" calcext:value-type="float">
            <text:p>469.894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95" calcext:value-type="float">
            <text:p>0.795</text:p>
          </table:table-cell>
          <table:table-cell office:value-type="float" office:value="316.15" calcext:value-type="float">
            <text:p>316.15</text:p>
          </table:table-cell>
          <table:table-cell table:formula="of:=117.20777*[.D56]^6 - 632.0762655*[.D56]^5 + 1323.616839*[.D56]^4 - 1338.992335*[.D56]^3 + 660.735901*[.D56]^2 - 144.3173449*[.D56] + 325.9572127" office:value-type="float" office:value="313.627046270258" calcext:value-type="float">
            <text:p>313.6270462703</text:p>
          </table:table-cell>
          <table:table-cell table:formula="of:=ABS([.F56]-[.E56])" office:value-type="float" office:value="2.52295372974243" calcext:value-type="float">
            <text:p>2.5229537297</text:p>
          </table:table-cell>
          <table:table-cell table:formula="of:=[.G56]/[.F56]" office:value-type="percentage" office:value="0.00804443927826414" calcext:value-type="percentage">
            <text:p>0.80%</text:p>
          </table:table-cell>
          <table:table-cell table:number-columns-repeated="2"/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351.73" calcext:value-type="float">
            <text:p>351.73</text:p>
          </table:table-cell>
          <table:table-cell table:style-name="ce1" table:formula="of:= -14640.71748*[.K56]^6 + 41863.10032*[.K56]^5 - 47025.52153*[.K56]^4 + 26250.11987*[.K56]^3 - 7607.409004*[.K56]^2 + 1090.605885*[.K56] + 285.6338953" office:value-type="float" office:value="347.682260062329" calcext:value-type="float">
            <text:p>347.6822600623</text:p>
          </table:table-cell>
          <table:table-cell table:style-name="ce1" table:formula="of:=ABS([.M56]-[.L56])" office:value-type="float" office:value="4.04773993767145" calcext:value-type="float">
            <text:p>4.0477399377</text:p>
          </table:table-cell>
          <table:table-cell table:style-name="ce3" table:formula="of:=[.N56]/[.M56]" office:value-type="percentage" office:value="0.0116420663422569" calcext:value-type="percentage">
            <text:p>1.16%</text:p>
          </table:table-cell>
          <table:table-cell table:number-columns-repeated="2"/>
          <table:table-cell office:value-type="float" office:value="0.795" calcext:value-type="float">
            <text:p>0.795</text:p>
          </table:table-cell>
          <table:table-cell office:value-type="float" office:value="411.75" calcext:value-type="float">
            <text:p>411.75</text:p>
          </table:table-cell>
          <table:table-cell table:number-columns-repeated="4"/>
          <table:table-cell office:value-type="float" office:value="0.7875" calcext:value-type="float">
            <text:p>0.7875</text:p>
          </table:table-cell>
          <table:table-cell office:value-type="float" office:value="470.01735" calcext:value-type="float">
            <text:p>470.0173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" calcext:value-type="float">
            <text:p>0.81</text:p>
          </table:table-cell>
          <table:table-cell office:value-type="float" office:value="316.18" calcext:value-type="float">
            <text:p>316.18</text:p>
          </table:table-cell>
          <table:table-cell table:formula="of:=117.20777*[.D57]^6 - 632.0762655*[.D57]^5 + 1323.616839*[.D57]^4 - 1338.992335*[.D57]^3 + 660.735901*[.D57]^2 - 144.3173449*[.D57] + 325.9572127" office:value-type="float" office:value="313.458780140013" calcext:value-type="float">
            <text:p>313.45878014</text:p>
          </table:table-cell>
          <table:table-cell table:formula="of:=ABS([.F57]-[.E57])" office:value-type="float" office:value="2.72121985998734" calcext:value-type="float">
            <text:p>2.72121986</text:p>
          </table:table-cell>
          <table:table-cell table:formula="of:=[.G57]/[.F57]" office:value-type="percentage" office:value="0.00868126858265656" calcext:value-type="percentage">
            <text:p>0.87%</text:p>
          </table:table-cell>
          <table:table-cell table:number-columns-repeated="2"/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351.8" calcext:value-type="float">
            <text:p>351.8</text:p>
          </table:table-cell>
          <table:table-cell table:style-name="ce1" table:formula="of:= -14640.71748*[.K57]^6 + 41863.10032*[.K57]^5 - 47025.52153*[.K57]^4 + 26250.11987*[.K57]^3 - 7607.409004*[.K57]^2 + 1090.605885*[.K57] + 285.6338953" office:value-type="float" office:value="347.037982345972" calcext:value-type="float">
            <text:p>347.037982346</text:p>
          </table:table-cell>
          <table:table-cell table:style-name="ce1" table:formula="of:=ABS([.M57]-[.L57])" office:value-type="float" office:value="4.76201765402755" calcext:value-type="float">
            <text:p>4.762017654</text:p>
          </table:table-cell>
          <table:table-cell table:style-name="ce3" table:formula="of:=[.N57]/[.M57]" office:value-type="percentage" office:value="0.0137218918281981" calcext:value-type="percentage">
            <text:p>1.37%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411.86" calcext:value-type="float">
            <text:p>411.86</text:p>
          </table:table-cell>
          <table:table-cell table:number-columns-repeated="4"/>
          <table:table-cell office:value-type="float" office:value="0.8025" calcext:value-type="float">
            <text:p>0.8025</text:p>
          </table:table-cell>
          <table:table-cell office:value-type="float" office:value="470.13764" calcext:value-type="float">
            <text:p>470.137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25" calcext:value-type="float">
            <text:p>0.825</text:p>
          </table:table-cell>
          <table:table-cell office:value-type="float" office:value="316.2" calcext:value-type="float">
            <text:p>316.2</text:p>
          </table:table-cell>
          <table:table-cell table:formula="of:=117.20777*[.D58]^6 - 632.0762655*[.D58]^5 + 1323.616839*[.D58]^4 - 1338.992335*[.D58]^3 + 660.735901*[.D58]^2 - 144.3173449*[.D58] + 325.9572127" office:value-type="float" office:value="313.297360783681" calcext:value-type="float">
            <text:p>313.2973607837</text:p>
          </table:table-cell>
          <table:table-cell table:formula="of:=ABS([.F58]-[.E58])" office:value-type="float" office:value="2.90263921631936" calcext:value-type="float">
            <text:p>2.9026392163</text:p>
          </table:table-cell>
          <table:table-cell table:formula="of:=[.G58]/[.F58]" office:value-type="percentage" office:value="0.00926480583512963" calcext:value-type="percentage">
            <text:p>0.93%</text:p>
          </table:table-cell>
          <table:table-cell table:number-columns-repeated="2"/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351.86" calcext:value-type="float">
            <text:p>351.86</text:p>
          </table:table-cell>
          <table:table-cell table:style-name="ce1" table:formula="of:= -14640.71748*[.K58]^6 + 41863.10032*[.K58]^5 - 47025.52153*[.K58]^4 + 26250.11987*[.K58]^3 - 7607.409004*[.K58]^2 + 1090.605885*[.K58] + 285.6338953" office:value-type="float" office:value="345.942493177155" calcext:value-type="float">
            <text:p>345.9424931772</text:p>
          </table:table-cell>
          <table:table-cell table:style-name="ce1" table:formula="of:=ABS([.M58]-[.L58])" office:value-type="float" office:value="5.91750682284493" calcext:value-type="float">
            <text:p>5.9175068228</text:p>
          </table:table-cell>
          <table:table-cell table:style-name="ce3" table:formula="of:=[.N58]/[.M58]" office:value-type="percentage" office:value="0.0171054638836016" calcext:value-type="percentage">
            <text:p>1.71%</text:p>
          </table:table-cell>
          <table:table-cell table:number-columns-repeated="2"/>
          <table:table-cell office:value-type="float" office:value="0.825" calcext:value-type="float">
            <text:p>0.825</text:p>
          </table:table-cell>
          <table:table-cell office:value-type="float" office:value="411.96" calcext:value-type="float">
            <text:p>411.96</text:p>
          </table:table-cell>
          <table:table-cell table:number-columns-repeated="4"/>
          <table:table-cell office:value-type="float" office:value="0.8175" calcext:value-type="float">
            <text:p>0.8175</text:p>
          </table:table-cell>
          <table:table-cell office:value-type="float" office:value="470.25533" calcext:value-type="float">
            <text:p>470.255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316.22" calcext:value-type="float">
            <text:p>316.22</text:p>
          </table:table-cell>
          <table:table-cell table:formula="of:=117.20777*[.D59]^6 - 632.0762655*[.D59]^5 + 1323.616839*[.D59]^4 - 1338.992335*[.D59]^3 + 660.735901*[.D59]^2 - 144.3173449*[.D59] + 325.9572127" office:value-type="float" office:value="313.143713708999" calcext:value-type="float">
            <text:p>313.143713709</text:p>
          </table:table-cell>
          <table:table-cell table:formula="of:=ABS([.F59]-[.E59])" office:value-type="float" office:value="3.07628629100117" calcext:value-type="float">
            <text:p>3.076286291</text:p>
          </table:table-cell>
          <table:table-cell table:formula="of:=[.G59]/[.F59]" office:value-type="percentage" office:value="0.00982388007909981" calcext:value-type="percentage">
            <text:p>0.98%</text:p>
          </table:table-cell>
          <table:table-cell table:number-columns-repeated="2"/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351.92" calcext:value-type="float">
            <text:p>351.92</text:p>
          </table:table-cell>
          <table:table-cell table:style-name="ce1" table:formula="of:= -14640.71748*[.K59]^6 + 41863.10032*[.K59]^5 - 47025.52153*[.K59]^4 + 26250.11987*[.K59]^3 - 7607.409004*[.K59]^2 + 1090.605885*[.K59] + 285.6338953" office:value-type="float" office:value="344.239001598998" calcext:value-type="float">
            <text:p>344.239001599</text:p>
          </table:table-cell>
          <table:table-cell table:style-name="ce1" table:formula="of:=ABS([.M59]-[.L59])" office:value-type="float" office:value="7.6809984010024" calcext:value-type="float">
            <text:p>7.680998401</text:p>
          </table:table-cell>
          <table:table-cell table:style-name="ce3" table:formula="of:=[.N59]/[.M59]" office:value-type="percentage" office:value="0.0223129812871987" calcext:value-type="percentage">
            <text:p>2.23%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412.06" calcext:value-type="float">
            <text:p>412.06</text:p>
          </table:table-cell>
          <table:table-cell table:number-columns-repeated="4"/>
          <table:table-cell office:value-type="float" office:value="0.8325" calcext:value-type="float">
            <text:p>0.8325</text:p>
          </table:table-cell>
          <table:table-cell office:value-type="float" office:value="470.37051" calcext:value-type="float">
            <text:p>470.37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55" calcext:value-type="float">
            <text:p>0.855</text:p>
          </table:table-cell>
          <table:table-cell office:value-type="float" office:value="316.25" calcext:value-type="float">
            <text:p>316.25</text:p>
          </table:table-cell>
          <table:table-cell table:formula="of:=117.20777*[.D60]^6 - 632.0762655*[.D60]^5 + 1323.616839*[.D60]^4 - 1338.992335*[.D60]^3 + 660.735901*[.D60]^2 - 144.3173449*[.D60] + 325.9572127" office:value-type="float" office:value="312.998658782102" calcext:value-type="float">
            <text:p>312.9986587821</text:p>
          </table:table-cell>
          <table:table-cell table:formula="of:=ABS([.F60]-[.E60])" office:value-type="float" office:value="3.25134121789836" calcext:value-type="float">
            <text:p>3.2513412179</text:p>
          </table:table-cell>
          <table:table-cell table:formula="of:=[.G60]/[.F60]" office:value-type="percentage" office:value="0.0103877161344702" calcext:value-type="percentage">
            <text:p>1.04%</text:p>
          </table:table-cell>
          <table:table-cell table:number-columns-repeated="2"/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351.98" calcext:value-type="float">
            <text:p>351.98</text:p>
          </table:table-cell>
          <table:table-cell table:style-name="ce1" table:formula="of:= -14640.71748*[.K60]^6 + 41863.10032*[.K60]^5 - 47025.52153*[.K60]^4 + 26250.11987*[.K60]^3 - 7607.409004*[.K60]^2 + 1090.605885*[.K60] + 285.6338953" office:value-type="float" office:value="341.741764081208" calcext:value-type="float">
            <text:p>341.7417640812</text:p>
          </table:table-cell>
          <table:table-cell table:style-name="ce1" table:formula="of:=ABS([.M60]-[.L60])" office:value-type="float" office:value="10.2382359187923" calcext:value-type="float">
            <text:p>10.2382359188</text:p>
          </table:table-cell>
          <table:table-cell table:style-name="ce3" table:formula="of:=[.N60]/[.M60]" office:value-type="percentage" office:value="0.0299589836387672" calcext:value-type="percentage">
            <text:p>3.00%</text:p>
          </table:table-cell>
          <table:table-cell table:number-columns-repeated="2"/>
          <table:table-cell office:value-type="float" office:value="0.855" calcext:value-type="float">
            <text:p>0.855</text:p>
          </table:table-cell>
          <table:table-cell office:value-type="float" office:value="412.16" calcext:value-type="float">
            <text:p>412.16</text:p>
          </table:table-cell>
          <table:table-cell table:number-columns-repeated="4"/>
          <table:table-cell office:value-type="float" office:value="0.8475" calcext:value-type="float">
            <text:p>0.8475</text:p>
          </table:table-cell>
          <table:table-cell office:value-type="float" office:value="470.48329" calcext:value-type="float">
            <text:p>470.483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office:value-type="float" office:value="316.27" calcext:value-type="float">
            <text:p>316.27</text:p>
          </table:table-cell>
          <table:table-cell table:formula="of:=117.20777*[.D61]^6 - 632.0762655*[.D61]^5 + 1323.616839*[.D61]^4 - 1338.992335*[.D61]^3 + 660.735901*[.D61]^2 - 144.3173449*[.D61] + 325.9572127" office:value-type="float" office:value="312.862905978959" calcext:value-type="float">
            <text:p>312.862905979</text:p>
          </table:table-cell>
          <table:table-cell table:formula="of:=ABS([.F61]-[.E61])" office:value-type="float" office:value="3.40709402104113" calcext:value-type="float">
            <text:p>3.407094021</text:p>
          </table:table-cell>
          <table:table-cell table:formula="of:=[.G61]/[.F61]" office:value-type="percentage" office:value="0.0108900542567685" calcext:value-type="percentage">
            <text:p>1.09%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352.04" calcext:value-type="float">
            <text:p>352.04</text:p>
          </table:table-cell>
          <table:table-cell table:number-columns-repeated="5"/>
          <table:table-cell office:value-type="float" office:value="0.87" calcext:value-type="float">
            <text:p>0.87</text:p>
          </table:table-cell>
          <table:table-cell office:value-type="float" office:value="412.26" calcext:value-type="float">
            <text:p>412.26</text:p>
          </table:table-cell>
          <table:table-cell table:number-columns-repeated="4"/>
          <table:table-cell office:value-type="float" office:value="0.8625" calcext:value-type="float">
            <text:p>0.8625</text:p>
          </table:table-cell>
          <table:table-cell office:value-type="float" office:value="470.59375" calcext:value-type="float">
            <text:p>470.593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85" calcext:value-type="float">
            <text:p>0.885</text:p>
          </table:table-cell>
          <table:table-cell office:value-type="float" office:value="316.29" calcext:value-type="float">
            <text:p>316.29</text:p>
          </table:table-cell>
          <table:table-cell table:formula="of:=117.20777*[.D62]^6 - 632.0762655*[.D62]^5 + 1323.616839*[.D62]^4 - 1338.992335*[.D62]^3 + 660.735901*[.D62]^2 - 144.3173449*[.D62] + 325.9572127" office:value-type="float" office:value="312.737052098065" calcext:value-type="float">
            <text:p>312.7370520981</text:p>
          </table:table-cell>
          <table:table-cell table:formula="of:=ABS([.F62]-[.E62])" office:value-type="float" office:value="3.55294790193511" calcext:value-type="float">
            <text:p>3.5529479019</text:p>
          </table:table-cell>
          <table:table-cell table:formula="of:=[.G62]/[.F62]" office:value-type="percentage" office:value="0.0113608153498263" calcext:value-type="percentage">
            <text:p>1.14%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office:value-type="float" office:value="352.1" calcext:value-type="float">
            <text:p>352.1</text:p>
          </table:table-cell>
          <table:table-cell table:number-columns-repeated="5"/>
          <table:table-cell office:value-type="float" office:value="0.885" calcext:value-type="float">
            <text:p>0.885</text:p>
          </table:table-cell>
          <table:table-cell office:value-type="float" office:value="412.36" calcext:value-type="float">
            <text:p>412.36</text:p>
          </table:table-cell>
          <table:table-cell table:number-columns-repeated="4"/>
          <table:table-cell office:value-type="float" office:value="0.8775" calcext:value-type="float">
            <text:p>0.8775</text:p>
          </table:table-cell>
          <table:table-cell office:value-type="float" office:value="470.70199" calcext:value-type="float">
            <text:p>470.70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316.32" calcext:value-type="float">
            <text:p>316.32</text:p>
          </table:table-cell>
          <table:table-cell table:formula="of:=117.20777*[.D63]^6 - 632.0762655*[.D63]^5 + 1323.616839*[.D63]^4 - 1338.992335*[.D63]^3 + 660.735901*[.D63]^2 - 144.3173449*[.D63] + 325.9572127" office:value-type="float" office:value="312.621578434375" calcext:value-type="float">
            <text:p>312.6215784344</text:p>
          </table:table-cell>
          <table:table-cell table:formula="of:=ABS([.F63]-[.E63])" office:value-type="float" office:value="3.6984215656251" calcext:value-type="float">
            <text:p>3.6984215656</text:p>
          </table:table-cell>
          <table:table-cell table:formula="of:=[.G63]/[.F63]" office:value-type="percentage" office:value="0.0118303464020206" calcext:value-type="percentage">
            <text:p>1.18%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52.16" calcext:value-type="float">
            <text:p>352.16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412.45" calcext:value-type="float">
            <text:p>412.45</text:p>
          </table:table-cell>
          <table:table-cell table:number-columns-repeated="4"/>
          <table:table-cell office:value-type="float" office:value="0.8925" calcext:value-type="float">
            <text:p>0.8925</text:p>
          </table:table-cell>
          <table:table-cell office:value-type="float" office:value="470.80808" calcext:value-type="float">
            <text:p>470.808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15" calcext:value-type="float">
            <text:p>0.915</text:p>
          </table:table-cell>
          <table:table-cell office:value-type="float" office:value="316.34" calcext:value-type="float">
            <text:p>316.34</text:p>
          </table:table-cell>
          <table:table-cell table:formula="of:=117.20777*[.D64]^6 - 632.0762655*[.D64]^5 + 1323.616839*[.D64]^4 - 1338.992335*[.D64]^3 + 660.735901*[.D64]^2 - 144.3173449*[.D64] + 325.9572127" office:value-type="float" office:value="312.516849414496" calcext:value-type="float">
            <text:p>312.5168494145</text:p>
          </table:table-cell>
          <table:table-cell table:formula="of:=ABS([.F64]-[.E64])" office:value-type="float" office:value="3.82315058550438" calcext:value-type="float">
            <text:p>3.8231505855</text:p>
          </table:table-cell>
          <table:table-cell table:formula="of:=[.G64]/[.F64]" office:value-type="percentage" office:value="0.0122334222704059" calcext:value-type="percentage">
            <text:p>1.22%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float" office:value="352.22" calcext:value-type="float">
            <text:p>352.22</text:p>
          </table:table-cell>
          <table:table-cell table:number-columns-repeated="5"/>
          <table:table-cell office:value-type="float" office:value="0.915" calcext:value-type="float">
            <text:p>0.915</text:p>
          </table:table-cell>
          <table:table-cell office:value-type="float" office:value="412.54" calcext:value-type="float">
            <text:p>412.54</text:p>
          </table:table-cell>
          <table:table-cell table:number-columns-repeated="4"/>
          <table:table-cell office:value-type="float" office:value="0.9075" calcext:value-type="float">
            <text:p>0.9075</text:p>
          </table:table-cell>
          <table:table-cell office:value-type="float" office:value="470.9121" calcext:value-type="float">
            <text:p>470.91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 office:value-type="float" office:value="316.36" calcext:value-type="float">
            <text:p>316.36</text:p>
          </table:table-cell>
          <table:table-cell table:formula="of:=117.20777*[.D65]^6 - 632.0762655*[.D65]^5 + 1323.616839*[.D65]^4 - 1338.992335*[.D65]^3 + 660.735901*[.D65]^2 - 144.3173449*[.D65] + 325.9572127" office:value-type="float" office:value="312.423112193121" calcext:value-type="float">
            <text:p>312.4231121931</text:p>
          </table:table-cell>
          <table:table-cell table:formula="of:=ABS([.F65]-[.E65])" office:value-type="float" office:value="3.93688780687899" calcext:value-type="float">
            <text:p>3.9368878069</text:p>
          </table:table-cell>
          <table:table-cell table:formula="of:=[.G65]/[.F65]" office:value-type="percentage" office:value="0.0126011413792122" calcext:value-type="percentage">
            <text:p>1.26%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352.27" calcext:value-type="float">
            <text:p>352.27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412.63" calcext:value-type="float">
            <text:p>412.63</text:p>
          </table:table-cell>
          <table:table-cell table:number-columns-repeated="4"/>
          <table:table-cell office:value-type="float" office:value="0.9225" calcext:value-type="float">
            <text:p>0.9225</text:p>
          </table:table-cell>
          <table:table-cell office:value-type="float" office:value="471.01413" calcext:value-type="float">
            <text:p>471.01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45" calcext:value-type="float">
            <text:p>0.945</text:p>
          </table:table-cell>
          <table:table-cell office:value-type="float" office:value="316.38" calcext:value-type="float">
            <text:p>316.38</text:p>
          </table:table-cell>
          <table:table-cell table:formula="of:=117.20777*[.D66]^6 - 632.0762655*[.D66]^5 + 1323.616839*[.D66]^4 - 1338.992335*[.D66]^3 + 660.735901*[.D66]^2 - 144.3173449*[.D66] + 325.9572127" office:value-type="float" office:value="312.340497210723" calcext:value-type="float">
            <text:p>312.3404972107</text:p>
          </table:table-cell>
          <table:table-cell table:formula="of:=ABS([.F66]-[.E66])" office:value-type="float" office:value="4.03950278927675" calcext:value-type="float">
            <text:p>4.0395027893</text:p>
          </table:table-cell>
          <table:table-cell table:formula="of:=[.G66]/[.F66]" office:value-type="percentage" office:value="0.0129330100494508" calcext:value-type="percentage">
            <text:p>1.29%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352.32" calcext:value-type="float">
            <text:p>352.32</text:p>
          </table:table-cell>
          <table:table-cell table:number-columns-repeated="5"/>
          <table:table-cell office:value-type="float" office:value="0.945" calcext:value-type="float">
            <text:p>0.945</text:p>
          </table:table-cell>
          <table:table-cell office:value-type="float" office:value="412.72" calcext:value-type="float">
            <text:p>412.72</text:p>
          </table:table-cell>
          <table:table-cell table:number-columns-repeated="4"/>
          <table:table-cell office:value-type="float" office:value="0.9375" calcext:value-type="float">
            <text:p>0.9375</text:p>
          </table:table-cell>
          <table:table-cell office:value-type="float" office:value="471.11424" calcext:value-type="float">
            <text:p>471.114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 office:value-type="float" office:value="316.4" calcext:value-type="float">
            <text:p>316.4</text:p>
          </table:table-cell>
          <table:table-cell table:formula="of:=117.20777*[.D67]^6 - 632.0762655*[.D67]^5 + 1323.616839*[.D67]^4 - 1338.992335*[.D67]^3 + 660.735901*[.D67]^2 - 144.3173449*[.D67] + 325.9572127" office:value-type="float" office:value="312.269019712492" calcext:value-type="float">
            <text:p>312.2690197125</text:p>
          </table:table-cell>
          <table:table-cell table:formula="of:=ABS([.F67]-[.E67])" office:value-type="float" office:value="4.13098028750756" calcext:value-type="float">
            <text:p>4.1309802875</text:p>
          </table:table-cell>
          <table:table-cell table:formula="of:=[.G67]/[.F67]" office:value-type="percentage" office:value="0.0132289148994382" calcext:value-type="percentage">
            <text:p>1.32%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352.38" calcext:value-type="float">
            <text:p>352.38</text:p>
          </table:table-cell>
          <table:table-cell table:number-columns-repeated="5"/>
          <table:table-cell office:value-type="float" office:value="0.96" calcext:value-type="float">
            <text:p>0.96</text:p>
          </table:table-cell>
          <table:table-cell office:value-type="float" office:value="412.81" calcext:value-type="float">
            <text:p>412.81</text:p>
          </table:table-cell>
          <table:table-cell table:number-columns-repeated="4"/>
          <table:table-cell office:value-type="float" office:value="0.9525" calcext:value-type="float">
            <text:p>0.9525</text:p>
          </table:table-cell>
          <table:table-cell office:value-type="float" office:value="471.21249" calcext:value-type="float">
            <text:p>471.212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75" calcext:value-type="float">
            <text:p>0.975</text:p>
          </table:table-cell>
          <table:table-cell office:value-type="float" office:value="316.42" calcext:value-type="float">
            <text:p>316.42</text:p>
          </table:table-cell>
          <table:table-cell table:formula="of:=117.20777*[.D68]^6 - 632.0762655*[.D68]^5 + 1323.616839*[.D68]^4 - 1338.992335*[.D68]^3 + 660.735901*[.D68]^2 - 144.3173449*[.D68] + 325.9572127" office:value-type="float" office:value="312.208582228523" calcext:value-type="float">
            <text:p>312.2085822285</text:p>
          </table:table-cell>
          <table:table-cell table:formula="of:=ABS([.F68]-[.E68])" office:value-type="float" office:value="4.21141777147744" calcext:value-type="float">
            <text:p>4.2114177715</text:p>
          </table:table-cell>
          <table:table-cell table:formula="of:=[.G68]/[.F68]" office:value-type="percentage" office:value="0.0134891159666933" calcext:value-type="percentage">
            <text:p>1.35%</text:p>
          </table:table-cell>
          <table:table-cell table:number-columns-repeated="2"/>
          <table:table-cell office:value-type="float" office:value="0.975" calcext:value-type="float">
            <text:p>0.975</text:p>
          </table:table-cell>
          <table:table-cell office:value-type="float" office:value="352.43" calcext:value-type="float">
            <text:p>352.43</text:p>
          </table:table-cell>
          <table:table-cell table:number-columns-repeated="5"/>
          <table:table-cell office:value-type="float" office:value="0.975" calcext:value-type="float">
            <text:p>0.975</text:p>
          </table:table-cell>
          <table:table-cell office:value-type="float" office:value="412.89" calcext:value-type="float">
            <text:p>412.89</text:p>
          </table:table-cell>
          <table:table-cell table:number-columns-repeated="4"/>
          <table:table-cell office:value-type="float" office:value="0.9675" calcext:value-type="float">
            <text:p>0.9675</text:p>
          </table:table-cell>
          <table:table-cell office:value-type="float" office:value="471.30895" calcext:value-type="float">
            <text:p>471.30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9" calcext:value-type="float">
            <text:p>0.99</text:p>
          </table:table-cell>
          <table:table-cell office:value-type="float" office:value="316.44" calcext:value-type="float">
            <text:p>316.44</text:p>
          </table:table-cell>
          <table:table-cell table:formula="of:=117.20777*[.D69]^6 - 632.0762655*[.D69]^5 + 1323.616839*[.D69]^4 - 1338.992335*[.D69]^3 + 660.735901*[.D69]^2 - 144.3173449*[.D69] + 325.9572127" office:value-type="float" office:value="312.158978015255" calcext:value-type="float">
            <text:p>312.1589780153</text:p>
          </table:table-cell>
          <table:table-cell table:formula="of:=ABS([.F69]-[.E69])" office:value-type="float" office:value="4.28102198474517" calcext:value-type="float">
            <text:p>4.2810219847</text:p>
          </table:table-cell>
          <table:table-cell table:formula="of:=[.G69]/[.F69]" office:value-type="percentage" office:value="0.0137142362906376" calcext:value-type="percentage">
            <text:p>1.37%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352.48" calcext:value-type="float">
            <text:p>352.48</text:p>
          </table:table-cell>
          <table:table-cell table:number-columns-repeated="5"/>
          <table:table-cell office:value-type="float" office:value="0.99" calcext:value-type="float">
            <text:p>0.99</text:p>
          </table:table-cell>
          <table:table-cell office:value-type="float" office:value="412.98" calcext:value-type="float">
            <text:p>412.98</text:p>
          </table:table-cell>
          <table:table-cell table:number-columns-repeated="4"/>
          <table:table-cell office:value-type="float" office:value="0.9825" calcext:value-type="float">
            <text:p>0.9825</text:p>
          </table:table-cell>
          <table:table-cell office:value-type="float" office:value="471.40367" calcext:value-type="float">
            <text:p>471.403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05" calcext:value-type="float">
            <text:p>1.005</text:p>
          </table:table-cell>
          <table:table-cell office:value-type="float" office:value="316.46" calcext:value-type="float">
            <text:p>316.46</text:p>
          </table:table-cell>
          <table:table-cell table:formula="of:=117.20777*[.D70]^6 - 632.0762655*[.D70]^5 + 1323.616839*[.D70]^4 - 1338.992335*[.D70]^3 + 660.735901*[.D70]^2 - 144.3173449*[.D70] + 325.9572127" office:value-type="float" office:value="312.119895458165" calcext:value-type="float">
            <text:p>312.1198954582</text:p>
          </table:table-cell>
          <table:table-cell table:formula="of:=ABS([.F70]-[.E70])" office:value-type="float" office:value="4.34010454183476" calcext:value-type="float">
            <text:p>4.3401045418</text:p>
          </table:table-cell>
          <table:table-cell table:formula="of:=[.G70]/[.F70]" office:value-type="percentage" office:value="0.0139052479671758" calcext:value-type="percentage">
            <text:p>1.39%</text:p>
          </table:table-cell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352.53" calcext:value-type="float">
            <text:p>352.53</text:p>
          </table:table-cell>
          <table:table-cell table:number-columns-repeated="5"/>
          <table:table-cell office:value-type="float" office:value="1.005" calcext:value-type="float">
            <text:p>1.005</text:p>
          </table:table-cell>
          <table:table-cell office:value-type="float" office:value="413.06" calcext:value-type="float">
            <text:p>413.06</text:p>
          </table:table-cell>
          <table:table-cell table:number-columns-repeated="4"/>
          <table:table-cell office:value-type="float" office:value="0.9975" calcext:value-type="float">
            <text:p>0.9975</text:p>
          </table:table-cell>
          <table:table-cell office:value-type="float" office:value="471.49672" calcext:value-type="float">
            <text:p>471.496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office:value-type="float" office:value="316.48" calcext:value-type="float">
            <text:p>316.48</text:p>
          </table:table-cell>
          <table:table-cell table:formula="of:=117.20777*[.D71]^6 - 632.0762655*[.D71]^5 + 1323.616839*[.D71]^4 - 1338.992335*[.D71]^3 + 660.735901*[.D71]^2 - 144.3173449*[.D71] + 325.9572127" office:value-type="float" office:value="312.090923435704" calcext:value-type="float">
            <text:p>312.0909234357</text:p>
          </table:table-cell>
          <table:table-cell table:formula="of:=ABS([.F71]-[.E71])" office:value-type="float" office:value="4.38907656429592" calcext:value-type="float">
            <text:p>4.3890765643</text:p>
          </table:table-cell>
          <table:table-cell table:formula="of:=[.G71]/[.F71]" office:value-type="percentage" office:value="0.0140634547008867" calcext:value-type="percentage">
            <text:p>1.41%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352.58" calcext:value-type="float">
            <text:p>352.58</text:p>
          </table:table-cell>
          <table:table-cell table:number-columns-repeated="5"/>
          <table:table-cell office:value-type="float" office:value="1.02" calcext:value-type="float">
            <text:p>1.02</text:p>
          </table:table-cell>
          <table:table-cell office:value-type="float" office:value="413.14" calcext:value-type="float">
            <text:p>413.14</text:p>
          </table:table-cell>
          <table:table-cell table:number-columns-repeated="4"/>
          <table:table-cell office:value-type="float" office:value="1.0125" calcext:value-type="float">
            <text:p>1.0125</text:p>
          </table:table-cell>
          <table:table-cell office:value-type="float" office:value="471.58814" calcext:value-type="float">
            <text:p>471.588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35" calcext:value-type="float">
            <text:p>1.035</text:p>
          </table:table-cell>
          <table:table-cell office:value-type="float" office:value="316.5" calcext:value-type="float">
            <text:p>316.5</text:p>
          </table:table-cell>
          <table:table-cell table:formula="of:=117.20777*[.D72]^6 - 632.0762655*[.D72]^5 + 1323.616839*[.D72]^4 - 1338.992335*[.D72]^3 + 660.735901*[.D72]^2 - 144.3173449*[.D72] + 325.9572127" office:value-type="float" office:value="312.071557644489" calcext:value-type="float">
            <text:p>312.0715576445</text:p>
          </table:table-cell>
          <table:table-cell table:formula="of:=ABS([.F72]-[.E72])" office:value-type="float" office:value="4.42844235551081" calcext:value-type="float">
            <text:p>4.4284423555</text:p>
          </table:table-cell>
          <table:table-cell table:formula="of:=[.G72]/[.F72]" office:value-type="percentage" office:value="0.0141904708937162" calcext:value-type="percentage">
            <text:p>1.42%</text:p>
          </table:table-cell>
          <table:table-cell table:number-columns-repeated="2"/>
          <table:table-cell office:value-type="float" office:value="1.035" calcext:value-type="float">
            <text:p>1.035</text:p>
          </table:table-cell>
          <table:table-cell office:value-type="float" office:value="352.63" calcext:value-type="float">
            <text:p>352.63</text:p>
          </table:table-cell>
          <table:table-cell table:number-columns-repeated="5"/>
          <table:table-cell office:value-type="float" office:value="1.035" calcext:value-type="float">
            <text:p>1.035</text:p>
          </table:table-cell>
          <table:table-cell office:value-type="float" office:value="413.22" calcext:value-type="float">
            <text:p>413.22</text:p>
          </table:table-cell>
          <table:table-cell table:number-columns-repeated="4"/>
          <table:table-cell office:value-type="float" office:value="1.0275" calcext:value-type="float">
            <text:p>1.0275</text:p>
          </table:table-cell>
          <table:table-cell office:value-type="float" office:value="471.678" calcext:value-type="float">
            <text:p>471.6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office:value-type="float" office:value="316.52" calcext:value-type="float">
            <text:p>316.52</text:p>
          </table:table-cell>
          <table:table-cell table:formula="of:=117.20777*[.D73]^6 - 632.0762655*[.D73]^5 + 1323.616839*[.D73]^4 - 1338.992335*[.D73]^3 + 660.735901*[.D73]^2 - 144.3173449*[.D73] + 325.9572127" office:value-type="float" office:value="312.061207885742" calcext:value-type="float">
            <text:p>312.0612078857</text:p>
          </table:table-cell>
          <table:table-cell table:formula="of:=ABS([.F73]-[.E73])" office:value-type="float" office:value="4.45879211425847" calcext:value-type="float">
            <text:p>4.4587921143</text:p>
          </table:table-cell>
          <table:table-cell table:formula="of:=[.G73]/[.F73]" office:value-type="percentage" office:value="0.0142881973202226" calcext:value-type="percentage">
            <text:p>1.43%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352.68" calcext:value-type="float">
            <text:p>352.68</text:p>
          </table:table-cell>
          <table:table-cell table:number-columns-repeated="5"/>
          <table:table-cell office:value-type="float" office:value="1.05" calcext:value-type="float">
            <text:p>1.05</text:p>
          </table:table-cell>
          <table:table-cell office:value-type="float" office:value="413.3" calcext:value-type="float">
            <text:p>413.3</text:p>
          </table:table-cell>
          <table:table-cell table:number-columns-repeated="4"/>
          <table:table-cell office:value-type="float" office:value="1.0425" calcext:value-type="float">
            <text:p>1.0425</text:p>
          </table:table-cell>
          <table:table-cell office:value-type="float" office:value="471.76634" calcext:value-type="float">
            <text:p>471.766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65" calcext:value-type="float">
            <text:p>1.065</text:p>
          </table:table-cell>
          <table:table-cell office:value-type="float" office:value="316.54" calcext:value-type="float">
            <text:p>316.54</text:p>
          </table:table-cell>
          <table:table-cell table:formula="of:=117.20777*[.D74]^6 - 632.0762655*[.D74]^5 + 1323.616839*[.D74]^4 - 1338.992335*[.D74]^3 + 660.735901*[.D74]^2 - 144.3173449*[.D74] + 325.9572127" office:value-type="float" office:value="312.059206312981" calcext:value-type="float">
            <text:p>312.059206313</text:p>
          </table:table-cell>
          <table:table-cell table:formula="of:=ABS([.F74]-[.E74])" office:value-type="float" office:value="4.480793687019" calcext:value-type="float">
            <text:p>4.480793687</text:p>
          </table:table-cell>
          <table:table-cell table:formula="of:=[.G74]/[.F74]" office:value-type="percentage" office:value="0.0143587934480772" calcext:value-type="percentage">
            <text:p>1.44%</text:p>
          </table:table-cell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352.72" calcext:value-type="float">
            <text:p>352.72</text:p>
          </table:table-cell>
          <table:table-cell table:number-columns-repeated="5"/>
          <table:table-cell office:value-type="float" office:value="1.065" calcext:value-type="float">
            <text:p>1.065</text:p>
          </table:table-cell>
          <table:table-cell office:value-type="float" office:value="413.38" calcext:value-type="float">
            <text:p>413.38</text:p>
          </table:table-cell>
          <table:table-cell table:number-columns-repeated="4"/>
          <table:table-cell office:value-type="float" office:value="1.0575" calcext:value-type="float">
            <text:p>1.0575</text:p>
          </table:table-cell>
          <table:table-cell office:value-type="float" office:value="471.8532" calcext:value-type="float">
            <text:p>471.85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8" calcext:value-type="float">
            <text:p>1.08</text:p>
          </table:table-cell>
          <table:table-cell office:value-type="float" office:value="316.56" calcext:value-type="float">
            <text:p>316.56</text:p>
          </table:table-cell>
          <table:table-cell table:formula="of:=117.20777*[.D75]^6 - 632.0762655*[.D75]^5 + 1323.616839*[.D75]^4 - 1338.992335*[.D75]^3 + 660.735901*[.D75]^2 - 144.3173449*[.D75] + 325.9572127" office:value-type="float" office:value="312.064816640962" calcext:value-type="float">
            <text:p>312.064816641</text:p>
          </table:table-cell>
          <table:table-cell table:formula="of:=ABS([.F75]-[.E75])" office:value-type="float" office:value="4.49518335903753" calcext:value-type="float">
            <text:p>4.495183359</text:p>
          </table:table-cell>
          <table:table-cell table:formula="of:=[.G75]/[.F75]" office:value-type="percentage" office:value="0.0144046464687153" calcext:value-type="percentage">
            <text:p>1.44%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352.77" calcext:value-type="float">
            <text:p>352.77</text:p>
          </table:table-cell>
          <table:table-cell table:number-columns-repeated="5"/>
          <table:table-cell office:value-type="float" office:value="1.08" calcext:value-type="float">
            <text:p>1.08</text:p>
          </table:table-cell>
          <table:table-cell office:value-type="float" office:value="413.45" calcext:value-type="float">
            <text:p>413.45</text:p>
          </table:table-cell>
          <table:table-cell table:number-columns-repeated="4"/>
          <table:table-cell office:value-type="float" office:value="1.0725" calcext:value-type="float">
            <text:p>1.0725</text:p>
          </table:table-cell>
          <table:table-cell office:value-type="float" office:value="471.93864" calcext:value-type="float">
            <text:p>471.938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95" calcext:value-type="float">
            <text:p>1.095</text:p>
          </table:table-cell>
          <table:table-cell office:value-type="float" office:value="316.57" calcext:value-type="float">
            <text:p>316.57</text:p>
          </table:table-cell>
          <table:table-cell table:formula="of:=117.20777*[.D76]^6 - 632.0762655*[.D76]^5 + 1323.616839*[.D76]^4 - 1338.992335*[.D76]^3 + 660.735901*[.D76]^2 - 144.3173449*[.D76] + 325.9572127" office:value-type="float" office:value="312.077244315871" calcext:value-type="float">
            <text:p>312.0772443159</text:p>
          </table:table-cell>
          <table:table-cell table:formula="of:=ABS([.F76]-[.E76])" office:value-type="float" office:value="4.49275568412878" calcext:value-type="float">
            <text:p>4.4927556841</text:p>
          </table:table-cell>
          <table:table-cell table:formula="of:=[.G76]/[.F76]" office:value-type="percentage" office:value="0.0143962937572642" calcext:value-type="percentage">
            <text:p>1.44%</text:p>
          </table:table-cell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352.82" calcext:value-type="float">
            <text:p>352.82</text:p>
          </table:table-cell>
          <table:table-cell table:number-columns-repeated="5"/>
          <table:table-cell office:value-type="float" office:value="1.095" calcext:value-type="float">
            <text:p>1.095</text:p>
          </table:table-cell>
          <table:table-cell office:value-type="float" office:value="413.52" calcext:value-type="float">
            <text:p>413.52</text:p>
          </table:table-cell>
          <table:table-cell table:number-columns-repeated="4"/>
          <table:table-cell office:value-type="float" office:value="1.0875" calcext:value-type="float">
            <text:p>1.0875</text:p>
          </table:table-cell>
          <table:table-cell office:value-type="float" office:value="472.02269" calcext:value-type="float">
            <text:p>472.022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1" calcext:value-type="float">
            <text:p>1.11</text:p>
          </table:table-cell>
          <table:table-cell office:value-type="float" office:value="316.59" calcext:value-type="float">
            <text:p>316.59</text:p>
          </table:table-cell>
          <table:table-cell table:formula="of:=117.20777*[.D77]^6 - 632.0762655*[.D77]^5 + 1323.616839*[.D77]^4 - 1338.992335*[.D77]^3 + 660.735901*[.D77]^2 - 144.3173449*[.D77] + 325.9572127" office:value-type="float" office:value="312.095647646761" calcext:value-type="float">
            <text:p>312.0956476468</text:p>
          </table:table-cell>
          <table:table-cell table:formula="of:=ABS([.F77]-[.E77])" office:value-type="float" office:value="4.49435235323921" calcext:value-type="float">
            <text:p>4.4943523532</text:p>
          </table:table-cell>
          <table:table-cell table:formula="of:=[.G77]/[.F77]" office:value-type="percentage" office:value="0.0144005608124534" calcext:value-type="percentage">
            <text:p>1.44%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352.86" calcext:value-type="float">
            <text:p>352.86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413.6" calcext:value-type="float">
            <text:p>413.6</text:p>
          </table:table-cell>
          <table:table-cell table:number-columns-repeated="4"/>
          <table:table-cell office:value-type="float" office:value="1.1025" calcext:value-type="float">
            <text:p>1.1025</text:p>
          </table:table-cell>
          <table:table-cell office:value-type="float" office:value="472.10539" calcext:value-type="float">
            <text:p>472.105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25" calcext:value-type="float">
            <text:p>1.125</text:p>
          </table:table-cell>
          <table:table-cell office:value-type="float" office:value="316.61" calcext:value-type="float">
            <text:p>316.61</text:p>
          </table:table-cell>
          <table:table-cell table:formula="of:=117.20777*[.D78]^6 - 632.0762655*[.D78]^5 + 1323.616839*[.D78]^4 - 1338.992335*[.D78]^3 + 660.735901*[.D78]^2 - 144.3173449*[.D78] + 325.9572127" office:value-type="float" office:value="312.119149898247" calcext:value-type="float">
            <text:p>312.1191498982</text:p>
          </table:table-cell>
          <table:table-cell table:formula="of:=ABS([.F78]-[.E78])" office:value-type="float" office:value="4.49085010175327" calcext:value-type="float">
            <text:p>4.4908501018</text:p>
          </table:table-cell>
          <table:table-cell table:formula="of:=[.G78]/[.F78]" office:value-type="percentage" office:value="0.0143882555851421" calcext:value-type="percentage">
            <text:p>1.44%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352.9" calcext:value-type="float">
            <text:p>352.9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office:value-type="float" office:value="413.67" calcext:value-type="float">
            <text:p>413.67</text:p>
          </table:table-cell>
          <table:table-cell table:number-columns-repeated="4"/>
          <table:table-cell office:value-type="float" office:value="1.1175" calcext:value-type="float">
            <text:p>1.1175</text:p>
          </table:table-cell>
          <table:table-cell office:value-type="float" office:value="472.1868" calcext:value-type="float">
            <text:p>472.18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4" calcext:value-type="float">
            <text:p>1.14</text:p>
          </table:table-cell>
          <table:table-cell office:value-type="float" office:value="316.63" calcext:value-type="float">
            <text:p>316.63</text:p>
          </table:table-cell>
          <table:table-cell table:formula="of:=117.20777*[.D79]^6 - 632.0762655*[.D79]^5 + 1323.616839*[.D79]^4 - 1338.992335*[.D79]^3 + 660.735901*[.D79]^2 - 144.3173449*[.D79] + 325.9572127" office:value-type="float" office:value="312.146852344448" calcext:value-type="float">
            <text:p>312.1468523444</text:p>
          </table:table-cell>
          <table:table-cell table:formula="of:=ABS([.F79]-[.E79])" office:value-type="float" office:value="4.48314765555222" calcext:value-type="float">
            <text:p>4.4831476556</text:p>
          </table:table-cell>
          <table:table-cell table:formula="of:=[.G79]/[.F79]" office:value-type="percentage" office:value="0.0143623029413257" calcext:value-type="percentage">
            <text:p>1.44%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352.95" calcext:value-type="float">
            <text:p>352.95</text:p>
          </table:table-cell>
          <table:table-cell table:number-columns-repeated="5"/>
          <table:table-cell office:value-type="float" office:value="1.14" calcext:value-type="float">
            <text:p>1.14</text:p>
          </table:table-cell>
          <table:table-cell office:value-type="float" office:value="413.74" calcext:value-type="float">
            <text:p>413.74</text:p>
          </table:table-cell>
          <table:table-cell table:number-columns-repeated="4"/>
          <table:table-cell office:value-type="float" office:value="1.1325" calcext:value-type="float">
            <text:p>1.1325</text:p>
          </table:table-cell>
          <table:table-cell office:value-type="float" office:value="472.26694" calcext:value-type="float">
            <text:p>472.266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55" calcext:value-type="float">
            <text:p>1.155</text:p>
          </table:table-cell>
          <table:table-cell office:value-type="float" office:value="316.64" calcext:value-type="float">
            <text:p>316.64</text:p>
          </table:table-cell>
          <table:table-cell table:formula="of:=117.20777*[.D80]^6 - 632.0762655*[.D80]^5 + 1323.616839*[.D80]^4 - 1338.992335*[.D80]^3 + 660.735901*[.D80]^2 - 144.3173449*[.D80] + 325.9572127" office:value-type="float" office:value="312.177848284176" calcext:value-type="float">
            <text:p>312.1778482842</text:p>
          </table:table-cell>
          <table:table-cell table:formula="of:=ABS([.F80]-[.E80])" office:value-type="float" office:value="4.46215171582412" calcext:value-type="float">
            <text:p>4.4621517158</text:p>
          </table:table-cell>
          <table:table-cell table:formula="of:=[.G80]/[.F80]" office:value-type="percentage" office:value="0.0142936205766984" calcext:value-type="percentage">
            <text:p>1.43%</text:p>
          </table:table-cell>
          <table:table-cell table:number-columns-repeated="2"/>
          <table:table-cell office:value-type="float" office:value="1.155" calcext:value-type="float">
            <text:p>1.155</text:p>
          </table:table-cell>
          <table:table-cell office:value-type="float" office:value="352.99" calcext:value-type="float">
            <text:p>352.99</text:p>
          </table:table-cell>
          <table:table-cell table:number-columns-repeated="5"/>
          <table:table-cell office:value-type="float" office:value="1.155" calcext:value-type="float">
            <text:p>1.155</text:p>
          </table:table-cell>
          <table:table-cell office:value-type="float" office:value="413.81" calcext:value-type="float">
            <text:p>413.81</text:p>
          </table:table-cell>
          <table:table-cell table:number-columns-repeated="4"/>
          <table:table-cell office:value-type="float" office:value="1.1475" calcext:value-type="float">
            <text:p>1.1475</text:p>
          </table:table-cell>
          <table:table-cell office:value-type="float" office:value="472.34585" calcext:value-type="float">
            <text:p>472.345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 office:value-type="float" office:value="316.66" calcext:value-type="float">
            <text:p>316.66</text:p>
          </table:table-cell>
          <table:table-cell table:formula="of:=117.20777*[.D81]^6 - 632.0762655*[.D81]^5 + 1323.616839*[.D81]^4 - 1338.992335*[.D81]^3 + 660.735901*[.D81]^2 - 144.3173449*[.D81] + 325.9572127" office:value-type="float" office:value="312.211238017382" calcext:value-type="float">
            <text:p>312.2112380174</text:p>
          </table:table-cell>
          <table:table-cell table:formula="of:=ABS([.F81]-[.E81])" office:value-type="float" office:value="4.44876198261767" calcext:value-type="float">
            <text:p>4.4487619826</text:p>
          </table:table-cell>
          <table:table-cell table:formula="of:=[.G81]/[.F81]" office:value-type="percentage" office:value="0.0142492051563179" calcext:value-type="percentage">
            <text:p>1.42%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353.03" calcext:value-type="float">
            <text:p>353.03</text:p>
          </table:table-cell>
          <table:table-cell table:number-columns-repeated="5"/>
          <table:table-cell office:value-type="float" office:value="1.17" calcext:value-type="float">
            <text:p>1.17</text:p>
          </table:table-cell>
          <table:table-cell office:value-type="float" office:value="413.88" calcext:value-type="float">
            <text:p>413.88</text:p>
          </table:table-cell>
          <table:table-cell table:number-columns-repeated="4"/>
          <table:table-cell office:value-type="float" office:value="1.1625" calcext:value-type="float">
            <text:p>1.1625</text:p>
          </table:table-cell>
          <table:table-cell office:value-type="float" office:value="472.42356" calcext:value-type="float">
            <text:p>472.42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85" calcext:value-type="float">
            <text:p>1.185</text:p>
          </table:table-cell>
          <table:table-cell office:value-type="float" office:value="316.68" calcext:value-type="float">
            <text:p>316.68</text:p>
          </table:table-cell>
          <table:table-cell table:formula="of:=117.20777*[.D82]^6 - 632.0762655*[.D82]^5 + 1323.616839*[.D82]^4 - 1338.992335*[.D82]^3 + 660.735901*[.D82]^2 - 144.3173449*[.D82] + 325.9572127" office:value-type="float" office:value="312.246144782846" calcext:value-type="float">
            <text:p>312.2461447828</text:p>
          </table:table-cell>
          <table:table-cell table:formula="of:=ABS([.F82]-[.E82])" office:value-type="float" office:value="4.43385521715408" calcext:value-type="float">
            <text:p>4.4338552172</text:p>
          </table:table-cell>
          <table:table-cell table:formula="of:=[.G82]/[.F82]" office:value-type="percentage" office:value="0.014199871771796" calcext:value-type="percentage">
            <text:p>1.42%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353.07" calcext:value-type="float">
            <text:p>353.07</text:p>
          </table:table-cell>
          <table:table-cell table:number-columns-repeated="5"/>
          <table:table-cell office:value-type="float" office:value="1.185" calcext:value-type="float">
            <text:p>1.185</text:p>
          </table:table-cell>
          <table:table-cell office:value-type="float" office:value="413.95" calcext:value-type="float">
            <text:p>413.95</text:p>
          </table:table-cell>
          <table:table-cell table:number-columns-repeated="4"/>
          <table:table-cell office:value-type="float" office:value="1.1775" calcext:value-type="float">
            <text:p>1.1775</text:p>
          </table:table-cell>
          <table:table-cell office:value-type="float" office:value="472.50011" calcext:value-type="float">
            <text:p>472.500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316.69" calcext:value-type="float">
            <text:p>316.69</text:p>
          </table:table-cell>
          <table:table-cell table:formula="of:=117.20777*[.D83]^6 - 632.0762655*[.D83]^5 + 1323.616839*[.D83]^4 - 1338.992335*[.D83]^3 + 660.735901*[.D83]^2 - 144.3173449*[.D83] + 325.9572127" office:value-type="float" office:value="312.281731657121" calcext:value-type="float">
            <text:p>312.2817316571</text:p>
          </table:table-cell>
          <table:table-cell table:formula="of:=ABS([.F83]-[.E83])" office:value-type="float" office:value="4.40826834287935" calcext:value-type="float">
            <text:p>4.4082683429</text:p>
          </table:table-cell>
          <table:table-cell table:formula="of:=[.G83]/[.F83]" office:value-type="percentage" office:value="0.0141163183625469" calcext:value-type="percentage">
            <text:p>1.41%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353.12" calcext:value-type="float">
            <text:p>353.12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414.01" calcext:value-type="float">
            <text:p>414.01</text:p>
          </table:table-cell>
          <table:table-cell table:number-columns-repeated="4"/>
          <table:table-cell office:value-type="float" office:value="1.1925" calcext:value-type="float">
            <text:p>1.1925</text:p>
          </table:table-cell>
          <table:table-cell office:value-type="float" office:value="472.57554" calcext:value-type="float">
            <text:p>472.57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15" calcext:value-type="float">
            <text:p>1.215</text:p>
          </table:table-cell>
          <table:table-cell office:value-type="float" office:value="316.71" calcext:value-type="float">
            <text:p>316.71</text:p>
          </table:table-cell>
          <table:table-cell table:formula="of:=117.20777*[.D84]^6 - 632.0762655*[.D84]^5 + 1323.616839*[.D84]^4 - 1338.992335*[.D84]^3 + 660.735901*[.D84]^2 - 144.3173449*[.D84] + 325.9572127" office:value-type="float" office:value="312.317219414721" calcext:value-type="float">
            <text:p>312.3172194147</text:p>
          </table:table-cell>
          <table:table-cell table:formula="of:=ABS([.F84]-[.E84])" office:value-type="float" office:value="4.3927805852793" calcext:value-type="float">
            <text:p>4.3927805853</text:p>
          </table:table-cell>
          <table:table-cell table:formula="of:=[.G84]/[.F84]" office:value-type="percentage" office:value="0.0140651245343159" calcext:value-type="percentage">
            <text:p>1.41%</text:p>
          </table:table-cell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353.16" calcext:value-type="float">
            <text:p>353.16</text:p>
          </table:table-cell>
          <table:table-cell table:number-columns-repeated="5"/>
          <table:table-cell office:value-type="float" office:value="1.215" calcext:value-type="float">
            <text:p>1.215</text:p>
          </table:table-cell>
          <table:table-cell office:value-type="float" office:value="414.08" calcext:value-type="float">
            <text:p>414.08</text:p>
          </table:table-cell>
          <table:table-cell table:number-columns-repeated="4"/>
          <table:table-cell office:value-type="float" office:value="1.2075" calcext:value-type="float">
            <text:p>1.2075</text:p>
          </table:table-cell>
          <table:table-cell office:value-type="float" office:value="472.64986" calcext:value-type="float">
            <text:p>472.649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3" calcext:value-type="float">
            <text:p>1.23</text:p>
          </table:table-cell>
          <table:table-cell office:value-type="float" office:value="316.72" calcext:value-type="float">
            <text:p>316.72</text:p>
          </table:table-cell>
          <table:table-cell table:formula="of:=117.20777*[.D85]^6 - 632.0762655*[.D85]^5 + 1323.616839*[.D85]^4 - 1338.992335*[.D85]^3 + 660.735901*[.D85]^2 - 144.3173449*[.D85] + 325.9572127" office:value-type="float" office:value="312.351905349574" calcext:value-type="float">
            <text:p>312.3519053496</text:p>
          </table:table-cell>
          <table:table-cell table:formula="of:=ABS([.F85]-[.E85])" office:value-type="float" office:value="4.36809465042637" calcext:value-type="float">
            <text:p>4.3680946504</text:p>
          </table:table-cell>
          <table:table-cell table:formula="of:=[.G85]/[.F85]" office:value-type="percentage" office:value="0.0139845301905162" calcext:value-type="percentage">
            <text:p>1.40%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353.2" calcext:value-type="float">
            <text:p>353.2</text:p>
          </table:table-cell>
          <table:table-cell table:number-columns-repeated="5"/>
          <table:table-cell office:value-type="float" office:value="1.23" calcext:value-type="float">
            <text:p>1.23</text:p>
          </table:table-cell>
          <table:table-cell office:value-type="float" office:value="414.14" calcext:value-type="float">
            <text:p>414.14</text:p>
          </table:table-cell>
          <table:table-cell table:number-columns-repeated="4"/>
          <table:table-cell office:value-type="float" office:value="1.2225" calcext:value-type="float">
            <text:p>1.2225</text:p>
          </table:table-cell>
          <table:table-cell office:value-type="float" office:value="472.72312" calcext:value-type="float">
            <text:p>472.72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45" calcext:value-type="float">
            <text:p>1.245</text:p>
          </table:table-cell>
          <table:table-cell office:value-type="float" office:value="316.74" calcext:value-type="float">
            <text:p>316.74</text:p>
          </table:table-cell>
          <table:table-cell table:formula="of:=117.20777*[.D86]^6 - 632.0762655*[.D86]^5 + 1323.616839*[.D86]^4 - 1338.992335*[.D86]^3 + 660.735901*[.D86]^2 - 144.3173449*[.D86] + 325.9572127" office:value-type="float" office:value="312.385183057705" calcext:value-type="float">
            <text:p>312.3851830577</text:p>
          </table:table-cell>
          <table:table-cell table:formula="of:=ABS([.F86]-[.E86])" office:value-type="float" office:value="4.35481694229532" calcext:value-type="float">
            <text:p>4.3548169423</text:p>
          </table:table-cell>
          <table:table-cell table:formula="of:=[.G86]/[.F86]" office:value-type="percentage" office:value="0.0139405361665021" calcext:value-type="percentage">
            <text:p>1.39%</text:p>
          </table:table-cell>
          <table:table-cell table:number-columns-repeated="2"/>
          <table:table-cell office:value-type="float" office:value="1.245" calcext:value-type="float">
            <text:p>1.245</text:p>
          </table:table-cell>
          <table:table-cell office:value-type="float" office:value="353.23" calcext:value-type="float">
            <text:p>353.23</text:p>
          </table:table-cell>
          <table:table-cell table:number-columns-repeated="5"/>
          <table:table-cell office:value-type="float" office:value="1.245" calcext:value-type="float">
            <text:p>1.245</text:p>
          </table:table-cell>
          <table:table-cell office:value-type="float" office:value="414.21" calcext:value-type="float">
            <text:p>414.21</text:p>
          </table:table-cell>
          <table:table-cell table:number-columns-repeated="4"/>
          <table:table-cell office:value-type="float" office:value="1.2375" calcext:value-type="float">
            <text:p>1.2375</text:p>
          </table:table-cell>
          <table:table-cell office:value-type="float" office:value="472.79533" calcext:value-type="float">
            <text:p>472.795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6" calcext:value-type="float">
            <text:p>1.26</text:p>
          </table:table-cell>
          <table:table-cell office:value-type="float" office:value="316.75" calcext:value-type="float">
            <text:p>316.75</text:p>
          </table:table-cell>
          <table:table-cell table:formula="of:=117.20777*[.D87]^6 - 632.0762655*[.D87]^5 + 1323.616839*[.D87]^4 - 1338.992335*[.D87]^3 + 660.735901*[.D87]^2 - 144.3173449*[.D87] + 325.9572127" office:value-type="float" office:value="312.416563181186" calcext:value-type="float">
            <text:p>312.4165631812</text:p>
          </table:table-cell>
          <table:table-cell table:formula="of:=ABS([.F87]-[.E87])" office:value-type="float" office:value="4.33343681881365" calcext:value-type="float">
            <text:p>4.3334368188</text:p>
          </table:table-cell>
          <table:table-cell table:formula="of:=[.G87]/[.F87]" office:value-type="percentage" office:value="0.0138707012672067" calcext:value-type="percentage">
            <text:p>1.39%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353.27" calcext:value-type="float">
            <text:p>353.27</text:p>
          </table:table-cell>
          <table:table-cell table:number-columns-repeated="5"/>
          <table:table-cell office:value-type="float" office:value="1.26" calcext:value-type="float">
            <text:p>1.26</text:p>
          </table:table-cell>
          <table:table-cell office:value-type="float" office:value="414.27" calcext:value-type="float">
            <text:p>414.27</text:p>
          </table:table-cell>
          <table:table-cell table:number-columns-repeated="4"/>
          <table:table-cell office:value-type="float" office:value="1.2525" calcext:value-type="float">
            <text:p>1.2525</text:p>
          </table:table-cell>
          <table:table-cell office:value-type="float" office:value="472.86653" calcext:value-type="float">
            <text:p>472.866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75" calcext:value-type="float">
            <text:p>1.275</text:p>
          </table:table-cell>
          <table:table-cell office:value-type="float" office:value="316.77" calcext:value-type="float">
            <text:p>316.77</text:p>
          </table:table-cell>
          <table:table-cell table:formula="of:=117.20777*[.D88]^6 - 632.0762655*[.D88]^5 + 1323.616839*[.D88]^4 - 1338.992335*[.D88]^3 + 660.735901*[.D88]^2 - 144.3173449*[.D88] + 325.9572127" office:value-type="float" office:value="312.445695113328" calcext:value-type="float">
            <text:p>312.4456951133</text:p>
          </table:table-cell>
          <table:table-cell table:formula="of:=ABS([.F88]-[.E88])" office:value-type="float" office:value="4.32430488667217" calcext:value-type="float">
            <text:p>4.3243048867</text:p>
          </table:table-cell>
          <table:table-cell table:formula="of:=[.G88]/[.F88]" office:value-type="percentage" office:value="0.0138401807235772" calcext:value-type="percentage">
            <text:p>1.38%</text:p>
          </table:table-cell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353.31" calcext:value-type="float">
            <text:p>353.31</text:p>
          </table:table-cell>
          <table:table-cell table:number-columns-repeated="5"/>
          <table:table-cell office:value-type="float" office:value="1.275" calcext:value-type="float">
            <text:p>1.275</text:p>
          </table:table-cell>
          <table:table-cell office:value-type="float" office:value="414.33" calcext:value-type="float">
            <text:p>414.33</text:p>
          </table:table-cell>
          <table:table-cell table:number-columns-repeated="4"/>
          <table:table-cell office:value-type="float" office:value="1.2675" calcext:value-type="float">
            <text:p>1.2675</text:p>
          </table:table-cell>
          <table:table-cell office:value-type="float" office:value="472.93675" calcext:value-type="float">
            <text:p>472.936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9" calcext:value-type="float">
            <text:p>1.29</text:p>
          </table:table-cell>
          <table:table-cell office:value-type="float" office:value="316.78" calcext:value-type="float">
            <text:p>316.78</text:p>
          </table:table-cell>
          <table:table-cell table:formula="of:=117.20777*[.D89]^6 - 632.0762655*[.D89]^5 + 1323.616839*[.D89]^4 - 1338.992335*[.D89]^3 + 660.735901*[.D89]^2 - 144.3173449*[.D89] + 325.9572127" office:value-type="float" office:value="312.472389665124" calcext:value-type="float">
            <text:p>312.4723896651</text:p>
          </table:table-cell>
          <table:table-cell table:formula="of:=ABS([.F89]-[.E89])" office:value-type="float" office:value="4.30761033487624" calcext:value-type="float">
            <text:p>4.3076103349</text:p>
          </table:table-cell>
          <table:table-cell table:formula="of:=[.G89]/[.F89]" office:value-type="percentage" office:value="0.0137855710691518" calcext:value-type="percentage">
            <text:p>1.38%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353.35" calcext:value-type="float">
            <text:p>353.35</text:p>
          </table:table-cell>
          <table:table-cell table:number-columns-repeated="5"/>
          <table:table-cell office:value-type="float" office:value="1.29" calcext:value-type="float">
            <text:p>1.29</text:p>
          </table:table-cell>
          <table:table-cell office:value-type="float" office:value="414.39" calcext:value-type="float">
            <text:p>414.39</text:p>
          </table:table-cell>
          <table:table-cell table:number-columns-repeated="4"/>
          <table:table-cell office:value-type="float" office:value="1.2825" calcext:value-type="float">
            <text:p>1.2825</text:p>
          </table:table-cell>
          <table:table-cell office:value-type="float" office:value="473.006" calcext:value-type="float">
            <text:p>473.0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05" calcext:value-type="float">
            <text:p>1.305</text:p>
          </table:table-cell>
          <table:table-cell office:value-type="float" office:value="316.8" calcext:value-type="float">
            <text:p>316.8</text:p>
          </table:table-cell>
          <table:table-cell table:formula="of:=117.20777*[.D90]^6 - 632.0762655*[.D90]^5 + 1323.616839*[.D90]^4 - 1338.992335*[.D90]^3 + 660.735901*[.D90]^2 - 144.3173449*[.D90] + 325.9572127" office:value-type="float" office:value="312.496642692943" calcext:value-type="float">
            <text:p>312.4966426929</text:p>
          </table:table-cell>
          <table:table-cell table:formula="of:=ABS([.F90]-[.E90])" office:value-type="float" office:value="4.30335730705718" calcext:value-type="float">
            <text:p>4.3033573071</text:p>
          </table:table-cell>
          <table:table-cell table:formula="of:=[.G90]/[.F90]" office:value-type="percentage" office:value="0.013770891328537" calcext:value-type="percentage">
            <text:p>1.38%</text:p>
          </table:table-cell>
          <table:table-cell table:number-columns-repeated="2"/>
          <table:table-cell office:value-type="float" office:value="1.305" calcext:value-type="float">
            <text:p>1.305</text:p>
          </table:table-cell>
          <table:table-cell office:value-type="float" office:value="353.39" calcext:value-type="float">
            <text:p>353.39</text:p>
          </table:table-cell>
          <table:table-cell table:number-columns-repeated="5"/>
          <table:table-cell office:value-type="float" office:value="1.305" calcext:value-type="float">
            <text:p>1.305</text:p>
          </table:table-cell>
          <table:table-cell office:value-type="float" office:value="414.45" calcext:value-type="float">
            <text:p>414.45</text:p>
          </table:table-cell>
          <table:table-cell table:number-columns-repeated="4"/>
          <table:table-cell office:value-type="float" office:value="1.2975" calcext:value-type="float">
            <text:p>1.2975</text:p>
          </table:table-cell>
          <table:table-cell office:value-type="float" office:value="473.07432" calcext:value-type="float">
            <text:p>473.074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2" calcext:value-type="float">
            <text:p>1.32</text:p>
          </table:table-cell>
          <table:table-cell office:value-type="float" office:value="316.81" calcext:value-type="float">
            <text:p>316.81</text:p>
          </table:table-cell>
          <table:table-cell table:formula="of:=117.20777*[.D91]^6 - 632.0762655*[.D91]^5 + 1323.616839*[.D91]^4 - 1338.992335*[.D91]^3 + 660.735901*[.D91]^2 - 144.3173449*[.D91] + 325.9572127" office:value-type="float" office:value="312.518659687478" calcext:value-type="float">
            <text:p>312.5186596875</text:p>
          </table:table-cell>
          <table:table-cell table:formula="of:=ABS([.F91]-[.E91])" office:value-type="float" office:value="4.29134031252158" calcext:value-type="float">
            <text:p>4.2913403125</text:p>
          </table:table-cell>
          <table:table-cell table:formula="of:=[.G91]/[.F91]" office:value-type="percentage" office:value="0.0137314690803198" calcext:value-type="percentage">
            <text:p>1.37%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353.42" calcext:value-type="float">
            <text:p>353.42</text:p>
          </table:table-cell>
          <table:table-cell table:number-columns-repeated="5"/>
          <table:table-cell office:value-type="float" office:value="1.32" calcext:value-type="float">
            <text:p>1.32</text:p>
          </table:table-cell>
          <table:table-cell office:value-type="float" office:value="414.51" calcext:value-type="float">
            <text:p>414.51</text:p>
          </table:table-cell>
          <table:table-cell table:number-columns-repeated="4"/>
          <table:table-cell office:value-type="float" office:value="1.3125" calcext:value-type="float">
            <text:p>1.3125</text:p>
          </table:table-cell>
          <table:table-cell office:value-type="float" office:value="473.14172" calcext:value-type="float">
            <text:p>473.141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35" calcext:value-type="float">
            <text:p>1.335</text:p>
          </table:table-cell>
          <table:table-cell office:value-type="float" office:value="316.83" calcext:value-type="float">
            <text:p>316.83</text:p>
          </table:table-cell>
          <table:table-cell table:formula="of:=117.20777*[.D92]^6 - 632.0762655*[.D92]^5 + 1323.616839*[.D92]^4 - 1338.992335*[.D92]^3 + 660.735901*[.D92]^2 - 144.3173449*[.D92] + 325.9572127" office:value-type="float" office:value="312.538881323935" calcext:value-type="float">
            <text:p>312.5388813239</text:p>
          </table:table-cell>
          <table:table-cell table:formula="of:=ABS([.F92]-[.E92])" office:value-type="float" office:value="4.2911186760648" calcext:value-type="float">
            <text:p>4.2911186761</text:p>
          </table:table-cell>
          <table:table-cell table:formula="of:=[.G92]/[.F92]" office:value-type="percentage" office:value="0.0137298714895482" calcext:value-type="percentage">
            <text:p>1.37%</text:p>
          </table:table-cell>
          <table:table-cell table:number-columns-repeated="2"/>
          <table:table-cell office:value-type="float" office:value="1.335" calcext:value-type="float">
            <text:p>1.335</text:p>
          </table:table-cell>
          <table:table-cell office:value-type="float" office:value="353.46" calcext:value-type="float">
            <text:p>353.46</text:p>
          </table:table-cell>
          <table:table-cell table:number-columns-repeated="5"/>
          <table:table-cell office:value-type="float" office:value="1.335" calcext:value-type="float">
            <text:p>1.335</text:p>
          </table:table-cell>
          <table:table-cell office:value-type="float" office:value="414.57" calcext:value-type="float">
            <text:p>414.57</text:p>
          </table:table-cell>
          <table:table-cell table:number-columns-repeated="4"/>
          <table:table-cell office:value-type="float" office:value="1.3275" calcext:value-type="float">
            <text:p>1.3275</text:p>
          </table:table-cell>
          <table:table-cell office:value-type="float" office:value="473.20824" calcext:value-type="float">
            <text:p>473.208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office:value-type="float" office:value="316.84" calcext:value-type="float">
            <text:p>316.84</text:p>
          </table:table-cell>
          <table:table-cell table:formula="of:=117.20777*[.D93]^6 - 632.0762655*[.D93]^5 + 1323.616839*[.D93]^4 - 1338.992335*[.D93]^3 + 660.735901*[.D93]^2 - 144.3173449*[.D93] + 325.9572127" office:value-type="float" office:value="312.558009973485" calcext:value-type="float">
            <text:p>312.5580099735</text:p>
          </table:table-cell>
          <table:table-cell table:formula="of:=ABS([.F93]-[.E93])" office:value-type="float" office:value="4.2819900265153" calcext:value-type="float">
            <text:p>4.2819900265</text:p>
          </table:table-cell>
          <table:table-cell table:formula="of:=[.G93]/[.F93]" office:value-type="percentage" office:value="0.0136998249601044" calcext:value-type="percentage">
            <text:p>1.37%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353.49" calcext:value-type="float">
            <text:p>353.49</text:p>
          </table:table-cell>
          <table:table-cell table:number-columns-repeated="5"/>
          <table:table-cell office:value-type="float" office:value="1.35" calcext:value-type="float">
            <text:p>1.35</text:p>
          </table:table-cell>
          <table:table-cell office:value-type="float" office:value="414.63" calcext:value-type="float">
            <text:p>414.63</text:p>
          </table:table-cell>
          <table:table-cell table:number-columns-repeated="4"/>
          <table:table-cell office:value-type="float" office:value="1.3425" calcext:value-type="float">
            <text:p>1.3425</text:p>
          </table:table-cell>
          <table:table-cell office:value-type="float" office:value="473.27388" calcext:value-type="float">
            <text:p>473.273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65" calcext:value-type="float">
            <text:p>1.365</text:p>
          </table:table-cell>
          <table:table-cell office:value-type="float" office:value="316.86" calcext:value-type="float">
            <text:p>316.86</text:p>
          </table:table-cell>
          <table:table-cell table:formula="of:=117.20777*[.D94]^6 - 632.0762655*[.D94]^5 + 1323.616839*[.D94]^4 - 1338.992335*[.D94]^3 + 660.735901*[.D94]^2 - 144.3173449*[.D94] + 325.9572127" office:value-type="float" office:value="312.577037175949" calcext:value-type="float">
            <text:p>312.5770371759</text:p>
          </table:table-cell>
          <table:table-cell table:formula="of:=ABS([.F94]-[.E94])" office:value-type="float" office:value="4.28296282405097" calcext:value-type="float">
            <text:p>4.2829628241</text:p>
          </table:table-cell>
          <table:table-cell table:formula="of:=[.G94]/[.F94]" office:value-type="percentage" office:value="0.0137021032086887" calcext:value-type="percentage">
            <text:p>1.37%</text:p>
          </table:table-cell>
          <table:table-cell table:number-columns-repeated="2"/>
          <table:table-cell office:value-type="float" office:value="1.365" calcext:value-type="float">
            <text:p>1.365</text:p>
          </table:table-cell>
          <table:table-cell office:value-type="float" office:value="353.53" calcext:value-type="float">
            <text:p>353.53</text:p>
          </table:table-cell>
          <table:table-cell table:number-columns-repeated="5"/>
          <table:table-cell office:value-type="float" office:value="1.365" calcext:value-type="float">
            <text:p>1.365</text:p>
          </table:table-cell>
          <table:table-cell office:value-type="float" office:value="414.68" calcext:value-type="float">
            <text:p>414.68</text:p>
          </table:table-cell>
          <table:table-cell table:number-columns-repeated="4"/>
          <table:table-cell office:value-type="float" office:value="1.3575" calcext:value-type="float">
            <text:p>1.3575</text:p>
          </table:table-cell>
          <table:table-cell office:value-type="float" office:value="473.33868" calcext:value-type="float">
            <text:p>473.338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office:value-type="float" office:value="316.87" calcext:value-type="float">
            <text:p>316.87</text:p>
          </table:table-cell>
          <table:table-cell table:formula="of:=117.20777*[.D95]^6 - 632.0762655*[.D95]^5 + 1323.616839*[.D95]^4 - 1338.992335*[.D95]^3 + 660.735901*[.D95]^2 - 144.3173449*[.D95] + 325.9572127" office:value-type="float" office:value="312.597272073755" calcext:value-type="float">
            <text:p>312.5972720738</text:p>
          </table:table-cell>
          <table:table-cell table:formula="of:=ABS([.F95]-[.E95])" office:value-type="float" office:value="4.27272792624535" calcext:value-type="float">
            <text:p>4.2727279262</text:p>
          </table:table-cell>
          <table:table-cell table:formula="of:=[.G95]/[.F95]" office:value-type="percentage" office:value="0.0136684747691504" calcext:value-type="percentage">
            <text:p>1.37%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353.56" calcext:value-type="float">
            <text:p>353.56</text:p>
          </table:table-cell>
          <table:table-cell table:number-columns-repeated="5"/>
          <table:table-cell office:value-type="float" office:value="1.38" calcext:value-type="float">
            <text:p>1.38</text:p>
          </table:table-cell>
          <table:table-cell office:value-type="float" office:value="414.74" calcext:value-type="float">
            <text:p>414.74</text:p>
          </table:table-cell>
          <table:table-cell table:number-columns-repeated="4"/>
          <table:table-cell office:value-type="float" office:value="1.3725" calcext:value-type="float">
            <text:p>1.3725</text:p>
          </table:table-cell>
          <table:table-cell office:value-type="float" office:value="473.40265" calcext:value-type="float">
            <text:p>473.402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95" calcext:value-type="float">
            <text:p>1.395</text:p>
          </table:table-cell>
          <table:table-cell office:value-type="float" office:value="316.88" calcext:value-type="float">
            <text:p>316.88</text:p>
          </table:table-cell>
          <table:table-cell table:formula="of:=117.20777*[.D96]^6 - 632.0762655*[.D96]^5 + 1323.616839*[.D96]^4 - 1338.992335*[.D96]^3 + 660.735901*[.D96]^2 - 144.3173449*[.D96] + 325.9572127" office:value-type="float" office:value="312.620370807125" calcext:value-type="float">
            <text:p>312.6203708071</text:p>
          </table:table-cell>
          <table:table-cell table:formula="of:=ABS([.F96]-[.E96])" office:value-type="float" office:value="4.2596291928752" calcext:value-type="float">
            <text:p>4.2596291929</text:p>
          </table:table-cell>
          <table:table-cell table:formula="of:=[.G96]/[.F96]" office:value-type="percentage" office:value="0.0136255650323671" calcext:value-type="percentage">
            <text:p>1.36%</text:p>
          </table:table-cell>
          <table:table-cell table:number-columns-repeated="2"/>
          <table:table-cell office:value-type="float" office:value="1.395" calcext:value-type="float">
            <text:p>1.395</text:p>
          </table:table-cell>
          <table:table-cell office:value-type="float" office:value="353.6" calcext:value-type="float">
            <text:p>353.6</text:p>
          </table:table-cell>
          <table:table-cell table:number-columns-repeated="5"/>
          <table:table-cell office:value-type="float" office:value="1.395" calcext:value-type="float">
            <text:p>1.395</text:p>
          </table:table-cell>
          <table:table-cell office:value-type="float" office:value="414.79" calcext:value-type="float">
            <text:p>414.79</text:p>
          </table:table-cell>
          <table:table-cell table:number-columns-repeated="4"/>
          <table:table-cell office:value-type="float" office:value="1.3875" calcext:value-type="float">
            <text:p>1.3875</text:p>
          </table:table-cell>
          <table:table-cell office:value-type="float" office:value="473.46581" calcext:value-type="float">
            <text:p>473.465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1" calcext:value-type="float">
            <text:p>1.41</text:p>
          </table:table-cell>
          <table:table-cell office:value-type="float" office:value="316.9" calcext:value-type="float">
            <text:p>316.9</text:p>
          </table:table-cell>
          <table:table-cell table:formula="of:=117.20777*[.D97]^6 - 632.0762655*[.D97]^5 + 1323.616839*[.D97]^4 - 1338.992335*[.D97]^3 + 660.735901*[.D97]^2 - 144.3173449*[.D97] + 325.9572127" office:value-type="float" office:value="312.648366870525" calcext:value-type="float">
            <text:p>312.6483668705</text:p>
          </table:table-cell>
          <table:table-cell table:formula="of:=ABS([.F97]-[.E97])" office:value-type="float" office:value="4.25163312947529" calcext:value-type="float">
            <text:p>4.2516331295</text:p>
          </table:table-cell>
          <table:table-cell table:formula="of:=[.G97]/[.F97]" office:value-type="percentage" office:value="0.0135987696722433" calcext:value-type="percentage">
            <text:p>1.36%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353.63" calcext:value-type="float">
            <text:p>353.63</text:p>
          </table:table-cell>
          <table:table-cell table:number-columns-repeated="5"/>
          <table:table-cell office:value-type="float" office:value="1.41" calcext:value-type="float">
            <text:p>1.41</text:p>
          </table:table-cell>
          <table:table-cell office:value-type="float" office:value="414.85" calcext:value-type="float">
            <text:p>414.85</text:p>
          </table:table-cell>
          <table:table-cell table:number-columns-repeated="4"/>
          <table:table-cell office:value-type="float" office:value="1.4025" calcext:value-type="float">
            <text:p>1.4025</text:p>
          </table:table-cell>
          <table:table-cell office:value-type="float" office:value="473.52825" calcext:value-type="float">
            <text:p>473.528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25" calcext:value-type="float">
            <text:p>1.425</text:p>
          </table:table-cell>
          <table:table-cell office:value-type="float" office:value="316.91" calcext:value-type="float">
            <text:p>316.91</text:p>
          </table:table-cell>
          <table:table-cell table:formula="of:=117.20777*[.D98]^6 - 632.0762655*[.D98]^5 + 1323.616839*[.D98]^4 - 1338.992335*[.D98]^3 + 660.735901*[.D98]^2 - 144.3173449*[.D98] + 325.9572127" office:value-type="float" office:value="312.683702430357" calcext:value-type="float">
            <text:p>312.6837024304</text:p>
          </table:table-cell>
          <table:table-cell table:formula="of:=ABS([.F98]-[.E98])" office:value-type="float" office:value="4.22629756964255" calcext:value-type="float">
            <text:p>4.2262975696</text:p>
          </table:table-cell>
          <table:table-cell table:formula="of:=[.G98]/[.F98]" office:value-type="percentage" office:value="0.0135162067507623" calcext:value-type="percentage">
            <text:p>1.35%</text:p>
          </table:table-cell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353.67" calcext:value-type="float">
            <text:p>353.67</text:p>
          </table:table-cell>
          <table:table-cell table:number-columns-repeated="5"/>
          <table:table-cell office:value-type="float" office:value="1.425" calcext:value-type="float">
            <text:p>1.425</text:p>
          </table:table-cell>
          <table:table-cell office:value-type="float" office:value="414.9" calcext:value-type="float">
            <text:p>414.9</text:p>
          </table:table-cell>
          <table:table-cell table:number-columns-repeated="4"/>
          <table:table-cell office:value-type="float" office:value="1.4175" calcext:value-type="float">
            <text:p>1.4175</text:p>
          </table:table-cell>
          <table:table-cell office:value-type="float" office:value="473.58977" calcext:value-type="float">
            <text:p>473.589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4" calcext:value-type="float">
            <text:p>1.44</text:p>
          </table:table-cell>
          <table:table-cell office:value-type="float" office:value="316.92" calcext:value-type="float">
            <text:p>316.92</text:p>
          </table:table-cell>
          <table:table-cell table:formula="of:=117.20777*[.D99]^6 - 632.0762655*[.D99]^5 + 1323.616839*[.D99]^4 - 1338.992335*[.D99]^3 + 660.735901*[.D99]^2 - 144.3173449*[.D99] + 325.9572127" office:value-type="float" office:value="312.729260603913" calcext:value-type="float">
            <text:p>312.7292606039</text:p>
          </table:table-cell>
          <table:table-cell table:formula="of:=ABS([.F99]-[.E99])" office:value-type="float" office:value="4.19073939608671" calcext:value-type="float">
            <text:p>4.1907393961</text:p>
          </table:table-cell>
          <table:table-cell table:formula="of:=[.G99]/[.F99]" office:value-type="percentage" office:value="0.013400534980302" calcext:value-type="percentage">
            <text:p>1.34%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353.7" calcext:value-type="float">
            <text:p>353.7</text:p>
          </table:table-cell>
          <table:table-cell table:number-columns-repeated="5"/>
          <table:table-cell office:value-type="float" office:value="1.44" calcext:value-type="float">
            <text:p>1.44</text:p>
          </table:table-cell>
          <table:table-cell office:value-type="float" office:value="414.96" calcext:value-type="float">
            <text:p>414.96</text:p>
          </table:table-cell>
          <table:table-cell table:number-columns-repeated="4"/>
          <table:table-cell office:value-type="float" office:value="1.4325" calcext:value-type="float">
            <text:p>1.4325</text:p>
          </table:table-cell>
          <table:table-cell office:value-type="float" office:value="473.6518" calcext:value-type="float">
            <text:p>473.65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55" calcext:value-type="float">
            <text:p>1.455</text:p>
          </table:table-cell>
          <table:table-cell office:value-type="float" office:value="316.94" calcext:value-type="float">
            <text:p>316.94</text:p>
          </table:table-cell>
          <table:table-cell table:formula="of:=117.20777*[.D100]^6 - 632.0762655*[.D100]^5 + 1323.616839*[.D100]^4 - 1338.992335*[.D100]^3 + 660.735901*[.D100]^2 - 144.3173449*[.D100] + 325.9572127" office:value-type="float" office:value="312.788398699562" calcext:value-type="float">
            <text:p>312.7883986996</text:p>
          </table:table-cell>
          <table:table-cell table:formula="of:=ABS([.F100]-[.E100])" office:value-type="float" office:value="4.15160130043842" calcext:value-type="float">
            <text:p>4.1516013004</text:p>
          </table:table-cell>
          <table:table-cell table:formula="of:=[.G100]/[.F100]" office:value-type="percentage" office:value="0.0132728749458067" calcext:value-type="percentage">
            <text:p>1.33%</text:p>
          </table:table-cell>
          <table:table-cell table:number-columns-repeated="2"/>
          <table:table-cell office:value-type="float" office:value="1.455" calcext:value-type="float">
            <text:p>1.455</text:p>
          </table:table-cell>
          <table:table-cell office:value-type="float" office:value="353.73" calcext:value-type="float">
            <text:p>353.73</text:p>
          </table:table-cell>
          <table:table-cell table:number-columns-repeated="5"/>
          <table:table-cell office:value-type="float" office:value="1.455" calcext:value-type="float">
            <text:p>1.455</text:p>
          </table:table-cell>
          <table:table-cell office:value-type="float" office:value="415.01" calcext:value-type="float">
            <text:p>415.01</text:p>
          </table:table-cell>
          <table:table-cell table:number-columns-repeated="4"/>
          <table:table-cell office:value-type="float" office:value="1.4475" calcext:value-type="float">
            <text:p>1.4475</text:p>
          </table:table-cell>
          <table:table-cell office:value-type="float" office:value="473.70955" calcext:value-type="float">
            <text:p>473.709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7" calcext:value-type="float">
            <text:p>1.47</text:p>
          </table:table-cell>
          <table:table-cell office:value-type="float" office:value="316.95" calcext:value-type="float">
            <text:p>316.95</text:p>
          </table:table-cell>
          <table:table-cell table:formula="of:=117.20777*[.D101]^6 - 632.0762655*[.D101]^5 + 1323.616839*[.D101]^4 - 1338.992335*[.D101]^3 + 660.735901*[.D101]^2 - 144.3173449*[.D101] + 325.9572127" office:value-type="float" office:value="312.864982418204" calcext:value-type="float">
            <text:p>312.8649824182</text:p>
          </table:table-cell>
          <table:table-cell table:formula="of:=ABS([.F101]-[.E101])" office:value-type="float" office:value="4.08501758179648" calcext:value-type="float">
            <text:p>4.0850175818</text:p>
          </table:table-cell>
          <table:table-cell table:formula="of:=[.G101]/[.F101]" office:value-type="percentage" office:value="0.0130568066461848" calcext:value-type="percentage">
            <text:p>1.31%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353.77" calcext:value-type="float">
            <text:p>353.77</text:p>
          </table:table-cell>
          <table:table-cell table:number-columns-repeated="5"/>
          <table:table-cell office:value-type="float" office:value="1.47" calcext:value-type="float">
            <text:p>1.47</text:p>
          </table:table-cell>
          <table:table-cell office:value-type="float" office:value="415.07" calcext:value-type="float">
            <text:p>415.07</text:p>
          </table:table-cell>
          <table:table-cell table:number-columns-repeated="4"/>
          <table:table-cell office:value-type="float" office:value="1.4625" calcext:value-type="float">
            <text:p>1.4625</text:p>
          </table:table-cell>
          <table:table-cell office:value-type="float" office:value="473.79724" calcext:value-type="float">
            <text:p>473.797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85" calcext:value-type="float">
            <text:p>1.485</text:p>
          </table:table-cell>
          <table:table-cell office:value-type="float" office:value="316.98" calcext:value-type="float">
            <text:p>316.98</text:p>
          </table:table-cell>
          <table:table-cell table:formula="of:=117.20777*[.D102]^6 - 632.0762655*[.D102]^5 + 1323.616839*[.D102]^4 - 1338.992335*[.D102]^3 + 660.735901*[.D102]^2 - 144.3173449*[.D102] + 325.9572127" office:value-type="float" office:value="312.963421015958" calcext:value-type="float">
            <text:p>312.963421016</text:p>
          </table:table-cell>
          <table:table-cell table:formula="of:=ABS([.F102]-[.E102])" office:value-type="float" office:value="4.0165789840417" calcext:value-type="float">
            <text:p>4.016578984</text:p>
          </table:table-cell>
          <table:table-cell table:formula="of:=[.G102]/[.F102]" office:value-type="percentage" office:value="0.012834020573404" calcext:value-type="percentage">
            <text:p>1.28%</text:p>
          </table:table-cell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353.83" calcext:value-type="float">
            <text:p>353.83</text:p>
          </table:table-cell>
          <table:table-cell table:number-columns-repeated="5"/>
          <table:table-cell office:value-type="float" office:value="1.485" calcext:value-type="float">
            <text:p>1.485</text:p>
          </table:table-cell>
          <table:table-cell office:value-type="float" office:value="415.17" calcext:value-type="float">
            <text:p>415.17</text:p>
          </table:table-cell>
          <table:table-cell table:number-columns-repeated="4"/>
          <table:table-cell office:value-type="float" office:value="1.4775" calcext:value-type="float">
            <text:p>1.4775</text:p>
          </table:table-cell>
          <table:table-cell office:value-type="float" office:value="473.79834" calcext:value-type="float">
            <text:p>473.79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317.08" calcext:value-type="float">
            <text:p>317.08</text:p>
          </table:table-cell>
          <table:table-cell table:formula="of:=117.20777*[.D103]^6 - 632.0762655*[.D103]^5 + 1323.616839*[.D103]^4 - 1338.992335*[.D103]^3 + 660.735901*[.D103]^2 - 144.3173449*[.D103] + 325.9572127" office:value-type="float" office:value="313.088703428126" calcext:value-type="float">
            <text:p>313.0887034281</text:p>
          </table:table-cell>
          <table:table-cell table:formula="of:=ABS([.F103]-[.E103])" office:value-type="float" office:value="3.99129657187433" calcext:value-type="float">
            <text:p>3.9912965719</text:p>
          </table:table-cell>
          <table:table-cell table:formula="of:=[.G103]/[.F103]" office:value-type="percentage" office:value="0.0127481334464391" calcext:value-type="percentage">
            <text:p>1.27%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54.08" calcext:value-type="float">
            <text:p>354.08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415.6" calcext:value-type="float">
            <text:p>415.6</text:p>
          </table:table-cell>
          <table:table-cell table:number-columns-repeated="4"/>
          <table:table-cell office:value-type="float" office:value="1.4925" calcext:value-type="float">
            <text:p>1.4925</text:p>
          </table:table-cell>
          <table:table-cell office:value-type="float" office:value="474.58157" calcext:value-type="float">
            <text:p>474.581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table:formula="of:=MAX([.G15:.G103])" office:value-type="float" office:value="4.49518335903753" calcext:value-type="float">
            <text:p>4.495183359</text:p>
          </table:table-cell>
          <table:table-cell table:formula="of:=MAX([.H15:.H103])" office:value-type="percentage" office:value="0.0144046464687153" calcext:value-type="percentage">
            <text:p>1.44%</text:p>
          </table:table-cell>
          <table:table-cell table:number-columns-repeated="5"/>
          <table:table-cell table:formula="of:=MAX([.N15:.N103])" office:value-type="float" office:value="10.2382359187923" calcext:value-type="float">
            <text:p>10.2382359188</text:p>
          </table:table-cell>
          <table:table-cell table:formula="of:=MAX([.O15:.O103])" office:value-type="percentage" office:value="0.0299589836387672" calcext:value-type="percentage">
            <text:p>3.00%</text:p>
          </table:table-cell>
          <table:table-cell table:number-columns-repeated="5"/>
          <table:table-cell table:formula="of:=MAX([.U15:.U103])" office:value-type="float" office:value="13.1259937284135" calcext:value-type="float">
            <text:p>13.1259937284</text:p>
          </table:table-cell>
          <table:table-cell table:style-name="ce2" table:formula="of:=MAX([.V15:.V103])" office:value-type="percentage" office:value="0.0311791696729971" calcext:value-type="percentage">
            <text:p>3.12%</text:p>
          </table:table-cell>
          <table:table-cell table:number-columns-repeated="4"/>
          <table:table-cell table:formula="of:=MAX([.AA15:.AA103])" office:value-type="float" office:value="11.7939400145483" calcext:value-type="float">
            <text:p>11.7939400145</text:p>
          </table:table-cell>
          <table:table-cell table:style-name="ce2" table:formula="of:=MAX([.AB15:.AB103])" office:value-type="percentage" office:value="0.0250196372782958" calcext:value-type="percentage">
            <text:p>2.50%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AVERAGE([.H15:.H103];[.O15:.O60];[.V15:.V44];[.AB15:.AB37])" office:value-type="percentage" office:value="0.0110900374231707" calcext:value-type="percentage">
            <text:p>1.11%</text:p>
          </table:table-cell>
          <table:table-cell table:number-columns-repeated="6"/>
          <table:table-cell table:style-name="Default"/>
          <table:table-cell table:number-columns-repeated="13"/>
        </table:table-row>
      </table:table>
      <table:table table:name="FVDOM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OMP</text:p>
          </table:table-cell>
          <table:table-cell table:style-name="Default" office:value-type="string" calcext:value-type="string">
            <text:p>EXP</text:p>
          </table:table-cell>
          <table:table-cell table:style-name="Default" office:value-type="string" calcext:value-type="string">
            <text:p>ERRIR</text:p>
          </table:table-cell>
          <table:table-cell table:style-name="Default" office:value-type="string" calcext:value-type="string">
            <text:p>REL ERROR</text:p>
          </table:table-cell>
          <table:table-cell table:number-columns-repeated="3"/>
          <table:table-cell office:value-type="string" calcext:value-type="string">
            <text:p>COMP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RRIR</text:p>
          </table:table-cell>
          <table:table-cell table:style-name="Default" office:value-type="string" calcext:value-type="string">
            <text:p>REL ERROR</text:p>
          </table:table-cell>
          <table:table-cell table:number-columns-repeated="13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14.8626251" calcext:value-type="float">
            <text:p>314.8626251</text:p>
          </table:table-cell>
          <table:table-cell/>
          <table:table-cell table:style-name="Default" office:value-type="float" office:value="0.0075" calcext:value-type="float">
            <text:p>0.0075</text:p>
          </table:table-cell>
          <table:table-cell table:style-name="Default" office:value-type="float" office:value="306.35054" calcext:value-type="float">
            <text:p>306.35054</text:p>
          </table:table-cell>
          <table:table-cell table:style-name="Default" table:formula="of:=117.20777*[.D4]^6 - 632.0762655*[.D4]^5 + 1323.616839*[.D4]^4 - 1338.992335*[.D4]^3 + 660.735901*[.D4]^2 - 144.3173449*[.D4] + 325.9572127" office:value-type="float" office:value="324.911438293318" calcext:value-type="float">
            <text:p>324.9114382933</text:p>
          </table:table-cell>
          <table:table-cell table:style-name="Default" table:formula="of:=ABS([.F4]-[.E4])" office:value-type="float" office:value="18.5608982933177" calcext:value-type="float">
            <text:p>18.5608982933</text:p>
          </table:table-cell>
          <table:table-cell table:formula="of:=[.G4]/[.F4]" office:value-type="percentage" office:value="0.0571260229889526" calcext:value-type="percentage">
            <text:p>5.71%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327.62604" calcext:value-type="float">
            <text:p>327.62604</text:p>
          </table:table-cell>
          <table:table-cell table:formula="of:= -14640.71748*[.K4]^6 + 41863.10032*[.K4]^5 - 47025.52153*[.K4]^4 + 26250.11987*[.K4]^3 - 7607.409004*[.K4]^2 + 1090.605885*[.K4] + 285.6338953" office:value-type="float" office:value="300.367561659659" calcext:value-type="float">
            <text:p>300.3675616597</text:p>
          </table:table-cell>
          <table:table-cell table:formula="of:=ABS([.M4]-[.L4])" office:value-type="float" office:value="27.2584783403413" calcext:value-type="float">
            <text:p>27.2584783403</text:p>
          </table:table-cell>
          <table:table-cell table:formula="of:=[.N4]/[.M4]" office:value-type="percentage" office:value="0.0907504065676287" calcext:value-type="percentage">
            <text:p>9.08%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365.6987" calcext:value-type="float">
            <text:p>365.6987</text:p>
          </table:table-cell>
          <table:table-cell table:formula="of:=-306181.3157*[.R4]^6 + 746325.3162*[.R4]^5 - 729095.4085*[.R4]^4 + 363057.0091*[.R4]^3 - 96596.51481*[.R4]^2 + 12988.93323*[.R4] - 278.85432151" office:value-type="float" office:value="-104.565568688402" calcext:value-type="float">
            <text:p>-104.5655686884</text:p>
          </table:table-cell>
          <table:table-cell table:number-columns-repeated="3"/>
          <table:table-cell office:value-type="float" office:value="0.015" calcext:value-type="float">
            <text:p>0.015</text:p>
          </table:table-cell>
          <table:table-cell office:value-type="float" office:value="406.64342" calcext:value-type="float">
            <text:p>406.64342</text:p>
          </table:table-cell>
          <table:table-cell table:formula="of:=158030.3845*[.X4]^5 - 269811.2939*[.X4]^4 + 177076.2496*[.X4]^3 - 55589.50994*[.X4]^2 + 8338.00918*[.X4] - 8.067281008" office:value-type="float" office:value="105.07931010547" calcext:value-type="float">
            <text:p>105.0793101055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315.0458551" calcext:value-type="float">
            <text:p>315.0458551</text:p>
          </table:table-cell>
          <table:table-cell/>
          <table:table-cell table:style-name="Default" office:value-type="float" office:value="0.0225" calcext:value-type="float">
            <text:p>0.0225</text:p>
          </table:table-cell>
          <table:table-cell table:style-name="Default" office:value-type="float" office:value="310.23432" calcext:value-type="float">
            <text:p>310.23432</text:p>
          </table:table-cell>
          <table:table-cell table:style-name="Default" table:formula="of:=117.20777*[.D5]^6 - 632.0762655*[.D5]^5 + 1323.616839*[.D5]^4 - 1338.992335*[.D5]^3 + 660.735901*[.D5]^2 - 144.3173449*[.D5] + 325.9572127" office:value-type="float" office:value="323.029653628921" calcext:value-type="float">
            <text:p>323.0296536289</text:p>
          </table:table-cell>
          <table:table-cell table:style-name="Default" table:formula="of:=ABS([.F5]-[.E5])" office:value-type="float" office:value="12.7953336289212" calcext:value-type="float">
            <text:p>12.7953336289</text:p>
          </table:table-cell>
          <table:table-cell table:formula="of:=[.G5]/[.F5]" office:value-type="percentage" office:value="0.0396103994948395" calcext:value-type="percentage">
            <text:p>3.96%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334.38113" calcext:value-type="float">
            <text:p>334.38113</text:p>
          </table:table-cell>
          <table:table-cell table:formula="of:= -14640.71748*[.K5]^6 + 41863.10032*[.K5]^5 - 47025.52153*[.K5]^4 + 26250.11987*[.K5]^3 - 7607.409004*[.K5]^2 + 1090.605885*[.K5] + 285.6338953" office:value-type="float" office:value="312.177072910705" calcext:value-type="float">
            <text:p>312.1770729107</text:p>
          </table:table-cell>
          <table:table-cell table:formula="of:=ABS([.M5]-[.L5])" office:value-type="float" office:value="22.2040570892946" calcext:value-type="float">
            <text:p>22.2040570893</text:p>
          </table:table-cell>
          <table:table-cell table:formula="of:=[.N5]/[.M5]" office:value-type="percentage" office:value="0.0711264824231528" calcext:value-type="percentage">
            <text:p>7.11%</text:p>
          </table:table-cell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379.63362" calcext:value-type="float">
            <text:p>379.63362</text:p>
          </table:table-cell>
          <table:table-cell table:formula="of:=-306181.3157*[.R5]^6 + 746325.3162*[.R5]^5 - 729095.4085*[.R5]^4 + 363057.0091*[.R5]^3 - 96596.51481*[.R5]^2 + 12988.93323*[.R5] - 278.85432151" office:value-type="float" office:value="33.1066965248195" calcext:value-type="float">
            <text:p>33.1066965248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 office:value-type="float" office:value="427.28003" calcext:value-type="float">
            <text:p>427.28003</text:p>
          </table:table-cell>
          <table:table-cell table:formula="of:=158030.3845*[.X5]^5 - 269811.2939*[.X5]^4 + 177076.2496*[.X5]^3 - 55589.50994*[.X5]^2 + 8338.00918*[.X5] - 8.067281008" office:value-type="float" office:value="196.608787175484" calcext:value-type="float">
            <text:p>196.6087871755</text:p>
          </table:table-cell>
          <table:table-cell table:number-columns-repeated="2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314.3987542" calcext:value-type="float">
            <text:p>314.3987542</text:p>
          </table:table-cell>
          <table:table-cell/>
          <table:table-cell table:style-name="Default" office:value-type="float" office:value="0.0375" calcext:value-type="float">
            <text:p>0.0375</text:p>
          </table:table-cell>
          <table:table-cell table:style-name="Default" office:value-type="float" office:value="311.40685" calcext:value-type="float">
            <text:p>311.40685</text:p>
          </table:table-cell>
          <table:table-cell table:style-name="Default" table:formula="of:=117.20777*[.D6]^6 - 632.0762655*[.D6]^5 + 1323.616839*[.D6]^4 - 1338.992335*[.D6]^3 + 660.735901*[.D6]^2 - 144.3173449*[.D6] + 325.9572127" office:value-type="float" office:value="321.406432159731" calcext:value-type="float">
            <text:p>321.4064321597</text:p>
          </table:table-cell>
          <table:table-cell table:style-name="Default" table:formula="of:=ABS([.F6]-[.E6])" office:value-type="float" office:value="9.99958215973146" calcext:value-type="float">
            <text:p>9.9995821597</text:p>
          </table:table-cell>
          <table:table-cell table:formula="of:=[.G6]/[.F6]" office:value-type="percentage" office:value="0.0311119540842353" calcext:value-type="percentage">
            <text:p>3.11%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337.60376" calcext:value-type="float">
            <text:p>337.60376</text:p>
          </table:table-cell>
          <table:table-cell table:formula="of:= -14640.71748*[.K6]^6 + 41863.10032*[.K6]^5 - 47025.52153*[.K6]^4 + 26250.11987*[.K6]^3 - 7607.409004*[.K6]^2 + 1090.605885*[.K6] + 285.6338953" office:value-type="float" office:value="321.512968382152" calcext:value-type="float">
            <text:p>321.5129683822</text:p>
          </table:table-cell>
          <table:table-cell table:formula="of:=ABS([.M6]-[.L6])" office:value-type="float" office:value="16.090791617848" calcext:value-type="float">
            <text:p>16.0907916178</text:p>
          </table:table-cell>
          <table:table-cell table:formula="of:=[.N6]/[.M6]" office:value-type="percentage" office:value="0.0500470998069429" calcext:value-type="percentage">
            <text:p>5.00%</text:p>
          </table:table-cell>
          <table:table-cell table:number-columns-repeated="2"/>
          <table:table-cell office:value-type="float" office:value="0.045" calcext:value-type="float">
            <text:p>0.045</text:p>
          </table:table-cell>
          <table:table-cell office:value-type="float" office:value="385.94869" calcext:value-type="float">
            <text:p>385.94869</text:p>
          </table:table-cell>
          <table:table-cell table:formula="of:=-306181.3157*[.R6]^6 + 746325.3162*[.R6]^5 - 729095.4085*[.R6]^4 + 363057.0091*[.R6]^3 - 96596.51481*[.R6]^2 + 12988.93323*[.R6] - 278.85432151" office:value-type="float" office:value="140.268729997861" calcext:value-type="float">
            <text:p>140.2687299979</text:p>
          </table:table-cell>
          <table:table-cell table:number-columns-repeated="3"/>
          <table:table-cell office:value-type="float" office:value="0.045" calcext:value-type="float">
            <text:p>0.045</text:p>
          </table:table-cell>
          <table:table-cell office:value-type="float" office:value="436.05121" calcext:value-type="float">
            <text:p>436.05121</text:p>
          </table:table-cell>
          <table:table-cell table:formula="of:=158030.3845*[.X6]^5 - 269811.2939*[.X6]^4 + 177076.2496*[.X6]^3 - 55589.50994*[.X6]^2 + 8338.00918*[.X6] - 8.067281008" office:value-type="float" office:value="269.633213821796" calcext:value-type="float">
            <text:p>269.6332138218</text:p>
          </table:table-cell>
          <table:table-cell table:number-columns-repeated="2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315.7025772" calcext:value-type="float">
            <text:p>315.7025772</text:p>
          </table:table-cell>
          <table:table-cell/>
          <table:table-cell table:style-name="Default" office:value-type="float" office:value="0.0525" calcext:value-type="float">
            <text:p>0.0525</text:p>
          </table:table-cell>
          <table:table-cell table:style-name="Default" office:value-type="float" office:value="312.02963" calcext:value-type="float">
            <text:p>312.02963</text:p>
          </table:table-cell>
          <table:table-cell table:style-name="Default" table:formula="of:=117.20777*[.D7]^6 - 632.0762655*[.D7]^5 + 1323.616839*[.D7]^4 - 1338.992335*[.D7]^3 + 660.735901*[.D7]^2 - 144.3173449*[.D7] + 325.9572127" office:value-type="float" office:value="320.01775480622" calcext:value-type="float">
            <text:p>320.0177548062</text:p>
          </table:table-cell>
          <table:table-cell table:style-name="Default" table:formula="of:=ABS([.F7]-[.E7])" office:value-type="float" office:value="7.98812480621996" calcext:value-type="float">
            <text:p>7.9881248062</text:p>
          </table:table-cell>
          <table:table-cell table:formula="of:=[.G7]/[.F7]" office:value-type="percentage" office:value="0.0249615050610457" calcext:value-type="percentage">
            <text:p>2.50%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339.62254" calcext:value-type="float">
            <text:p>339.62254</text:p>
          </table:table-cell>
          <table:table-cell table:formula="of:= -14640.71748*[.K7]^6 + 41863.10032*[.K7]^5 - 47025.52153*[.K7]^4 + 26250.11987*[.K7]^3 - 7607.409004*[.K7]^2 + 1090.605885*[.K7] + 285.6338953" office:value-type="float" office:value="328.776020787985" calcext:value-type="float">
            <text:p>328.776020788</text:p>
          </table:table-cell>
          <table:table-cell table:formula="of:=ABS([.M7]-[.L7])" office:value-type="float" office:value="10.8465192120148" calcext:value-type="float">
            <text:p>10.846519212</text:p>
          </table:table-cell>
          <table:table-cell table:formula="of:=[.N7]/[.M7]" office:value-type="percentage" office:value="0.0329906031042612" calcext:value-type="percentage">
            <text:p>3.30%</text:p>
          </table:table-cell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389.80191" calcext:value-type="float">
            <text:p>389.80191</text:p>
          </table:table-cell>
          <table:table-cell table:formula="of:=-306181.3157*[.R7]^6 + 746325.3162*[.R7]^5 - 729095.4085*[.R7]^4 + 363057.0091*[.R7]^3 - 96596.51481*[.R7]^2 + 12988.93323*[.R7] - 278.85432151" office:value-type="float" office:value="222.271513815852" calcext:value-type="float">
            <text:p>222.2715138159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441.23627" calcext:value-type="float">
            <text:p>441.23627</text:p>
          </table:table-cell>
          <table:table-cell table:formula="of:=158030.3845*[.X7]^5 - 269811.2939*[.X7]^4 + 177076.2496*[.X7]^3 - 55589.50994*[.X7]^2 + 8338.00918*[.X7] - 8.067281008" office:value-type="float" office:value="326.965633979643" calcext:value-type="float">
            <text:p>326.9656339796</text:p>
          </table:table-cell>
          <table:table-cell table:number-columns-repeated="2"/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316.2292581" calcext:value-type="float">
            <text:p>316.2292581</text:p>
          </table:table-cell>
          <table:table-cell/>
          <table:table-cell table:style-name="Default" office:value-type="float" office:value="0.0675" calcext:value-type="float">
            <text:p>0.0675</text:p>
          </table:table-cell>
          <table:table-cell table:style-name="Default" office:value-type="float" office:value="312.46981" calcext:value-type="float">
            <text:p>312.46981</text:p>
          </table:table-cell>
          <table:table-cell table:style-name="Default" table:formula="of:=117.20777*[.D8]^6 - 632.0762655*[.D8]^5 + 1323.616839*[.D8]^4 - 1338.992335*[.D8]^3 + 660.735901*[.D8]^2 - 144.3173449*[.D8] + 325.9572127" office:value-type="float" office:value="318.841069852559" calcext:value-type="float">
            <text:p>318.8410698526</text:p>
          </table:table-cell>
          <table:table-cell table:style-name="Default" table:formula="of:=ABS([.F8]-[.E8])" office:value-type="float" office:value="6.37125985255858" calcext:value-type="float">
            <text:p>6.3712598526</text:p>
          </table:table-cell>
          <table:table-cell table:formula="of:=[.G8]/[.F8]" office:value-type="percentage" office:value="0.0199825570009059" calcext:value-type="percentage">
            <text:p>2.00%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341.06091" calcext:value-type="float">
            <text:p>341.06091</text:p>
          </table:table-cell>
          <table:table-cell table:formula="of:= -14640.71748*[.K8]^6 + 41863.10032*[.K8]^5 - 47025.52153*[.K8]^4 + 26250.11987*[.K8]^3 - 7607.409004*[.K8]^2 + 1090.605885*[.K8] + 285.6338953" office:value-type="float" office:value="334.320750821723" calcext:value-type="float">
            <text:p>334.3207508217</text:p>
          </table:table-cell>
          <table:table-cell table:formula="of:=ABS([.M8]-[.L8])" office:value-type="float" office:value="6.74015917827649" calcext:value-type="float">
            <text:p>6.7401591783</text:p>
          </table:table-cell>
          <table:table-cell table:formula="of:=[.N8]/[.M8]" office:value-type="percentage" office:value="0.020160756284825" calcext:value-type="percentage">
            <text:p>2.02%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392.50599" calcext:value-type="float">
            <text:p>392.50599</text:p>
          </table:table-cell>
          <table:table-cell table:formula="of:=-306181.3157*[.R8]^6 + 746325.3162*[.R8]^5 - 729095.4085*[.R8]^4 + 363057.0091*[.R8]^3 - 96596.51481*[.R8]^2 + 12988.93323*[.R8] - 278.85432151" office:value-type="float" office:value="283.772487501504" calcext:value-type="float">
            <text:p>283.7724875015</text:p>
          </table:table-cell>
          <table:table-cell table:number-columns-repeated="3"/>
          <table:table-cell office:value-type="float" office:value="0.075" calcext:value-type="float">
            <text:p>0.075</text:p>
          </table:table-cell>
          <table:table-cell office:value-type="float" office:value="444.81427" calcext:value-type="float">
            <text:p>444.81427</text:p>
          </table:table-cell>
          <table:table-cell table:formula="of:=158030.3845*[.X8]^5 - 269811.2939*[.X8]^4 + 177076.2496*[.X8]^3 - 55589.50994*[.X8]^2 + 8338.00918*[.X8] - 8.067281008" office:value-type="float" office:value="371.134472418538" calcext:value-type="float">
            <text:p>371.1344724185</text:p>
          </table:table-cell>
          <table:table-cell table:number-columns-repeated="2"/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316.5835349" calcext:value-type="float">
            <text:p>316.5835349</text:p>
          </table:table-cell>
          <table:table-cell/>
          <table:table-cell table:style-name="Default" office:value-type="float" office:value="0.0825" calcext:value-type="float">
            <text:p>0.0825</text:p>
          </table:table-cell>
          <table:table-cell table:style-name="Default" office:value-type="float" office:value="312.81253" calcext:value-type="float">
            <text:p>312.81253</text:p>
          </table:table-cell>
          <table:table-cell table:style-name="Default" table:formula="of:=117.20777*[.D9]^6 - 632.0762655*[.D9]^5 + 1323.616839*[.D9]^4 - 1338.992335*[.D9]^3 + 660.735901*[.D9]^2 - 144.3173449*[.D9] + 325.9572127" office:value-type="float" office:value="317.855238232421" calcext:value-type="float">
            <text:p>317.8552382324</text:p>
          </table:table-cell>
          <table:table-cell table:style-name="Default" table:formula="of:=ABS([.F9]-[.E9])" office:value-type="float" office:value="5.04270823242069" calcext:value-type="float">
            <text:p>5.0427082324</text:p>
          </table:table-cell>
          <table:table-cell table:formula="of:=[.G9]/[.F9]" office:value-type="percentage" office:value="0.0158647951201402" calcext:value-type="percentage">
            <text:p>1.59%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42.163" calcext:value-type="float">
            <text:p>342.163</text:p>
          </table:table-cell>
          <table:table-cell table:formula="of:= -14640.71748*[.K9]^6 + 41863.10032*[.K9]^5 - 47025.52153*[.K9]^4 + 26250.11987*[.K9]^3 - 7607.409004*[.K9]^2 + 1090.605885*[.K9] + 285.6338953" office:value-type="float" office:value="338.458821678788" calcext:value-type="float">
            <text:p>338.4588216788</text:p>
          </table:table-cell>
          <table:table-cell table:formula="of:=ABS([.M9]-[.L9])" office:value-type="float" office:value="3.70417832121205" calcext:value-type="float">
            <text:p>3.7041783212</text:p>
          </table:table-cell>
          <table:table-cell table:formula="of:=[.N9]/[.M9]" office:value-type="percentage" office:value="0.0109442510697135" calcext:value-type="percentage">
            <text:p>1.09%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394.5557" calcext:value-type="float">
            <text:p>394.5557</text:p>
          </table:table-cell>
          <table:table-cell table:formula="of:=-306181.3157*[.R9]^6 + 746325.3162*[.R9]^5 - 729095.4085*[.R9]^4 + 363057.0091*[.R9]^3 - 96596.51481*[.R9]^2 + 12988.93323*[.R9] - 278.85432151" office:value-type="float" office:value="328.794768166248" calcext:value-type="float">
            <text:p>328.7947681662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office:value-type="float" office:value="447.49607" calcext:value-type="float">
            <text:p>447.49607</text:p>
          </table:table-cell>
          <table:table-cell table:formula="of:=158030.3845*[.X9]^5 - 269811.2939*[.X9]^4 + 177076.2496*[.X9]^3 - 55589.50994*[.X9]^2 + 8338.00918*[.X9] - 8.067281008" office:value-type="float" office:value="404.397935261055" calcext:value-type="float">
            <text:p>404.3979352611</text:p>
          </table:table-cell>
          <table:table-cell table:number-columns-repeated="2"/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316.3903356" calcext:value-type="float">
            <text:p>316.3903356</text:p>
          </table:table-cell>
          <table:table-cell/>
          <table:table-cell table:style-name="Default" office:value-type="float" office:value="0.0975" calcext:value-type="float">
            <text:p>0.0975</text:p>
          </table:table-cell>
          <table:table-cell table:style-name="Default" office:value-type="float" office:value="313.09345" calcext:value-type="float">
            <text:p>313.09345</text:p>
          </table:table-cell>
          <table:table-cell table:style-name="Default" table:formula="of:=117.20777*[.D10]^6 - 632.0762655*[.D10]^5 + 1323.616839*[.D10]^4 - 1338.992335*[.D10]^3 + 660.735901*[.D10]^2 - 144.3173449*[.D10] + 325.9572127" office:value-type="float" office:value="317.040479776032" calcext:value-type="float">
            <text:p>317.040479776</text:p>
          </table:table-cell>
          <table:table-cell table:style-name="Default" table:formula="of:=ABS([.F10]-[.E10])" office:value-type="float" office:value="3.94702977603231" calcext:value-type="float">
            <text:p>3.947029776</text:p>
          </table:table-cell>
          <table:table-cell table:formula="of:=[.G10]/[.F10]" office:value-type="percentage" office:value="0.0124496082608146" calcext:value-type="percentage">
            <text:p>1.24%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office:value-type="float" office:value="343.04832" calcext:value-type="float">
            <text:p>343.04832</text:p>
          </table:table-cell>
          <table:table-cell table:formula="of:= -14640.71748*[.K10]^6 + 41863.10032*[.K10]^5 - 47025.52153*[.K10]^4 + 26250.11987*[.K10]^3 - 7607.409004*[.K10]^2 + 1090.605885*[.K10] + 285.6338953" office:value-type="float" office:value="341.462313506691" calcext:value-type="float">
            <text:p>341.4623135067</text:p>
          </table:table-cell>
          <table:table-cell table:formula="of:=ABS([.M10]-[.L10])" office:value-type="float" office:value="1.58600649330924" calcext:value-type="float">
            <text:p>1.5860064933</text:p>
          </table:table-cell>
          <table:table-cell table:formula="of:=[.N10]/[.M10]" office:value-type="percentage" office:value="0.00464474827989521" calcext:value-type="percentage">
            <text:p>0.46%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office:value-type="float" office:value="396.18878" calcext:value-type="float">
            <text:p>396.18878</text:p>
          </table:table-cell>
          <table:table-cell table:formula="of:=-306181.3157*[.R10]^6 + 746325.3162*[.R10]^5 - 729095.4085*[.R10]^4 + 363057.0091*[.R10]^3 - 96596.51481*[.R10]^2 + 12988.93323*[.R10] - 278.85432151" office:value-type="float" office:value="360.783859591853" calcext:value-type="float">
            <text:p>360.7838595919</text:p>
          </table:table-cell>
          <table:table-cell table:number-columns-repeated="3"/>
          <table:table-cell office:value-type="float" office:value="0.105" calcext:value-type="float">
            <text:p>0.105</text:p>
          </table:table-cell>
          <table:table-cell office:value-type="float" office:value="449.61566" calcext:value-type="float">
            <text:p>449.61566</text:p>
          </table:table-cell>
          <table:table-cell table:formula="of:=158030.3845*[.X10]^5 - 269811.2939*[.X10]^4 + 177076.2496*[.X10]^3 - 55589.50994*[.X10]^2 + 8338.00918*[.X10] - 8.067281008" office:value-type="float" office:value="428.758410501618" calcext:value-type="float">
            <text:p>428.7584105016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315.9606379" calcext:value-type="float">
            <text:p>315.9606379</text:p>
          </table:table-cell>
          <table:table-cell/>
          <table:table-cell table:style-name="Default" office:value-type="float" office:value="0.1125" calcext:value-type="float">
            <text:p>0.1125</text:p>
          </table:table-cell>
          <table:table-cell table:style-name="Default" office:value-type="float" office:value="313.33021" calcext:value-type="float">
            <text:p>313.33021</text:p>
          </table:table-cell>
          <table:table-cell table:style-name="Default" table:formula="of:=117.20777*[.D11]^6 - 632.0762655*[.D11]^5 + 1323.616839*[.D11]^4 - 1338.992335*[.D11]^3 + 660.735901*[.D11]^2 - 144.3173449*[.D11] + 325.9572127" office:value-type="float" office:value="316.378320418474" calcext:value-type="float">
            <text:p>316.3783204185</text:p>
          </table:table-cell>
          <table:table-cell table:style-name="Default" table:formula="of:=ABS([.F11]-[.E11])" office:value-type="float" office:value="3.04811041847353" calcext:value-type="float">
            <text:p>3.0481104185</text:p>
          </table:table-cell>
          <table:table-cell table:formula="of:=[.G11]/[.F11]" office:value-type="percentage" office:value="0.0096343846014537" calcext:value-type="percentage">
            <text:p>0.96%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343.78341" calcext:value-type="float">
            <text:p>343.78341</text:p>
          </table:table-cell>
          <table:table-cell table:formula="of:= -14640.71748*[.K11]^6 + 41863.10032*[.K11]^5 - 47025.52153*[.K11]^4 + 26250.11987*[.K11]^3 - 7607.409004*[.K11]^2 + 1090.605885*[.K11] + 285.6338953" office:value-type="float" office:value="343.566877783038" calcext:value-type="float">
            <text:p>343.566877783</text:p>
          </table:table-cell>
          <table:table-cell table:formula="of:=ABS([.M11]-[.L11])" office:value-type="float" office:value="0.21653221696198" calcext:value-type="float">
            <text:p>0.216532217</text:p>
          </table:table-cell>
          <table:table-cell table:formula="of:=[.N11]/[.M11]" office:value-type="percentage" office:value="0.000630247648897982" calcext:value-type="percentage">
            <text:p>0.06%</text:p>
          </table:table-cell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397.53578" calcext:value-type="float">
            <text:p>397.53578</text:p>
          </table:table-cell>
          <table:table-cell table:formula="of:=-306181.3157*[.R11]^6 + 746325.3162*[.R11]^5 - 729095.4085*[.R11]^4 + 363057.0091*[.R11]^3 - 96596.51481*[.R11]^2 + 12988.93323*[.R11] - 278.85432151" office:value-type="float" office:value="382.661850242529" calcext:value-type="float">
            <text:p>382.6618502425</text:p>
          </table:table-cell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451.35321" calcext:value-type="float">
            <text:p>451.35321</text:p>
          </table:table-cell>
          <table:table-cell table:formula="of:=158030.3845*[.X11]^5 - 269811.2939*[.X11]^4 + 177076.2496*[.X11]^3 - 55589.50994*[.X11]^2 + 8338.00918*[.X11] - 8.067281008" office:value-type="float" office:value="445.976868525286" calcext:value-type="float">
            <text:p>445.9768685253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16.2829585" calcext:value-type="float">
            <text:p>316.2829585</text:p>
          </table:table-cell>
          <table:table-cell/>
          <table:table-cell table:style-name="Default" office:value-type="float" office:value="0.1275" calcext:value-type="float">
            <text:p>0.1275</text:p>
          </table:table-cell>
          <table:table-cell table:style-name="Default" office:value-type="float" office:value="313.53449" calcext:value-type="float">
            <text:p>313.53449</text:p>
          </table:table-cell>
          <table:table-cell table:style-name="Default" table:formula="of:=117.20777*[.D12]^6 - 632.0762655*[.D12]^5 + 1323.616839*[.D12]^4 - 1338.992335*[.D12]^3 + 660.735901*[.D12]^2 - 144.3173449*[.D12] + 325.9572127" office:value-type="float" office:value="315.85154036923" calcext:value-type="float">
            <text:p>315.8515403692</text:p>
          </table:table-cell>
          <table:table-cell table:style-name="Default" table:formula="of:=ABS([.F12]-[.E12])" office:value-type="float" office:value="2.31705036923012" calcext:value-type="float">
            <text:p>2.3170503692</text:p>
          </table:table-cell>
          <table:table-cell table:formula="of:=[.G12]/[.F12]" office:value-type="percentage" office:value="0.00733588434148995" calcext:value-type="percentage">
            <text:p>0.73%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office:value-type="float" office:value="344.4089" calcext:value-type="float">
            <text:p>344.4089</text:p>
          </table:table-cell>
          <table:table-cell table:formula="of:= -14640.71748*[.K12]^6 + 41863.10032*[.K12]^5 - 47025.52153*[.K12]^4 + 26250.11987*[.K12]^3 - 7607.409004*[.K12]^2 + 1090.605885*[.K12] + 285.6338953" office:value-type="float" office:value="344.974771621349" calcext:value-type="float">
            <text:p>344.9747716214</text:p>
          </table:table-cell>
          <table:table-cell table:formula="of:=ABS([.M12]-[.L12])" office:value-type="float" office:value="0.565871621349174" calcext:value-type="float">
            <text:p>0.5658716213</text:p>
          </table:table-cell>
          <table:table-cell table:formula="of:=[.N12]/[.M12]" office:value-type="percentage" office:value="0.00164032754827152" calcext:value-type="percentage">
            <text:p>0.16%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office:value-type="float" office:value="398.67555" calcext:value-type="float">
            <text:p>398.67555</text:p>
          </table:table-cell>
          <table:table-cell table:formula="of:=-306181.3157*[.R12]^6 + 746325.3162*[.R12]^5 - 729095.4085*[.R12]^4 + 363057.0091*[.R12]^3 - 96596.51481*[.R12]^2 + 12988.93323*[.R12] - 278.85432151" office:value-type="float" office:value="396.879100207519" calcext:value-type="float">
            <text:p>396.8791002075</text:p>
          </table:table-cell>
          <table:table-cell table:number-columns-repeated="3"/>
          <table:table-cell office:value-type="float" office:value="0.135" calcext:value-type="float">
            <text:p>0.135</text:p>
          </table:table-cell>
          <table:table-cell office:value-type="float" office:value="452.81626" calcext:value-type="float">
            <text:p>452.81626</text:p>
          </table:table-cell>
          <table:table-cell table:formula="of:=158030.3845*[.X12]^5 - 269811.2939*[.X12]^4 + 177076.2496*[.X12]^3 - 55589.50994*[.X12]^2 + 8338.00918*[.X12] - 8.067281008" office:value-type="float" office:value="457.587262626546" calcext:value-type="float">
            <text:p>457.5872626265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15.0458551" calcext:value-type="float">
            <text:p>315.0458551</text:p>
          </table:table-cell>
          <table:table-cell/>
          <table:table-cell table:style-name="Default" office:value-type="float" office:value="0.1425" calcext:value-type="float">
            <text:p>0.1425</text:p>
          </table:table-cell>
          <table:table-cell table:style-name="Default" office:value-type="float" office:value="313.71372" calcext:value-type="float">
            <text:p>313.71372</text:p>
          </table:table-cell>
          <table:table-cell table:style-name="Default" table:formula="of:=117.20777*[.D13]^6 - 632.0762655*[.D13]^5 + 1323.616839*[.D13]^4 - 1338.992335*[.D13]^3 + 660.735901*[.D13]^2 - 144.3173449*[.D13] + 325.9572127" office:value-type="float" office:value="315.444123242996" calcext:value-type="float">
            <text:p>315.444123243</text:p>
          </table:table-cell>
          <table:table-cell table:style-name="Default" table:formula="of:=ABS([.F13]-[.E13])" office:value-type="float" office:value="1.73040324299552" calcext:value-type="float">
            <text:p>1.730403243</text:p>
          </table:table-cell>
          <table:table-cell table:formula="of:=[.G13]/[.F13]" office:value-type="percentage" office:value="0.00548560938528737" calcext:value-type="percentage">
            <text:p>0.55%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344.95124" calcext:value-type="float">
            <text:p>344.95124</text:p>
          </table:table-cell>
          <table:table-cell table:formula="of:= -14640.71748*[.K13]^6 + 41863.10032*[.K13]^5 - 47025.52153*[.K13]^4 + 26250.11987*[.K13]^3 - 7607.409004*[.K13]^2 + 1090.605885*[.K13] + 285.6338953" office:value-type="float" office:value="345.857772004692" calcext:value-type="float">
            <text:p>345.8577720047</text:p>
          </table:table-cell>
          <table:table-cell table:formula="of:=ABS([.M13]-[.L13])" office:value-type="float" office:value="0.906532004691883" calcext:value-type="float">
            <text:p>0.9065320047</text:p>
          </table:table-cell>
          <table:table-cell table:formula="of:=[.N13]/[.M13]" office:value-type="percentage" office:value="0.00262111213935532" calcext:value-type="percentage">
            <text:p>0.26%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399.65909" calcext:value-type="float">
            <text:p>399.65909</text:p>
          </table:table-cell>
          <table:table-cell table:formula="of:=-306181.3157*[.R13]^6 + 746325.3162*[.R13]^5 - 729095.4085*[.R13]^4 + 363057.0091*[.R13]^3 - 96596.51481*[.R13]^2 + 12988.93323*[.R13] - 278.85432151" office:value-type="float" office:value="405.463417074167" calcext:value-type="float">
            <text:p>405.4634170742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454.07366" calcext:value-type="float">
            <text:p>454.07366</text:p>
          </table:table-cell>
          <table:table-cell table:formula="of:=158030.3845*[.X13]^5 - 269811.2939*[.X13]^4 + 177076.2496*[.X13]^3 - 55589.50994*[.X13]^2 + 8338.00918*[.X13] - 8.067281008" office:value-type="float" office:value="464.910929528094" calcext:value-type="float">
            <text:p>464.9109295281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14.7224466" calcext:value-type="float">
            <text:p>314.7224466</text:p>
          </table:table-cell>
          <table:table-cell/>
          <table:table-cell table:style-name="Default" office:value-type="float" office:value="0.1575" calcext:value-type="float">
            <text:p>0.1575</text:p>
          </table:table-cell>
          <table:table-cell table:style-name="Default" office:value-type="float" office:value="313.87318" calcext:value-type="float">
            <text:p>313.87318</text:p>
          </table:table-cell>
          <table:table-cell table:style-name="Default" table:formula="of:=117.20777*[.D14]^6 - 632.0762655*[.D14]^5 + 1323.616839*[.D14]^4 - 1338.992335*[.D14]^3 + 660.735901*[.D14]^2 - 144.3173449*[.D14] + 325.9572127" office:value-type="float" office:value="315.141206151723" calcext:value-type="float">
            <text:p>315.1412061517</text:p>
          </table:table-cell>
          <table:table-cell table:style-name="Default" table:formula="of:=ABS([.F14]-[.E14])" office:value-type="float" office:value="1.26802615172289" calcext:value-type="float">
            <text:p>1.2680261517</text:p>
          </table:table-cell>
          <table:table-cell table:formula="of:=[.G14]/[.F14]" office:value-type="percentage" office:value="0.00402367613936341" calcext:value-type="percentage">
            <text:p>0.40%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office:value-type="float" office:value="345.42858" calcext:value-type="float">
            <text:p>345.42858</text:p>
          </table:table-cell>
          <table:table-cell table:formula="of:= -14640.71748*[.K14]^6 + 41863.10032*[.K14]^5 - 47025.52153*[.K14]^4 + 26250.11987*[.K14]^3 - 7607.409004*[.K14]^2 + 1090.605885*[.K14] + 285.6338953" office:value-type="float" office:value="346.359969947133" calcext:value-type="float">
            <text:p>346.3599699471</text:p>
          </table:table-cell>
          <table:table-cell table:formula="of:=ABS([.M14]-[.L14])" office:value-type="float" office:value="0.931389947132516" calcext:value-type="float">
            <text:p>0.9313899471</text:p>
          </table:table-cell>
          <table:table-cell table:formula="of:=[.N14]/[.M14]" office:value-type="percentage" office:value="0.00268908080594498" calcext:value-type="percentage">
            <text:p>0.27%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office:value-type="float" office:value="400.5211" calcext:value-type="float">
            <text:p>400.5211</text:p>
          </table:table-cell>
          <table:table-cell table:formula="of:=-306181.3157*[.R14]^6 + 746325.3162*[.R14]^5 - 729095.4085*[.R14]^4 + 363057.0091*[.R14]^3 - 96596.51481*[.R14]^2 + 12988.93323*[.R14] - 278.85432151" office:value-type="float" office:value="410.066720731483" calcext:value-type="float">
            <text:p>410.0667207315</text:p>
          </table:table-cell>
          <table:table-cell table:number-columns-repeated="3"/>
          <table:table-cell office:value-type="float" office:value="0.165" calcext:value-type="float">
            <text:p>0.165</text:p>
          </table:table-cell>
          <table:table-cell office:value-type="float" office:value="455.17191" calcext:value-type="float">
            <text:p>455.17191</text:p>
          </table:table-cell>
          <table:table-cell table:formula="of:=158030.3845*[.X14]^5 - 269811.2939*[.X14]^4 + 177076.2496*[.X14]^3 - 55589.50994*[.X14]^2 + 8338.00918*[.X14] - 8.067281008" office:value-type="float" office:value="469.070989899625" calcext:value-type="float">
            <text:p>469.0709898996</text:p>
          </table:table-cell>
          <table:table-cell table:number-columns-repeated="2"/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314.074778" calcext:value-type="float">
            <text:p>314.074778</text:p>
          </table:table-cell>
          <table:table-cell/>
          <table:table-cell office:value-type="float" office:value="0.1725" calcext:value-type="float">
            <text:p>0.1725</text:p>
          </table:table-cell>
          <table:table-cell office:value-type="float" office:value="314.01663" calcext:value-type="float">
            <text:p>314.01663</text:p>
          </table:table-cell>
          <table:table-cell table:formula="of:=117.20777*[.D15]^6 - 632.0762655*[.D15]^5 + 1323.616839*[.D15]^4 - 1338.992335*[.D15]^3 + 660.735901*[.D15]^2 - 144.3173449*[.D15] + 325.9572127" office:value-type="float" office:value="314.929030757927" calcext:value-type="float">
            <text:p>314.9290307579</text:p>
          </table:table-cell>
          <table:table-cell table:formula="of:=ABS([.F15]-[.E15])" office:value-type="float" office:value="0.912400757927173" calcext:value-type="float">
            <text:p>0.9124007579</text:p>
          </table:table-cell>
          <table:table-cell table:formula="of:=[.G15]/[.F15]" office:value-type="percentage" office:value="0.00289716307109362" calcext:value-type="percentage">
            <text:p>0.29%</text:p>
          </table:table-cell>
          <table:table-cell table:number-columns-repeated="2"/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45.85385" calcext:value-type="float">
            <text:p>345.85385</text:p>
          </table:table-cell>
          <table:table-cell table:style-name="ce1" table:formula="of:= -14640.71748*[.K15]^6 + 41863.10032*[.K15]^5 - 47025.52153*[.K15]^4 + 26250.11987*[.K15]^3 - 7607.409004*[.K15]^2 + 1090.605885*[.K15] + 285.6338953" office:value-type="float" office:value="346.600444583003" calcext:value-type="float">
            <text:p>346.600444583</text:p>
          </table:table-cell>
          <table:table-cell table:style-name="ce1" table:formula="of:=ABS([.M15]-[.L15])" office:value-type="float" office:value="0.746594583002832" calcext:value-type="float">
            <text:p>0.746594583</text:p>
          </table:table-cell>
          <table:table-cell table:style-name="ce3" table:formula="of:=[.N15]/[.M15]" office:value-type="percentage" office:value="0.0021540496980639" calcext:value-type="percentage">
            <text:p>0.22%</text:p>
          </table:table-cell>
          <table:table-cell table:number-columns-repeated="2"/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01.28617" calcext:value-type="float">
            <text:p>401.28617</text:p>
          </table:table-cell>
          <table:table-cell table:style-name="ce1" table:formula="of:=-306181.3157*[.R15]^6 + 746325.3162*[.R15]^5 - 729095.4085*[.R15]^4 + 363057.0091*[.R15]^3 - 96596.51481*[.R15]^2 + 12988.93323*[.R15] - 278.85432151" office:value-type="float" office:value="412.009197104178" calcext:value-type="float">
            <text:p>412.0091971042</text:p>
          </table:table-cell>
          <table:table-cell table:style-name="ce1" table:formula="of:=ABS([.T15]-[.S15])" office:value-type="float" office:value="10.7230271041776" calcext:value-type="float">
            <text:p>10.7230271042</text:p>
          </table:table-cell>
          <table:table-cell table:style-name="ce3" table:formula="of:=[.U15]/[.T15]" office:value-type="percentage" office:value="0.0260261838316833" calcext:value-type="percentage">
            <text:p>2.60%</text:p>
          </table:table-cell>
          <table:table-cell/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456.14379" calcext:value-type="float">
            <text:p>456.14379</text:p>
          </table:table-cell>
          <table:table-cell table:style-name="ce1" table:formula="of:=158030.3845*[.X15]^5 - 269811.2939*[.X15]^4 + 177076.2496*[.X15]^3 - 55589.50994*[.X15]^2 + 8338.00918*[.X15] - 8.067281008" office:value-type="float" office:value="471.006748876625" calcext:value-type="float">
            <text:p>471.0067488766</text:p>
          </table:table-cell>
          <table:table-cell table:style-name="ce1" table:formula="of:=ABS([.Z15]-[.Y15])" office:value-type="float" office:value="14.8629588766253" calcext:value-type="float">
            <text:p>14.8629588766</text:p>
          </table:table-cell>
          <table:table-cell table:style-name="ce3" table:formula="of:=[.AA15]/[.Z15]" office:value-type="percentage" office:value="0.0315557238024173" calcext:value-type="percentage">
            <text:p>3.16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3.3935042" calcext:value-type="float">
            <text:p>313.3935042</text:p>
          </table:table-cell>
          <table:table-cell/>
          <table:table-cell office:value-type="float" office:value="0.1875" calcext:value-type="float">
            <text:p>0.1875</text:p>
          </table:table-cell>
          <table:table-cell office:value-type="float" office:value="314.14686" calcext:value-type="float">
            <text:p>314.14686</text:p>
          </table:table-cell>
          <table:table-cell table:formula="of:=117.20777*[.D16]^6 - 632.0762655*[.D16]^5 + 1323.616839*[.D16]^4 - 1338.992335*[.D16]^3 + 660.735901*[.D16]^2 - 144.3173449*[.D16] + 325.9572127" office:value-type="float" office:value="314.794895289238" calcext:value-type="float">
            <text:p>314.7948952892</text:p>
          </table:table-cell>
          <table:table-cell table:formula="of:=ABS([.F16]-[.E16])" office:value-type="float" office:value="0.648035289238123" calcext:value-type="float">
            <text:p>0.6480352892</text:p>
          </table:table-cell>
          <table:table-cell table:formula="of:=[.G16]/[.F16]" office:value-type="percentage" office:value="0.00205859529152371" calcext:value-type="percentage">
            <text:p>0.21%</text:p>
          </table:table-cell>
          <table:table-cell table:number-columns-repeated="2"/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346.23656" calcext:value-type="float">
            <text:p>346.23656</text:p>
          </table:table-cell>
          <table:table-cell table:style-name="ce1" table:formula="of:= -14640.71748*[.K16]^6 + 41863.10032*[.K16]^5 - 47025.52153*[.K16]^4 + 26250.11987*[.K16]^3 - 7607.409004*[.K16]^2 + 1090.605885*[.K16] + 285.6338953" office:value-type="float" office:value="346.675817183982" calcext:value-type="float">
            <text:p>346.675817184</text:p>
          </table:table-cell>
          <table:table-cell table:style-name="ce1" table:formula="of:=ABS([.M16]-[.L16])" office:value-type="float" office:value="0.439257183982306" calcext:value-type="float">
            <text:p>0.439257184</text:p>
          </table:table-cell>
          <table:table-cell table:style-name="ce3" table:formula="of:=[.N16]/[.M16]" office:value-type="percentage" office:value="0.00126705458589628" calcext:value-type="percentage">
            <text:p>0.13%</text:p>
          </table:table-cell>
          <table:table-cell table:number-columns-repeated="2"/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401.97234" calcext:value-type="float">
            <text:p>401.97234</text:p>
          </table:table-cell>
          <table:table-cell table:style-name="ce1" table:formula="of:=-306181.3157*[.R16]^6 + 746325.3162*[.R16]^5 - 729095.4085*[.R16]^4 + 363057.0091*[.R16]^3 - 96596.51481*[.R16]^2 + 12988.93323*[.R16] - 278.85432151" office:value-type="float" office:value="412.320940817195" calcext:value-type="float">
            <text:p>412.3209408172</text:p>
          </table:table-cell>
          <table:table-cell table:style-name="ce1" table:formula="of:=ABS([.T16]-[.S16])" office:value-type="float" office:value="10.3486008171951" calcext:value-type="float">
            <text:p>10.3486008172</text:p>
          </table:table-cell>
          <table:table-cell table:style-name="ce3" table:formula="of:=[.U16]/[.T16]" office:value-type="percentage" office:value="0.0250984119232091" calcext:value-type="percentage">
            <text:p>2.51%</text:p>
          </table:table-cell>
          <table:table-cell/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457.01318" calcext:value-type="float">
            <text:p>457.01318</text:p>
          </table:table-cell>
          <table:table-cell table:style-name="ce1" table:formula="of:=158030.3845*[.X16]^5 - 269811.2939*[.X16]^4 + 177076.2496*[.X16]^3 - 55589.50994*[.X16]^2 + 8338.00918*[.X16] - 8.067281008" office:value-type="float" office:value="471.488096579151" calcext:value-type="float">
            <text:p>471.4880965792</text:p>
          </table:table-cell>
          <table:table-cell table:style-name="ce1" table:formula="of:=ABS([.Z16]-[.Y16])" office:value-type="float" office:value="14.4749165791513" calcext:value-type="float">
            <text:p>14.4749165792</text:p>
          </table:table-cell>
          <table:table-cell table:style-name="ce3" table:formula="of:=[.AA16]/[.Z16]" office:value-type="percentage" office:value="0.0307004920891387" calcext:value-type="percentage">
            <text:p>3.07%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312.884437" calcext:value-type="float">
            <text:p>312.884437</text:p>
          </table:table-cell>
          <table:table-cell/>
          <table:table-cell office:value-type="float" office:value="0.2025" calcext:value-type="float">
            <text:p>0.2025</text:p>
          </table:table-cell>
          <table:table-cell office:value-type="float" office:value="314.26602" calcext:value-type="float">
            <text:p>314.26602</text:p>
          </table:table-cell>
          <table:table-cell table:formula="of:=117.20777*[.D17]^6 - 632.0762655*[.D17]^5 + 1323.616839*[.D17]^4 - 1338.992335*[.D17]^3 + 660.735901*[.D17]^2 - 144.3173449*[.D17] + 325.9572127" office:value-type="float" office:value="314.727107514203" calcext:value-type="float">
            <text:p>314.7271075142</text:p>
          </table:table-cell>
          <table:table-cell table:formula="of:=ABS([.F17]-[.E17])" office:value-type="float" office:value="0.461087514202632" calcext:value-type="float">
            <text:p>0.4610875142</text:p>
          </table:table-cell>
          <table:table-cell table:formula="of:=[.G17]/[.F17]" office:value-type="percentage" office:value="0.00146503908685979" calcext:value-type="percentage">
            <text:p>0.15%</text:p>
          </table:table-cell>
          <table:table-cell table:number-columns-repeated="2"/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346.5839" calcext:value-type="float">
            <text:p>346.5839</text:p>
          </table:table-cell>
          <table:table-cell table:style-name="ce1" table:formula="of:= -14640.71748*[.K17]^6 + 41863.10032*[.K17]^5 - 47025.52153*[.K17]^4 + 26250.11987*[.K17]^3 - 7607.409004*[.K17]^2 + 1090.605885*[.K17] + 285.6338953" office:value-type="float" office:value="346.662685103995" calcext:value-type="float">
            <text:p>346.662685104</text:p>
          </table:table-cell>
          <table:table-cell table:style-name="ce1" table:formula="of:=ABS([.M17]-[.L17])" office:value-type="float" office:value="0.0787851039954148" calcext:value-type="float">
            <text:p>0.078785104</text:p>
          </table:table-cell>
          <table:table-cell table:style-name="ce3" table:formula="of:=[.N17]/[.M17]" office:value-type="percentage" office:value="0.000227267333291958" calcext:value-type="percentage">
            <text:p>0.02%</text:p>
          </table:table-cell>
          <table:table-cell table:number-columns-repeated="2"/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402.59316" calcext:value-type="float">
            <text:p>402.59316</text:p>
          </table:table-cell>
          <table:table-cell table:style-name="ce1" table:formula="of:=-306181.3157*[.R17]^6 + 746325.3162*[.R17]^5 - 729095.4085*[.R17]^4 + 363057.0091*[.R17]^3 - 96596.51481*[.R17]^2 + 12988.93323*[.R17] - 278.85432151" office:value-type="float" office:value="411.781086790724" calcext:value-type="float">
            <text:p>411.7810867907</text:p>
          </table:table-cell>
          <table:table-cell table:style-name="ce1" table:formula="of:=ABS([.T17]-[.S17])" office:value-type="float" office:value="9.18792679072408" calcext:value-type="float">
            <text:p>9.1879267907</text:p>
          </table:table-cell>
          <table:table-cell table:style-name="ce3" table:formula="of:=[.U17]/[.T17]" office:value-type="percentage" office:value="0.0223126488453647" calcext:value-type="percentage">
            <text:p>2.23%</text:p>
          </table:table-cell>
          <table:table-cell/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457.79795" calcext:value-type="float">
            <text:p>457.79795</text:p>
          </table:table-cell>
          <table:table-cell table:style-name="ce1" table:formula="of:=158030.3845*[.X17]^5 - 269811.2939*[.X17]^4 + 177076.2496*[.X17]^3 - 55589.50994*[.X17]^2 + 8338.00918*[.X17] - 8.067281008" office:value-type="float" office:value="471.129908630624" calcext:value-type="float">
            <text:p>471.1299086306</text:p>
          </table:table-cell>
          <table:table-cell table:style-name="ce1" table:formula="of:=ABS([.Z17]-[.Y17])" office:value-type="float" office:value="13.3319586306242" calcext:value-type="float">
            <text:p>13.3319586306</text:p>
          </table:table-cell>
          <table:table-cell table:style-name="ce3" table:formula="of:=[.AA17]/[.Z17]" office:value-type="percentage" office:value="0.0282978396964322" calcext:value-type="percentage">
            <text:p>2.83%</text:p>
          </table:table-cell>
        </table:table-row>
        <table:table-row table:style-name="ro1">
          <table:table-cell office:value-type="float" office:value="0.9207" calcext:value-type="float">
            <text:p>0.9207</text:p>
          </table:table-cell>
          <table:table-cell office:value-type="float" office:value="312.5591362" calcext:value-type="float">
            <text:p>312.5591362</text:p>
          </table:table-cell>
          <table:table-cell/>
          <table:table-cell office:value-type="float" office:value="0.2175" calcext:value-type="float">
            <text:p>0.2175</text:p>
          </table:table-cell>
          <table:table-cell office:value-type="float" office:value="314.37574" calcext:value-type="float">
            <text:p>314.37574</text:p>
          </table:table-cell>
          <table:table-cell table:formula="of:=117.20777*[.D18]^6 - 632.0762655*[.D18]^5 + 1323.616839*[.D18]^4 - 1338.992335*[.D18]^3 + 660.735901*[.D18]^2 - 144.3173449*[.D18] + 325.9572127" office:value-type="float" office:value="314.714938679338" calcext:value-type="float">
            <text:p>314.7149386793</text:p>
          </table:table-cell>
          <table:table-cell table:formula="of:=ABS([.F18]-[.E18])" office:value-type="float" office:value="0.339198679338153" calcext:value-type="float">
            <text:p>0.3391986793</text:p>
          </table:table-cell>
          <table:table-cell table:formula="of:=[.G18]/[.F18]" office:value-type="percentage" office:value="0.00107779656333302" calcext:value-type="percentage">
            <text:p>0.11%</text:p>
          </table:table-cell>
          <table:table-cell table:number-columns-repeated="2"/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346.90143" calcext:value-type="float">
            <text:p>346.90143</text:p>
          </table:table-cell>
          <table:table-cell table:style-name="ce1" table:formula="of:= -14640.71748*[.K18]^6 + 41863.10032*[.K18]^5 - 47025.52153*[.K18]^4 + 26250.11987*[.K18]^3 - 7607.409004*[.K18]^2 + 1090.605885*[.K18] + 285.6338953" office:value-type="float" office:value="346.619935651926" calcext:value-type="float">
            <text:p>346.6199356519</text:p>
          </table:table-cell>
          <table:table-cell table:style-name="ce1" table:formula="of:=ABS([.M18]-[.L18])" office:value-type="float" office:value="0.281494348073579" calcext:value-type="float">
            <text:p>0.2814943481</text:p>
          </table:table-cell>
          <table:table-cell table:style-name="ce3" table:formula="of:=[.N18]/[.M18]" office:value-type="percentage" office:value="0.000812112400702348" calcext:value-type="percentage">
            <text:p>0.08%</text:p>
          </table:table-cell>
          <table:table-cell table:number-columns-repeated="2"/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403.15908" calcext:value-type="float">
            <text:p>403.15908</text:p>
          </table:table-cell>
          <table:table-cell table:style-name="ce1" table:formula="of:=-306181.3157*[.R18]^6 + 746325.3162*[.R18]^5 - 729095.4085*[.R18]^4 + 363057.0091*[.R18]^3 - 96596.51481*[.R18]^2 + 12988.93323*[.R18] - 278.85432151" office:value-type="float" office:value="410.954430765692" calcext:value-type="float">
            <text:p>410.9544307657</text:p>
          </table:table-cell>
          <table:table-cell table:style-name="ce1" table:formula="of:=ABS([.T18]-[.S18])" office:value-type="float" office:value="7.79535076569186" calcext:value-type="float">
            <text:p>7.7953507657</text:p>
          </table:table-cell>
          <table:table-cell table:style-name="ce3" table:formula="of:=[.U18]/[.T18]" office:value-type="percentage" office:value="0.0189688933421828" calcext:value-type="percentage">
            <text:p>1.90%</text:p>
          </table:table-cell>
          <table:table-cell/>
          <table:table-cell table:style-name="ce1" office:value-type="float" office:value="0.225" calcext:value-type="float">
            <text:p>0.225</text:p>
          </table:table-cell>
          <table:table-cell table:style-name="ce1" office:value-type="float" office:value="458.51184" calcext:value-type="float">
            <text:p>458.51184</text:p>
          </table:table-cell>
          <table:table-cell table:style-name="ce1" table:formula="of:=158030.3845*[.X18]^5 - 269811.2939*[.X18]^4 + 177076.2496*[.X18]^3 - 55589.50994*[.X18]^2 + 8338.00918*[.X18] - 8.067281008" office:value-type="float" office:value="470.406446676614" calcext:value-type="float">
            <text:p>470.4064466766</text:p>
          </table:table-cell>
          <table:table-cell table:style-name="ce1" table:formula="of:=ABS([.Z18]-[.Y18])" office:value-type="float" office:value="11.8946066766142" calcext:value-type="float">
            <text:p>11.8946066766</text:p>
          </table:table-cell>
          <table:table-cell table:style-name="ce3" table:formula="of:=[.AA18]/[.Z18]" office:value-type="percentage" office:value="0.025285807115631" calcext:value-type="percentage">
            <text:p>2.53%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312.4506396" calcext:value-type="float">
            <text:p>312.4506396</text:p>
          </table:table-cell>
          <table:table-cell/>
          <table:table-cell office:value-type="float" office:value="0.2325" calcext:value-type="float">
            <text:p>0.2325</text:p>
          </table:table-cell>
          <table:table-cell office:value-type="float" office:value="314.47736" calcext:value-type="float">
            <text:p>314.47736</text:p>
          </table:table-cell>
          <table:table-cell table:formula="of:=117.20777*[.D19]^6 - 632.0762655*[.D19]^5 + 1323.616839*[.D19]^4 - 1338.992335*[.D19]^3 + 660.735901*[.D19]^2 - 144.3173449*[.D19] + 325.9572127" office:value-type="float" office:value="314.748578407435" calcext:value-type="float">
            <text:p>314.7485784074</text:p>
          </table:table-cell>
          <table:table-cell table:formula="of:=ABS([.F19]-[.E19])" office:value-type="float" office:value="0.271218407435413" calcext:value-type="float">
            <text:p>0.2712184074</text:p>
          </table:table-cell>
          <table:table-cell table:formula="of:=[.G19]/[.F19]" office:value-type="percentage" office:value="0.000861698593867281" calcext:value-type="percentage">
            <text:p>0.09%</text:p>
          </table:table-cell>
          <table:table-cell table:number-columns-repeated="2"/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347.19353" calcext:value-type="float">
            <text:p>347.19353</text:p>
          </table:table-cell>
          <table:table-cell table:style-name="ce1" table:formula="of:= -14640.71748*[.K19]^6 + 41863.10032*[.K19]^5 - 47025.52153*[.K19]^4 + 26250.11987*[.K19]^3 - 7607.409004*[.K19]^2 + 1090.605885*[.K19] + 285.6338953" office:value-type="float" office:value="346.590939892148" calcext:value-type="float">
            <text:p>346.5909398921</text:p>
          </table:table-cell>
          <table:table-cell table:style-name="ce1" table:formula="of:=ABS([.M19]-[.L19])" office:value-type="float" office:value="0.602590107852109" calcext:value-type="float">
            <text:p>0.6025901079</text:p>
          </table:table-cell>
          <table:table-cell table:style-name="ce3" table:formula="of:=[.N19]/[.M19]" office:value-type="percentage" office:value="0.00173862048453899" calcext:value-type="percentage">
            <text:p>0.17%</text:p>
          </table:table-cell>
          <table:table-cell table:number-columns-repeated="2"/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403.67829" calcext:value-type="float">
            <text:p>403.67829</text:p>
          </table:table-cell>
          <table:table-cell table:style-name="ce1" table:formula="of:=-306181.3157*[.R19]^6 + 746325.3162*[.R19]^5 - 729095.4085*[.R19]^4 + 363057.0091*[.R19]^3 - 96596.51481*[.R19]^2 + 12988.93323*[.R19] - 278.85432151" office:value-type="float" office:value="410.225538759746" calcext:value-type="float">
            <text:p>410.2255387597</text:p>
          </table:table-cell>
          <table:table-cell table:style-name="ce1" table:formula="of:=ABS([.T19]-[.S19])" office:value-type="float" office:value="6.54724875974551" calcext:value-type="float">
            <text:p>6.5472487597</text:p>
          </table:table-cell>
          <table:table-cell table:style-name="ce3" table:formula="of:=[.U19]/[.T19]" office:value-type="percentage" office:value="0.0159601198392965" calcext:value-type="percentage">
            <text:p>1.60%</text:p>
          </table:table-cell>
          <table:table-cell/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459.16558" calcext:value-type="float">
            <text:p>459.16558</text:p>
          </table:table-cell>
          <table:table-cell table:style-name="ce1" table:formula="of:=158030.3845*[.X19]^5 - 269811.2939*[.X19]^4 + 177076.2496*[.X19]^3 - 55589.50994*[.X19]^2 + 8338.00918*[.X19] - 8.067281008" office:value-type="float" office:value="469.665758903628" calcext:value-type="float">
            <text:p>469.6657589036</text:p>
          </table:table-cell>
          <table:table-cell table:style-name="ce1" table:formula="of:=ABS([.Z19]-[.Y19])" office:value-type="float" office:value="10.5001789036284" calcext:value-type="float">
            <text:p>10.5001789036</text:p>
          </table:table-cell>
          <table:table-cell table:style-name="ce3" table:formula="of:=[.AA19]/[.Z19]" office:value-type="percentage" office:value="0.0223567051771873" calcext:value-type="percentage">
            <text:p>2.24%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11.9076832" calcext:value-type="float">
            <text:p>311.9076832</text:p>
          </table:table-cell>
          <table:table-cell/>
          <table:table-cell office:value-type="float" office:value="0.2475" calcext:value-type="float">
            <text:p>0.2475</text:p>
          </table:table-cell>
          <table:table-cell office:value-type="float" office:value="314.57193" calcext:value-type="float">
            <text:p>314.57193</text:p>
          </table:table-cell>
          <table:table-cell table:formula="of:=117.20777*[.D20]^6 - 632.0762655*[.D20]^5 + 1323.616839*[.D20]^4 - 1338.992335*[.D20]^3 + 660.735901*[.D20]^2 - 144.3173449*[.D20] + 325.9572127" office:value-type="float" office:value="314.819090557112" calcext:value-type="float">
            <text:p>314.8190905571</text:p>
          </table:table-cell>
          <table:table-cell table:formula="of:=ABS([.F20]-[.E20])" office:value-type="float" office:value="0.247160557112124" calcext:value-type="float">
            <text:p>0.2471605571</text:p>
          </table:table-cell>
          <table:table-cell table:formula="of:=[.G20]/[.F20]" office:value-type="percentage" office:value="0.000785087577359882" calcext:value-type="percentage">
            <text:p>0.08%</text:p>
          </table:table-cell>
          <table:table-cell table:number-columns-repeated="2"/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347.4637" calcext:value-type="float">
            <text:p>347.4637</text:p>
          </table:table-cell>
          <table:table-cell table:style-name="ce1" table:formula="of:= -14640.71748*[.K20]^6 + 41863.10032*[.K20]^5 - 47025.52153*[.K20]^4 + 26250.11987*[.K20]^3 - 7607.409004*[.K20]^2 + 1090.605885*[.K20] + 285.6338953" office:value-type="float" office:value="346.605626372867" calcext:value-type="float">
            <text:p>346.6056263729</text:p>
          </table:table-cell>
          <table:table-cell table:style-name="ce1" table:formula="of:=ABS([.M20]-[.L20])" office:value-type="float" office:value="0.858073627133024" calcext:value-type="float">
            <text:p>0.8580736271</text:p>
          </table:table-cell>
          <table:table-cell table:style-name="ce3" table:formula="of:=[.N20]/[.M20]" office:value-type="percentage" office:value="0.00247564829259274" calcext:value-type="percentage">
            <text:p>0.25%</text:p>
          </table:table-cell>
          <table:table-cell table:number-columns-repeated="2"/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404.15733" calcext:value-type="float">
            <text:p>404.15733</text:p>
          </table:table-cell>
          <table:table-cell table:style-name="ce1" table:formula="of:=-306181.3157*[.R20]^6 + 746325.3162*[.R20]^5 - 729095.4085*[.R20]^4 + 363057.0091*[.R20]^3 - 96596.51481*[.R20]^2 + 12988.93323*[.R20] - 278.85432151" office:value-type="float" office:value="409.830345453725" calcext:value-type="float">
            <text:p>409.8303454537</text:p>
          </table:table-cell>
          <table:table-cell table:style-name="ce1" table:formula="of:=ABS([.T20]-[.S20])" office:value-type="float" office:value="5.67301545372527" calcext:value-type="float">
            <text:p>5.6730154537</text:p>
          </table:table-cell>
          <table:table-cell table:style-name="ce3" table:formula="of:=[.U20]/[.T20]" office:value-type="percentage" office:value="0.0138423509060674" calcext:value-type="percentage">
            <text:p>1.38%</text:p>
          </table:table-cell>
          <table:table-cell/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459.7677" calcext:value-type="float">
            <text:p>459.7677</text:p>
          </table:table-cell>
          <table:table-cell table:style-name="ce1" table:formula="of:=158030.3845*[.X20]^5 - 269811.2939*[.X20]^4 + 177076.2496*[.X20]^3 - 55589.50994*[.X20]^2 + 8338.00918*[.X20] - 8.067281008" office:value-type="float" office:value="469.144080557901" calcext:value-type="float">
            <text:p>469.1440805579</text:p>
          </table:table-cell>
          <table:table-cell table:style-name="ce1" table:formula="of:=ABS([.Z20]-[.Y20])" office:value-type="float" office:value="9.37638055790092" calcext:value-type="float">
            <text:p>9.3763805579</text:p>
          </table:table-cell>
          <table:table-cell table:style-name="ce3" table:formula="of:=[.AA20]/[.Z20]" office:value-type="percentage" office:value="0.0199861427362584" calcext:value-type="percentage">
            <text:p>2.00%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312.320402" calcext:value-type="float">
            <text:p>312.320402</text:p>
          </table:table-cell>
          <table:table-cell/>
          <table:table-cell office:value-type="float" office:value="0.2625" calcext:value-type="float">
            <text:p>0.2625</text:p>
          </table:table-cell>
          <table:table-cell office:value-type="float" office:value="314.66032" calcext:value-type="float">
            <text:p>314.66032</text:p>
          </table:table-cell>
          <table:table-cell table:formula="of:=117.20777*[.D21]^6 - 632.0762655*[.D21]^5 + 1323.616839*[.D21]^4 - 1338.992335*[.D21]^3 + 660.735901*[.D21]^2 - 144.3173449*[.D21] + 325.9572127" office:value-type="float" office:value="314.918370043617" calcext:value-type="float">
            <text:p>314.9183700436</text:p>
          </table:table-cell>
          <table:table-cell table:formula="of:=ABS([.F21]-[.E21])" office:value-type="float" office:value="0.258050043616777" calcext:value-type="float">
            <text:p>0.2580500436</text:p>
          </table:table-cell>
          <table:table-cell table:formula="of:=[.G21]/[.F21]" office:value-type="percentage" office:value="0.00081941883409671" calcext:value-type="percentage">
            <text:p>0.08%</text:p>
          </table:table-cell>
          <table:table-cell table:number-columns-repeated="2"/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347.71478" calcext:value-type="float">
            <text:p>347.71478</text:p>
          </table:table-cell>
          <table:table-cell table:style-name="ce1" table:formula="of:= -14640.71748*[.K21]^6 + 41863.10032*[.K21]^5 - 47025.52153*[.K21]^4 + 26250.11987*[.K21]^3 - 7607.409004*[.K21]^2 + 1090.605885*[.K21] + 285.6338953" office:value-type="float" office:value="346.682434782285" calcext:value-type="float">
            <text:p>346.6824347823</text:p>
          </table:table-cell>
          <table:table-cell table:style-name="ce1" table:formula="of:=ABS([.M21]-[.L21])" office:value-type="float" office:value="1.03234521771475" calcext:value-type="float">
            <text:p>1.0323452177</text:p>
          </table:table-cell>
          <table:table-cell table:style-name="ce3" table:formula="of:=[.N21]/[.M21]" office:value-type="percentage" office:value="0.00297778345292589" calcext:value-type="percentage">
            <text:p>0.30%</text:p>
          </table:table-cell>
          <table:table-cell table:number-columns-repeated="2"/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404.6015" calcext:value-type="float">
            <text:p>404.6015</text:p>
          </table:table-cell>
          <table:table-cell table:style-name="ce1" table:formula="of:=-306181.3157*[.R21]^6 + 746325.3162*[.R21]^5 - 729095.4085*[.R21]^4 + 363057.0091*[.R21]^3 - 96596.51481*[.R21]^2 + 12988.93323*[.R21] - 278.85432151" office:value-type="float" office:value="409.885241508599" calcext:value-type="float">
            <text:p>409.8852415086</text:p>
          </table:table-cell>
          <table:table-cell table:style-name="ce1" table:formula="of:=ABS([.T21]-[.S21])" office:value-type="float" office:value="5.28374150859884" calcext:value-type="float">
            <text:p>5.2837415086</text:p>
          </table:table-cell>
          <table:table-cell table:style-name="ce3" table:formula="of:=[.U21]/[.T21]" office:value-type="percentage" office:value="0.0128907825252547" calcext:value-type="percentage">
            <text:p>1.29%</text:p>
          </table:table-cell>
          <table:table-cell/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460.32511" calcext:value-type="float">
            <text:p>460.32511</text:p>
          </table:table-cell>
          <table:table-cell table:style-name="ce1" table:formula="of:=158030.3845*[.X21]^5 - 269811.2939*[.X21]^4 + 177076.2496*[.X21]^3 - 55589.50994*[.X21]^2 + 8338.00918*[.X21] - 8.067281008" office:value-type="float" office:value="468.980234464175" calcext:value-type="float">
            <text:p>468.9802344642</text:p>
          </table:table-cell>
          <table:table-cell table:style-name="ce1" table:formula="of:=ABS([.Z21]-[.Y21])" office:value-type="float" office:value="8.65512446417529" calcext:value-type="float">
            <text:p>8.6551244642</text:p>
          </table:table-cell>
          <table:table-cell table:style-name="ce3" table:formula="of:=[.AA21]/[.Z21]" office:value-type="percentage" office:value="0.0184552009405344" calcext:value-type="percentage">
            <text:p>1.85%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312.1249604" calcext:value-type="float">
            <text:p>312.1249604</text:p>
          </table:table-cell>
          <table:table-cell/>
          <table:table-cell office:value-type="float" office:value="0.2775" calcext:value-type="float">
            <text:p>0.2775</text:p>
          </table:table-cell>
          <table:table-cell office:value-type="float" office:value="314.74326" calcext:value-type="float">
            <text:p>314.74326</text:p>
          </table:table-cell>
          <table:table-cell table:formula="of:=117.20777*[.D22]^6 - 632.0762655*[.D22]^5 + 1323.616839*[.D22]^4 - 1338.992335*[.D22]^3 + 660.735901*[.D22]^2 - 144.3173449*[.D22] + 325.9572127" office:value-type="float" office:value="315.039100620882" calcext:value-type="float">
            <text:p>315.0391006209</text:p>
          </table:table-cell>
          <table:table-cell table:formula="of:=ABS([.F22]-[.E22])" office:value-type="float" office:value="0.295840620882245" calcext:value-type="float">
            <text:p>0.2958406209</text:p>
          </table:table-cell>
          <table:table-cell table:formula="of:=[.G22]/[.F22]" office:value-type="percentage" office:value="0.000939060009691494" calcext:value-type="percentage">
            <text:p>0.09%</text:p>
          </table:table-cell>
          <table:table-cell table:number-columns-repeated="2"/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347.94912" calcext:value-type="float">
            <text:p>347.94912</text:p>
          </table:table-cell>
          <table:table-cell table:style-name="ce1" table:formula="of:= -14640.71748*[.K22]^6 + 41863.10032*[.K22]^5 - 47025.52153*[.K22]^4 + 26250.11987*[.K22]^3 - 7607.409004*[.K22]^2 + 1090.605885*[.K22] + 285.6338953" office:value-type="float" office:value="346.830149532577" calcext:value-type="float">
            <text:p>346.8301495326</text:p>
          </table:table-cell>
          <table:table-cell table:style-name="ce1" table:formula="of:=ABS([.M22]-[.L22])" office:value-type="float" office:value="1.1189704674232" calcext:value-type="float">
            <text:p>1.1189704674</text:p>
          </table:table-cell>
          <table:table-cell table:style-name="ce3" table:formula="of:=[.N22]/[.M22]" office:value-type="percentage" office:value="0.00322627796035389" calcext:value-type="percentage">
            <text:p>0.32%</text:p>
          </table:table-cell>
          <table:table-cell table:number-columns-repeated="2"/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405.01514" calcext:value-type="float">
            <text:p>405.01514</text:p>
          </table:table-cell>
          <table:table-cell table:style-name="ce1" table:formula="of:=-306181.3157*[.R22]^6 + 746325.3162*[.R22]^5 - 729095.4085*[.R22]^4 + 363057.0091*[.R22]^3 - 96596.51481*[.R22]^2 + 12988.93323*[.R22] - 278.85432151" office:value-type="float" office:value="410.413649812911" calcext:value-type="float">
            <text:p>410.4136498129</text:p>
          </table:table-cell>
          <table:table-cell table:style-name="ce1" table:formula="of:=ABS([.T22]-[.S22])" office:value-type="float" office:value="5.39850981291136" calcext:value-type="float">
            <text:p>5.3985098129</text:p>
          </table:table-cell>
          <table:table-cell table:style-name="ce3" table:formula="of:=[.U22]/[.T22]" office:value-type="percentage" office:value="0.0131538261833452" calcext:value-type="percentage">
            <text:p>1.32%</text:p>
          </table:table-cell>
          <table:table-cell/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460.84345" calcext:value-type="float">
            <text:p>460.84345</text:p>
          </table:table-cell>
          <table:table-cell table:style-name="ce1" table:formula="of:=158030.3845*[.X22]^5 - 269811.2939*[.X22]^4 + 177076.2496*[.X22]^3 - 55589.50994*[.X22]^2 + 8338.00918*[.X22] - 8.067281008" office:value-type="float" office:value="469.230031544497" calcext:value-type="float">
            <text:p>469.2300315445</text:p>
          </table:table-cell>
          <table:table-cell table:style-name="ce1" table:formula="of:=ABS([.Z22]-[.Y22])" office:value-type="float" office:value="8.38658154449723" calcext:value-type="float">
            <text:p>8.3865815445</text:p>
          </table:table-cell>
          <table:table-cell table:style-name="ce3" table:formula="of:=[.AA22]/[.Z22]" office:value-type="percentage" office:value="0.0178730707343951" calcext:value-type="percentage">
            <text:p>1.79%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312.884437" calcext:value-type="float">
            <text:p>312.884437</text:p>
          </table:table-cell>
          <table:table-cell/>
          <table:table-cell office:value-type="float" office:value="0.2925" calcext:value-type="float">
            <text:p>0.2925</text:p>
          </table:table-cell>
          <table:table-cell office:value-type="float" office:value="314.82134" calcext:value-type="float">
            <text:p>314.82134</text:p>
          </table:table-cell>
          <table:table-cell table:formula="of:=117.20777*[.D23]^6 - 632.0762655*[.D23]^5 + 1323.616839*[.D23]^4 - 1338.992335*[.D23]^3 + 660.735901*[.D23]^2 - 144.3173449*[.D23] + 325.9572127" office:value-type="float" office:value="315.17471362483" calcext:value-type="float">
            <text:p>315.1747136248</text:p>
          </table:table-cell>
          <table:table-cell table:formula="of:=ABS([.F23]-[.E23])" office:value-type="float" office:value="0.353373624830112" calcext:value-type="float">
            <text:p>0.3533736248</text:p>
          </table:table-cell>
          <table:table-cell table:formula="of:=[.G23]/[.F23]" office:value-type="percentage" office:value="0.00112119916209634" calcext:value-type="percentage">
            <text:p>0.11%</text:p>
          </table:table-cell>
          <table:table-cell table:number-columns-repeated="2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48.16866" calcext:value-type="float">
            <text:p>348.16866</text:p>
          </table:table-cell>
          <table:table-cell table:style-name="ce1" table:formula="of:= -14640.71748*[.K23]^6 + 41863.10032*[.K23]^5 - 47025.52153*[.K23]^4 + 26250.11987*[.K23]^3 - 7607.409004*[.K23]^2 + 1090.605885*[.K23] + 285.6338953" office:value-type="float" office:value="347.04961327168" calcext:value-type="float">
            <text:p>347.0496132717</text:p>
          </table:table-cell>
          <table:table-cell table:style-name="ce1" table:formula="of:=ABS([.M23]-[.L23])" office:value-type="float" office:value="1.11904672832003" calcext:value-type="float">
            <text:p>1.1190467283</text:p>
          </table:table-cell>
          <table:table-cell table:style-name="ce3" table:formula="of:=[.N23]/[.M23]" office:value-type="percentage" office:value="0.00322445749981" calcext:value-type="percentage">
            <text:p>0.32%</text:p>
          </table:table-cell>
          <table:table-cell table:number-columns-repeated="2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405.40186" calcext:value-type="float">
            <text:p>405.40186</text:p>
          </table:table-cell>
          <table:table-cell table:style-name="ce1" table:formula="of:=-306181.3157*[.R23]^6 + 746325.3162*[.R23]^5 - 729095.4085*[.R23]^4 + 363057.0091*[.R23]^3 - 96596.51481*[.R23]^2 + 12988.93323*[.R23] - 278.85432151" office:value-type="float" office:value="411.370090660701" calcext:value-type="float">
            <text:p>411.3700906607</text:p>
          </table:table-cell>
          <table:table-cell table:style-name="ce1" table:formula="of:=ABS([.T23]-[.S23])" office:value-type="float" office:value="5.96823066070084" calcext:value-type="float">
            <text:p>5.9682306607</text:p>
          </table:table-cell>
          <table:table-cell table:style-name="ce3" table:formula="of:=[.U23]/[.T23]" office:value-type="percentage" office:value="0.0145081783926373" calcext:value-type="percentage">
            <text:p>1.45%</text:p>
          </table:table-cell>
          <table:table-cell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461.32739" calcext:value-type="float">
            <text:p>461.32739</text:p>
          </table:table-cell>
          <table:table-cell table:style-name="ce1" table:formula="of:=158030.3845*[.X23]^5 - 269811.2939*[.X23]^4 + 177076.2496*[.X23]^3 - 55589.50994*[.X23]^2 + 8338.00918*[.X23] - 8.067281008" office:value-type="float" office:value="469.880671337" calcext:value-type="float">
            <text:p>469.880671337</text:p>
          </table:table-cell>
          <table:table-cell table:style-name="ce1" table:formula="of:=ABS([.Z23]-[.Y23])" office:value-type="float" office:value="8.55328133699953" calcext:value-type="float">
            <text:p>8.553281337</text:p>
          </table:table-cell>
          <table:table-cell table:style-name="ce3" table:formula="of:=[.AA23]/[.Z23]" office:value-type="percentage" office:value="0.0182030925270069" calcext:value-type="percentage">
            <text:p>1.82%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312.8085589" calcext:value-type="float">
            <text:p>312.8085589</text:p>
          </table:table-cell>
          <table:table-cell/>
          <table:table-cell office:value-type="float" office:value="0.3075" calcext:value-type="float">
            <text:p>0.3075</text:p>
          </table:table-cell>
          <table:table-cell office:value-type="float" office:value="314.89509" calcext:value-type="float">
            <text:p>314.89509</text:p>
          </table:table-cell>
          <table:table-cell table:formula="of:=117.20777*[.D24]^6 - 632.0762655*[.D24]^5 + 1323.616839*[.D24]^4 - 1338.992335*[.D24]^3 + 660.735901*[.D24]^2 - 144.3173449*[.D24] + 325.9572127" office:value-type="float" office:value="315.319347677925" calcext:value-type="float">
            <text:p>315.3193476779</text:p>
          </table:table-cell>
          <table:table-cell table:formula="of:=ABS([.F24]-[.E24])" office:value-type="float" office:value="0.42425767792497" calcext:value-type="float">
            <text:p>0.4242576779</text:p>
          </table:table-cell>
          <table:table-cell table:formula="of:=[.G24]/[.F24]" office:value-type="percentage" office:value="0.00134548571487696" calcext:value-type="percentage">
            <text:p>0.13%</text:p>
          </table:table-cell>
          <table:table-cell table:number-columns-repeated="2"/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348.37504" calcext:value-type="float">
            <text:p>348.37504</text:p>
          </table:table-cell>
          <table:table-cell table:style-name="ce1" table:formula="of:= -14640.71748*[.K24]^6 + 41863.10032*[.K24]^5 - 47025.52153*[.K24]^4 + 26250.11987*[.K24]^3 - 7607.409004*[.K24]^2 + 1090.605885*[.K24] + 285.6338953" office:value-type="float" office:value="347.335320322906" calcext:value-type="float">
            <text:p>347.3353203229</text:p>
          </table:table-cell>
          <table:table-cell table:style-name="ce1" table:formula="of:=ABS([.M24]-[.L24])" office:value-type="float" office:value="1.03971967709418" calcext:value-type="float">
            <text:p>1.0397196771</text:p>
          </table:table-cell>
          <table:table-cell table:style-name="ce3" table:formula="of:=[.N24]/[.M24]" office:value-type="percentage" office:value="0.00299341764646219" calcext:value-type="percentage">
            <text:p>0.30%</text:p>
          </table:table-cell>
          <table:table-cell table:number-columns-repeated="2"/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405.76468" calcext:value-type="float">
            <text:p>405.76468</text:p>
          </table:table-cell>
          <table:table-cell table:style-name="ce1" table:formula="of:=-306181.3157*[.R24]^6 + 746325.3162*[.R24]^5 - 729095.4085*[.R24]^4 + 363057.0091*[.R24]^3 - 96596.51481*[.R24]^2 + 12988.93323*[.R24] - 278.85432151" office:value-type="float" office:value="412.661735859897" calcext:value-type="float">
            <text:p>412.6617358599</text:p>
          </table:table-cell>
          <table:table-cell table:style-name="ce1" table:formula="of:=ABS([.T24]-[.S24])" office:value-type="float" office:value="6.89705585989725" calcext:value-type="float">
            <text:p>6.8970558599</text:p>
          </table:table-cell>
          <table:table-cell table:style-name="ce3" table:formula="of:=[.U24]/[.T24]" office:value-type="percentage" office:value="0.0167135822407311" calcext:value-type="percentage">
            <text:p>1.67%</text:p>
          </table:table-cell>
          <table:table-cell/>
          <table:table-cell table:style-name="ce1" office:value-type="float" office:value="0.315" calcext:value-type="float">
            <text:p>0.315</text:p>
          </table:table-cell>
          <table:table-cell table:style-name="ce1" office:value-type="float" office:value="461.78085" calcext:value-type="float">
            <text:p>461.78085</text:p>
          </table:table-cell>
          <table:table-cell table:style-name="ce1" table:formula="of:=158030.3845*[.X24]^5 - 269811.2939*[.X24]^4 + 177076.2496*[.X24]^3 - 55589.50994*[.X24]^2 + 8338.00918*[.X24] - 8.067281008" office:value-type="float" office:value="470.865142514691" calcext:value-type="float">
            <text:p>470.8651425147</text:p>
          </table:table-cell>
          <table:table-cell table:style-name="ce1" table:formula="of:=ABS([.Z24]-[.Y24])" office:value-type="float" office:value="9.08429251469136" calcext:value-type="float">
            <text:p>9.0842925147</text:p>
          </table:table-cell>
          <table:table-cell table:style-name="ce3" table:formula="of:=[.AA24]/[.Z24]" office:value-type="percentage" office:value="0.0192927691911446" calcext:value-type="percentage">
            <text:p>1.93%</text:p>
          </table:table-cell>
        </table:table-row>
        <table:table-row table:style-name="ro1">
          <table:table-cell table:number-columns-repeated="3"/>
          <table:table-cell office:value-type="float" office:value="0.3225" calcext:value-type="float">
            <text:p>0.3225</text:p>
          </table:table-cell>
          <table:table-cell office:value-type="float" office:value="314.96494" calcext:value-type="float">
            <text:p>314.96494</text:p>
          </table:table-cell>
          <table:table-cell table:formula="of:=117.20777*[.D25]^6 - 632.0762655*[.D25]^5 + 1323.616839*[.D25]^4 - 1338.992335*[.D25]^3 + 660.735901*[.D25]^2 - 144.3173449*[.D25] + 325.9572127" office:value-type="float" office:value="315.467809354979" calcext:value-type="float">
            <text:p>315.467809355</text:p>
          </table:table-cell>
          <table:table-cell table:formula="of:=ABS([.F25]-[.E25])" office:value-type="float" office:value="0.5028693549786" calcext:value-type="float">
            <text:p>0.502869355</text:p>
          </table:table-cell>
          <table:table-cell table:formula="of:=[.G25]/[.F25]" office:value-type="percentage" office:value="0.00159404332253992" calcext:value-type="percentage">
            <text:p>0.16%</text:p>
          </table:table-cell>
          <table:table-cell table:number-columns-repeated="2"/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348.56964" calcext:value-type="float">
            <text:p>348.56964</text:p>
          </table:table-cell>
          <table:table-cell table:style-name="ce1" table:formula="of:= -14640.71748*[.K25]^6 + 41863.10032*[.K25]^5 - 47025.52153*[.K25]^4 + 26250.11987*[.K25]^3 - 7607.409004*[.K25]^2 + 1090.605885*[.K25] + 285.6338953" office:value-type="float" office:value="347.676890052363" calcext:value-type="float">
            <text:p>347.6768900524</text:p>
          </table:table-cell>
          <table:table-cell table:style-name="ce1" table:formula="of:=ABS([.M25]-[.L25])" office:value-type="float" office:value="0.892749947637242" calcext:value-type="float">
            <text:p>0.8927499476</text:p>
          </table:table-cell>
          <table:table-cell table:style-name="ce3" table:formula="of:=[.N25]/[.M25]" office:value-type="percentage" office:value="0.0025677575161892" calcext:value-type="percentage">
            <text:p>0.26%</text:p>
          </table:table-cell>
          <table:table-cell table:number-columns-repeated="2"/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406.10615" calcext:value-type="float">
            <text:p>406.10615</text:p>
          </table:table-cell>
          <table:table-cell table:style-name="ce1" table:formula="of:=-306181.3157*[.R25]^6 + 746325.3162*[.R25]^5 - 729095.4085*[.R25]^4 + 363057.0091*[.R25]^3 - 96596.51481*[.R25]^2 + 12988.93323*[.R25] - 278.85432151" office:value-type="float" office:value="414.167451771218" calcext:value-type="float">
            <text:p>414.1674517712</text:p>
          </table:table-cell>
          <table:table-cell table:style-name="ce1" table:formula="of:=ABS([.T25]-[.S25])" office:value-type="float" office:value="8.06130177121798" calcext:value-type="float">
            <text:p>8.0613017712</text:p>
          </table:table-cell>
          <table:table-cell table:style-name="ce3" table:formula="of:=[.U25]/[.T25]" office:value-type="percentage" office:value="0.0194638708009121" calcext:value-type="percentage">
            <text:p>1.95%</text:p>
          </table:table-cell>
          <table:table-cell/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462.2071" calcext:value-type="float">
            <text:p>462.2071</text:p>
          </table:table-cell>
          <table:table-cell table:style-name="ce1" table:formula="of:=158030.3845*[.X25]^5 - 269811.2939*[.X25]^4 + 177076.2496*[.X25]^3 - 55589.50994*[.X25]^2 + 8338.00918*[.X25] - 8.067281008" office:value-type="float" office:value="472.076623404241" calcext:value-type="float">
            <text:p>472.0766234042</text:p>
          </table:table-cell>
          <table:table-cell table:style-name="ce1" table:formula="of:=ABS([.Z25]-[.Y25])" office:value-type="float" office:value="9.86952340424074" calcext:value-type="float">
            <text:p>9.8695234042</text:p>
          </table:table-cell>
          <table:table-cell table:style-name="ce3" table:formula="of:=[.AA25]/[.Z25]" office:value-type="percentage" office:value="0.0209066132804238" calcext:value-type="percentage">
            <text:p>2.09%</text:p>
          </table:table-cell>
        </table:table-row>
        <table:table-row table:style-name="ro1">
          <table:table-cell table:number-columns-repeated="3"/>
          <table:table-cell office:value-type="float" office:value="0.3375" calcext:value-type="float">
            <text:p>0.3375</text:p>
          </table:table-cell>
          <table:table-cell office:value-type="float" office:value="315.03126" calcext:value-type="float">
            <text:p>315.03126</text:p>
          </table:table-cell>
          <table:table-cell table:formula="of:=117.20777*[.D26]^6 - 632.0762655*[.D26]^5 + 1323.616839*[.D26]^4 - 1338.992335*[.D26]^3 + 660.735901*[.D26]^2 - 144.3173449*[.D26] + 325.9572127" office:value-type="float" office:value="315.615534810205" calcext:value-type="float">
            <text:p>315.6155348102</text:p>
          </table:table-cell>
          <table:table-cell table:formula="of:=ABS([.F26]-[.E26])" office:value-type="float" office:value="0.584274810205443" calcext:value-type="float">
            <text:p>0.5842748102</text:p>
          </table:table-cell>
          <table:table-cell table:formula="of:=[.G26]/[.F26]" office:value-type="percentage" office:value="0.0018512232313178" calcext:value-type="percentage">
            <text:p>0.19%</text:p>
          </table:table-cell>
          <table:table-cell table:number-columns-repeated="2"/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348.75364" calcext:value-type="float">
            <text:p>348.75364</text:p>
          </table:table-cell>
          <table:table-cell table:style-name="ce1" table:formula="of:= -14640.71748*[.K26]^6 + 41863.10032*[.K26]^5 - 47025.52153*[.K26]^4 + 26250.11987*[.K26]^3 - 7607.409004*[.K26]^2 + 1090.605885*[.K26] + 285.6338953" office:value-type="float" office:value="348.060420164196" calcext:value-type="float">
            <text:p>348.0604201642</text:p>
          </table:table-cell>
          <table:table-cell table:style-name="ce1" table:formula="of:=ABS([.M26]-[.L26])" office:value-type="float" office:value="0.693219835803973" calcext:value-type="float">
            <text:p>0.6932198358</text:p>
          </table:table-cell>
          <table:table-cell table:style-name="ce3" table:formula="of:=[.N26]/[.M26]" office:value-type="percentage" office:value="0.00199166522719518" calcext:value-type="percentage">
            <text:p>0.20%</text:p>
          </table:table-cell>
          <table:table-cell table:number-columns-repeated="2"/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406.42845" calcext:value-type="float">
            <text:p>406.42845</text:p>
          </table:table-cell>
          <table:table-cell table:style-name="ce1" table:formula="of:=-306181.3157*[.R26]^6 + 746325.3162*[.R26]^5 - 729095.4085*[.R26]^4 + 363057.0091*[.R26]^3 - 96596.51481*[.R26]^2 + 12988.93323*[.R26] - 278.85432151" office:value-type="float" office:value="415.754331277531" calcext:value-type="float">
            <text:p>415.7543312775</text:p>
          </table:table-cell>
          <table:table-cell table:style-name="ce1" table:formula="of:=ABS([.T26]-[.S26])" office:value-type="float" office:value="9.32588127753138" calcext:value-type="float">
            <text:p>9.3258812775</text:p>
          </table:table-cell>
          <table:table-cell table:style-name="ce3" table:formula="of:=[.U26]/[.T26]" office:value-type="percentage" office:value="0.0224312305992695" calcext:value-type="percentage">
            <text:p>2.24%</text:p>
          </table:table-cell>
          <table:table-cell/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462.60898" calcext:value-type="float">
            <text:p>462.60898</text:p>
          </table:table-cell>
          <table:table-cell table:style-name="ce1" table:formula="of:=158030.3845*[.X26]^5 - 269811.2939*[.X26]^4 + 177076.2496*[.X26]^3 - 55589.50994*[.X26]^2 + 8338.00918*[.X26] - 8.067281008" office:value-type="float" office:value="473.382882504773" calcext:value-type="float">
            <text:p>473.3828825048</text:p>
          </table:table-cell>
          <table:table-cell table:style-name="ce1" table:formula="of:=ABS([.Z26]-[.Y26])" office:value-type="float" office:value="10.7739025047731" calcext:value-type="float">
            <text:p>10.7739025048</text:p>
          </table:table-cell>
          <table:table-cell table:style-name="ce3" table:formula="of:=[.AA26]/[.Z26]" office:value-type="percentage" office:value="0.0227593833722208" calcext:value-type="percentage">
            <text:p>2.28%</text:p>
          </table:table-cell>
        </table:table-row>
        <table:table-row table:style-name="ro1">
          <table:table-cell table:number-columns-repeated="3"/>
          <table:table-cell office:value-type="float" office:value="0.3525" calcext:value-type="float">
            <text:p>0.3525</text:p>
          </table:table-cell>
          <table:table-cell office:value-type="float" office:value="315.09437" calcext:value-type="float">
            <text:p>315.09437</text:p>
          </table:table-cell>
          <table:table-cell table:formula="of:=117.20777*[.D27]^6 - 632.0762655*[.D27]^5 + 1323.616839*[.D27]^4 - 1338.992335*[.D27]^3 + 660.735901*[.D27]^2 - 144.3173449*[.D27] + 325.9572127" office:value-type="float" office:value="315.758552365527" calcext:value-type="float">
            <text:p>315.7585523655</text:p>
          </table:table-cell>
          <table:table-cell table:formula="of:=ABS([.F27]-[.E27])" office:value-type="float" office:value="0.66418236552704" calcext:value-type="float">
            <text:p>0.6641823655</text:p>
          </table:table-cell>
          <table:table-cell table:formula="of:=[.G27]/[.F27]" office:value-type="percentage" office:value="0.0021034501220989" calcext:value-type="percentage">
            <text:p>0.21%</text:p>
          </table:table-cell>
          <table:table-cell table:number-columns-repeated="2"/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348.92806" calcext:value-type="float">
            <text:p>348.92806</text:p>
          </table:table-cell>
          <table:table-cell table:style-name="ce1" table:formula="of:= -14640.71748*[.K27]^6 + 41863.10032*[.K27]^5 - 47025.52153*[.K27]^4 + 26250.11987*[.K27]^3 - 7607.409004*[.K27]^2 + 1090.605885*[.K27] + 285.6338953" office:value-type="float" office:value="348.469719923642" calcext:value-type="float">
            <text:p>348.4697199236</text:p>
          </table:table-cell>
          <table:table-cell table:style-name="ce1" table:formula="of:=ABS([.M27]-[.L27])" office:value-type="float" office:value="0.458340076357615" calcext:value-type="float">
            <text:p>0.4583400764</text:p>
          </table:table-cell>
          <table:table-cell table:style-name="ce3" table:formula="of:=[.N27]/[.M27]" office:value-type="percentage" office:value="0.00131529384090545" calcext:value-type="percentage">
            <text:p>0.13%</text:p>
          </table:table-cell>
          <table:table-cell table:number-columns-repeated="2"/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406.73346" calcext:value-type="float">
            <text:p>406.73346</text:p>
          </table:table-cell>
          <table:table-cell table:style-name="ce1" table:formula="of:=-306181.3157*[.R27]^6 + 746325.3162*[.R27]^5 - 729095.4085*[.R27]^4 + 363057.0091*[.R27]^3 - 96596.51481*[.R27]^2 + 12988.93323*[.R27] - 278.85432151" office:value-type="float" office:value="417.291714683728" calcext:value-type="float">
            <text:p>417.2917146837</text:p>
          </table:table-cell>
          <table:table-cell table:style-name="ce1" table:formula="of:=ABS([.T27]-[.S27])" office:value-type="float" office:value="10.558254683728" calcext:value-type="float">
            <text:p>10.5582546837</text:p>
          </table:table-cell>
          <table:table-cell table:style-name="ce3" table:formula="of:=[.U27]/[.T27]" office:value-type="percentage" office:value="0.0253018555418246" calcext:value-type="percentage">
            <text:p>2.53%</text:p>
          </table:table-cell>
          <table:table-cell/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462.98888" calcext:value-type="float">
            <text:p>462.98888</text:p>
          </table:table-cell>
          <table:table-cell table:style-name="ce1" table:formula="of:=158030.3845*[.X27]^5 - 269811.2939*[.X27]^4 + 177076.2496*[.X27]^3 - 55589.50994*[.X27]^2 + 8338.00918*[.X27] - 8.067281008" office:value-type="float" office:value="474.640679006643" calcext:value-type="float">
            <text:p>474.6406790066</text:p>
          </table:table-cell>
          <table:table-cell table:style-name="ce1" table:formula="of:=ABS([.Z27]-[.Y27])" office:value-type="float" office:value="11.651799006643" calcext:value-type="float">
            <text:p>11.6517990066</text:p>
          </table:table-cell>
          <table:table-cell table:style-name="ce3" table:formula="of:=[.AA27]/[.Z27]" office:value-type="percentage" office:value="0.0245486733902131" calcext:value-type="percentage">
            <text:p>2.45%</text:p>
          </table:table-cell>
        </table:table-row>
        <table:table-row table:style-name="ro1">
          <table:table-cell table:number-columns-repeated="3"/>
          <table:table-cell office:value-type="float" office:value="0.3675" calcext:value-type="float">
            <text:p>0.3675</text:p>
          </table:table-cell>
          <table:table-cell office:value-type="float" office:value="315.15456" calcext:value-type="float">
            <text:p>315.15456</text:p>
          </table:table-cell>
          <table:table-cell table:formula="of:=117.20777*[.D28]^6 - 632.0762655*[.D28]^5 + 1323.616839*[.D28]^4 - 1338.992335*[.D28]^3 + 660.735901*[.D28]^2 - 144.3173449*[.D28] + 325.9572127" office:value-type="float" office:value="315.893446060128" calcext:value-type="float">
            <text:p>315.8934460601</text:p>
          </table:table-cell>
          <table:table-cell table:formula="of:=ABS([.F28]-[.E28])" office:value-type="float" office:value="0.738886060127641" calcext:value-type="float">
            <text:p>0.7388860601</text:p>
          </table:table-cell>
          <table:table-cell table:formula="of:=[.G28]/[.F28]" office:value-type="percentage" office:value="0.00233903573924418" calcext:value-type="percentage">
            <text:p>0.23%</text:p>
          </table:table-cell>
          <table:table-cell table:number-columns-repeated="2"/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349.09378" calcext:value-type="float">
            <text:p>349.09378</text:p>
          </table:table-cell>
          <table:table-cell table:style-name="ce1" table:formula="of:= -14640.71748*[.K28]^6 + 41863.10032*[.K28]^5 - 47025.52153*[.K28]^4 + 26250.11987*[.K28]^3 - 7607.409004*[.K28]^2 + 1090.605885*[.K28] + 285.6338953" office:value-type="float" office:value="348.887423307904" calcext:value-type="float">
            <text:p>348.8874233079</text:p>
          </table:table-cell>
          <table:table-cell table:style-name="ce1" table:formula="of:=ABS([.M28]-[.L28])" office:value-type="float" office:value="0.206356692095937" calcext:value-type="float">
            <text:p>0.2063566921</text:p>
          </table:table-cell>
          <table:table-cell table:style-name="ce3" table:formula="of:=[.N28]/[.M28]" office:value-type="percentage" office:value="0.000591470710349514" calcext:value-type="percentage">
            <text:p>0.06%</text:p>
          </table:table-cell>
          <table:table-cell table:number-columns-repeated="2"/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407.02279" calcext:value-type="float">
            <text:p>407.02279</text:p>
          </table:table-cell>
          <table:table-cell table:style-name="ce1" table:formula="of:=-306181.3157*[.R28]^6 + 746325.3162*[.R28]^5 - 729095.4085*[.R28]^4 + 363057.0091*[.R28]^3 - 96596.51481*[.R28]^2 + 12988.93323*[.R28] - 278.85432151" office:value-type="float" office:value="418.662699547054" calcext:value-type="float">
            <text:p>418.6626995471</text:p>
          </table:table-cell>
          <table:table-cell table:style-name="ce1" table:formula="of:=ABS([.T28]-[.S28])" office:value-type="float" office:value="11.6399095470541" calcext:value-type="float">
            <text:p>11.6399095471</text:p>
          </table:table-cell>
          <table:table-cell table:style-name="ce3" table:formula="of:=[.U28]/[.T28]" office:value-type="percentage" office:value="0.0278025951670574" calcext:value-type="percentage">
            <text:p>2.78%</text:p>
          </table:table-cell>
          <table:table-cell/>
          <table:table-cell table:style-name="ce1" office:value-type="float" office:value="0.375" calcext:value-type="float">
            <text:p>0.375</text:p>
          </table:table-cell>
          <table:table-cell table:style-name="ce1" office:value-type="float" office:value="463.34888" calcext:value-type="float">
            <text:p>463.34888</text:p>
          </table:table-cell>
          <table:table-cell table:style-name="ce1" table:formula="of:=158030.3845*[.X28]^5 - 269811.2939*[.X28]^4 + 177076.2496*[.X28]^3 - 55589.50994*[.X28]^2 + 8338.00918*[.X28] - 8.067281008" office:value-type="float" office:value="475.710163310237" calcext:value-type="float">
            <text:p>475.7101633102</text:p>
          </table:table-cell>
          <table:table-cell table:style-name="ce1" table:formula="of:=ABS([.Z28]-[.Y28])" office:value-type="float" office:value="12.361283310237" calcext:value-type="float">
            <text:p>12.3612833102</text:p>
          </table:table-cell>
          <table:table-cell table:style-name="ce3" table:formula="of:=[.AA28]/[.Z28]" office:value-type="percentage" office:value="0.0259849048088879" calcext:value-type="percentage">
            <text:p>2.60%</text:p>
          </table:table-cell>
        </table:table-row>
        <table:table-row table:style-name="ro1">
          <table:table-cell table:number-columns-repeated="3"/>
          <table:table-cell office:value-type="float" office:value="0.3825" calcext:value-type="float">
            <text:p>0.3825</text:p>
          </table:table-cell>
          <table:table-cell office:value-type="float" office:value="315.21208" calcext:value-type="float">
            <text:p>315.21208</text:p>
          </table:table-cell>
          <table:table-cell table:formula="of:=117.20777*[.D29]^6 - 632.0762655*[.D29]^5 + 1323.616839*[.D29]^4 - 1338.992335*[.D29]^3 + 660.735901*[.D29]^2 - 144.3173449*[.D29] + 325.9572127" office:value-type="float" office:value="316.017320161259" calcext:value-type="float">
            <text:p>316.0173201613</text:p>
          </table:table-cell>
          <table:table-cell table:formula="of:=ABS([.F29]-[.E29])" office:value-type="float" office:value="0.805240161259235" calcext:value-type="float">
            <text:p>0.8052401613</text:p>
          </table:table-cell>
          <table:table-cell table:formula="of:=[.G29]/[.F29]" office:value-type="percentage" office:value="0.002548088696051" calcext:value-type="percentage">
            <text:p>0.25%</text:p>
          </table:table-cell>
          <table:table-cell table:number-columns-repeated="2"/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349.25158" calcext:value-type="float">
            <text:p>349.25158</text:p>
          </table:table-cell>
          <table:table-cell table:style-name="ce1" table:formula="of:= -14640.71748*[.K29]^6 + 41863.10032*[.K29]^5 - 47025.52153*[.K29]^4 + 26250.11987*[.K29]^3 - 7607.409004*[.K29]^2 + 1090.605885*[.K29] + 285.6338953" office:value-type="float" office:value="349.295982084833" calcext:value-type="float">
            <text:p>349.2959820848</text:p>
          </table:table-cell>
          <table:table-cell table:style-name="ce1" table:formula="of:=ABS([.M29]-[.L29])" office:value-type="float" office:value="0.0444020848332229" calcext:value-type="float">
            <text:p>0.0444020848</text:p>
          </table:table-cell>
          <table:table-cell table:style-name="ce3" table:formula="of:=[.N29]/[.M29]" office:value-type="percentage" office:value="0.000127118796409284" calcext:value-type="percentage">
            <text:p>0.01%</text:p>
          </table:table-cell>
          <table:table-cell table:number-columns-repeated="2"/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407.29785" calcext:value-type="float">
            <text:p>407.29785</text:p>
          </table:table-cell>
          <table:table-cell table:style-name="ce1" table:formula="of:=-306181.3157*[.R29]^6 + 746325.3162*[.R29]^5 - 729095.4085*[.R29]^4 + 363057.0091*[.R29]^3 - 96596.51481*[.R29]^2 + 12988.93323*[.R29] - 278.85432151" office:value-type="float" office:value="419.773139437941" calcext:value-type="float">
            <text:p>419.7731394379</text:p>
          </table:table-cell>
          <table:table-cell table:style-name="ce1" table:formula="of:=ABS([.T29]-[.S29])" office:value-type="float" office:value="12.4752894379415" calcext:value-type="float">
            <text:p>12.4752894379</text:p>
          </table:table-cell>
          <table:table-cell table:style-name="ce3" table:formula="of:=[.U29]/[.T29]" office:value-type="percentage" office:value="0.0297191227019561" calcext:value-type="percentage">
            <text:p>2.97%</text:p>
          </table:table-cell>
          <table:table-cell/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463.69079" calcext:value-type="float">
            <text:p>463.69079</text:p>
          </table:table-cell>
          <table:table-cell table:style-name="ce1" table:formula="of:=158030.3845*[.X29]^5 - 269811.2939*[.X29]^4 + 177076.2496*[.X29]^3 - 55589.50994*[.X29]^2 + 8338.00918*[.X29] - 8.067281008" office:value-type="float" office:value="476.469277544751" calcext:value-type="float">
            <text:p>476.4692775448</text:p>
          </table:table-cell>
          <table:table-cell table:style-name="ce1" table:formula="of:=ABS([.Z29]-[.Y29])" office:value-type="float" office:value="12.7784875447506" calcext:value-type="float">
            <text:p>12.7784875448</text:p>
          </table:table-cell>
          <table:table-cell table:style-name="ce3" table:formula="of:=[.AA29]/[.Z29]" office:value-type="percentage" office:value="0.0268191217083256" calcext:value-type="percentage">
            <text:p>2.68%</text:p>
          </table:table-cell>
        </table:table-row>
        <table:table-row table:style-name="ro1">
          <table:table-cell table:number-columns-repeated="3"/>
          <table:table-cell office:value-type="float" office:value="0.3975" calcext:value-type="float">
            <text:p>0.3975</text:p>
          </table:table-cell>
          <table:table-cell office:value-type="float" office:value="315.26713" calcext:value-type="float">
            <text:p>315.26713</text:p>
          </table:table-cell>
          <table:table-cell table:formula="of:=117.20777*[.D30]^6 - 632.0762655*[.D30]^5 + 1323.616839*[.D30]^4 - 1338.992335*[.D30]^3 + 660.735901*[.D30]^2 - 144.3173449*[.D30] + 325.9572127" office:value-type="float" office:value="316.127764636298" calcext:value-type="float">
            <text:p>316.1277646363</text:p>
          </table:table-cell>
          <table:table-cell table:formula="of:=ABS([.F30]-[.E30])" office:value-type="float" office:value="0.860634636297618" calcext:value-type="float">
            <text:p>0.8606346363</text:p>
          </table:table-cell>
          <table:table-cell table:formula="of:=[.G30]/[.F30]" office:value-type="percentage" office:value="0.00272242660269898" calcext:value-type="percentage">
            <text:p>0.27%</text:p>
          </table:table-cell>
          <table:table-cell table:number-columns-repeated="2"/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349.40212" calcext:value-type="float">
            <text:p>349.40212</text:p>
          </table:table-cell>
          <table:table-cell table:style-name="ce1" table:formula="of:= -14640.71748*[.K30]^6 + 41863.10032*[.K30]^5 - 47025.52153*[.K30]^4 + 26250.11987*[.K30]^3 - 7607.409004*[.K30]^2 + 1090.605885*[.K30] + 285.6338953" office:value-type="float" office:value="349.678538819437" calcext:value-type="float">
            <text:p>349.6785388194</text:p>
          </table:table-cell>
          <table:table-cell table:style-name="ce1" table:formula="of:=ABS([.M30]-[.L30])" office:value-type="float" office:value="0.276418819436856" calcext:value-type="float">
            <text:p>0.2764188194</text:p>
          </table:table-cell>
          <table:table-cell table:style-name="ce3" table:formula="of:=[.N30]/[.M30]" office:value-type="percentage" office:value="0.000790494093146477" calcext:value-type="percentage">
            <text:p>0.08%</text:p>
          </table:table-cell>
          <table:table-cell table:number-columns-repeated="2"/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407.55987" calcext:value-type="float">
            <text:p>407.55987</text:p>
          </table:table-cell>
          <table:table-cell table:style-name="ce1" table:formula="of:=-306181.3157*[.R30]^6 + 746325.3162*[.R30]^5 - 729095.4085*[.R30]^4 + 363057.0091*[.R30]^3 - 96596.51481*[.R30]^2 + 12988.93323*[.R30] - 278.85432151" office:value-type="float" office:value="420.558131631319" calcext:value-type="float">
            <text:p>420.5581316313</text:p>
          </table:table-cell>
          <table:table-cell table:style-name="ce1" table:formula="of:=ABS([.T30]-[.S30])" office:value-type="float" office:value="12.9982616313191" calcext:value-type="float">
            <text:p>12.9982616313</text:p>
          </table:table-cell>
          <table:table-cell table:style-name="ce3" table:formula="of:=[.U30]/[.T30]" office:value-type="percentage" office:value="0.0309071699098995" calcext:value-type="percentage">
            <text:p>3.09%</text:p>
          </table:table-cell>
          <table:table-cell/>
          <table:table-cell table:style-name="ce1" office:value-type="float" office:value="0.405" calcext:value-type="float">
            <text:p>0.405</text:p>
          </table:table-cell>
          <table:table-cell table:style-name="ce1" office:value-type="float" office:value="464.01619" calcext:value-type="float">
            <text:p>464.01619</text:p>
          </table:table-cell>
          <table:table-cell table:style-name="ce1" table:formula="of:=158030.3845*[.X30]^5 - 269811.2939*[.X30]^4 + 177076.2496*[.X30]^3 - 55589.50994*[.X30]^2 + 8338.00918*[.X30] - 8.067281008" office:value-type="float" office:value="476.828156086985" calcext:value-type="float">
            <text:p>476.828156087</text:p>
          </table:table-cell>
          <table:table-cell table:style-name="ce1" table:formula="of:=ABS([.Z30]-[.Y30])" office:value-type="float" office:value="12.8119660869855" calcext:value-type="float">
            <text:p>12.811966087</text:p>
          </table:table-cell>
          <table:table-cell table:style-name="ce3" table:formula="of:=[.AA30]/[.Z30]" office:value-type="percentage" office:value="0.0268691475606744" calcext:value-type="percentage">
            <text:p>2.69%</text:p>
          </table:table-cell>
        </table:table-row>
        <table:table-row table:style-name="ro1">
          <table:table-cell table:number-columns-repeated="3"/>
          <table:table-cell office:value-type="float" office:value="0.4125" calcext:value-type="float">
            <text:p>0.4125</text:p>
          </table:table-cell>
          <table:table-cell office:value-type="float" office:value="315.31992" calcext:value-type="float">
            <text:p>315.31992</text:p>
          </table:table-cell>
          <table:table-cell table:formula="of:=117.20777*[.D31]^6 - 632.0762655*[.D31]^5 + 1323.616839*[.D31]^4 - 1338.992335*[.D31]^3 + 660.735901*[.D31]^2 - 144.3173449*[.D31] + 325.9572127" office:value-type="float" office:value="316.222821586048" calcext:value-type="float">
            <text:p>316.222821586</text:p>
          </table:table-cell>
          <table:table-cell table:formula="of:=ABS([.F31]-[.E31])" office:value-type="float" office:value="0.902901586048017" calcext:value-type="float">
            <text:p>0.902901586</text:p>
          </table:table-cell>
          <table:table-cell table:formula="of:=[.G31]/[.F31]" office:value-type="percentage" office:value="0.0028552701589323" calcext:value-type="percentage">
            <text:p>0.29%</text:p>
          </table:table-cell>
          <table:table-cell table:number-columns-repeated="2"/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349.546" calcext:value-type="float">
            <text:p>349.546</text:p>
          </table:table-cell>
          <table:table-cell table:style-name="ce1" table:formula="of:= -14640.71748*[.K31]^6 + 41863.10032*[.K31]^5 - 47025.52153*[.K31]^4 + 26250.11987*[.K31]^3 - 7607.409004*[.K31]^2 + 1090.605885*[.K31] + 285.6338953" office:value-type="float" office:value="350.019679808195" calcext:value-type="float">
            <text:p>350.0196798082</text:p>
          </table:table-cell>
          <table:table-cell table:style-name="ce1" table:formula="of:=ABS([.M31]-[.L31])" office:value-type="float" office:value="0.473679808194959" calcext:value-type="float">
            <text:p>0.4736798082</text:p>
          </table:table-cell>
          <table:table-cell table:style-name="ce3" table:formula="of:=[.N31]/[.M31]" office:value-type="percentage" office:value="0.00135329478746603" calcext:value-type="percentage">
            <text:p>0.14%</text:p>
          </table:table-cell>
          <table:table-cell table:number-columns-repeated="2"/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407.80993" calcext:value-type="float">
            <text:p>407.80993</text:p>
          </table:table-cell>
          <table:table-cell table:style-name="ce1" table:formula="of:=-306181.3157*[.R31]^6 + 746325.3162*[.R31]^5 - 729095.4085*[.R31]^4 + 363057.0091*[.R31]^3 - 96596.51481*[.R31]^2 + 12988.93323*[.R31] - 278.85432151" office:value-type="float" office:value="420.985993728414" calcext:value-type="float">
            <text:p>420.9859937284</text:p>
          </table:table-cell>
          <table:table-cell table:style-name="ce1" table:formula="of:=ABS([.T31]-[.S31])" office:value-type="float" office:value="13.1760637284135" calcext:value-type="float">
            <text:p>13.1760637284</text:p>
          </table:table-cell>
          <table:table-cell table:style-name="ce3" table:formula="of:=[.U31]/[.T31]" office:value-type="percentage" office:value="0.031298104746244" calcext:value-type="percentage">
            <text:p>3.13%</text:p>
          </table:table-cell>
          <table:table-cell/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464.32646" calcext:value-type="float">
            <text:p>464.32646</text:p>
          </table:table-cell>
          <table:table-cell table:style-name="ce1" table:formula="of:=158030.3845*[.X31]^5 - 269811.2939*[.X31]^4 + 177076.2496*[.X31]^3 - 55589.50994*[.X31]^2 + 8338.00918*[.X31] - 8.067281008" office:value-type="float" office:value="476.743526080126" calcext:value-type="float">
            <text:p>476.7435260801</text:p>
          </table:table-cell>
          <table:table-cell table:style-name="ce1" table:formula="of:=ABS([.Z31]-[.Y31])" office:value-type="float" office:value="12.4170660801258" calcext:value-type="float">
            <text:p>12.4170660801</text:p>
          </table:table-cell>
          <table:table-cell table:style-name="ce3" table:formula="of:=[.AA31]/[.Z31]" office:value-type="percentage" office:value="0.0260455892966627" calcext:value-type="percentage">
            <text:p>2.60%</text:p>
          </table:table-cell>
        </table:table-row>
        <table:table-row table:style-name="ro1">
          <table:table-cell table:number-columns-repeated="3"/>
          <table:table-cell office:value-type="float" office:value="0.4275" calcext:value-type="float">
            <text:p>0.4275</text:p>
          </table:table-cell>
          <table:table-cell office:value-type="float" office:value="315.37062" calcext:value-type="float">
            <text:p>315.37062</text:p>
          </table:table-cell>
          <table:table-cell table:formula="of:=117.20777*[.D32]^6 - 632.0762655*[.D32]^5 + 1323.616839*[.D32]^4 - 1338.992335*[.D32]^3 + 660.735901*[.D32]^2 - 144.3173449*[.D32] + 325.9572127" office:value-type="float" office:value="316.300952639302" calcext:value-type="float">
            <text:p>316.3009526393</text:p>
          </table:table-cell>
          <table:table-cell table:formula="of:=ABS([.F32]-[.E32])" office:value-type="float" office:value="0.930332639301582" calcext:value-type="float">
            <text:p>0.9303326393</text:p>
          </table:table-cell>
          <table:table-cell table:formula="of:=[.G32]/[.F32]" office:value-type="percentage" office:value="0.00294128940029624" calcext:value-type="percentage">
            <text:p>0.29%</text:p>
          </table:table-cell>
          <table:table-cell table:number-columns-repeated="2"/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349.68375" calcext:value-type="float">
            <text:p>349.68375</text:p>
          </table:table-cell>
          <table:table-cell table:style-name="ce1" table:formula="of:= -14640.71748*[.K32]^6 + 41863.10032*[.K32]^5 - 47025.52153*[.K32]^4 + 26250.11987*[.K32]^3 - 7607.409004*[.K32]^2 + 1090.605885*[.K32] + 285.6338953" office:value-type="float" office:value="350.306067941193" calcext:value-type="float">
            <text:p>350.3060679412</text:p>
          </table:table-cell>
          <table:table-cell table:style-name="ce1" table:formula="of:=ABS([.M32]-[.L32])" office:value-type="float" office:value="0.622317941193387" calcext:value-type="float">
            <text:p>0.6223179412</text:p>
          </table:table-cell>
          <table:table-cell table:style-name="ce3" table:formula="of:=[.N32]/[.M32]" office:value-type="percentage" office:value="0.00177649774909939" calcext:value-type="percentage">
            <text:p>0.18%</text:p>
          </table:table-cell>
          <table:table-cell table:number-columns-repeated="2"/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408.04899" calcext:value-type="float">
            <text:p>408.04899</text:p>
          </table:table-cell>
          <table:table-cell table:style-name="ce1" table:formula="of:=-306181.3157*[.R32]^6 + 746325.3162*[.R32]^5 - 729095.4085*[.R32]^4 + 363057.0091*[.R32]^3 - 96596.51481*[.R32]^2 + 12988.93323*[.R32] - 278.85432151" office:value-type="float" office:value="421.059729209016" calcext:value-type="float">
            <text:p>421.059729209</text:p>
          </table:table-cell>
          <table:table-cell table:style-name="ce1" table:formula="of:=ABS([.T32]-[.S32])" office:value-type="float" office:value="13.0107392090159" calcext:value-type="float">
            <text:p>13.010739209</text:p>
          </table:table-cell>
          <table:table-cell table:style-name="ce3" table:formula="of:=[.U32]/[.T32]" office:value-type="percentage" office:value="0.0308999847443433" calcext:value-type="percentage">
            <text:p>3.09%</text:p>
          </table:table-cell>
          <table:table-cell/>
          <table:table-cell table:style-name="ce1" office:value-type="float" office:value="0.435" calcext:value-type="float">
            <text:p>0.435</text:p>
          </table:table-cell>
          <table:table-cell table:style-name="ce1" office:value-type="float" office:value="464.62284" calcext:value-type="float">
            <text:p>464.62284</text:p>
          </table:table-cell>
          <table:table-cell table:style-name="ce1" table:formula="of:=158030.3845*[.X32]^5 - 269811.2939*[.X32]^4 + 177076.2496*[.X32]^3 - 55589.50994*[.X32]^2 + 8338.00918*[.X32] - 8.067281008" office:value-type="float" office:value="476.233107952532" calcext:value-type="float">
            <text:p>476.2331079525</text:p>
          </table:table-cell>
          <table:table-cell table:style-name="ce1" table:formula="of:=ABS([.Z32]-[.Y32])" office:value-type="float" office:value="11.6102679525316" calcext:value-type="float">
            <text:p>11.6102679525</text:p>
          </table:table-cell>
          <table:table-cell table:style-name="ce3" table:formula="of:=[.AA32]/[.Z32]" office:value-type="percentage" office:value="0.0243793800948606" calcext:value-type="percentage">
            <text:p>2.44%</text:p>
          </table:table-cell>
        </table:table-row>
        <table:table-row table:style-name="ro1">
          <table:table-cell table:number-columns-repeated="3"/>
          <table:table-cell office:value-type="float" office:value="0.4425" calcext:value-type="float">
            <text:p>0.4425</text:p>
          </table:table-cell>
          <table:table-cell office:value-type="float" office:value="315.41937" calcext:value-type="float">
            <text:p>315.41937</text:p>
          </table:table-cell>
          <table:table-cell table:formula="of:=117.20777*[.D33]^6 - 632.0762655*[.D33]^5 + 1323.616839*[.D33]^4 - 1338.992335*[.D33]^3 + 660.735901*[.D33]^2 - 144.3173449*[.D33] + 325.9572127" office:value-type="float" office:value="316.361007308641" calcext:value-type="float">
            <text:p>316.3610073086</text:p>
          </table:table-cell>
          <table:table-cell table:formula="of:=ABS([.F33]-[.E33])" office:value-type="float" office:value="0.941637308641077" calcext:value-type="float">
            <text:p>0.9416373086</text:p>
          </table:table-cell>
          <table:table-cell table:formula="of:=[.G33]/[.F33]" office:value-type="percentage" office:value="0.00297646450380156" calcext:value-type="percentage">
            <text:p>0.30%</text:p>
          </table:table-cell>
          <table:table-cell table:number-columns-repeated="2"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349.81583" calcext:value-type="float">
            <text:p>349.81583</text:p>
          </table:table-cell>
          <table:table-cell table:style-name="ce1" table:formula="of:= -14640.71748*[.K33]^6 + 41863.10032*[.K33]^5 - 47025.52153*[.K33]^4 + 26250.11987*[.K33]^3 - 7607.409004*[.K33]^2 + 1090.605885*[.K33] + 285.6338953" office:value-type="float" office:value="350.526955492077" calcext:value-type="float">
            <text:p>350.5269554921</text:p>
          </table:table-cell>
          <table:table-cell table:style-name="ce1" table:formula="of:=ABS([.M33]-[.L33])" office:value-type="float" office:value="0.711125492076974" calcext:value-type="float">
            <text:p>0.7111254921</text:p>
          </table:table-cell>
          <table:table-cell table:style-name="ce3" table:formula="of:=[.N33]/[.M33]" office:value-type="percentage" office:value="0.00202873268641689" calcext:value-type="percentage">
            <text:p>0.20%</text:p>
          </table:table-cell>
          <table:table-cell table:number-columns-repeated="2"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408.27791" calcext:value-type="float">
            <text:p>408.27791</text:p>
          </table:table-cell>
          <table:table-cell table:style-name="ce1" table:formula="of:=-306181.3157*[.R33]^6 + 746325.3162*[.R33]^5 - 729095.4085*[.R33]^4 + 363057.0091*[.R33]^3 - 96596.51481*[.R33]^2 + 12988.93323*[.R33] - 278.85432151" office:value-type="float" office:value="420.815981914265" calcext:value-type="float">
            <text:p>420.8159819143</text:p>
          </table:table-cell>
          <table:table-cell table:style-name="ce1" table:formula="of:=ABS([.T33]-[.S33])" office:value-type="float" office:value="12.5380719142646" calcext:value-type="float">
            <text:p>12.5380719143</text:p>
          </table:table-cell>
          <table:table-cell table:style-name="ce3" table:formula="of:=[.U33]/[.T33]" office:value-type="percentage" office:value="0.0297946666788408" calcext:value-type="percentage">
            <text:p>2.98%</text:p>
          </table:table-cell>
          <table:table-cell/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464.90641" calcext:value-type="float">
            <text:p>464.90641</text:p>
          </table:table-cell>
          <table:table-cell table:style-name="ce1" table:formula="of:=158030.3845*[.X33]^5 - 269811.2939*[.X33]^4 + 177076.2496*[.X33]^3 - 55589.50994*[.X33]^2 + 8338.00918*[.X33] - 8.067281008" office:value-type="float" office:value="475.390015936534" calcext:value-type="float">
            <text:p>475.3900159365</text:p>
          </table:table-cell>
          <table:table-cell table:style-name="ce1" table:formula="of:=ABS([.Z33]-[.Y33])" office:value-type="float" office:value="10.4836059365339" calcext:value-type="float">
            <text:p>10.4836059365</text:p>
          </table:table-cell>
          <table:table-cell table:style-name="ce3" table:formula="of:=[.AA33]/[.Z33]" office:value-type="percentage" office:value="0.0220526422202639" calcext:value-type="percentage">
            <text:p>2.21%</text:p>
          </table:table-cell>
        </table:table-row>
        <table:table-row table:style-name="ro1">
          <table:table-cell table:number-columns-repeated="3"/>
          <table:table-cell office:value-type="float" office:value="0.4575" calcext:value-type="float">
            <text:p>0.4575</text:p>
          </table:table-cell>
          <table:table-cell office:value-type="float" office:value="315.46632" calcext:value-type="float">
            <text:p>315.46632</text:p>
          </table:table-cell>
          <table:table-cell table:formula="of:=117.20777*[.D34]^6 - 632.0762655*[.D34]^5 + 1323.616839*[.D34]^4 - 1338.992335*[.D34]^3 + 660.735901*[.D34]^2 - 144.3173449*[.D34] + 325.9572127" office:value-type="float" office:value="316.402192307498" calcext:value-type="float">
            <text:p>316.4021923075</text:p>
          </table:table-cell>
          <table:table-cell table:formula="of:=ABS([.F34]-[.E34])" office:value-type="float" office:value="0.9358723074983" calcext:value-type="float">
            <text:p>0.9358723075</text:p>
          </table:table-cell>
          <table:table-cell table:formula="of:=[.G34]/[.F34]" office:value-type="percentage" office:value="0.00295785658333481" calcext:value-type="percentage">
            <text:p>0.30%</text:p>
          </table:table-cell>
          <table:table-cell table:number-columns-repeated="2"/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349.94266" calcext:value-type="float">
            <text:p>349.94266</text:p>
          </table:table-cell>
          <table:table-cell table:style-name="ce1" table:formula="of:= -14640.71748*[.K34]^6 + 41863.10032*[.K34]^5 - 47025.52153*[.K34]^4 + 26250.11987*[.K34]^3 - 7607.409004*[.K34]^2 + 1090.605885*[.K34] + 285.6338953" office:value-type="float" office:value="350.674576835813" calcext:value-type="float">
            <text:p>350.6745768358</text:p>
          </table:table-cell>
          <table:table-cell table:style-name="ce1" table:formula="of:=ABS([.M34]-[.L34])" office:value-type="float" office:value="0.73191683581291" calcext:value-type="float">
            <text:p>0.7319168358</text:p>
          </table:table-cell>
          <table:table-cell table:style-name="ce3" table:formula="of:=[.N34]/[.M34]" office:value-type="percentage" office:value="0.0020871682299216" calcext:value-type="percentage">
            <text:p>0.21%</text:p>
          </table:table-cell>
          <table:table-cell table:number-columns-repeated="2"/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408.49745" calcext:value-type="float">
            <text:p>408.49745</text:p>
          </table:table-cell>
          <table:table-cell table:style-name="ce1" table:formula="of:=-306181.3157*[.R34]^6 + 746325.3162*[.R34]^5 - 729095.4085*[.R34]^4 + 363057.0091*[.R34]^3 - 96596.51481*[.R34]^2 + 12988.93323*[.R34] - 278.85432151" office:value-type="float" office:value="420.321479459868" calcext:value-type="float">
            <text:p>420.3214794599</text:p>
          </table:table-cell>
          <table:table-cell table:style-name="ce1" table:formula="of:=ABS([.T34]-[.S34])" office:value-type="float" office:value="11.8240294598679" calcext:value-type="float">
            <text:p>11.8240294599</text:p>
          </table:table-cell>
          <table:table-cell table:style-name="ce3" table:formula="of:=[.U34]/[.T34]" office:value-type="percentage" office:value="0.0281309189220172" calcext:value-type="percentage">
            <text:p>2.81%</text:p>
          </table:table-cell>
          <table:table-cell/>
          <table:table-cell table:style-name="ce1" office:value-type="float" office:value="0.465" calcext:value-type="float">
            <text:p>0.465</text:p>
          </table:table-cell>
          <table:table-cell table:style-name="ce1" office:value-type="float" office:value="465.17813" calcext:value-type="float">
            <text:p>465.17813</text:p>
          </table:table-cell>
          <table:table-cell table:style-name="ce1" table:formula="of:=158030.3845*[.X34]^5 - 269811.2939*[.X34]^4 + 177076.2496*[.X34]^3 - 55589.50994*[.X34]^2 + 8338.00918*[.X34] - 8.067281008" office:value-type="float" office:value="474.397158587195" calcext:value-type="float">
            <text:p>474.3971585872</text:p>
          </table:table-cell>
          <table:table-cell table:style-name="ce1" table:formula="of:=ABS([.Z34]-[.Y34])" office:value-type="float" office:value="9.21902858719545" calcext:value-type="float">
            <text:p>9.2190285872</text:p>
          </table:table-cell>
          <table:table-cell table:style-name="ce3" table:formula="of:=[.AA34]/[.Z34]" office:value-type="percentage" office:value="0.0194331446137888" calcext:value-type="percentage">
            <text:p>1.94%</text:p>
          </table:table-cell>
        </table:table-row>
        <table:table-row table:style-name="ro1">
          <table:table-cell table:number-columns-repeated="3"/>
          <table:table-cell office:value-type="float" office:value="0.4725" calcext:value-type="float">
            <text:p>0.4725</text:p>
          </table:table-cell>
          <table:table-cell office:value-type="float" office:value="315.51159" calcext:value-type="float">
            <text:p>315.51159</text:p>
          </table:table-cell>
          <table:table-cell table:formula="of:=117.20777*[.D35]^6 - 632.0762655*[.D35]^5 + 1323.616839*[.D35]^4 - 1338.992335*[.D35]^3 + 660.735901*[.D35]^2 - 144.3173449*[.D35] + 325.9572127" office:value-type="float" office:value="316.42404182846" calcext:value-type="float">
            <text:p>316.4240418285</text:p>
          </table:table-cell>
          <table:table-cell table:formula="of:=ABS([.F35]-[.E35])" office:value-type="float" office:value="0.912451828460064" calcext:value-type="float">
            <text:p>0.9124518285</text:p>
          </table:table-cell>
          <table:table-cell table:formula="of:=[.G35]/[.F35]" office:value-type="percentage" office:value="0.0028836362217847" calcext:value-type="percentage">
            <text:p>0.29%</text:p>
          </table:table-cell>
          <table:table-cell table:number-columns-repeated="2"/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350.06461" calcext:value-type="float">
            <text:p>350.06461</text:p>
          </table:table-cell>
          <table:table-cell table:style-name="ce1" table:formula="of:= -14640.71748*[.K35]^6 + 41863.10032*[.K35]^5 - 47025.52153*[.K35]^4 + 26250.11987*[.K35]^3 - 7607.409004*[.K35]^2 + 1090.605885*[.K35] + 285.6338953" office:value-type="float" office:value="350.744421094276" calcext:value-type="float">
            <text:p>350.7444210943</text:p>
          </table:table-cell>
          <table:table-cell table:style-name="ce1" table:formula="of:=ABS([.M35]-[.L35])" office:value-type="float" office:value="0.679811094275863" calcext:value-type="float">
            <text:p>0.6798110943</text:p>
          </table:table-cell>
          <table:table-cell table:style-name="ce3" table:formula="of:=[.N35]/[.M35]" office:value-type="percentage" office:value="0.00193819503145607" calcext:value-type="percentage">
            <text:p>0.19%</text:p>
          </table:table-cell>
          <table:table-cell table:number-columns-repeated="2"/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408.70827" calcext:value-type="float">
            <text:p>408.70827</text:p>
          </table:table-cell>
          <table:table-cell table:style-name="ce1" table:formula="of:=-306181.3157*[.R35]^6 + 746325.3162*[.R35]^5 - 729095.4085*[.R35]^4 + 363057.0091*[.R35]^3 - 96596.51481*[.R35]^2 + 12988.93323*[.R35] - 278.85432151" office:value-type="float" office:value="419.666965579913" calcext:value-type="float">
            <text:p>419.6669655799</text:p>
          </table:table-cell>
          <table:table-cell table:style-name="ce1" table:formula="of:=ABS([.T35]-[.S35])" office:value-type="float" office:value="10.9586955799131" calcext:value-type="float">
            <text:p>10.9586955799</text:p>
          </table:table-cell>
          <table:table-cell table:style-name="ce3" table:formula="of:=[.U35]/[.T35]" office:value-type="percentage" office:value="0.0261128382234469" calcext:value-type="percentage">
            <text:p>2.61%</text:p>
          </table:table-cell>
          <table:table-cell/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465.43887" calcext:value-type="float">
            <text:p>465.43887</text:p>
          </table:table-cell>
          <table:table-cell table:style-name="ce1" table:formula="of:=158030.3845*[.X35]^5 - 269811.2939*[.X35]^4 + 177076.2496*[.X35]^3 - 55589.50994*[.X35]^2 + 8338.00918*[.X35] - 8.067281008" office:value-type="float" office:value="473.541639301145" calcext:value-type="float">
            <text:p>473.5416393011</text:p>
          </table:table-cell>
          <table:table-cell table:style-name="ce1" table:formula="of:=ABS([.Z35]-[.Y35])" office:value-type="float" office:value="8.10276930114509" calcext:value-type="float">
            <text:p>8.1027693011</text:p>
          </table:table-cell>
          <table:table-cell table:style-name="ce3" table:formula="of:=[.AA35]/[.Z35]" office:value-type="percentage" office:value="0.0171109964333933" calcext:value-type="percentage">
            <text:p>1.71%</text:p>
          </table:table-cell>
        </table:table-row>
        <table:table-row table:style-name="ro1">
          <table:table-cell table:number-columns-repeated="3"/>
          <table:table-cell office:value-type="float" office:value="0.4875" calcext:value-type="float">
            <text:p>0.4875</text:p>
          </table:table-cell>
          <table:table-cell office:value-type="float" office:value="315.55528" calcext:value-type="float">
            <text:p>315.55528</text:p>
          </table:table-cell>
          <table:table-cell table:formula="of:=117.20777*[.D36]^6 - 632.0762655*[.D36]^5 + 1323.616839*[.D36]^4 - 1338.992335*[.D36]^3 + 660.735901*[.D36]^2 - 144.3173449*[.D36] + 325.9572127" office:value-type="float" office:value="316.426388782826" calcext:value-type="float">
            <text:p>316.4263887828</text:p>
          </table:table-cell>
          <table:table-cell table:formula="of:=ABS([.F36]-[.E36])" office:value-type="float" office:value="0.871108782825957" calcext:value-type="float">
            <text:p>0.8711087828</text:p>
          </table:table-cell>
          <table:table-cell table:formula="of:=[.G36]/[.F36]" office:value-type="percentage" office:value="0.0027529587092176" calcext:value-type="percentage">
            <text:p>0.28%</text:p>
          </table:table-cell>
          <table:table-cell table:number-columns-repeated="2"/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350.18202" calcext:value-type="float">
            <text:p>350.18202</text:p>
          </table:table-cell>
          <table:table-cell table:style-name="ce1" table:formula="of:= -14640.71748*[.K36]^6 + 41863.10032*[.K36]^5 - 47025.52153*[.K36]^4 + 26250.11987*[.K36]^3 - 7607.409004*[.K36]^2 + 1090.605885*[.K36] + 285.6338953" office:value-type="float" office:value="350.735384709641" calcext:value-type="float">
            <text:p>350.7353847096</text:p>
          </table:table-cell>
          <table:table-cell table:style-name="ce1" table:formula="of:=ABS([.M36]-[.L36])" office:value-type="float" office:value="0.553364709641187" calcext:value-type="float">
            <text:p>0.5533647096</text:p>
          </table:table-cell>
          <table:table-cell table:style-name="ce3" table:formula="of:=[.N36]/[.M36]" office:value-type="percentage" office:value="0.00157772706651567" calcext:value-type="percentage">
            <text:p>0.16%</text:p>
          </table:table-cell>
          <table:table-cell table:number-columns-repeated="2"/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408.911" calcext:value-type="float">
            <text:p>408.911</text:p>
          </table:table-cell>
          <table:table-cell table:style-name="ce1" table:formula="of:=-306181.3157*[.R36]^6 + 746325.3162*[.R36]^5 - 729095.4085*[.R36]^4 + 363057.0091*[.R36]^3 - 96596.51481*[.R36]^2 + 12988.93323*[.R36] - 278.85432151" office:value-type="float" office:value="418.95862140098" calcext:value-type="float">
            <text:p>418.958621401</text:p>
          </table:table-cell>
          <table:table-cell table:style-name="ce1" table:formula="of:=ABS([.T36]-[.S36])" office:value-type="float" office:value="10.0476214009795" calcext:value-type="float">
            <text:p>10.047621401</text:p>
          </table:table-cell>
          <table:table-cell table:style-name="ce3" table:formula="of:=[.U36]/[.T36]" office:value-type="percentage" office:value="0.0239823717372868" calcext:value-type="percentage">
            <text:p>2.40%</text:p>
          </table:table-cell>
          <table:table-cell/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465.68942" calcext:value-type="float">
            <text:p>465.68942</text:p>
          </table:table-cell>
          <table:table-cell table:style-name="ce1" table:formula="of:=158030.3845*[.X36]^5 - 269811.2939*[.X36]^4 + 177076.2496*[.X36]^3 - 55589.50994*[.X36]^2 + 8338.00918*[.X36] - 8.067281008" office:value-type="float" office:value="473.229156835319" calcext:value-type="float">
            <text:p>473.2291568353</text:p>
          </table:table-cell>
          <table:table-cell table:style-name="ce1" table:formula="of:=ABS([.Z36]-[.Y36])" office:value-type="float" office:value="7.53973683531893" calcext:value-type="float">
            <text:p>7.5397368353</text:p>
          </table:table-cell>
          <table:table-cell table:style-name="ce3" table:formula="of:=[.AA36]/[.Z36]" office:value-type="percentage" office:value="0.0159325280921833" calcext:value-type="percentage">
            <text:p>1.59%</text:p>
          </table:table-cell>
        </table:table-row>
        <table:table-row table:style-name="ro1">
          <table:table-cell table:number-columns-repeated="3"/>
          <table:table-cell office:value-type="float" office:value="0.5025" calcext:value-type="float">
            <text:p>0.5025</text:p>
          </table:table-cell>
          <table:table-cell office:value-type="float" office:value="315.59751" calcext:value-type="float">
            <text:p>315.59751</text:p>
          </table:table-cell>
          <table:table-cell table:formula="of:=117.20777*[.D37]^6 - 632.0762655*[.D37]^5 + 1323.616839*[.D37]^4 - 1338.992335*[.D37]^3 + 660.735901*[.D37]^2 - 144.3173449*[.D37] + 325.9572127" office:value-type="float" office:value="316.409337001415" calcext:value-type="float">
            <text:p>316.4093370014</text:p>
          </table:table-cell>
          <table:table-cell table:formula="of:=ABS([.F37]-[.E37])" office:value-type="float" office:value="0.81182700141477" calcext:value-type="float">
            <text:p>0.8118270014</text:p>
          </table:table-cell>
          <table:table-cell table:formula="of:=[.G37]/[.F37]" office:value-type="percentage" office:value="0.00256574919409265" calcext:value-type="percentage">
            <text:p>0.26%</text:p>
          </table:table-cell>
          <table:table-cell table:number-columns-repeated="2"/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350.2952" calcext:value-type="float">
            <text:p>350.2952</text:p>
          </table:table-cell>
          <table:table-cell table:style-name="ce1" table:formula="of:= -14640.71748*[.K37]^6 + 41863.10032*[.K37]^5 - 47025.52153*[.K37]^4 + 26250.11987*[.K37]^3 - 7607.409004*[.K37]^2 + 1090.605885*[.K37] + 285.6338953" office:value-type="float" office:value="350.649803945602" calcext:value-type="float">
            <text:p>350.6498039456</text:p>
          </table:table-cell>
          <table:table-cell table:style-name="ce1" table:formula="of:=ABS([.M37]-[.L37])" office:value-type="float" office:value="0.354603945601582" calcext:value-type="float">
            <text:p>0.3546039456</text:p>
          </table:table-cell>
          <table:table-cell table:style-name="ce3" table:formula="of:=[.N37]/[.M37]" office:value-type="percentage" office:value="0.00101127661162644" calcext:value-type="percentage">
            <text:p>0.10%</text:p>
          </table:table-cell>
          <table:table-cell table:number-columns-repeated="2"/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409.10618" calcext:value-type="float">
            <text:p>409.10618</text:p>
          </table:table-cell>
          <table:table-cell table:style-name="ce1" table:formula="of:=-306181.3157*[.R37]^6 + 746325.3162*[.R37]^5 - 729095.4085*[.R37]^4 + 363057.0091*[.R37]^3 - 96596.51481*[.R37]^2 + 12988.93323*[.R37] - 278.85432151" office:value-type="float" office:value="418.306975646921" calcext:value-type="float">
            <text:p>418.3069756469</text:p>
          </table:table-cell>
          <table:table-cell table:style-name="ce1" table:formula="of:=ABS([.T37]-[.S37])" office:value-type="float" office:value="9.20079564692117" calcext:value-type="float">
            <text:p>9.2007956469</text:p>
          </table:table-cell>
          <table:table-cell table:style-name="ce3" table:formula="of:=[.U37]/[.T37]" office:value-type="percentage" office:value="0.0219953196637276" calcext:value-type="percentage">
            <text:p>2.20%</text:p>
          </table:table-cell>
          <table:table-cell/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465.93047" calcext:value-type="float">
            <text:p>465.93047</text:p>
          </table:table-cell>
          <table:table-cell table:style-name="ce1" table:formula="of:=158030.3845*[.X37]^5 - 269811.2939*[.X37]^4 + 177076.2496*[.X37]^3 - 55589.50994*[.X37]^2 + 8338.00918*[.X37] - 8.067281008" office:value-type="float" office:value="473.998405825767" calcext:value-type="float">
            <text:p>473.9984058258</text:p>
          </table:table-cell>
          <table:table-cell table:style-name="ce1" table:formula="of:=ABS([.Z37]-[.Y37])" office:value-type="float" office:value="8.06793582576734" calcext:value-type="float">
            <text:p>8.0679358258</text:p>
          </table:table-cell>
          <table:table-cell table:style-name="ce3" table:formula="of:=[.AA37]/[.Z37]" office:value-type="percentage" office:value="0.0170210189034538" calcext:value-type="percentage">
            <text:p>1.70%</text:p>
          </table:table-cell>
        </table:table-row>
        <table:table-row table:style-name="ro1">
          <table:table-cell table:number-columns-repeated="3"/>
          <table:table-cell office:value-type="float" office:value="0.5175" calcext:value-type="float">
            <text:p>0.5175</text:p>
          </table:table-cell>
          <table:table-cell office:value-type="float" office:value="315.63835" calcext:value-type="float">
            <text:p>315.63835</text:p>
          </table:table-cell>
          <table:table-cell table:formula="of:=117.20777*[.D38]^6 - 632.0762655*[.D38]^5 + 1323.616839*[.D38]^4 - 1338.992335*[.D38]^3 + 660.735901*[.D38]^2 - 144.3173449*[.D38] + 325.9572127" office:value-type="float" office:value="316.373234396623" calcext:value-type="float">
            <text:p>316.3732343966</text:p>
          </table:table-cell>
          <table:table-cell table:formula="of:=ABS([.F38]-[.E38])" office:value-type="float" office:value="0.734884396622704" calcext:value-type="float">
            <text:p>0.7348843966</text:p>
          </table:table-cell>
          <table:table-cell table:formula="of:=[.G38]/[.F38]" office:value-type="percentage" office:value="0.00232283997735855" calcext:value-type="percentage">
            <text:p>0.23%</text:p>
          </table:table-cell>
          <table:table-cell table:number-columns-repeated="2"/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350.40442" calcext:value-type="float">
            <text:p>350.40442</text:p>
          </table:table-cell>
          <table:table-cell table:style-name="ce1" table:formula="of:= -14640.71748*[.K38]^6 + 41863.10032*[.K38]^5 - 47025.52153*[.K38]^4 + 26250.11987*[.K38]^3 - 7607.409004*[.K38]^2 + 1090.605885*[.K38] + 285.6338953" office:value-type="float" office:value="350.493367316394" calcext:value-type="float">
            <text:p>350.4933673164</text:p>
          </table:table-cell>
          <table:table-cell table:style-name="ce1" table:formula="of:=ABS([.M38]-[.L38])" office:value-type="float" office:value="0.0889473163940693" calcext:value-type="float">
            <text:p>0.0889473164</text:p>
          </table:table-cell>
          <table:table-cell table:style-name="ce3" table:formula="of:=[.N38]/[.M38]" office:value-type="percentage" office:value="0.000253777459685209" calcext:value-type="percentage">
            <text:p>0.03%</text:p>
          </table:table-cell>
          <table:table-cell table:number-columns-repeated="2"/>
          <table:table-cell table:style-name="ce1" office:value-type="float" office:value="0.525" calcext:value-type="float">
            <text:p>0.525</text:p>
          </table:table-cell>
          <table:table-cell table:style-name="ce1" office:value-type="float" office:value="409.29431" calcext:value-type="float">
            <text:p>409.29431</text:p>
          </table:table-cell>
          <table:table-cell table:style-name="ce1" table:formula="of:=-306181.3157*[.R38]^6 + 746325.3162*[.R38]^5 - 729095.4085*[.R38]^4 + 363057.0091*[.R38]^3 - 96596.51481*[.R38]^2 + 12988.93323*[.R38] - 278.85432151" office:value-type="float" office:value="417.813303774008" calcext:value-type="float">
            <text:p>417.813303774</text:p>
          </table:table-cell>
          <table:table-cell table:style-name="ce1" table:formula="of:=ABS([.T38]-[.S38])" office:value-type="float" office:value="8.51899377400798" calcext:value-type="float">
            <text:p>8.518993774</text:p>
          </table:table-cell>
          <table:table-cell table:style-name="ce3" table:formula="of:=[.U38]/[.T38]" office:value-type="percentage" office:value="0.0203894746698057" calcext:value-type="percentage">
            <text:p>2.04%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466.16265" calcext:value-type="float">
            <text:p>466.162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25" calcext:value-type="float">
            <text:p>0.5325</text:p>
          </table:table-cell>
          <table:table-cell office:value-type="float" office:value="315.6779" calcext:value-type="float">
            <text:p>315.6779</text:p>
          </table:table-cell>
          <table:table-cell table:formula="of:=117.20777*[.D39]^6 - 632.0762655*[.D39]^5 + 1323.616839*[.D39]^4 - 1338.992335*[.D39]^3 + 660.735901*[.D39]^2 - 144.3173449*[.D39] + 325.9572127" office:value-type="float" office:value="316.318647085731" calcext:value-type="float">
            <text:p>316.3186470857</text:p>
          </table:table-cell>
          <table:table-cell table:formula="of:=ABS([.F39]-[.E39])" office:value-type="float" office:value="0.640747085730709" calcext:value-type="float">
            <text:p>0.6407470857</text:p>
          </table:table-cell>
          <table:table-cell table:formula="of:=[.G39]/[.F39]" office:value-type="percentage" office:value="0.00202563804452872" calcext:value-type="percentage">
            <text:p>0.20%</text:p>
          </table:table-cell>
          <table:table-cell table:number-columns-repeated="2"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350.50992" calcext:value-type="float">
            <text:p>350.50992</text:p>
          </table:table-cell>
          <table:table-cell table:style-name="ce1" table:formula="of:= -14640.71748*[.K39]^6 + 41863.10032*[.K39]^5 - 47025.52153*[.K39]^4 + 26250.11987*[.K39]^3 - 7607.409004*[.K39]^2 + 1090.605885*[.K39] + 285.6338953" office:value-type="float" office:value="350.274907943647" calcext:value-type="float">
            <text:p>350.2749079436</text:p>
          </table:table-cell>
          <table:table-cell table:style-name="ce1" table:formula="of:=ABS([.M39]-[.L39])" office:value-type="float" office:value="0.235012056353298" calcext:value-type="float">
            <text:p>0.2350120564</text:p>
          </table:table-cell>
          <table:table-cell table:style-name="ce3" table:formula="of:=[.N39]/[.M39]" office:value-type="percentage" office:value="0.000670936030596596" calcext:value-type="percentage">
            <text:p>0.07%</text:p>
          </table:table-cell>
          <table:table-cell table:number-columns-repeated="2"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409.47585" calcext:value-type="float">
            <text:p>409.47585</text:p>
          </table:table-cell>
          <table:table-cell table:style-name="ce1" table:formula="of:=-306181.3157*[.R39]^6 + 746325.3162*[.R39]^5 - 729095.4085*[.R39]^4 + 363057.0091*[.R39]^3 - 96596.51481*[.R39]^2 + 12988.93323*[.R39] - 278.85432151" office:value-type="float" office:value="417.553516036644" calcext:value-type="float">
            <text:p>417.5535160366</text:p>
          </table:table-cell>
          <table:table-cell table:style-name="ce1" table:formula="of:=ABS([.T39]-[.S39])" office:value-type="float" office:value="8.0776660366443" calcext:value-type="float">
            <text:p>8.0776660366</text:p>
          </table:table-cell>
          <table:table-cell table:style-name="ce3" table:formula="of:=[.U39]/[.T39]" office:value-type="percentage" office:value="0.0193452233699678" calcext:value-type="percentage">
            <text:p>1.93%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466.38654" calcext:value-type="float">
            <text:p>466.386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75" calcext:value-type="float">
            <text:p>0.5475</text:p>
          </table:table-cell>
          <table:table-cell office:value-type="float" office:value="315.71623" calcext:value-type="float">
            <text:p>315.71623</text:p>
          </table:table-cell>
          <table:table-cell table:formula="of:=117.20777*[.D40]^6 - 632.0762655*[.D40]^5 + 1323.616839*[.D40]^4 - 1338.992335*[.D40]^3 + 660.735901*[.D40]^2 - 144.3173449*[.D40] + 325.9572127" office:value-type="float" office:value="316.246334475462" calcext:value-type="float">
            <text:p>316.2463344755</text:p>
          </table:table-cell>
          <table:table-cell table:formula="of:=ABS([.F40]-[.E40])" office:value-type="float" office:value="0.530104475462508" calcext:value-type="float">
            <text:p>0.5301044755</text:p>
          </table:table-cell>
          <table:table-cell table:formula="of:=[.G40]/[.F40]" office:value-type="percentage" office:value="0.00167623911385964" calcext:value-type="percentage">
            <text:p>0.17%</text:p>
          </table:table-cell>
          <table:table-cell table:number-columns-repeated="2"/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350.61194" calcext:value-type="float">
            <text:p>350.61194</text:p>
          </table:table-cell>
          <table:table-cell table:style-name="ce1" table:formula="of:= -14640.71748*[.K40]^6 + 41863.10032*[.K40]^5 - 47025.52153*[.K40]^4 + 26250.11987*[.K40]^3 - 7607.409004*[.K40]^2 + 1090.605885*[.K40] + 285.6338953" office:value-type="float" office:value="350.00607584104" calcext:value-type="float">
            <text:p>350.006075841</text:p>
          </table:table-cell>
          <table:table-cell table:style-name="ce1" table:formula="of:=ABS([.M40]-[.L40])" office:value-type="float" office:value="0.605864158959946" calcext:value-type="float">
            <text:p>0.605864159</text:p>
          </table:table-cell>
          <table:table-cell table:style-name="ce3" table:formula="of:=[.N40]/[.M40]" office:value-type="percentage" office:value="0.00173101040461683" calcext:value-type="percentage">
            <text:p>0.17%</text:p>
          </table:table-cell>
          <table:table-cell table:number-columns-repeated="2"/>
          <table:table-cell table:style-name="ce1" office:value-type="float" office:value="0.555" calcext:value-type="float">
            <text:p>0.555</text:p>
          </table:table-cell>
          <table:table-cell table:style-name="ce1" office:value-type="float" office:value="409.65119" calcext:value-type="float">
            <text:p>409.65119</text:p>
          </table:table-cell>
          <table:table-cell table:style-name="ce1" table:formula="of:=-306181.3157*[.R40]^6 + 746325.3162*[.R40]^5 - 729095.4085*[.R40]^4 + 363057.0091*[.R40]^3 - 96596.51481*[.R40]^2 + 12988.93323*[.R40] - 278.85432151" office:value-type="float" office:value="417.559534483474" calcext:value-type="float">
            <text:p>417.5595344835</text:p>
          </table:table-cell>
          <table:table-cell table:style-name="ce1" table:formula="of:=ABS([.T40]-[.S40])" office:value-type="float" office:value="7.90834448347363" calcext:value-type="float">
            <text:p>7.9083444835</text:p>
          </table:table-cell>
          <table:table-cell table:style-name="ce3" table:formula="of:=[.U40]/[.T40]" office:value-type="percentage" office:value="0.018939441757105" calcext:value-type="percentage">
            <text:p>1.89%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466.60266" calcext:value-type="float">
            <text:p>466.602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25" calcext:value-type="float">
            <text:p>0.5625</text:p>
          </table:table-cell>
          <table:table-cell office:value-type="float" office:value="315.75341" calcext:value-type="float">
            <text:p>315.75341</text:p>
          </table:table-cell>
          <table:table-cell table:formula="of:=117.20777*[.D41]^6 - 632.0762655*[.D41]^5 + 1323.616839*[.D41]^4 - 1338.992335*[.D41]^3 + 660.735901*[.D41]^2 - 144.3173449*[.D41] + 325.9572127" office:value-type="float" office:value="316.157225307792" calcext:value-type="float">
            <text:p>316.1572253078</text:p>
          </table:table-cell>
          <table:table-cell table:formula="of:=ABS([.F41]-[.E41])" office:value-type="float" office:value="0.403815307792456" calcext:value-type="float">
            <text:p>0.4038153078</text:p>
          </table:table-cell>
          <table:table-cell table:formula="of:=[.G41]/[.F41]" office:value-type="percentage" office:value="0.00127726104440386" calcext:value-type="percentage">
            <text:p>0.13%</text:p>
          </table:table-cell>
          <table:table-cell table:number-columns-repeated="2"/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350.71069" calcext:value-type="float">
            <text:p>350.71069</text:p>
          </table:table-cell>
          <table:table-cell table:style-name="ce1" table:formula="of:= -14640.71748*[.K41]^6 + 41863.10032*[.K41]^5 - 47025.52153*[.K41]^4 + 26250.11987*[.K41]^3 - 7607.409004*[.K41]^2 + 1090.605885*[.K41] + 285.6338953" office:value-type="float" office:value="349.700890126778" calcext:value-type="float">
            <text:p>349.7008901268</text:p>
          </table:table-cell>
          <table:table-cell table:style-name="ce1" table:formula="of:=ABS([.M41]-[.L41])" office:value-type="float" office:value="1.00979987322177" calcext:value-type="float">
            <text:p>1.0097998732</text:p>
          </table:table-cell>
          <table:table-cell table:style-name="ce3" table:formula="of:=[.N41]/[.M41]" office:value-type="percentage" office:value="0.00288761024558925" calcext:value-type="percentage">
            <text:p>0.29%</text:p>
          </table:table-cell>
          <table:table-cell table:number-columns-repeated="2"/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409.82073" calcext:value-type="float">
            <text:p>409.82073</text:p>
          </table:table-cell>
          <table:table-cell table:style-name="ce1" table:formula="of:=-306181.3157*[.R41]^6 + 746325.3162*[.R41]^5 - 729095.4085*[.R41]^4 + 363057.0091*[.R41]^3 - 96596.51481*[.R41]^2 + 12988.93323*[.R41] - 278.85432151" office:value-type="float" office:value="417.798158884095" calcext:value-type="float">
            <text:p>417.7981588841</text:p>
          </table:table-cell>
          <table:table-cell table:style-name="ce1" table:formula="of:=ABS([.T41]-[.S41])" office:value-type="float" office:value="7.97742888409471" calcext:value-type="float">
            <text:p>7.9774288841</text:p>
          </table:table-cell>
          <table:table-cell table:style-name="ce3" table:formula="of:=[.U41]/[.T41]" office:value-type="percentage" office:value="0.0190939780716166" calcext:value-type="percentage">
            <text:p>1.91%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466.81148" calcext:value-type="float">
            <text:p>466.811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75" calcext:value-type="float">
            <text:p>0.5775</text:p>
          </table:table-cell>
          <table:table-cell office:value-type="float" office:value="315.7895" calcext:value-type="float">
            <text:p>315.7895</text:p>
          </table:table-cell>
          <table:table-cell table:formula="of:=117.20777*[.D42]^6 - 632.0762655*[.D42]^5 + 1323.616839*[.D42]^4 - 1338.992335*[.D42]^3 + 660.735901*[.D42]^2 - 144.3173449*[.D42] + 325.9572127" office:value-type="float" office:value="316.052394667004" calcext:value-type="float">
            <text:p>316.052394667</text:p>
          </table:table-cell>
          <table:table-cell table:formula="of:=ABS([.F42]-[.E42])" office:value-type="float" office:value="0.262894667004275" calcext:value-type="float">
            <text:p>0.262894667</text:p>
          </table:table-cell>
          <table:table-cell table:formula="of:=[.G42]/[.F42]" office:value-type="percentage" office:value="0.000831807230194422" calcext:value-type="percentage">
            <text:p>0.08%</text:p>
          </table:table-cell>
          <table:table-cell table:number-columns-repeated="2"/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350.80635" calcext:value-type="float">
            <text:p>350.80635</text:p>
          </table:table-cell>
          <table:table-cell table:style-name="ce1" table:formula="of:= -14640.71748*[.K42]^6 + 41863.10032*[.K42]^5 - 47025.52153*[.K42]^4 + 26250.11987*[.K42]^3 - 7607.409004*[.K42]^2 + 1090.605885*[.K42] + 285.6338953" office:value-type="float" office:value="349.375171163888" calcext:value-type="float">
            <text:p>349.3751711639</text:p>
          </table:table-cell>
          <table:table-cell table:style-name="ce1" table:formula="of:=ABS([.M42]-[.L42])" office:value-type="float" office:value="1.43117883611217" calcext:value-type="float">
            <text:p>1.4311788361</text:p>
          </table:table-cell>
          <table:table-cell table:style-name="ce3" table:formula="of:=[.N42]/[.M42]" office:value-type="percentage" office:value="0.00409639537733727" calcext:value-type="percentage">
            <text:p>0.41%</text:p>
          </table:table-cell>
          <table:table-cell table:number-columns-repeated="2"/>
          <table:table-cell table:style-name="ce1" office:value-type="float" office:value="0.585" calcext:value-type="float">
            <text:p>0.585</text:p>
          </table:table-cell>
          <table:table-cell table:style-name="ce1" office:value-type="float" office:value="409.9848" calcext:value-type="float">
            <text:p>409.9848</text:p>
          </table:table-cell>
          <table:table-cell table:style-name="ce1" table:formula="of:=-306181.3157*[.R42]^6 + 746325.3162*[.R42]^5 - 729095.4085*[.R42]^4 + 363057.0091*[.R42]^3 - 96596.51481*[.R42]^2 + 12988.93323*[.R42] - 278.85432151" office:value-type="float" office:value="418.14742158612" calcext:value-type="float">
            <text:p>418.1474215861</text:p>
          </table:table-cell>
          <table:table-cell table:style-name="ce1" table:formula="of:=ABS([.T42]-[.S42])" office:value-type="float" office:value="8.16262158611977" calcext:value-type="float">
            <text:p>8.1626215861</text:p>
          </table:table-cell>
          <table:table-cell table:style-name="ce3" table:formula="of:=[.U42]/[.T42]" office:value-type="percentage" office:value="0.0195209181373336" calcext:value-type="percentage">
            <text:p>1.95%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467.01344" calcext:value-type="float">
            <text:p>467.013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25" calcext:value-type="float">
            <text:p>0.5925</text:p>
          </table:table-cell>
          <table:table-cell office:value-type="float" office:value="315.82456" calcext:value-type="float">
            <text:p>315.82456</text:p>
          </table:table-cell>
          <table:table-cell table:formula="of:=117.20777*[.D43]^6 - 632.0762655*[.D43]^5 + 1323.616839*[.D43]^4 - 1338.992335*[.D43]^3 + 660.735901*[.D43]^2 - 144.3173449*[.D43] + 325.9572127" office:value-type="float" office:value="315.933041947999" calcext:value-type="float">
            <text:p>315.933041948</text:p>
          </table:table-cell>
          <table:table-cell table:formula="of:=ABS([.F43]-[.E43])" office:value-type="float" office:value="0.108481947999394" calcext:value-type="float">
            <text:p>0.108481948</text:p>
          </table:table-cell>
          <table:table-cell table:formula="of:=[.G43]/[.F43]" office:value-type="percentage" office:value="0.000343370061360183" calcext:value-type="percentage">
            <text:p>0.03%</text:p>
          </table:table-cell>
          <table:table-cell table:number-columns-repeated="2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50.8991" calcext:value-type="float">
            <text:p>350.8991</text:p>
          </table:table-cell>
          <table:table-cell table:style-name="ce1" table:formula="of:= -14640.71748*[.K43]^6 + 41863.10032*[.K43]^5 - 47025.52153*[.K43]^4 + 26250.11987*[.K43]^3 - 7607.409004*[.K43]^2 + 1090.605885*[.K43] + 285.6338953" office:value-type="float" office:value="349.04585262832" calcext:value-type="float">
            <text:p>349.0458526283</text:p>
          </table:table-cell>
          <table:table-cell table:style-name="ce1" table:formula="of:=ABS([.M43]-[.L43])" office:value-type="float" office:value="1.8532473716802" calcext:value-type="float">
            <text:p>1.8532473717</text:p>
          </table:table-cell>
          <table:table-cell table:style-name="ce3" table:formula="of:=[.N43]/[.M43]" office:value-type="percentage" office:value="0.00530946681567829" calcext:value-type="percentage">
            <text:p>0.53%</text:p>
          </table:table-cell>
          <table:table-cell table:number-columns-repeated="2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410.14371" calcext:value-type="float">
            <text:p>410.14371</text:p>
          </table:table-cell>
          <table:table-cell table:style-name="ce1" table:formula="of:=-306181.3157*[.R43]^6 + 746325.3162*[.R43]^5 - 729095.4085*[.R43]^4 + 363057.0091*[.R43]^3 - 96596.51481*[.R43]^2 + 12988.93323*[.R43] - 278.85432151" office:value-type="float" office:value="418.370431302792" calcext:value-type="float">
            <text:p>418.3704313028</text:p>
          </table:table-cell>
          <table:table-cell table:style-name="ce1" table:formula="of:=ABS([.T43]-[.S43])" office:value-type="float" office:value="8.22672130279187" calcext:value-type="float">
            <text:p>8.2267213028</text:p>
          </table:table-cell>
          <table:table-cell table:style-name="ce3" table:formula="of:=[.U43]/[.T43]" office:value-type="percentage" office:value="0.0196637254625623" calcext:value-type="percentage">
            <text:p>1.97%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67.20894" calcext:value-type="float">
            <text:p>467.208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075" calcext:value-type="float">
            <text:p>0.6075</text:p>
          </table:table-cell>
          <table:table-cell office:value-type="float" office:value="315.85865" calcext:value-type="float">
            <text:p>315.85865</text:p>
          </table:table-cell>
          <table:table-cell table:formula="of:=117.20777*[.D44]^6 - 632.0762655*[.D44]^5 + 1323.616839*[.D44]^4 - 1338.992335*[.D44]^3 + 660.735901*[.D44]^2 - 144.3173449*[.D44] + 325.9572127" office:value-type="float" office:value="315.800469785856" calcext:value-type="float">
            <text:p>315.8004697859</text:p>
          </table:table-cell>
          <table:table-cell table:formula="of:=ABS([.F44]-[.E44])" office:value-type="float" office:value="0.0581802141439312" calcext:value-type="float">
            <text:p>0.0581802141</text:p>
          </table:table-cell>
          <table:table-cell table:formula="of:=[.G44]/[.F44]" office:value-type="percentage" office:value="0.000184230929686023" calcext:value-type="percentage">
            <text:p>0.02%</text:p>
          </table:table-cell>
          <table:table-cell table:number-columns-repeated="2"/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350.9891" calcext:value-type="float">
            <text:p>350.9891</text:p>
          </table:table-cell>
          <table:table-cell table:style-name="ce1" table:formula="of:= -14640.71748*[.K44]^6 + 41863.10032*[.K44]^5 - 47025.52153*[.K44]^4 + 26250.11987*[.K44]^3 - 7607.409004*[.K44]^2 + 1090.605885*[.K44] + 285.6338953" office:value-type="float" office:value="348.730173504879" calcext:value-type="float">
            <text:p>348.7301735049</text:p>
          </table:table-cell>
          <table:table-cell table:style-name="ce1" table:formula="of:=ABS([.M44]-[.L44])" office:value-type="float" office:value="2.25892649512087" calcext:value-type="float">
            <text:p>2.2589264951</text:p>
          </table:table-cell>
          <table:table-cell table:style-name="ce3" table:formula="of:=[.N44]/[.M44]" office:value-type="percentage" office:value="0.00647757683947377" calcext:value-type="percentage">
            <text:p>0.65%</text:p>
          </table:table-cell>
          <table:table-cell table:number-columns-repeated="2"/>
          <table:table-cell table:style-name="ce1" office:value-type="float" office:value="0.615" calcext:value-type="float">
            <text:p>0.615</text:p>
          </table:table-cell>
          <table:table-cell table:style-name="ce1" office:value-type="float" office:value="410.29776" calcext:value-type="float">
            <text:p>410.29776</text:p>
          </table:table-cell>
          <table:table-cell table:style-name="ce1" table:formula="of:=-306181.3157*[.R44]^6 + 746325.3162*[.R44]^5 - 729095.4085*[.R44]^4 + 363057.0091*[.R44]^3 - 96596.51481*[.R44]^2 + 12988.93323*[.R44] - 278.85432151" office:value-type="float" office:value="418.086705831157" calcext:value-type="float">
            <text:p>418.0867058312</text:p>
          </table:table-cell>
          <table:table-cell table:style-name="ce1" table:formula="of:=ABS([.T44]-[.S44])" office:value-type="float" office:value="7.78894583115681" calcext:value-type="float">
            <text:p>7.7889458312</text:p>
          </table:table-cell>
          <table:table-cell table:style-name="ce3" table:formula="of:=[.U44]/[.T44]" office:value-type="percentage" office:value="0.0186299772810819" calcext:value-type="percentage">
            <text:p>1.86%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467.39834" calcext:value-type="float">
            <text:p>467.3983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25" calcext:value-type="float">
            <text:p>0.6225</text:p>
          </table:table-cell>
          <table:table-cell office:value-type="float" office:value="315.89182" calcext:value-type="float">
            <text:p>315.89182</text:p>
          </table:table-cell>
          <table:table-cell table:formula="of:=117.20777*[.D45]^6 - 632.0762655*[.D45]^5 + 1323.616839*[.D45]^4 - 1338.992335*[.D45]^3 + 660.735901*[.D45]^2 - 144.3173449*[.D45] + 325.9572127" office:value-type="float" office:value="315.656063946638" calcext:value-type="float">
            <text:p>315.6560639466</text:p>
          </table:table-cell>
          <table:table-cell table:formula="of:=ABS([.F45]-[.E45])" office:value-type="float" office:value="0.235756053362138" calcext:value-type="float">
            <text:p>0.2357560534</text:p>
          </table:table-cell>
          <table:table-cell table:formula="of:=[.G45]/[.F45]" office:value-type="percentage" office:value="0.000746876364149282" calcext:value-type="percentage">
            <text:p>0.07%</text:p>
          </table:table-cell>
          <table:table-cell table:number-columns-repeated="2"/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351.0765" calcext:value-type="float">
            <text:p>351.0765</text:p>
          </table:table-cell>
          <table:table-cell table:style-name="ce1" table:formula="of:= -14640.71748*[.K45]^6 + 41863.10032*[.K45]^5 - 47025.52153*[.K45]^4 + 26250.11987*[.K45]^3 - 7607.409004*[.K45]^2 + 1090.605885*[.K45] + 285.6338953" office:value-type="float" office:value="348.44475001096" calcext:value-type="float">
            <text:p>348.444750011</text:p>
          </table:table-cell>
          <table:table-cell table:style-name="ce1" table:formula="of:=ABS([.M45]-[.L45])" office:value-type="float" office:value="2.63174998903952" calcext:value-type="float">
            <text:p>2.631749989</text:p>
          </table:table-cell>
          <table:table-cell table:style-name="ce3" table:formula="of:=[.N45]/[.M45]" office:value-type="percentage" office:value="0.00755284729919661" calcext:value-type="percentage">
            <text:p>0.76%</text:p>
          </table:table-cell>
          <table:table-cell table:number-columns-repeated="2"/>
          <table:table-cell office:value-type="float" office:value="0.63" calcext:value-type="float">
            <text:p>0.63</text:p>
          </table:table-cell>
          <table:table-cell office:value-type="float" office:value="410.44721" calcext:value-type="float">
            <text:p>410.44721</text:p>
          </table:table-cell>
          <table:table-cell table:number-columns-repeated="4"/>
          <table:table-cell office:value-type="float" office:value="0.63" calcext:value-type="float">
            <text:p>0.63</text:p>
          </table:table-cell>
          <table:table-cell office:value-type="float" office:value="467.58198" calcext:value-type="float">
            <text:p>467.581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75" calcext:value-type="float">
            <text:p>0.6375</text:p>
          </table:table-cell>
          <table:table-cell office:value-type="float" office:value="315.92411" calcext:value-type="float">
            <text:p>315.92411</text:p>
          </table:table-cell>
          <table:table-cell table:formula="of:=117.20777*[.D46]^6 - 632.0762655*[.D46]^5 + 1323.616839*[.D46]^4 - 1338.992335*[.D46]^3 + 660.735901*[.D46]^2 - 144.3173449*[.D46] + 325.9572127" office:value-type="float" office:value="315.501274179453" calcext:value-type="float">
            <text:p>315.5012741795</text:p>
          </table:table-cell>
          <table:table-cell table:formula="of:=ABS([.F46]-[.E46])" office:value-type="float" office:value="0.422835820546595" calcext:value-type="float">
            <text:p>0.4228358205</text:p>
          </table:table-cell>
          <table:table-cell table:formula="of:=[.G46]/[.F46]" office:value-type="percentage" office:value="0.00134020321041902" calcext:value-type="percentage">
            <text:p>0.13%</text:p>
          </table:table-cell>
          <table:table-cell table:number-columns-repeated="2"/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351.16143" calcext:value-type="float">
            <text:p>351.16143</text:p>
          </table:table-cell>
          <table:table-cell table:style-name="ce1" table:formula="of:= -14640.71748*[.K46]^6 + 41863.10032*[.K46]^5 - 47025.52153*[.K46]^4 + 26250.11987*[.K46]^3 - 7607.409004*[.K46]^2 + 1090.605885*[.K46] + 285.6338953" office:value-type="float" office:value="348.204527448104" calcext:value-type="float">
            <text:p>348.2045274481</text:p>
          </table:table-cell>
          <table:table-cell table:style-name="ce1" table:formula="of:=ABS([.M46]-[.L46])" office:value-type="float" office:value="2.95690255189646" calcext:value-type="float">
            <text:p>2.9569025519</text:p>
          </table:table-cell>
          <table:table-cell table:style-name="ce3" table:formula="of:=[.N46]/[.M46]" office:value-type="percentage" office:value="0.00849185555847535" calcext:value-type="percentage">
            <text:p>0.85%</text:p>
          </table:table-cell>
          <table:table-cell table:number-columns-repeated="2"/>
          <table:table-cell office:value-type="float" office:value="0.645" calcext:value-type="float">
            <text:p>0.645</text:p>
          </table:table-cell>
          <table:table-cell office:value-type="float" office:value="410.5923" calcext:value-type="float">
            <text:p>410.5923</text:p>
          </table:table-cell>
          <table:table-cell table:number-columns-repeated="4"/>
          <table:table-cell office:value-type="float" office:value="0.645" calcext:value-type="float">
            <text:p>0.645</text:p>
          </table:table-cell>
          <table:table-cell office:value-type="float" office:value="467.76017" calcext:value-type="float">
            <text:p>467.760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25" calcext:value-type="float">
            <text:p>0.6525</text:p>
          </table:table-cell>
          <table:table-cell office:value-type="float" office:value="315.95557" calcext:value-type="float">
            <text:p>315.95557</text:p>
          </table:table-cell>
          <table:table-cell table:formula="of:=117.20777*[.D47]^6 - 632.0762655*[.D47]^5 + 1323.616839*[.D47]^4 - 1338.992335*[.D47]^3 + 660.735901*[.D47]^2 - 144.3173449*[.D47] + 325.9572127" office:value-type="float" office:value="315.337596029766" calcext:value-type="float">
            <text:p>315.3375960298</text:p>
          </table:table-cell>
          <table:table-cell table:formula="of:=ABS([.F47]-[.E47])" office:value-type="float" office:value="0.617973970234459" calcext:value-type="float">
            <text:p>0.6179739702</text:p>
          </table:table-cell>
          <table:table-cell table:formula="of:=[.G47]/[.F47]" office:value-type="percentage" office:value="0.00195972182833577" calcext:value-type="percentage">
            <text:p>0.20%</text:p>
          </table:table-cell>
          <table:table-cell table:number-columns-repeated="2"/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351.24402" calcext:value-type="float">
            <text:p>351.24402</text:p>
          </table:table-cell>
          <table:table-cell table:style-name="ce1" table:formula="of:= -14640.71748*[.K47]^6 + 41863.10032*[.K47]^5 - 47025.52153*[.K47]^4 + 26250.11987*[.K47]^3 - 7607.409004*[.K47]^2 + 1090.605885*[.K47] + 285.6338953" office:value-type="float" office:value="348.021611981364" calcext:value-type="float">
            <text:p>348.0216119814</text:p>
          </table:table-cell>
          <table:table-cell table:style-name="ce1" table:formula="of:=ABS([.M47]-[.L47])" office:value-type="float" office:value="3.22240801863626" calcext:value-type="float">
            <text:p>3.2224080186</text:p>
          </table:table-cell>
          <table:table-cell table:style-name="ce3" table:formula="of:=[.N47]/[.M47]" office:value-type="percentage" office:value="0.0092592181281225" calcext:value-type="percentage">
            <text:p>0.93%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 office:value-type="float" office:value="410.73326" calcext:value-type="float">
            <text:p>410.73326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office:value-type="float" office:value="467.9332" calcext:value-type="float">
            <text:p>467.93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75" calcext:value-type="float">
            <text:p>0.6675</text:p>
          </table:table-cell>
          <table:table-cell office:value-type="float" office:value="315.98623" calcext:value-type="float">
            <text:p>315.98623</text:p>
          </table:table-cell>
          <table:table-cell table:formula="of:=117.20777*[.D48]^6 - 632.0762655*[.D48]^5 + 1323.616839*[.D48]^4 - 1338.992335*[.D48]^3 + 660.735901*[.D48]^2 - 144.3173449*[.D48] + 325.9572127" office:value-type="float" office:value="315.166553613951" calcext:value-type="float">
            <text:p>315.166553614</text:p>
          </table:table-cell>
          <table:table-cell table:formula="of:=ABS([.F48]-[.E48])" office:value-type="float" office:value="0.819676386048513" calcext:value-type="float">
            <text:p>0.819676386</text:p>
          </table:table-cell>
          <table:table-cell table:formula="of:=[.G48]/[.F48]" office:value-type="percentage" office:value="0.00260077212080232" calcext:value-type="percentage">
            <text:p>0.26%</text:p>
          </table:table-cell>
          <table:table-cell table:number-columns-repeated="2"/>
          <table:table-cell table:style-name="ce1" office:value-type="float" office:value="0.675" calcext:value-type="float">
            <text:p>0.675</text:p>
          </table:table-cell>
          <table:table-cell table:style-name="ce1" office:value-type="float" office:value="351.32439" calcext:value-type="float">
            <text:p>351.32439</text:p>
          </table:table-cell>
          <table:table-cell table:style-name="ce1" table:formula="of:= -14640.71748*[.K48]^6 + 41863.10032*[.K48]^5 - 47025.52153*[.K48]^4 + 26250.11987*[.K48]^3 - 7607.409004*[.K48]^2 + 1090.605885*[.K48] + 285.6338953" office:value-type="float" office:value="347.903982346501" calcext:value-type="float">
            <text:p>347.9039823465</text:p>
          </table:table-cell>
          <table:table-cell table:style-name="ce1" table:formula="of:=ABS([.M48]-[.L48])" office:value-type="float" office:value="3.42040765349935" calcext:value-type="float">
            <text:p>3.4204076535</text:p>
          </table:table-cell>
          <table:table-cell table:style-name="ce3" table:formula="of:=[.N48]/[.M48]" office:value-type="percentage" office:value="0.00983147025345845" calcext:value-type="percentage">
            <text:p>0.98%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office:value-type="float" office:value="410.87031" calcext:value-type="float">
            <text:p>410.87031</text:p>
          </table:table-cell>
          <table:table-cell table:number-columns-repeated="4"/>
          <table:table-cell office:value-type="float" office:value="0.675" calcext:value-type="float">
            <text:p>0.675</text:p>
          </table:table-cell>
          <table:table-cell office:value-type="float" office:value="468.10133" calcext:value-type="float">
            <text:p>468.101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825" calcext:value-type="float">
            <text:p>0.6825</text:p>
          </table:table-cell>
          <table:table-cell office:value-type="float" office:value="316.01614" calcext:value-type="float">
            <text:p>316.01614</text:p>
          </table:table-cell>
          <table:table-cell table:formula="of:=117.20777*[.D49]^6 - 632.0762655*[.D49]^5 + 1323.616839*[.D49]^4 - 1338.992335*[.D49]^3 + 660.735901*[.D49]^2 - 144.3173449*[.D49] + 325.9572127" office:value-type="float" office:value="314.989683355112" calcext:value-type="float">
            <text:p>314.9896833551</text:p>
          </table:table-cell>
          <table:table-cell table:formula="of:=ABS([.F49]-[.E49])" office:value-type="float" office:value="1.02645664488784" calcext:value-type="float">
            <text:p>1.0264566449</text:p>
          </table:table-cell>
          <table:table-cell table:formula="of:=[.G49]/[.F49]" office:value-type="percentage" office:value="0.00325869924993905" calcext:value-type="percentage">
            <text:p>0.33%</text:p>
          </table:table-cell>
          <table:table-cell table:number-columns-repeated="2"/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351.40265" calcext:value-type="float">
            <text:p>351.40265</text:p>
          </table:table-cell>
          <table:table-cell table:style-name="ce1" table:formula="of:= -14640.71748*[.K49]^6 + 41863.10032*[.K49]^5 - 47025.52153*[.K49]^4 + 26250.11987*[.K49]^3 - 7607.409004*[.K49]^2 + 1090.605885*[.K49] + 285.6338953" office:value-type="float" office:value="347.854081484986" calcext:value-type="float">
            <text:p>347.854081485</text:p>
          </table:table-cell>
          <table:table-cell table:style-name="ce1" table:formula="of:=ABS([.M49]-[.L49])" office:value-type="float" office:value="3.54856851501398" calcext:value-type="float">
            <text:p>3.548568515</text:p>
          </table:table-cell>
          <table:table-cell table:style-name="ce3" table:formula="of:=[.N49]/[.M49]" office:value-type="percentage" office:value="0.0102013134354071" calcext:value-type="percentage">
            <text:p>1.02%</text:p>
          </table:table-cell>
          <table:table-cell table:number-columns-repeated="2"/>
          <table:table-cell office:value-type="float" office:value="0.69" calcext:value-type="float">
            <text:p>0.69</text:p>
          </table:table-cell>
          <table:table-cell office:value-type="float" office:value="411.00363" calcext:value-type="float">
            <text:p>411.00363</text:p>
          </table:table-cell>
          <table:table-cell table:number-columns-repeated="4"/>
          <table:table-cell office:value-type="float" office:value="0.69" calcext:value-type="float">
            <text:p>0.69</text:p>
          </table:table-cell>
          <table:table-cell office:value-type="float" office:value="468.2648" calcext:value-type="float">
            <text:p>468.264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75" calcext:value-type="float">
            <text:p>0.6975</text:p>
          </table:table-cell>
          <table:table-cell office:value-type="float" office:value="316.04532" calcext:value-type="float">
            <text:p>316.04532</text:p>
          </table:table-cell>
          <table:table-cell table:formula="of:=117.20777*[.D50]^6 - 632.0762655*[.D50]^5 + 1323.616839*[.D50]^4 - 1338.992335*[.D50]^3 + 660.735901*[.D50]^2 - 144.3173449*[.D50] + 325.9572127" office:value-type="float" office:value="314.808518680133" calcext:value-type="float">
            <text:p>314.8085186801</text:p>
          </table:table-cell>
          <table:table-cell table:formula="of:=ABS([.F50]-[.E50])" office:value-type="float" office:value="1.23680131986731" calcext:value-type="float">
            <text:p>1.2368013199</text:p>
          </table:table-cell>
          <table:table-cell table:formula="of:=[.G50]/[.F50]" office:value-type="percentage" office:value="0.00392874158886401" calcext:value-type="percentage">
            <text:p>0.39%</text:p>
          </table:table-cell>
          <table:table-cell table:number-columns-repeated="2"/>
          <table:table-cell table:style-name="ce1" office:value-type="float" office:value="0.705" calcext:value-type="float">
            <text:p>0.705</text:p>
          </table:table-cell>
          <table:table-cell table:style-name="ce1" office:value-type="float" office:value="351.47889" calcext:value-type="float">
            <text:p>351.47889</text:p>
          </table:table-cell>
          <table:table-cell table:style-name="ce1" table:formula="of:= -14640.71748*[.K50]^6 + 41863.10032*[.K50]^5 - 47025.52153*[.K50]^4 + 26250.11987*[.K50]^3 - 7607.409004*[.K50]^2 + 1090.605885*[.K50] + 285.6338953" office:value-type="float" office:value="347.867288106801" calcext:value-type="float">
            <text:p>347.8672881068</text:p>
          </table:table-cell>
          <table:table-cell table:style-name="ce1" table:formula="of:=ABS([.M50]-[.L50])" office:value-type="float" office:value="3.61160189319929" calcext:value-type="float">
            <text:p>3.6116018932</text:p>
          </table:table-cell>
          <table:table-cell table:style-name="ce3" table:formula="of:=[.N50]/[.M50]" office:value-type="percentage" office:value="0.010382125645831" calcext:value-type="percentage">
            <text:p>1.04%</text:p>
          </table:table-cell>
          <table:table-cell table:number-columns-repeated="2"/>
          <table:table-cell office:value-type="float" office:value="0.705" calcext:value-type="float">
            <text:p>0.705</text:p>
          </table:table-cell>
          <table:table-cell office:value-type="float" office:value="411.13341" calcext:value-type="float">
            <text:p>411.13341</text:p>
          </table:table-cell>
          <table:table-cell table:number-columns-repeated="4"/>
          <table:table-cell office:value-type="float" office:value="0.705" calcext:value-type="float">
            <text:p>0.705</text:p>
          </table:table-cell>
          <table:table-cell office:value-type="float" office:value="468.42385" calcext:value-type="float">
            <text:p>468.423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125" calcext:value-type="float">
            <text:p>0.7125</text:p>
          </table:table-cell>
          <table:table-cell office:value-type="float" office:value="316.07382" calcext:value-type="float">
            <text:p>316.07382</text:p>
          </table:table-cell>
          <table:table-cell table:formula="of:=117.20777*[.D51]^6 - 632.0762655*[.D51]^5 + 1323.616839*[.D51]^4 - 1338.992335*[.D51]^3 + 660.735901*[.D51]^2 - 144.3173449*[.D51] + 325.9572127" office:value-type="float" office:value="314.624575677993" calcext:value-type="float">
            <text:p>314.624575678</text:p>
          </table:table-cell>
          <table:table-cell table:formula="of:=ABS([.F51]-[.E51])" office:value-type="float" office:value="1.44924432200736" calcext:value-type="float">
            <text:p>1.449244322</text:p>
          </table:table-cell>
          <table:table-cell table:formula="of:=[.G51]/[.F51]" office:value-type="percentage" office:value="0.00460626547968907" calcext:value-type="percentage">
            <text:p>0.46%</text:p>
          </table:table-cell>
          <table:table-cell table:number-columns-repeated="2"/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351.55322" calcext:value-type="float">
            <text:p>351.55322</text:p>
          </table:table-cell>
          <table:table-cell table:style-name="ce1" table:formula="of:= -14640.71748*[.K51]^6 + 41863.10032*[.K51]^5 - 47025.52153*[.K51]^4 + 26250.11987*[.K51]^3 - 7607.409004*[.K51]^2 + 1090.605885*[.K51] + 285.6338953" office:value-type="float" office:value="347.930268181101" calcext:value-type="float">
            <text:p>347.9302681811</text:p>
          </table:table-cell>
          <table:table-cell table:style-name="ce1" table:formula="of:=ABS([.M51]-[.L51])" office:value-type="float" office:value="3.62295181889937" calcext:value-type="float">
            <text:p>3.6229518189</text:p>
          </table:table-cell>
          <table:table-cell table:style-name="ce3" table:formula="of:=[.N51]/[.M51]" office:value-type="percentage" office:value="0.0104128676066021" calcext:value-type="percentage">
            <text:p>1.04%</text:p>
          </table:table-cell>
          <table:table-cell table:number-columns-repeated="2"/>
          <table:table-cell office:value-type="float" office:value="0.72" calcext:value-type="float">
            <text:p>0.72</text:p>
          </table:table-cell>
          <table:table-cell office:value-type="float" office:value="411.25982" calcext:value-type="float">
            <text:p>411.25982</text:p>
          </table:table-cell>
          <table:table-cell table:number-columns-repeated="4"/>
          <table:table-cell office:value-type="float" office:value="0.72" calcext:value-type="float">
            <text:p>0.72</text:p>
          </table:table-cell>
          <table:table-cell office:value-type="float" office:value="468.57869" calcext:value-type="float">
            <text:p>468.57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75" calcext:value-type="float">
            <text:p>0.7275</text:p>
          </table:table-cell>
          <table:table-cell office:value-type="float" office:value="316.10165" calcext:value-type="float">
            <text:p>316.10165</text:p>
          </table:table-cell>
          <table:table-cell table:formula="of:=117.20777*[.D52]^6 - 632.0762655*[.D52]^5 + 1323.616839*[.D52]^4 - 1338.992335*[.D52]^3 + 660.735901*[.D52]^2 - 144.3173449*[.D52] + 325.9572127" office:value-type="float" office:value="314.439339719327" calcext:value-type="float">
            <text:p>314.4393397193</text:p>
          </table:table-cell>
          <table:table-cell table:formula="of:=ABS([.F52]-[.E52])" office:value-type="float" office:value="1.66231028067313" calcext:value-type="float">
            <text:p>1.6623102807</text:p>
          </table:table-cell>
          <table:table-cell table:formula="of:=[.G52]/[.F52]" office:value-type="percentage" office:value="0.00528658494880738" calcext:value-type="percentage">
            <text:p>0.53%</text:p>
          </table:table-cell>
          <table:table-cell table:number-columns-repeated="2"/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351.62571" calcext:value-type="float">
            <text:p>351.62571</text:p>
          </table:table-cell>
          <table:table-cell table:style-name="ce1" table:formula="of:= -14640.71748*[.K52]^6 + 41863.10032*[.K52]^5 - 47025.52153*[.K52]^4 + 26250.11987*[.K52]^3 - 7607.409004*[.K52]^2 + 1090.605885*[.K52] + 285.6338953" office:value-type="float" office:value="348.019206354637" calcext:value-type="float">
            <text:p>348.0192063546</text:p>
          </table:table-cell>
          <table:table-cell table:style-name="ce1" table:formula="of:=ABS([.M52]-[.L52])" office:value-type="float" office:value="3.60650364536326" calcext:value-type="float">
            <text:p>3.6065036454</text:p>
          </table:table-cell>
          <table:table-cell table:style-name="ce3" table:formula="of:=[.N52]/[.M52]" office:value-type="percentage" office:value="0.010362944284426" calcext:value-type="percentage">
            <text:p>1.04%</text:p>
          </table:table-cell>
          <table:table-cell table:number-columns-repeated="2"/>
          <table:table-cell office:value-type="float" office:value="0.735" calcext:value-type="float">
            <text:p>0.735</text:p>
          </table:table-cell>
          <table:table-cell office:value-type="float" office:value="411.38302" calcext:value-type="float">
            <text:p>411.38302</text:p>
          </table:table-cell>
          <table:table-cell table:number-columns-repeated="4"/>
          <table:table-cell office:value-type="float" office:value="0.735" calcext:value-type="float">
            <text:p>0.735</text:p>
          </table:table-cell>
          <table:table-cell office:value-type="float" office:value="468.72951" calcext:value-type="float">
            <text:p>468.729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25" calcext:value-type="float">
            <text:p>0.7425</text:p>
          </table:table-cell>
          <table:table-cell office:value-type="float" office:value="316.12886" calcext:value-type="float">
            <text:p>316.12886</text:p>
          </table:table-cell>
          <table:table-cell table:formula="of:=117.20777*[.D53]^6 - 632.0762655*[.D53]^5 + 1323.616839*[.D53]^4 - 1338.992335*[.D53]^3 + 660.735901*[.D53]^2 - 144.3173449*[.D53] + 325.9572127" office:value-type="float" office:value="314.254253037236" calcext:value-type="float">
            <text:p>314.2542530372</text:p>
          </table:table-cell>
          <table:table-cell table:formula="of:=ABS([.F53]-[.E53])" office:value-type="float" office:value="1.87460696276372" calcext:value-type="float">
            <text:p>1.8746069628</text:p>
          </table:table-cell>
          <table:table-cell table:formula="of:=[.G53]/[.F53]" office:value-type="percentage" office:value="0.00596525566367306" calcext:value-type="percentage">
            <text:p>0.60%</text:p>
          </table:table-cell>
          <table:table-cell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351.69646" calcext:value-type="float">
            <text:p>351.69646</text:p>
          </table:table-cell>
          <table:table-cell table:style-name="ce1" table:formula="of:= -14640.71748*[.K53]^6 + 41863.10032*[.K53]^5 - 47025.52153*[.K53]^4 + 26250.11987*[.K53]^3 - 7607.409004*[.K53]^2 + 1090.605885*[.K53] + 285.6338953" office:value-type="float" office:value="348.097917298045" calcext:value-type="float">
            <text:p>348.097917298</text:p>
          </table:table-cell>
          <table:table-cell table:style-name="ce1" table:formula="of:=ABS([.M53]-[.L53])" office:value-type="float" office:value="3.59854270195507" calcext:value-type="float">
            <text:p>3.598542702</text:p>
          </table:table-cell>
          <table:table-cell table:style-name="ce3" table:formula="of:=[.N53]/[.M53]" office:value-type="percentage" office:value="0.0103377312047344" calcext:value-type="percentage">
            <text:p>1.03%</text:p>
          </table:table-cell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411.50314" calcext:value-type="float">
            <text:p>411.50314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468.87651" calcext:value-type="float">
            <text:p>468.876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75" calcext:value-type="float">
            <text:p>0.7575</text:p>
          </table:table-cell>
          <table:table-cell office:value-type="float" office:value="316.15546" calcext:value-type="float">
            <text:p>316.15546</text:p>
          </table:table-cell>
          <table:table-cell table:formula="of:=117.20777*[.D54]^6 - 632.0762655*[.D54]^5 + 1323.616839*[.D54]^4 - 1338.992335*[.D54]^3 + 660.735901*[.D54]^2 - 144.3173449*[.D54] + 325.9572127" office:value-type="float" office:value="314.070703269348" calcext:value-type="float">
            <text:p>314.0707032693</text:p>
          </table:table-cell>
          <table:table-cell table:formula="of:=ABS([.F54]-[.E54])" office:value-type="float" office:value="2.08475673065186" calcext:value-type="float">
            <text:p>2.0847567307</text:p>
          </table:table-cell>
          <table:table-cell table:formula="of:=[.G54]/[.F54]" office:value-type="percentage" office:value="0.0066378580012411" calcext:value-type="percentage">
            <text:p>0.66%</text:p>
          </table:table-cell>
          <table:table-cell table:number-columns-repeated="2"/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351.76554" calcext:value-type="float">
            <text:p>351.76554</text:p>
          </table:table-cell>
          <table:table-cell table:style-name="ce1" table:formula="of:= -14640.71748*[.K54]^6 + 41863.10032*[.K54]^5 - 47025.52153*[.K54]^4 + 26250.11987*[.K54]^3 - 7607.409004*[.K54]^2 + 1090.605885*[.K54] + 285.6338953" office:value-type="float" office:value="348.115836979912" calcext:value-type="float">
            <text:p>348.1158369799</text:p>
          </table:table-cell>
          <table:table-cell table:style-name="ce1" table:formula="of:=ABS([.M54]-[.L54])" office:value-type="float" office:value="3.64970302008834" calcext:value-type="float">
            <text:p>3.6497030201</text:p>
          </table:table-cell>
          <table:table-cell table:style-name="ce3" table:formula="of:=[.N54]/[.M54]" office:value-type="percentage" office:value="0.0104841625470172" calcext:value-type="percentage">
            <text:p>1.05%</text:p>
          </table:table-cell>
          <table:table-cell table:number-columns-repeated="2"/>
          <table:table-cell office:value-type="float" office:value="0.765" calcext:value-type="float">
            <text:p>0.765</text:p>
          </table:table-cell>
          <table:table-cell office:value-type="float" office:value="411.62033" calcext:value-type="float">
            <text:p>411.62033</text:p>
          </table:table-cell>
          <table:table-cell table:number-columns-repeated="4"/>
          <table:table-cell office:value-type="float" office:value="0.765" calcext:value-type="float">
            <text:p>0.765</text:p>
          </table:table-cell>
          <table:table-cell office:value-type="float" office:value="469.01985" calcext:value-type="float">
            <text:p>469.019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725" calcext:value-type="float">
            <text:p>0.7725</text:p>
          </table:table-cell>
          <table:table-cell office:value-type="float" office:value="316.18148" calcext:value-type="float">
            <text:p>316.18148</text:p>
          </table:table-cell>
          <table:table-cell table:formula="of:=117.20777*[.D55]^6 - 632.0762655*[.D55]^5 + 1323.616839*[.D55]^4 - 1338.992335*[.D55]^3 + 660.735901*[.D55]^2 - 144.3173449*[.D55] + 325.9572127" office:value-type="float" office:value="313.890012961129" calcext:value-type="float">
            <text:p>313.8900129611</text:p>
          </table:table-cell>
          <table:table-cell table:formula="of:=ABS([.F55]-[.E55])" office:value-type="float" office:value="2.29146703887119" calcext:value-type="float">
            <text:p>2.2914670389</text:p>
          </table:table-cell>
          <table:table-cell table:formula="of:=[.G55]/[.F55]" office:value-type="percentage" office:value="0.00730022283045672" calcext:value-type="percentage">
            <text:p>0.73%</text:p>
          </table:table-cell>
          <table:table-cell table:number-columns-repeated="2"/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351.83302" calcext:value-type="float">
            <text:p>351.83302</text:p>
          </table:table-cell>
          <table:table-cell table:style-name="ce1" table:formula="of:= -14640.71748*[.K55]^6 + 41863.10032*[.K55]^5 - 47025.52153*[.K55]^4 + 26250.11987*[.K55]^3 - 7607.409004*[.K55]^2 + 1090.605885*[.K55] + 285.6338953" office:value-type="float" office:value="348.005893868668" calcext:value-type="float">
            <text:p>348.0058938687</text:p>
          </table:table-cell>
          <table:table-cell table:style-name="ce1" table:formula="of:=ABS([.M55]-[.L55])" office:value-type="float" office:value="3.82712613133208" calcext:value-type="float">
            <text:p>3.8271261313</text:p>
          </table:table-cell>
          <table:table-cell table:style-name="ce3" table:formula="of:=[.N55]/[.M55]" office:value-type="percentage" office:value="0.0109973026283755" calcext:value-type="percentage">
            <text:p>1.10%</text:p>
          </table:table-cell>
          <table:table-cell table:number-columns-repeated="2"/>
          <table:table-cell office:value-type="float" office:value="0.78" calcext:value-type="float">
            <text:p>0.78</text:p>
          </table:table-cell>
          <table:table-cell office:value-type="float" office:value="411.73472" calcext:value-type="float">
            <text:p>411.73472</text:p>
          </table:table-cell>
          <table:table-cell table:number-columns-repeated="4"/>
          <table:table-cell office:value-type="float" office:value="0.78" calcext:value-type="float">
            <text:p>0.78</text:p>
          </table:table-cell>
          <table:table-cell office:value-type="float" office:value="469.15969" calcext:value-type="float">
            <text:p>469.159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75" calcext:value-type="float">
            <text:p>0.7875</text:p>
          </table:table-cell>
          <table:table-cell office:value-type="float" office:value="316.20695" calcext:value-type="float">
            <text:p>316.20695</text:p>
          </table:table-cell>
          <table:table-cell table:formula="of:=117.20777*[.D56]^6 - 632.0762655*[.D56]^5 + 1323.616839*[.D56]^4 - 1338.992335*[.D56]^3 + 660.735901*[.D56]^2 - 144.3173449*[.D56] + 325.9572127" office:value-type="float" office:value="313.713430030443" calcext:value-type="float">
            <text:p>313.7134300304</text:p>
          </table:table-cell>
          <table:table-cell table:formula="of:=ABS([.F56]-[.E56])" office:value-type="float" office:value="2.49351996955653" calcext:value-type="float">
            <text:p>2.4935199696</text:p>
          </table:table-cell>
          <table:table-cell table:formula="of:=[.G56]/[.F56]" office:value-type="percentage" office:value="0.00794840045360683" calcext:value-type="percentage">
            <text:p>0.79%</text:p>
          </table:table-cell>
          <table:table-cell table:number-columns-repeated="2"/>
          <table:table-cell table:style-name="ce1" office:value-type="float" office:value="0.795" calcext:value-type="float">
            <text:p>0.795</text:p>
          </table:table-cell>
          <table:table-cell table:style-name="ce1" office:value-type="float" office:value="351.89897" calcext:value-type="float">
            <text:p>351.89897</text:p>
          </table:table-cell>
          <table:table-cell table:style-name="ce1" table:formula="of:= -14640.71748*[.K56]^6 + 41863.10032*[.K56]^5 - 47025.52153*[.K56]^4 + 26250.11987*[.K56]^3 - 7607.409004*[.K56]^2 + 1090.605885*[.K56] + 285.6338953" office:value-type="float" office:value="347.682260062329" calcext:value-type="float">
            <text:p>347.6822600623</text:p>
          </table:table-cell>
          <table:table-cell table:style-name="ce1" table:formula="of:=ABS([.M56]-[.L56])" office:value-type="float" office:value="4.21670993767145" calcext:value-type="float">
            <text:p>4.2167099377</text:p>
          </table:table-cell>
          <table:table-cell table:style-name="ce3" table:formula="of:=[.N56]/[.M56]" office:value-type="percentage" office:value="0.012128056050129" calcext:value-type="percentage">
            <text:p>1.21%</text:p>
          </table:table-cell>
          <table:table-cell table:number-columns-repeated="2"/>
          <table:table-cell office:value-type="float" office:value="0.795" calcext:value-type="float">
            <text:p>0.795</text:p>
          </table:table-cell>
          <table:table-cell office:value-type="float" office:value="411.84643" calcext:value-type="float">
            <text:p>411.84643</text:p>
          </table:table-cell>
          <table:table-cell table:number-columns-repeated="4"/>
          <table:table-cell office:value-type="float" office:value="0.795" calcext:value-type="float">
            <text:p>0.795</text:p>
          </table:table-cell>
          <table:table-cell office:value-type="float" office:value="469.2962" calcext:value-type="float">
            <text:p>469.29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25" calcext:value-type="float">
            <text:p>0.8025</text:p>
          </table:table-cell>
          <table:table-cell office:value-type="float" office:value="316.23188" calcext:value-type="float">
            <text:p>316.23188</text:p>
          </table:table-cell>
          <table:table-cell table:formula="of:=117.20777*[.D57]^6 - 632.0762655*[.D57]^5 + 1323.616839*[.D57]^4 - 1338.992335*[.D57]^3 + 660.735901*[.D57]^2 - 144.3173449*[.D57] + 325.9572127" office:value-type="float" office:value="313.54211919337" calcext:value-type="float">
            <text:p>313.5421191934</text:p>
          </table:table-cell>
          <table:table-cell table:formula="of:=ABS([.F57]-[.E57])" office:value-type="float" office:value="2.68976080663026" calcext:value-type="float">
            <text:p>2.6897608066</text:p>
          </table:table-cell>
          <table:table-cell table:formula="of:=[.G57]/[.F57]" office:value-type="percentage" office:value="0.00857862673617835" calcext:value-type="percentage">
            <text:p>0.86%</text:p>
          </table:table-cell>
          <table:table-cell table:number-columns-repeated="2"/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351.96345" calcext:value-type="float">
            <text:p>351.96345</text:p>
          </table:table-cell>
          <table:table-cell table:style-name="ce1" table:formula="of:= -14640.71748*[.K57]^6 + 41863.10032*[.K57]^5 - 47025.52153*[.K57]^4 + 26250.11987*[.K57]^3 - 7607.409004*[.K57]^2 + 1090.605885*[.K57] + 285.6338953" office:value-type="float" office:value="347.037982345972" calcext:value-type="float">
            <text:p>347.037982346</text:p>
          </table:table-cell>
          <table:table-cell table:style-name="ce1" table:formula="of:=ABS([.M57]-[.L57])" office:value-type="float" office:value="4.92546765402756" calcext:value-type="float">
            <text:p>4.925467654</text:p>
          </table:table-cell>
          <table:table-cell table:style-name="ce3" table:formula="of:=[.N57]/[.M57]" office:value-type="percentage" office:value="0.0141928777384293" calcext:value-type="percentage">
            <text:p>1.42%</text:p>
          </table:table-cell>
          <table:table-cell table:number-columns-repeated="2"/>
          <table:table-cell office:value-type="float" office:value="0.81" calcext:value-type="float">
            <text:p>0.81</text:p>
          </table:table-cell>
          <table:table-cell office:value-type="float" office:value="411.95557" calcext:value-type="float">
            <text:p>411.95557</text:p>
          </table:table-cell>
          <table:table-cell table:number-columns-repeated="4"/>
          <table:table-cell office:value-type="float" office:value="0.81" calcext:value-type="float">
            <text:p>0.81</text:p>
          </table:table-cell>
          <table:table-cell office:value-type="float" office:value="469.4295" calcext:value-type="float">
            <text:p>469.42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75" calcext:value-type="float">
            <text:p>0.8175</text:p>
          </table:table-cell>
          <table:table-cell office:value-type="float" office:value="316.2563" calcext:value-type="float">
            <text:p>316.2563</text:p>
          </table:table-cell>
          <table:table-cell table:formula="of:=117.20777*[.D58]^6 - 632.0762655*[.D58]^5 + 1323.616839*[.D58]^4 - 1338.992335*[.D58]^3 + 660.735901*[.D58]^2 - 144.3173449*[.D58] + 325.9572127" office:value-type="float" office:value="313.377154351258" calcext:value-type="float">
            <text:p>313.3771543513</text:p>
          </table:table-cell>
          <table:table-cell table:formula="of:=ABS([.F58]-[.E58])" office:value-type="float" office:value="2.87914564874234" calcext:value-type="float">
            <text:p>2.8791456487</text:p>
          </table:table-cell>
          <table:table-cell table:formula="of:=[.G58]/[.F58]" office:value-type="percentage" office:value="0.00918747780036054" calcext:value-type="percentage">
            <text:p>0.92%</text:p>
          </table:table-cell>
          <table:table-cell table:number-columns-repeated="2"/>
          <table:table-cell table:style-name="ce1" office:value-type="float" office:value="0.825" calcext:value-type="float">
            <text:p>0.825</text:p>
          </table:table-cell>
          <table:table-cell table:style-name="ce1" office:value-type="float" office:value="352.02652" calcext:value-type="float">
            <text:p>352.02652</text:p>
          </table:table-cell>
          <table:table-cell table:style-name="ce1" table:formula="of:= -14640.71748*[.K58]^6 + 41863.10032*[.K58]^5 - 47025.52153*[.K58]^4 + 26250.11987*[.K58]^3 - 7607.409004*[.K58]^2 + 1090.605885*[.K58] + 285.6338953" office:value-type="float" office:value="345.942493177155" calcext:value-type="float">
            <text:p>345.9424931772</text:p>
          </table:table-cell>
          <table:table-cell table:style-name="ce1" table:formula="of:=ABS([.M58]-[.L58])" office:value-type="float" office:value="6.08402682284492" calcext:value-type="float">
            <text:p>6.0840268228</text:p>
          </table:table-cell>
          <table:table-cell table:style-name="ce3" table:formula="of:=[.N58]/[.M58]" office:value-type="percentage" office:value="0.0175868155628089" calcext:value-type="percentage">
            <text:p>1.76%</text:p>
          </table:table-cell>
          <table:table-cell table:number-columns-repeated="2"/>
          <table:table-cell office:value-type="float" office:value="0.825" calcext:value-type="float">
            <text:p>0.825</text:p>
          </table:table-cell>
          <table:table-cell office:value-type="float" office:value="412.06224" calcext:value-type="float">
            <text:p>412.06224</text:p>
          </table:table-cell>
          <table:table-cell table:number-columns-repeated="4"/>
          <table:table-cell office:value-type="float" office:value="0.825" calcext:value-type="float">
            <text:p>0.825</text:p>
          </table:table-cell>
          <table:table-cell office:value-type="float" office:value="469.55974" calcext:value-type="float">
            <text:p>469.559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25" calcext:value-type="float">
            <text:p>0.8325</text:p>
          </table:table-cell>
          <table:table-cell office:value-type="float" office:value="316.28023" calcext:value-type="float">
            <text:p>316.28023</text:p>
          </table:table-cell>
          <table:table-cell table:formula="of:=117.20777*[.D59]^6 - 632.0762655*[.D59]^5 + 1323.616839*[.D59]^4 - 1338.992335*[.D59]^3 + 660.735901*[.D59]^2 - 144.3173449*[.D59] + 325.9572127" office:value-type="float" office:value="313.219511939044" calcext:value-type="float">
            <text:p>313.219511939</text:p>
          </table:table-cell>
          <table:table-cell table:formula="of:=ABS([.F59]-[.E59])" office:value-type="float" office:value="3.06071806095633" calcext:value-type="float">
            <text:p>3.060718061</text:p>
          </table:table-cell>
          <table:table-cell table:formula="of:=[.G59]/[.F59]" office:value-type="percentage" office:value="0.00977179883209826" calcext:value-type="percentage">
            <text:p>0.98%</text:p>
          </table:table-cell>
          <table:table-cell table:number-columns-repeated="2"/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352.08825" calcext:value-type="float">
            <text:p>352.08825</text:p>
          </table:table-cell>
          <table:table-cell table:style-name="ce1" table:formula="of:= -14640.71748*[.K59]^6 + 41863.10032*[.K59]^5 - 47025.52153*[.K59]^4 + 26250.11987*[.K59]^3 - 7607.409004*[.K59]^2 + 1090.605885*[.K59] + 285.6338953" office:value-type="float" office:value="344.239001598998" calcext:value-type="float">
            <text:p>344.239001599</text:p>
          </table:table-cell>
          <table:table-cell table:style-name="ce1" table:formula="of:=ABS([.M59]-[.L59])" office:value-type="float" office:value="7.8492484010024" calcext:value-type="float">
            <text:p>7.849248401</text:p>
          </table:table-cell>
          <table:table-cell table:style-name="ce3" table:formula="of:=[.N59]/[.M59]" office:value-type="percentage" office:value="0.0228017405481147" calcext:value-type="percentage">
            <text:p>2.28%</text:p>
          </table:table-cell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412.16655" calcext:value-type="float">
            <text:p>412.16655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469.68703" calcext:value-type="float">
            <text:p>469.687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75" calcext:value-type="float">
            <text:p>0.8475</text:p>
          </table:table-cell>
          <table:table-cell office:value-type="float" office:value="316.30369" calcext:value-type="float">
            <text:p>316.30369</text:p>
          </table:table-cell>
          <table:table-cell table:formula="of:=117.20777*[.D60]^6 - 632.0762655*[.D60]^5 + 1323.616839*[.D60]^4 - 1338.992335*[.D60]^3 + 660.735901*[.D60]^2 - 144.3173449*[.D60] + 325.9572127" office:value-type="float" office:value="313.070065234811" calcext:value-type="float">
            <text:p>313.0700652348</text:p>
          </table:table-cell>
          <table:table-cell table:formula="of:=ABS([.F60]-[.E60])" office:value-type="float" office:value="3.23362476518855" calcext:value-type="float">
            <text:p>3.2336247652</text:p>
          </table:table-cell>
          <table:table-cell table:formula="of:=[.G60]/[.F60]" office:value-type="percentage" office:value="0.0103287574388923" calcext:value-type="percentage">
            <text:p>1.03%</text:p>
          </table:table-cell>
          <table:table-cell table:number-columns-repeated="2"/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352.14867" calcext:value-type="float">
            <text:p>352.14867</text:p>
          </table:table-cell>
          <table:table-cell table:style-name="ce1" table:formula="of:= -14640.71748*[.K60]^6 + 41863.10032*[.K60]^5 - 47025.52153*[.K60]^4 + 26250.11987*[.K60]^3 - 7607.409004*[.K60]^2 + 1090.605885*[.K60] + 285.6338953" office:value-type="float" office:value="341.741764081208" calcext:value-type="float">
            <text:p>341.7417640812</text:p>
          </table:table-cell>
          <table:table-cell table:style-name="ce1" table:formula="of:=ABS([.M60]-[.L60])" office:value-type="float" office:value="10.4069059187923" calcext:value-type="float">
            <text:p>10.4069059188</text:p>
          </table:table-cell>
          <table:table-cell table:style-name="ce3" table:formula="of:=[.N60]/[.M60]" office:value-type="percentage" office:value="0.0304525434483311" calcext:value-type="percentage">
            <text:p>3.05%</text:p>
          </table:table-cell>
          <table:table-cell table:number-columns-repeated="2"/>
          <table:table-cell office:value-type="float" office:value="0.855" calcext:value-type="float">
            <text:p>0.855</text:p>
          </table:table-cell>
          <table:table-cell office:value-type="float" office:value="412.2686" calcext:value-type="float">
            <text:p>412.2686</text:p>
          </table:table-cell>
          <table:table-cell table:number-columns-repeated="4"/>
          <table:table-cell office:value-type="float" office:value="0.855" calcext:value-type="float">
            <text:p>0.855</text:p>
          </table:table-cell>
          <table:table-cell office:value-type="float" office:value="469.81151" calcext:value-type="float">
            <text:p>469.811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25" calcext:value-type="float">
            <text:p>0.8625</text:p>
          </table:table-cell>
          <table:table-cell office:value-type="float" office:value="316.32669" calcext:value-type="float">
            <text:p>316.32669</text:p>
          </table:table-cell>
          <table:table-cell table:formula="of:=117.20777*[.D61]^6 - 632.0762655*[.D61]^5 + 1323.616839*[.D61]^4 - 1338.992335*[.D61]^3 + 660.735901*[.D61]^2 - 144.3173449*[.D61] + 325.9572127" office:value-type="float" office:value="312.929579630606" calcext:value-type="float">
            <text:p>312.9295796306</text:p>
          </table:table-cell>
          <table:table-cell table:formula="of:=ABS([.F61]-[.E61])" office:value-type="float" office:value="3.39711036939423" calcext:value-type="float">
            <text:p>3.3971103694</text:p>
          </table:table-cell>
          <table:table-cell table:formula="of:=[.G61]/[.F61]" office:value-type="percentage" office:value="0.0108558301628255" calcext:value-type="percentage">
            <text:p>1.09%</text:p>
          </table:table-cell>
          <table:table-cell table:number-columns-repeated="2"/>
          <table:table-cell office:value-type="float" office:value="0.87" calcext:value-type="float">
            <text:p>0.87</text:p>
          </table:table-cell>
          <table:table-cell office:value-type="float" office:value="352.20785" calcext:value-type="float">
            <text:p>352.20785</text:p>
          </table:table-cell>
          <table:table-cell table:number-columns-repeated="5"/>
          <table:table-cell office:value-type="float" office:value="0.87" calcext:value-type="float">
            <text:p>0.87</text:p>
          </table:table-cell>
          <table:table-cell office:value-type="float" office:value="412.36846" calcext:value-type="float">
            <text:p>412.36846</text:p>
          </table:table-cell>
          <table:table-cell table:number-columns-repeated="4"/>
          <table:table-cell office:value-type="float" office:value="0.87" calcext:value-type="float">
            <text:p>0.87</text:p>
          </table:table-cell>
          <table:table-cell office:value-type="float" office:value="469.93327" calcext:value-type="float">
            <text:p>469.933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75" calcext:value-type="float">
            <text:p>0.8775</text:p>
          </table:table-cell>
          <table:table-cell office:value-type="float" office:value="316.34925" calcext:value-type="float">
            <text:p>316.34925</text:p>
          </table:table-cell>
          <table:table-cell table:formula="of:=117.20777*[.D62]^6 - 632.0762655*[.D62]^5 + 1323.616839*[.D62]^4 - 1338.992335*[.D62]^3 + 660.735901*[.D62]^2 - 144.3173449*[.D62] + 325.9572127" office:value-type="float" office:value="312.798708864494" calcext:value-type="float">
            <text:p>312.7987088645</text:p>
          </table:table-cell>
          <table:table-cell table:formula="of:=ABS([.F62]-[.E62])" office:value-type="float" office:value="3.55054113550568" calcext:value-type="float">
            <text:p>3.5505411355</text:p>
          </table:table-cell>
          <table:table-cell table:formula="of:=[.G62]/[.F62]" office:value-type="percentage" office:value="0.0113508816848851" calcext:value-type="percentage">
            <text:p>1.14%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office:value-type="float" office:value="352.26583" calcext:value-type="float">
            <text:p>352.26583</text:p>
          </table:table-cell>
          <table:table-cell table:number-columns-repeated="5"/>
          <table:table-cell office:value-type="float" office:value="0.885" calcext:value-type="float">
            <text:p>0.885</text:p>
          </table:table-cell>
          <table:table-cell office:value-type="float" office:value="412.46623" calcext:value-type="float">
            <text:p>412.46623</text:p>
          </table:table-cell>
          <table:table-cell table:number-columns-repeated="4"/>
          <table:table-cell office:value-type="float" office:value="0.885" calcext:value-type="float">
            <text:p>0.885</text:p>
          </table:table-cell>
          <table:table-cell office:value-type="float" office:value="470.05243" calcext:value-type="float">
            <text:p>470.05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925" calcext:value-type="float">
            <text:p>0.8925</text:p>
          </table:table-cell>
          <table:table-cell office:value-type="float" office:value="316.37138" calcext:value-type="float">
            <text:p>316.37138</text:p>
          </table:table-cell>
          <table:table-cell table:formula="of:=117.20777*[.D63]^6 - 632.0762655*[.D63]^5 + 1323.616839*[.D63]^4 - 1338.992335*[.D63]^3 + 660.735901*[.D63]^2 - 144.3173449*[.D63] + 325.9572127" office:value-type="float" office:value="312.677992213882" calcext:value-type="float">
            <text:p>312.6779922139</text:p>
          </table:table-cell>
          <table:table-cell table:formula="of:=ABS([.F63]-[.E63])" office:value-type="float" office:value="3.69338778611819" calcext:value-type="float">
            <text:p>3.6933877861</text:p>
          </table:table-cell>
          <table:table-cell table:formula="of:=[.G63]/[.F63]" office:value-type="percentage" office:value="0.0118121130303018" calcext:value-type="percentage">
            <text:p>1.18%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52.32265" calcext:value-type="float">
            <text:p>352.32265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412.56198" calcext:value-type="float">
            <text:p>412.56198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470.16908" calcext:value-type="float">
            <text:p>470.169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075" calcext:value-type="float">
            <text:p>0.9075</text:p>
          </table:table-cell>
          <table:table-cell office:value-type="float" office:value="316.39311" calcext:value-type="float">
            <text:p>316.39311</text:p>
          </table:table-cell>
          <table:table-cell table:formula="of:=117.20777*[.D64]^6 - 632.0762655*[.D64]^5 + 1323.616839*[.D64]^4 - 1338.992335*[.D64]^3 + 660.735901*[.D64]^2 - 144.3173449*[.D64] + 325.9572127" office:value-type="float" office:value="312.567852650072" calcext:value-type="float">
            <text:p>312.5678526501</text:p>
          </table:table-cell>
          <table:table-cell table:formula="of:=ABS([.F64]-[.E64])" office:value-type="float" office:value="3.82525734992777" calcext:value-type="float">
            <text:p>3.8252573499</text:p>
          </table:table-cell>
          <table:table-cell table:formula="of:=[.G64]/[.F64]" office:value-type="percentage" office:value="0.0122381662653268" calcext:value-type="percentage">
            <text:p>1.22%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float" office:value="352.37835" calcext:value-type="float">
            <text:p>352.37835</text:p>
          </table:table-cell>
          <table:table-cell table:number-columns-repeated="5"/>
          <table:table-cell office:value-type="float" office:value="0.915" calcext:value-type="float">
            <text:p>0.915</text:p>
          </table:table-cell>
          <table:table-cell office:value-type="float" office:value="412.6558" calcext:value-type="float">
            <text:p>412.6558</text:p>
          </table:table-cell>
          <table:table-cell table:number-columns-repeated="4"/>
          <table:table-cell office:value-type="float" office:value="0.915" calcext:value-type="float">
            <text:p>0.915</text:p>
          </table:table-cell>
          <table:table-cell office:value-type="float" office:value="470.28333" calcext:value-type="float">
            <text:p>470.28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225" calcext:value-type="float">
            <text:p>0.9225</text:p>
          </table:table-cell>
          <table:table-cell office:value-type="float" office:value="316.41444" calcext:value-type="float">
            <text:p>316.41444</text:p>
          </table:table-cell>
          <table:table-cell table:formula="of:=117.20777*[.D65]^6 - 632.0762655*[.D65]^5 + 1323.616839*[.D65]^4 - 1338.992335*[.D65]^3 + 660.735901*[.D65]^2 - 144.3173449*[.D65] + 325.9572127" office:value-type="float" office:value="312.468595954083" calcext:value-type="float">
            <text:p>312.4685959541</text:p>
          </table:table-cell>
          <table:table-cell table:formula="of:=ABS([.F65]-[.E65])" office:value-type="float" office:value="3.94584404591745" calcext:value-type="float">
            <text:p>3.9458440459</text:p>
          </table:table-cell>
          <table:table-cell table:formula="of:=[.G65]/[.F65]" office:value-type="percentage" office:value="0.0126279699688518" calcext:value-type="percentage">
            <text:p>1.26%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352.43299" calcext:value-type="float">
            <text:p>352.43299</text:p>
          </table:table-cell>
          <table:table-cell table:number-columns-repeated="5"/>
          <table:table-cell office:value-type="float" office:value="0.93" calcext:value-type="float">
            <text:p>0.93</text:p>
          </table:table-cell>
          <table:table-cell office:value-type="float" office:value="412.74774" calcext:value-type="float">
            <text:p>412.74774</text:p>
          </table:table-cell>
          <table:table-cell table:number-columns-repeated="4"/>
          <table:table-cell office:value-type="float" office:value="0.93" calcext:value-type="float">
            <text:p>0.93</text:p>
          </table:table-cell>
          <table:table-cell office:value-type="float" office:value="470.39524" calcext:value-type="float">
            <text:p>470.39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375" calcext:value-type="float">
            <text:p>0.9375</text:p>
          </table:table-cell>
          <table:table-cell office:value-type="float" office:value="316.43539" calcext:value-type="float">
            <text:p>316.43539</text:p>
          </table:table-cell>
          <table:table-cell table:formula="of:=117.20777*[.D66]^6 - 632.0762655*[.D66]^5 + 1323.616839*[.D66]^4 - 1338.992335*[.D66]^3 + 660.735901*[.D66]^2 - 144.3173449*[.D66] + 325.9572127" office:value-type="float" office:value="312.380410793708" calcext:value-type="float">
            <text:p>312.3804107937</text:p>
          </table:table-cell>
          <table:table-cell table:formula="of:=ABS([.F66]-[.E66])" office:value-type="float" office:value="4.05497920629244" calcext:value-type="float">
            <text:p>4.0549792063</text:p>
          </table:table-cell>
          <table:table-cell table:formula="of:=[.G66]/[.F66]" office:value-type="percentage" office:value="0.0129809010622318" calcext:value-type="percentage">
            <text:p>1.30%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352.48658" calcext:value-type="float">
            <text:p>352.48658</text:p>
          </table:table-cell>
          <table:table-cell table:number-columns-repeated="5"/>
          <table:table-cell office:value-type="float" office:value="0.945" calcext:value-type="float">
            <text:p>0.945</text:p>
          </table:table-cell>
          <table:table-cell office:value-type="float" office:value="412.83788" calcext:value-type="float">
            <text:p>412.83788</text:p>
          </table:table-cell>
          <table:table-cell table:number-columns-repeated="4"/>
          <table:table-cell office:value-type="float" office:value="0.945" calcext:value-type="float">
            <text:p>0.945</text:p>
          </table:table-cell>
          <table:table-cell office:value-type="float" office:value="470.50493" calcext:value-type="float">
            <text:p>470.504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525" calcext:value-type="float">
            <text:p>0.9525</text:p>
          </table:table-cell>
          <table:table-cell office:value-type="float" office:value="316.45597" calcext:value-type="float">
            <text:p>316.45597</text:p>
          </table:table-cell>
          <table:table-cell table:formula="of:=117.20777*[.D67]^6 - 632.0762655*[.D67]^5 + 1323.616839*[.D67]^4 - 1338.992335*[.D67]^3 + 660.735901*[.D67]^2 - 144.3173449*[.D67] + 325.9572127" office:value-type="float" office:value="312.303369761832" calcext:value-type="float">
            <text:p>312.3033697618</text:p>
          </table:table-cell>
          <table:table-cell table:formula="of:=ABS([.F67]-[.E67])" office:value-type="float" office:value="4.15260023816813" calcext:value-type="float">
            <text:p>4.1526002382</text:p>
          </table:table-cell>
          <table:table-cell table:formula="of:=[.G67]/[.F67]" office:value-type="percentage" office:value="0.0132966872606433" calcext:value-type="percentage">
            <text:p>1.33%</text:p>
          </table:table-cell>
          <table:table-cell table:number-columns-repeated="2"/>
          <table:table-cell office:value-type="float" office:value="0.96" calcext:value-type="float">
            <text:p>0.96</text:p>
          </table:table-cell>
          <table:table-cell office:value-type="float" office:value="352.53918" calcext:value-type="float">
            <text:p>352.53918</text:p>
          </table:table-cell>
          <table:table-cell table:number-columns-repeated="5"/>
          <table:table-cell office:value-type="float" office:value="0.96" calcext:value-type="float">
            <text:p>0.96</text:p>
          </table:table-cell>
          <table:table-cell office:value-type="float" office:value="412.92628" calcext:value-type="float">
            <text:p>412.92628</text:p>
          </table:table-cell>
          <table:table-cell table:number-columns-repeated="4"/>
          <table:table-cell office:value-type="float" office:value="0.96" calcext:value-type="float">
            <text:p>0.96</text:p>
          </table:table-cell>
          <table:table-cell office:value-type="float" office:value="470.61245" calcext:value-type="float">
            <text:p>470.612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675" calcext:value-type="float">
            <text:p>0.9675</text:p>
          </table:table-cell>
          <table:table-cell office:value-type="float" office:value="316.4762" calcext:value-type="float">
            <text:p>316.4762</text:p>
          </table:table-cell>
          <table:table-cell table:formula="of:=117.20777*[.D68]^6 - 632.0762655*[.D68]^5 + 1323.616839*[.D68]^4 - 1338.992335*[.D68]^3 + 660.735901*[.D68]^2 - 144.3173449*[.D68] + 325.9572127" office:value-type="float" office:value="312.237431375996" calcext:value-type="float">
            <text:p>312.237431376</text:p>
          </table:table-cell>
          <table:table-cell table:formula="of:=ABS([.F68]-[.E68])" office:value-type="float" office:value="4.23876862400363" calcext:value-type="float">
            <text:p>4.238768624</text:p>
          </table:table-cell>
          <table:table-cell table:formula="of:=[.G68]/[.F68]" office:value-type="percentage" office:value="0.0135754659693549" calcext:value-type="percentage">
            <text:p>1.36%</text:p>
          </table:table-cell>
          <table:table-cell table:number-columns-repeated="2"/>
          <table:table-cell office:value-type="float" office:value="0.975" calcext:value-type="float">
            <text:p>0.975</text:p>
          </table:table-cell>
          <table:table-cell office:value-type="float" office:value="352.59082" calcext:value-type="float">
            <text:p>352.59082</text:p>
          </table:table-cell>
          <table:table-cell table:number-columns-repeated="5"/>
          <table:table-cell office:value-type="float" office:value="0.975" calcext:value-type="float">
            <text:p>0.975</text:p>
          </table:table-cell>
          <table:table-cell office:value-type="float" office:value="413.013" calcext:value-type="float">
            <text:p>413.013</text:p>
          </table:table-cell>
          <table:table-cell table:number-columns-repeated="4"/>
          <table:table-cell office:value-type="float" office:value="0.975" calcext:value-type="float">
            <text:p>0.975</text:p>
          </table:table-cell>
          <table:table-cell office:value-type="float" office:value="470.71789" calcext:value-type="float">
            <text:p>470.717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825" calcext:value-type="float">
            <text:p>0.9825</text:p>
          </table:table-cell>
          <table:table-cell office:value-type="float" office:value="316.49608" calcext:value-type="float">
            <text:p>316.49608</text:p>
          </table:table-cell>
          <table:table-cell table:formula="of:=117.20777*[.D69]^6 - 632.0762655*[.D69]^5 + 1323.616839*[.D69]^4 - 1338.992335*[.D69]^3 + 660.735901*[.D69]^2 - 144.3173449*[.D69] + 325.9572127" office:value-type="float" office:value="312.182443039211" calcext:value-type="float">
            <text:p>312.1824430392</text:p>
          </table:table-cell>
          <table:table-cell table:formula="of:=ABS([.F69]-[.E69])" office:value-type="float" office:value="4.31363696078938" calcext:value-type="float">
            <text:p>4.3136369608</text:p>
          </table:table-cell>
          <table:table-cell table:formula="of:=[.G69]/[.F69]" office:value-type="percentage" office:value="0.0138176795555655" calcext:value-type="percentage">
            <text:p>1.38%</text:p>
          </table:table-cell>
          <table:table-cell table:number-columns-repeated="2"/>
          <table:table-cell office:value-type="float" office:value="0.99" calcext:value-type="float">
            <text:p>0.99</text:p>
          </table:table-cell>
          <table:table-cell office:value-type="float" office:value="352.64152" calcext:value-type="float">
            <text:p>352.64152</text:p>
          </table:table-cell>
          <table:table-cell table:number-columns-repeated="5"/>
          <table:table-cell office:value-type="float" office:value="0.99" calcext:value-type="float">
            <text:p>0.99</text:p>
          </table:table-cell>
          <table:table-cell office:value-type="float" office:value="413.0981" calcext:value-type="float">
            <text:p>413.0981</text:p>
          </table:table-cell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470.82132" calcext:value-type="float">
            <text:p>470.821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975" calcext:value-type="float">
            <text:p>0.9975</text:p>
          </table:table-cell>
          <table:table-cell office:value-type="float" office:value="316.51562" calcext:value-type="float">
            <text:p>316.51562</text:p>
          </table:table-cell>
          <table:table-cell table:formula="of:=117.20777*[.D70]^6 - 632.0762655*[.D70]^5 + 1323.616839*[.D70]^4 - 1338.992335*[.D70]^3 + 660.735901*[.D70]^2 - 144.3173449*[.D70] + 325.9572127" office:value-type="float" office:value="312.138144962018" calcext:value-type="float">
            <text:p>312.138144962</text:p>
          </table:table-cell>
          <table:table-cell table:formula="of:=ABS([.F70]-[.E70])" office:value-type="float" office:value="4.37747503798164" calcext:value-type="float">
            <text:p>4.377475038</text:p>
          </table:table-cell>
          <table:table-cell table:formula="of:=[.G70]/[.F70]" office:value-type="percentage" office:value="0.0140241592020556" calcext:value-type="percentage">
            <text:p>1.40%</text:p>
          </table:table-cell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352.69132" calcext:value-type="float">
            <text:p>352.69132</text:p>
          </table:table-cell>
          <table:table-cell table:number-columns-repeated="5"/>
          <table:table-cell office:value-type="float" office:value="1.005" calcext:value-type="float">
            <text:p>1.005</text:p>
          </table:table-cell>
          <table:table-cell office:value-type="float" office:value="413.18164" calcext:value-type="float">
            <text:p>413.18164</text:p>
          </table:table-cell>
          <table:table-cell table:number-columns-repeated="4"/>
          <table:table-cell office:value-type="float" office:value="1.005" calcext:value-type="float">
            <text:p>1.005</text:p>
          </table:table-cell>
          <table:table-cell office:value-type="float" office:value="470.92281" calcext:value-type="float">
            <text:p>470.922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125" calcext:value-type="float">
            <text:p>1.0125</text:p>
          </table:table-cell>
          <table:table-cell office:value-type="float" office:value="316.53485" calcext:value-type="float">
            <text:p>316.53485</text:p>
          </table:table-cell>
          <table:table-cell table:formula="of:=117.20777*[.D71]^6 - 632.0762655*[.D71]^5 + 1323.616839*[.D71]^4 - 1338.992335*[.D71]^3 + 660.735901*[.D71]^2 - 144.3173449*[.D71] + 325.9572127" office:value-type="float" office:value="312.104175045813" calcext:value-type="float">
            <text:p>312.1041750458</text:p>
          </table:table-cell>
          <table:table-cell table:formula="of:=ABS([.F71]-[.E71])" office:value-type="float" office:value="4.43067495418723" calcext:value-type="float">
            <text:p>4.4306749542</text:p>
          </table:table-cell>
          <table:table-cell table:formula="of:=[.G71]/[.F71]" office:value-type="percentage" office:value="0.014196141251673" calcext:value-type="percentage">
            <text:p>1.42%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352.74025" calcext:value-type="float">
            <text:p>352.74025</text:p>
          </table:table-cell>
          <table:table-cell table:number-columns-repeated="5"/>
          <table:table-cell office:value-type="float" office:value="1.02" calcext:value-type="float">
            <text:p>1.02</text:p>
          </table:table-cell>
          <table:table-cell office:value-type="float" office:value="413.26366" calcext:value-type="float">
            <text:p>413.26366</text:p>
          </table:table-cell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471.02243" calcext:value-type="float">
            <text:p>471.022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275" calcext:value-type="float">
            <text:p>1.0275</text:p>
          </table:table-cell>
          <table:table-cell office:value-type="float" office:value="316.55376" calcext:value-type="float">
            <text:p>316.55376</text:p>
          </table:table-cell>
          <table:table-cell table:formula="of:=117.20777*[.D72]^6 - 632.0762655*[.D72]^5 + 1323.616839*[.D72]^4 - 1338.992335*[.D72]^3 + 660.735901*[.D72]^2 - 144.3173449*[.D72] + 325.9572127" office:value-type="float" office:value="312.0800747274" calcext:value-type="float">
            <text:p>312.0800747274</text:p>
          </table:table-cell>
          <table:table-cell table:formula="of:=ABS([.F72]-[.E72])" office:value-type="float" office:value="4.47368527259977" calcext:value-type="float">
            <text:p>4.4736852726</text:p>
          </table:table-cell>
          <table:table-cell table:formula="of:=[.G72]/[.F72]" office:value-type="percentage" office:value="0.0143350557593512" calcext:value-type="percentage">
            <text:p>1.43%</text:p>
          </table:table-cell>
          <table:table-cell table:number-columns-repeated="2"/>
          <table:table-cell office:value-type="float" office:value="1.035" calcext:value-type="float">
            <text:p>1.035</text:p>
          </table:table-cell>
          <table:table-cell office:value-type="float" office:value="352.78833" calcext:value-type="float">
            <text:p>352.78833</text:p>
          </table:table-cell>
          <table:table-cell table:number-columns-repeated="5"/>
          <table:table-cell office:value-type="float" office:value="1.035" calcext:value-type="float">
            <text:p>1.035</text:p>
          </table:table-cell>
          <table:table-cell office:value-type="float" office:value="413.34422" calcext:value-type="float">
            <text:p>413.34422</text:p>
          </table:table-cell>
          <table:table-cell table:number-columns-repeated="4"/>
          <table:table-cell office:value-type="float" office:value="1.035" calcext:value-type="float">
            <text:p>1.035</text:p>
          </table:table-cell>
          <table:table-cell office:value-type="float" office:value="471.12023" calcext:value-type="float">
            <text:p>471.120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425" calcext:value-type="float">
            <text:p>1.0425</text:p>
          </table:table-cell>
          <table:table-cell office:value-type="float" office:value="316.57237" calcext:value-type="float">
            <text:p>316.57237</text:p>
          </table:table-cell>
          <table:table-cell table:formula="of:=117.20777*[.D73]^6 - 632.0762655*[.D73]^5 + 1323.616839*[.D73]^4 - 1338.992335*[.D73]^3 + 660.735901*[.D73]^2 - 144.3173449*[.D73] + 325.9572127" office:value-type="float" office:value="312.065295784817" calcext:value-type="float">
            <text:p>312.0652957848</text:p>
          </table:table-cell>
          <table:table-cell table:formula="of:=ABS([.F73]-[.E73])" office:value-type="float" office:value="4.50707421518251" calcext:value-type="float">
            <text:p>4.5070742152</text:p>
          </table:table-cell>
          <table:table-cell table:formula="of:=[.G73]/[.F73]" office:value-type="percentage" office:value="0.0144427280958865" calcext:value-type="percentage">
            <text:p>1.44%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352.8356" calcext:value-type="float">
            <text:p>352.8356</text:p>
          </table:table-cell>
          <table:table-cell table:number-columns-repeated="5"/>
          <table:table-cell office:value-type="float" office:value="1.05" calcext:value-type="float">
            <text:p>1.05</text:p>
          </table:table-cell>
          <table:table-cell office:value-type="float" office:value="413.42336" calcext:value-type="float">
            <text:p>413.42336</text:p>
          </table:table-cell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471.21627" calcext:value-type="float">
            <text:p>471.2162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575" calcext:value-type="float">
            <text:p>1.0575</text:p>
          </table:table-cell>
          <table:table-cell office:value-type="float" office:value="316.59068" calcext:value-type="float">
            <text:p>316.59068</text:p>
          </table:table-cell>
          <table:table-cell table:formula="of:=117.20777*[.D74]^6 - 632.0762655*[.D74]^5 + 1323.616839*[.D74]^4 - 1338.992335*[.D74]^3 + 660.735901*[.D74]^2 - 144.3173449*[.D74] + 325.9572127" office:value-type="float" office:value="312.059208104396" calcext:value-type="float">
            <text:p>312.0592081044</text:p>
          </table:table-cell>
          <table:table-cell table:formula="of:=ABS([.F74]-[.E74])" office:value-type="float" office:value="4.53147189560445" calcext:value-type="float">
            <text:p>4.5314718956</text:p>
          </table:table-cell>
          <table:table-cell table:formula="of:=[.G74]/[.F74]" office:value-type="percentage" office:value="0.0145211927029197" calcext:value-type="percentage">
            <text:p>1.45%</text:p>
          </table:table-cell>
          <table:table-cell table:number-columns-repeated="2"/>
          <table:table-cell office:value-type="float" office:value="1.065" calcext:value-type="float">
            <text:p>1.065</text:p>
          </table:table-cell>
          <table:table-cell office:value-type="float" office:value="352.88208" calcext:value-type="float">
            <text:p>352.88208</text:p>
          </table:table-cell>
          <table:table-cell table:number-columns-repeated="5"/>
          <table:table-cell office:value-type="float" office:value="1.065" calcext:value-type="float">
            <text:p>1.065</text:p>
          </table:table-cell>
          <table:table-cell office:value-type="float" office:value="413.50114" calcext:value-type="float">
            <text:p>413.50114</text:p>
          </table:table-cell>
          <table:table-cell table:number-columns-repeated="4"/>
          <table:table-cell office:value-type="float" office:value="1.065" calcext:value-type="float">
            <text:p>1.065</text:p>
          </table:table-cell>
          <table:table-cell office:value-type="float" office:value="471.31062" calcext:value-type="float">
            <text:p>471.310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725" calcext:value-type="float">
            <text:p>1.0725</text:p>
          </table:table-cell>
          <table:table-cell office:value-type="float" office:value="316.60871" calcext:value-type="float">
            <text:p>316.60871</text:p>
          </table:table-cell>
          <table:table-cell table:formula="of:=117.20777*[.D75]^6 - 632.0762655*[.D75]^5 + 1323.616839*[.D75]^4 - 1338.992335*[.D75]^3 + 660.735901*[.D75]^2 - 144.3173449*[.D75] + 325.9572127" office:value-type="float" office:value="312.061108409075" calcext:value-type="float">
            <text:p>312.0611084091</text:p>
          </table:table-cell>
          <table:table-cell table:formula="of:=ABS([.F75]-[.E75])" office:value-type="float" office:value="4.5476015909245" calcext:value-type="float">
            <text:p>4.5476015909</text:p>
          </table:table-cell>
          <table:table-cell table:formula="of:=[.G75]/[.F75]" office:value-type="percentage" office:value="0.0145727918935772" calcext:value-type="percentage">
            <text:p>1.46%</text:p>
          </table:table-cell>
          <table:table-cell table:number-columns-repeated="2"/>
          <table:table-cell office:value-type="float" office:value="1.08" calcext:value-type="float">
            <text:p>1.08</text:p>
          </table:table-cell>
          <table:table-cell office:value-type="float" office:value="352.92779" calcext:value-type="float">
            <text:p>352.92779</text:p>
          </table:table-cell>
          <table:table-cell table:number-columns-repeated="5"/>
          <table:table-cell office:value-type="float" office:value="1.08" calcext:value-type="float">
            <text:p>1.08</text:p>
          </table:table-cell>
          <table:table-cell office:value-type="float" office:value="413.57758" calcext:value-type="float">
            <text:p>413.57758</text:p>
          </table:table-cell>
          <table:table-cell table:number-columns-repeated="4"/>
          <table:table-cell office:value-type="float" office:value="1.08" calcext:value-type="float">
            <text:p>1.08</text:p>
          </table:table-cell>
          <table:table-cell office:value-type="float" office:value="471.40332" calcext:value-type="float">
            <text:p>471.403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875" calcext:value-type="float">
            <text:p>1.0875</text:p>
          </table:table-cell>
          <table:table-cell office:value-type="float" office:value="316.62646" calcext:value-type="float">
            <text:p>316.62646</text:p>
          </table:table-cell>
          <table:table-cell table:formula="of:=117.20777*[.D76]^6 - 632.0762655*[.D76]^5 + 1323.616839*[.D76]^4 - 1338.992335*[.D76]^3 + 660.735901*[.D76]^2 - 144.3173449*[.D76] + 325.9572127" office:value-type="float" office:value="312.070229947976" calcext:value-type="float">
            <text:p>312.070229948</text:p>
          </table:table-cell>
          <table:table-cell table:formula="of:=ABS([.F76]-[.E76])" office:value-type="float" office:value="4.55623005202352" calcext:value-type="float">
            <text:p>4.556230052</text:p>
          </table:table-cell>
          <table:table-cell table:formula="of:=[.G76]/[.F76]" office:value-type="percentage" office:value="0.0146000150439953" calcext:value-type="percentage">
            <text:p>1.46%</text:p>
          </table:table-cell>
          <table:table-cell table:number-columns-repeated="2"/>
          <table:table-cell office:value-type="float" office:value="1.095" calcext:value-type="float">
            <text:p>1.095</text:p>
          </table:table-cell>
          <table:table-cell office:value-type="float" office:value="352.97276" calcext:value-type="float">
            <text:p>352.97276</text:p>
          </table:table-cell>
          <table:table-cell table:number-columns-repeated="5"/>
          <table:table-cell office:value-type="float" office:value="1.095" calcext:value-type="float">
            <text:p>1.095</text:p>
          </table:table-cell>
          <table:table-cell office:value-type="float" office:value="413.65274" calcext:value-type="float">
            <text:p>413.65274</text:p>
          </table:table-cell>
          <table:table-cell table:number-columns-repeated="4"/>
          <table:table-cell office:value-type="float" office:value="1.095" calcext:value-type="float">
            <text:p>1.095</text:p>
          </table:table-cell>
          <table:table-cell office:value-type="float" office:value="471.49443" calcext:value-type="float">
            <text:p>471.494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025" calcext:value-type="float">
            <text:p>1.1025</text:p>
          </table:table-cell>
          <table:table-cell office:value-type="float" office:value="316.64394" calcext:value-type="float">
            <text:p>316.64394</text:p>
          </table:table-cell>
          <table:table-cell table:formula="of:=117.20777*[.D77]^6 - 632.0762655*[.D77]^5 + 1323.616839*[.D77]^4 - 1338.992335*[.D77]^3 + 660.735901*[.D77]^2 - 144.3173449*[.D77] + 325.9572127" office:value-type="float" office:value="312.085753147208" calcext:value-type="float">
            <text:p>312.0857531472</text:p>
          </table:table-cell>
          <table:table-cell table:formula="of:=ABS([.F77]-[.E77])" office:value-type="float" office:value="4.55818685279161" calcext:value-type="float">
            <text:p>4.5581868528</text:p>
          </table:table-cell>
          <table:table-cell table:formula="of:=[.G77]/[.F77]" office:value-type="percentage" office:value="0.0146055589107317" calcext:value-type="percentage">
            <text:p>1.46%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353.017" calcext:value-type="float">
            <text:p>353.017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413.72665" calcext:value-type="float">
            <text:p>413.72665</text:p>
          </table:table-cell>
          <table:table-cell table:number-columns-repeated="4"/>
          <table:table-cell office:value-type="float" office:value="1.11" calcext:value-type="float">
            <text:p>1.11</text:p>
          </table:table-cell>
          <table:table-cell office:value-type="float" office:value="471.584" calcext:value-type="float">
            <text:p>471.5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175" calcext:value-type="float">
            <text:p>1.1175</text:p>
          </table:table-cell>
          <table:table-cell office:value-type="float" office:value="316.66117" calcext:value-type="float">
            <text:p>316.66117</text:p>
          </table:table-cell>
          <table:table-cell table:formula="of:=117.20777*[.D78]^6 - 632.0762655*[.D78]^5 + 1323.616839*[.D78]^4 - 1338.992335*[.D78]^3 + 660.735901*[.D78]^2 - 144.3173449*[.D78] + 325.9572127" office:value-type="float" office:value="312.106817221942" calcext:value-type="float">
            <text:p>312.1068172219</text:p>
          </table:table-cell>
          <table:table-cell table:formula="of:=ABS([.F78]-[.E78])" office:value-type="float" office:value="4.55435277805844" calcext:value-type="float">
            <text:p>4.5543527781</text:p>
          </table:table-cell>
          <table:table-cell table:formula="of:=[.G78]/[.F78]" office:value-type="percentage" office:value="0.0145922886869203" calcext:value-type="percentage">
            <text:p>1.46%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float" office:value="353.06055" calcext:value-type="float">
            <text:p>353.06055</text:p>
          </table:table-cell>
          <table:table-cell table:number-columns-repeated="5"/>
          <table:table-cell office:value-type="float" office:value="1.125" calcext:value-type="float">
            <text:p>1.125</text:p>
          </table:table-cell>
          <table:table-cell office:value-type="float" office:value="413.79935" calcext:value-type="float">
            <text:p>413.79935</text:p>
          </table:table-cell>
          <table:table-cell table:number-columns-repeated="4"/>
          <table:table-cell office:value-type="float" office:value="1.125" calcext:value-type="float">
            <text:p>1.125</text:p>
          </table:table-cell>
          <table:table-cell office:value-type="float" office:value="471.67207" calcext:value-type="float">
            <text:p>471.67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325" calcext:value-type="float">
            <text:p>1.1325</text:p>
          </table:table-cell>
          <table:table-cell office:value-type="float" office:value="316.67813" calcext:value-type="float">
            <text:p>316.67813</text:p>
          </table:table-cell>
          <table:table-cell table:formula="of:=117.20777*[.D79]^6 - 632.0762655*[.D79]^5 + 1323.616839*[.D79]^4 - 1338.992335*[.D79]^3 + 660.735901*[.D79]^2 - 144.3173449*[.D79] + 325.9572127" office:value-type="float" office:value="312.132532749723" calcext:value-type="float">
            <text:p>312.1325327497</text:p>
          </table:table-cell>
          <table:table-cell table:formula="of:=ABS([.F79]-[.E79])" office:value-type="float" office:value="4.54559725027741" calcext:value-type="float">
            <text:p>4.5455972503</text:p>
          </table:table-cell>
          <table:table-cell table:formula="of:=[.G79]/[.F79]" office:value-type="percentage" office:value="0.0145630358048009" calcext:value-type="percentage">
            <text:p>1.46%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353.10342" calcext:value-type="float">
            <text:p>353.10342</text:p>
          </table:table-cell>
          <table:table-cell table:number-columns-repeated="5"/>
          <table:table-cell office:value-type="float" office:value="1.14" calcext:value-type="float">
            <text:p>1.14</text:p>
          </table:table-cell>
          <table:table-cell office:value-type="float" office:value="413.87088" calcext:value-type="float">
            <text:p>413.87088</text:p>
          </table:table-cell>
          <table:table-cell table:number-columns-repeated="4"/>
          <table:table-cell office:value-type="float" office:value="1.14" calcext:value-type="float">
            <text:p>1.14</text:p>
          </table:table-cell>
          <table:table-cell office:value-type="float" office:value="471.75869" calcext:value-type="float">
            <text:p>471.7586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475" calcext:value-type="float">
            <text:p>1.1475</text:p>
          </table:table-cell>
          <table:table-cell office:value-type="float" office:value="316.69486" calcext:value-type="float">
            <text:p>316.69486</text:p>
          </table:table-cell>
          <table:table-cell table:formula="of:=117.20777*[.D80]^6 - 632.0762655*[.D80]^5 + 1323.616839*[.D80]^4 - 1338.992335*[.D80]^3 + 660.735901*[.D80]^2 - 144.3173449*[.D80] + 325.9572127" office:value-type="float" office:value="312.161995205039" calcext:value-type="float">
            <text:p>312.161995205</text:p>
          </table:table-cell>
          <table:table-cell table:formula="of:=ABS([.F80]-[.E80])" office:value-type="float" office:value="4.53286479496052" calcext:value-type="float">
            <text:p>4.532864795</text:p>
          </table:table-cell>
          <table:table-cell table:formula="of:=[.G80]/[.F80]" office:value-type="percentage" office:value="0.0145208733432882" calcext:value-type="percentage">
            <text:p>1.45%</text:p>
          </table:table-cell>
          <table:table-cell table:number-columns-repeated="2"/>
          <table:table-cell office:value-type="float" office:value="1.155" calcext:value-type="float">
            <text:p>1.155</text:p>
          </table:table-cell>
          <table:table-cell office:value-type="float" office:value="353.14563" calcext:value-type="float">
            <text:p>353.14563</text:p>
          </table:table-cell>
          <table:table-cell table:number-columns-repeated="5"/>
          <table:table-cell office:value-type="float" office:value="1.155" calcext:value-type="float">
            <text:p>1.155</text:p>
          </table:table-cell>
          <table:table-cell office:value-type="float" office:value="413.94127" calcext:value-type="float">
            <text:p>413.94127</text:p>
          </table:table-cell>
          <table:table-cell table:number-columns-repeated="4"/>
          <table:table-cell office:value-type="float" office:value="1.155" calcext:value-type="float">
            <text:p>1.155</text:p>
          </table:table-cell>
          <table:table-cell office:value-type="float" office:value="471.84389" calcext:value-type="float">
            <text:p>471.8438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625" calcext:value-type="float">
            <text:p>1.1625</text:p>
          </table:table-cell>
          <table:table-cell office:value-type="float" office:value="316.71134" calcext:value-type="float">
            <text:p>316.71134</text:p>
          </table:table-cell>
          <table:table-cell table:formula="of:=117.20777*[.D81]^6 - 632.0762655*[.D81]^5 + 1323.616839*[.D81]^4 - 1338.992335*[.D81]^3 + 660.735901*[.D81]^2 - 144.3173449*[.D81] + 325.9572127" office:value-type="float" office:value="312.194299455141" calcext:value-type="float">
            <text:p>312.1942994551</text:p>
          </table:table-cell>
          <table:table-cell table:formula="of:=ABS([.F81]-[.E81])" office:value-type="float" office:value="4.51704054485936" calcext:value-type="float">
            <text:p>4.5170405449</text:p>
          </table:table-cell>
          <table:table-cell table:formula="of:=[.G81]/[.F81]" office:value-type="percentage" office:value="0.0144686836138352" calcext:value-type="percentage">
            <text:p>1.45%</text:p>
          </table:table-cell>
          <table:table-cell table:number-columns-repeated="2"/>
          <table:table-cell office:value-type="float" office:value="1.17" calcext:value-type="float">
            <text:p>1.17</text:p>
          </table:table-cell>
          <table:table-cell office:value-type="float" office:value="353.1872" calcext:value-type="float">
            <text:p>353.1872</text:p>
          </table:table-cell>
          <table:table-cell table:number-columns-repeated="5"/>
          <table:table-cell office:value-type="float" office:value="1.17" calcext:value-type="float">
            <text:p>1.17</text:p>
          </table:table-cell>
          <table:table-cell office:value-type="float" office:value="414.01055" calcext:value-type="float">
            <text:p>414.01055</text:p>
          </table:table-cell>
          <table:table-cell table:number-columns-repeated="4"/>
          <table:table-cell office:value-type="float" office:value="1.17" calcext:value-type="float">
            <text:p>1.17</text:p>
          </table:table-cell>
          <table:table-cell office:value-type="float" office:value="471.92773" calcext:value-type="float">
            <text:p>471.927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775" calcext:value-type="float">
            <text:p>1.1775</text:p>
          </table:table-cell>
          <table:table-cell office:value-type="float" office:value="316.72759" calcext:value-type="float">
            <text:p>316.72759</text:p>
          </table:table-cell>
          <table:table-cell table:formula="of:=117.20777*[.D82]^6 - 632.0762655*[.D82]^5 + 1323.616839*[.D82]^4 - 1338.992335*[.D82]^3 + 660.735901*[.D82]^2 - 144.3173449*[.D82] + 325.9572127" office:value-type="float" office:value="312.228555217101" calcext:value-type="float">
            <text:p>312.2285552171</text:p>
          </table:table-cell>
          <table:table-cell table:formula="of:=ABS([.F82]-[.E82])" office:value-type="float" office:value="4.499034782899" calcext:value-type="float">
            <text:p>4.4990347829</text:p>
          </table:table-cell>
          <table:table-cell table:formula="of:=[.G82]/[.F82]" office:value-type="percentage" office:value="0.0144094276699666" calcext:value-type="percentage">
            <text:p>1.44%</text:p>
          </table:table-cell>
          <table:table-cell table:number-columns-repeated="2"/>
          <table:table-cell office:value-type="float" office:value="1.185" calcext:value-type="float">
            <text:p>1.185</text:p>
          </table:table-cell>
          <table:table-cell office:value-type="float" office:value="353.22815" calcext:value-type="float">
            <text:p>353.22815</text:p>
          </table:table-cell>
          <table:table-cell table:number-columns-repeated="5"/>
          <table:table-cell office:value-type="float" office:value="1.185" calcext:value-type="float">
            <text:p>1.185</text:p>
          </table:table-cell>
          <table:table-cell office:value-type="float" office:value="414.07875" calcext:value-type="float">
            <text:p>414.07875</text:p>
          </table:table-cell>
          <table:table-cell table:number-columns-repeated="4"/>
          <table:table-cell office:value-type="float" office:value="1.185" calcext:value-type="float">
            <text:p>1.185</text:p>
          </table:table-cell>
          <table:table-cell office:value-type="float" office:value="472.01025" calcext:value-type="float">
            <text:p>472.01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925" calcext:value-type="float">
            <text:p>1.1925</text:p>
          </table:table-cell>
          <table:table-cell office:value-type="float" office:value="316.74361" calcext:value-type="float">
            <text:p>316.74361</text:p>
          </table:table-cell>
          <table:table-cell table:formula="of:=117.20777*[.D83]^6 - 632.0762655*[.D83]^5 + 1323.616839*[.D83]^4 - 1338.992335*[.D83]^3 + 660.735901*[.D83]^2 - 144.3173449*[.D83] + 325.9572127" office:value-type="float" office:value="312.263903476141" calcext:value-type="float">
            <text:p>312.2639034761</text:p>
          </table:table-cell>
          <table:table-cell table:formula="of:=ABS([.F83]-[.E83])" office:value-type="float" office:value="4.47970652385908" calcext:value-type="float">
            <text:p>4.4797065239</text:p>
          </table:table-cell>
          <table:table-cell table:formula="of:=[.G83]/[.F83]" office:value-type="percentage" office:value="0.0143458993306326" calcext:value-type="percentage">
            <text:p>1.43%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353.26849" calcext:value-type="float">
            <text:p>353.26849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414.14592" calcext:value-type="float">
            <text:p>414.1459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72.09147" calcext:value-type="float">
            <text:p>472.091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075" calcext:value-type="float">
            <text:p>1.2075</text:p>
          </table:table-cell>
          <table:table-cell office:value-type="float" office:value="316.75941" calcext:value-type="float">
            <text:p>316.75941</text:p>
          </table:table-cell>
          <table:table-cell table:formula="of:=117.20777*[.D84]^6 - 632.0762655*[.D84]^5 + 1323.616839*[.D84]^4 - 1338.992335*[.D84]^3 + 660.735901*[.D84]^2 - 144.3173449*[.D84] + 325.9572127" office:value-type="float" office:value="312.299533865193" calcext:value-type="float">
            <text:p>312.2995338652</text:p>
          </table:table-cell>
          <table:table-cell table:formula="of:=ABS([.F84]-[.E84])" office:value-type="float" office:value="4.45987613480736" calcext:value-type="float">
            <text:p>4.4598761348</text:p>
          </table:table-cell>
          <table:table-cell table:formula="of:=[.G84]/[.F84]" office:value-type="percentage" office:value="0.0142807646223786" calcext:value-type="percentage">
            <text:p>1.43%</text:p>
          </table:table-cell>
          <table:table-cell table:number-columns-repeated="2"/>
          <table:table-cell office:value-type="float" office:value="1.215" calcext:value-type="float">
            <text:p>1.215</text:p>
          </table:table-cell>
          <table:table-cell office:value-type="float" office:value="353.30825" calcext:value-type="float">
            <text:p>353.30825</text:p>
          </table:table-cell>
          <table:table-cell table:number-columns-repeated="5"/>
          <table:table-cell office:value-type="float" office:value="1.215" calcext:value-type="float">
            <text:p>1.215</text:p>
          </table:table-cell>
          <table:table-cell office:value-type="float" office:value="414.21206" calcext:value-type="float">
            <text:p>414.21206</text:p>
          </table:table-cell>
          <table:table-cell table:number-columns-repeated="4"/>
          <table:table-cell office:value-type="float" office:value="1.215" calcext:value-type="float">
            <text:p>1.215</text:p>
          </table:table-cell>
          <table:table-cell office:value-type="float" office:value="472.17143" calcext:value-type="float">
            <text:p>472.1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225" calcext:value-type="float">
            <text:p>1.2225</text:p>
          </table:table-cell>
          <table:table-cell office:value-type="float" office:value="316.775" calcext:value-type="float">
            <text:p>316.775</text:p>
          </table:table-cell>
          <table:table-cell table:formula="of:=117.20777*[.D85]^6 - 632.0762655*[.D85]^5 + 1323.616839*[.D85]^4 - 1338.992335*[.D85]^3 + 660.735901*[.D85]^2 - 144.3173449*[.D85] + 325.9572127" office:value-type="float" office:value="312.334703005719" calcext:value-type="float">
            <text:p>312.3347030057</text:p>
          </table:table-cell>
          <table:table-cell table:formula="of:=ABS([.F85]-[.E85])" office:value-type="float" office:value="4.4402969942812" calcext:value-type="float">
            <text:p>4.4402969943</text:p>
          </table:table-cell>
          <table:table-cell table:formula="of:=[.G85]/[.F85]" office:value-type="percentage" office:value="0.0142164701890327" calcext:value-type="percentage">
            <text:p>1.42%</text:p>
          </table:table-cell>
          <table:table-cell table:number-columns-repeated="2"/>
          <table:table-cell office:value-type="float" office:value="1.23" calcext:value-type="float">
            <text:p>1.23</text:p>
          </table:table-cell>
          <table:table-cell office:value-type="float" office:value="353.34743" calcext:value-type="float">
            <text:p>353.34743</text:p>
          </table:table-cell>
          <table:table-cell table:number-columns-repeated="5"/>
          <table:table-cell office:value-type="float" office:value="1.23" calcext:value-type="float">
            <text:p>1.23</text:p>
          </table:table-cell>
          <table:table-cell office:value-type="float" office:value="414.27722" calcext:value-type="float">
            <text:p>414.27722</text:p>
          </table:table-cell>
          <table:table-cell table:number-columns-repeated="4"/>
          <table:table-cell office:value-type="float" office:value="1.23" calcext:value-type="float">
            <text:p>1.23</text:p>
          </table:table-cell>
          <table:table-cell office:value-type="float" office:value="472.25018" calcext:value-type="float">
            <text:p>472.250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375" calcext:value-type="float">
            <text:p>1.2375</text:p>
          </table:table-cell>
          <table:table-cell office:value-type="float" office:value="316.79037" calcext:value-type="float">
            <text:p>316.79037</text:p>
          </table:table-cell>
          <table:table-cell table:formula="of:=117.20777*[.D86]^6 - 632.0762655*[.D86]^5 + 1323.616839*[.D86]^4 - 1338.992335*[.D86]^3 + 660.735901*[.D86]^2 - 144.3173449*[.D86] + 325.9572127" office:value-type="float" office:value="312.368753809781" calcext:value-type="float">
            <text:p>312.3687538098</text:p>
          </table:table-cell>
          <table:table-cell table:formula="of:=ABS([.F86]-[.E86])" office:value-type="float" office:value="4.42161619021903" calcext:value-type="float">
            <text:p>4.4216161902</text:p>
          </table:table-cell>
          <table:table-cell table:formula="of:=[.G86]/[.F86]" office:value-type="percentage" office:value="0.0141551167851814" calcext:value-type="percentage">
            <text:p>1.42%</text:p>
          </table:table-cell>
          <table:table-cell table:number-columns-repeated="2"/>
          <table:table-cell office:value-type="float" office:value="1.245" calcext:value-type="float">
            <text:p>1.245</text:p>
          </table:table-cell>
          <table:table-cell office:value-type="float" office:value="353.38606" calcext:value-type="float">
            <text:p>353.38606</text:p>
          </table:table-cell>
          <table:table-cell table:number-columns-repeated="5"/>
          <table:table-cell office:value-type="float" office:value="1.245" calcext:value-type="float">
            <text:p>1.245</text:p>
          </table:table-cell>
          <table:table-cell office:value-type="float" office:value="414.34143" calcext:value-type="float">
            <text:p>414.34143</text:p>
          </table:table-cell>
          <table:table-cell table:number-columns-repeated="4"/>
          <table:table-cell office:value-type="float" office:value="1.245" calcext:value-type="float">
            <text:p>1.245</text:p>
          </table:table-cell>
          <table:table-cell office:value-type="float" office:value="472.32774" calcext:value-type="float">
            <text:p>472.32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525" calcext:value-type="float">
            <text:p>1.2525</text:p>
          </table:table-cell>
          <table:table-cell office:value-type="float" office:value="316.80555" calcext:value-type="float">
            <text:p>316.80555</text:p>
          </table:table-cell>
          <table:table-cell table:formula="of:=117.20777*[.D87]^6 - 632.0762655*[.D87]^5 + 1323.616839*[.D87]^4 - 1338.992335*[.D87]^3 + 660.735901*[.D87]^2 - 144.3173449*[.D87] + 325.9572127" office:value-type="float" office:value="312.401135743356" calcext:value-type="float">
            <text:p>312.4011357434</text:p>
          </table:table-cell>
          <table:table-cell table:formula="of:=ABS([.F87]-[.E87])" office:value-type="float" office:value="4.40441425664409" calcext:value-type="float">
            <text:p>4.4044142566</text:p>
          </table:table-cell>
          <table:table-cell table:formula="of:=[.G87]/[.F87]" office:value-type="percentage" office:value="0.0140985859291575" calcext:value-type="percentage">
            <text:p>1.41%</text:p>
          </table:table-cell>
          <table:table-cell table:number-columns-repeated="2"/>
          <table:table-cell office:value-type="float" office:value="1.26" calcext:value-type="float">
            <text:p>1.26</text:p>
          </table:table-cell>
          <table:table-cell office:value-type="float" office:value="353.42414" calcext:value-type="float">
            <text:p>353.42414</text:p>
          </table:table-cell>
          <table:table-cell table:number-columns-repeated="5"/>
          <table:table-cell office:value-type="float" office:value="1.26" calcext:value-type="float">
            <text:p>1.26</text:p>
          </table:table-cell>
          <table:table-cell office:value-type="float" office:value="414.40469" calcext:value-type="float">
            <text:p>414.40469</text:p>
          </table:table-cell>
          <table:table-cell table:number-columns-repeated="4"/>
          <table:table-cell office:value-type="float" office:value="1.26" calcext:value-type="float">
            <text:p>1.26</text:p>
          </table:table-cell>
          <table:table-cell office:value-type="float" office:value="472.40415" calcext:value-type="float">
            <text:p>472.404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675" calcext:value-type="float">
            <text:p>1.2675</text:p>
          </table:table-cell>
          <table:table-cell office:value-type="float" office:value="316.82052" calcext:value-type="float">
            <text:p>316.82052</text:p>
          </table:table-cell>
          <table:table-cell table:formula="of:=117.20777*[.D88]^6 - 632.0762655*[.D88]^5 + 1323.616839*[.D88]^4 - 1338.992335*[.D88]^3 + 660.735901*[.D88]^2 - 144.3173449*[.D88] + 325.9572127" office:value-type="float" office:value="312.431426050908" calcext:value-type="float">
            <text:p>312.4314260509</text:p>
          </table:table-cell>
          <table:table-cell table:formula="of:=ABS([.F88]-[.E88])" office:value-type="float" office:value="4.38909394909166" calcext:value-type="float">
            <text:p>4.3890939491</text:p>
          </table:table-cell>
          <table:table-cell table:formula="of:=[.G88]/[.F88]" office:value-type="percentage" office:value="0.014048183323199" calcext:value-type="percentage">
            <text:p>1.40%</text:p>
          </table:table-cell>
          <table:table-cell table:number-columns-repeated="2"/>
          <table:table-cell office:value-type="float" office:value="1.275" calcext:value-type="float">
            <text:p>1.275</text:p>
          </table:table-cell>
          <table:table-cell office:value-type="float" office:value="353.46169" calcext:value-type="float">
            <text:p>353.46169</text:p>
          </table:table-cell>
          <table:table-cell table:number-columns-repeated="5"/>
          <table:table-cell office:value-type="float" office:value="1.275" calcext:value-type="float">
            <text:p>1.275</text:p>
          </table:table-cell>
          <table:table-cell office:value-type="float" office:value="414.46705" calcext:value-type="float">
            <text:p>414.46705</text:p>
          </table:table-cell>
          <table:table-cell table:number-columns-repeated="4"/>
          <table:table-cell office:value-type="float" office:value="1.275" calcext:value-type="float">
            <text:p>1.275</text:p>
          </table:table-cell>
          <table:table-cell office:value-type="float" office:value="472.47944" calcext:value-type="float">
            <text:p>472.479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825" calcext:value-type="float">
            <text:p>1.2825</text:p>
          </table:table-cell>
          <table:table-cell office:value-type="float" office:value="316.83531" calcext:value-type="float">
            <text:p>316.83531</text:p>
          </table:table-cell>
          <table:table-cell table:formula="of:=117.20777*[.D89]^6 - 632.0762655*[.D89]^5 + 1323.616839*[.D89]^4 - 1338.992335*[.D89]^3 + 660.735901*[.D89]^2 - 144.3173449*[.D89] + 325.9572127" office:value-type="float" office:value="312.459351941205" calcext:value-type="float">
            <text:p>312.4593519412</text:p>
          </table:table-cell>
          <table:table-cell table:formula="of:=ABS([.F89]-[.E89])" office:value-type="float" office:value="4.3759580587946" calcext:value-type="float">
            <text:p>4.3759580588</text:p>
          </table:table-cell>
          <table:table-cell table:formula="of:=[.G89]/[.F89]" office:value-type="percentage" office:value="0.0140048874569067" calcext:value-type="percentage">
            <text:p>1.40%</text:p>
          </table:table-cell>
          <table:table-cell table:number-columns-repeated="2"/>
          <table:table-cell office:value-type="float" office:value="1.29" calcext:value-type="float">
            <text:p>1.29</text:p>
          </table:table-cell>
          <table:table-cell office:value-type="float" office:value="353.49874" calcext:value-type="float">
            <text:p>353.49874</text:p>
          </table:table-cell>
          <table:table-cell table:number-columns-repeated="5"/>
          <table:table-cell office:value-type="float" office:value="1.29" calcext:value-type="float">
            <text:p>1.29</text:p>
          </table:table-cell>
          <table:table-cell office:value-type="float" office:value="414.52852" calcext:value-type="float">
            <text:p>414.52852</text:p>
          </table:table-cell>
          <table:table-cell table:number-columns-repeated="4"/>
          <table:table-cell office:value-type="float" office:value="1.29" calcext:value-type="float">
            <text:p>1.29</text:p>
          </table:table-cell>
          <table:table-cell office:value-type="float" office:value="472.55363" calcext:value-type="float">
            <text:p>472.553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975" calcext:value-type="float">
            <text:p>1.2975</text:p>
          </table:table-cell>
          <table:table-cell office:value-type="float" office:value="316.8499" calcext:value-type="float">
            <text:p>316.8499</text:p>
          </table:table-cell>
          <table:table-cell table:formula="of:=117.20777*[.D90]^6 - 632.0762655*[.D90]^5 + 1323.616839*[.D90]^4 - 1338.992335*[.D90]^3 + 660.735901*[.D90]^2 - 144.3173449*[.D90] + 325.9572127" office:value-type="float" office:value="312.484813734389" calcext:value-type="float">
            <text:p>312.4848137344</text:p>
          </table:table-cell>
          <table:table-cell table:formula="of:=ABS([.F90]-[.E90])" office:value-type="float" office:value="4.36508626561056" calcext:value-type="float">
            <text:p>4.3650862656</text:p>
          </table:table-cell>
          <table:table-cell table:formula="of:=[.G90]/[.F90]" office:value-type="percentage" office:value="0.0139689548859832" calcext:value-type="percentage">
            <text:p>1.40%</text:p>
          </table:table-cell>
          <table:table-cell table:number-columns-repeated="2"/>
          <table:table-cell office:value-type="float" office:value="1.305" calcext:value-type="float">
            <text:p>1.305</text:p>
          </table:table-cell>
          <table:table-cell office:value-type="float" office:value="353.53528" calcext:value-type="float">
            <text:p>353.53528</text:p>
          </table:table-cell>
          <table:table-cell table:number-columns-repeated="5"/>
          <table:table-cell office:value-type="float" office:value="1.305" calcext:value-type="float">
            <text:p>1.305</text:p>
          </table:table-cell>
          <table:table-cell office:value-type="float" office:value="414.58913" calcext:value-type="float">
            <text:p>414.58913</text:p>
          </table:table-cell>
          <table:table-cell table:number-columns-repeated="4"/>
          <table:table-cell office:value-type="float" office:value="1.305" calcext:value-type="float">
            <text:p>1.305</text:p>
          </table:table-cell>
          <table:table-cell office:value-type="float" office:value="472.62676" calcext:value-type="float">
            <text:p>472.626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125" calcext:value-type="float">
            <text:p>1.3125</text:p>
          </table:table-cell>
          <table:table-cell office:value-type="float" office:value="316.86431" calcext:value-type="float">
            <text:p>316.86431</text:p>
          </table:table-cell>
          <table:table-cell table:formula="of:=117.20777*[.D91]^6 - 632.0762655*[.D91]^5 + 1323.616839*[.D91]^4 - 1338.992335*[.D91]^3 + 660.735901*[.D91]^2 - 144.3173449*[.D91] + 325.9572127" office:value-type="float" office:value="312.507908970295" calcext:value-type="float">
            <text:p>312.5079089703</text:p>
          </table:table-cell>
          <table:table-cell table:formula="of:=ABS([.F91]-[.E91])" office:value-type="float" office:value="4.35640102970507" calcext:value-type="float">
            <text:p>4.3564010297</text:p>
          </table:table-cell>
          <table:table-cell table:formula="of:=[.G91]/[.F91]" office:value-type="percentage" office:value="0.0139401304884068" calcext:value-type="percentage">
            <text:p>1.39%</text:p>
          </table:table-cell>
          <table:table-cell table:number-columns-repeated="2"/>
          <table:table-cell office:value-type="float" office:value="1.32" calcext:value-type="float">
            <text:p>1.32</text:p>
          </table:table-cell>
          <table:table-cell office:value-type="float" office:value="353.57133" calcext:value-type="float">
            <text:p>353.57133</text:p>
          </table:table-cell>
          <table:table-cell table:number-columns-repeated="5"/>
          <table:table-cell office:value-type="float" office:value="1.32" calcext:value-type="float">
            <text:p>1.32</text:p>
          </table:table-cell>
          <table:table-cell office:value-type="float" office:value="414.6489" calcext:value-type="float">
            <text:p>414.6489</text:p>
          </table:table-cell>
          <table:table-cell table:number-columns-repeated="4"/>
          <table:table-cell office:value-type="float" office:value="1.32" calcext:value-type="float">
            <text:p>1.32</text:p>
          </table:table-cell>
          <table:table-cell office:value-type="float" office:value="472.69885" calcext:value-type="float">
            <text:p>472.698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275" calcext:value-type="float">
            <text:p>1.3275</text:p>
          </table:table-cell>
          <table:table-cell office:value-type="float" office:value="316.87854" calcext:value-type="float">
            <text:p>316.87854</text:p>
          </table:table-cell>
          <table:table-cell table:formula="of:=117.20777*[.D92]^6 - 632.0762655*[.D92]^5 + 1323.616839*[.D92]^4 - 1338.992335*[.D92]^3 + 660.735901*[.D92]^2 - 144.3173449*[.D92] + 325.9572127" office:value-type="float" office:value="312.52895747802" calcext:value-type="float">
            <text:p>312.528957478</text:p>
          </table:table-cell>
          <table:table-cell table:formula="of:=ABS([.F92]-[.E92])" office:value-type="float" office:value="4.3495825219797" calcext:value-type="float">
            <text:p>4.349582522</text:p>
          </table:table-cell>
          <table:table-cell table:formula="of:=[.G92]/[.F92]" office:value-type="percentage" office:value="0.0139173744317296" calcext:value-type="percentage">
            <text:p>1.39%</text:p>
          </table:table-cell>
          <table:table-cell table:number-columns-repeated="2"/>
          <table:table-cell office:value-type="float" office:value="1.335" calcext:value-type="float">
            <text:p>1.335</text:p>
          </table:table-cell>
          <table:table-cell office:value-type="float" office:value="353.60691" calcext:value-type="float">
            <text:p>353.60691</text:p>
          </table:table-cell>
          <table:table-cell table:number-columns-repeated="5"/>
          <table:table-cell office:value-type="float" office:value="1.335" calcext:value-type="float">
            <text:p>1.335</text:p>
          </table:table-cell>
          <table:table-cell office:value-type="float" office:value="414.70785" calcext:value-type="float">
            <text:p>414.70785</text:p>
          </table:table-cell>
          <table:table-cell table:number-columns-repeated="4"/>
          <table:table-cell office:value-type="float" office:value="1.335" calcext:value-type="float">
            <text:p>1.335</text:p>
          </table:table-cell>
          <table:table-cell office:value-type="float" office:value="472.76993" calcext:value-type="float">
            <text:p>472.769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425" calcext:value-type="float">
            <text:p>1.3425</text:p>
          </table:table-cell>
          <table:table-cell office:value-type="float" office:value="316.8926" calcext:value-type="float">
            <text:p>316.8926</text:p>
          </table:table-cell>
          <table:table-cell table:formula="of:=117.20777*[.D93]^6 - 632.0762655*[.D93]^5 + 1323.616839*[.D93]^4 - 1338.992335*[.D93]^3 + 660.735901*[.D93]^2 - 144.3173449*[.D93] + 325.9572127" office:value-type="float" office:value="312.548527406742" calcext:value-type="float">
            <text:p>312.5485274067</text:p>
          </table:table-cell>
          <table:table-cell table:formula="of:=ABS([.F93]-[.E93])" office:value-type="float" office:value="4.34407259325815" calcext:value-type="float">
            <text:p>4.3440725933</text:p>
          </table:table-cell>
          <table:table-cell table:formula="of:=[.G93]/[.F93]" office:value-type="percentage" office:value="0.0138988739742321" calcext:value-type="percentage">
            <text:p>1.39%</text:p>
          </table:table-cell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353.64202" calcext:value-type="float">
            <text:p>353.64202</text:p>
          </table:table-cell>
          <table:table-cell table:number-columns-repeated="5"/>
          <table:table-cell office:value-type="float" office:value="1.35" calcext:value-type="float">
            <text:p>1.35</text:p>
          </table:table-cell>
          <table:table-cell office:value-type="float" office:value="414.766" calcext:value-type="float">
            <text:p>414.766</text:p>
          </table:table-cell>
          <table:table-cell table:number-columns-repeated="4"/>
          <table:table-cell office:value-type="float" office:value="1.35" calcext:value-type="float">
            <text:p>1.35</text:p>
          </table:table-cell>
          <table:table-cell office:value-type="float" office:value="472.84003" calcext:value-type="float">
            <text:p>472.840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575" calcext:value-type="float">
            <text:p>1.3575</text:p>
          </table:table-cell>
          <table:table-cell office:value-type="float" office:value="316.9065" calcext:value-type="float">
            <text:p>316.9065</text:p>
          </table:table-cell>
          <table:table-cell table:formula="of:=117.20777*[.D94]^6 - 632.0762655*[.D94]^5 + 1323.616839*[.D94]^4 - 1338.992335*[.D94]^3 + 660.735901*[.D94]^2 - 144.3173449*[.D94] + 325.9572127" office:value-type="float" office:value="312.567462217793" calcext:value-type="float">
            <text:p>312.5674622178</text:p>
          </table:table-cell>
          <table:table-cell table:formula="of:=ABS([.F94]-[.E94])" office:value-type="float" office:value="4.33903778220684" calcext:value-type="float">
            <text:p>4.3390377822</text:p>
          </table:table-cell>
          <table:table-cell table:formula="of:=[.G94]/[.F94]" office:value-type="percentage" office:value="0.0138819240858265" calcext:value-type="percentage">
            <text:p>1.39%</text:p>
          </table:table-cell>
          <table:table-cell table:number-columns-repeated="2"/>
          <table:table-cell office:value-type="float" office:value="1.365" calcext:value-type="float">
            <text:p>1.365</text:p>
          </table:table-cell>
          <table:table-cell office:value-type="float" office:value="353.67669" calcext:value-type="float">
            <text:p>353.67669</text:p>
          </table:table-cell>
          <table:table-cell table:number-columns-repeated="5"/>
          <table:table-cell office:value-type="float" office:value="1.365" calcext:value-type="float">
            <text:p>1.365</text:p>
          </table:table-cell>
          <table:table-cell office:value-type="float" office:value="414.82339" calcext:value-type="float">
            <text:p>414.82339</text:p>
          </table:table-cell>
          <table:table-cell table:number-columns-repeated="4"/>
          <table:table-cell office:value-type="float" office:value="1.365" calcext:value-type="float">
            <text:p>1.365</text:p>
          </table:table-cell>
          <table:table-cell office:value-type="float" office:value="472.90919" calcext:value-type="float">
            <text:p>472.909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725" calcext:value-type="float">
            <text:p>1.3725</text:p>
          </table:table-cell>
          <table:table-cell office:value-type="float" office:value="316.92024" calcext:value-type="float">
            <text:p>316.92024</text:p>
          </table:table-cell>
          <table:table-cell table:formula="of:=117.20777*[.D95]^6 - 632.0762655*[.D95]^5 + 1323.616839*[.D95]^4 - 1338.992335*[.D95]^3 + 660.735901*[.D95]^2 - 144.3173449*[.D95] + 325.9572127" office:value-type="float" office:value="312.586908637977" calcext:value-type="float">
            <text:p>312.586908638</text:p>
          </table:table-cell>
          <table:table-cell table:formula="of:=ABS([.F95]-[.E95])" office:value-type="float" office:value="4.33333136202288" calcext:value-type="float">
            <text:p>4.333331362</text:p>
          </table:table-cell>
          <table:table-cell table:formula="of:=[.G95]/[.F95]" office:value-type="percentage" office:value="0.0138628050064679" calcext:value-type="percentage">
            <text:p>1.39%</text:p>
          </table:table-cell>
          <table:table-cell table:number-columns-repeated="2"/>
          <table:table-cell office:value-type="float" office:value="1.38" calcext:value-type="float">
            <text:p>1.38</text:p>
          </table:table-cell>
          <table:table-cell office:value-type="float" office:value="353.71093" calcext:value-type="float">
            <text:p>353.71093</text:p>
          </table:table-cell>
          <table:table-cell table:number-columns-repeated="5"/>
          <table:table-cell office:value-type="float" office:value="1.38" calcext:value-type="float">
            <text:p>1.38</text:p>
          </table:table-cell>
          <table:table-cell office:value-type="float" office:value="414.88005" calcext:value-type="float">
            <text:p>414.88005</text:p>
          </table:table-cell>
          <table:table-cell table:number-columns-repeated="4"/>
          <table:table-cell office:value-type="float" office:value="1.38" calcext:value-type="float">
            <text:p>1.38</text:p>
          </table:table-cell>
          <table:table-cell office:value-type="float" office:value="472.97745" calcext:value-type="float">
            <text:p>472.977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875" calcext:value-type="float">
            <text:p>1.3875</text:p>
          </table:table-cell>
          <table:table-cell office:value-type="float" office:value="316.93383" calcext:value-type="float">
            <text:p>316.93383</text:p>
          </table:table-cell>
          <table:table-cell table:formula="of:=117.20777*[.D96]^6 - 632.0762655*[.D96]^5 + 1323.616839*[.D96]^4 - 1338.992335*[.D96]^3 + 660.735901*[.D96]^2 - 144.3173449*[.D96] + 325.9572127" office:value-type="float" office:value="312.60834557414" calcext:value-type="float">
            <text:p>312.6083455741</text:p>
          </table:table-cell>
          <table:table-cell table:formula="of:=ABS([.F96]-[.E96])" office:value-type="float" office:value="4.32548442586034" calcext:value-type="float">
            <text:p>4.3254844259</text:p>
          </table:table-cell>
          <table:table-cell table:formula="of:=[.G96]/[.F96]" office:value-type="percentage" office:value="0.0138367528797611" calcext:value-type="percentage">
            <text:p>1.38%</text:p>
          </table:table-cell>
          <table:table-cell table:number-columns-repeated="2"/>
          <table:table-cell office:value-type="float" office:value="1.395" calcext:value-type="float">
            <text:p>1.395</text:p>
          </table:table-cell>
          <table:table-cell office:value-type="float" office:value="353.74481" calcext:value-type="float">
            <text:p>353.74481</text:p>
          </table:table-cell>
          <table:table-cell table:number-columns-repeated="5"/>
          <table:table-cell office:value-type="float" office:value="1.395" calcext:value-type="float">
            <text:p>1.395</text:p>
          </table:table-cell>
          <table:table-cell office:value-type="float" office:value="414.93607" calcext:value-type="float">
            <text:p>414.93607</text:p>
          </table:table-cell>
          <table:table-cell table:number-columns-repeated="4"/>
          <table:table-cell office:value-type="float" office:value="1.395" calcext:value-type="float">
            <text:p>1.395</text:p>
          </table:table-cell>
          <table:table-cell office:value-type="float" office:value="473.04495" calcext:value-type="float">
            <text:p>473.044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025" calcext:value-type="float">
            <text:p>1.4025</text:p>
          </table:table-cell>
          <table:table-cell office:value-type="float" office:value="316.9472" calcext:value-type="float">
            <text:p>316.9472</text:p>
          </table:table-cell>
          <table:table-cell table:formula="of:=117.20777*[.D97]^6 - 632.0762655*[.D97]^5 + 1323.616839*[.D97]^4 - 1338.992335*[.D97]^3 + 660.735901*[.D97]^2 - 144.3173449*[.D97] + 325.9572127" office:value-type="float" office:value="312.633613988994" calcext:value-type="float">
            <text:p>312.633613989</text:p>
          </table:table-cell>
          <table:table-cell table:formula="of:=ABS([.F97]-[.E97])" office:value-type="float" office:value="4.31358601100629" calcext:value-type="float">
            <text:p>4.313586011</text:p>
          </table:table-cell>
          <table:table-cell table:formula="of:=[.G97]/[.F97]" office:value-type="percentage" office:value="0.0137975758779354" calcext:value-type="percentage">
            <text:p>1.38%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353.77844" calcext:value-type="float">
            <text:p>353.77844</text:p>
          </table:table-cell>
          <table:table-cell table:number-columns-repeated="5"/>
          <table:table-cell office:value-type="float" office:value="1.41" calcext:value-type="float">
            <text:p>1.41</text:p>
          </table:table-cell>
          <table:table-cell office:value-type="float" office:value="414.9917" calcext:value-type="float">
            <text:p>414.9917</text:p>
          </table:table-cell>
          <table:table-cell table:number-columns-repeated="4"/>
          <table:table-cell office:value-type="float" office:value="1.41" calcext:value-type="float">
            <text:p>1.41</text:p>
          </table:table-cell>
          <table:table-cell office:value-type="float" office:value="473.11203" calcext:value-type="float">
            <text:p>473.112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175" calcext:value-type="float">
            <text:p>1.4175</text:p>
          </table:table-cell>
          <table:table-cell office:value-type="float" office:value="316.96003" calcext:value-type="float">
            <text:p>316.96003</text:p>
          </table:table-cell>
          <table:table-cell table:formula="of:=117.20777*[.D98]^6 - 632.0762655*[.D98]^5 + 1323.616839*[.D98]^4 - 1338.992335*[.D98]^3 + 660.735901*[.D98]^2 - 144.3173449*[.D98] + 325.9572127" office:value-type="float" office:value="312.664947738183" calcext:value-type="float">
            <text:p>312.6649477382</text:p>
          </table:table-cell>
          <table:table-cell table:formula="of:=ABS([.F98]-[.E98])" office:value-type="float" office:value="4.29508226181707" calcext:value-type="float">
            <text:p>4.2950822618</text:p>
          </table:table-cell>
          <table:table-cell table:formula="of:=[.G98]/[.F98]" office:value-type="percentage" office:value="0.0137370123926193" calcext:value-type="percentage">
            <text:p>1.37%</text:p>
          </table:table-cell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353.81235" calcext:value-type="float">
            <text:p>353.81235</text:p>
          </table:table-cell>
          <table:table-cell table:number-columns-repeated="5"/>
          <table:table-cell office:value-type="float" office:value="1.425" calcext:value-type="float">
            <text:p>1.425</text:p>
          </table:table-cell>
          <table:table-cell office:value-type="float" office:value="415.04786" calcext:value-type="float">
            <text:p>415.04786</text:p>
          </table:table-cell>
          <table:table-cell table:number-columns-repeated="4"/>
          <table:table-cell office:value-type="float" office:value="1.425" calcext:value-type="float">
            <text:p>1.425</text:p>
          </table:table-cell>
          <table:table-cell office:value-type="float" office:value="473.1799" calcext:value-type="float">
            <text:p>473.17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325" calcext:value-type="float">
            <text:p>1.4325</text:p>
          </table:table-cell>
          <table:table-cell office:value-type="float" office:value="316.97187" calcext:value-type="float">
            <text:p>316.97187</text:p>
          </table:table-cell>
          <table:table-cell table:formula="of:=117.20777*[.D99]^6 - 632.0762655*[.D99]^5 + 1323.616839*[.D99]^4 - 1338.992335*[.D99]^3 + 660.735901*[.D99]^2 - 144.3173449*[.D99] + 325.9572127" office:value-type="float" office:value="312.705005368605" calcext:value-type="float">
            <text:p>312.7050053686</text:p>
          </table:table-cell>
          <table:table-cell table:formula="of:=ABS([.F99]-[.E99])" office:value-type="float" office:value="4.26686463139464" calcext:value-type="float">
            <text:p>4.2668646314</text:p>
          </table:table-cell>
          <table:table-cell table:formula="of:=[.G99]/[.F99]" office:value-type="percentage" office:value="0.0136450154559087" calcext:value-type="percentage">
            <text:p>1.36%</text:p>
          </table:table-cell>
          <table:table-cell table:number-columns-repeated="2"/>
          <table:table-cell office:value-type="float" office:value="1.44" calcext:value-type="float">
            <text:p>1.44</text:p>
          </table:table-cell>
          <table:table-cell office:value-type="float" office:value="353.84798" calcext:value-type="float">
            <text:p>353.84798</text:p>
          </table:table-cell>
          <table:table-cell table:number-columns-repeated="5"/>
          <table:table-cell office:value-type="float" office:value="1.44" calcext:value-type="float">
            <text:p>1.44</text:p>
          </table:table-cell>
          <table:table-cell office:value-type="float" office:value="415.10712" calcext:value-type="float">
            <text:p>415.10712</text:p>
          </table:table-cell>
          <table:table-cell table:number-columns-repeated="4"/>
          <table:table-cell office:value-type="float" office:value="1.44" calcext:value-type="float">
            <text:p>1.44</text:p>
          </table:table-cell>
          <table:table-cell office:value-type="float" office:value="473.252" calcext:value-type="float">
            <text:p>473.2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475" calcext:value-type="float">
            <text:p>1.4475</text:p>
          </table:table-cell>
          <table:table-cell office:value-type="float" office:value="316.97813" calcext:value-type="float">
            <text:p>316.97813</text:p>
          </table:table-cell>
          <table:table-cell table:formula="of:=117.20777*[.D100]^6 - 632.0762655*[.D100]^5 + 1323.616839*[.D100]^4 - 1338.992335*[.D100]^3 + 660.735901*[.D100]^2 - 144.3173449*[.D100] + 325.9572127" office:value-type="float" office:value="312.756902877989" calcext:value-type="float">
            <text:p>312.756902878</text:p>
          </table:table-cell>
          <table:table-cell table:formula="of:=ABS([.F100]-[.E100])" office:value-type="float" office:value="4.22122712201082" calcext:value-type="float">
            <text:p>4.221227122</text:p>
          </table:table-cell>
          <table:table-cell table:formula="of:=[.G100]/[.F100]" office:value-type="percentage" office:value="0.013496831191149" calcext:value-type="percentage">
            <text:p>1.35%</text:p>
          </table:table-cell>
          <table:table-cell table:number-columns-repeated="2"/>
          <table:table-cell office:value-type="float" office:value="1.455" calcext:value-type="float">
            <text:p>1.455</text:p>
          </table:table-cell>
          <table:table-cell office:value-type="float" office:value="353.89083" calcext:value-type="float">
            <text:p>353.89083</text:p>
          </table:table-cell>
          <table:table-cell table:number-columns-repeated="5"/>
          <table:table-cell office:value-type="float" office:value="1.455" calcext:value-type="float">
            <text:p>1.455</text:p>
          </table:table-cell>
          <table:table-cell office:value-type="float" office:value="415.17884" calcext:value-type="float">
            <text:p>415.17884</text:p>
          </table:table-cell>
          <table:table-cell table:number-columns-repeated="4"/>
          <table:table-cell office:value-type="float" office:value="1.455" calcext:value-type="float">
            <text:p>1.455</text:p>
          </table:table-cell>
          <table:table-cell office:value-type="float" office:value="473.34011" calcext:value-type="float">
            <text:p>473.340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625" calcext:value-type="float">
            <text:p>1.4625</text:p>
          </table:table-cell>
          <table:table-cell office:value-type="float" office:value="316.99811" calcext:value-type="float">
            <text:p>316.99811</text:p>
          </table:table-cell>
          <table:table-cell table:formula="of:=117.20777*[.D101]^6 - 632.0762655*[.D101]^5 + 1323.616839*[.D101]^4 - 1338.992335*[.D101]^3 + 660.735901*[.D101]^2 - 144.3173449*[.D101] + 325.9572127" office:value-type="float" office:value="312.824247435712" calcext:value-type="float">
            <text:p>312.8242474357</text:p>
          </table:table-cell>
          <table:table-cell table:formula="of:=ABS([.F101]-[.E101])" office:value-type="float" office:value="4.17386256428802" calcext:value-type="float">
            <text:p>4.1738625643</text:p>
          </table:table-cell>
          <table:table-cell table:formula="of:=[.G101]/[.F101]" office:value-type="percentage" office:value="0.01334251612048" calcext:value-type="percentage">
            <text:p>1.33%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353.94747" calcext:value-type="float">
            <text:p>353.94747</text:p>
          </table:table-cell>
          <table:table-cell table:number-columns-repeated="5"/>
          <table:table-cell office:value-type="float" office:value="1.47" calcext:value-type="float">
            <text:p>1.47</text:p>
          </table:table-cell>
          <table:table-cell office:value-type="float" office:value="415.27409" calcext:value-type="float">
            <text:p>415.27409</text:p>
          </table:table-cell>
          <table:table-cell table:number-columns-repeated="4"/>
          <table:table-cell office:value-type="float" office:value="1.47" calcext:value-type="float">
            <text:p>1.47</text:p>
          </table:table-cell>
          <table:table-cell office:value-type="float" office:value="473.45697" calcext:value-type="float">
            <text:p>473.456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775" calcext:value-type="float">
            <text:p>1.4775</text:p>
          </table:table-cell>
          <table:table-cell office:value-type="float" office:value="317.06872" calcext:value-type="float">
            <text:p>317.06872</text:p>
          </table:table-cell>
          <table:table-cell table:formula="of:=117.20777*[.D102]^6 - 632.0762655*[.D102]^5 + 1323.616839*[.D102]^4 - 1338.992335*[.D102]^3 + 660.735901*[.D102]^2 - 144.3173449*[.D102] + 325.9572127" office:value-type="float" office:value="312.911172064865" calcext:value-type="float">
            <text:p>312.9111720649</text:p>
          </table:table-cell>
          <table:table-cell table:formula="of:=ABS([.F102]-[.E102])" office:value-type="float" office:value="4.15754793513474" calcext:value-type="float">
            <text:p>4.1575479351</text:p>
          </table:table-cell>
          <table:table-cell table:formula="of:=[.G102]/[.F102]" office:value-type="percentage" office:value="0.013286671446403" calcext:value-type="percentage">
            <text:p>1.33%</text:p>
          </table:table-cell>
          <table:table-cell table:number-columns-repeated="2"/>
          <table:table-cell office:value-type="float" office:value="1.485" calcext:value-type="float">
            <text:p>1.485</text:p>
          </table:table-cell>
          <table:table-cell office:value-type="float" office:value="354.06301" calcext:value-type="float">
            <text:p>354.06301</text:p>
          </table:table-cell>
          <table:table-cell table:number-columns-repeated="5"/>
          <table:table-cell office:value-type="float" office:value="1.485" calcext:value-type="float">
            <text:p>1.485</text:p>
          </table:table-cell>
          <table:table-cell office:value-type="float" office:value="415.47076" calcext:value-type="float">
            <text:p>415.47076</text:p>
          </table:table-cell>
          <table:table-cell table:number-columns-repeated="4"/>
          <table:table-cell office:value-type="float" office:value="1.485" calcext:value-type="float">
            <text:p>1.485</text:p>
          </table:table-cell>
          <table:table-cell office:value-type="float" office:value="473.70199" calcext:value-type="float">
            <text:p>473.70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925" calcext:value-type="float">
            <text:p>1.4925</text:p>
          </table:table-cell>
          <table:table-cell office:value-type="float" office:value="318.22064" calcext:value-type="float">
            <text:p>318.22064</text:p>
          </table:table-cell>
          <table:table-cell table:formula="of:=117.20777*[.D103]^6 - 632.0762655*[.D103]^5 + 1323.616839*[.D103]^4 - 1338.992335*[.D103]^3 + 660.735901*[.D103]^2 - 144.3173449*[.D103] + 325.9572127" office:value-type="float" office:value="313.02237128559" calcext:value-type="float">
            <text:p>313.0223712856</text:p>
          </table:table-cell>
          <table:table-cell table:formula="of:=ABS([.F103]-[.E103])" office:value-type="float" office:value="5.19826871441018" calcext:value-type="float">
            <text:p>5.1982687144</text:p>
          </table:table-cell>
          <table:table-cell table:formula="of:=[.G103]/[.F103]" office:value-type="percentage" office:value="0.0166067003232413" calcext:value-type="percentage">
            <text:p>1.66%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54.20387" calcext:value-type="float">
            <text:p>354.20387</text:p>
          </table:table-cell>
          <table:table-cell table:number-columns-repeated="5"/>
          <table:table-cell office:value-type="float" office:value="1.5" calcext:value-type="float">
            <text:p>1.5</text:p>
          </table:table-cell>
          <table:table-cell office:value-type="float" office:value="415.71153" calcext:value-type="float">
            <text:p>415.71153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473.99889" calcext:value-type="float">
            <text:p>473.998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table:formula="of:=MAX([.G15:.G103])" office:value-type="float" office:value="5.19826871441018" calcext:value-type="float">
            <text:p>5.1982687144</text:p>
          </table:table-cell>
          <table:table-cell table:formula="of:=MAX([.H15:.H103])" office:value-type="percentage" office:value="0.0166067003232413" calcext:value-type="percentage">
            <text:p>1.66%</text:p>
          </table:table-cell>
          <table:table-cell table:number-columns-repeated="5"/>
          <table:table-cell table:formula="of:=MAX([.N15:.N103])" office:value-type="float" office:value="10.4069059187923" calcext:value-type="float">
            <text:p>10.4069059188</text:p>
          </table:table-cell>
          <table:table-cell table:formula="of:=MAX([.O15:.O103])" office:value-type="percentage" office:value="0.0304525434483311" calcext:value-type="percentage">
            <text:p>3.05%</text:p>
          </table:table-cell>
          <table:table-cell table:number-columns-repeated="5"/>
          <table:table-cell table:formula="of:=MAX([.U15:.U103])" office:value-type="float" office:value="13.1760637284135" calcext:value-type="float">
            <text:p>13.1760637284</text:p>
          </table:table-cell>
          <table:table-cell table:style-name="ce2" table:formula="of:=MAX([.V15:.V103])" office:value-type="percentage" office:value="0.031298104746244" calcext:value-type="percentage">
            <text:p>3.13%</text:p>
          </table:table-cell>
          <table:table-cell table:number-columns-repeated="4"/>
          <table:table-cell table:formula="of:=MAX([.AA15:.AA103])" office:value-type="float" office:value="14.8629588766253" calcext:value-type="float">
            <text:p>14.8629588766</text:p>
          </table:table-cell>
          <table:table-cell table:style-name="ce2" table:formula="of:=MAX([.AB15:.AB103])" office:value-type="percentage" office:value="0.0315557238024173" calcext:value-type="percentage">
            <text:p>3.16%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AVERAGE([.H15:.H103];[.O15:.O60];[.V15:.V44];[.AB15:.AB37])" office:value-type="percentage" office:value="0.0116556923366493" calcext:value-type="percentage">
            <text:p>1.17%</text:p>
          </table:table-cell>
          <table:table-cell table:number-columns-repeated="6"/>
          <table:table-cell table:style-name="Default"/>
          <table:table-cell table:number-columns-repeated="13"/>
        </table:table-row>
      </table:table>
      <table:table table:name="FVDOMvsREF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table:style-name="Default" office:value-type="float" office:value="307.46" calcext:value-type="float">
            <text:p>307.46</text:p>
          </table:table-cell>
          <table:table-cell table:style-name="Default" office:value-type="float" office:value="306.35054" calcext:value-type="float">
            <text:p>306.35054</text:p>
          </table:table-cell>
          <table:table-cell table:style-name="Default" table:formula="of:=ABS([.E2]-[.D2])" office:value-type="float" office:value="1.10945999999996" calcext:value-type="float">
            <text:p>1.10946</text:p>
          </table:table-cell>
          <table:table-cell table:formula="of:=[.F2]/[.E2]" office:value-type="percentage" office:value="0.00362153760199005" calcext:value-type="percentage">
            <text:p>0.36%</text:p>
          </table:table-cell>
          <table:table-cell/>
          <table:table-cell office:value-type="float" office:value="326.18" calcext:value-type="float">
            <text:p>326.18</text:p>
          </table:table-cell>
          <table:table-cell office:value-type="float" office:value="327.62604" calcext:value-type="float">
            <text:p>327.62604</text:p>
          </table:table-cell>
          <table:table-cell table:style-name="Default" table:formula="of:=ABS([.J2]-[.I2])" office:value-type="float" office:value="1.44603999999998" calcext:value-type="float">
            <text:p>1.44604</text:p>
          </table:table-cell>
          <table:table-cell table:formula="of:=[.K2]/[.J2]" office:value-type="percentage" office:value="0.004413690682218" calcext:value-type="percentage">
            <text:p>0.44%</text:p>
          </table:table-cell>
          <table:table-cell/>
          <table:table-cell office:value-type="float" office:value="365.32" calcext:value-type="float">
            <text:p>365.32</text:p>
          </table:table-cell>
          <table:table-cell office:value-type="float" office:value="365.6987" calcext:value-type="float">
            <text:p>365.6987</text:p>
          </table:table-cell>
          <table:table-cell table:style-name="Default" table:formula="of:=ABS([.O2]-[.N2])" office:value-type="float" office:value="0.378699999999981" calcext:value-type="float">
            <text:p>0.3787</text:p>
          </table:table-cell>
          <table:table-cell table:formula="of:=[.P2]/[.O2]" office:value-type="percentage" office:value="0.00103555194481135" calcext:value-type="percentage">
            <text:p>0.10%</text:p>
          </table:table-cell>
          <table:table-cell table:number-columns-repeated="3"/>
          <table:table-cell office:value-type="float" office:value="410.64461" calcext:value-type="float">
            <text:p>410.64461</text:p>
          </table:table-cell>
          <table:table-cell office:value-type="float" office:value="406.64342" calcext:value-type="float">
            <text:p>406.64342</text:p>
          </table:table-cell>
          <table:table-cell table:formula="of:=ABS([.V2]-[.U2])" office:value-type="float" office:value="4.00119000000001" calcext:value-type="float">
            <text:p>4.00119</text:p>
          </table:table-cell>
          <table:table-cell table:formula="of:=[.W2]/[.O2]" office:value-type="percentage" office:value="0.0109412201902824" calcext:value-type="percentage">
            <text:p>1.09%</text:p>
          </table:table-cell>
        </table:table-row>
        <table:table-row table:style-name="ro1">
          <table:table-cell table:number-columns-repeated="3"/>
          <table:table-cell table:style-name="Default" office:value-type="float" office:value="310.07" calcext:value-type="float">
            <text:p>310.07</text:p>
          </table:table-cell>
          <table:table-cell table:style-name="Default" office:value-type="float" office:value="310.23432" calcext:value-type="float">
            <text:p>310.23432</text:p>
          </table:table-cell>
          <table:table-cell table:style-name="Default" table:formula="of:=ABS([.E3]-[.D3])" office:value-type="float" office:value="0.164320000000032" calcext:value-type="float">
            <text:p>0.16432</text:p>
          </table:table-cell>
          <table:table-cell table:formula="of:=[.F3]/[.E3]" office:value-type="percentage" office:value="0.000529664158369171" calcext:value-type="percentage">
            <text:p>0.05%</text:p>
          </table:table-cell>
          <table:table-cell/>
          <table:table-cell office:value-type="float" office:value="333.78" calcext:value-type="float">
            <text:p>333.78</text:p>
          </table:table-cell>
          <table:table-cell office:value-type="float" office:value="334.38113" calcext:value-type="float">
            <text:p>334.38113</text:p>
          </table:table-cell>
          <table:table-cell table:style-name="Default" table:formula="of:=ABS([.J3]-[.I3])" office:value-type="float" office:value="0.601130000000012" calcext:value-type="float">
            <text:p>0.60113</text:p>
          </table:table-cell>
          <table:table-cell table:formula="of:=[.K3]/[.J3]" office:value-type="percentage" office:value="0.00179773900518852" calcext:value-type="percentage">
            <text:p>0.18%</text:p>
          </table:table-cell>
          <table:table-cell/>
          <table:table-cell office:value-type="float" office:value="380.56" calcext:value-type="float">
            <text:p>380.56</text:p>
          </table:table-cell>
          <table:table-cell office:value-type="float" office:value="379.63362" calcext:value-type="float">
            <text:p>379.63362</text:p>
          </table:table-cell>
          <table:table-cell table:style-name="Default" table:formula="of:=ABS([.O3]-[.N3])" office:value-type="float" office:value="0.926379999999995" calcext:value-type="float">
            <text:p>0.92638</text:p>
          </table:table-cell>
          <table:table-cell table:formula="of:=[.P3]/[.O3]" office:value-type="percentage" office:value="0.00244019483838127" calcext:value-type="percentage">
            <text:p>0.24%</text:p>
          </table:table-cell>
          <table:table-cell table:number-columns-repeated="3"/>
          <table:table-cell office:value-type="float" office:value="437.31088" calcext:value-type="float">
            <text:p>437.31088</text:p>
          </table:table-cell>
          <table:table-cell office:value-type="float" office:value="427.28003" calcext:value-type="float">
            <text:p>427.28003</text:p>
          </table:table-cell>
          <table:table-cell table:formula="of:=ABS([.V3]-[.U3])" office:value-type="float" office:value="10.03085" calcext:value-type="float">
            <text:p>10.03085</text:p>
          </table:table-cell>
          <table:table-cell table:formula="of:=[.W3]/[.O3]" office:value-type="percentage" office:value="0.0264224490971057" calcext:value-type="percentage">
            <text:p>2.64%</text:p>
          </table:table-cell>
        </table:table-row>
        <table:table-row table:style-name="ro1">
          <table:table-cell table:number-columns-repeated="3"/>
          <table:table-cell table:style-name="Default" office:value-type="float" office:value="311.2" calcext:value-type="float">
            <text:p>311.2</text:p>
          </table:table-cell>
          <table:table-cell table:style-name="Default" office:value-type="float" office:value="311.40685" calcext:value-type="float">
            <text:p>311.40685</text:p>
          </table:table-cell>
          <table:table-cell table:style-name="Default" table:formula="of:=ABS([.E4]-[.D4])" office:value-type="float" office:value="0.206850000000031" calcext:value-type="float">
            <text:p>0.20685</text:p>
          </table:table-cell>
          <table:table-cell table:formula="of:=[.F4]/[.E4]" office:value-type="percentage" office:value="0.000664243577172536" calcext:value-type="percentage">
            <text:p>0.07%</text:p>
          </table:table-cell>
          <table:table-cell/>
          <table:table-cell office:value-type="float" office:value="337.44" calcext:value-type="float">
            <text:p>337.44</text:p>
          </table:table-cell>
          <table:table-cell office:value-type="float" office:value="337.60376" calcext:value-type="float">
            <text:p>337.60376</text:p>
          </table:table-cell>
          <table:table-cell table:style-name="Default" table:formula="of:=ABS([.J4]-[.I4])" office:value-type="float" office:value="0.163760000000025" calcext:value-type="float">
            <text:p>0.16376</text:p>
          </table:table-cell>
          <table:table-cell table:formula="of:=[.K4]/[.J4]" office:value-type="percentage" office:value="0.000485065687657107" calcext:value-type="percentage">
            <text:p>0.05%</text:p>
          </table:table-cell>
          <table:table-cell/>
          <table:table-cell office:value-type="float" office:value="387.25" calcext:value-type="float">
            <text:p>387.25</text:p>
          </table:table-cell>
          <table:table-cell office:value-type="float" office:value="385.94869" calcext:value-type="float">
            <text:p>385.94869</text:p>
          </table:table-cell>
          <table:table-cell table:style-name="Default" table:formula="of:=ABS([.O4]-[.N4])" office:value-type="float" office:value="1.30131" calcext:value-type="float">
            <text:p>1.30131</text:p>
          </table:table-cell>
          <table:table-cell table:formula="of:=[.P4]/[.O4]" office:value-type="percentage" office:value="0.00337171762391524" calcext:value-type="percentage">
            <text:p>0.34%</text:p>
          </table:table-cell>
          <table:table-cell table:number-columns-repeated="3"/>
          <table:table-cell office:value-type="float" office:value="444.36731" calcext:value-type="float">
            <text:p>444.36731</text:p>
          </table:table-cell>
          <table:table-cell office:value-type="float" office:value="436.05121" calcext:value-type="float">
            <text:p>436.05121</text:p>
          </table:table-cell>
          <table:table-cell table:formula="of:=ABS([.V4]-[.U4])" office:value-type="float" office:value="8.31609999999995" calcext:value-type="float">
            <text:p>8.3161</text:p>
          </table:table-cell>
          <table:table-cell table:formula="of:=[.W4]/[.O4]" office:value-type="percentage" office:value="0.0215471647280366" calcext:value-type="percentage">
            <text:p>2.15%</text:p>
          </table:table-cell>
        </table:table-row>
        <table:table-row table:style-name="ro1">
          <table:table-cell table:number-columns-repeated="3"/>
          <table:table-cell table:style-name="Default" office:value-type="float" office:value="311.86" calcext:value-type="float">
            <text:p>311.86</text:p>
          </table:table-cell>
          <table:table-cell table:style-name="Default" office:value-type="float" office:value="312.02963" calcext:value-type="float">
            <text:p>312.02963</text:p>
          </table:table-cell>
          <table:table-cell table:style-name="Default" table:formula="of:=ABS([.E5]-[.D5])" office:value-type="float" office:value="0.169629999999984" calcext:value-type="float">
            <text:p>0.16963</text:p>
          </table:table-cell>
          <table:table-cell table:formula="of:=[.F5]/[.E5]" office:value-type="percentage" office:value="0.000543634269604408" calcext:value-type="percentage">
            <text:p>0.05%</text:p>
          </table:table-cell>
          <table:table-cell/>
          <table:table-cell office:value-type="float" office:value="339.58" calcext:value-type="float">
            <text:p>339.58</text:p>
          </table:table-cell>
          <table:table-cell office:value-type="float" office:value="339.62254" calcext:value-type="float">
            <text:p>339.62254</text:p>
          </table:table-cell>
          <table:table-cell table:style-name="Default" table:formula="of:=ABS([.J5]-[.I5])" office:value-type="float" office:value="0.0425400000000309" calcext:value-type="float">
            <text:p>0.04254</text:p>
          </table:table-cell>
          <table:table-cell table:formula="of:=[.K5]/[.J5]" office:value-type="percentage" office:value="0.000125256704104595" calcext:value-type="percentage">
            <text:p>0.01%</text:p>
          </table:table-cell>
          <table:table-cell/>
          <table:table-cell office:value-type="float" office:value="391.02" calcext:value-type="float">
            <text:p>391.02</text:p>
          </table:table-cell>
          <table:table-cell office:value-type="float" office:value="389.80191" calcext:value-type="float">
            <text:p>389.80191</text:p>
          </table:table-cell>
          <table:table-cell table:style-name="Default" table:formula="of:=ABS([.O5]-[.N5])" office:value-type="float" office:value="1.21808999999996" calcext:value-type="float">
            <text:p>1.21809</text:p>
          </table:table-cell>
          <table:table-cell table:formula="of:=[.P5]/[.O5]" office:value-type="percentage" office:value="0.00312489489853952" calcext:value-type="percentage">
            <text:p>0.31%</text:p>
          </table:table-cell>
          <table:table-cell table:number-columns-repeated="3"/>
          <table:table-cell office:value-type="float" office:value="447.90391" calcext:value-type="float">
            <text:p>447.90391</text:p>
          </table:table-cell>
          <table:table-cell office:value-type="float" office:value="441.23627" calcext:value-type="float">
            <text:p>441.23627</text:p>
          </table:table-cell>
          <table:table-cell table:formula="of:=ABS([.V5]-[.U5])" office:value-type="float" office:value="6.66764000000001" calcext:value-type="float">
            <text:p>6.66764</text:p>
          </table:table-cell>
          <table:table-cell table:formula="of:=[.W5]/[.O5]" office:value-type="percentage" office:value="0.0171052009468091" calcext:value-type="percentage">
            <text:p>1.71%</text:p>
          </table:table-cell>
        </table:table-row>
        <table:table-row table:style-name="ro1">
          <table:table-cell table:number-columns-repeated="3"/>
          <table:table-cell table:style-name="Default" office:value-type="float" office:value="312.33" calcext:value-type="float">
            <text:p>312.33</text:p>
          </table:table-cell>
          <table:table-cell table:style-name="Default" office:value-type="float" office:value="312.46981" calcext:value-type="float">
            <text:p>312.46981</text:p>
          </table:table-cell>
          <table:table-cell table:style-name="Default" table:formula="of:=ABS([.E6]-[.D6])" office:value-type="float" office:value="0.139810000000011" calcext:value-type="float">
            <text:p>0.13981</text:p>
          </table:table-cell>
          <table:table-cell table:formula="of:=[.F6]/[.E6]" office:value-type="percentage" office:value="0.000447435225822332" calcext:value-type="percentage">
            <text:p>0.04%</text:p>
          </table:table-cell>
          <table:table-cell/>
          <table:table-cell office:value-type="float" office:value="341.03" calcext:value-type="float">
            <text:p>341.03</text:p>
          </table:table-cell>
          <table:table-cell office:value-type="float" office:value="341.06091" calcext:value-type="float">
            <text:p>341.06091</text:p>
          </table:table-cell>
          <table:table-cell table:style-name="Default" table:formula="of:=ABS([.J6]-[.I6])" office:value-type="float" office:value="0.0309100000000058" calcext:value-type="float">
            <text:p>0.03091</text:p>
          </table:table-cell>
          <table:table-cell table:formula="of:=[.K6]/[.J6]" office:value-type="percentage" office:value="0.0000906289729890352" calcext:value-type="percentage">
            <text:p>0.01%</text:p>
          </table:table-cell>
          <table:table-cell/>
          <table:table-cell office:value-type="float" office:value="393.57" calcext:value-type="float">
            <text:p>393.57</text:p>
          </table:table-cell>
          <table:table-cell office:value-type="float" office:value="392.50599" calcext:value-type="float">
            <text:p>392.50599</text:p>
          </table:table-cell>
          <table:table-cell table:style-name="Default" table:formula="of:=ABS([.O6]-[.N6])" office:value-type="float" office:value="1.06401" calcext:value-type="float">
            <text:p>1.06401</text:p>
          </table:table-cell>
          <table:table-cell table:formula="of:=[.P6]/[.O6]" office:value-type="percentage" office:value="0.00271081213308361" calcext:value-type="percentage">
            <text:p>0.27%</text:p>
          </table:table-cell>
          <table:table-cell table:number-columns-repeated="3"/>
          <table:table-cell office:value-type="float" office:value="450.39757" calcext:value-type="float">
            <text:p>450.39757</text:p>
          </table:table-cell>
          <table:table-cell office:value-type="float" office:value="444.81427" calcext:value-type="float">
            <text:p>444.81427</text:p>
          </table:table-cell>
          <table:table-cell table:formula="of:=ABS([.V6]-[.U6])" office:value-type="float" office:value="5.58329999999995" calcext:value-type="float">
            <text:p>5.5833</text:p>
          </table:table-cell>
          <table:table-cell table:formula="of:=[.W6]/[.O6]" office:value-type="percentage" office:value="0.0142247510668562" calcext:value-type="percentage">
            <text:p>1.42%</text:p>
          </table:table-cell>
        </table:table-row>
        <table:table-row table:style-name="ro1">
          <table:table-cell table:number-columns-repeated="3"/>
          <table:table-cell table:style-name="Default" office:value-type="float" office:value="312.69" calcext:value-type="float">
            <text:p>312.69</text:p>
          </table:table-cell>
          <table:table-cell table:style-name="Default" office:value-type="float" office:value="312.81253" calcext:value-type="float">
            <text:p>312.81253</text:p>
          </table:table-cell>
          <table:table-cell table:style-name="Default" table:formula="of:=ABS([.E7]-[.D7])" office:value-type="float" office:value="0.122529999999983" calcext:value-type="float">
            <text:p>0.12253</text:p>
          </table:table-cell>
          <table:table-cell table:formula="of:=[.F7]/[.E7]" office:value-type="percentage" office:value="0.0003917042581382" calcext:value-type="percentage">
            <text:p>0.04%</text:p>
          </table:table-cell>
          <table:table-cell/>
          <table:table-cell office:value-type="float" office:value="342.13" calcext:value-type="float">
            <text:p>342.13</text:p>
          </table:table-cell>
          <table:table-cell office:value-type="float" office:value="342.163" calcext:value-type="float">
            <text:p>342.163</text:p>
          </table:table-cell>
          <table:table-cell table:style-name="Default" table:formula="of:=ABS([.J7]-[.I7])" office:value-type="float" office:value="0.0330000000000155" calcext:value-type="float">
            <text:p>0.033</text:p>
          </table:table-cell>
          <table:table-cell table:formula="of:=[.K7]/[.J7]" office:value-type="percentage" office:value="0.0000964452614689942" calcext:value-type="percentage">
            <text:p>0.01%</text:p>
          </table:table-cell>
          <table:table-cell/>
          <table:table-cell office:value-type="float" office:value="395.49" calcext:value-type="float">
            <text:p>395.49</text:p>
          </table:table-cell>
          <table:table-cell office:value-type="float" office:value="394.5557" calcext:value-type="float">
            <text:p>394.5557</text:p>
          </table:table-cell>
          <table:table-cell table:style-name="Default" table:formula="of:=ABS([.O7]-[.N7])" office:value-type="float" office:value="0.934300000000007" calcext:value-type="float">
            <text:p>0.9343</text:p>
          </table:table-cell>
          <table:table-cell table:formula="of:=[.P7]/[.O7]" office:value-type="percentage" office:value="0.00236797998356128" calcext:value-type="percentage">
            <text:p>0.24%</text:p>
          </table:table-cell>
          <table:table-cell table:number-columns-repeated="3"/>
          <table:table-cell office:value-type="float" office:value="452.32183" calcext:value-type="float">
            <text:p>452.32183</text:p>
          </table:table-cell>
          <table:table-cell office:value-type="float" office:value="447.49607" calcext:value-type="float">
            <text:p>447.49607</text:p>
          </table:table-cell>
          <table:table-cell table:formula="of:=ABS([.V7]-[.U7])" office:value-type="float" office:value="4.82576" calcext:value-type="float">
            <text:p>4.82576</text:p>
          </table:table-cell>
          <table:table-cell table:formula="of:=[.W7]/[.O7]" office:value-type="percentage" office:value="0.0122308713319818" calcext:value-type="percentage">
            <text:p>1.22%</text:p>
          </table:table-cell>
        </table:table-row>
        <table:table-row table:style-name="ro1">
          <table:table-cell table:number-columns-repeated="3"/>
          <table:table-cell table:style-name="Default" office:value-type="float" office:value="312.98" calcext:value-type="float">
            <text:p>312.98</text:p>
          </table:table-cell>
          <table:table-cell table:style-name="Default" office:value-type="float" office:value="313.09345" calcext:value-type="float">
            <text:p>313.09345</text:p>
          </table:table-cell>
          <table:table-cell table:style-name="Default" table:formula="of:=ABS([.E8]-[.D8])" office:value-type="float" office:value="0.11345" calcext:value-type="float">
            <text:p>0.11345</text:p>
          </table:table-cell>
          <table:table-cell table:formula="of:=[.F8]/[.E8]" office:value-type="percentage" office:value="0.000362351879287159" calcext:value-type="percentage">
            <text:p>0.04%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43.04832" calcext:value-type="float">
            <text:p>343.04832</text:p>
          </table:table-cell>
          <table:table-cell table:style-name="Default" table:formula="of:=ABS([.J8]-[.I8])" office:value-type="float" office:value="0.0483199999999897" calcext:value-type="float">
            <text:p>0.04832</text:p>
          </table:table-cell>
          <table:table-cell table:formula="of:=[.K8]/[.J8]" office:value-type="percentage" office:value="0.000140854792700893" calcext:value-type="percentage">
            <text:p>0.01%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396.18878" calcext:value-type="float">
            <text:p>396.18878</text:p>
          </table:table-cell>
          <table:table-cell table:style-name="Default" table:formula="of:=ABS([.O8]-[.N8])" office:value-type="float" office:value="0.811219999999992" calcext:value-type="float">
            <text:p>0.81122</text:p>
          </table:table-cell>
          <table:table-cell table:formula="of:=[.P8]/[.O8]" office:value-type="percentage" office:value="0.00204755924688224" calcext:value-type="percentage">
            <text:p>0.20%</text:p>
          </table:table-cell>
          <table:table-cell table:number-columns-repeated="3"/>
          <table:table-cell office:value-type="float" office:value="453.88495" calcext:value-type="float">
            <text:p>453.88495</text:p>
          </table:table-cell>
          <table:table-cell office:value-type="float" office:value="449.61566" calcext:value-type="float">
            <text:p>449.61566</text:p>
          </table:table-cell>
          <table:table-cell table:formula="of:=ABS([.V8]-[.U8])" office:value-type="float" office:value="4.26929000000001" calcext:value-type="float">
            <text:p>4.26929</text:p>
          </table:table-cell>
          <table:table-cell table:formula="of:=[.W8]/[.O8]" office:value-type="percentage" office:value="0.0107758982977762" calcext:value-type="percentage">
            <text:p>1.08%</text:p>
          </table:table-cell>
        </table:table-row>
        <table:table-row table:style-name="ro1">
          <table:table-cell table:number-columns-repeated="3"/>
          <table:table-cell table:style-name="Default" office:value-type="float" office:value="313.23" calcext:value-type="float">
            <text:p>313.23</text:p>
          </table:table-cell>
          <table:table-cell table:style-name="Default" office:value-type="float" office:value="313.33021" calcext:value-type="float">
            <text:p>313.33021</text:p>
          </table:table-cell>
          <table:table-cell table:style-name="Default" table:formula="of:=ABS([.E9]-[.D9])" office:value-type="float" office:value="0.100210000000004" calcext:value-type="float">
            <text:p>0.10021</text:p>
          </table:table-cell>
          <table:table-cell table:formula="of:=[.F9]/[.E9]" office:value-type="percentage" office:value="0.000319822336952457" calcext:value-type="percentage">
            <text:p>0.03%</text:p>
          </table:table-cell>
          <table:table-cell/>
          <table:table-cell office:value-type="float" office:value="343.72" calcext:value-type="float">
            <text:p>343.72</text:p>
          </table:table-cell>
          <table:table-cell office:value-type="float" office:value="343.78341" calcext:value-type="float">
            <text:p>343.78341</text:p>
          </table:table-cell>
          <table:table-cell table:style-name="Default" table:formula="of:=ABS([.J9]-[.I9])" office:value-type="float" office:value="0.0634099999999762" calcext:value-type="float">
            <text:p>0.06341</text:p>
          </table:table-cell>
          <table:table-cell table:formula="of:=[.K9]/[.J9]" office:value-type="percentage" office:value="0.00018444752758714" calcext:value-type="percentage">
            <text:p>0.02%</text:p>
          </table:table-cell>
          <table:table-cell/>
          <table:table-cell office:value-type="float" office:value="398.24" calcext:value-type="float">
            <text:p>398.24</text:p>
          </table:table-cell>
          <table:table-cell office:value-type="float" office:value="397.53578" calcext:value-type="float">
            <text:p>397.53578</text:p>
          </table:table-cell>
          <table:table-cell table:style-name="Default" table:formula="of:=ABS([.O9]-[.N9])" office:value-type="float" office:value="0.704220000000021" calcext:value-type="float">
            <text:p>0.70422</text:p>
          </table:table-cell>
          <table:table-cell table:formula="of:=[.P9]/[.O9]" office:value-type="percentage" office:value="0.00177146318754005" calcext:value-type="percentage">
            <text:p>0.18%</text:p>
          </table:table-cell>
          <table:table-cell table:number-columns-repeated="3"/>
          <table:table-cell office:value-type="float" office:value="455.19005" calcext:value-type="float">
            <text:p>455.19005</text:p>
          </table:table-cell>
          <table:table-cell office:value-type="float" office:value="451.35321" calcext:value-type="float">
            <text:p>451.35321</text:p>
          </table:table-cell>
          <table:table-cell table:formula="of:=ABS([.V9]-[.U9])" office:value-type="float" office:value="3.83684" calcext:value-type="float">
            <text:p>3.83684</text:p>
          </table:table-cell>
          <table:table-cell table:formula="of:=[.W9]/[.O9]" office:value-type="percentage" office:value="0.00965155891125069" calcext:value-type="percentage">
            <text:p>0.97%</text:p>
          </table:table-cell>
        </table:table-row>
        <table:table-row table:style-name="ro1">
          <table:table-cell table:number-columns-repeated="3"/>
          <table:table-cell table:style-name="Default" office:value-type="float" office:value="313.44" calcext:value-type="float">
            <text:p>313.44</text:p>
          </table:table-cell>
          <table:table-cell table:style-name="Default" office:value-type="float" office:value="313.53449" calcext:value-type="float">
            <text:p>313.53449</text:p>
          </table:table-cell>
          <table:table-cell table:style-name="Default" table:formula="of:=ABS([.E10]-[.D10])" office:value-type="float" office:value="0.0944900000000075" calcext:value-type="float">
            <text:p>0.09449</text:p>
          </table:table-cell>
          <table:table-cell table:formula="of:=[.F10]/[.E10]" office:value-type="percentage" office:value="0.000301370353226554" calcext:value-type="percentage">
            <text:p>0.03%</text:p>
          </table:table-cell>
          <table:table-cell/>
          <table:table-cell office:value-type="float" office:value="344.33" calcext:value-type="float">
            <text:p>344.33</text:p>
          </table:table-cell>
          <table:table-cell office:value-type="float" office:value="344.4089" calcext:value-type="float">
            <text:p>344.4089</text:p>
          </table:table-cell>
          <table:table-cell table:style-name="Default" table:formula="of:=ABS([.J10]-[.I10])" office:value-type="float" office:value="0.0789000000000328" calcext:value-type="float">
            <text:p>0.0789</text:p>
          </table:table-cell>
          <table:table-cell table:formula="of:=[.K10]/[.J10]" office:value-type="percentage" office:value="0.000229088156548895" calcext:value-type="percentage">
            <text:p>0.02%</text:p>
          </table:table-cell>
          <table:table-cell/>
          <table:table-cell office:value-type="float" office:value="399.3" calcext:value-type="float">
            <text:p>399.3</text:p>
          </table:table-cell>
          <table:table-cell office:value-type="float" office:value="398.67555" calcext:value-type="float">
            <text:p>398.67555</text:p>
          </table:table-cell>
          <table:table-cell table:style-name="Default" table:formula="of:=ABS([.O10]-[.N10])" office:value-type="float" office:value="0.624450000000024" calcext:value-type="float">
            <text:p>0.62445</text:p>
          </table:table-cell>
          <table:table-cell table:formula="of:=[.P10]/[.O10]" office:value-type="percentage" office:value="0.00156631125234548" calcext:value-type="percentage">
            <text:p>0.16%</text:p>
          </table:table-cell>
          <table:table-cell table:number-columns-repeated="3"/>
          <table:table-cell office:value-type="float" office:value="456.30607" calcext:value-type="float">
            <text:p>456.30607</text:p>
          </table:table-cell>
          <table:table-cell office:value-type="float" office:value="452.81626" calcext:value-type="float">
            <text:p>452.81626</text:p>
          </table:table-cell>
          <table:table-cell table:formula="of:=ABS([.V10]-[.U10])" office:value-type="float" office:value="3.48980999999998" calcext:value-type="float">
            <text:p>3.48981</text:p>
          </table:table-cell>
          <table:table-cell table:formula="of:=[.W10]/[.O10]" office:value-type="percentage" office:value="0.00875350896236295" calcext:value-type="percentage">
            <text:p>0.88%</text:p>
          </table:table-cell>
        </table:table-row>
        <table:table-row table:style-name="ro1">
          <table:table-cell table:number-columns-repeated="3"/>
          <table:table-cell table:style-name="Default" office:value-type="float" office:value="313.62" calcext:value-type="float">
            <text:p>313.62</text:p>
          </table:table-cell>
          <table:table-cell table:style-name="Default" office:value-type="float" office:value="313.71372" calcext:value-type="float">
            <text:p>313.71372</text:p>
          </table:table-cell>
          <table:table-cell table:style-name="Default" table:formula="of:=ABS([.E11]-[.D11])" office:value-type="float" office:value="0.0937200000000189" calcext:value-type="float">
            <text:p>0.09372</text:p>
          </table:table-cell>
          <table:table-cell table:formula="of:=[.F11]/[.E11]" office:value-type="percentage" office:value="0.000298743708117129" calcext:value-type="percentage">
            <text:p>0.03%</text:p>
          </table:table-cell>
          <table:table-cell/>
          <table:table-cell office:value-type="float" office:value="344.86" calcext:value-type="float">
            <text:p>344.86</text:p>
          </table:table-cell>
          <table:table-cell office:value-type="float" office:value="344.95124" calcext:value-type="float">
            <text:p>344.95124</text:p>
          </table:table-cell>
          <table:table-cell table:style-name="Default" table:formula="of:=ABS([.J11]-[.I11])" office:value-type="float" office:value="0.0912399999999707" calcext:value-type="float">
            <text:p>0.09124</text:p>
          </table:table-cell>
          <table:table-cell table:formula="of:=[.K11]/[.J11]" office:value-type="percentage" office:value="0.000264501150945191" calcext:value-type="percentage">
            <text:p>0.03%</text:p>
          </table:table-cell>
          <table:table-cell/>
          <table:table-cell office:value-type="float" office:value="400.21" calcext:value-type="float">
            <text:p>400.21</text:p>
          </table:table-cell>
          <table:table-cell office:value-type="float" office:value="399.65909" calcext:value-type="float">
            <text:p>399.65909</text:p>
          </table:table-cell>
          <table:table-cell table:style-name="Default" table:formula="of:=ABS([.O11]-[.N11])" office:value-type="float" office:value="0.550909999999988" calcext:value-type="float">
            <text:p>0.55091</text:p>
          </table:table-cell>
          <table:table-cell table:formula="of:=[.P11]/[.O11]" office:value-type="percentage" office:value="0.00137844981831888" calcext:value-type="percentage">
            <text:p>0.14%</text:p>
          </table:table-cell>
          <table:table-cell table:number-columns-repeated="3"/>
          <table:table-cell office:value-type="float" office:value="457.27739" calcext:value-type="float">
            <text:p>457.27739</text:p>
          </table:table-cell>
          <table:table-cell office:value-type="float" office:value="454.07366" calcext:value-type="float">
            <text:p>454.07366</text:p>
          </table:table-cell>
          <table:table-cell table:formula="of:=ABS([.V11]-[.U11])" office:value-type="float" office:value="3.20373000000001" calcext:value-type="float">
            <text:p>3.20373</text:p>
          </table:table-cell>
          <table:table-cell table:formula="of:=[.W11]/[.O11]" office:value-type="percentage" office:value="0.00801615697018178" calcext:value-type="percentage">
            <text:p>0.80%</text:p>
          </table:table-cell>
        </table:table-row>
        <table:table-row table:style-name="ro1">
          <table:table-cell table:number-columns-repeated="3"/>
          <table:table-cell table:style-name="Default" office:value-type="float" office:value="313.78" calcext:value-type="float">
            <text:p>313.78</text:p>
          </table:table-cell>
          <table:table-cell table:style-name="Default" office:value-type="float" office:value="313.87318" calcext:value-type="float">
            <text:p>313.87318</text:p>
          </table:table-cell>
          <table:table-cell table:style-name="Default" table:formula="of:=ABS([.E12]-[.D12])" office:value-type="float" office:value="0.093180000000018" calcext:value-type="float">
            <text:p>0.09318</text:p>
          </table:table-cell>
          <table:table-cell table:formula="of:=[.F12]/[.E12]" office:value-type="percentage" office:value="0.000296871494404262" calcext:value-type="percentage">
            <text:p>0.03%</text:p>
          </table:table-cell>
          <table:table-cell/>
          <table:table-cell office:value-type="float" office:value="345.33" calcext:value-type="float">
            <text:p>345.33</text:p>
          </table:table-cell>
          <table:table-cell office:value-type="float" office:value="345.42858" calcext:value-type="float">
            <text:p>345.42858</text:p>
          </table:table-cell>
          <table:table-cell table:style-name="Default" table:formula="of:=ABS([.J12]-[.I12])" office:value-type="float" office:value="0.0985800000000268" calcext:value-type="float">
            <text:p>0.09858</text:p>
          </table:table-cell>
          <table:table-cell table:formula="of:=[.K12]/[.J12]" office:value-type="percentage" office:value="0.000285384608303189" calcext:value-type="percentage">
            <text:p>0.03%</text:p>
          </table:table-cell>
          <table:table-cell/>
          <table:table-cell office:value-type="float" office:value="401.01" calcext:value-type="float">
            <text:p>401.01</text:p>
          </table:table-cell>
          <table:table-cell office:value-type="float" office:value="400.5211" calcext:value-type="float">
            <text:p>400.5211</text:p>
          </table:table-cell>
          <table:table-cell table:style-name="Default" table:formula="of:=ABS([.O12]-[.N12])" office:value-type="float" office:value="0.488900000000001" calcext:value-type="float">
            <text:p>0.4889</text:p>
          </table:table-cell>
          <table:table-cell table:formula="of:=[.P12]/[.O12]" office:value-type="percentage" office:value="0.00122065978546449" calcext:value-type="percentage">
            <text:p>0.12%</text:p>
          </table:table-cell>
          <table:table-cell table:number-columns-repeated="3"/>
          <table:table-cell office:value-type="float" office:value="458.13519" calcext:value-type="float">
            <text:p>458.13519</text:p>
          </table:table-cell>
          <table:table-cell office:value-type="float" office:value="455.17191" calcext:value-type="float">
            <text:p>455.17191</text:p>
          </table:table-cell>
          <table:table-cell table:formula="of:=ABS([.V12]-[.U12])" office:value-type="float" office:value="2.96328" calcext:value-type="float">
            <text:p>2.96328</text:p>
          </table:table-cell>
          <table:table-cell table:formula="of:=[.W12]/[.O12]" office:value-type="percentage" office:value="0.00739856152397464" calcext:value-type="percentage">
            <text:p>0.74%</text:p>
          </table:table-cell>
        </table:table-row>
        <table:table-row table:style-name="ro1">
          <table:table-cell table:number-columns-repeated="3"/>
          <table:table-cell office:value-type="float" office:value="313.93" calcext:value-type="float">
            <text:p>313.93</text:p>
          </table:table-cell>
          <table:table-cell office:value-type="float" office:value="314.01663" calcext:value-type="float">
            <text:p>314.01663</text:p>
          </table:table-cell>
          <table:table-cell table:formula="of:=ABS([.E13]-[.D13])" office:value-type="float" office:value="0.0866300000000138" calcext:value-type="float">
            <text:p>0.08663</text:p>
          </table:table-cell>
          <table:table-cell table:formula="of:=[.F13]/[.E13]" office:value-type="percentage" office:value="0.000275877108801574" calcext:value-type="percentage">
            <text:p>0.03%</text:p>
          </table:table-cell>
          <table:table-cell/>
          <table:table-cell table:style-name="ce1" office:value-type="float" office:value="345.74" calcext:value-type="float">
            <text:p>345.74</text:p>
          </table:table-cell>
          <table:table-cell table:style-name="ce1" office:value-type="float" office:value="345.85385" calcext:value-type="float">
            <text:p>345.85385</text:p>
          </table:table-cell>
          <table:table-cell table:formula="of:=ABS([.J13]-[.I13])" office:value-type="float" office:value="0.113850000000014" calcext:value-type="float">
            <text:p>0.11385</text:p>
          </table:table-cell>
          <table:table-cell table:formula="of:=[.K13]/[.J13]" office:value-type="percentage" office:value="0.000329185290260651" calcext:value-type="percentage">
            <text:p>0.03%</text:p>
          </table:table-cell>
          <table:table-cell/>
          <table:table-cell table:style-name="ce1" office:value-type="float" office:value="401.72" calcext:value-type="float">
            <text:p>401.72</text:p>
          </table:table-cell>
          <table:table-cell table:style-name="ce1" office:value-type="float" office:value="401.28617" calcext:value-type="float">
            <text:p>401.28617</text:p>
          </table:table-cell>
          <table:table-cell table:formula="of:=ABS([.O13]-[.N13])" office:value-type="float" office:value="0.43383" calcext:value-type="float">
            <text:p>0.43383</text:p>
          </table:table-cell>
          <table:table-cell table:formula="of:=[.P13]/[.O13]" office:value-type="percentage" office:value="0.00108109880786572" calcext:value-type="percentage">
            <text:p>0.11%</text:p>
          </table:table-cell>
          <table:table-cell table:number-columns-repeated="3"/>
          <table:table-cell table:style-name="ce1" office:value-type="float" office:value="458.90171" calcext:value-type="float">
            <text:p>458.90171</text:p>
          </table:table-cell>
          <table:table-cell table:style-name="ce1" office:value-type="float" office:value="456.14379" calcext:value-type="float">
            <text:p>456.14379</text:p>
          </table:table-cell>
          <table:table-cell table:formula="of:=ABS([.V13]-[.U13])" office:value-type="float" office:value="2.75791999999996" calcext:value-type="float">
            <text:p>2.75792</text:p>
          </table:table-cell>
          <table:table-cell table:formula="of:=[.W13]/[.O13]" office:value-type="percentage" office:value="0.00687270134427996" calcext:value-type="percentage">
            <text:p>0.69%</text:p>
          </table:table-cell>
        </table:table-row>
        <table:table-row table:style-name="ro1">
          <table:table-cell table:number-columns-repeated="3"/>
          <table:table-cell office:value-type="float" office:value="314.06" calcext:value-type="float">
            <text:p>314.06</text:p>
          </table:table-cell>
          <table:table-cell office:value-type="float" office:value="314.14686" calcext:value-type="float">
            <text:p>314.14686</text:p>
          </table:table-cell>
          <table:table-cell table:formula="of:=ABS([.E14]-[.D14])" office:value-type="float" office:value="0.0868600000000015" calcext:value-type="float">
            <text:p>0.08686</text:p>
          </table:table-cell>
          <table:table-cell table:formula="of:=[.F14]/[.E14]" office:value-type="percentage" office:value="0.000276494885226615" calcext:value-type="percentage">
            <text:p>0.03%</text:p>
          </table:table-cell>
          <table:table-cell/>
          <table:table-cell table:style-name="ce1" office:value-type="float" office:value="346.12" calcext:value-type="float">
            <text:p>346.12</text:p>
          </table:table-cell>
          <table:table-cell table:style-name="ce1" office:value-type="float" office:value="346.23656" calcext:value-type="float">
            <text:p>346.23656</text:p>
          </table:table-cell>
          <table:table-cell table:formula="of:=ABS([.J14]-[.I14])" office:value-type="float" office:value="0.116559999999993" calcext:value-type="float">
            <text:p>0.11656</text:p>
          </table:table-cell>
          <table:table-cell table:formula="of:=[.K14]/[.J14]" office:value-type="percentage" office:value="0.000336648446368554" calcext:value-type="percentage">
            <text:p>0.03%</text:p>
          </table:table-cell>
          <table:table-cell/>
          <table:table-cell table:style-name="ce1" office:value-type="float" office:value="402.36" calcext:value-type="float">
            <text:p>402.36</text:p>
          </table:table-cell>
          <table:table-cell table:style-name="ce1" office:value-type="float" office:value="401.97234" calcext:value-type="float">
            <text:p>401.97234</text:p>
          </table:table-cell>
          <table:table-cell table:formula="of:=ABS([.O14]-[.N14])" office:value-type="float" office:value="0.387660000000039" calcext:value-type="float">
            <text:p>0.38766</text:p>
          </table:table-cell>
          <table:table-cell table:formula="of:=[.P14]/[.O14]" office:value-type="percentage" office:value="0.000964394714322979" calcext:value-type="percentage">
            <text:p>0.10%</text:p>
          </table:table-cell>
          <table:table-cell table:number-columns-repeated="3"/>
          <table:table-cell table:style-name="ce1" office:value-type="float" office:value="459.59339" calcext:value-type="float">
            <text:p>459.59339</text:p>
          </table:table-cell>
          <table:table-cell table:style-name="ce1" office:value-type="float" office:value="457.01318" calcext:value-type="float">
            <text:p>457.01318</text:p>
          </table:table-cell>
          <table:table-cell table:formula="of:=ABS([.V14]-[.U14])" office:value-type="float" office:value="2.58021000000002" calcext:value-type="float">
            <text:p>2.58021</text:p>
          </table:table-cell>
          <table:table-cell table:formula="of:=[.W14]/[.O14]" office:value-type="percentage" office:value="0.00641887449270769" calcext:value-type="percentage">
            <text:p>0.64%</text:p>
          </table:table-cell>
        </table:table-row>
        <table:table-row table:style-name="ro1">
          <table:table-cell table:number-columns-repeated="3"/>
          <table:table-cell office:value-type="float" office:value="314.18" calcext:value-type="float">
            <text:p>314.18</text:p>
          </table:table-cell>
          <table:table-cell office:value-type="float" office:value="314.26602" calcext:value-type="float">
            <text:p>314.26602</text:p>
          </table:table-cell>
          <table:table-cell table:formula="of:=ABS([.E15]-[.D15])" office:value-type="float" office:value="0.0860200000000191" calcext:value-type="float">
            <text:p>0.08602</text:p>
          </table:table-cell>
          <table:table-cell table:formula="of:=[.F15]/[.E15]" office:value-type="percentage" office:value="0.000273717152112147" calcext:value-type="percentage">
            <text:p>0.03%</text:p>
          </table:table-cell>
          <table:table-cell/>
          <table:table-cell table:style-name="ce1" office:value-type="float" office:value="346.46" calcext:value-type="float">
            <text:p>346.46</text:p>
          </table:table-cell>
          <table:table-cell table:style-name="ce1" office:value-type="float" office:value="346.5839" calcext:value-type="float">
            <text:p>346.5839</text:p>
          </table:table-cell>
          <table:table-cell table:formula="of:=ABS([.J15]-[.I15])" office:value-type="float" office:value="0.123900000000049" calcext:value-type="float">
            <text:p>0.1239</text:p>
          </table:table-cell>
          <table:table-cell table:formula="of:=[.K15]/[.J15]" office:value-type="percentage" office:value="0.000357489196699699" calcext:value-type="percentage">
            <text:p>0.04%</text:p>
          </table:table-cell>
          <table:table-cell/>
          <table:table-cell table:style-name="ce1" office:value-type="float" office:value="402.94" calcext:value-type="float">
            <text:p>402.94</text:p>
          </table:table-cell>
          <table:table-cell table:style-name="ce1" office:value-type="float" office:value="402.59316" calcext:value-type="float">
            <text:p>402.59316</text:p>
          </table:table-cell>
          <table:table-cell table:formula="of:=ABS([.O15]-[.N15])" office:value-type="float" office:value="0.346839999999986" calcext:value-type="float">
            <text:p>0.34684</text:p>
          </table:table-cell>
          <table:table-cell table:formula="of:=[.P15]/[.O15]" office:value-type="percentage" office:value="0.00086151488515102" calcext:value-type="percentage">
            <text:p>0.09%</text:p>
          </table:table-cell>
          <table:table-cell table:number-columns-repeated="3"/>
          <table:table-cell table:style-name="ce1" office:value-type="float" office:value="460.2227" calcext:value-type="float">
            <text:p>460.2227</text:p>
          </table:table-cell>
          <table:table-cell table:style-name="ce1" office:value-type="float" office:value="457.79795" calcext:value-type="float">
            <text:p>457.79795</text:p>
          </table:table-cell>
          <table:table-cell table:formula="of:=ABS([.V15]-[.U15])" office:value-type="float" office:value="2.42474999999996" calcext:value-type="float">
            <text:p>2.42475</text:p>
          </table:table-cell>
          <table:table-cell table:formula="of:=[.W15]/[.O15]" office:value-type="percentage" office:value="0.00602282959799903" calcext:value-type="percentage">
            <text:p>0.60%</text:p>
          </table:table-cell>
        </table:table-row>
        <table:table-row table:style-name="ro1">
          <table:table-cell table:number-columns-repeated="3"/>
          <table:table-cell office:value-type="float" office:value="314.3" calcext:value-type="float">
            <text:p>314.3</text:p>
          </table:table-cell>
          <table:table-cell office:value-type="float" office:value="314.37574" calcext:value-type="float">
            <text:p>314.37574</text:p>
          </table:table-cell>
          <table:table-cell table:formula="of:=ABS([.E16]-[.D16])" office:value-type="float" office:value="0.0757399999999961" calcext:value-type="float">
            <text:p>0.07574</text:p>
          </table:table-cell>
          <table:table-cell table:formula="of:=[.F16]/[.E16]" office:value-type="percentage" office:value="0.000240921898108283" calcext:value-type="percentage">
            <text:p>0.02%</text:p>
          </table:table-cell>
          <table:table-cell/>
          <table:table-cell table:style-name="ce1" office:value-type="float" office:value="346.77" calcext:value-type="float">
            <text:p>346.77</text:p>
          </table:table-cell>
          <table:table-cell table:style-name="ce1" office:value-type="float" office:value="346.90143" calcext:value-type="float">
            <text:p>346.90143</text:p>
          </table:table-cell>
          <table:table-cell table:formula="of:=ABS([.J16]-[.I16])" office:value-type="float" office:value="0.131430000000023" calcext:value-type="float">
            <text:p>0.13143</text:p>
          </table:table-cell>
          <table:table-cell table:formula="of:=[.K16]/[.J16]" office:value-type="percentage" office:value="0.000378868429570968" calcext:value-type="percentage">
            <text:p>0.04%</text:p>
          </table:table-cell>
          <table:table-cell/>
          <table:table-cell table:style-name="ce1" office:value-type="float" office:value="403.46" calcext:value-type="float">
            <text:p>403.46</text:p>
          </table:table-cell>
          <table:table-cell table:style-name="ce1" office:value-type="float" office:value="403.15908" calcext:value-type="float">
            <text:p>403.15908</text:p>
          </table:table-cell>
          <table:table-cell table:formula="of:=ABS([.O16]-[.N16])" office:value-type="float" office:value="0.300919999999962" calcext:value-type="float">
            <text:p>0.30092</text:p>
          </table:table-cell>
          <table:table-cell table:formula="of:=[.P16]/[.O16]" office:value-type="percentage" office:value="0.000746405116312802" calcext:value-type="percentage">
            <text:p>0.07%</text:p>
          </table:table-cell>
          <table:table-cell table:number-columns-repeated="3"/>
          <table:table-cell table:style-name="ce1" office:value-type="float" office:value="460.79929" calcext:value-type="float">
            <text:p>460.79929</text:p>
          </table:table-cell>
          <table:table-cell table:style-name="ce1" office:value-type="float" office:value="458.51184" calcext:value-type="float">
            <text:p>458.51184</text:p>
          </table:table-cell>
          <table:table-cell table:formula="of:=ABS([.V16]-[.U16])" office:value-type="float" office:value="2.28744999999998" calcext:value-type="float">
            <text:p>2.28745</text:p>
          </table:table-cell>
          <table:table-cell table:formula="of:=[.W16]/[.O16]" office:value-type="percentage" office:value="0.00567381491196968" calcext:value-type="percentage">
            <text:p>0.57%</text:p>
          </table:table-cell>
        </table:table-row>
        <table:table-row table:style-name="ro1">
          <table:table-cell table:number-columns-repeated="3"/>
          <table:table-cell office:value-type="float" office:value="314.4" calcext:value-type="float">
            <text:p>314.4</text:p>
          </table:table-cell>
          <table:table-cell office:value-type="float" office:value="314.47736" calcext:value-type="float">
            <text:p>314.47736</text:p>
          </table:table-cell>
          <table:table-cell table:formula="of:=ABS([.E17]-[.D17])" office:value-type="float" office:value="0.0773599999999988" calcext:value-type="float">
            <text:p>0.07736</text:p>
          </table:table-cell>
          <table:table-cell table:formula="of:=[.F17]/[.E17]" office:value-type="percentage" office:value="0.00024599545099208" calcext:value-type="percentage">
            <text:p>0.02%</text:p>
          </table:table-cell>
          <table:table-cell/>
          <table:table-cell table:style-name="ce1" office:value-type="float" office:value="347.05" calcext:value-type="float">
            <text:p>347.05</text:p>
          </table:table-cell>
          <table:table-cell table:style-name="ce1" office:value-type="float" office:value="347.19353" calcext:value-type="float">
            <text:p>347.19353</text:p>
          </table:table-cell>
          <table:table-cell table:formula="of:=ABS([.J17]-[.I17])" office:value-type="float" office:value="0.143529999999998" calcext:value-type="float">
            <text:p>0.14353</text:p>
          </table:table-cell>
          <table:table-cell table:formula="of:=[.K17]/[.J17]" office:value-type="percentage" office:value="0.000413400560776574" calcext:value-type="percentage">
            <text:p>0.04%</text:p>
          </table:table-cell>
          <table:table-cell/>
          <table:table-cell table:style-name="ce1" office:value-type="float" office:value="403.95" calcext:value-type="float">
            <text:p>403.95</text:p>
          </table:table-cell>
          <table:table-cell table:style-name="ce1" office:value-type="float" office:value="403.67829" calcext:value-type="float">
            <text:p>403.67829</text:p>
          </table:table-cell>
          <table:table-cell table:formula="of:=ABS([.O17]-[.N17])" office:value-type="float" office:value="0.271709999999985" calcext:value-type="float">
            <text:p>0.27171</text:p>
          </table:table-cell>
          <table:table-cell table:formula="of:=[.P17]/[.O17]" office:value-type="percentage" office:value="0.000673085490923935" calcext:value-type="percentage">
            <text:p>0.07%</text:p>
          </table:table-cell>
          <table:table-cell table:number-columns-repeated="3"/>
          <table:table-cell table:style-name="ce1" office:value-type="float" office:value="461.33077" calcext:value-type="float">
            <text:p>461.33077</text:p>
          </table:table-cell>
          <table:table-cell table:style-name="ce1" office:value-type="float" office:value="459.16558" calcext:value-type="float">
            <text:p>459.16558</text:p>
          </table:table-cell>
          <table:table-cell table:formula="of:=ABS([.V17]-[.U17])" office:value-type="float" office:value="2.16519" calcext:value-type="float">
            <text:p>2.16519</text:p>
          </table:table-cell>
          <table:table-cell table:formula="of:=[.W17]/[.O17]" office:value-type="percentage" office:value="0.0053636523281943" calcext:value-type="percentage">
            <text:p>0.54%</text:p>
          </table:table-cell>
        </table:table-row>
        <table:table-row table:style-name="ro1">
          <table:table-cell table:number-columns-repeated="3"/>
          <table:table-cell office:value-type="float" office:value="314.5" calcext:value-type="float">
            <text:p>314.5</text:p>
          </table:table-cell>
          <table:table-cell office:value-type="float" office:value="314.57193" calcext:value-type="float">
            <text:p>314.57193</text:p>
          </table:table-cell>
          <table:table-cell table:formula="of:=ABS([.E18]-[.D18])" office:value-type="float" office:value="0.0719300000000089" calcext:value-type="float">
            <text:p>0.07193</text:p>
          </table:table-cell>
          <table:table-cell table:formula="of:=[.F18]/[.E18]" office:value-type="percentage" office:value="0.000228659944325004" calcext:value-type="percentage">
            <text:p>0.02%</text:p>
          </table:table-cell>
          <table:table-cell/>
          <table:table-cell table:style-name="ce1" office:value-type="float" office:value="347.32" calcext:value-type="float">
            <text:p>347.32</text:p>
          </table:table-cell>
          <table:table-cell table:style-name="ce1" office:value-type="float" office:value="347.4637" calcext:value-type="float">
            <text:p>347.4637</text:p>
          </table:table-cell>
          <table:table-cell table:formula="of:=ABS([.J18]-[.I18])" office:value-type="float" office:value="0.143700000000024" calcext:value-type="float">
            <text:p>0.1437</text:p>
          </table:table-cell>
          <table:table-cell table:formula="of:=[.K18]/[.J18]" office:value-type="percentage" office:value="0.000413568381387822" calcext:value-type="percentage">
            <text:p>0.04%</text:p>
          </table:table-cell>
          <table:table-cell/>
          <table:table-cell table:style-name="ce1" office:value-type="float" office:value="404.4" calcext:value-type="float">
            <text:p>404.4</text:p>
          </table:table-cell>
          <table:table-cell table:style-name="ce1" office:value-type="float" office:value="404.15733" calcext:value-type="float">
            <text:p>404.15733</text:p>
          </table:table-cell>
          <table:table-cell table:formula="of:=ABS([.O18]-[.N18])" office:value-type="float" office:value="0.242669999999976" calcext:value-type="float">
            <text:p>0.24267</text:p>
          </table:table-cell>
          <table:table-cell table:formula="of:=[.P18]/[.O18]" office:value-type="percentage" office:value="0.000600434489212346" calcext:value-type="percentage">
            <text:p>0.06%</text:p>
          </table:table-cell>
          <table:table-cell table:number-columns-repeated="3"/>
          <table:table-cell table:style-name="ce1" office:value-type="float" office:value="461.82327" calcext:value-type="float">
            <text:p>461.82327</text:p>
          </table:table-cell>
          <table:table-cell table:style-name="ce1" office:value-type="float" office:value="459.7677" calcext:value-type="float">
            <text:p>459.7677</text:p>
          </table:table-cell>
          <table:table-cell table:formula="of:=ABS([.V18]-[.U18])" office:value-type="float" office:value="2.05556999999999" calcext:value-type="float">
            <text:p>2.05557</text:p>
          </table:table-cell>
          <table:table-cell table:formula="of:=[.W18]/[.O18]" office:value-type="percentage" office:value="0.00508606388507166" calcext:value-type="percentage">
            <text:p>0.51%</text:p>
          </table:table-cell>
        </table:table-row>
        <table:table-row table:style-name="ro1">
          <table:table-cell table:number-columns-repeated="3"/>
          <table:table-cell office:value-type="float" office:value="314.58" calcext:value-type="float">
            <text:p>314.58</text:p>
          </table:table-cell>
          <table:table-cell office:value-type="float" office:value="314.66032" calcext:value-type="float">
            <text:p>314.66032</text:p>
          </table:table-cell>
          <table:table-cell table:formula="of:=ABS([.E19]-[.D19])" office:value-type="float" office:value="0.0803200000000288" calcext:value-type="float">
            <text:p>0.08032</text:p>
          </table:table-cell>
          <table:table-cell table:formula="of:=[.F19]/[.E19]" office:value-type="percentage" office:value="0.000255259385740245" calcext:value-type="percentage">
            <text:p>0.03%</text:p>
          </table:table-cell>
          <table:table-cell/>
          <table:table-cell table:style-name="ce1" office:value-type="float" office:value="347.57" calcext:value-type="float">
            <text:p>347.57</text:p>
          </table:table-cell>
          <table:table-cell table:style-name="ce1" office:value-type="float" office:value="347.71478" calcext:value-type="float">
            <text:p>347.71478</text:p>
          </table:table-cell>
          <table:table-cell table:formula="of:=ABS([.J19]-[.I19])" office:value-type="float" office:value="0.144780000000026" calcext:value-type="float">
            <text:p>0.14478</text:p>
          </table:table-cell>
          <table:table-cell table:formula="of:=[.K19]/[.J19]" office:value-type="percentage" office:value="0.000416375743360767" calcext:value-type="percentage">
            <text:p>0.04%</text:p>
          </table:table-cell>
          <table:table-cell/>
          <table:table-cell table:style-name="ce1" office:value-type="float" office:value="404.82" calcext:value-type="float">
            <text:p>404.82</text:p>
          </table:table-cell>
          <table:table-cell table:style-name="ce1" office:value-type="float" office:value="404.6015" calcext:value-type="float">
            <text:p>404.6015</text:p>
          </table:table-cell>
          <table:table-cell table:formula="of:=ABS([.O19]-[.N19])" office:value-type="float" office:value="0.218500000000006" calcext:value-type="float">
            <text:p>0.2185</text:p>
          </table:table-cell>
          <table:table-cell table:formula="of:=[.P19]/[.O19]" office:value-type="percentage" office:value="0.000540037543113424" calcext:value-type="percentage">
            <text:p>0.05%</text:p>
          </table:table-cell>
          <table:table-cell table:number-columns-repeated="3"/>
          <table:table-cell table:style-name="ce1" office:value-type="float" office:value="462.28176" calcext:value-type="float">
            <text:p>462.28176</text:p>
          </table:table-cell>
          <table:table-cell table:style-name="ce1" office:value-type="float" office:value="460.32511" calcext:value-type="float">
            <text:p>460.32511</text:p>
          </table:table-cell>
          <table:table-cell table:formula="of:=ABS([.V19]-[.U19])" office:value-type="float" office:value="1.95665000000002" calcext:value-type="float">
            <text:p>1.95665</text:p>
          </table:table-cell>
          <table:table-cell table:formula="of:=[.W19]/[.O19]" office:value-type="percentage" office:value="0.00483599294614584" calcext:value-type="percentage">
            <text:p>0.48%</text:p>
          </table:table-cell>
        </table:table-row>
        <table:table-row table:style-name="ro1">
          <table:table-cell table:number-columns-repeated="3"/>
          <table:table-cell office:value-type="float" office:value="314.67" calcext:value-type="float">
            <text:p>314.67</text:p>
          </table:table-cell>
          <table:table-cell office:value-type="float" office:value="314.74326" calcext:value-type="float">
            <text:p>314.74326</text:p>
          </table:table-cell>
          <table:table-cell table:formula="of:=ABS([.E20]-[.D20])" office:value-type="float" office:value="0.0732600000000048" calcext:value-type="float">
            <text:p>0.07326</text:p>
          </table:table-cell>
          <table:table-cell table:formula="of:=[.F20]/[.E20]" office:value-type="percentage" office:value="0.000232761139984395" calcext:value-type="percentage">
            <text:p>0.02%</text:p>
          </table:table-cell>
          <table:table-cell/>
          <table:table-cell table:style-name="ce1" office:value-type="float" office:value="347.8" calcext:value-type="float">
            <text:p>347.8</text:p>
          </table:table-cell>
          <table:table-cell table:style-name="ce1" office:value-type="float" office:value="347.94912" calcext:value-type="float">
            <text:p>347.94912</text:p>
          </table:table-cell>
          <table:table-cell table:formula="of:=ABS([.J20]-[.I20])" office:value-type="float" office:value="0.149119999999982" calcext:value-type="float">
            <text:p>0.14912</text:p>
          </table:table-cell>
          <table:table-cell table:formula="of:=[.K20]/[.J20]" office:value-type="percentage" office:value="0.000428568406783101" calcext:value-type="percentage">
            <text:p>0.04%</text:p>
          </table:table-cell>
          <table:table-cell/>
          <table:table-cell table:style-name="ce1" office:value-type="float" office:value="405.21" calcext:value-type="float">
            <text:p>405.21</text:p>
          </table:table-cell>
          <table:table-cell table:style-name="ce1" office:value-type="float" office:value="405.01514" calcext:value-type="float">
            <text:p>405.01514</text:p>
          </table:table-cell>
          <table:table-cell table:formula="of:=ABS([.O20]-[.N20])" office:value-type="float" office:value="0.194860000000006" calcext:value-type="float">
            <text:p>0.19486</text:p>
          </table:table-cell>
          <table:table-cell table:formula="of:=[.P20]/[.O20]" office:value-type="percentage" office:value="0.000481117816978411" calcext:value-type="percentage">
            <text:p>0.05%</text:p>
          </table:table-cell>
          <table:table-cell table:number-columns-repeated="3"/>
          <table:table-cell table:style-name="ce1" office:value-type="float" office:value="462.71033" calcext:value-type="float">
            <text:p>462.71033</text:p>
          </table:table-cell>
          <table:table-cell table:style-name="ce1" office:value-type="float" office:value="460.84345" calcext:value-type="float">
            <text:p>460.84345</text:p>
          </table:table-cell>
          <table:table-cell table:formula="of:=ABS([.V20]-[.U20])" office:value-type="float" office:value="1.86687999999998" calcext:value-type="float">
            <text:p>1.86688</text:p>
          </table:table-cell>
          <table:table-cell table:formula="of:=[.W20]/[.O20]" office:value-type="percentage" office:value="0.00460940793472555" calcext:value-type="percentage">
            <text:p>0.46%</text:p>
          </table:table-cell>
        </table:table-row>
        <table:table-row table:style-name="ro1">
          <table:table-cell table:number-columns-repeated="3"/>
          <table:table-cell office:value-type="float" office:value="314.75" calcext:value-type="float">
            <text:p>314.75</text:p>
          </table:table-cell>
          <table:table-cell office:value-type="float" office:value="314.82134" calcext:value-type="float">
            <text:p>314.82134</text:p>
          </table:table-cell>
          <table:table-cell table:formula="of:=ABS([.E21]-[.D21])" office:value-type="float" office:value="0.0713400000000206" calcext:value-type="float">
            <text:p>0.07134</text:p>
          </table:table-cell>
          <table:table-cell table:formula="of:=[.F21]/[.E21]" office:value-type="percentage" office:value="0.000226604714915516" calcext:value-type="percentage">
            <text:p>0.02%</text:p>
          </table:table-cell>
          <table:table-cell/>
          <table:table-cell table:style-name="ce1" office:value-type="float" office:value="348.01" calcext:value-type="float">
            <text:p>348.01</text:p>
          </table:table-cell>
          <table:table-cell table:style-name="ce1" office:value-type="float" office:value="348.16866" calcext:value-type="float">
            <text:p>348.16866</text:p>
          </table:table-cell>
          <table:table-cell table:formula="of:=ABS([.J21]-[.I21])" office:value-type="float" office:value="0.158659999999998" calcext:value-type="float">
            <text:p>0.15866</text:p>
          </table:table-cell>
          <table:table-cell table:formula="of:=[.K21]/[.J21]" office:value-type="percentage" office:value="0.000455698683505855" calcext:value-type="percentage">
            <text:p>0.05%</text:p>
          </table:table-cell>
          <table:table-cell/>
          <table:table-cell table:style-name="ce1" office:value-type="float" office:value="405.57" calcext:value-type="float">
            <text:p>405.57</text:p>
          </table:table-cell>
          <table:table-cell table:style-name="ce1" office:value-type="float" office:value="405.40186" calcext:value-type="float">
            <text:p>405.40186</text:p>
          </table:table-cell>
          <table:table-cell table:formula="of:=ABS([.O21]-[.N21])" office:value-type="float" office:value="0.168139999999994" calcext:value-type="float">
            <text:p>0.16814</text:p>
          </table:table-cell>
          <table:table-cell table:formula="of:=[.P21]/[.O21]" office:value-type="percentage" office:value="0.000414748960451227" calcext:value-type="percentage">
            <text:p>0.04%</text:p>
          </table:table-cell>
          <table:table-cell table:number-columns-repeated="3"/>
          <table:table-cell table:style-name="ce1" office:value-type="float" office:value="463.11242" calcext:value-type="float">
            <text:p>463.11242</text:p>
          </table:table-cell>
          <table:table-cell table:style-name="ce1" office:value-type="float" office:value="461.32739" calcext:value-type="float">
            <text:p>461.32739</text:p>
          </table:table-cell>
          <table:table-cell table:formula="of:=ABS([.V21]-[.U21])" office:value-type="float" office:value="1.78503000000001" calcext:value-type="float">
            <text:p>1.78503</text:p>
          </table:table-cell>
          <table:table-cell table:formula="of:=[.W21]/[.O21]" office:value-type="percentage" office:value="0.00440311250668659" calcext:value-type="percentage">
            <text:p>0.44%</text:p>
          </table:table-cell>
        </table:table-row>
        <table:table-row table:style-name="ro1">
          <table:table-cell table:number-columns-repeated="3"/>
          <table:table-cell office:value-type="float" office:value="314.82" calcext:value-type="float">
            <text:p>314.82</text:p>
          </table:table-cell>
          <table:table-cell office:value-type="float" office:value="314.89509" calcext:value-type="float">
            <text:p>314.89509</text:p>
          </table:table-cell>
          <table:table-cell table:formula="of:=ABS([.E22]-[.D22])" office:value-type="float" office:value="0.0750899999999888" calcext:value-type="float">
            <text:p>0.07509</text:p>
          </table:table-cell>
          <table:table-cell table:formula="of:=[.F22]/[.E22]" office:value-type="percentage" office:value="0.000238460371039729" calcext:value-type="percentage">
            <text:p>0.02%</text:p>
          </table:table-cell>
          <table:table-cell/>
          <table:table-cell table:style-name="ce1" office:value-type="float" office:value="348.22" calcext:value-type="float">
            <text:p>348.22</text:p>
          </table:table-cell>
          <table:table-cell table:style-name="ce1" office:value-type="float" office:value="348.37504" calcext:value-type="float">
            <text:p>348.37504</text:p>
          </table:table-cell>
          <table:table-cell table:formula="of:=ABS([.J22]-[.I22])" office:value-type="float" office:value="0.155039999999985" calcext:value-type="float">
            <text:p>0.15504</text:p>
          </table:table-cell>
          <table:table-cell table:formula="of:=[.K22]/[.J22]" office:value-type="percentage" office:value="0.00044503762382054" calcext:value-type="percentage">
            <text:p>0.04%</text:p>
          </table:table-cell>
          <table:table-cell/>
          <table:table-cell table:style-name="ce1" office:value-type="float" office:value="405.91" calcext:value-type="float">
            <text:p>405.91</text:p>
          </table:table-cell>
          <table:table-cell table:style-name="ce1" office:value-type="float" office:value="405.76468" calcext:value-type="float">
            <text:p>405.76468</text:p>
          </table:table-cell>
          <table:table-cell table:formula="of:=ABS([.O22]-[.N22])" office:value-type="float" office:value="0.145320000000027" calcext:value-type="float">
            <text:p>0.14532</text:p>
          </table:table-cell>
          <table:table-cell table:formula="of:=[.P22]/[.O22]" office:value-type="percentage" office:value="0.000358138613740423" calcext:value-type="percentage">
            <text:p>0.04%</text:p>
          </table:table-cell>
          <table:table-cell table:number-columns-repeated="3"/>
          <table:table-cell table:style-name="ce1" office:value-type="float" office:value="463.4909" calcext:value-type="float">
            <text:p>463.4909</text:p>
          </table:table-cell>
          <table:table-cell table:style-name="ce1" office:value-type="float" office:value="461.78085" calcext:value-type="float">
            <text:p>461.78085</text:p>
          </table:table-cell>
          <table:table-cell table:formula="of:=ABS([.V22]-[.U22])" office:value-type="float" office:value="1.71005000000002" calcext:value-type="float">
            <text:p>1.71005</text:p>
          </table:table-cell>
          <table:table-cell table:formula="of:=[.W22]/[.O22]" office:value-type="percentage" office:value="0.00421438849729361" calcext:value-type="percentage">
            <text:p>0.42%</text:p>
          </table:table-cell>
        </table:table-row>
        <table:table-row table:style-name="ro1">
          <table:table-cell table:number-columns-repeated="3"/>
          <table:table-cell office:value-type="float" office:value="314.89" calcext:value-type="float">
            <text:p>314.89</text:p>
          </table:table-cell>
          <table:table-cell office:value-type="float" office:value="314.96494" calcext:value-type="float">
            <text:p>314.96494</text:p>
          </table:table-cell>
          <table:table-cell table:formula="of:=ABS([.E23]-[.D23])" office:value-type="float" office:value="0.0749400000000264" calcext:value-type="float">
            <text:p>0.07494</text:p>
          </table:table-cell>
          <table:table-cell table:formula="of:=[.F23]/[.E23]" office:value-type="percentage" office:value="0.000237931244029975" calcext:value-type="percentage">
            <text:p>0.02%</text:p>
          </table:table-cell>
          <table:table-cell/>
          <table:table-cell table:style-name="ce1" office:value-type="float" office:value="348.41" calcext:value-type="float">
            <text:p>348.41</text:p>
          </table:table-cell>
          <table:table-cell table:style-name="ce1" office:value-type="float" office:value="348.56964" calcext:value-type="float">
            <text:p>348.56964</text:p>
          </table:table-cell>
          <table:table-cell table:formula="of:=ABS([.J23]-[.I23])" office:value-type="float" office:value="0.159639999999968" calcext:value-type="float">
            <text:p>0.15964</text:p>
          </table:table-cell>
          <table:table-cell table:formula="of:=[.K23]/[.J23]" office:value-type="percentage" office:value="0.000457985956550799" calcext:value-type="percentage">
            <text:p>0.05%</text:p>
          </table:table-cell>
          <table:table-cell/>
          <table:table-cell table:style-name="ce1" office:value-type="float" office:value="406.24" calcext:value-type="float">
            <text:p>406.24</text:p>
          </table:table-cell>
          <table:table-cell table:style-name="ce1" office:value-type="float" office:value="406.10615" calcext:value-type="float">
            <text:p>406.10615</text:p>
          </table:table-cell>
          <table:table-cell table:formula="of:=ABS([.O23]-[.N23])" office:value-type="float" office:value="0.133849999999995" calcext:value-type="float">
            <text:p>0.13385</text:p>
          </table:table-cell>
          <table:table-cell table:formula="of:=[.P23]/[.O23]" office:value-type="percentage" office:value="0.000329593629645834" calcext:value-type="percentage">
            <text:p>0.03%</text:p>
          </table:table-cell>
          <table:table-cell table:number-columns-repeated="3"/>
          <table:table-cell table:style-name="ce1" office:value-type="float" office:value="463.8482" calcext:value-type="float">
            <text:p>463.8482</text:p>
          </table:table-cell>
          <table:table-cell table:style-name="ce1" office:value-type="float" office:value="462.2071" calcext:value-type="float">
            <text:p>462.2071</text:p>
          </table:table-cell>
          <table:table-cell table:formula="of:=ABS([.V23]-[.U23])" office:value-type="float" office:value="1.64109999999999" calcext:value-type="float">
            <text:p>1.6411</text:p>
          </table:table-cell>
          <table:table-cell table:formula="of:=[.W23]/[.O23]" office:value-type="percentage" office:value="0.00404106167808588" calcext:value-type="percentage">
            <text:p>0.40%</text:p>
          </table:table-cell>
        </table:table-row>
        <table:table-row table:style-name="ro1">
          <table:table-cell table:number-columns-repeated="3"/>
          <table:table-cell office:value-type="float" office:value="314.96" calcext:value-type="float">
            <text:p>314.96</text:p>
          </table:table-cell>
          <table:table-cell office:value-type="float" office:value="315.03126" calcext:value-type="float">
            <text:p>315.03126</text:p>
          </table:table-cell>
          <table:table-cell table:formula="of:=ABS([.E24]-[.D24])" office:value-type="float" office:value="0.0712599999999952" calcext:value-type="float">
            <text:p>0.07126</text:p>
          </table:table-cell>
          <table:table-cell table:formula="of:=[.F24]/[.E24]" office:value-type="percentage" office:value="0.000226199774587434" calcext:value-type="percentage">
            <text:p>0.02%</text:p>
          </table:table-cell>
          <table:table-cell/>
          <table:table-cell table:style-name="ce1" office:value-type="float" office:value="348.59" calcext:value-type="float">
            <text:p>348.59</text:p>
          </table:table-cell>
          <table:table-cell table:style-name="ce1" office:value-type="float" office:value="348.75364" calcext:value-type="float">
            <text:p>348.75364</text:p>
          </table:table-cell>
          <table:table-cell table:formula="of:=ABS([.J24]-[.I24])" office:value-type="float" office:value="0.163640000000044" calcext:value-type="float">
            <text:p>0.16364</text:p>
          </table:table-cell>
          <table:table-cell table:formula="of:=[.K24]/[.J24]" office:value-type="percentage" office:value="0.000469213740679649" calcext:value-type="percentage">
            <text:p>0.05%</text:p>
          </table:table-cell>
          <table:table-cell/>
          <table:table-cell table:style-name="ce1" office:value-type="float" office:value="406.54" calcext:value-type="float">
            <text:p>406.54</text:p>
          </table:table-cell>
          <table:table-cell table:style-name="ce1" office:value-type="float" office:value="406.42845" calcext:value-type="float">
            <text:p>406.42845</text:p>
          </table:table-cell>
          <table:table-cell table:formula="of:=ABS([.O24]-[.N24])" office:value-type="float" office:value="0.111550000000022" calcext:value-type="float">
            <text:p>0.11155</text:p>
          </table:table-cell>
          <table:table-cell table:formula="of:=[.P24]/[.O24]" office:value-type="percentage" office:value="0.00027446405388211" calcext:value-type="percentage">
            <text:p>0.03%</text:p>
          </table:table-cell>
          <table:table-cell table:number-columns-repeated="3"/>
          <table:table-cell table:style-name="ce1" office:value-type="float" office:value="464.18644" calcext:value-type="float">
            <text:p>464.18644</text:p>
          </table:table-cell>
          <table:table-cell table:style-name="ce1" office:value-type="float" office:value="462.60898" calcext:value-type="float">
            <text:p>462.60898</text:p>
          </table:table-cell>
          <table:table-cell table:formula="of:=ABS([.V24]-[.U24])" office:value-type="float" office:value="1.57746000000003" calcext:value-type="float">
            <text:p>1.57746</text:p>
          </table:table-cell>
          <table:table-cell table:formula="of:=[.W24]/[.O24]" office:value-type="percentage" office:value="0.00388127356734016" calcext:value-type="percentage">
            <text:p>0.39%</text:p>
          </table:table-cell>
        </table:table-row>
        <table:table-row table:style-name="ro1">
          <table:table-cell table:number-columns-repeated="3"/>
          <table:table-cell office:value-type="float" office:value="315.02" calcext:value-type="float">
            <text:p>315.02</text:p>
          </table:table-cell>
          <table:table-cell office:value-type="float" office:value="315.09437" calcext:value-type="float">
            <text:p>315.09437</text:p>
          </table:table-cell>
          <table:table-cell table:formula="of:=ABS([.E25]-[.D25])" office:value-type="float" office:value="0.0743700000000445" calcext:value-type="float">
            <text:p>0.07437</text:p>
          </table:table-cell>
          <table:table-cell table:formula="of:=[.F25]/[.E25]" office:value-type="percentage" office:value="0.000236024528143884" calcext:value-type="percentage">
            <text:p>0.02%</text:p>
          </table:table-cell>
          <table:table-cell/>
          <table:table-cell table:style-name="ce1" office:value-type="float" office:value="348.77" calcext:value-type="float">
            <text:p>348.77</text:p>
          </table:table-cell>
          <table:table-cell table:style-name="ce1" office:value-type="float" office:value="348.92806" calcext:value-type="float">
            <text:p>348.92806</text:p>
          </table:table-cell>
          <table:table-cell table:formula="of:=ABS([.J25]-[.I25])" office:value-type="float" office:value="0.158060000000035" calcext:value-type="float">
            <text:p>0.15806</text:p>
          </table:table-cell>
          <table:table-cell table:formula="of:=[.K25]/[.J25]" office:value-type="percentage" office:value="0.000452987357909921" calcext:value-type="percentage">
            <text:p>0.05%</text:p>
          </table:table-cell>
          <table:table-cell/>
          <table:table-cell table:style-name="ce1" office:value-type="float" office:value="406.83" calcext:value-type="float">
            <text:p>406.83</text:p>
          </table:table-cell>
          <table:table-cell table:style-name="ce1" office:value-type="float" office:value="406.73346" calcext:value-type="float">
            <text:p>406.73346</text:p>
          </table:table-cell>
          <table:table-cell table:formula="of:=ABS([.O25]-[.N25])" office:value-type="float" office:value="0.0965400000000045" calcext:value-type="float">
            <text:p>0.09654</text:p>
          </table:table-cell>
          <table:table-cell table:formula="of:=[.P25]/[.O25]" office:value-type="percentage" office:value="0.000237354458125979" calcext:value-type="percentage">
            <text:p>0.02%</text:p>
          </table:table-cell>
          <table:table-cell table:number-columns-repeated="3"/>
          <table:table-cell table:style-name="ce1" office:value-type="float" office:value="464.5074" calcext:value-type="float">
            <text:p>464.5074</text:p>
          </table:table-cell>
          <table:table-cell table:style-name="ce1" office:value-type="float" office:value="462.98888" calcext:value-type="float">
            <text:p>462.98888</text:p>
          </table:table-cell>
          <table:table-cell table:formula="of:=ABS([.V25]-[.U25])" office:value-type="float" office:value="1.51852000000002" calcext:value-type="float">
            <text:p>1.51852</text:p>
          </table:table-cell>
          <table:table-cell table:formula="of:=[.W25]/[.O25]" office:value-type="percentage" office:value="0.00373345236951989" calcext:value-type="percentage">
            <text:p>0.37%</text:p>
          </table:table-cell>
        </table:table-row>
        <table:table-row table:style-name="ro1">
          <table:table-cell table:number-columns-repeated="3"/>
          <table:table-cell office:value-type="float" office:value="315.09" calcext:value-type="float">
            <text:p>315.09</text:p>
          </table:table-cell>
          <table:table-cell office:value-type="float" office:value="315.15456" calcext:value-type="float">
            <text:p>315.15456</text:p>
          </table:table-cell>
          <table:table-cell table:formula="of:=ABS([.E26]-[.D26])" office:value-type="float" office:value="0.0645600000000286" calcext:value-type="float">
            <text:p>0.06456</text:p>
          </table:table-cell>
          <table:table-cell table:formula="of:=[.F26]/[.E26]" office:value-type="percentage" office:value="0.000204851866969745" calcext:value-type="percentage">
            <text:p>0.02%</text:p>
          </table:table-cell>
          <table:table-cell/>
          <table:table-cell table:style-name="ce1" office:value-type="float" office:value="348.93" calcext:value-type="float">
            <text:p>348.93</text:p>
          </table:table-cell>
          <table:table-cell table:style-name="ce1" office:value-type="float" office:value="349.09378" calcext:value-type="float">
            <text:p>349.09378</text:p>
          </table:table-cell>
          <table:table-cell table:formula="of:=ABS([.J26]-[.I26])" office:value-type="float" office:value="0.163779999999974" calcext:value-type="float">
            <text:p>0.16378</text:p>
          </table:table-cell>
          <table:table-cell table:formula="of:=[.K26]/[.J26]" office:value-type="percentage" office:value="0.000469157600000706" calcext:value-type="percentage">
            <text:p>0.05%</text:p>
          </table:table-cell>
          <table:table-cell/>
          <table:table-cell table:style-name="ce1" office:value-type="float" office:value="407.11" calcext:value-type="float">
            <text:p>407.11</text:p>
          </table:table-cell>
          <table:table-cell table:style-name="ce1" office:value-type="float" office:value="407.02279" calcext:value-type="float">
            <text:p>407.02279</text:p>
          </table:table-cell>
          <table:table-cell table:formula="of:=ABS([.O26]-[.N26])" office:value-type="float" office:value="0.0872100000000273" calcext:value-type="float">
            <text:p>0.08721</text:p>
          </table:table-cell>
          <table:table-cell table:formula="of:=[.P26]/[.O26]" office:value-type="percentage" office:value="0.000214263186589693" calcext:value-type="percentage">
            <text:p>0.02%</text:p>
          </table:table-cell>
          <table:table-cell table:number-columns-repeated="3"/>
          <table:table-cell table:style-name="ce1" office:value-type="float" office:value="464.81266" calcext:value-type="float">
            <text:p>464.81266</text:p>
          </table:table-cell>
          <table:table-cell table:style-name="ce1" office:value-type="float" office:value="463.34888" calcext:value-type="float">
            <text:p>463.34888</text:p>
          </table:table-cell>
          <table:table-cell table:formula="of:=ABS([.V26]-[.U26])" office:value-type="float" office:value="1.46377999999999" calcext:value-type="float">
            <text:p>1.46378</text:p>
          </table:table-cell>
          <table:table-cell table:formula="of:=[.W26]/[.O26]" office:value-type="percentage" office:value="0.00359630968084118" calcext:value-type="percentage">
            <text:p>0.36%</text:p>
          </table:table-cell>
        </table:table-row>
        <table:table-row table:style-name="ro1">
          <table:table-cell table:number-columns-repeated="3"/>
          <table:table-cell office:value-type="float" office:value="315.14" calcext:value-type="float">
            <text:p>315.14</text:p>
          </table:table-cell>
          <table:table-cell office:value-type="float" office:value="315.21208" calcext:value-type="float">
            <text:p>315.21208</text:p>
          </table:table-cell>
          <table:table-cell table:formula="of:=ABS([.E27]-[.D27])" office:value-type="float" office:value="0.0720800000000281" calcext:value-type="float">
            <text:p>0.07208</text:p>
          </table:table-cell>
          <table:table-cell table:formula="of:=[.F27]/[.E27]" office:value-type="percentage" office:value="0.000228671439241885" calcext:value-type="percentage">
            <text:p>0.02%</text:p>
          </table:table-cell>
          <table:table-cell/>
          <table:table-cell table:style-name="ce1" office:value-type="float" office:value="349.09" calcext:value-type="float">
            <text:p>349.09</text:p>
          </table:table-cell>
          <table:table-cell table:style-name="ce1" office:value-type="float" office:value="349.25158" calcext:value-type="float">
            <text:p>349.25158</text:p>
          </table:table-cell>
          <table:table-cell table:formula="of:=ABS([.J27]-[.I27])" office:value-type="float" office:value="0.161580000000015" calcext:value-type="float">
            <text:p>0.16158</text:p>
          </table:table-cell>
          <table:table-cell table:formula="of:=[.K27]/[.J27]" office:value-type="percentage" office:value="0.000462646439566615" calcext:value-type="percentage">
            <text:p>0.05%</text:p>
          </table:table-cell>
          <table:table-cell/>
          <table:table-cell table:style-name="ce1" office:value-type="float" office:value="407.37" calcext:value-type="float">
            <text:p>407.37</text:p>
          </table:table-cell>
          <table:table-cell table:style-name="ce1" office:value-type="float" office:value="407.29785" calcext:value-type="float">
            <text:p>407.29785</text:p>
          </table:table-cell>
          <table:table-cell table:formula="of:=ABS([.O27]-[.N27])" office:value-type="float" office:value="0.0721500000000219" calcext:value-type="float">
            <text:p>0.07215</text:p>
          </table:table-cell>
          <table:table-cell table:formula="of:=[.P27]/[.O27]" office:value-type="percentage" office:value="0.000177143090738195" calcext:value-type="percentage">
            <text:p>0.02%</text:p>
          </table:table-cell>
          <table:table-cell table:number-columns-repeated="3"/>
          <table:table-cell table:style-name="ce1" office:value-type="float" office:value="465.10358" calcext:value-type="float">
            <text:p>465.10358</text:p>
          </table:table-cell>
          <table:table-cell table:style-name="ce1" office:value-type="float" office:value="463.69079" calcext:value-type="float">
            <text:p>463.69079</text:p>
          </table:table-cell>
          <table:table-cell table:formula="of:=ABS([.V27]-[.U27])" office:value-type="float" office:value="1.41279000000003" calcext:value-type="float">
            <text:p>1.41279</text:p>
          </table:table-cell>
          <table:table-cell table:formula="of:=[.W27]/[.O27]" office:value-type="percentage" office:value="0.00346869005078232" calcext:value-type="percentage">
            <text:p>0.35%</text:p>
          </table:table-cell>
        </table:table-row>
        <table:table-row table:style-name="ro1">
          <table:table-cell table:number-columns-repeated="3"/>
          <table:table-cell office:value-type="float" office:value="315.2" calcext:value-type="float">
            <text:p>315.2</text:p>
          </table:table-cell>
          <table:table-cell office:value-type="float" office:value="315.26713" calcext:value-type="float">
            <text:p>315.26713</text:p>
          </table:table-cell>
          <table:table-cell table:formula="of:=ABS([.E28]-[.D28])" office:value-type="float" office:value="0.0671300000000201" calcext:value-type="float">
            <text:p>0.06713</text:p>
          </table:table-cell>
          <table:table-cell table:formula="of:=[.F28]/[.E28]" office:value-type="percentage" office:value="0.000212930539254188" calcext:value-type="percentage">
            <text:p>0.02%</text:p>
          </table:table-cell>
          <table:table-cell/>
          <table:table-cell table:style-name="ce1" office:value-type="float" office:value="349.24" calcext:value-type="float">
            <text:p>349.24</text:p>
          </table:table-cell>
          <table:table-cell table:style-name="ce1" office:value-type="float" office:value="349.40212" calcext:value-type="float">
            <text:p>349.40212</text:p>
          </table:table-cell>
          <table:table-cell table:formula="of:=ABS([.J28]-[.I28])" office:value-type="float" office:value="0.162120000000016" calcext:value-type="float">
            <text:p>0.16212</text:p>
          </table:table-cell>
          <table:table-cell table:formula="of:=[.K28]/[.J28]" office:value-type="percentage" office:value="0.000463992605425565" calcext:value-type="percentage">
            <text:p>0.05%</text:p>
          </table:table-cell>
          <table:table-cell/>
          <table:table-cell table:style-name="ce1" office:value-type="float" office:value="407.62" calcext:value-type="float">
            <text:p>407.62</text:p>
          </table:table-cell>
          <table:table-cell table:style-name="ce1" office:value-type="float" office:value="407.55987" calcext:value-type="float">
            <text:p>407.55987</text:p>
          </table:table-cell>
          <table:table-cell table:formula="of:=ABS([.O28]-[.N28])" office:value-type="float" office:value="0.0601300000000151" calcext:value-type="float">
            <text:p>0.06013</text:p>
          </table:table-cell>
          <table:table-cell table:formula="of:=[.P28]/[.O28]" office:value-type="percentage" office:value="0.000147536606094253" calcext:value-type="percentage">
            <text:p>0.01%</text:p>
          </table:table-cell>
          <table:table-cell table:number-columns-repeated="3"/>
          <table:table-cell table:style-name="ce1" office:value-type="float" office:value="465.38136" calcext:value-type="float">
            <text:p>465.38136</text:p>
          </table:table-cell>
          <table:table-cell table:style-name="ce1" office:value-type="float" office:value="464.01619" calcext:value-type="float">
            <text:p>464.01619</text:p>
          </table:table-cell>
          <table:table-cell table:formula="of:=ABS([.V28]-[.U28])" office:value-type="float" office:value="1.36516999999998" calcext:value-type="float">
            <text:p>1.36517</text:p>
          </table:table-cell>
          <table:table-cell table:formula="of:=[.W28]/[.O28]" office:value-type="percentage" office:value="0.00334961830270477" calcext:value-type="percentage">
            <text:p>0.33%</text:p>
          </table:table-cell>
        </table:table-row>
        <table:table-row table:style-name="ro1">
          <table:table-cell table:number-columns-repeated="3"/>
          <table:table-cell office:value-type="float" office:value="315.25" calcext:value-type="float">
            <text:p>315.25</text:p>
          </table:table-cell>
          <table:table-cell office:value-type="float" office:value="315.31992" calcext:value-type="float">
            <text:p>315.31992</text:p>
          </table:table-cell>
          <table:table-cell table:formula="of:=ABS([.E29]-[.D29])" office:value-type="float" office:value="0.0699200000000246" calcext:value-type="float">
            <text:p>0.06992</text:p>
          </table:table-cell>
          <table:table-cell table:formula="of:=[.F29]/[.E29]" office:value-type="percentage" office:value="0.000221743047505608" calcext:value-type="percentage">
            <text:p>0.02%</text:p>
          </table:table-cell>
          <table:table-cell/>
          <table:table-cell table:style-name="ce1" office:value-type="float" office:value="349.38" calcext:value-type="float">
            <text:p>349.38</text:p>
          </table:table-cell>
          <table:table-cell table:style-name="ce1" office:value-type="float" office:value="349.546" calcext:value-type="float">
            <text:p>349.546</text:p>
          </table:table-cell>
          <table:table-cell table:formula="of:=ABS([.J29]-[.I29])" office:value-type="float" office:value="0.165999999999997" calcext:value-type="float">
            <text:p>0.166</text:p>
          </table:table-cell>
          <table:table-cell table:formula="of:=[.K29]/[.J29]" office:value-type="percentage" office:value="0.000474901729672194" calcext:value-type="percentage">
            <text:p>0.05%</text:p>
          </table:table-cell>
          <table:table-cell/>
          <table:table-cell table:style-name="ce1" office:value-type="float" office:value="407.86" calcext:value-type="float">
            <text:p>407.86</text:p>
          </table:table-cell>
          <table:table-cell table:style-name="ce1" office:value-type="float" office:value="407.80993" calcext:value-type="float">
            <text:p>407.80993</text:p>
          </table:table-cell>
          <table:table-cell table:formula="of:=ABS([.O29]-[.N29])" office:value-type="float" office:value="0.0500700000000052" calcext:value-type="float">
            <text:p>0.05007</text:p>
          </table:table-cell>
          <table:table-cell table:formula="of:=[.P29]/[.O29]" office:value-type="percentage" office:value="0.000122777785229519" calcext:value-type="percentage">
            <text:p>0.01%</text:p>
          </table:table-cell>
          <table:table-cell table:number-columns-repeated="3"/>
          <table:table-cell table:style-name="ce1" office:value-type="float" office:value="465.64707" calcext:value-type="float">
            <text:p>465.64707</text:p>
          </table:table-cell>
          <table:table-cell table:style-name="ce1" office:value-type="float" office:value="464.32646" calcext:value-type="float">
            <text:p>464.32646</text:p>
          </table:table-cell>
          <table:table-cell table:formula="of:=ABS([.V29]-[.U29])" office:value-type="float" office:value="1.32060999999999" calcext:value-type="float">
            <text:p>1.32061</text:p>
          </table:table-cell>
          <table:table-cell table:formula="of:=[.W29]/[.O29]" office:value-type="percentage" office:value="0.00323829780211577" calcext:value-type="percentage">
            <text:p>0.32%</text:p>
          </table:table-cell>
        </table:table-row>
        <table:table-row table:style-name="ro1">
          <table:table-cell table:number-columns-repeated="3"/>
          <table:table-cell office:value-type="float" office:value="315.3" calcext:value-type="float">
            <text:p>315.3</text:p>
          </table:table-cell>
          <table:table-cell office:value-type="float" office:value="315.37062" calcext:value-type="float">
            <text:p>315.37062</text:p>
          </table:table-cell>
          <table:table-cell table:formula="of:=ABS([.E30]-[.D30])" office:value-type="float" office:value="0.0706199999999626" calcext:value-type="float">
            <text:p>0.07062</text:p>
          </table:table-cell>
          <table:table-cell table:formula="of:=[.F30]/[.E30]" office:value-type="percentage" office:value="0.000223927010068226" calcext:value-type="percentage">
            <text:p>0.02%</text:p>
          </table:table-cell>
          <table:table-cell/>
          <table:table-cell table:style-name="ce1" office:value-type="float" office:value="349.51" calcext:value-type="float">
            <text:p>349.51</text:p>
          </table:table-cell>
          <table:table-cell table:style-name="ce1" office:value-type="float" office:value="349.68375" calcext:value-type="float">
            <text:p>349.68375</text:p>
          </table:table-cell>
          <table:table-cell table:formula="of:=ABS([.J30]-[.I30])" office:value-type="float" office:value="0.173749999999984" calcext:value-type="float">
            <text:p>0.17375</text:p>
          </table:table-cell>
          <table:table-cell table:formula="of:=[.K30]/[.J30]" office:value-type="percentage" office:value="0.00049687753577335" calcext:value-type="percentage">
            <text:p>0.05%</text:p>
          </table:table-cell>
          <table:table-cell/>
          <table:table-cell table:style-name="ce1" office:value-type="float" office:value="408.08" calcext:value-type="float">
            <text:p>408.08</text:p>
          </table:table-cell>
          <table:table-cell table:style-name="ce1" office:value-type="float" office:value="408.04899" calcext:value-type="float">
            <text:p>408.04899</text:p>
          </table:table-cell>
          <table:table-cell table:formula="of:=ABS([.O30]-[.N30])" office:value-type="float" office:value="0.0310099999999807" calcext:value-type="float">
            <text:p>0.03101</text:p>
          </table:table-cell>
          <table:table-cell table:formula="of:=[.P30]/[.O30]" office:value-type="percentage" office:value="0.0000759957768795866" calcext:value-type="percentage">
            <text:p>0.01%</text:p>
          </table:table-cell>
          <table:table-cell table:number-columns-repeated="3"/>
          <table:table-cell table:style-name="ce1" office:value-type="float" office:value="465.90163" calcext:value-type="float">
            <text:p>465.90163</text:p>
          </table:table-cell>
          <table:table-cell table:style-name="ce1" office:value-type="float" office:value="464.62284" calcext:value-type="float">
            <text:p>464.62284</text:p>
          </table:table-cell>
          <table:table-cell table:formula="of:=ABS([.V30]-[.U30])" office:value-type="float" office:value="1.27879000000002" calcext:value-type="float">
            <text:p>1.27879</text:p>
          </table:table-cell>
          <table:table-cell table:formula="of:=[.W30]/[.O30]" office:value-type="percentage" office:value="0.00313391291570165" calcext:value-type="percentage">
            <text:p>0.31%</text:p>
          </table:table-cell>
        </table:table-row>
        <table:table-row table:style-name="ro1">
          <table:table-cell table:number-columns-repeated="3"/>
          <table:table-cell office:value-type="float" office:value="315.35" calcext:value-type="float">
            <text:p>315.35</text:p>
          </table:table-cell>
          <table:table-cell office:value-type="float" office:value="315.41937" calcext:value-type="float">
            <text:p>315.41937</text:p>
          </table:table-cell>
          <table:table-cell table:formula="of:=ABS([.E31]-[.D31])" office:value-type="float" office:value="0.0693699999999922" calcext:value-type="float">
            <text:p>0.06937</text:p>
          </table:table-cell>
          <table:table-cell table:formula="of:=[.F31]/[.E31]" office:value-type="percentage" office:value="0.000219929422850576" calcext:value-type="percentage">
            <text:p>0.02%</text:p>
          </table:table-cell>
          <table:table-cell/>
          <table:table-cell table:style-name="ce1" office:value-type="float" office:value="349.65" calcext:value-type="float">
            <text:p>349.65</text:p>
          </table:table-cell>
          <table:table-cell table:style-name="ce1" office:value-type="float" office:value="349.81583" calcext:value-type="float">
            <text:p>349.81583</text:p>
          </table:table-cell>
          <table:table-cell table:formula="of:=ABS([.J31]-[.I31])" office:value-type="float" office:value="0.165830000000028" calcext:value-type="float">
            <text:p>0.16583</text:p>
          </table:table-cell>
          <table:table-cell table:formula="of:=[.K31]/[.J31]" office:value-type="percentage" office:value="0.000474049444817944" calcext:value-type="percentage">
            <text:p>0.05%</text:p>
          </table:table-cell>
          <table:table-cell/>
          <table:table-cell table:style-name="ce1" office:value-type="float" office:value="408.3" calcext:value-type="float">
            <text:p>408.3</text:p>
          </table:table-cell>
          <table:table-cell table:style-name="ce1" office:value-type="float" office:value="408.27791" calcext:value-type="float">
            <text:p>408.27791</text:p>
          </table:table-cell>
          <table:table-cell table:formula="of:=ABS([.O31]-[.N31])" office:value-type="float" office:value="0.0220899999999915" calcext:value-type="float">
            <text:p>0.02209</text:p>
          </table:table-cell>
          <table:table-cell table:formula="of:=[.P31]/[.O31]" office:value-type="percentage" office:value="0.000054105302929545" calcext:value-type="percentage">
            <text:p>0.01%</text:p>
          </table:table-cell>
          <table:table-cell table:number-columns-repeated="3"/>
          <table:table-cell table:style-name="ce1" office:value-type="float" office:value="466.1459" calcext:value-type="float">
            <text:p>466.1459</text:p>
          </table:table-cell>
          <table:table-cell table:style-name="ce1" office:value-type="float" office:value="464.90641" calcext:value-type="float">
            <text:p>464.90641</text:p>
          </table:table-cell>
          <table:table-cell table:formula="of:=ABS([.V31]-[.U31])" office:value-type="float" office:value="1.23948999999999" calcext:value-type="float">
            <text:p>1.23949</text:p>
          </table:table-cell>
          <table:table-cell table:formula="of:=[.W31]/[.O31]" office:value-type="percentage" office:value="0.00303589777854988" calcext:value-type="percentage">
            <text:p>0.30%</text:p>
          </table:table-cell>
        </table:table-row>
        <table:table-row table:style-name="ro1">
          <table:table-cell table:number-columns-repeated="3"/>
          <table:table-cell office:value-type="float" office:value="315.4" calcext:value-type="float">
            <text:p>315.4</text:p>
          </table:table-cell>
          <table:table-cell office:value-type="float" office:value="315.46632" calcext:value-type="float">
            <text:p>315.46632</text:p>
          </table:table-cell>
          <table:table-cell table:formula="of:=ABS([.E32]-[.D32])" office:value-type="float" office:value="0.0663200000000188" calcext:value-type="float">
            <text:p>0.06632</text:p>
          </table:table-cell>
          <table:table-cell table:formula="of:=[.F32]/[.E32]" office:value-type="percentage" office:value="0.000210228464325506" calcext:value-type="percentage">
            <text:p>0.02%</text:p>
          </table:table-cell>
          <table:table-cell/>
          <table:table-cell table:style-name="ce1" office:value-type="float" office:value="349.77" calcext:value-type="float">
            <text:p>349.77</text:p>
          </table:table-cell>
          <table:table-cell table:style-name="ce1" office:value-type="float" office:value="349.94266" calcext:value-type="float">
            <text:p>349.94266</text:p>
          </table:table-cell>
          <table:table-cell table:formula="of:=ABS([.J32]-[.I32])" office:value-type="float" office:value="0.172660000000008" calcext:value-type="float">
            <text:p>0.17266</text:p>
          </table:table-cell>
          <table:table-cell table:formula="of:=[.K32]/[.J32]" office:value-type="percentage" office:value="0.000493395117931628" calcext:value-type="percentage">
            <text:p>0.05%</text:p>
          </table:table-cell>
          <table:table-cell/>
          <table:table-cell table:style-name="ce1" office:value-type="float" office:value="408.51" calcext:value-type="float">
            <text:p>408.51</text:p>
          </table:table-cell>
          <table:table-cell table:style-name="ce1" office:value-type="float" office:value="408.49745" calcext:value-type="float">
            <text:p>408.49745</text:p>
          </table:table-cell>
          <table:table-cell table:formula="of:=ABS([.O32]-[.N32])" office:value-type="float" office:value="0.0125499999999761" calcext:value-type="float">
            <text:p>0.01255</text:p>
          </table:table-cell>
          <table:table-cell table:formula="of:=[.P32]/[.O32]" office:value-type="percentage" office:value="0.0000307223460023461" calcext:value-type="percentage">
            <text:p>0.00%</text:p>
          </table:table-cell>
          <table:table-cell table:number-columns-repeated="3"/>
          <table:table-cell table:style-name="ce1" office:value-type="float" office:value="466.38061" calcext:value-type="float">
            <text:p>466.38061</text:p>
          </table:table-cell>
          <table:table-cell table:style-name="ce1" office:value-type="float" office:value="465.17813" calcext:value-type="float">
            <text:p>465.17813</text:p>
          </table:table-cell>
          <table:table-cell table:formula="of:=ABS([.V32]-[.U32])" office:value-type="float" office:value="1.20247999999998" calcext:value-type="float">
            <text:p>1.20248</text:p>
          </table:table-cell>
          <table:table-cell table:formula="of:=[.W32]/[.O32]" office:value-type="percentage" office:value="0.00294366586621282" calcext:value-type="percentage">
            <text:p>0.29%</text:p>
          </table:table-cell>
        </table:table-row>
        <table:table-row table:style-name="ro1">
          <table:table-cell table:number-columns-repeated="3"/>
          <table:table-cell office:value-type="float" office:value="315.45" calcext:value-type="float">
            <text:p>315.45</text:p>
          </table:table-cell>
          <table:table-cell office:value-type="float" office:value="315.51159" calcext:value-type="float">
            <text:p>315.51159</text:p>
          </table:table-cell>
          <table:table-cell table:formula="of:=ABS([.E33]-[.D33])" office:value-type="float" office:value="0.0615900000000238" calcext:value-type="float">
            <text:p>0.06159</text:p>
          </table:table-cell>
          <table:table-cell table:formula="of:=[.F33]/[.E33]" office:value-type="percentage" office:value="0.000195206775129953" calcext:value-type="percentage">
            <text:p>0.02%</text:p>
          </table:table-cell>
          <table:table-cell/>
          <table:table-cell table:style-name="ce1" office:value-type="float" office:value="349.89" calcext:value-type="float">
            <text:p>349.89</text:p>
          </table:table-cell>
          <table:table-cell table:style-name="ce1" office:value-type="float" office:value="350.06461" calcext:value-type="float">
            <text:p>350.06461</text:p>
          </table:table-cell>
          <table:table-cell table:formula="of:=ABS([.J33]-[.I33])" office:value-type="float" office:value="0.17461000000003" calcext:value-type="float">
            <text:p>0.17461</text:p>
          </table:table-cell>
          <table:table-cell table:formula="of:=[.K33]/[.J33]" office:value-type="percentage" office:value="0.000498793636980412" calcext:value-type="percentage">
            <text:p>0.05%</text:p>
          </table:table-cell>
          <table:table-cell/>
          <table:table-cell table:style-name="ce1" office:value-type="float" office:value="408.72" calcext:value-type="float">
            <text:p>408.72</text:p>
          </table:table-cell>
          <table:table-cell table:style-name="ce1" office:value-type="float" office:value="408.70827" calcext:value-type="float">
            <text:p>408.70827</text:p>
          </table:table-cell>
          <table:table-cell table:formula="of:=ABS([.O33]-[.N33])" office:value-type="float" office:value="0.01173" calcext:value-type="float">
            <text:p>0.01173</text:p>
          </table:table-cell>
          <table:table-cell table:formula="of:=[.P33]/[.O33]" office:value-type="percentage" office:value="0.0000287001777575972" calcext:value-type="percentage">
            <text:p>0.00%</text:p>
          </table:table-cell>
          <table:table-cell table:number-columns-repeated="3"/>
          <table:table-cell table:style-name="ce1" office:value-type="float" office:value="466.60644" calcext:value-type="float">
            <text:p>466.60644</text:p>
          </table:table-cell>
          <table:table-cell table:style-name="ce1" office:value-type="float" office:value="465.43887" calcext:value-type="float">
            <text:p>465.43887</text:p>
          </table:table-cell>
          <table:table-cell table:formula="of:=ABS([.V33]-[.U33])" office:value-type="float" office:value="1.16757000000001" calcext:value-type="float">
            <text:p>1.16757</text:p>
          </table:table-cell>
          <table:table-cell table:formula="of:=[.W33]/[.O33]" office:value-type="percentage" office:value="0.00285673201572362" calcext:value-type="percentage">
            <text:p>0.29%</text:p>
          </table:table-cell>
        </table:table-row>
        <table:table-row table:style-name="ro1">
          <table:table-cell table:number-columns-repeated="3"/>
          <table:table-cell office:value-type="float" office:value="315.49" calcext:value-type="float">
            <text:p>315.49</text:p>
          </table:table-cell>
          <table:table-cell office:value-type="float" office:value="315.55528" calcext:value-type="float">
            <text:p>315.55528</text:p>
          </table:table-cell>
          <table:table-cell table:formula="of:=ABS([.E34]-[.D34])" office:value-type="float" office:value="0.0652799999999729" calcext:value-type="float">
            <text:p>0.06528</text:p>
          </table:table-cell>
          <table:table-cell table:formula="of:=[.F34]/[.E34]" office:value-type="percentage" office:value="0.000206873420086563" calcext:value-type="percentage">
            <text:p>0.02%</text:p>
          </table:table-cell>
          <table:table-cell/>
          <table:table-cell table:style-name="ce1" office:value-type="float" office:value="350.01" calcext:value-type="float">
            <text:p>350.01</text:p>
          </table:table-cell>
          <table:table-cell table:style-name="ce1" office:value-type="float" office:value="350.18202" calcext:value-type="float">
            <text:p>350.18202</text:p>
          </table:table-cell>
          <table:table-cell table:formula="of:=ABS([.J34]-[.I34])" office:value-type="float" office:value="0.172020000000032" calcext:value-type="float">
            <text:p>0.17202</text:p>
          </table:table-cell>
          <table:table-cell table:formula="of:=[.K34]/[.J34]" office:value-type="percentage" office:value="0.000491230246487332" calcext:value-type="percentage">
            <text:p>0.05%</text:p>
          </table:table-cell>
          <table:table-cell/>
          <table:table-cell table:style-name="ce1" office:value-type="float" office:value="408.91" calcext:value-type="float">
            <text:p>408.91</text:p>
          </table:table-cell>
          <table:table-cell table:style-name="ce1" office:value-type="float" office:value="408.911" calcext:value-type="float">
            <text:p>408.911</text:p>
          </table:table-cell>
          <table:table-cell table:formula="of:=ABS([.O34]-[.N34])" office:value-type="float" office:value="0.000999999999976353" calcext:value-type="float">
            <text:p>0.001</text:p>
          </table:table-cell>
          <table:table-cell table:formula="of:=[.P34]/[.O34]" office:value-type="percentage" office:value="0.00000244551992970684" calcext:value-type="percentage">
            <text:p>0.00%</text:p>
          </table:table-cell>
          <table:table-cell table:number-columns-repeated="3"/>
          <table:table-cell table:style-name="ce1" office:value-type="float" office:value="466.82398" calcext:value-type="float">
            <text:p>466.82398</text:p>
          </table:table-cell>
          <table:table-cell table:style-name="ce1" office:value-type="float" office:value="465.68942" calcext:value-type="float">
            <text:p>465.68942</text:p>
          </table:table-cell>
          <table:table-cell table:formula="of:=ABS([.V34]-[.U34])" office:value-type="float" office:value="1.13456000000002" calcext:value-type="float">
            <text:p>1.13456</text:p>
          </table:table-cell>
          <table:table-cell table:formula="of:=[.W34]/[.O34]" office:value-type="percentage" office:value="0.00277458909151385" calcext:value-type="percentage">
            <text:p>0.28%</text:p>
          </table:table-cell>
        </table:table-row>
        <table:table-row table:style-name="ro1">
          <table:table-cell table:number-columns-repeated="3"/>
          <table:table-cell office:value-type="float" office:value="315.53" calcext:value-type="float">
            <text:p>315.53</text:p>
          </table:table-cell>
          <table:table-cell office:value-type="float" office:value="315.59751" calcext:value-type="float">
            <text:p>315.59751</text:p>
          </table:table-cell>
          <table:table-cell table:formula="of:=ABS([.E35]-[.D35])" office:value-type="float" office:value="0.0675100000000271" calcext:value-type="float">
            <text:p>0.06751</text:p>
          </table:table-cell>
          <table:table-cell table:formula="of:=[.F35]/[.E35]" office:value-type="percentage" office:value="0.000213911700380738" calcext:value-type="percentage">
            <text:p>0.02%</text:p>
          </table:table-cell>
          <table:table-cell/>
          <table:table-cell table:style-name="ce1" office:value-type="float" office:value="350.12" calcext:value-type="float">
            <text:p>350.12</text:p>
          </table:table-cell>
          <table:table-cell table:style-name="ce1" office:value-type="float" office:value="350.2952" calcext:value-type="float">
            <text:p>350.2952</text:p>
          </table:table-cell>
          <table:table-cell table:formula="of:=ABS([.J35]-[.I35])" office:value-type="float" office:value="0.175200000000018" calcext:value-type="float">
            <text:p>0.1752</text:p>
          </table:table-cell>
          <table:table-cell table:formula="of:=[.K35]/[.J35]" office:value-type="percentage" office:value="0.000500149588118872" calcext:value-type="percentage">
            <text:p>0.05%</text:p>
          </table:table-cell>
          <table:table-cell/>
          <table:table-cell table:style-name="ce1" office:value-type="float" office:value="409.1" calcext:value-type="float">
            <text:p>409.1</text:p>
          </table:table-cell>
          <table:table-cell table:style-name="ce1" office:value-type="float" office:value="409.10618" calcext:value-type="float">
            <text:p>409.10618</text:p>
          </table:table-cell>
          <table:table-cell table:formula="of:=ABS([.O35]-[.N35])" office:value-type="float" office:value="0.0061799999999721" calcext:value-type="float">
            <text:p>0.00618</text:p>
          </table:table-cell>
          <table:table-cell table:formula="of:=[.P35]/[.O35]" office:value-type="percentage" office:value="0.0000151061027725665" calcext:value-type="percentage">
            <text:p>0.00%</text:p>
          </table:table-cell>
          <table:table-cell table:number-columns-repeated="3"/>
          <table:table-cell table:style-name="ce1" office:value-type="float" office:value="467.0338" calcext:value-type="float">
            <text:p>467.0338</text:p>
          </table:table-cell>
          <table:table-cell table:style-name="ce1" office:value-type="float" office:value="465.93047" calcext:value-type="float">
            <text:p>465.93047</text:p>
          </table:table-cell>
          <table:table-cell table:formula="of:=ABS([.V35]-[.U35])" office:value-type="float" office:value="1.10332999999997" calcext:value-type="float">
            <text:p>1.10333</text:p>
          </table:table-cell>
          <table:table-cell table:formula="of:=[.W35]/[.O35]" office:value-type="percentage" office:value="0.00269692821555512" calcext:value-type="percentage">
            <text:p>0.27%</text:p>
          </table:table-cell>
        </table:table-row>
        <table:table-row table:style-name="ro1">
          <table:table-cell table:number-columns-repeated="3"/>
          <table:table-cell office:value-type="float" office:value="315.58" calcext:value-type="float">
            <text:p>315.58</text:p>
          </table:table-cell>
          <table:table-cell office:value-type="float" office:value="315.63835" calcext:value-type="float">
            <text:p>315.63835</text:p>
          </table:table-cell>
          <table:table-cell table:formula="of:=ABS([.E36]-[.D36])" office:value-type="float" office:value="0.0583500000000186" calcext:value-type="float">
            <text:p>0.05835</text:p>
          </table:table-cell>
          <table:table-cell table:formula="of:=[.F36]/[.E36]" office:value-type="percentage" office:value="0.000184863467953177" calcext:value-type="percentage">
            <text:p>0.02%</text:p>
          </table:table-cell>
          <table:table-cell/>
          <table:table-cell table:style-name="ce1" office:value-type="float" office:value="350.23" calcext:value-type="float">
            <text:p>350.23</text:p>
          </table:table-cell>
          <table:table-cell table:style-name="ce1" office:value-type="float" office:value="350.40442" calcext:value-type="float">
            <text:p>350.40442</text:p>
          </table:table-cell>
          <table:table-cell table:formula="of:=ABS([.J36]-[.I36])" office:value-type="float" office:value="0.174419999999998" calcext:value-type="float">
            <text:p>0.17442</text:p>
          </table:table-cell>
          <table:table-cell table:formula="of:=[.K36]/[.J36]" office:value-type="percentage" office:value="0.000497767693683766" calcext:value-type="percentage">
            <text:p>0.05%</text:p>
          </table:table-cell>
          <table:table-cell/>
          <table:table-cell table:style-name="ce1" office:value-type="float" office:value="409.28" calcext:value-type="float">
            <text:p>409.28</text:p>
          </table:table-cell>
          <table:table-cell table:style-name="ce1" office:value-type="float" office:value="409.29431" calcext:value-type="float">
            <text:p>409.29431</text:p>
          </table:table-cell>
          <table:table-cell table:formula="of:=ABS([.O36]-[.N36])" office:value-type="float" office:value="0.0143100000000231" calcext:value-type="float">
            <text:p>0.01431</text:p>
          </table:table-cell>
          <table:table-cell table:formula="of:=[.P36]/[.O36]" office:value-type="percentage" office:value="0.0000349626165094334" calcext:value-type="percentage">
            <text:p>0.00%</text:p>
          </table:table-cell>
          <table:table-cell table:number-columns-repeated="3"/>
          <table:table-cell office:value-type="float" office:value="467.23637" calcext:value-type="float">
            <text:p>467.23637</text:p>
          </table:table-cell>
          <table:table-cell office:value-type="float" office:value="466.16265" calcext:value-type="float">
            <text:p>466.16265</text:p>
          </table:table-cell>
          <table:table-cell table:formula="of:=ABS([.V36]-[.U36])" office:value-type="float" office:value="1.07372000000004" calcext:value-type="float">
            <text:p>1.07372</text:p>
          </table:table-cell>
          <table:table-cell table:formula="of:=[.W36]/[.O36]" office:value-type="percentage" office:value="0.00262334455614601" calcext:value-type="percentage">
            <text:p>0.26%</text:p>
          </table:table-cell>
        </table:table-row>
        <table:table-row table:style-name="ro1">
          <table:table-cell table:number-columns-repeated="3"/>
          <table:table-cell office:value-type="float" office:value="315.62" calcext:value-type="float">
            <text:p>315.62</text:p>
          </table:table-cell>
          <table:table-cell office:value-type="float" office:value="315.6779" calcext:value-type="float">
            <text:p>315.6779</text:p>
          </table:table-cell>
          <table:table-cell table:formula="of:=ABS([.E37]-[.D37])" office:value-type="float" office:value="0.0579000000000178" calcext:value-type="float">
            <text:p>0.0579</text:p>
          </table:table-cell>
          <table:table-cell table:formula="of:=[.F37]/[.E37]" office:value-type="percentage" office:value="0.000183414803507049" calcext:value-type="percentage">
            <text:p>0.02%</text:p>
          </table:table-cell>
          <table:table-cell/>
          <table:table-cell table:style-name="ce1" office:value-type="float" office:value="350.34" calcext:value-type="float">
            <text:p>350.34</text:p>
          </table:table-cell>
          <table:table-cell table:style-name="ce1" office:value-type="float" office:value="350.50992" calcext:value-type="float">
            <text:p>350.50992</text:p>
          </table:table-cell>
          <table:table-cell table:formula="of:=ABS([.J37]-[.I37])" office:value-type="float" office:value="0.169920000000047" calcext:value-type="float">
            <text:p>0.16992</text:p>
          </table:table-cell>
          <table:table-cell table:formula="of:=[.K37]/[.J37]" office:value-type="percentage" office:value="0.000484779432205649" calcext:value-type="percentage">
            <text:p>0.05%</text:p>
          </table:table-cell>
          <table:table-cell/>
          <table:table-cell table:style-name="ce1" office:value-type="float" office:value="409.45" calcext:value-type="float">
            <text:p>409.45</text:p>
          </table:table-cell>
          <table:table-cell table:style-name="ce1" office:value-type="float" office:value="409.47585" calcext:value-type="float">
            <text:p>409.47585</text:p>
          </table:table-cell>
          <table:table-cell table:formula="of:=ABS([.O37]-[.N37])" office:value-type="float" office:value="0.0258499999999913" calcext:value-type="float">
            <text:p>0.02585</text:p>
          </table:table-cell>
          <table:table-cell table:formula="of:=[.P37]/[.O37]" office:value-type="percentage" office:value="0.0000631294861467197" calcext:value-type="percentage">
            <text:p>0.01%</text:p>
          </table:table-cell>
          <table:table-cell table:number-columns-repeated="3"/>
          <table:table-cell office:value-type="float" office:value="467.43216" calcext:value-type="float">
            <text:p>467.43216</text:p>
          </table:table-cell>
          <table:table-cell office:value-type="float" office:value="466.38654" calcext:value-type="float">
            <text:p>466.38654</text:p>
          </table:table-cell>
          <table:table-cell table:formula="of:=ABS([.V37]-[.U37])" office:value-type="float" office:value="1.04561999999999" calcext:value-type="float">
            <text:p>1.04562</text:p>
          </table:table-cell>
          <table:table-cell table:formula="of:=[.W37]/[.O37]" office:value-type="percentage" office:value="0.00255355718780481" calcext:value-type="percentage">
            <text:p>0.26%</text:p>
          </table:table-cell>
        </table:table-row>
        <table:table-row table:style-name="ro1">
          <table:table-cell table:number-columns-repeated="3"/>
          <table:table-cell office:value-type="float" office:value="315.65" calcext:value-type="float">
            <text:p>315.65</text:p>
          </table:table-cell>
          <table:table-cell office:value-type="float" office:value="315.71623" calcext:value-type="float">
            <text:p>315.71623</text:p>
          </table:table-cell>
          <table:table-cell table:formula="of:=ABS([.E38]-[.D38])" office:value-type="float" office:value="0.0662300000000187" calcext:value-type="float">
            <text:p>0.06623</text:p>
          </table:table-cell>
          <table:table-cell table:formula="of:=[.F38]/[.E38]" office:value-type="percentage" office:value="0.000209776988658514" calcext:value-type="percentage">
            <text:p>0.02%</text:p>
          </table:table-cell>
          <table:table-cell/>
          <table:table-cell table:style-name="ce1" office:value-type="float" office:value="350.44" calcext:value-type="float">
            <text:p>350.44</text:p>
          </table:table-cell>
          <table:table-cell table:style-name="ce1" office:value-type="float" office:value="350.61194" calcext:value-type="float">
            <text:p>350.61194</text:p>
          </table:table-cell>
          <table:table-cell table:formula="of:=ABS([.J38]-[.I38])" office:value-type="float" office:value="0.171940000000006" calcext:value-type="float">
            <text:p>0.17194</text:p>
          </table:table-cell>
          <table:table-cell table:formula="of:=[.K38]/[.J38]" office:value-type="percentage" office:value="0.000490399727972774" calcext:value-type="percentage">
            <text:p>0.05%</text:p>
          </table:table-cell>
          <table:table-cell/>
          <table:table-cell table:style-name="ce1" office:value-type="float" office:value="409.62" calcext:value-type="float">
            <text:p>409.62</text:p>
          </table:table-cell>
          <table:table-cell table:style-name="ce1" office:value-type="float" office:value="409.65119" calcext:value-type="float">
            <text:p>409.65119</text:p>
          </table:table-cell>
          <table:table-cell table:formula="of:=ABS([.O38]-[.N38])" office:value-type="float" office:value="0.031189999999981" calcext:value-type="float">
            <text:p>0.03119</text:p>
          </table:table-cell>
          <table:table-cell table:formula="of:=[.P38]/[.O38]" office:value-type="percentage" office:value="0.0000761379455530959" calcext:value-type="percentage">
            <text:p>0.01%</text:p>
          </table:table-cell>
          <table:table-cell table:number-columns-repeated="3"/>
          <table:table-cell office:value-type="float" office:value="467.62157" calcext:value-type="float">
            <text:p>467.62157</text:p>
          </table:table-cell>
          <table:table-cell office:value-type="float" office:value="466.60266" calcext:value-type="float">
            <text:p>466.60266</text:p>
          </table:table-cell>
          <table:table-cell table:formula="of:=ABS([.V38]-[.U38])" office:value-type="float" office:value="1.01891000000001" calcext:value-type="float">
            <text:p>1.01891</text:p>
          </table:table-cell>
          <table:table-cell table:formula="of:=[.W38]/[.O38]" office:value-type="percentage" office:value="0.0024872623951123" calcext:value-type="percentage">
            <text:p>0.25%</text:p>
          </table:table-cell>
        </table:table-row>
        <table:table-row table:style-name="ro1">
          <table:table-cell table:number-columns-repeated="3"/>
          <table:table-cell office:value-type="float" office:value="315.69" calcext:value-type="float">
            <text:p>315.69</text:p>
          </table:table-cell>
          <table:table-cell office:value-type="float" office:value="315.75341" calcext:value-type="float">
            <text:p>315.75341</text:p>
          </table:table-cell>
          <table:table-cell table:formula="of:=ABS([.E39]-[.D39])" office:value-type="float" office:value="0.0634099999999762" calcext:value-type="float">
            <text:p>0.06341</text:p>
          </table:table-cell>
          <table:table-cell table:formula="of:=[.F39]/[.E39]" office:value-type="percentage" office:value="0.000200821267456704" calcext:value-type="percentage">
            <text:p>0.02%</text:p>
          </table:table-cell>
          <table:table-cell/>
          <table:table-cell table:style-name="ce1" office:value-type="float" office:value="350.54" calcext:value-type="float">
            <text:p>350.54</text:p>
          </table:table-cell>
          <table:table-cell table:style-name="ce1" office:value-type="float" office:value="350.71069" calcext:value-type="float">
            <text:p>350.71069</text:p>
          </table:table-cell>
          <table:table-cell table:formula="of:=ABS([.J39]-[.I39])" office:value-type="float" office:value="0.170689999999979" calcext:value-type="float">
            <text:p>0.17069</text:p>
          </table:table-cell>
          <table:table-cell table:formula="of:=[.K39]/[.J39]" office:value-type="percentage" office:value="0.000486697454246345" calcext:value-type="percentage">
            <text:p>0.05%</text:p>
          </table:table-cell>
          <table:table-cell/>
          <table:table-cell table:style-name="ce1" office:value-type="float" office:value="409.79" calcext:value-type="float">
            <text:p>409.79</text:p>
          </table:table-cell>
          <table:table-cell table:style-name="ce1" office:value-type="float" office:value="409.82073" calcext:value-type="float">
            <text:p>409.82073</text:p>
          </table:table-cell>
          <table:table-cell table:formula="of:=ABS([.O39]-[.N39])" office:value-type="float" office:value="0.0307300000000055" calcext:value-type="float">
            <text:p>0.03073</text:p>
          </table:table-cell>
          <table:table-cell table:formula="of:=[.P39]/[.O39]" office:value-type="percentage" office:value="0.00007498400581153" calcext:value-type="percentage">
            <text:p>0.01%</text:p>
          </table:table-cell>
          <table:table-cell table:number-columns-repeated="3"/>
          <table:table-cell office:value-type="float" office:value="467.80498" calcext:value-type="float">
            <text:p>467.80498</text:p>
          </table:table-cell>
          <table:table-cell office:value-type="float" office:value="466.81148" calcext:value-type="float">
            <text:p>466.81148</text:p>
          </table:table-cell>
          <table:table-cell table:formula="of:=ABS([.V39]-[.U39])" office:value-type="float" office:value="0.993499999999983" calcext:value-type="float">
            <text:p>0.9935</text:p>
          </table:table-cell>
          <table:table-cell table:formula="of:=[.W39]/[.O39]" office:value-type="percentage" office:value="0.00242423071180412" calcext:value-type="percentage">
            <text:p>0.24%</text:p>
          </table:table-cell>
        </table:table-row>
        <table:table-row table:style-name="ro1">
          <table:table-cell table:number-columns-repeated="3"/>
          <table:table-cell office:value-type="float" office:value="315.73" calcext:value-type="float">
            <text:p>315.73</text:p>
          </table:table-cell>
          <table:table-cell office:value-type="float" office:value="315.7895" calcext:value-type="float">
            <text:p>315.7895</text:p>
          </table:table-cell>
          <table:table-cell table:formula="of:=ABS([.E40]-[.D40])" office:value-type="float" office:value="0.0594999999999573" calcext:value-type="float">
            <text:p>0.0595</text:p>
          </table:table-cell>
          <table:table-cell table:formula="of:=[.F40]/[.E40]" office:value-type="percentage" office:value="0.000188416650965144" calcext:value-type="percentage">
            <text:p>0.02%</text:p>
          </table:table-cell>
          <table:table-cell/>
          <table:table-cell table:style-name="ce1" office:value-type="float" office:value="350.64" calcext:value-type="float">
            <text:p>350.64</text:p>
          </table:table-cell>
          <table:table-cell table:style-name="ce1" office:value-type="float" office:value="350.80635" calcext:value-type="float">
            <text:p>350.80635</text:p>
          </table:table-cell>
          <table:table-cell table:formula="of:=ABS([.J40]-[.I40])" office:value-type="float" office:value="0.166350000000023" calcext:value-type="float">
            <text:p>0.16635</text:p>
          </table:table-cell>
          <table:table-cell table:formula="of:=[.K40]/[.J40]" office:value-type="percentage" office:value="0.000474193240800865" calcext:value-type="percentage">
            <text:p>0.05%</text:p>
          </table:table-cell>
          <table:table-cell/>
          <table:table-cell table:style-name="ce1" office:value-type="float" office:value="409.94" calcext:value-type="float">
            <text:p>409.94</text:p>
          </table:table-cell>
          <table:table-cell table:style-name="ce1" office:value-type="float" office:value="409.9848" calcext:value-type="float">
            <text:p>409.9848</text:p>
          </table:table-cell>
          <table:table-cell table:formula="of:=ABS([.O40]-[.N40])" office:value-type="float" office:value="0.0448000000000093" calcext:value-type="float">
            <text:p>0.0448</text:p>
          </table:table-cell>
          <table:table-cell table:formula="of:=[.P40]/[.O40]" office:value-type="percentage" office:value="0.000109272343755206" calcext:value-type="percentage">
            <text:p>0.01%</text:p>
          </table:table-cell>
          <table:table-cell table:number-columns-repeated="3"/>
          <table:table-cell office:value-type="float" office:value="467.98272" calcext:value-type="float">
            <text:p>467.98272</text:p>
          </table:table-cell>
          <table:table-cell office:value-type="float" office:value="467.01344" calcext:value-type="float">
            <text:p>467.01344</text:p>
          </table:table-cell>
          <table:table-cell table:formula="of:=ABS([.V40]-[.U40])" office:value-type="float" office:value="0.969279999999969" calcext:value-type="float">
            <text:p>0.96928</text:p>
          </table:table-cell>
          <table:table-cell table:formula="of:=[.W40]/[.O40]" office:value-type="percentage" office:value="0.00236418520881742" calcext:value-type="percentage">
            <text:p>0.24%</text:p>
          </table:table-cell>
        </table:table-row>
        <table:table-row table:style-name="ro1">
          <table:table-cell table:number-columns-repeated="3"/>
          <table:table-cell office:value-type="float" office:value="315.76" calcext:value-type="float">
            <text:p>315.76</text:p>
          </table:table-cell>
          <table:table-cell office:value-type="float" office:value="315.82456" calcext:value-type="float">
            <text:p>315.82456</text:p>
          </table:table-cell>
          <table:table-cell table:formula="of:=ABS([.E41]-[.D41])" office:value-type="float" office:value="0.0645600000000286" calcext:value-type="float">
            <text:p>0.06456</text:p>
          </table:table-cell>
          <table:table-cell table:formula="of:=[.F41]/[.E41]" office:value-type="percentage" office:value="0.000204417287876626" calcext:value-type="percentage">
            <text:p>0.02%</text:p>
          </table:table-cell>
          <table:table-cell/>
          <table:table-cell table:style-name="ce1" office:value-type="float" office:value="350.73" calcext:value-type="float">
            <text:p>350.73</text:p>
          </table:table-cell>
          <table:table-cell table:style-name="ce1" office:value-type="float" office:value="350.8991" calcext:value-type="float">
            <text:p>350.8991</text:p>
          </table:table-cell>
          <table:table-cell table:formula="of:=ABS([.J41]-[.I41])" office:value-type="float" office:value="0.169099999999958" calcext:value-type="float">
            <text:p>0.1691</text:p>
          </table:table-cell>
          <table:table-cell table:formula="of:=[.K41]/[.J41]" office:value-type="percentage" office:value="0.000481904912266682" calcext:value-type="percentage">
            <text:p>0.05%</text:p>
          </table:table-cell>
          <table:table-cell/>
          <table:table-cell table:style-name="ce1" office:value-type="float" office:value="410.1" calcext:value-type="float">
            <text:p>410.1</text:p>
          </table:table-cell>
          <table:table-cell table:style-name="ce1" office:value-type="float" office:value="410.14371" calcext:value-type="float">
            <text:p>410.14371</text:p>
          </table:table-cell>
          <table:table-cell table:formula="of:=ABS([.O41]-[.N41])" office:value-type="float" office:value="0.0437099999999759" calcext:value-type="float">
            <text:p>0.04371</text:p>
          </table:table-cell>
          <table:table-cell table:formula="of:=[.P41]/[.O41]" office:value-type="percentage" office:value="0.000106572401171228" calcext:value-type="percentage">
            <text:p>0.01%</text:p>
          </table:table-cell>
          <table:table-cell table:number-columns-repeated="3"/>
          <table:table-cell office:value-type="float" office:value="468.15513" calcext:value-type="float">
            <text:p>468.15513</text:p>
          </table:table-cell>
          <table:table-cell office:value-type="float" office:value="467.20894" calcext:value-type="float">
            <text:p>467.20894</text:p>
          </table:table-cell>
          <table:table-cell table:formula="of:=ABS([.V41]-[.U41])" office:value-type="float" office:value="0.946190000000001" calcext:value-type="float">
            <text:p>0.94619</text:p>
          </table:table-cell>
          <table:table-cell table:formula="of:=[.W41]/[.O41]" office:value-type="percentage" office:value="0.00230697186603203" calcext:value-type="percentage">
            <text:p>0.23%</text:p>
          </table:table-cell>
        </table:table-row>
        <table:table-row table:style-name="ro1">
          <table:table-cell table:number-columns-repeated="3"/>
          <table:table-cell office:value-type="float" office:value="315.8" calcext:value-type="float">
            <text:p>315.8</text:p>
          </table:table-cell>
          <table:table-cell office:value-type="float" office:value="315.85865" calcext:value-type="float">
            <text:p>315.85865</text:p>
          </table:table-cell>
          <table:table-cell table:formula="of:=ABS([.E42]-[.D42])" office:value-type="float" office:value="0.0586500000000001" calcext:value-type="float">
            <text:p>0.05865</text:p>
          </table:table-cell>
          <table:table-cell table:formula="of:=[.F42]/[.E42]" office:value-type="percentage" office:value="0.000185684324301393" calcext:value-type="percentage">
            <text:p>0.02%</text:p>
          </table:table-cell>
          <table:table-cell/>
          <table:table-cell table:style-name="ce1" office:value-type="float" office:value="350.82" calcext:value-type="float">
            <text:p>350.82</text:p>
          </table:table-cell>
          <table:table-cell table:style-name="ce1" office:value-type="float" office:value="350.9891" calcext:value-type="float">
            <text:p>350.9891</text:p>
          </table:table-cell>
          <table:table-cell table:formula="of:=ABS([.J42]-[.I42])" office:value-type="float" office:value="0.169100000000014" calcext:value-type="float">
            <text:p>0.1691</text:p>
          </table:table-cell>
          <table:table-cell table:formula="of:=[.K42]/[.J42]" office:value-type="percentage" office:value="0.00048178134306739" calcext:value-type="percentage">
            <text:p>0.05%</text:p>
          </table:table-cell>
          <table:table-cell/>
          <table:table-cell table:style-name="ce1" office:value-type="float" office:value="410.25" calcext:value-type="float">
            <text:p>410.25</text:p>
          </table:table-cell>
          <table:table-cell table:style-name="ce1" office:value-type="float" office:value="410.29776" calcext:value-type="float">
            <text:p>410.29776</text:p>
          </table:table-cell>
          <table:table-cell table:formula="of:=ABS([.O42]-[.N42])" office:value-type="float" office:value="0.0477599999999825" calcext:value-type="float">
            <text:p>0.04776</text:p>
          </table:table-cell>
          <table:table-cell table:formula="of:=[.P42]/[.O42]" office:value-type="percentage" office:value="0.000116403267714604" calcext:value-type="percentage">
            <text:p>0.01%</text:p>
          </table:table-cell>
          <table:table-cell table:number-columns-repeated="3"/>
          <table:table-cell office:value-type="float" office:value="468.32248" calcext:value-type="float">
            <text:p>468.32248</text:p>
          </table:table-cell>
          <table:table-cell office:value-type="float" office:value="467.39834" calcext:value-type="float">
            <text:p>467.39834</text:p>
          </table:table-cell>
          <table:table-cell table:formula="of:=ABS([.V42]-[.U42])" office:value-type="float" office:value="0.924139999999966" calcext:value-type="float">
            <text:p>0.92414</text:p>
          </table:table-cell>
          <table:table-cell table:formula="of:=[.W42]/[.O42]" office:value-type="percentage" office:value="0.00225236423420875" calcext:value-type="percentage">
            <text:p>0.23%</text:p>
          </table:table-cell>
        </table:table-row>
        <table:table-row table:style-name="ro1">
          <table:table-cell table:number-columns-repeated="3"/>
          <table:table-cell office:value-type="float" office:value="315.83" calcext:value-type="float">
            <text:p>315.83</text:p>
          </table:table-cell>
          <table:table-cell office:value-type="float" office:value="315.89182" calcext:value-type="float">
            <text:p>315.89182</text:p>
          </table:table-cell>
          <table:table-cell table:formula="of:=ABS([.E43]-[.D43])" office:value-type="float" office:value="0.0618200000000115" calcext:value-type="float">
            <text:p>0.06182</text:p>
          </table:table-cell>
          <table:table-cell table:formula="of:=[.F43]/[.E43]" office:value-type="percentage" office:value="0.000195699907645635" calcext:value-type="percentage">
            <text:p>0.02%</text:p>
          </table:table-cell>
          <table:table-cell/>
          <table:table-cell table:style-name="ce1" office:value-type="float" office:value="350.91" calcext:value-type="float">
            <text:p>350.91</text:p>
          </table:table-cell>
          <table:table-cell table:style-name="ce1" office:value-type="float" office:value="351.0765" calcext:value-type="float">
            <text:p>351.0765</text:p>
          </table:table-cell>
          <table:table-cell table:formula="of:=ABS([.J43]-[.I43])" office:value-type="float" office:value="0.166499999999985" calcext:value-type="float">
            <text:p>0.1665</text:p>
          </table:table-cell>
          <table:table-cell table:formula="of:=[.K43]/[.J43]" office:value-type="percentage" office:value="0.000474255610956544" calcext:value-type="percentage">
            <text:p>0.05%</text:p>
          </table:table-cell>
          <table:table-cell/>
          <table:table-cell office:value-type="float" office:value="410.39" calcext:value-type="float">
            <text:p>410.39</text:p>
          </table:table-cell>
          <table:table-cell office:value-type="float" office:value="410.44721" calcext:value-type="float">
            <text:p>410.44721</text:p>
          </table:table-cell>
          <table:table-cell table:formula="of:=ABS([.O43]-[.N43])" office:value-type="float" office:value="0.0572099999999978" calcext:value-type="float">
            <text:p>0.05721</text:p>
          </table:table-cell>
          <table:table-cell table:formula="of:=[.P43]/[.O43]" office:value-type="percentage" office:value="0.000139384550817139" calcext:value-type="percentage">
            <text:p>0.01%</text:p>
          </table:table-cell>
          <table:table-cell table:number-columns-repeated="3"/>
          <table:table-cell office:value-type="float" office:value="468.48505" calcext:value-type="float">
            <text:p>468.48505</text:p>
          </table:table-cell>
          <table:table-cell office:value-type="float" office:value="467.58198" calcext:value-type="float">
            <text:p>467.58198</text:p>
          </table:table-cell>
          <table:table-cell table:formula="of:=ABS([.V43]-[.U43])" office:value-type="float" office:value="0.903070000000014" calcext:value-type="float">
            <text:p>0.90307</text:p>
          </table:table-cell>
          <table:table-cell table:formula="of:=[.W43]/[.O43]" office:value-type="percentage" office:value="0.00220020986377277" calcext:value-type="percentage">
            <text:p>0.22%</text:p>
          </table:table-cell>
        </table:table-row>
        <table:table-row table:style-name="ro1">
          <table:table-cell table:number-columns-repeated="3"/>
          <table:table-cell office:value-type="float" office:value="315.86" calcext:value-type="float">
            <text:p>315.86</text:p>
          </table:table-cell>
          <table:table-cell office:value-type="float" office:value="315.92411" calcext:value-type="float">
            <text:p>315.92411</text:p>
          </table:table-cell>
          <table:table-cell table:formula="of:=ABS([.E44]-[.D44])" office:value-type="float" office:value="0.064109999999971" calcext:value-type="float">
            <text:p>0.06411</text:p>
          </table:table-cell>
          <table:table-cell table:formula="of:=[.F44]/[.E44]" office:value-type="percentage" office:value="0.000202928481779916" calcext:value-type="percentage">
            <text:p>0.02%</text:p>
          </table:table-cell>
          <table:table-cell/>
          <table:table-cell table:style-name="ce1" office:value-type="float" office:value="350.99" calcext:value-type="float">
            <text:p>350.99</text:p>
          </table:table-cell>
          <table:table-cell table:style-name="ce1" office:value-type="float" office:value="351.16143" calcext:value-type="float">
            <text:p>351.16143</text:p>
          </table:table-cell>
          <table:table-cell table:formula="of:=ABS([.J44]-[.I44])" office:value-type="float" office:value="0.171429999999987" calcext:value-type="float">
            <text:p>0.17143</text:p>
          </table:table-cell>
          <table:table-cell table:formula="of:=[.K44]/[.J44]" office:value-type="percentage" office:value="0.000488180037312146" calcext:value-type="percentage">
            <text:p>0.05%</text:p>
          </table:table-cell>
          <table:table-cell/>
          <table:table-cell office:value-type="float" office:value="410.53" calcext:value-type="float">
            <text:p>410.53</text:p>
          </table:table-cell>
          <table:table-cell office:value-type="float" office:value="410.5923" calcext:value-type="float">
            <text:p>410.5923</text:p>
          </table:table-cell>
          <table:table-cell table:formula="of:=ABS([.O44]-[.N44])" office:value-type="float" office:value="0.0623000000000502" calcext:value-type="float">
            <text:p>0.0623</text:p>
          </table:table-cell>
          <table:table-cell table:formula="of:=[.P44]/[.O44]" office:value-type="percentage" office:value="0.000151732022251879" calcext:value-type="percentage">
            <text:p>0.02%</text:p>
          </table:table-cell>
          <table:table-cell table:number-columns-repeated="3"/>
          <table:table-cell office:value-type="float" office:value="468.64309" calcext:value-type="float">
            <text:p>468.64309</text:p>
          </table:table-cell>
          <table:table-cell office:value-type="float" office:value="467.76017" calcext:value-type="float">
            <text:p>467.76017</text:p>
          </table:table-cell>
          <table:table-cell table:formula="of:=ABS([.V44]-[.U44])" office:value-type="float" office:value="0.882919999999956" calcext:value-type="float">
            <text:p>0.88292</text:p>
          </table:table-cell>
          <table:table-cell table:formula="of:=[.W44]/[.O44]" office:value-type="percentage" office:value="0.00215035693557808" calcext:value-type="percentage">
            <text:p>0.22%</text:p>
          </table:table-cell>
        </table:table-row>
        <table:table-row table:style-name="ro1">
          <table:table-cell table:number-columns-repeated="3"/>
          <table:table-cell office:value-type="float" office:value="315.9" calcext:value-type="float">
            <text:p>315.9</text:p>
          </table:table-cell>
          <table:table-cell office:value-type="float" office:value="315.95557" calcext:value-type="float">
            <text:p>315.95557</text:p>
          </table:table-cell>
          <table:table-cell table:formula="of:=ABS([.E45]-[.D45])" office:value-type="float" office:value="0.0555700000000456" calcext:value-type="float">
            <text:p>0.05557</text:p>
          </table:table-cell>
          <table:table-cell table:formula="of:=[.F45]/[.E45]" office:value-type="percentage" office:value="0.000175879159212308" calcext:value-type="percentage">
            <text:p>0.02%</text:p>
          </table:table-cell>
          <table:table-cell/>
          <table:table-cell table:style-name="ce1" office:value-type="float" office:value="351.07" calcext:value-type="float">
            <text:p>351.07</text:p>
          </table:table-cell>
          <table:table-cell table:style-name="ce1" office:value-type="float" office:value="351.24402" calcext:value-type="float">
            <text:p>351.24402</text:p>
          </table:table-cell>
          <table:table-cell table:formula="of:=ABS([.J45]-[.I45])" office:value-type="float" office:value="0.174019999999985" calcext:value-type="float">
            <text:p>0.17402</text:p>
          </table:table-cell>
          <table:table-cell table:formula="of:=[.K45]/[.J45]" office:value-type="percentage" office:value="0.000495439039787737" calcext:value-type="percentage">
            <text:p>0.05%</text:p>
          </table:table-cell>
          <table:table-cell/>
          <table:table-cell office:value-type="float" office:value="410.67" calcext:value-type="float">
            <text:p>410.67</text:p>
          </table:table-cell>
          <table:table-cell office:value-type="float" office:value="410.73326" calcext:value-type="float">
            <text:p>410.73326</text:p>
          </table:table-cell>
          <table:table-cell table:formula="of:=ABS([.O45]-[.N45])" office:value-type="float" office:value="0.063259999999957" calcext:value-type="float">
            <text:p>0.06326</text:p>
          </table:table-cell>
          <table:table-cell table:formula="of:=[.P45]/[.O45]" office:value-type="percentage" office:value="0.000154017232497697" calcext:value-type="percentage">
            <text:p>0.02%</text:p>
          </table:table-cell>
          <table:table-cell table:number-columns-repeated="3"/>
          <table:table-cell office:value-type="float" office:value="468.79682" calcext:value-type="float">
            <text:p>468.79682</text:p>
          </table:table-cell>
          <table:table-cell office:value-type="float" office:value="467.9332" calcext:value-type="float">
            <text:p>467.9332</text:p>
          </table:table-cell>
          <table:table-cell table:formula="of:=ABS([.V45]-[.U45])" office:value-type="float" office:value="0.863620000000026" calcext:value-type="float">
            <text:p>0.86362</text:p>
          </table:table-cell>
          <table:table-cell table:formula="of:=[.W45]/[.O45]" office:value-type="percentage" office:value="0.00210262981868093" calcext:value-type="percentage">
            <text:p>0.21%</text:p>
          </table:table-cell>
        </table:table-row>
        <table:table-row table:style-name="ro1">
          <table:table-cell table:number-columns-repeated="3"/>
          <table:table-cell office:value-type="float" office:value="315.93" calcext:value-type="float">
            <text:p>315.93</text:p>
          </table:table-cell>
          <table:table-cell office:value-type="float" office:value="315.98623" calcext:value-type="float">
            <text:p>315.98623</text:p>
          </table:table-cell>
          <table:table-cell table:formula="of:=ABS([.E46]-[.D46])" office:value-type="float" office:value="0.0562299999999709" calcext:value-type="float">
            <text:p>0.05623</text:p>
          </table:table-cell>
          <table:table-cell table:formula="of:=[.F46]/[.E46]" office:value-type="percentage" office:value="0.000177950792349309" calcext:value-type="percentage">
            <text:p>0.02%</text:p>
          </table:table-cell>
          <table:table-cell/>
          <table:table-cell table:style-name="ce1" office:value-type="float" office:value="351.15" calcext:value-type="float">
            <text:p>351.15</text:p>
          </table:table-cell>
          <table:table-cell table:style-name="ce1" office:value-type="float" office:value="351.32439" calcext:value-type="float">
            <text:p>351.32439</text:p>
          </table:table-cell>
          <table:table-cell table:formula="of:=ABS([.J46]-[.I46])" office:value-type="float" office:value="0.174390000000017" calcext:value-type="float">
            <text:p>0.17439</text:p>
          </table:table-cell>
          <table:table-cell table:formula="of:=[.K46]/[.J46]" office:value-type="percentage" office:value="0.00049637885943534" calcext:value-type="percentage">
            <text:p>0.05%</text:p>
          </table:table-cell>
          <table:table-cell/>
          <table:table-cell office:value-type="float" office:value="410.8" calcext:value-type="float">
            <text:p>410.8</text:p>
          </table:table-cell>
          <table:table-cell office:value-type="float" office:value="410.87031" calcext:value-type="float">
            <text:p>410.87031</text:p>
          </table:table-cell>
          <table:table-cell table:formula="of:=ABS([.O46]-[.N46])" office:value-type="float" office:value="0.0703100000000063" calcext:value-type="float">
            <text:p>0.07031</text:p>
          </table:table-cell>
          <table:table-cell table:formula="of:=[.P46]/[.O46]" office:value-type="percentage" office:value="0.000171124557527669" calcext:value-type="percentage">
            <text:p>0.02%</text:p>
          </table:table-cell>
          <table:table-cell table:number-columns-repeated="3"/>
          <table:table-cell office:value-type="float" office:value="468.94645" calcext:value-type="float">
            <text:p>468.94645</text:p>
          </table:table-cell>
          <table:table-cell office:value-type="float" office:value="468.10133" calcext:value-type="float">
            <text:p>468.10133</text:p>
          </table:table-cell>
          <table:table-cell table:formula="of:=ABS([.V46]-[.U46])" office:value-type="float" office:value="0.845120000000009" calcext:value-type="float">
            <text:p>0.84512</text:p>
          </table:table-cell>
          <table:table-cell table:formula="of:=[.W46]/[.O46]" office:value-type="percentage" office:value="0.00205690209156268" calcext:value-type="percentage">
            <text:p>0.21%</text:p>
          </table:table-cell>
        </table:table-row>
        <table:table-row table:style-name="ro1">
          <table:table-cell table:number-columns-repeated="3"/>
          <table:table-cell office:value-type="float" office:value="315.96" calcext:value-type="float">
            <text:p>315.96</text:p>
          </table:table-cell>
          <table:table-cell office:value-type="float" office:value="316.01614" calcext:value-type="float">
            <text:p>316.01614</text:p>
          </table:table-cell>
          <table:table-cell table:formula="of:=ABS([.E47]-[.D47])" office:value-type="float" office:value="0.0561400000000276" calcext:value-type="float">
            <text:p>0.05614</text:p>
          </table:table-cell>
          <table:table-cell table:formula="of:=[.F47]/[.E47]" office:value-type="percentage" office:value="0.000177649154248981" calcext:value-type="percentage">
            <text:p>0.02%</text:p>
          </table:table-cell>
          <table:table-cell/>
          <table:table-cell table:style-name="ce1" office:value-type="float" office:value="351.23" calcext:value-type="float">
            <text:p>351.23</text:p>
          </table:table-cell>
          <table:table-cell table:style-name="ce1" office:value-type="float" office:value="351.40265" calcext:value-type="float">
            <text:p>351.40265</text:p>
          </table:table-cell>
          <table:table-cell table:formula="of:=ABS([.J47]-[.I47])" office:value-type="float" office:value="0.172649999999976" calcext:value-type="float">
            <text:p>0.17265</text:p>
          </table:table-cell>
          <table:table-cell table:formula="of:=[.K47]/[.J47]" office:value-type="percentage" office:value="0.000491316727406512" calcext:value-type="percentage">
            <text:p>0.05%</text:p>
          </table:table-cell>
          <table:table-cell/>
          <table:table-cell office:value-type="float" office:value="410.93" calcext:value-type="float">
            <text:p>410.93</text:p>
          </table:table-cell>
          <table:table-cell office:value-type="float" office:value="411.00363" calcext:value-type="float">
            <text:p>411.00363</text:p>
          </table:table-cell>
          <table:table-cell table:formula="of:=ABS([.O47]-[.N47])" office:value-type="float" office:value="0.0736299999999801" calcext:value-type="float">
            <text:p>0.07363</text:p>
          </table:table-cell>
          <table:table-cell table:formula="of:=[.P47]/[.O47]" office:value-type="percentage" office:value="0.000179146836245656" calcext:value-type="percentage">
            <text:p>0.02%</text:p>
          </table:table-cell>
          <table:table-cell table:number-columns-repeated="3"/>
          <table:table-cell office:value-type="float" office:value="469.09219" calcext:value-type="float">
            <text:p>469.09219</text:p>
          </table:table-cell>
          <table:table-cell office:value-type="float" office:value="468.2648" calcext:value-type="float">
            <text:p>468.2648</text:p>
          </table:table-cell>
          <table:table-cell table:formula="of:=ABS([.V47]-[.U47])" office:value-type="float" office:value="0.827390000000037" calcext:value-type="float">
            <text:p>0.82739</text:p>
          </table:table-cell>
          <table:table-cell table:formula="of:=[.W47]/[.O47]" office:value-type="percentage" office:value="0.00201309657532717" calcext:value-type="percentage">
            <text:p>0.20%</text:p>
          </table:table-cell>
        </table:table-row>
        <table:table-row table:style-name="ro1">
          <table:table-cell table:number-columns-repeated="3"/>
          <table:table-cell office:value-type="float" office:value="315.99" calcext:value-type="float">
            <text:p>315.99</text:p>
          </table:table-cell>
          <table:table-cell office:value-type="float" office:value="316.04532" calcext:value-type="float">
            <text:p>316.04532</text:p>
          </table:table-cell>
          <table:table-cell table:formula="of:=ABS([.E48]-[.D48])" office:value-type="float" office:value="0.0553199999999947" calcext:value-type="float">
            <text:p>0.05532</text:p>
          </table:table-cell>
          <table:table-cell table:formula="of:=[.F48]/[.E48]" office:value-type="percentage" office:value="0.000175038187561185" calcext:value-type="percentage">
            <text:p>0.02%</text:p>
          </table:table-cell>
          <table:table-cell/>
          <table:table-cell table:style-name="ce1" office:value-type="float" office:value="351.31" calcext:value-type="float">
            <text:p>351.31</text:p>
          </table:table-cell>
          <table:table-cell table:style-name="ce1" office:value-type="float" office:value="351.47889" calcext:value-type="float">
            <text:p>351.47889</text:p>
          </table:table-cell>
          <table:table-cell table:formula="of:=ABS([.J48]-[.I48])" office:value-type="float" office:value="0.168889999999976" calcext:value-type="float">
            <text:p>0.16889</text:p>
          </table:table-cell>
          <table:table-cell table:formula="of:=[.K48]/[.J48]" office:value-type="percentage" office:value="0.000480512499626866" calcext:value-type="percentage">
            <text:p>0.05%</text:p>
          </table:table-cell>
          <table:table-cell/>
          <table:table-cell office:value-type="float" office:value="411.06" calcext:value-type="float">
            <text:p>411.06</text:p>
          </table:table-cell>
          <table:table-cell office:value-type="float" office:value="411.13341" calcext:value-type="float">
            <text:p>411.13341</text:p>
          </table:table-cell>
          <table:table-cell table:formula="of:=ABS([.O48]-[.N48])" office:value-type="float" office:value="0.073410000000024" calcext:value-type="float">
            <text:p>0.07341</text:p>
          </table:table-cell>
          <table:table-cell table:formula="of:=[.P48]/[.O48]" office:value-type="percentage" office:value="0.000178555179935447" calcext:value-type="percentage">
            <text:p>0.02%</text:p>
          </table:table-cell>
          <table:table-cell table:number-columns-repeated="3"/>
          <table:table-cell office:value-type="float" office:value="469.23422" calcext:value-type="float">
            <text:p>469.23422</text:p>
          </table:table-cell>
          <table:table-cell office:value-type="float" office:value="468.42385" calcext:value-type="float">
            <text:p>468.42385</text:p>
          </table:table-cell>
          <table:table-cell table:formula="of:=ABS([.V48]-[.U48])" office:value-type="float" office:value="0.810369999999978" calcext:value-type="float">
            <text:p>0.81037</text:p>
          </table:table-cell>
          <table:table-cell table:formula="of:=[.W48]/[.O48]" office:value-type="percentage" office:value="0.0019710633587282" calcext:value-type="percentage">
            <text:p>0.20%</text:p>
          </table:table-cell>
        </table:table-row>
        <table:table-row table:style-name="ro1">
          <table:table-cell table:number-columns-repeated="3"/>
          <table:table-cell office:value-type="float" office:value="316.02" calcext:value-type="float">
            <text:p>316.02</text:p>
          </table:table-cell>
          <table:table-cell office:value-type="float" office:value="316.07382" calcext:value-type="float">
            <text:p>316.07382</text:p>
          </table:table-cell>
          <table:table-cell table:formula="of:=ABS([.E49]-[.D49])" office:value-type="float" office:value="0.0538200000000302" calcext:value-type="float">
            <text:p>0.05382</text:p>
          </table:table-cell>
          <table:table-cell table:formula="of:=[.F49]/[.E49]" office:value-type="percentage" office:value="0.00017027667777113" calcext:value-type="percentage">
            <text:p>0.02%</text:p>
          </table:table-cell>
          <table:table-cell/>
          <table:table-cell table:style-name="ce1" office:value-type="float" office:value="351.38" calcext:value-type="float">
            <text:p>351.38</text:p>
          </table:table-cell>
          <table:table-cell table:style-name="ce1" office:value-type="float" office:value="351.55322" calcext:value-type="float">
            <text:p>351.55322</text:p>
          </table:table-cell>
          <table:table-cell table:formula="of:=ABS([.J49]-[.I49])" office:value-type="float" office:value="0.173220000000015" calcext:value-type="float">
            <text:p>0.17322</text:p>
          </table:table-cell>
          <table:table-cell table:formula="of:=[.K49]/[.J49]" office:value-type="percentage" office:value="0.000492727672925353" calcext:value-type="percentage">
            <text:p>0.05%</text:p>
          </table:table-cell>
          <table:table-cell/>
          <table:table-cell office:value-type="float" office:value="411.18" calcext:value-type="float">
            <text:p>411.18</text:p>
          </table:table-cell>
          <table:table-cell office:value-type="float" office:value="411.25982" calcext:value-type="float">
            <text:p>411.25982</text:p>
          </table:table-cell>
          <table:table-cell table:formula="of:=ABS([.O49]-[.N49])" office:value-type="float" office:value="0.0798199999999838" calcext:value-type="float">
            <text:p>0.07982</text:p>
          </table:table-cell>
          <table:table-cell table:formula="of:=[.P49]/[.O49]" office:value-type="percentage" office:value="0.000194086550930222" calcext:value-type="percentage">
            <text:p>0.02%</text:p>
          </table:table-cell>
          <table:table-cell table:number-columns-repeated="3"/>
          <table:table-cell office:value-type="float" office:value="469.37271" calcext:value-type="float">
            <text:p>469.37271</text:p>
          </table:table-cell>
          <table:table-cell office:value-type="float" office:value="468.57869" calcext:value-type="float">
            <text:p>468.57869</text:p>
          </table:table-cell>
          <table:table-cell table:formula="of:=ABS([.V49]-[.U49])" office:value-type="float" office:value="0.794019999999989" calcext:value-type="float">
            <text:p>0.79402</text:p>
          </table:table-cell>
          <table:table-cell table:formula="of:=[.W49]/[.O49]" office:value-type="percentage" office:value="0.00193070161826164" calcext:value-type="percentage">
            <text:p>0.19%</text:p>
          </table:table-cell>
        </table:table-row>
        <table:table-row table:style-name="ro1">
          <table:table-cell table:number-columns-repeated="3"/>
          <table:table-cell office:value-type="float" office:value="316.04" calcext:value-type="float">
            <text:p>316.04</text:p>
          </table:table-cell>
          <table:table-cell office:value-type="float" office:value="316.10165" calcext:value-type="float">
            <text:p>316.10165</text:p>
          </table:table-cell>
          <table:table-cell table:formula="of:=ABS([.E50]-[.D50])" office:value-type="float" office:value="0.061649999999986" calcext:value-type="float">
            <text:p>0.06165</text:p>
          </table:table-cell>
          <table:table-cell table:formula="of:=[.F50]/[.E50]" office:value-type="percentage" office:value="0.000195032199294075" calcext:value-type="percentage">
            <text:p>0.02%</text:p>
          </table:table-cell>
          <table:table-cell/>
          <table:table-cell table:style-name="ce1" office:value-type="float" office:value="351.46" calcext:value-type="float">
            <text:p>351.46</text:p>
          </table:table-cell>
          <table:table-cell table:style-name="ce1" office:value-type="float" office:value="351.62571" calcext:value-type="float">
            <text:p>351.62571</text:p>
          </table:table-cell>
          <table:table-cell table:formula="of:=ABS([.J50]-[.I50])" office:value-type="float" office:value="0.165710000000047" calcext:value-type="float">
            <text:p>0.16571</text:p>
          </table:table-cell>
          <table:table-cell table:formula="of:=[.K50]/[.J50]" office:value-type="percentage" office:value="0.000471268156131265" calcext:value-type="percentage">
            <text:p>0.05%</text:p>
          </table:table-cell>
          <table:table-cell/>
          <table:table-cell office:value-type="float" office:value="411.3" calcext:value-type="float">
            <text:p>411.3</text:p>
          </table:table-cell>
          <table:table-cell office:value-type="float" office:value="411.38302" calcext:value-type="float">
            <text:p>411.38302</text:p>
          </table:table-cell>
          <table:table-cell table:formula="of:=ABS([.O50]-[.N50])" office:value-type="float" office:value="0.0830199999999763" calcext:value-type="float">
            <text:p>0.08302</text:p>
          </table:table-cell>
          <table:table-cell table:formula="of:=[.P50]/[.O50]" office:value-type="percentage" office:value="0.000201807065347462" calcext:value-type="percentage">
            <text:p>0.02%</text:p>
          </table:table-cell>
          <table:table-cell table:number-columns-repeated="3"/>
          <table:table-cell office:value-type="float" office:value="469.50782" calcext:value-type="float">
            <text:p>469.50782</text:p>
          </table:table-cell>
          <table:table-cell office:value-type="float" office:value="468.72951" calcext:value-type="float">
            <text:p>468.72951</text:p>
          </table:table-cell>
          <table:table-cell table:formula="of:=ABS([.V50]-[.U50])" office:value-type="float" office:value="0.778309999999976" calcext:value-type="float">
            <text:p>0.77831</text:p>
          </table:table-cell>
          <table:table-cell table:formula="of:=[.W50]/[.O50]" office:value-type="percentage" office:value="0.00189193516057123" calcext:value-type="percentage">
            <text:p>0.19%</text:p>
          </table:table-cell>
        </table:table-row>
        <table:table-row table:style-name="ro1">
          <table:table-cell table:number-columns-repeated="3"/>
          <table:table-cell office:value-type="float" office:value="316.07" calcext:value-type="float">
            <text:p>316.07</text:p>
          </table:table-cell>
          <table:table-cell office:value-type="float" office:value="316.12886" calcext:value-type="float">
            <text:p>316.12886</text:p>
          </table:table-cell>
          <table:table-cell table:formula="of:=ABS([.E51]-[.D51])" office:value-type="float" office:value="0.0588599999999815" calcext:value-type="float">
            <text:p>0.05886</text:p>
          </table:table-cell>
          <table:table-cell table:formula="of:=[.F51]/[.E51]" office:value-type="percentage" office:value="0.000186189897372804" calcext:value-type="percentage">
            <text:p>0.02%</text:p>
          </table:table-cell>
          <table:table-cell/>
          <table:table-cell table:style-name="ce1" office:value-type="float" office:value="351.53" calcext:value-type="float">
            <text:p>351.53</text:p>
          </table:table-cell>
          <table:table-cell table:style-name="ce1" office:value-type="float" office:value="351.69646" calcext:value-type="float">
            <text:p>351.69646</text:p>
          </table:table-cell>
          <table:table-cell table:formula="of:=ABS([.J51]-[.I51])" office:value-type="float" office:value="0.166460000000029" calcext:value-type="float">
            <text:p>0.16646</text:p>
          </table:table-cell>
          <table:table-cell table:formula="of:=[.K51]/[.J51]" office:value-type="percentage" office:value="0.000473305872911058" calcext:value-type="percentage">
            <text:p>0.05%</text:p>
          </table:table-cell>
          <table:table-cell/>
          <table:table-cell office:value-type="float" office:value="411.42" calcext:value-type="float">
            <text:p>411.42</text:p>
          </table:table-cell>
          <table:table-cell office:value-type="float" office:value="411.50314" calcext:value-type="float">
            <text:p>411.50314</text:p>
          </table:table-cell>
          <table:table-cell table:formula="of:=ABS([.O51]-[.N51])" office:value-type="float" office:value="0.0831399999999576" calcext:value-type="float">
            <text:p>0.08314</text:p>
          </table:table-cell>
          <table:table-cell table:formula="of:=[.P51]/[.O51]" office:value-type="percentage" office:value="0.000202039770583421" calcext:value-type="percentage">
            <text:p>0.02%</text:p>
          </table:table-cell>
          <table:table-cell table:number-columns-repeated="3"/>
          <table:table-cell office:value-type="float" office:value="469.63971" calcext:value-type="float">
            <text:p>469.63971</text:p>
          </table:table-cell>
          <table:table-cell office:value-type="float" office:value="468.87651" calcext:value-type="float">
            <text:p>468.87651</text:p>
          </table:table-cell>
          <table:table-cell table:formula="of:=ABS([.V51]-[.U51])" office:value-type="float" office:value="0.763199999999983" calcext:value-type="float">
            <text:p>0.7632</text:p>
          </table:table-cell>
          <table:table-cell table:formula="of:=[.W51]/[.O51]" office:value-type="percentage" office:value="0.00185466385505584" calcext:value-type="percentage">
            <text:p>0.19%</text:p>
          </table:table-cell>
        </table:table-row>
        <table:table-row table:style-name="ro1">
          <table:table-cell table:number-columns-repeated="3"/>
          <table:table-cell office:value-type="float" office:value="316.1" calcext:value-type="float">
            <text:p>316.1</text:p>
          </table:table-cell>
          <table:table-cell office:value-type="float" office:value="316.15546" calcext:value-type="float">
            <text:p>316.15546</text:p>
          </table:table-cell>
          <table:table-cell table:formula="of:=ABS([.E52]-[.D52])" office:value-type="float" office:value="0.0554599999999823" calcext:value-type="float">
            <text:p>0.05546</text:p>
          </table:table-cell>
          <table:table-cell table:formula="of:=[.F52]/[.E52]" office:value-type="percentage" office:value="0.000175420029121061" calcext:value-type="percentage">
            <text:p>0.02%</text:p>
          </table:table-cell>
          <table:table-cell/>
          <table:table-cell table:style-name="ce1" office:value-type="float" office:value="351.6" calcext:value-type="float">
            <text:p>351.6</text:p>
          </table:table-cell>
          <table:table-cell table:style-name="ce1" office:value-type="float" office:value="351.76554" calcext:value-type="float">
            <text:p>351.76554</text:p>
          </table:table-cell>
          <table:table-cell table:formula="of:=ABS([.J52]-[.I52])" office:value-type="float" office:value="0.165539999999965" calcext:value-type="float">
            <text:p>0.16554</text:p>
          </table:table-cell>
          <table:table-cell table:formula="of:=[.K52]/[.J52]" office:value-type="percentage" office:value="0.000470597546308727" calcext:value-type="percentage">
            <text:p>0.05%</text:p>
          </table:table-cell>
          <table:table-cell/>
          <table:table-cell office:value-type="float" office:value="411.53" calcext:value-type="float">
            <text:p>411.53</text:p>
          </table:table-cell>
          <table:table-cell office:value-type="float" office:value="411.62033" calcext:value-type="float">
            <text:p>411.62033</text:p>
          </table:table-cell>
          <table:table-cell table:formula="of:=ABS([.O52]-[.N52])" office:value-type="float" office:value="0.0903300000000513" calcext:value-type="float">
            <text:p>0.09033</text:p>
          </table:table-cell>
          <table:table-cell table:formula="of:=[.P52]/[.O52]" office:value-type="percentage" office:value="0.000219449802200128" calcext:value-type="percentage">
            <text:p>0.02%</text:p>
          </table:table-cell>
          <table:table-cell table:number-columns-repeated="3"/>
          <table:table-cell office:value-type="float" office:value="469.7685" calcext:value-type="float">
            <text:p>469.7685</text:p>
          </table:table-cell>
          <table:table-cell office:value-type="float" office:value="469.01985" calcext:value-type="float">
            <text:p>469.01985</text:p>
          </table:table-cell>
          <table:table-cell table:formula="of:=ABS([.V52]-[.U52])" office:value-type="float" office:value="0.748649999999998" calcext:value-type="float">
            <text:p>0.74865</text:p>
          </table:table-cell>
          <table:table-cell table:formula="of:=[.W52]/[.O52]" office:value-type="percentage" office:value="0.00181878771634044" calcext:value-type="percentage">
            <text:p>0.18%</text:p>
          </table:table-cell>
        </table:table-row>
        <table:table-row table:style-name="ro1">
          <table:table-cell table:number-columns-repeated="3"/>
          <table:table-cell office:value-type="float" office:value="316.12" calcext:value-type="float">
            <text:p>316.12</text:p>
          </table:table-cell>
          <table:table-cell office:value-type="float" office:value="316.18148" calcext:value-type="float">
            <text:p>316.18148</text:p>
          </table:table-cell>
          <table:table-cell table:formula="of:=ABS([.E53]-[.D53])" office:value-type="float" office:value="0.0614800000000173" calcext:value-type="float">
            <text:p>0.06148</text:p>
          </table:table-cell>
          <table:table-cell table:formula="of:=[.F53]/[.E53]" office:value-type="percentage" office:value="0.000194445291356146" calcext:value-type="percentage">
            <text:p>0.02%</text:p>
          </table:table-cell>
          <table:table-cell/>
          <table:table-cell table:style-name="ce1" office:value-type="float" office:value="351.67" calcext:value-type="float">
            <text:p>351.67</text:p>
          </table:table-cell>
          <table:table-cell table:style-name="ce1" office:value-type="float" office:value="351.83302" calcext:value-type="float">
            <text:p>351.83302</text:p>
          </table:table-cell>
          <table:table-cell table:formula="of:=ABS([.J53]-[.I53])" office:value-type="float" office:value="0.16301999999996" calcext:value-type="float">
            <text:p>0.16302</text:p>
          </table:table-cell>
          <table:table-cell table:formula="of:=[.K53]/[.J53]" office:value-type="percentage" office:value="0.000463344799189003" calcext:value-type="percentage">
            <text:p>0.05%</text:p>
          </table:table-cell>
          <table:table-cell/>
          <table:table-cell office:value-type="float" office:value="411.64" calcext:value-type="float">
            <text:p>411.64</text:p>
          </table:table-cell>
          <table:table-cell office:value-type="float" office:value="411.73472" calcext:value-type="float">
            <text:p>411.73472</text:p>
          </table:table-cell>
          <table:table-cell table:formula="of:=ABS([.O53]-[.N53])" office:value-type="float" office:value="0.0947199999999953" calcext:value-type="float">
            <text:p>0.09472</text:p>
          </table:table-cell>
          <table:table-cell table:formula="of:=[.P53]/[.O53]" office:value-type="percentage" office:value="0.0002300510386882" calcext:value-type="percentage">
            <text:p>0.02%</text:p>
          </table:table-cell>
          <table:table-cell table:number-columns-repeated="3"/>
          <table:table-cell office:value-type="float" office:value="469.89434" calcext:value-type="float">
            <text:p>469.89434</text:p>
          </table:table-cell>
          <table:table-cell office:value-type="float" office:value="469.15969" calcext:value-type="float">
            <text:p>469.15969</text:p>
          </table:table-cell>
          <table:table-cell table:formula="of:=ABS([.V53]-[.U53])" office:value-type="float" office:value="0.734649999999988" calcext:value-type="float">
            <text:p>0.73465</text:p>
          </table:table-cell>
          <table:table-cell table:formula="of:=[.W53]/[.O53]" office:value-type="percentage" office:value="0.00178427993636288" calcext:value-type="percentage">
            <text:p>0.18%</text:p>
          </table:table-cell>
        </table:table-row>
        <table:table-row table:style-name="ro1">
          <table:table-cell table:number-columns-repeated="3"/>
          <table:table-cell office:value-type="float" office:value="316.15" calcext:value-type="float">
            <text:p>316.15</text:p>
          </table:table-cell>
          <table:table-cell office:value-type="float" office:value="316.20695" calcext:value-type="float">
            <text:p>316.20695</text:p>
          </table:table-cell>
          <table:table-cell table:formula="of:=ABS([.E54]-[.D54])" office:value-type="float" office:value="0.0569500000000289" calcext:value-type="float">
            <text:p>0.05695</text:p>
          </table:table-cell>
          <table:table-cell table:formula="of:=[.F54]/[.E54]" office:value-type="percentage" office:value="0.00018010356824867" calcext:value-type="percentage">
            <text:p>0.02%</text:p>
          </table:table-cell>
          <table:table-cell/>
          <table:table-cell table:style-name="ce1" office:value-type="float" office:value="351.73" calcext:value-type="float">
            <text:p>351.73</text:p>
          </table:table-cell>
          <table:table-cell table:style-name="ce1" office:value-type="float" office:value="351.89897" calcext:value-type="float">
            <text:p>351.89897</text:p>
          </table:table-cell>
          <table:table-cell table:formula="of:=ABS([.J54]-[.I54])" office:value-type="float" office:value="0.168970000000002" calcext:value-type="float">
            <text:p>0.16897</text:p>
          </table:table-cell>
          <table:table-cell table:formula="of:=[.K54]/[.J54]" office:value-type="percentage" office:value="0.000480166224982135" calcext:value-type="percentage">
            <text:p>0.05%</text:p>
          </table:table-cell>
          <table:table-cell/>
          <table:table-cell office:value-type="float" office:value="411.75" calcext:value-type="float">
            <text:p>411.75</text:p>
          </table:table-cell>
          <table:table-cell office:value-type="float" office:value="411.84643" calcext:value-type="float">
            <text:p>411.84643</text:p>
          </table:table-cell>
          <table:table-cell table:formula="of:=ABS([.O54]-[.N54])" office:value-type="float" office:value="0.096429999999998" calcext:value-type="float">
            <text:p>0.09643</text:p>
          </table:table-cell>
          <table:table-cell table:formula="of:=[.P54]/[.O54]" office:value-type="percentage" office:value="0.000234140672288936" calcext:value-type="percentage">
            <text:p>0.02%</text:p>
          </table:table-cell>
          <table:table-cell table:number-columns-repeated="3"/>
          <table:table-cell office:value-type="float" office:value="470.01735" calcext:value-type="float">
            <text:p>470.01735</text:p>
          </table:table-cell>
          <table:table-cell office:value-type="float" office:value="469.2962" calcext:value-type="float">
            <text:p>469.2962</text:p>
          </table:table-cell>
          <table:table-cell table:formula="of:=ABS([.V54]-[.U54])" office:value-type="float" office:value="0.721150000000023" calcext:value-type="float">
            <text:p>0.72115</text:p>
          </table:table-cell>
          <table:table-cell table:formula="of:=[.W54]/[.O54]" office:value-type="percentage" office:value="0.00175101675641579" calcext:value-type="percentage">
            <text:p>0.18%</text:p>
          </table:table-cell>
        </table:table-row>
        <table:table-row table:style-name="ro1">
          <table:table-cell table:number-columns-repeated="3"/>
          <table:table-cell office:value-type="float" office:value="316.18" calcext:value-type="float">
            <text:p>316.18</text:p>
          </table:table-cell>
          <table:table-cell office:value-type="float" office:value="316.23188" calcext:value-type="float">
            <text:p>316.23188</text:p>
          </table:table-cell>
          <table:table-cell table:formula="of:=ABS([.E55]-[.D55])" office:value-type="float" office:value="0.0518799999999828" calcext:value-type="float">
            <text:p>0.05188</text:p>
          </table:table-cell>
          <table:table-cell table:formula="of:=[.F55]/[.E55]" office:value-type="percentage" office:value="0.000164056830702783" calcext:value-type="percentage">
            <text:p>0.02%</text:p>
          </table:table-cell>
          <table:table-cell/>
          <table:table-cell table:style-name="ce1" office:value-type="float" office:value="351.8" calcext:value-type="float">
            <text:p>351.8</text:p>
          </table:table-cell>
          <table:table-cell table:style-name="ce1" office:value-type="float" office:value="351.96345" calcext:value-type="float">
            <text:p>351.96345</text:p>
          </table:table-cell>
          <table:table-cell table:formula="of:=ABS([.J55]-[.I55])" office:value-type="float" office:value="0.163450000000012" calcext:value-type="float">
            <text:p>0.16345</text:p>
          </table:table-cell>
          <table:table-cell table:formula="of:=[.K55]/[.J55]" office:value-type="percentage" office:value="0.000464394811449915" calcext:value-type="percentage">
            <text:p>0.05%</text:p>
          </table:table-cell>
          <table:table-cell/>
          <table:table-cell office:value-type="float" office:value="411.86" calcext:value-type="float">
            <text:p>411.86</text:p>
          </table:table-cell>
          <table:table-cell office:value-type="float" office:value="411.95557" calcext:value-type="float">
            <text:p>411.95557</text:p>
          </table:table-cell>
          <table:table-cell table:formula="of:=ABS([.O55]-[.N55])" office:value-type="float" office:value="0.0955700000000093" calcext:value-type="float">
            <text:p>0.09557</text:p>
          </table:table-cell>
          <table:table-cell table:formula="of:=[.P55]/[.O55]" office:value-type="percentage" office:value="0.000231991037285912" calcext:value-type="percentage">
            <text:p>0.02%</text:p>
          </table:table-cell>
          <table:table-cell table:number-columns-repeated="3"/>
          <table:table-cell office:value-type="float" office:value="470.13764" calcext:value-type="float">
            <text:p>470.13764</text:p>
          </table:table-cell>
          <table:table-cell office:value-type="float" office:value="469.4295" calcext:value-type="float">
            <text:p>469.4295</text:p>
          </table:table-cell>
          <table:table-cell table:formula="of:=ABS([.V55]-[.U55])" office:value-type="float" office:value="0.708139999999958" calcext:value-type="float">
            <text:p>0.70814</text:p>
          </table:table-cell>
          <table:table-cell table:formula="of:=[.W55]/[.O55]" office:value-type="percentage" office:value="0.00171897178135001" calcext:value-type="percentage">
            <text:p>0.17%</text:p>
          </table:table-cell>
        </table:table-row>
        <table:table-row table:style-name="ro1">
          <table:table-cell table:number-columns-repeated="3"/>
          <table:table-cell office:value-type="float" office:value="316.2" calcext:value-type="float">
            <text:p>316.2</text:p>
          </table:table-cell>
          <table:table-cell office:value-type="float" office:value="316.2563" calcext:value-type="float">
            <text:p>316.2563</text:p>
          </table:table-cell>
          <table:table-cell table:formula="of:=ABS([.E56]-[.D56])" office:value-type="float" office:value="0.0563000000000216" calcext:value-type="float">
            <text:p>0.0563</text:p>
          </table:table-cell>
          <table:table-cell table:formula="of:=[.F56]/[.E56]" office:value-type="percentage" office:value="0.000178020169084447" calcext:value-type="percentage">
            <text:p>0.02%</text:p>
          </table:table-cell>
          <table:table-cell/>
          <table:table-cell table:style-name="ce1" office:value-type="float" office:value="351.86" calcext:value-type="float">
            <text:p>351.86</text:p>
          </table:table-cell>
          <table:table-cell table:style-name="ce1" office:value-type="float" office:value="352.02652" calcext:value-type="float">
            <text:p>352.02652</text:p>
          </table:table-cell>
          <table:table-cell table:formula="of:=ABS([.J56]-[.I56])" office:value-type="float" office:value="0.166519999999991" calcext:value-type="float">
            <text:p>0.16652</text:p>
          </table:table-cell>
          <table:table-cell table:formula="of:=[.K56]/[.J56]" office:value-type="percentage" office:value="0.000473032543116329" calcext:value-type="percentage">
            <text:p>0.05%</text:p>
          </table:table-cell>
          <table:table-cell/>
          <table:table-cell office:value-type="float" office:value="411.96" calcext:value-type="float">
            <text:p>411.96</text:p>
          </table:table-cell>
          <table:table-cell office:value-type="float" office:value="412.06224" calcext:value-type="float">
            <text:p>412.06224</text:p>
          </table:table-cell>
          <table:table-cell table:formula="of:=ABS([.O56]-[.N56])" office:value-type="float" office:value="0.102239999999995" calcext:value-type="float">
            <text:p>0.10224</text:p>
          </table:table-cell>
          <table:table-cell table:formula="of:=[.P56]/[.O56]" office:value-type="percentage" office:value="0.000248117857147005" calcext:value-type="percentage">
            <text:p>0.02%</text:p>
          </table:table-cell>
          <table:table-cell table:number-columns-repeated="3"/>
          <table:table-cell office:value-type="float" office:value="470.25533" calcext:value-type="float">
            <text:p>470.25533</text:p>
          </table:table-cell>
          <table:table-cell office:value-type="float" office:value="469.55974" calcext:value-type="float">
            <text:p>469.55974</text:p>
          </table:table-cell>
          <table:table-cell table:formula="of:=ABS([.V56]-[.U56])" office:value-type="float" office:value="0.695590000000038" calcext:value-type="float">
            <text:p>0.69559</text:p>
          </table:table-cell>
          <table:table-cell table:formula="of:=[.W56]/[.O56]" office:value-type="percentage" office:value="0.00168807022939068" calcext:value-type="percentage">
            <text:p>0.17%</text:p>
          </table:table-cell>
        </table:table-row>
        <table:table-row table:style-name="ro1">
          <table:table-cell table:number-columns-repeated="3"/>
          <table:table-cell office:value-type="float" office:value="316.22" calcext:value-type="float">
            <text:p>316.22</text:p>
          </table:table-cell>
          <table:table-cell office:value-type="float" office:value="316.28023" calcext:value-type="float">
            <text:p>316.28023</text:p>
          </table:table-cell>
          <table:table-cell table:formula="of:=ABS([.E57]-[.D57])" office:value-type="float" office:value="0.06022999999999" calcext:value-type="float">
            <text:p>0.06023</text:p>
          </table:table-cell>
          <table:table-cell table:formula="of:=[.F57]/[.E57]" office:value-type="percentage" office:value="0.000190432389656445" calcext:value-type="percentage">
            <text:p>0.02%</text:p>
          </table:table-cell>
          <table:table-cell/>
          <table:table-cell table:style-name="ce1" office:value-type="float" office:value="351.92" calcext:value-type="float">
            <text:p>351.92</text:p>
          </table:table-cell>
          <table:table-cell table:style-name="ce1" office:value-type="float" office:value="352.08825" calcext:value-type="float">
            <text:p>352.08825</text:p>
          </table:table-cell>
          <table:table-cell table:formula="of:=ABS([.J57]-[.I57])" office:value-type="float" office:value="0.16825" calcext:value-type="float">
            <text:p>0.16825</text:p>
          </table:table-cell>
          <table:table-cell table:formula="of:=[.K57]/[.J57]" office:value-type="percentage" office:value="0.000477863149366673" calcext:value-type="percentage">
            <text:p>0.05%</text:p>
          </table:table-cell>
          <table:table-cell/>
          <table:table-cell office:value-type="float" office:value="412.06" calcext:value-type="float">
            <text:p>412.06</text:p>
          </table:table-cell>
          <table:table-cell office:value-type="float" office:value="412.16655" calcext:value-type="float">
            <text:p>412.16655</text:p>
          </table:table-cell>
          <table:table-cell table:formula="of:=ABS([.O57]-[.N57])" office:value-type="float" office:value="0.10654999999997" calcext:value-type="float">
            <text:p>0.10655</text:p>
          </table:table-cell>
          <table:table-cell table:formula="of:=[.P57]/[.O57]" office:value-type="percentage" office:value="0.000258512002004942" calcext:value-type="percentage">
            <text:p>0.03%</text:p>
          </table:table-cell>
          <table:table-cell table:number-columns-repeated="3"/>
          <table:table-cell office:value-type="float" office:value="470.37051" calcext:value-type="float">
            <text:p>470.37051</text:p>
          </table:table-cell>
          <table:table-cell office:value-type="float" office:value="469.68703" calcext:value-type="float">
            <text:p>469.68703</text:p>
          </table:table-cell>
          <table:table-cell table:formula="of:=ABS([.V57]-[.U57])" office:value-type="float" office:value="0.683480000000031" calcext:value-type="float">
            <text:p>0.68348</text:p>
          </table:table-cell>
          <table:table-cell table:formula="of:=[.W57]/[.O57]" office:value-type="percentage" office:value="0.00165826169057152" calcext:value-type="percentage">
            <text:p>0.17%</text:p>
          </table:table-cell>
        </table:table-row>
        <table:table-row table:style-name="ro1">
          <table:table-cell table:number-columns-repeated="3"/>
          <table:table-cell office:value-type="float" office:value="316.25" calcext:value-type="float">
            <text:p>316.25</text:p>
          </table:table-cell>
          <table:table-cell office:value-type="float" office:value="316.30369" calcext:value-type="float">
            <text:p>316.30369</text:p>
          </table:table-cell>
          <table:table-cell table:formula="of:=ABS([.E58]-[.D58])" office:value-type="float" office:value="0.0536900000000173" calcext:value-type="float">
            <text:p>0.05369</text:p>
          </table:table-cell>
          <table:table-cell table:formula="of:=[.F58]/[.E58]" office:value-type="percentage" office:value="0.000169741933772626" calcext:value-type="percentage">
            <text:p>0.02%</text:p>
          </table:table-cell>
          <table:table-cell/>
          <table:table-cell table:style-name="ce1" office:value-type="float" office:value="351.98" calcext:value-type="float">
            <text:p>351.98</text:p>
          </table:table-cell>
          <table:table-cell table:style-name="ce1" office:value-type="float" office:value="352.14867" calcext:value-type="float">
            <text:p>352.14867</text:p>
          </table:table-cell>
          <table:table-cell table:formula="of:=ABS([.J58]-[.I58])" office:value-type="float" office:value="0.168669999999963" calcext:value-type="float">
            <text:p>0.16867</text:p>
          </table:table-cell>
          <table:table-cell table:formula="of:=[.K58]/[.J58]" office:value-type="percentage" office:value="0.000478973837953053" calcext:value-type="percentage">
            <text:p>0.05%</text:p>
          </table:table-cell>
          <table:table-cell/>
          <table:table-cell office:value-type="float" office:value="412.16" calcext:value-type="float">
            <text:p>412.16</text:p>
          </table:table-cell>
          <table:table-cell office:value-type="float" office:value="412.2686" calcext:value-type="float">
            <text:p>412.2686</text:p>
          </table:table-cell>
          <table:table-cell table:formula="of:=ABS([.O58]-[.N58])" office:value-type="float" office:value="0.108599999999967" calcext:value-type="float">
            <text:p>0.1086</text:p>
          </table:table-cell>
          <table:table-cell table:formula="of:=[.P58]/[.O58]" office:value-type="percentage" office:value="0.000263420498189693" calcext:value-type="percentage">
            <text:p>0.03%</text:p>
          </table:table-cell>
          <table:table-cell table:number-columns-repeated="3"/>
          <table:table-cell office:value-type="float" office:value="470.48329" calcext:value-type="float">
            <text:p>470.48329</text:p>
          </table:table-cell>
          <table:table-cell office:value-type="float" office:value="469.81151" calcext:value-type="float">
            <text:p>469.81151</text:p>
          </table:table-cell>
          <table:table-cell table:formula="of:=ABS([.V58]-[.U58])" office:value-type="float" office:value="0.671780000000013" calcext:value-type="float">
            <text:p>0.67178</text:p>
          </table:table-cell>
          <table:table-cell table:formula="of:=[.W58]/[.O58]" office:value-type="percentage" office:value="0.00162947165998093" calcext:value-type="percentage">
            <text:p>0.16%</text:p>
          </table:table-cell>
        </table:table-row>
        <table:table-row table:style-name="ro1">
          <table:table-cell table:number-columns-repeated="3"/>
          <table:table-cell office:value-type="float" office:value="316.27" calcext:value-type="float">
            <text:p>316.27</text:p>
          </table:table-cell>
          <table:table-cell office:value-type="float" office:value="316.32669" calcext:value-type="float">
            <text:p>316.32669</text:p>
          </table:table-cell>
          <table:table-cell table:formula="of:=ABS([.E59]-[.D59])" office:value-type="float" office:value="0.0566900000000032" calcext:value-type="float">
            <text:p>0.05669</text:p>
          </table:table-cell>
          <table:table-cell table:formula="of:=[.F59]/[.E59]" office:value-type="percentage" office:value="0.000179213458086648" calcext:value-type="percentage">
            <text:p>0.02%</text:p>
          </table:table-cell>
          <table:table-cell/>
          <table:table-cell office:value-type="float" office:value="352.04" calcext:value-type="float">
            <text:p>352.04</text:p>
          </table:table-cell>
          <table:table-cell office:value-type="float" office:value="352.20785" calcext:value-type="float">
            <text:p>352.20785</text:p>
          </table:table-cell>
          <table:table-cell table:formula="of:=ABS([.J59]-[.I59])" office:value-type="float" office:value="0.167849999999987" calcext:value-type="float">
            <text:p>0.16785</text:p>
          </table:table-cell>
          <table:table-cell table:formula="of:=[.K59]/[.J59]" office:value-type="percentage" office:value="0.00047656518728923" calcext:value-type="percentage">
            <text:p>0.05%</text:p>
          </table:table-cell>
          <table:table-cell/>
          <table:table-cell office:value-type="float" office:value="412.26" calcext:value-type="float">
            <text:p>412.26</text:p>
          </table:table-cell>
          <table:table-cell office:value-type="float" office:value="412.36846" calcext:value-type="float">
            <text:p>412.36846</text:p>
          </table:table-cell>
          <table:table-cell table:formula="of:=ABS([.O59]-[.N59])" office:value-type="float" office:value="0.108460000000036" calcext:value-type="float">
            <text:p>0.10846</text:p>
          </table:table-cell>
          <table:table-cell table:formula="of:=[.P59]/[.O59]" office:value-type="percentage" office:value="0.000263017205535158" calcext:value-type="percentage">
            <text:p>0.03%</text:p>
          </table:table-cell>
          <table:table-cell table:number-columns-repeated="3"/>
          <table:table-cell office:value-type="float" office:value="470.59375" calcext:value-type="float">
            <text:p>470.59375</text:p>
          </table:table-cell>
          <table:table-cell office:value-type="float" office:value="469.93327" calcext:value-type="float">
            <text:p>469.93327</text:p>
          </table:table-cell>
          <table:table-cell table:formula="of:=ABS([.V59]-[.U59])" office:value-type="float" office:value="0.660480000000007" calcext:value-type="float">
            <text:p>0.66048</text:p>
          </table:table-cell>
          <table:table-cell table:formula="of:=[.W59]/[.O59]" office:value-type="percentage" office:value="0.00160167438605757" calcext:value-type="percentage">
            <text:p>0.16%</text:p>
          </table:table-cell>
        </table:table-row>
        <table:table-row table:style-name="ro1">
          <table:table-cell table:number-columns-repeated="3"/>
          <table:table-cell office:value-type="float" office:value="316.29" calcext:value-type="float">
            <text:p>316.29</text:p>
          </table:table-cell>
          <table:table-cell office:value-type="float" office:value="316.34925" calcext:value-type="float">
            <text:p>316.34925</text:p>
          </table:table-cell>
          <table:table-cell table:formula="of:=ABS([.E60]-[.D60])" office:value-type="float" office:value="0.0592499999999632" calcext:value-type="float">
            <text:p>0.05925</text:p>
          </table:table-cell>
          <table:table-cell table:formula="of:=[.F60]/[.E60]" office:value-type="percentage" office:value="0.000187292999746208" calcext:value-type="percentage">
            <text:p>0.02%</text:p>
          </table:table-cell>
          <table:table-cell/>
          <table:table-cell office:value-type="float" office:value="352.1" calcext:value-type="float">
            <text:p>352.1</text:p>
          </table:table-cell>
          <table:table-cell office:value-type="float" office:value="352.26583" calcext:value-type="float">
            <text:p>352.26583</text:p>
          </table:table-cell>
          <table:table-cell table:formula="of:=ABS([.J60]-[.I60])" office:value-type="float" office:value="0.165829999999971" calcext:value-type="float">
            <text:p>0.16583</text:p>
          </table:table-cell>
          <table:table-cell table:formula="of:=[.K60]/[.J60]" office:value-type="percentage" office:value="0.00047075244283549" calcext:value-type="percentage">
            <text:p>0.05%</text:p>
          </table:table-cell>
          <table:table-cell/>
          <table:table-cell office:value-type="float" office:value="412.36" calcext:value-type="float">
            <text:p>412.36</text:p>
          </table:table-cell>
          <table:table-cell office:value-type="float" office:value="412.46623" calcext:value-type="float">
            <text:p>412.46623</text:p>
          </table:table-cell>
          <table:table-cell table:formula="of:=ABS([.O60]-[.N60])" office:value-type="float" office:value="0.106229999999982" calcext:value-type="float">
            <text:p>0.10623</text:p>
          </table:table-cell>
          <table:table-cell table:formula="of:=[.P60]/[.O60]" office:value-type="percentage" office:value="0.000257548357352752" calcext:value-type="percentage">
            <text:p>0.03%</text:p>
          </table:table-cell>
          <table:table-cell table:number-columns-repeated="3"/>
          <table:table-cell office:value-type="float" office:value="470.70199" calcext:value-type="float">
            <text:p>470.70199</text:p>
          </table:table-cell>
          <table:table-cell office:value-type="float" office:value="470.05243" calcext:value-type="float">
            <text:p>470.05243</text:p>
          </table:table-cell>
          <table:table-cell table:formula="of:=ABS([.V60]-[.U60])" office:value-type="float" office:value="0.649560000000008" calcext:value-type="float">
            <text:p>0.64956</text:p>
          </table:table-cell>
          <table:table-cell table:formula="of:=[.W60]/[.O60]" office:value-type="percentage" office:value="0.00157481983434137" calcext:value-type="percentage">
            <text:p>0.16%</text:p>
          </table:table-cell>
        </table:table-row>
        <table:table-row table:style-name="ro1">
          <table:table-cell table:number-columns-repeated="3"/>
          <table:table-cell office:value-type="float" office:value="316.32" calcext:value-type="float">
            <text:p>316.32</text:p>
          </table:table-cell>
          <table:table-cell office:value-type="float" office:value="316.37138" calcext:value-type="float">
            <text:p>316.37138</text:p>
          </table:table-cell>
          <table:table-cell table:formula="of:=ABS([.E61]-[.D61])" office:value-type="float" office:value="0.0513799999999947" calcext:value-type="float">
            <text:p>0.05138</text:p>
          </table:table-cell>
          <table:table-cell table:formula="of:=[.F61]/[.E61]" office:value-type="percentage" office:value="0.000162404070810687" calcext:value-type="percentage">
            <text:p>0.02%</text:p>
          </table:table-cell>
          <table:table-cell/>
          <table:table-cell office:value-type="float" office:value="352.16" calcext:value-type="float">
            <text:p>352.16</text:p>
          </table:table-cell>
          <table:table-cell office:value-type="float" office:value="352.32265" calcext:value-type="float">
            <text:p>352.32265</text:p>
          </table:table-cell>
          <table:table-cell table:formula="of:=ABS([.J61]-[.I61])" office:value-type="float" office:value="0.162649999999985" calcext:value-type="float">
            <text:p>0.16265</text:p>
          </table:table-cell>
          <table:table-cell table:formula="of:=[.K61]/[.J61]" office:value-type="percentage" office:value="0.000461650705681242" calcext:value-type="percentage">
            <text:p>0.05%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12.56198" calcext:value-type="float">
            <text:p>412.56198</text:p>
          </table:table-cell>
          <table:table-cell table:formula="of:=ABS([.O61]-[.N61])" office:value-type="float" office:value="0.111980000000017" calcext:value-type="float">
            <text:p>0.11198</text:p>
          </table:table-cell>
          <table:table-cell table:formula="of:=[.P61]/[.O61]" office:value-type="percentage" office:value="0.000271425883693928" calcext:value-type="percentage">
            <text:p>0.03%</text:p>
          </table:table-cell>
          <table:table-cell table:number-columns-repeated="3"/>
          <table:table-cell office:value-type="float" office:value="470.80808" calcext:value-type="float">
            <text:p>470.80808</text:p>
          </table:table-cell>
          <table:table-cell office:value-type="float" office:value="470.16908" calcext:value-type="float">
            <text:p>470.16908</text:p>
          </table:table-cell>
          <table:table-cell table:formula="of:=ABS([.V61]-[.U61])" office:value-type="float" office:value="0.63900000000001" calcext:value-type="float">
            <text:p>0.639</text:p>
          </table:table-cell>
          <table:table-cell table:formula="of:=[.W61]/[.O61]" office:value-type="percentage" office:value="0.00154885818610821" calcext:value-type="percentage">
            <text:p>0.15%</text:p>
          </table:table-cell>
        </table:table-row>
        <table:table-row table:style-name="ro1">
          <table:table-cell table:number-columns-repeated="3"/>
          <table:table-cell office:value-type="float" office:value="316.34" calcext:value-type="float">
            <text:p>316.34</text:p>
          </table:table-cell>
          <table:table-cell office:value-type="float" office:value="316.39311" calcext:value-type="float">
            <text:p>316.39311</text:p>
          </table:table-cell>
          <table:table-cell table:formula="of:=ABS([.E62]-[.D62])" office:value-type="float" office:value="0.0531100000000038" calcext:value-type="float">
            <text:p>0.05311</text:p>
          </table:table-cell>
          <table:table-cell table:formula="of:=[.F62]/[.E62]" office:value-type="percentage" office:value="0.000167860798232944" calcext:value-type="percentage">
            <text:p>0.02%</text:p>
          </table:table-cell>
          <table:table-cell/>
          <table:table-cell office:value-type="float" office:value="352.22" calcext:value-type="float">
            <text:p>352.22</text:p>
          </table:table-cell>
          <table:table-cell office:value-type="float" office:value="352.37835" calcext:value-type="float">
            <text:p>352.37835</text:p>
          </table:table-cell>
          <table:table-cell table:formula="of:=ABS([.J62]-[.I62])" office:value-type="float" office:value="0.158349999999984" calcext:value-type="float">
            <text:p>0.15835</text:p>
          </table:table-cell>
          <table:table-cell table:formula="of:=[.K62]/[.J62]" office:value-type="percentage" office:value="0.000449374940316238" calcext:value-type="percentage">
            <text:p>0.04%</text:p>
          </table:table-cell>
          <table:table-cell/>
          <table:table-cell office:value-type="float" office:value="412.54" calcext:value-type="float">
            <text:p>412.54</text:p>
          </table:table-cell>
          <table:table-cell office:value-type="float" office:value="412.6558" calcext:value-type="float">
            <text:p>412.6558</text:p>
          </table:table-cell>
          <table:table-cell table:formula="of:=ABS([.O62]-[.N62])" office:value-type="float" office:value="0.115799999999979" calcext:value-type="float">
            <text:p>0.1158</text:p>
          </table:table-cell>
          <table:table-cell table:formula="of:=[.P62]/[.O62]" office:value-type="percentage" office:value="0.00028062128291903" calcext:value-type="percentage">
            <text:p>0.03%</text:p>
          </table:table-cell>
          <table:table-cell table:number-columns-repeated="3"/>
          <table:table-cell office:value-type="float" office:value="470.9121" calcext:value-type="float">
            <text:p>470.9121</text:p>
          </table:table-cell>
          <table:table-cell office:value-type="float" office:value="470.28333" calcext:value-type="float">
            <text:p>470.28333</text:p>
          </table:table-cell>
          <table:table-cell table:formula="of:=ABS([.V62]-[.U62])" office:value-type="float" office:value="0.628770000000031" calcext:value-type="float">
            <text:p>0.62877</text:p>
          </table:table-cell>
          <table:table-cell table:formula="of:=[.W62]/[.O62]" office:value-type="percentage" office:value="0.00152371540639931" calcext:value-type="percentage">
            <text:p>0.15%</text:p>
          </table:table-cell>
        </table:table-row>
        <table:table-row table:style-name="ro1">
          <table:table-cell table:number-columns-repeated="3"/>
          <table:table-cell office:value-type="float" office:value="316.36" calcext:value-type="float">
            <text:p>316.36</text:p>
          </table:table-cell>
          <table:table-cell office:value-type="float" office:value="316.41444" calcext:value-type="float">
            <text:p>316.41444</text:p>
          </table:table-cell>
          <table:table-cell table:formula="of:=ABS([.E63]-[.D63])" office:value-type="float" office:value="0.0544399999999996" calcext:value-type="float">
            <text:p>0.05444</text:p>
          </table:table-cell>
          <table:table-cell table:formula="of:=[.F63]/[.E63]" office:value-type="percentage" office:value="0.000172052830458684" calcext:value-type="percentage">
            <text:p>0.02%</text:p>
          </table:table-cell>
          <table:table-cell/>
          <table:table-cell office:value-type="float" office:value="352.27" calcext:value-type="float">
            <text:p>352.27</text:p>
          </table:table-cell>
          <table:table-cell office:value-type="float" office:value="352.43299" calcext:value-type="float">
            <text:p>352.43299</text:p>
          </table:table-cell>
          <table:table-cell table:formula="of:=ABS([.J63]-[.I63])" office:value-type="float" office:value="0.162990000000036" calcext:value-type="float">
            <text:p>0.16299</text:p>
          </table:table-cell>
          <table:table-cell table:formula="of:=[.K63]/[.J63]" office:value-type="percentage" office:value="0.000462470894112484" calcext:value-type="percentage">
            <text:p>0.05%</text:p>
          </table:table-cell>
          <table:table-cell/>
          <table:table-cell office:value-type="float" office:value="412.63" calcext:value-type="float">
            <text:p>412.63</text:p>
          </table:table-cell>
          <table:table-cell office:value-type="float" office:value="412.74774" calcext:value-type="float">
            <text:p>412.74774</text:p>
          </table:table-cell>
          <table:table-cell table:formula="of:=ABS([.O63]-[.N63])" office:value-type="float" office:value="0.117740000000026" calcext:value-type="float">
            <text:p>0.11774</text:p>
          </table:table-cell>
          <table:table-cell table:formula="of:=[.P63]/[.O63]" office:value-type="percentage" office:value="0.000285258981672501" calcext:value-type="percentage">
            <text:p>0.03%</text:p>
          </table:table-cell>
          <table:table-cell table:number-columns-repeated="3"/>
          <table:table-cell office:value-type="float" office:value="471.01413" calcext:value-type="float">
            <text:p>471.01413</text:p>
          </table:table-cell>
          <table:table-cell office:value-type="float" office:value="470.39524" calcext:value-type="float">
            <text:p>470.39524</text:p>
          </table:table-cell>
          <table:table-cell table:formula="of:=ABS([.V63]-[.U63])" office:value-type="float" office:value="0.618890000000022" calcext:value-type="float">
            <text:p>0.61889</text:p>
          </table:table-cell>
          <table:table-cell table:formula="of:=[.W63]/[.O63]" office:value-type="percentage" office:value="0.00149943885822372" calcext:value-type="percentage">
            <text:p>0.15%</text:p>
          </table:table-cell>
        </table:table-row>
        <table:table-row table:style-name="ro1">
          <table:table-cell table:number-columns-repeated="3"/>
          <table:table-cell office:value-type="float" office:value="316.38" calcext:value-type="float">
            <text:p>316.38</text:p>
          </table:table-cell>
          <table:table-cell office:value-type="float" office:value="316.43539" calcext:value-type="float">
            <text:p>316.43539</text:p>
          </table:table-cell>
          <table:table-cell table:formula="of:=ABS([.E64]-[.D64])" office:value-type="float" office:value="0.0553899999999885" calcext:value-type="float">
            <text:p>0.05539</text:p>
          </table:table-cell>
          <table:table-cell table:formula="of:=[.F64]/[.E64]" office:value-type="percentage" office:value="0.000175043632129733" calcext:value-type="percentage">
            <text:p>0.02%</text:p>
          </table:table-cell>
          <table:table-cell/>
          <table:table-cell office:value-type="float" office:value="352.32" calcext:value-type="float">
            <text:p>352.32</text:p>
          </table:table-cell>
          <table:table-cell office:value-type="float" office:value="352.48658" calcext:value-type="float">
            <text:p>352.48658</text:p>
          </table:table-cell>
          <table:table-cell table:formula="of:=ABS([.J64]-[.I64])" office:value-type="float" office:value="0.16658000000001" calcext:value-type="float">
            <text:p>0.16658</text:p>
          </table:table-cell>
          <table:table-cell table:formula="of:=[.K64]/[.J64]" office:value-type="percentage" office:value="0.000472585367647218" calcext:value-type="percentage">
            <text:p>0.05%</text:p>
          </table:table-cell>
          <table:table-cell/>
          <table:table-cell office:value-type="float" office:value="412.72" calcext:value-type="float">
            <text:p>412.72</text:p>
          </table:table-cell>
          <table:table-cell office:value-type="float" office:value="412.83788" calcext:value-type="float">
            <text:p>412.83788</text:p>
          </table:table-cell>
          <table:table-cell table:formula="of:=ABS([.O64]-[.N64])" office:value-type="float" office:value="0.117879999999957" calcext:value-type="float">
            <text:p>0.11788</text:p>
          </table:table-cell>
          <table:table-cell table:formula="of:=[.P64]/[.O64]" office:value-type="percentage" office:value="0.000285535813719315" calcext:value-type="percentage">
            <text:p>0.03%</text:p>
          </table:table-cell>
          <table:table-cell table:number-columns-repeated="3"/>
          <table:table-cell office:value-type="float" office:value="471.11424" calcext:value-type="float">
            <text:p>471.11424</text:p>
          </table:table-cell>
          <table:table-cell office:value-type="float" office:value="470.50493" calcext:value-type="float">
            <text:p>470.50493</text:p>
          </table:table-cell>
          <table:table-cell table:formula="of:=ABS([.V64]-[.U64])" office:value-type="float" office:value="0.609309999999994" calcext:value-type="float">
            <text:p>0.60931</text:p>
          </table:table-cell>
          <table:table-cell table:formula="of:=[.W64]/[.O64]" office:value-type="percentage" office:value="0.00147590623224786" calcext:value-type="percentage">
            <text:p>0.15%</text:p>
          </table:table-cell>
        </table:table-row>
        <table:table-row table:style-name="ro1">
          <table:table-cell table:number-columns-repeated="3"/>
          <table:table-cell office:value-type="float" office:value="316.4" calcext:value-type="float">
            <text:p>316.4</text:p>
          </table:table-cell>
          <table:table-cell office:value-type="float" office:value="316.45597" calcext:value-type="float">
            <text:p>316.45597</text:p>
          </table:table-cell>
          <table:table-cell table:formula="of:=ABS([.E65]-[.D65])" office:value-type="float" office:value="0.0559700000000021" calcext:value-type="float">
            <text:p>0.05597</text:p>
          </table:table-cell>
          <table:table-cell table:formula="of:=[.F65]/[.E65]" office:value-type="percentage" office:value="0.000176865046976368" calcext:value-type="percentage">
            <text:p>0.02%</text:p>
          </table:table-cell>
          <table:table-cell/>
          <table:table-cell office:value-type="float" office:value="352.38" calcext:value-type="float">
            <text:p>352.38</text:p>
          </table:table-cell>
          <table:table-cell office:value-type="float" office:value="352.53918" calcext:value-type="float">
            <text:p>352.53918</text:p>
          </table:table-cell>
          <table:table-cell table:formula="of:=ABS([.J65]-[.I65])" office:value-type="float" office:value="0.159179999999992" calcext:value-type="float">
            <text:p>0.15918</text:p>
          </table:table-cell>
          <table:table-cell table:formula="of:=[.K65]/[.J65]" office:value-type="percentage" office:value="0.000451524281641525" calcext:value-type="percentage">
            <text:p>0.05%</text:p>
          </table:table-cell>
          <table:table-cell/>
          <table:table-cell office:value-type="float" office:value="412.81" calcext:value-type="float">
            <text:p>412.81</text:p>
          </table:table-cell>
          <table:table-cell office:value-type="float" office:value="412.92628" calcext:value-type="float">
            <text:p>412.92628</text:p>
          </table:table-cell>
          <table:table-cell table:formula="of:=ABS([.O65]-[.N65])" office:value-type="float" office:value="0.116280000000017" calcext:value-type="float">
            <text:p>0.11628</text:p>
          </table:table-cell>
          <table:table-cell table:formula="of:=[.P65]/[.O65]" office:value-type="percentage" office:value="0.000281599902045511" calcext:value-type="percentage">
            <text:p>0.03%</text:p>
          </table:table-cell>
          <table:table-cell table:number-columns-repeated="3"/>
          <table:table-cell office:value-type="float" office:value="471.21249" calcext:value-type="float">
            <text:p>471.21249</text:p>
          </table:table-cell>
          <table:table-cell office:value-type="float" office:value="470.61245" calcext:value-type="float">
            <text:p>470.61245</text:p>
          </table:table-cell>
          <table:table-cell table:formula="of:=ABS([.V65]-[.U65])" office:value-type="float" office:value="0.600039999999979" calcext:value-type="float">
            <text:p>0.60004</text:p>
          </table:table-cell>
          <table:table-cell table:formula="of:=[.W65]/[.O65]" office:value-type="percentage" office:value="0.00145314073979495" calcext:value-type="percentage">
            <text:p>0.15%</text:p>
          </table:table-cell>
        </table:table-row>
        <table:table-row table:style-name="ro1">
          <table:table-cell table:number-columns-repeated="3"/>
          <table:table-cell office:value-type="float" office:value="316.42" calcext:value-type="float">
            <text:p>316.42</text:p>
          </table:table-cell>
          <table:table-cell office:value-type="float" office:value="316.4762" calcext:value-type="float">
            <text:p>316.4762</text:p>
          </table:table-cell>
          <table:table-cell table:formula="of:=ABS([.E66]-[.D66])" office:value-type="float" office:value="0.0561999999999898" calcext:value-type="float">
            <text:p>0.0562</text:p>
          </table:table-cell>
          <table:table-cell table:formula="of:=[.F66]/[.E66]" office:value-type="percentage" office:value="0.000177580494204587" calcext:value-type="percentage">
            <text:p>0.02%</text:p>
          </table:table-cell>
          <table:table-cell/>
          <table:table-cell office:value-type="float" office:value="352.43" calcext:value-type="float">
            <text:p>352.43</text:p>
          </table:table-cell>
          <table:table-cell office:value-type="float" office:value="352.59082" calcext:value-type="float">
            <text:p>352.59082</text:p>
          </table:table-cell>
          <table:table-cell table:formula="of:=ABS([.J66]-[.I66])" office:value-type="float" office:value="0.160820000000001" calcext:value-type="float">
            <text:p>0.16082</text:p>
          </table:table-cell>
          <table:table-cell table:formula="of:=[.K66]/[.J66]" office:value-type="percentage" office:value="0.000456109435861096" calcext:value-type="percentage">
            <text:p>0.05%</text:p>
          </table:table-cell>
          <table:table-cell/>
          <table:table-cell office:value-type="float" office:value="412.89" calcext:value-type="float">
            <text:p>412.89</text:p>
          </table:table-cell>
          <table:table-cell office:value-type="float" office:value="413.013" calcext:value-type="float">
            <text:p>413.013</text:p>
          </table:table-cell>
          <table:table-cell table:formula="of:=ABS([.O66]-[.N66])" office:value-type="float" office:value="0.12299999999999" calcext:value-type="float">
            <text:p>0.123</text:p>
          </table:table-cell>
          <table:table-cell table:formula="of:=[.P66]/[.O66]" office:value-type="percentage" office:value="0.000297811449034269" calcext:value-type="percentage">
            <text:p>0.03%</text:p>
          </table:table-cell>
          <table:table-cell table:number-columns-repeated="3"/>
          <table:table-cell office:value-type="float" office:value="471.30895" calcext:value-type="float">
            <text:p>471.30895</text:p>
          </table:table-cell>
          <table:table-cell office:value-type="float" office:value="470.71789" calcext:value-type="float">
            <text:p>470.71789</text:p>
          </table:table-cell>
          <table:table-cell table:formula="of:=ABS([.V66]-[.U66])" office:value-type="float" office:value="0.59105999999997" calcext:value-type="float">
            <text:p>0.59106</text:p>
          </table:table-cell>
          <table:table-cell table:formula="of:=[.W66]/[.O66]" office:value-type="percentage" office:value="0.00143109296801788" calcext:value-type="percentage">
            <text:p>0.14%</text:p>
          </table:table-cell>
        </table:table-row>
        <table:table-row table:style-name="ro1">
          <table:table-cell table:number-columns-repeated="3"/>
          <table:table-cell office:value-type="float" office:value="316.44" calcext:value-type="float">
            <text:p>316.44</text:p>
          </table:table-cell>
          <table:table-cell office:value-type="float" office:value="316.49608" calcext:value-type="float">
            <text:p>316.49608</text:p>
          </table:table-cell>
          <table:table-cell table:formula="of:=ABS([.E67]-[.D67])" office:value-type="float" office:value="0.0560800000000086" calcext:value-type="float">
            <text:p>0.05608</text:p>
          </table:table-cell>
          <table:table-cell table:formula="of:=[.F67]/[.E67]" office:value-type="percentage" office:value="0.00017719018826397" calcext:value-type="percentage">
            <text:p>0.02%</text:p>
          </table:table-cell>
          <table:table-cell/>
          <table:table-cell office:value-type="float" office:value="352.48" calcext:value-type="float">
            <text:p>352.48</text:p>
          </table:table-cell>
          <table:table-cell office:value-type="float" office:value="352.64152" calcext:value-type="float">
            <text:p>352.64152</text:p>
          </table:table-cell>
          <table:table-cell table:formula="of:=ABS([.J67]-[.I67])" office:value-type="float" office:value="0.161519999999996" calcext:value-type="float">
            <text:p>0.16152</text:p>
          </table:table-cell>
          <table:table-cell table:formula="of:=[.K67]/[.J67]" office:value-type="percentage" office:value="0.000458028878732135" calcext:value-type="percentage">
            <text:p>0.05%</text:p>
          </table:table-cell>
          <table:table-cell/>
          <table:table-cell office:value-type="float" office:value="412.98" calcext:value-type="float">
            <text:p>412.98</text:p>
          </table:table-cell>
          <table:table-cell office:value-type="float" office:value="413.0981" calcext:value-type="float">
            <text:p>413.0981</text:p>
          </table:table-cell>
          <table:table-cell table:formula="of:=ABS([.O67]-[.N67])" office:value-type="float" office:value="0.11809999999997" calcext:value-type="float">
            <text:p>0.1181</text:p>
          </table:table-cell>
          <table:table-cell table:formula="of:=[.P67]/[.O67]" office:value-type="percentage" office:value="0.000285888509291062" calcext:value-type="percentage">
            <text:p>0.03%</text:p>
          </table:table-cell>
          <table:table-cell table:number-columns-repeated="3"/>
          <table:table-cell office:value-type="float" office:value="471.40367" calcext:value-type="float">
            <text:p>471.40367</text:p>
          </table:table-cell>
          <table:table-cell office:value-type="float" office:value="470.82132" calcext:value-type="float">
            <text:p>470.82132</text:p>
          </table:table-cell>
          <table:table-cell table:formula="of:=ABS([.V67]-[.U67])" office:value-type="float" office:value="0.582349999999963" calcext:value-type="float">
            <text:p>0.58235</text:p>
          </table:table-cell>
          <table:table-cell table:formula="of:=[.W67]/[.O67]" office:value-type="percentage" office:value="0.00140971357650873" calcext:value-type="percentage">
            <text:p>0.14%</text:p>
          </table:table-cell>
        </table:table-row>
        <table:table-row table:style-name="ro1">
          <table:table-cell table:number-columns-repeated="3"/>
          <table:table-cell office:value-type="float" office:value="316.46" calcext:value-type="float">
            <text:p>316.46</text:p>
          </table:table-cell>
          <table:table-cell office:value-type="float" office:value="316.51562" calcext:value-type="float">
            <text:p>316.51562</text:p>
          </table:table-cell>
          <table:table-cell table:formula="of:=ABS([.E68]-[.D68])" office:value-type="float" office:value="0.0556200000000331" calcext:value-type="float">
            <text:p>0.05562</text:p>
          </table:table-cell>
          <table:table-cell table:formula="of:=[.F68]/[.E68]" office:value-type="percentage" office:value="0.000175725924679588" calcext:value-type="percentage">
            <text:p>0.02%</text:p>
          </table:table-cell>
          <table:table-cell/>
          <table:table-cell office:value-type="float" office:value="352.53" calcext:value-type="float">
            <text:p>352.53</text:p>
          </table:table-cell>
          <table:table-cell office:value-type="float" office:value="352.69132" calcext:value-type="float">
            <text:p>352.69132</text:p>
          </table:table-cell>
          <table:table-cell table:formula="of:=ABS([.J68]-[.I68])" office:value-type="float" office:value="0.161320000000046" calcext:value-type="float">
            <text:p>0.16132</text:p>
          </table:table-cell>
          <table:table-cell table:formula="of:=[.K68]/[.J68]" office:value-type="percentage" office:value="0.000457397136963978" calcext:value-type="percentage">
            <text:p>0.05%</text:p>
          </table:table-cell>
          <table:table-cell/>
          <table:table-cell office:value-type="float" office:value="413.06" calcext:value-type="float">
            <text:p>413.06</text:p>
          </table:table-cell>
          <table:table-cell office:value-type="float" office:value="413.18164" calcext:value-type="float">
            <text:p>413.18164</text:p>
          </table:table-cell>
          <table:table-cell table:formula="of:=ABS([.O68]-[.N68])" office:value-type="float" office:value="0.121640000000014" calcext:value-type="float">
            <text:p>0.12164</text:p>
          </table:table-cell>
          <table:table-cell table:formula="of:=[.P68]/[.O68]" office:value-type="percentage" office:value="0.000294398366781287" calcext:value-type="percentage">
            <text:p>0.03%</text:p>
          </table:table-cell>
          <table:table-cell table:number-columns-repeated="3"/>
          <table:table-cell office:value-type="float" office:value="471.49672" calcext:value-type="float">
            <text:p>471.49672</text:p>
          </table:table-cell>
          <table:table-cell office:value-type="float" office:value="470.92281" calcext:value-type="float">
            <text:p>470.92281</text:p>
          </table:table-cell>
          <table:table-cell table:formula="of:=ABS([.V68]-[.U68])" office:value-type="float" office:value="0.573909999999955" calcext:value-type="float">
            <text:p>0.57391</text:p>
          </table:table-cell>
          <table:table-cell table:formula="of:=[.W68]/[.O68]" office:value-type="percentage" office:value="0.00138900169910734" calcext:value-type="percentage">
            <text:p>0.14%</text:p>
          </table:table-cell>
        </table:table-row>
        <table:table-row table:style-name="ro1">
          <table:table-cell table:number-columns-repeated="3"/>
          <table:table-cell office:value-type="float" office:value="316.48" calcext:value-type="float">
            <text:p>316.48</text:p>
          </table:table-cell>
          <table:table-cell office:value-type="float" office:value="316.53485" calcext:value-type="float">
            <text:p>316.53485</text:p>
          </table:table-cell>
          <table:table-cell table:formula="of:=ABS([.E69]-[.D69])" office:value-type="float" office:value="0.0548499999999876" calcext:value-type="float">
            <text:p>0.05485</text:p>
          </table:table-cell>
          <table:table-cell table:formula="of:=[.F69]/[.E69]" office:value-type="percentage" office:value="0.000173282657501971" calcext:value-type="percentage">
            <text:p>0.02%</text:p>
          </table:table-cell>
          <table:table-cell/>
          <table:table-cell office:value-type="float" office:value="352.58" calcext:value-type="float">
            <text:p>352.58</text:p>
          </table:table-cell>
          <table:table-cell office:value-type="float" office:value="352.74025" calcext:value-type="float">
            <text:p>352.74025</text:p>
          </table:table-cell>
          <table:table-cell table:formula="of:=ABS([.J69]-[.I69])" office:value-type="float" office:value="0.160250000000019" calcext:value-type="float">
            <text:p>0.16025</text:p>
          </table:table-cell>
          <table:table-cell table:formula="of:=[.K69]/[.J69]" office:value-type="percentage" office:value="0.00045430029603942" calcext:value-type="percentage">
            <text:p>0.05%</text:p>
          </table:table-cell>
          <table:table-cell/>
          <table:table-cell office:value-type="float" office:value="413.14" calcext:value-type="float">
            <text:p>413.14</text:p>
          </table:table-cell>
          <table:table-cell office:value-type="float" office:value="413.26366" calcext:value-type="float">
            <text:p>413.26366</text:p>
          </table:table-cell>
          <table:table-cell table:formula="of:=ABS([.O69]-[.N69])" office:value-type="float" office:value="0.123660000000029" calcext:value-type="float">
            <text:p>0.12366</text:p>
          </table:table-cell>
          <table:table-cell table:formula="of:=[.P69]/[.O69]" office:value-type="percentage" office:value="0.000299227858554099" calcext:value-type="percentage">
            <text:p>0.03%</text:p>
          </table:table-cell>
          <table:table-cell table:number-columns-repeated="3"/>
          <table:table-cell office:value-type="float" office:value="471.58814" calcext:value-type="float">
            <text:p>471.58814</text:p>
          </table:table-cell>
          <table:table-cell office:value-type="float" office:value="471.02243" calcext:value-type="float">
            <text:p>471.02243</text:p>
          </table:table-cell>
          <table:table-cell table:formula="of:=ABS([.V69]-[.U69])" office:value-type="float" office:value="0.565710000000024" calcext:value-type="float">
            <text:p>0.56571</text:p>
          </table:table-cell>
          <table:table-cell table:formula="of:=[.W69]/[.O69]" office:value-type="percentage" office:value="0.00136888397107073" calcext:value-type="percentage">
            <text:p>0.14%</text:p>
          </table:table-cell>
        </table:table-row>
        <table:table-row table:style-name="ro1">
          <table:table-cell table:number-columns-repeated="3"/>
          <table:table-cell office:value-type="float" office:value="316.5" calcext:value-type="float">
            <text:p>316.5</text:p>
          </table:table-cell>
          <table:table-cell office:value-type="float" office:value="316.55376" calcext:value-type="float">
            <text:p>316.55376</text:p>
          </table:table-cell>
          <table:table-cell table:formula="of:=ABS([.E70]-[.D70])" office:value-type="float" office:value="0.0537600000000111" calcext:value-type="float">
            <text:p>0.05376</text:p>
          </table:table-cell>
          <table:table-cell table:formula="of:=[.F70]/[.E70]" office:value-type="percentage" office:value="0.000169828973126116" calcext:value-type="percentage">
            <text:p>0.02%</text:p>
          </table:table-cell>
          <table:table-cell/>
          <table:table-cell office:value-type="float" office:value="352.63" calcext:value-type="float">
            <text:p>352.63</text:p>
          </table:table-cell>
          <table:table-cell office:value-type="float" office:value="352.78833" calcext:value-type="float">
            <text:p>352.78833</text:p>
          </table:table-cell>
          <table:table-cell table:formula="of:=ABS([.J70]-[.I70])" office:value-type="float" office:value="0.158329999999978" calcext:value-type="float">
            <text:p>0.15833</text:p>
          </table:table-cell>
          <table:table-cell table:formula="of:=[.K70]/[.J70]" office:value-type="percentage" office:value="0.000448796024516962" calcext:value-type="percentage">
            <text:p>0.04%</text:p>
          </table:table-cell>
          <table:table-cell/>
          <table:table-cell office:value-type="float" office:value="413.22" calcext:value-type="float">
            <text:p>413.22</text:p>
          </table:table-cell>
          <table:table-cell office:value-type="float" office:value="413.34422" calcext:value-type="float">
            <text:p>413.34422</text:p>
          </table:table-cell>
          <table:table-cell table:formula="of:=ABS([.O70]-[.N70])" office:value-type="float" office:value="0.12421999999998" calcext:value-type="float">
            <text:p>0.12422</text:p>
          </table:table-cell>
          <table:table-cell table:formula="of:=[.P70]/[.O70]" office:value-type="percentage" office:value="0.000300524342641055" calcext:value-type="percentage">
            <text:p>0.03%</text:p>
          </table:table-cell>
          <table:table-cell table:number-columns-repeated="3"/>
          <table:table-cell office:value-type="float" office:value="471.678" calcext:value-type="float">
            <text:p>471.678</text:p>
          </table:table-cell>
          <table:table-cell office:value-type="float" office:value="471.12023" calcext:value-type="float">
            <text:p>471.12023</text:p>
          </table:table-cell>
          <table:table-cell table:formula="of:=ABS([.V70]-[.U70])" office:value-type="float" office:value="0.557770000000005" calcext:value-type="float">
            <text:p>0.55777</text:p>
          </table:table-cell>
          <table:table-cell table:formula="of:=[.W70]/[.O70]" office:value-type="percentage" office:value="0.00134940800672138" calcext:value-type="percentage">
            <text:p>0.13%</text:p>
          </table:table-cell>
        </table:table-row>
        <table:table-row table:style-name="ro1">
          <table:table-cell table:number-columns-repeated="3"/>
          <table:table-cell office:value-type="float" office:value="316.52" calcext:value-type="float">
            <text:p>316.52</text:p>
          </table:table-cell>
          <table:table-cell office:value-type="float" office:value="316.57237" calcext:value-type="float">
            <text:p>316.57237</text:p>
          </table:table-cell>
          <table:table-cell table:formula="of:=ABS([.E71]-[.D71])" office:value-type="float" office:value="0.0523699999999963" calcext:value-type="float">
            <text:p>0.05237</text:p>
          </table:table-cell>
          <table:table-cell table:formula="of:=[.F71]/[.E71]" office:value-type="percentage" office:value="0.000165428208406173" calcext:value-type="percentage">
            <text:p>0.02%</text:p>
          </table:table-cell>
          <table:table-cell/>
          <table:table-cell office:value-type="float" office:value="352.68" calcext:value-type="float">
            <text:p>352.68</text:p>
          </table:table-cell>
          <table:table-cell office:value-type="float" office:value="352.8356" calcext:value-type="float">
            <text:p>352.8356</text:p>
          </table:table-cell>
          <table:table-cell table:formula="of:=ABS([.J71]-[.I71])" office:value-type="float" office:value="0.155599999999993" calcext:value-type="float">
            <text:p>0.1556</text:p>
          </table:table-cell>
          <table:table-cell table:formula="of:=[.K71]/[.J71]" office:value-type="percentage" office:value="0.000440998584043086" calcext:value-type="percentage">
            <text:p>0.04%</text:p>
          </table:table-cell>
          <table:table-cell/>
          <table:table-cell office:value-type="float" office:value="413.3" calcext:value-type="float">
            <text:p>413.3</text:p>
          </table:table-cell>
          <table:table-cell office:value-type="float" office:value="413.42336" calcext:value-type="float">
            <text:p>413.42336</text:p>
          </table:table-cell>
          <table:table-cell table:formula="of:=ABS([.O71]-[.N71])" office:value-type="float" office:value="0.123359999999991" calcext:value-type="float">
            <text:p>0.12336</text:p>
          </table:table-cell>
          <table:table-cell table:formula="of:=[.P71]/[.O71]" office:value-type="percentage" office:value="0.000298386622371777" calcext:value-type="percentage">
            <text:p>0.03%</text:p>
          </table:table-cell>
          <table:table-cell table:number-columns-repeated="3"/>
          <table:table-cell office:value-type="float" office:value="471.76634" calcext:value-type="float">
            <text:p>471.76634</text:p>
          </table:table-cell>
          <table:table-cell office:value-type="float" office:value="471.21627" calcext:value-type="float">
            <text:p>471.21627</text:p>
          </table:table-cell>
          <table:table-cell table:formula="of:=ABS([.V71]-[.U71])" office:value-type="float" office:value="0.550070000000005" calcext:value-type="float">
            <text:p>0.55007</text:p>
          </table:table-cell>
          <table:table-cell table:formula="of:=[.W71]/[.O71]" office:value-type="percentage" office:value="0.00133052471926116" calcext:value-type="percentage">
            <text:p>0.13%</text:p>
          </table:table-cell>
        </table:table-row>
        <table:table-row table:style-name="ro1">
          <table:table-cell table:number-columns-repeated="3"/>
          <table:table-cell office:value-type="float" office:value="316.54" calcext:value-type="float">
            <text:p>316.54</text:p>
          </table:table-cell>
          <table:table-cell office:value-type="float" office:value="316.59068" calcext:value-type="float">
            <text:p>316.59068</text:p>
          </table:table-cell>
          <table:table-cell table:formula="of:=ABS([.E72]-[.D72])" office:value-type="float" office:value="0.0506799999999998" calcext:value-type="float">
            <text:p>0.05068</text:p>
          </table:table-cell>
          <table:table-cell table:formula="of:=[.F72]/[.E72]" office:value-type="percentage" office:value="0.000160080517847208" calcext:value-type="percentage">
            <text:p>0.02%</text:p>
          </table:table-cell>
          <table:table-cell/>
          <table:table-cell office:value-type="float" office:value="352.72" calcext:value-type="float">
            <text:p>352.72</text:p>
          </table:table-cell>
          <table:table-cell office:value-type="float" office:value="352.88208" calcext:value-type="float">
            <text:p>352.88208</text:p>
          </table:table-cell>
          <table:table-cell table:formula="of:=ABS([.J72]-[.I72])" office:value-type="float" office:value="0.162079999999946" calcext:value-type="float">
            <text:p>0.16208</text:p>
          </table:table-cell>
          <table:table-cell table:formula="of:=[.K72]/[.J72]" office:value-type="percentage" office:value="0.000459303572456687" calcext:value-type="percentage">
            <text:p>0.05%</text:p>
          </table:table-cell>
          <table:table-cell/>
          <table:table-cell office:value-type="float" office:value="413.38" calcext:value-type="float">
            <text:p>413.38</text:p>
          </table:table-cell>
          <table:table-cell office:value-type="float" office:value="413.50114" calcext:value-type="float">
            <text:p>413.50114</text:p>
          </table:table-cell>
          <table:table-cell table:formula="of:=ABS([.O72]-[.N72])" office:value-type="float" office:value="0.121140000000025" calcext:value-type="float">
            <text:p>0.12114</text:p>
          </table:table-cell>
          <table:table-cell table:formula="of:=[.P72]/[.O72]" office:value-type="percentage" office:value="0.000292961707433323" calcext:value-type="percentage">
            <text:p>0.03%</text:p>
          </table:table-cell>
          <table:table-cell table:number-columns-repeated="3"/>
          <table:table-cell office:value-type="float" office:value="471.8532" calcext:value-type="float">
            <text:p>471.8532</text:p>
          </table:table-cell>
          <table:table-cell office:value-type="float" office:value="471.31062" calcext:value-type="float">
            <text:p>471.31062</text:p>
          </table:table-cell>
          <table:table-cell table:formula="of:=ABS([.V72]-[.U72])" office:value-type="float" office:value="0.542580000000044" calcext:value-type="float">
            <text:p>0.54258</text:p>
          </table:table-cell>
          <table:table-cell table:formula="of:=[.W72]/[.O72]" office:value-type="percentage" office:value="0.00131216083225319" calcext:value-type="percentage">
            <text:p>0.13%</text:p>
          </table:table-cell>
        </table:table-row>
        <table:table-row table:style-name="ro1">
          <table:table-cell table:number-columns-repeated="3"/>
          <table:table-cell office:value-type="float" office:value="316.56" calcext:value-type="float">
            <text:p>316.56</text:p>
          </table:table-cell>
          <table:table-cell office:value-type="float" office:value="316.60871" calcext:value-type="float">
            <text:p>316.60871</text:p>
          </table:table-cell>
          <table:table-cell table:formula="of:=ABS([.E73]-[.D73])" office:value-type="float" office:value="0.0487099999999714" calcext:value-type="float">
            <text:p>0.04871</text:p>
          </table:table-cell>
          <table:table-cell table:formula="of:=[.F73]/[.E73]" office:value-type="percentage" office:value="0.0001538492102759" calcext:value-type="percentage">
            <text:p>0.02%</text:p>
          </table:table-cell>
          <table:table-cell/>
          <table:table-cell office:value-type="float" office:value="352.77" calcext:value-type="float">
            <text:p>352.77</text:p>
          </table:table-cell>
          <table:table-cell office:value-type="float" office:value="352.92779" calcext:value-type="float">
            <text:p>352.92779</text:p>
          </table:table-cell>
          <table:table-cell table:formula="of:=ABS([.J73]-[.I73])" office:value-type="float" office:value="0.157790000000034" calcext:value-type="float">
            <text:p>0.15779</text:p>
          </table:table-cell>
          <table:table-cell table:formula="of:=[.K73]/[.J73]" office:value-type="percentage" office:value="0.000447088623993124" calcext:value-type="percentage">
            <text:p>0.04%</text:p>
          </table:table-cell>
          <table:table-cell/>
          <table:table-cell office:value-type="float" office:value="413.45" calcext:value-type="float">
            <text:p>413.45</text:p>
          </table:table-cell>
          <table:table-cell office:value-type="float" office:value="413.57758" calcext:value-type="float">
            <text:p>413.57758</text:p>
          </table:table-cell>
          <table:table-cell table:formula="of:=ABS([.O73]-[.N73])" office:value-type="float" office:value="0.127580000000023" calcext:value-type="float">
            <text:p>0.12758</text:p>
          </table:table-cell>
          <table:table-cell table:formula="of:=[.P73]/[.O73]" office:value-type="percentage" office:value="0.000308479004108547" calcext:value-type="percentage">
            <text:p>0.03%</text:p>
          </table:table-cell>
          <table:table-cell table:number-columns-repeated="3"/>
          <table:table-cell office:value-type="float" office:value="471.93864" calcext:value-type="float">
            <text:p>471.93864</text:p>
          </table:table-cell>
          <table:table-cell office:value-type="float" office:value="471.40332" calcext:value-type="float">
            <text:p>471.40332</text:p>
          </table:table-cell>
          <table:table-cell table:formula="of:=ABS([.V73]-[.U73])" office:value-type="float" office:value="0.535320000000013" calcext:value-type="float">
            <text:p>0.53532</text:p>
          </table:table-cell>
          <table:table-cell table:formula="of:=[.W73]/[.O73]" office:value-type="percentage" office:value="0.00129436416741936" calcext:value-type="percentage">
            <text:p>0.13%</text:p>
          </table:table-cell>
        </table:table-row>
        <table:table-row table:style-name="ro1">
          <table:table-cell table:number-columns-repeated="3"/>
          <table:table-cell office:value-type="float" office:value="316.57" calcext:value-type="float">
            <text:p>316.57</text:p>
          </table:table-cell>
          <table:table-cell office:value-type="float" office:value="316.62646" calcext:value-type="float">
            <text:p>316.62646</text:p>
          </table:table-cell>
          <table:table-cell table:formula="of:=ABS([.E74]-[.D74])" office:value-type="float" office:value="0.0564600000000155" calcext:value-type="float">
            <text:p>0.05646</text:p>
          </table:table-cell>
          <table:table-cell table:formula="of:=[.F74]/[.E74]" office:value-type="percentage" office:value="0.000178317377518024" calcext:value-type="percentage">
            <text:p>0.02%</text:p>
          </table:table-cell>
          <table:table-cell/>
          <table:table-cell office:value-type="float" office:value="352.82" calcext:value-type="float">
            <text:p>352.82</text:p>
          </table:table-cell>
          <table:table-cell office:value-type="float" office:value="352.97276" calcext:value-type="float">
            <text:p>352.97276</text:p>
          </table:table-cell>
          <table:table-cell table:formula="of:=ABS([.J74]-[.I74])" office:value-type="float" office:value="0.152760000000001" calcext:value-type="float">
            <text:p>0.15276</text:p>
          </table:table-cell>
          <table:table-cell table:formula="of:=[.K74]/[.J74]" office:value-type="percentage" office:value="0.000432781271846589" calcext:value-type="percentage">
            <text:p>0.04%</text:p>
          </table:table-cell>
          <table:table-cell/>
          <table:table-cell office:value-type="float" office:value="413.52" calcext:value-type="float">
            <text:p>413.52</text:p>
          </table:table-cell>
          <table:table-cell office:value-type="float" office:value="413.65274" calcext:value-type="float">
            <text:p>413.65274</text:p>
          </table:table-cell>
          <table:table-cell table:formula="of:=ABS([.O74]-[.N74])" office:value-type="float" office:value="0.132740000000013" calcext:value-type="float">
            <text:p>0.13274</text:p>
          </table:table-cell>
          <table:table-cell table:formula="of:=[.P74]/[.O74]" office:value-type="percentage" office:value="0.000320897185402453" calcext:value-type="percentage">
            <text:p>0.03%</text:p>
          </table:table-cell>
          <table:table-cell table:number-columns-repeated="3"/>
          <table:table-cell office:value-type="float" office:value="472.02269" calcext:value-type="float">
            <text:p>472.02269</text:p>
          </table:table-cell>
          <table:table-cell office:value-type="float" office:value="471.49443" calcext:value-type="float">
            <text:p>471.49443</text:p>
          </table:table-cell>
          <table:table-cell table:formula="of:=ABS([.V74]-[.U74])" office:value-type="float" office:value="0.528259999999989" calcext:value-type="float">
            <text:p>0.52826</text:p>
          </table:table-cell>
          <table:table-cell table:formula="of:=[.W74]/[.O74]" office:value-type="percentage" office:value="0.00127706152750249" calcext:value-type="percentage">
            <text:p>0.13%</text:p>
          </table:table-cell>
        </table:table-row>
        <table:table-row table:style-name="ro1">
          <table:table-cell table:number-columns-repeated="3"/>
          <table:table-cell office:value-type="float" office:value="316.59" calcext:value-type="float">
            <text:p>316.59</text:p>
          </table:table-cell>
          <table:table-cell office:value-type="float" office:value="316.64394" calcext:value-type="float">
            <text:p>316.64394</text:p>
          </table:table-cell>
          <table:table-cell table:formula="of:=ABS([.E75]-[.D75])" office:value-type="float" office:value="0.0539400000000114" calcext:value-type="float">
            <text:p>0.05394</text:p>
          </table:table-cell>
          <table:table-cell table:formula="of:=[.F75]/[.E75]" office:value-type="percentage" office:value="0.000170349067788922" calcext:value-type="percentage">
            <text:p>0.02%</text:p>
          </table:table-cell>
          <table:table-cell/>
          <table:table-cell office:value-type="float" office:value="352.86" calcext:value-type="float">
            <text:p>352.86</text:p>
          </table:table-cell>
          <table:table-cell office:value-type="float" office:value="353.017" calcext:value-type="float">
            <text:p>353.017</text:p>
          </table:table-cell>
          <table:table-cell table:formula="of:=ABS([.J75]-[.I75])" office:value-type="float" office:value="0.156999999999982" calcext:value-type="float">
            <text:p>0.157</text:p>
          </table:table-cell>
          <table:table-cell table:formula="of:=[.K75]/[.J75]" office:value-type="percentage" office:value="0.000444737788831649" calcext:value-type="percentage">
            <text:p>0.04%</text:p>
          </table:table-cell>
          <table:table-cell/>
          <table:table-cell office:value-type="float" office:value="413.6" calcext:value-type="float">
            <text:p>413.6</text:p>
          </table:table-cell>
          <table:table-cell office:value-type="float" office:value="413.72665" calcext:value-type="float">
            <text:p>413.72665</text:p>
          </table:table-cell>
          <table:table-cell table:formula="of:=ABS([.O75]-[.N75])" office:value-type="float" office:value="0.126649999999984" calcext:value-type="float">
            <text:p>0.12665</text:p>
          </table:table-cell>
          <table:table-cell table:formula="of:=[.P75]/[.O75]" office:value-type="percentage" office:value="0.00030611999492898" calcext:value-type="percentage">
            <text:p>0.03%</text:p>
          </table:table-cell>
          <table:table-cell table:number-columns-repeated="3"/>
          <table:table-cell office:value-type="float" office:value="472.10539" calcext:value-type="float">
            <text:p>472.10539</text:p>
          </table:table-cell>
          <table:table-cell office:value-type="float" office:value="471.584" calcext:value-type="float">
            <text:p>471.584</text:p>
          </table:table-cell>
          <table:table-cell table:formula="of:=ABS([.V75]-[.U75])" office:value-type="float" office:value="0.521389999999997" calcext:value-type="float">
            <text:p>0.52139</text:p>
          </table:table-cell>
          <table:table-cell table:formula="of:=[.W75]/[.O75]" office:value-type="percentage" office:value="0.00126022822073462" calcext:value-type="percentage">
            <text:p>0.13%</text:p>
          </table:table-cell>
        </table:table-row>
        <table:table-row table:style-name="ro1">
          <table:table-cell table:number-columns-repeated="3"/>
          <table:table-cell office:value-type="float" office:value="316.61" calcext:value-type="float">
            <text:p>316.61</text:p>
          </table:table-cell>
          <table:table-cell office:value-type="float" office:value="316.66117" calcext:value-type="float">
            <text:p>316.66117</text:p>
          </table:table-cell>
          <table:table-cell table:formula="of:=ABS([.E76]-[.D76])" office:value-type="float" office:value="0.0511700000000133" calcext:value-type="float">
            <text:p>0.05117</text:p>
          </table:table-cell>
          <table:table-cell table:formula="of:=[.F76]/[.E76]" office:value-type="percentage" office:value="0.000161592278586014" calcext:value-type="percentage">
            <text:p>0.02%</text:p>
          </table:table-cell>
          <table:table-cell/>
          <table:table-cell office:value-type="float" office:value="352.9" calcext:value-type="float">
            <text:p>352.9</text:p>
          </table:table-cell>
          <table:table-cell office:value-type="float" office:value="353.06055" calcext:value-type="float">
            <text:p>353.06055</text:p>
          </table:table-cell>
          <table:table-cell table:formula="of:=ABS([.J76]-[.I76])" office:value-type="float" office:value="0.160550000000001" calcext:value-type="float">
            <text:p>0.16055</text:p>
          </table:table-cell>
          <table:table-cell table:formula="of:=[.K76]/[.J76]" office:value-type="percentage" office:value="0.000454737862952971" calcext:value-type="percentage">
            <text:p>0.05%</text:p>
          </table:table-cell>
          <table:table-cell/>
          <table:table-cell office:value-type="float" office:value="413.67" calcext:value-type="float">
            <text:p>413.67</text:p>
          </table:table-cell>
          <table:table-cell office:value-type="float" office:value="413.79935" calcext:value-type="float">
            <text:p>413.79935</text:p>
          </table:table-cell>
          <table:table-cell table:formula="of:=ABS([.O76]-[.N76])" office:value-type="float" office:value="0.129349999999988" calcext:value-type="float">
            <text:p>0.12935</text:p>
          </table:table-cell>
          <table:table-cell table:formula="of:=[.P76]/[.O76]" office:value-type="percentage" office:value="0.000312591114509938" calcext:value-type="percentage">
            <text:p>0.03%</text:p>
          </table:table-cell>
          <table:table-cell table:number-columns-repeated="3"/>
          <table:table-cell office:value-type="float" office:value="472.1868" calcext:value-type="float">
            <text:p>472.1868</text:p>
          </table:table-cell>
          <table:table-cell office:value-type="float" office:value="471.67207" calcext:value-type="float">
            <text:p>471.67207</text:p>
          </table:table-cell>
          <table:table-cell table:formula="of:=ABS([.V76]-[.U76])" office:value-type="float" office:value="0.514729999999986" calcext:value-type="float">
            <text:p>0.51473</text:p>
          </table:table-cell>
          <table:table-cell table:formula="of:=[.W76]/[.O76]" office:value-type="percentage" office:value="0.00124391205544423" calcext:value-type="percentage">
            <text:p>0.12%</text:p>
          </table:table-cell>
        </table:table-row>
        <table:table-row table:style-name="ro1">
          <table:table-cell table:number-columns-repeated="3"/>
          <table:table-cell office:value-type="float" office:value="316.63" calcext:value-type="float">
            <text:p>316.63</text:p>
          </table:table-cell>
          <table:table-cell office:value-type="float" office:value="316.67813" calcext:value-type="float">
            <text:p>316.67813</text:p>
          </table:table-cell>
          <table:table-cell table:formula="of:=ABS([.E77]-[.D77])" office:value-type="float" office:value="0.0481300000000147" calcext:value-type="float">
            <text:p>0.04813</text:p>
          </table:table-cell>
          <table:table-cell table:formula="of:=[.F77]/[.E77]" office:value-type="percentage" office:value="0.000151983971864475" calcext:value-type="percentage">
            <text:p>0.02%</text:p>
          </table:table-cell>
          <table:table-cell/>
          <table:table-cell office:value-type="float" office:value="352.95" calcext:value-type="float">
            <text:p>352.95</text:p>
          </table:table-cell>
          <table:table-cell office:value-type="float" office:value="353.10342" calcext:value-type="float">
            <text:p>353.10342</text:p>
          </table:table-cell>
          <table:table-cell table:formula="of:=ABS([.J77]-[.I77])" office:value-type="float" office:value="0.15342000000004" calcext:value-type="float">
            <text:p>0.15342</text:p>
          </table:table-cell>
          <table:table-cell table:formula="of:=[.K77]/[.J77]" office:value-type="percentage" office:value="0.000434490269168278" calcext:value-type="percentage">
            <text:p>0.04%</text:p>
          </table:table-cell>
          <table:table-cell/>
          <table:table-cell office:value-type="float" office:value="413.74" calcext:value-type="float">
            <text:p>413.74</text:p>
          </table:table-cell>
          <table:table-cell office:value-type="float" office:value="413.87088" calcext:value-type="float">
            <text:p>413.87088</text:p>
          </table:table-cell>
          <table:table-cell table:formula="of:=ABS([.O77]-[.N77])" office:value-type="float" office:value="0.130879999999991" calcext:value-type="float">
            <text:p>0.13088</text:p>
          </table:table-cell>
          <table:table-cell table:formula="of:=[.P77]/[.O77]" office:value-type="percentage" office:value="0.000316233894010592" calcext:value-type="percentage">
            <text:p>0.03%</text:p>
          </table:table-cell>
          <table:table-cell table:number-columns-repeated="3"/>
          <table:table-cell office:value-type="float" office:value="472.26694" calcext:value-type="float">
            <text:p>472.26694</text:p>
          </table:table-cell>
          <table:table-cell office:value-type="float" office:value="471.75869" calcext:value-type="float">
            <text:p>471.75869</text:p>
          </table:table-cell>
          <table:table-cell table:formula="of:=ABS([.V77]-[.U77])" office:value-type="float" office:value="0.508249999999975" calcext:value-type="float">
            <text:p>0.50825</text:p>
          </table:table-cell>
          <table:table-cell table:formula="of:=[.W77]/[.O77]" office:value-type="percentage" office:value="0.00122804001093282" calcext:value-type="percentage">
            <text:p>0.12%</text:p>
          </table:table-cell>
        </table:table-row>
        <table:table-row table:style-name="ro1">
          <table:table-cell table:number-columns-repeated="3"/>
          <table:table-cell office:value-type="float" office:value="316.64" calcext:value-type="float">
            <text:p>316.64</text:p>
          </table:table-cell>
          <table:table-cell office:value-type="float" office:value="316.69486" calcext:value-type="float">
            <text:p>316.69486</text:p>
          </table:table-cell>
          <table:table-cell table:formula="of:=ABS([.E78]-[.D78])" office:value-type="float" office:value="0.0548600000000192" calcext:value-type="float">
            <text:p>0.05486</text:p>
          </table:table-cell>
          <table:table-cell table:formula="of:=[.F78]/[.E78]" office:value-type="percentage" office:value="0.000173226682618149" calcext:value-type="percentage">
            <text:p>0.02%</text:p>
          </table:table-cell>
          <table:table-cell/>
          <table:table-cell office:value-type="float" office:value="352.99" calcext:value-type="float">
            <text:p>352.99</text:p>
          </table:table-cell>
          <table:table-cell office:value-type="float" office:value="353.14563" calcext:value-type="float">
            <text:p>353.14563</text:p>
          </table:table-cell>
          <table:table-cell table:formula="of:=ABS([.J78]-[.I78])" office:value-type="float" office:value="0.155629999999974" calcext:value-type="float">
            <text:p>0.15563</text:p>
          </table:table-cell>
          <table:table-cell table:formula="of:=[.K78]/[.J78]" office:value-type="percentage" office:value="0.000440696377865341" calcext:value-type="percentage">
            <text:p>0.04%</text:p>
          </table:table-cell>
          <table:table-cell/>
          <table:table-cell office:value-type="float" office:value="413.81" calcext:value-type="float">
            <text:p>413.81</text:p>
          </table:table-cell>
          <table:table-cell office:value-type="float" office:value="413.94127" calcext:value-type="float">
            <text:p>413.94127</text:p>
          </table:table-cell>
          <table:table-cell table:formula="of:=ABS([.O78]-[.N78])" office:value-type="float" office:value="0.131269999999972" calcext:value-type="float">
            <text:p>0.13127</text:p>
          </table:table-cell>
          <table:table-cell table:formula="of:=[.P78]/[.O78]" office:value-type="percentage" office:value="0.000317122281622154" calcext:value-type="percentage">
            <text:p>0.03%</text:p>
          </table:table-cell>
          <table:table-cell table:number-columns-repeated="3"/>
          <table:table-cell office:value-type="float" office:value="472.34585" calcext:value-type="float">
            <text:p>472.34585</text:p>
          </table:table-cell>
          <table:table-cell office:value-type="float" office:value="471.84389" calcext:value-type="float">
            <text:p>471.84389</text:p>
          </table:table-cell>
          <table:table-cell table:formula="of:=ABS([.V78]-[.U78])" office:value-type="float" office:value="0.501959999999997" calcext:value-type="float">
            <text:p>0.50196</text:p>
          </table:table-cell>
          <table:table-cell table:formula="of:=[.W78]/[.O78]" office:value-type="percentage" office:value="0.0012126357925123" calcext:value-type="percentage">
            <text:p>0.12%</text:p>
          </table:table-cell>
        </table:table-row>
        <table:table-row table:style-name="ro1">
          <table:table-cell table:number-columns-repeated="3"/>
          <table:table-cell office:value-type="float" office:value="316.66" calcext:value-type="float">
            <text:p>316.66</text:p>
          </table:table-cell>
          <table:table-cell office:value-type="float" office:value="316.71134" calcext:value-type="float">
            <text:p>316.71134</text:p>
          </table:table-cell>
          <table:table-cell table:formula="of:=ABS([.E79]-[.D79])" office:value-type="float" office:value="0.051339999999982" calcext:value-type="float">
            <text:p>0.05134</text:p>
          </table:table-cell>
          <table:table-cell table:formula="of:=[.F79]/[.E79]" office:value-type="percentage" office:value="0.000162103447258889" calcext:value-type="percentage">
            <text:p>0.02%</text:p>
          </table:table-cell>
          <table:table-cell/>
          <table:table-cell office:value-type="float" office:value="353.03" calcext:value-type="float">
            <text:p>353.03</text:p>
          </table:table-cell>
          <table:table-cell office:value-type="float" office:value="353.1872" calcext:value-type="float">
            <text:p>353.1872</text:p>
          </table:table-cell>
          <table:table-cell table:formula="of:=ABS([.J79]-[.I79])" office:value-type="float" office:value="0.157200000000046" calcext:value-type="float">
            <text:p>0.1572</text:p>
          </table:table-cell>
          <table:table-cell table:formula="of:=[.K79]/[.J79]" office:value-type="percentage" office:value="0.000445089742776765" calcext:value-type="percentage">
            <text:p>0.04%</text:p>
          </table:table-cell>
          <table:table-cell/>
          <table:table-cell office:value-type="float" office:value="413.88" calcext:value-type="float">
            <text:p>413.88</text:p>
          </table:table-cell>
          <table:table-cell office:value-type="float" office:value="414.01055" calcext:value-type="float">
            <text:p>414.01055</text:p>
          </table:table-cell>
          <table:table-cell table:formula="of:=ABS([.O79]-[.N79])" office:value-type="float" office:value="0.130550000000028" calcext:value-type="float">
            <text:p>0.13055</text:p>
          </table:table-cell>
          <table:table-cell table:formula="of:=[.P79]/[.O79]" office:value-type="percentage" office:value="0.000315330128664663" calcext:value-type="percentage">
            <text:p>0.03%</text:p>
          </table:table-cell>
          <table:table-cell table:number-columns-repeated="3"/>
          <table:table-cell office:value-type="float" office:value="472.42356" calcext:value-type="float">
            <text:p>472.42356</text:p>
          </table:table-cell>
          <table:table-cell office:value-type="float" office:value="471.92773" calcext:value-type="float">
            <text:p>471.92773</text:p>
          </table:table-cell>
          <table:table-cell table:formula="of:=ABS([.V79]-[.U79])" office:value-type="float" office:value="0.495830000000012" calcext:value-type="float">
            <text:p>0.49583</text:p>
          </table:table-cell>
          <table:table-cell table:formula="of:=[.W79]/[.O79]" office:value-type="percentage" office:value="0.00119762648560529" calcext:value-type="percentage">
            <text:p>0.12%</text:p>
          </table:table-cell>
        </table:table-row>
        <table:table-row table:style-name="ro1">
          <table:table-cell table:number-columns-repeated="3"/>
          <table:table-cell office:value-type="float" office:value="316.68" calcext:value-type="float">
            <text:p>316.68</text:p>
          </table:table-cell>
          <table:table-cell office:value-type="float" office:value="316.72759" calcext:value-type="float">
            <text:p>316.72759</text:p>
          </table:table-cell>
          <table:table-cell table:formula="of:=ABS([.E80]-[.D80])" office:value-type="float" office:value="0.0475900000000138" calcext:value-type="float">
            <text:p>0.04759</text:p>
          </table:table-cell>
          <table:table-cell table:formula="of:=[.F80]/[.E80]" office:value-type="percentage" office:value="0.000150255302987699" calcext:value-type="percentage">
            <text:p>0.02%</text:p>
          </table:table-cell>
          <table:table-cell/>
          <table:table-cell office:value-type="float" office:value="353.07" calcext:value-type="float">
            <text:p>353.07</text:p>
          </table:table-cell>
          <table:table-cell office:value-type="float" office:value="353.22815" calcext:value-type="float">
            <text:p>353.22815</text:p>
          </table:table-cell>
          <table:table-cell table:formula="of:=ABS([.J80]-[.I80])" office:value-type="float" office:value="0.158150000000035" calcext:value-type="float">
            <text:p>0.15815</text:p>
          </table:table-cell>
          <table:table-cell table:formula="of:=[.K80]/[.J80]" office:value-type="percentage" office:value="0.000447727623067512" calcext:value-type="percentage">
            <text:p>0.04%</text:p>
          </table:table-cell>
          <table:table-cell/>
          <table:table-cell office:value-type="float" office:value="413.95" calcext:value-type="float">
            <text:p>413.95</text:p>
          </table:table-cell>
          <table:table-cell office:value-type="float" office:value="414.07875" calcext:value-type="float">
            <text:p>414.07875</text:p>
          </table:table-cell>
          <table:table-cell table:formula="of:=ABS([.O80]-[.N80])" office:value-type="float" office:value="0.128750000000025" calcext:value-type="float">
            <text:p>0.12875</text:p>
          </table:table-cell>
          <table:table-cell table:formula="of:=[.P80]/[.O80]" office:value-type="percentage" office:value="0.000310931193643782" calcext:value-type="percentage">
            <text:p>0.03%</text:p>
          </table:table-cell>
          <table:table-cell table:number-columns-repeated="3"/>
          <table:table-cell office:value-type="float" office:value="472.50011" calcext:value-type="float">
            <text:p>472.50011</text:p>
          </table:table-cell>
          <table:table-cell office:value-type="float" office:value="472.01025" calcext:value-type="float">
            <text:p>472.01025</text:p>
          </table:table-cell>
          <table:table-cell table:formula="of:=ABS([.V80]-[.U80])" office:value-type="float" office:value="0.489860000000022" calcext:value-type="float">
            <text:p>0.48986</text:p>
          </table:table-cell>
          <table:table-cell table:formula="of:=[.W80]/[.O80]" office:value-type="percentage" office:value="0.00118301168557918" calcext:value-type="percentage">
            <text:p>0.12%</text:p>
          </table:table-cell>
        </table:table-row>
        <table:table-row table:style-name="ro1">
          <table:table-cell table:number-columns-repeated="3"/>
          <table:table-cell office:value-type="float" office:value="316.69" calcext:value-type="float">
            <text:p>316.69</text:p>
          </table:table-cell>
          <table:table-cell office:value-type="float" office:value="316.74361" calcext:value-type="float">
            <text:p>316.74361</text:p>
          </table:table-cell>
          <table:table-cell table:formula="of:=ABS([.E81]-[.D81])" office:value-type="float" office:value="0.0536099999999919" calcext:value-type="float">
            <text:p>0.05361</text:p>
          </table:table-cell>
          <table:table-cell table:formula="of:=[.F81]/[.E81]" office:value-type="percentage" office:value="0.000169253611777652" calcext:value-type="percentage">
            <text:p>0.02%</text:p>
          </table:table-cell>
          <table:table-cell/>
          <table:table-cell office:value-type="float" office:value="353.12" calcext:value-type="float">
            <text:p>353.12</text:p>
          </table:table-cell>
          <table:table-cell office:value-type="float" office:value="353.26849" calcext:value-type="float">
            <text:p>353.26849</text:p>
          </table:table-cell>
          <table:table-cell table:formula="of:=ABS([.J81]-[.I81])" office:value-type="float" office:value="0.148489999999981" calcext:value-type="float">
            <text:p>0.14849</text:p>
          </table:table-cell>
          <table:table-cell table:formula="of:=[.K81]/[.J81]" office:value-type="percentage" office:value="0.000420331855807409" calcext:value-type="percentage">
            <text:p>0.04%</text:p>
          </table:table-cell>
          <table:table-cell/>
          <table:table-cell office:value-type="float" office:value="414.01" calcext:value-type="float">
            <text:p>414.01</text:p>
          </table:table-cell>
          <table:table-cell office:value-type="float" office:value="414.14592" calcext:value-type="float">
            <text:p>414.14592</text:p>
          </table:table-cell>
          <table:table-cell table:formula="of:=ABS([.O81]-[.N81])" office:value-type="float" office:value="0.135919999999999" calcext:value-type="float">
            <text:p>0.13592</text:p>
          </table:table-cell>
          <table:table-cell table:formula="of:=[.P81]/[.O81]" office:value-type="percentage" office:value="0.000328193502425422" calcext:value-type="percentage">
            <text:p>0.03%</text:p>
          </table:table-cell>
          <table:table-cell table:number-columns-repeated="3"/>
          <table:table-cell office:value-type="float" office:value="472.57554" calcext:value-type="float">
            <text:p>472.57554</text:p>
          </table:table-cell>
          <table:table-cell office:value-type="float" office:value="472.09147" calcext:value-type="float">
            <text:p>472.09147</text:p>
          </table:table-cell>
          <table:table-cell table:formula="of:=ABS([.V81]-[.U81])" office:value-type="float" office:value="0.484069999999974" calcext:value-type="float">
            <text:p>0.48407</text:p>
          </table:table-cell>
          <table:table-cell table:formula="of:=[.W81]/[.O81]" office:value-type="percentage" office:value="0.00116883923424858" calcext:value-type="percentage">
            <text:p>0.12%</text:p>
          </table:table-cell>
        </table:table-row>
        <table:table-row table:style-name="ro1">
          <table:table-cell table:number-columns-repeated="3"/>
          <table:table-cell office:value-type="float" office:value="316.71" calcext:value-type="float">
            <text:p>316.71</text:p>
          </table:table-cell>
          <table:table-cell office:value-type="float" office:value="316.75941" calcext:value-type="float">
            <text:p>316.75941</text:p>
          </table:table-cell>
          <table:table-cell table:formula="of:=ABS([.E82]-[.D82])" office:value-type="float" office:value="0.049410000000023" calcext:value-type="float">
            <text:p>0.04941</text:p>
          </table:table-cell>
          <table:table-cell table:formula="of:=[.F82]/[.E82]" office:value-type="percentage" office:value="0.000155985894783751" calcext:value-type="percentage">
            <text:p>0.02%</text:p>
          </table:table-cell>
          <table:table-cell/>
          <table:table-cell office:value-type="float" office:value="353.16" calcext:value-type="float">
            <text:p>353.16</text:p>
          </table:table-cell>
          <table:table-cell office:value-type="float" office:value="353.30825" calcext:value-type="float">
            <text:p>353.30825</text:p>
          </table:table-cell>
          <table:table-cell table:formula="of:=ABS([.J82]-[.I82])" office:value-type="float" office:value="0.148249999999962" calcext:value-type="float">
            <text:p>0.14825</text:p>
          </table:table-cell>
          <table:table-cell table:formula="of:=[.K82]/[.J82]" office:value-type="percentage" office:value="0.000419605259712905" calcext:value-type="percentage">
            <text:p>0.04%</text:p>
          </table:table-cell>
          <table:table-cell/>
          <table:table-cell office:value-type="float" office:value="414.08" calcext:value-type="float">
            <text:p>414.08</text:p>
          </table:table-cell>
          <table:table-cell office:value-type="float" office:value="414.21206" calcext:value-type="float">
            <text:p>414.21206</text:p>
          </table:table-cell>
          <table:table-cell table:formula="of:=ABS([.O82]-[.N82])" office:value-type="float" office:value="0.132060000000024" calcext:value-type="float">
            <text:p>0.13206</text:p>
          </table:table-cell>
          <table:table-cell table:formula="of:=[.P82]/[.O82]" office:value-type="percentage" office:value="0.000318822199430949" calcext:value-type="percentage">
            <text:p>0.03%</text:p>
          </table:table-cell>
          <table:table-cell table:number-columns-repeated="3"/>
          <table:table-cell office:value-type="float" office:value="472.64986" calcext:value-type="float">
            <text:p>472.64986</text:p>
          </table:table-cell>
          <table:table-cell office:value-type="float" office:value="472.17143" calcext:value-type="float">
            <text:p>472.17143</text:p>
          </table:table-cell>
          <table:table-cell table:formula="of:=ABS([.V82]-[.U82])" office:value-type="float" office:value="0.478430000000003" calcext:value-type="float">
            <text:p>0.47843</text:p>
          </table:table-cell>
          <table:table-cell table:formula="of:=[.W82]/[.O82]" office:value-type="percentage" office:value="0.00115503638402031" calcext:value-type="percentage">
            <text:p>0.12%</text:p>
          </table:table-cell>
        </table:table-row>
        <table:table-row table:style-name="ro1">
          <table:table-cell table:number-columns-repeated="3"/>
          <table:table-cell office:value-type="float" office:value="316.72" calcext:value-type="float">
            <text:p>316.72</text:p>
          </table:table-cell>
          <table:table-cell office:value-type="float" office:value="316.775" calcext:value-type="float">
            <text:p>316.775</text:p>
          </table:table-cell>
          <table:table-cell table:formula="of:=ABS([.E83]-[.D83])" office:value-type="float" office:value="0.05499999999995" calcext:value-type="float">
            <text:p>0.055</text:p>
          </table:table-cell>
          <table:table-cell table:formula="of:=[.F83]/[.E83]" office:value-type="percentage" office:value="0.000173624812563965" calcext:value-type="percentage">
            <text:p>0.02%</text:p>
          </table:table-cell>
          <table:table-cell/>
          <table:table-cell office:value-type="float" office:value="353.2" calcext:value-type="float">
            <text:p>353.2</text:p>
          </table:table-cell>
          <table:table-cell office:value-type="float" office:value="353.34743" calcext:value-type="float">
            <text:p>353.34743</text:p>
          </table:table-cell>
          <table:table-cell table:formula="of:=ABS([.J83]-[.I83])" office:value-type="float" office:value="0.147429999999986" calcext:value-type="float">
            <text:p>0.14743</text:p>
          </table:table-cell>
          <table:table-cell table:formula="of:=[.K83]/[.J83]" office:value-type="percentage" office:value="0.000417238070756552" calcext:value-type="percentage">
            <text:p>0.04%</text:p>
          </table:table-cell>
          <table:table-cell/>
          <table:table-cell office:value-type="float" office:value="414.14" calcext:value-type="float">
            <text:p>414.14</text:p>
          </table:table-cell>
          <table:table-cell office:value-type="float" office:value="414.27722" calcext:value-type="float">
            <text:p>414.27722</text:p>
          </table:table-cell>
          <table:table-cell table:formula="of:=ABS([.O83]-[.N83])" office:value-type="float" office:value="0.137220000000013" calcext:value-type="float">
            <text:p>0.13722</text:p>
          </table:table-cell>
          <table:table-cell table:formula="of:=[.P83]/[.O83]" office:value-type="percentage" office:value="0.000331227480960728" calcext:value-type="percentage">
            <text:p>0.03%</text:p>
          </table:table-cell>
          <table:table-cell table:number-columns-repeated="3"/>
          <table:table-cell office:value-type="float" office:value="472.72312" calcext:value-type="float">
            <text:p>472.72312</text:p>
          </table:table-cell>
          <table:table-cell office:value-type="float" office:value="472.25018" calcext:value-type="float">
            <text:p>472.25018</text:p>
          </table:table-cell>
          <table:table-cell table:formula="of:=ABS([.V83]-[.U83])" office:value-type="float" office:value="0.472939999999994" calcext:value-type="float">
            <text:p>0.47294</text:p>
          </table:table-cell>
          <table:table-cell table:formula="of:=[.W83]/[.O83]" office:value-type="percentage" office:value="0.00114160271713708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74" calcext:value-type="float">
            <text:p>316.74</text:p>
          </table:table-cell>
          <table:table-cell office:value-type="float" office:value="316.79037" calcext:value-type="float">
            <text:p>316.79037</text:p>
          </table:table-cell>
          <table:table-cell table:formula="of:=ABS([.E84]-[.D84])" office:value-type="float" office:value="0.0503699999999867" calcext:value-type="float">
            <text:p>0.05037</text:p>
          </table:table-cell>
          <table:table-cell table:formula="of:=[.F84]/[.E84]" office:value-type="percentage" office:value="0.000159001045391584" calcext:value-type="percentage">
            <text:p>0.02%</text:p>
          </table:table-cell>
          <table:table-cell/>
          <table:table-cell office:value-type="float" office:value="353.23" calcext:value-type="float">
            <text:p>353.23</text:p>
          </table:table-cell>
          <table:table-cell office:value-type="float" office:value="353.38606" calcext:value-type="float">
            <text:p>353.38606</text:p>
          </table:table-cell>
          <table:table-cell table:formula="of:=ABS([.J84]-[.I84])" office:value-type="float" office:value="0.156059999999968" calcext:value-type="float">
            <text:p>0.15606</text:p>
          </table:table-cell>
          <table:table-cell table:formula="of:=[.K84]/[.J84]" office:value-type="percentage" office:value="0.00044161334490661" calcext:value-type="percentage">
            <text:p>0.04%</text:p>
          </table:table-cell>
          <table:table-cell/>
          <table:table-cell office:value-type="float" office:value="414.21" calcext:value-type="float">
            <text:p>414.21</text:p>
          </table:table-cell>
          <table:table-cell office:value-type="float" office:value="414.34143" calcext:value-type="float">
            <text:p>414.34143</text:p>
          </table:table-cell>
          <table:table-cell table:formula="of:=ABS([.O84]-[.N84])" office:value-type="float" office:value="0.131430000000023" calcext:value-type="float">
            <text:p>0.13143</text:p>
          </table:table-cell>
          <table:table-cell table:formula="of:=[.P84]/[.O84]" office:value-type="percentage" office:value="0.000317202168269832" calcext:value-type="percentage">
            <text:p>0.03%</text:p>
          </table:table-cell>
          <table:table-cell table:number-columns-repeated="3"/>
          <table:table-cell office:value-type="float" office:value="472.79533" calcext:value-type="float">
            <text:p>472.79533</text:p>
          </table:table-cell>
          <table:table-cell office:value-type="float" office:value="472.32774" calcext:value-type="float">
            <text:p>472.32774</text:p>
          </table:table-cell>
          <table:table-cell table:formula="of:=ABS([.V84]-[.U84])" office:value-type="float" office:value="0.467589999999973" calcext:value-type="float">
            <text:p>0.46759</text:p>
          </table:table-cell>
          <table:table-cell table:formula="of:=[.W84]/[.O84]" office:value-type="percentage" office:value="0.00112851374770795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75" calcext:value-type="float">
            <text:p>316.75</text:p>
          </table:table-cell>
          <table:table-cell office:value-type="float" office:value="316.80555" calcext:value-type="float">
            <text:p>316.80555</text:p>
          </table:table-cell>
          <table:table-cell table:formula="of:=ABS([.E85]-[.D85])" office:value-type="float" office:value="0.0555499999999825" calcext:value-type="float">
            <text:p>0.05555</text:p>
          </table:table-cell>
          <table:table-cell table:formula="of:=[.F85]/[.E85]" office:value-type="percentage" office:value="0.000175344150378623" calcext:value-type="percentage">
            <text:p>0.02%</text:p>
          </table:table-cell>
          <table:table-cell/>
          <table:table-cell office:value-type="float" office:value="353.27" calcext:value-type="float">
            <text:p>353.27</text:p>
          </table:table-cell>
          <table:table-cell office:value-type="float" office:value="353.42414" calcext:value-type="float">
            <text:p>353.42414</text:p>
          </table:table-cell>
          <table:table-cell table:formula="of:=ABS([.J85]-[.I85])" office:value-type="float" office:value="0.154140000000041" calcext:value-type="float">
            <text:p>0.15414</text:p>
          </table:table-cell>
          <table:table-cell table:formula="of:=[.K85]/[.J85]" office:value-type="percentage" office:value="0.000436133196787409" calcext:value-type="percentage">
            <text:p>0.04%</text:p>
          </table:table-cell>
          <table:table-cell/>
          <table:table-cell office:value-type="float" office:value="414.27" calcext:value-type="float">
            <text:p>414.27</text:p>
          </table:table-cell>
          <table:table-cell office:value-type="float" office:value="414.40469" calcext:value-type="float">
            <text:p>414.40469</text:p>
          </table:table-cell>
          <table:table-cell table:formula="of:=ABS([.O85]-[.N85])" office:value-type="float" office:value="0.134690000000035" calcext:value-type="float">
            <text:p>0.13469</text:p>
          </table:table-cell>
          <table:table-cell table:formula="of:=[.P85]/[.O85]" office:value-type="percentage" office:value="0.000325020452833279" calcext:value-type="percentage">
            <text:p>0.03%</text:p>
          </table:table-cell>
          <table:table-cell table:number-columns-repeated="3"/>
          <table:table-cell office:value-type="float" office:value="472.86653" calcext:value-type="float">
            <text:p>472.86653</text:p>
          </table:table-cell>
          <table:table-cell office:value-type="float" office:value="472.40415" calcext:value-type="float">
            <text:p>472.40415</text:p>
          </table:table-cell>
          <table:table-cell table:formula="of:=ABS([.V85]-[.U85])" office:value-type="float" office:value="0.462379999999996" calcext:value-type="float">
            <text:p>0.46238</text:p>
          </table:table-cell>
          <table:table-cell table:formula="of:=[.W85]/[.O85]" office:value-type="percentage" office:value="0.00111576922548824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77" calcext:value-type="float">
            <text:p>316.77</text:p>
          </table:table-cell>
          <table:table-cell office:value-type="float" office:value="316.82052" calcext:value-type="float">
            <text:p>316.82052</text:p>
          </table:table-cell>
          <table:table-cell table:formula="of:=ABS([.E86]-[.D86])" office:value-type="float" office:value="0.0505200000000059" calcext:value-type="float">
            <text:p>0.05052</text:p>
          </table:table-cell>
          <table:table-cell table:formula="of:=[.F86]/[.E86]" office:value-type="percentage" office:value="0.000159459368351538" calcext:value-type="percentage">
            <text:p>0.02%</text:p>
          </table:table-cell>
          <table:table-cell/>
          <table:table-cell office:value-type="float" office:value="353.31" calcext:value-type="float">
            <text:p>353.31</text:p>
          </table:table-cell>
          <table:table-cell office:value-type="float" office:value="353.46169" calcext:value-type="float">
            <text:p>353.46169</text:p>
          </table:table-cell>
          <table:table-cell table:formula="of:=ABS([.J86]-[.I86])" office:value-type="float" office:value="0.151689999999974" calcext:value-type="float">
            <text:p>0.15169</text:p>
          </table:table-cell>
          <table:table-cell table:formula="of:=[.K86]/[.J86]" office:value-type="percentage" office:value="0.000429155419926764" calcext:value-type="percentage">
            <text:p>0.04%</text:p>
          </table:table-cell>
          <table:table-cell/>
          <table:table-cell office:value-type="float" office:value="414.33" calcext:value-type="float">
            <text:p>414.33</text:p>
          </table:table-cell>
          <table:table-cell office:value-type="float" office:value="414.46705" calcext:value-type="float">
            <text:p>414.46705</text:p>
          </table:table-cell>
          <table:table-cell table:formula="of:=ABS([.O86]-[.N86])" office:value-type="float" office:value="0.137049999999988" calcext:value-type="float">
            <text:p>0.13705</text:p>
          </table:table-cell>
          <table:table-cell table:formula="of:=[.P86]/[.O86]" office:value-type="percentage" office:value="0.000330665610209516" calcext:value-type="percentage">
            <text:p>0.03%</text:p>
          </table:table-cell>
          <table:table-cell table:number-columns-repeated="3"/>
          <table:table-cell office:value-type="float" office:value="472.93675" calcext:value-type="float">
            <text:p>472.93675</text:p>
          </table:table-cell>
          <table:table-cell office:value-type="float" office:value="472.47944" calcext:value-type="float">
            <text:p>472.47944</text:p>
          </table:table-cell>
          <table:table-cell table:formula="of:=ABS([.V86]-[.U86])" office:value-type="float" office:value="0.457310000000007" calcext:value-type="float">
            <text:p>0.45731</text:p>
          </table:table-cell>
          <table:table-cell table:formula="of:=[.W86]/[.O86]" office:value-type="percentage" office:value="0.001103368772017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78" calcext:value-type="float">
            <text:p>316.78</text:p>
          </table:table-cell>
          <table:table-cell office:value-type="float" office:value="316.83531" calcext:value-type="float">
            <text:p>316.83531</text:p>
          </table:table-cell>
          <table:table-cell table:formula="of:=ABS([.E87]-[.D87])" office:value-type="float" office:value="0.05531000000002" calcext:value-type="float">
            <text:p>0.05531</text:p>
          </table:table-cell>
          <table:table-cell table:formula="of:=[.F87]/[.E87]" office:value-type="percentage" office:value="0.000174570189162376" calcext:value-type="percentage">
            <text:p>0.02%</text:p>
          </table:table-cell>
          <table:table-cell/>
          <table:table-cell office:value-type="float" office:value="353.35" calcext:value-type="float">
            <text:p>353.35</text:p>
          </table:table-cell>
          <table:table-cell office:value-type="float" office:value="353.49874" calcext:value-type="float">
            <text:p>353.49874</text:p>
          </table:table-cell>
          <table:table-cell table:formula="of:=ABS([.J87]-[.I87])" office:value-type="float" office:value="0.148739999999975" calcext:value-type="float">
            <text:p>0.14874</text:p>
          </table:table-cell>
          <table:table-cell table:formula="of:=[.K87]/[.J87]" office:value-type="percentage" office:value="0.000420765290422182" calcext:value-type="percentage">
            <text:p>0.04%</text:p>
          </table:table-cell>
          <table:table-cell/>
          <table:table-cell office:value-type="float" office:value="414.39" calcext:value-type="float">
            <text:p>414.39</text:p>
          </table:table-cell>
          <table:table-cell office:value-type="float" office:value="414.52852" calcext:value-type="float">
            <text:p>414.52852</text:p>
          </table:table-cell>
          <table:table-cell table:formula="of:=ABS([.O87]-[.N87])" office:value-type="float" office:value="0.138520000000028" calcext:value-type="float">
            <text:p>0.13852</text:p>
          </table:table-cell>
          <table:table-cell table:formula="of:=[.P87]/[.O87]" office:value-type="percentage" office:value="0.000334162773649514" calcext:value-type="percentage">
            <text:p>0.03%</text:p>
          </table:table-cell>
          <table:table-cell table:number-columns-repeated="3"/>
          <table:table-cell office:value-type="float" office:value="473.006" calcext:value-type="float">
            <text:p>473.006</text:p>
          </table:table-cell>
          <table:table-cell office:value-type="float" office:value="472.55363" calcext:value-type="float">
            <text:p>472.55363</text:p>
          </table:table-cell>
          <table:table-cell table:formula="of:=ABS([.V87]-[.U87])" office:value-type="float" office:value="0.452369999999974" calcext:value-type="float">
            <text:p>0.45237</text:p>
          </table:table-cell>
          <table:table-cell table:formula="of:=[.W87]/[.O87]" office:value-type="percentage" office:value="0.00109128800112468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8" calcext:value-type="float">
            <text:p>316.8</text:p>
          </table:table-cell>
          <table:table-cell office:value-type="float" office:value="316.8499" calcext:value-type="float">
            <text:p>316.8499</text:p>
          </table:table-cell>
          <table:table-cell table:formula="of:=ABS([.E88]-[.D88])" office:value-type="float" office:value="0.0498999999999796" calcext:value-type="float">
            <text:p>0.0499</text:p>
          </table:table-cell>
          <table:table-cell table:formula="of:=[.F88]/[.E88]" office:value-type="percentage" office:value="0.000157487819942438" calcext:value-type="percentage">
            <text:p>0.02%</text:p>
          </table:table-cell>
          <table:table-cell/>
          <table:table-cell office:value-type="float" office:value="353.39" calcext:value-type="float">
            <text:p>353.39</text:p>
          </table:table-cell>
          <table:table-cell office:value-type="float" office:value="353.53528" calcext:value-type="float">
            <text:p>353.53528</text:p>
          </table:table-cell>
          <table:table-cell table:formula="of:=ABS([.J88]-[.I88])" office:value-type="float" office:value="0.145280000000014" calcext:value-type="float">
            <text:p>0.14528</text:p>
          </table:table-cell>
          <table:table-cell table:formula="of:=[.K88]/[.J88]" office:value-type="percentage" office:value="0.000410934942617364" calcext:value-type="percentage">
            <text:p>0.04%</text:p>
          </table:table-cell>
          <table:table-cell/>
          <table:table-cell office:value-type="float" office:value="414.45" calcext:value-type="float">
            <text:p>414.45</text:p>
          </table:table-cell>
          <table:table-cell office:value-type="float" office:value="414.58913" calcext:value-type="float">
            <text:p>414.58913</text:p>
          </table:table-cell>
          <table:table-cell table:formula="of:=ABS([.O88]-[.N88])" office:value-type="float" office:value="0.139130000000023" calcext:value-type="float">
            <text:p>0.13913</text:p>
          </table:table-cell>
          <table:table-cell table:formula="of:=[.P88]/[.O88]" office:value-type="percentage" office:value="0.000335585257626081" calcext:value-type="percentage">
            <text:p>0.03%</text:p>
          </table:table-cell>
          <table:table-cell table:number-columns-repeated="3"/>
          <table:table-cell office:value-type="float" office:value="473.07432" calcext:value-type="float">
            <text:p>473.07432</text:p>
          </table:table-cell>
          <table:table-cell office:value-type="float" office:value="472.62676" calcext:value-type="float">
            <text:p>472.62676</text:p>
          </table:table-cell>
          <table:table-cell table:formula="of:=ABS([.V88]-[.U88])" office:value-type="float" office:value="0.44756000000001" calcext:value-type="float">
            <text:p>0.44756</text:p>
          </table:table-cell>
          <table:table-cell table:formula="of:=[.W88]/[.O88]" office:value-type="percentage" office:value="0.00107952661469926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81" calcext:value-type="float">
            <text:p>316.81</text:p>
          </table:table-cell>
          <table:table-cell office:value-type="float" office:value="316.86431" calcext:value-type="float">
            <text:p>316.86431</text:p>
          </table:table-cell>
          <table:table-cell table:formula="of:=ABS([.E89]-[.D89])" office:value-type="float" office:value="0.0543099999999868" calcext:value-type="float">
            <text:p>0.05431</text:p>
          </table:table-cell>
          <table:table-cell table:formula="of:=[.F89]/[.E89]" office:value-type="percentage" office:value="0.000171398287172155" calcext:value-type="percentage">
            <text:p>0.02%</text:p>
          </table:table-cell>
          <table:table-cell/>
          <table:table-cell office:value-type="float" office:value="353.42" calcext:value-type="float">
            <text:p>353.42</text:p>
          </table:table-cell>
          <table:table-cell office:value-type="float" office:value="353.57133" calcext:value-type="float">
            <text:p>353.57133</text:p>
          </table:table-cell>
          <table:table-cell table:formula="of:=ABS([.J89]-[.I89])" office:value-type="float" office:value="0.151329999999973" calcext:value-type="float">
            <text:p>0.15133</text:p>
          </table:table-cell>
          <table:table-cell table:formula="of:=[.K89]/[.J89]" office:value-type="percentage" office:value="0.000428004159726336" calcext:value-type="percentage">
            <text:p>0.04%</text:p>
          </table:table-cell>
          <table:table-cell/>
          <table:table-cell office:value-type="float" office:value="414.51" calcext:value-type="float">
            <text:p>414.51</text:p>
          </table:table-cell>
          <table:table-cell office:value-type="float" office:value="414.6489" calcext:value-type="float">
            <text:p>414.6489</text:p>
          </table:table-cell>
          <table:table-cell table:formula="of:=ABS([.O89]-[.N89])" office:value-type="float" office:value="0.138900000000035" calcext:value-type="float">
            <text:p>0.1389</text:p>
          </table:table-cell>
          <table:table-cell table:formula="of:=[.P89]/[.O89]" office:value-type="percentage" office:value="0.000334982198192338" calcext:value-type="percentage">
            <text:p>0.03%</text:p>
          </table:table-cell>
          <table:table-cell table:number-columns-repeated="3"/>
          <table:table-cell office:value-type="float" office:value="473.14172" calcext:value-type="float">
            <text:p>473.14172</text:p>
          </table:table-cell>
          <table:table-cell office:value-type="float" office:value="472.69885" calcext:value-type="float">
            <text:p>472.69885</text:p>
          </table:table-cell>
          <table:table-cell table:formula="of:=ABS([.V89]-[.U89])" office:value-type="float" office:value="0.442870000000028" calcext:value-type="float">
            <text:p>0.44287</text:p>
          </table:table-cell>
          <table:table-cell table:formula="of:=[.W89]/[.O89]" office:value-type="percentage" office:value="0.00106806023119808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83" calcext:value-type="float">
            <text:p>316.83</text:p>
          </table:table-cell>
          <table:table-cell office:value-type="float" office:value="316.87854" calcext:value-type="float">
            <text:p>316.87854</text:p>
          </table:table-cell>
          <table:table-cell table:formula="of:=ABS([.E90]-[.D90])" office:value-type="float" office:value="0.0485400000000027" calcext:value-type="float">
            <text:p>0.04854</text:p>
          </table:table-cell>
          <table:table-cell table:formula="of:=[.F90]/[.E90]" office:value-type="percentage" office:value="0.000153181720668123" calcext:value-type="percentage">
            <text:p>0.02%</text:p>
          </table:table-cell>
          <table:table-cell/>
          <table:table-cell office:value-type="float" office:value="353.46" calcext:value-type="float">
            <text:p>353.46</text:p>
          </table:table-cell>
          <table:table-cell office:value-type="float" office:value="353.60691" calcext:value-type="float">
            <text:p>353.60691</text:p>
          </table:table-cell>
          <table:table-cell table:formula="of:=ABS([.J90]-[.I90])" office:value-type="float" office:value="0.146910000000048" calcext:value-type="float">
            <text:p>0.14691</text:p>
          </table:table-cell>
          <table:table-cell table:formula="of:=[.K90]/[.J90]" office:value-type="percentage" office:value="0.000415461338128398" calcext:value-type="percentage">
            <text:p>0.04%</text:p>
          </table:table-cell>
          <table:table-cell/>
          <table:table-cell office:value-type="float" office:value="414.57" calcext:value-type="float">
            <text:p>414.57</text:p>
          </table:table-cell>
          <table:table-cell office:value-type="float" office:value="414.70785" calcext:value-type="float">
            <text:p>414.70785</text:p>
          </table:table-cell>
          <table:table-cell table:formula="of:=ABS([.O90]-[.N90])" office:value-type="float" office:value="0.137850000000014" calcext:value-type="float">
            <text:p>0.13785</text:p>
          </table:table-cell>
          <table:table-cell table:formula="of:=[.P90]/[.O90]" office:value-type="percentage" office:value="0.000332402678174562" calcext:value-type="percentage">
            <text:p>0.03%</text:p>
          </table:table-cell>
          <table:table-cell table:number-columns-repeated="3"/>
          <table:table-cell office:value-type="float" office:value="473.20824" calcext:value-type="float">
            <text:p>473.20824</text:p>
          </table:table-cell>
          <table:table-cell office:value-type="float" office:value="472.76993" calcext:value-type="float">
            <text:p>472.76993</text:p>
          </table:table-cell>
          <table:table-cell table:formula="of:=ABS([.V90]-[.U90])" office:value-type="float" office:value="0.438310000000001" calcext:value-type="float">
            <text:p>0.43831</text:p>
          </table:table-cell>
          <table:table-cell table:formula="of:=[.W90]/[.O90]" office:value-type="percentage" office:value="0.00105691271578293" calcext:value-type="percentage">
            <text:p>0.11%</text:p>
          </table:table-cell>
        </table:table-row>
        <table:table-row table:style-name="ro1">
          <table:table-cell table:number-columns-repeated="3"/>
          <table:table-cell office:value-type="float" office:value="316.84" calcext:value-type="float">
            <text:p>316.84</text:p>
          </table:table-cell>
          <table:table-cell office:value-type="float" office:value="316.8926" calcext:value-type="float">
            <text:p>316.8926</text:p>
          </table:table-cell>
          <table:table-cell table:formula="of:=ABS([.E91]-[.D91])" office:value-type="float" office:value="0.0526000000000408" calcext:value-type="float">
            <text:p>0.0526</text:p>
          </table:table-cell>
          <table:table-cell table:formula="of:=[.F91]/[.E91]" office:value-type="percentage" office:value="0.00016598683591867" calcext:value-type="percentage">
            <text:p>0.02%</text:p>
          </table:table-cell>
          <table:table-cell/>
          <table:table-cell office:value-type="float" office:value="353.49" calcext:value-type="float">
            <text:p>353.49</text:p>
          </table:table-cell>
          <table:table-cell office:value-type="float" office:value="353.64202" calcext:value-type="float">
            <text:p>353.64202</text:p>
          </table:table-cell>
          <table:table-cell table:formula="of:=ABS([.J91]-[.I91])" office:value-type="float" office:value="0.152019999999993" calcext:value-type="float">
            <text:p>0.15202</text:p>
          </table:table-cell>
          <table:table-cell table:formula="of:=[.K91]/[.J91]" office:value-type="percentage" office:value="0.000429869730978217" calcext:value-type="percentage">
            <text:p>0.04%</text:p>
          </table:table-cell>
          <table:table-cell/>
          <table:table-cell office:value-type="float" office:value="414.63" calcext:value-type="float">
            <text:p>414.63</text:p>
          </table:table-cell>
          <table:table-cell office:value-type="float" office:value="414.766" calcext:value-type="float">
            <text:p>414.766</text:p>
          </table:table-cell>
          <table:table-cell table:formula="of:=ABS([.O91]-[.N91])" office:value-type="float" office:value="0.136000000000024" calcext:value-type="float">
            <text:p>0.136</text:p>
          </table:table-cell>
          <table:table-cell table:formula="of:=[.P91]/[.O91]" office:value-type="percentage" office:value="0.000327895729158186" calcext:value-type="percentage">
            <text:p>0.03%</text:p>
          </table:table-cell>
          <table:table-cell table:number-columns-repeated="3"/>
          <table:table-cell office:value-type="float" office:value="473.27388" calcext:value-type="float">
            <text:p>473.27388</text:p>
          </table:table-cell>
          <table:table-cell office:value-type="float" office:value="472.84003" calcext:value-type="float">
            <text:p>472.84003</text:p>
          </table:table-cell>
          <table:table-cell table:formula="of:=ABS([.V91]-[.U91])" office:value-type="float" office:value="0.433850000000007" calcext:value-type="float">
            <text:p>0.43385</text:p>
          </table:table-cell>
          <table:table-cell table:formula="of:=[.W91]/[.O91]" office:value-type="percentage" office:value="0.00104601148599453" calcext:value-type="percentage">
            <text:p>0.10%</text:p>
          </table:table-cell>
        </table:table-row>
        <table:table-row table:style-name="ro1">
          <table:table-cell table:number-columns-repeated="3"/>
          <table:table-cell office:value-type="float" office:value="316.86" calcext:value-type="float">
            <text:p>316.86</text:p>
          </table:table-cell>
          <table:table-cell office:value-type="float" office:value="316.9065" calcext:value-type="float">
            <text:p>316.9065</text:p>
          </table:table-cell>
          <table:table-cell table:formula="of:=ABS([.E92]-[.D92])" office:value-type="float" office:value="0.0464999999999804" calcext:value-type="float">
            <text:p>0.0465</text:p>
          </table:table-cell>
          <table:table-cell table:formula="of:=[.F92]/[.E92]" office:value-type="percentage" office:value="0.000146730975855593" calcext:value-type="percentage">
            <text:p>0.01%</text:p>
          </table:table-cell>
          <table:table-cell/>
          <table:table-cell office:value-type="float" office:value="353.53" calcext:value-type="float">
            <text:p>353.53</text:p>
          </table:table-cell>
          <table:table-cell office:value-type="float" office:value="353.67669" calcext:value-type="float">
            <text:p>353.67669</text:p>
          </table:table-cell>
          <table:table-cell table:formula="of:=ABS([.J92]-[.I92])" office:value-type="float" office:value="0.146690000000035" calcext:value-type="float">
            <text:p>0.14669</text:p>
          </table:table-cell>
          <table:table-cell table:formula="of:=[.K92]/[.J92]" office:value-type="percentage" office:value="0.000414757331052932" calcext:value-type="percentage">
            <text:p>0.04%</text:p>
          </table:table-cell>
          <table:table-cell/>
          <table:table-cell office:value-type="float" office:value="414.68" calcext:value-type="float">
            <text:p>414.68</text:p>
          </table:table-cell>
          <table:table-cell office:value-type="float" office:value="414.82339" calcext:value-type="float">
            <text:p>414.82339</text:p>
          </table:table-cell>
          <table:table-cell table:formula="of:=ABS([.O92]-[.N92])" office:value-type="float" office:value="0.143390000000011" calcext:value-type="float">
            <text:p>0.14339</text:p>
          </table:table-cell>
          <table:table-cell table:formula="of:=[.P92]/[.O92]" office:value-type="percentage" office:value="0.000345665175726978" calcext:value-type="percentage">
            <text:p>0.03%</text:p>
          </table:table-cell>
          <table:table-cell table:number-columns-repeated="3"/>
          <table:table-cell office:value-type="float" office:value="473.33868" calcext:value-type="float">
            <text:p>473.33868</text:p>
          </table:table-cell>
          <table:table-cell office:value-type="float" office:value="472.90919" calcext:value-type="float">
            <text:p>472.90919</text:p>
          </table:table-cell>
          <table:table-cell table:formula="of:=ABS([.V92]-[.U92])" office:value-type="float" office:value="0.429489999999987" calcext:value-type="float">
            <text:p>0.42949</text:p>
          </table:table-cell>
          <table:table-cell table:formula="of:=[.W92]/[.O92]" office:value-type="percentage" office:value="0.00103535627535368" calcext:value-type="percentage">
            <text:p>0.10%</text:p>
          </table:table-cell>
        </table:table-row>
        <table:table-row table:style-name="ro1">
          <table:table-cell table:number-columns-repeated="3"/>
          <table:table-cell office:value-type="float" office:value="316.87" calcext:value-type="float">
            <text:p>316.87</text:p>
          </table:table-cell>
          <table:table-cell office:value-type="float" office:value="316.92024" calcext:value-type="float">
            <text:p>316.92024</text:p>
          </table:table-cell>
          <table:table-cell table:formula="of:=ABS([.E93]-[.D93])" office:value-type="float" office:value="0.0502399999999739" calcext:value-type="float">
            <text:p>0.05024</text:p>
          </table:table-cell>
          <table:table-cell table:formula="of:=[.F93]/[.E93]" office:value-type="percentage" office:value="0.000158525690880374" calcext:value-type="percentage">
            <text:p>0.02%</text:p>
          </table:table-cell>
          <table:table-cell/>
          <table:table-cell office:value-type="float" office:value="353.56" calcext:value-type="float">
            <text:p>353.56</text:p>
          </table:table-cell>
          <table:table-cell office:value-type="float" office:value="353.71093" calcext:value-type="float">
            <text:p>353.71093</text:p>
          </table:table-cell>
          <table:table-cell table:formula="of:=ABS([.J93]-[.I93])" office:value-type="float" office:value="0.150930000000017" calcext:value-type="float">
            <text:p>0.15093</text:p>
          </table:table-cell>
          <table:table-cell table:formula="of:=[.K93]/[.J93]" office:value-type="percentage" office:value="0.000426704371278594" calcext:value-type="percentage">
            <text:p>0.04%</text:p>
          </table:table-cell>
          <table:table-cell/>
          <table:table-cell office:value-type="float" office:value="414.74" calcext:value-type="float">
            <text:p>414.74</text:p>
          </table:table-cell>
          <table:table-cell office:value-type="float" office:value="414.88005" calcext:value-type="float">
            <text:p>414.88005</text:p>
          </table:table-cell>
          <table:table-cell table:formula="of:=ABS([.O93]-[.N93])" office:value-type="float" office:value="0.140049999999974" calcext:value-type="float">
            <text:p>0.14005</text:p>
          </table:table-cell>
          <table:table-cell table:formula="of:=[.P93]/[.O93]" office:value-type="percentage" office:value="0.00033756744871192" calcext:value-type="percentage">
            <text:p>0.03%</text:p>
          </table:table-cell>
          <table:table-cell table:number-columns-repeated="3"/>
          <table:table-cell office:value-type="float" office:value="473.40265" calcext:value-type="float">
            <text:p>473.40265</text:p>
          </table:table-cell>
          <table:table-cell office:value-type="float" office:value="472.97745" calcext:value-type="float">
            <text:p>472.97745</text:p>
          </table:table-cell>
          <table:table-cell table:formula="of:=ABS([.V93]-[.U93])" office:value-type="float" office:value="0.425200000000018" calcext:value-type="float">
            <text:p>0.4252</text:p>
          </table:table-cell>
          <table:table-cell table:formula="of:=[.W93]/[.O93]" office:value-type="percentage" office:value="0.0010248745390385" calcext:value-type="percentage">
            <text:p>0.10%</text:p>
          </table:table-cell>
        </table:table-row>
        <table:table-row table:style-name="ro1">
          <table:table-cell table:number-columns-repeated="3"/>
          <table:table-cell office:value-type="float" office:value="316.88" calcext:value-type="float">
            <text:p>316.88</text:p>
          </table:table-cell>
          <table:table-cell office:value-type="float" office:value="316.93383" calcext:value-type="float">
            <text:p>316.93383</text:p>
          </table:table-cell>
          <table:table-cell table:formula="of:=ABS([.E94]-[.D94])" office:value-type="float" office:value="0.0538300000000049" calcext:value-type="float">
            <text:p>0.05383</text:p>
          </table:table-cell>
          <table:table-cell table:formula="of:=[.F94]/[.E94]" office:value-type="percentage" office:value="0.000169846178932697" calcext:value-type="percentage">
            <text:p>0.02%</text:p>
          </table:table-cell>
          <table:table-cell/>
          <table:table-cell office:value-type="float" office:value="353.6" calcext:value-type="float">
            <text:p>353.6</text:p>
          </table:table-cell>
          <table:table-cell office:value-type="float" office:value="353.74481" calcext:value-type="float">
            <text:p>353.74481</text:p>
          </table:table-cell>
          <table:table-cell table:formula="of:=ABS([.J94]-[.I94])" office:value-type="float" office:value="0.14480999999995" calcext:value-type="float">
            <text:p>0.14481</text:p>
          </table:table-cell>
          <table:table-cell table:formula="of:=[.K94]/[.J94]" office:value-type="percentage" office:value="0.000409362896377052" calcext:value-type="percentage">
            <text:p>0.04%</text:p>
          </table:table-cell>
          <table:table-cell/>
          <table:table-cell office:value-type="float" office:value="414.79" calcext:value-type="float">
            <text:p>414.79</text:p>
          </table:table-cell>
          <table:table-cell office:value-type="float" office:value="414.93607" calcext:value-type="float">
            <text:p>414.93607</text:p>
          </table:table-cell>
          <table:table-cell table:formula="of:=ABS([.O94]-[.N94])" office:value-type="float" office:value="0.146069999999952" calcext:value-type="float">
            <text:p>0.14607</text:p>
          </table:table-cell>
          <table:table-cell table:formula="of:=[.P94]/[.O94]" office:value-type="percentage" office:value="0.000352030133220166" calcext:value-type="percentage">
            <text:p>0.04%</text:p>
          </table:table-cell>
          <table:table-cell table:number-columns-repeated="3"/>
          <table:table-cell office:value-type="float" office:value="473.46581" calcext:value-type="float">
            <text:p>473.46581</text:p>
          </table:table-cell>
          <table:table-cell office:value-type="float" office:value="473.04495" calcext:value-type="float">
            <text:p>473.04495</text:p>
          </table:table-cell>
          <table:table-cell table:formula="of:=ABS([.V94]-[.U94])" office:value-type="float" office:value="0.420860000000005" calcext:value-type="float">
            <text:p>0.42086</text:p>
          </table:table-cell>
          <table:table-cell table:formula="of:=[.W94]/[.O94]" office:value-type="percentage" office:value="0.00101427672942486" calcext:value-type="percentage">
            <text:p>0.10%</text:p>
          </table:table-cell>
        </table:table-row>
        <table:table-row table:style-name="ro1">
          <table:table-cell table:number-columns-repeated="3"/>
          <table:table-cell office:value-type="float" office:value="316.9" calcext:value-type="float">
            <text:p>316.9</text:p>
          </table:table-cell>
          <table:table-cell office:value-type="float" office:value="316.9472" calcext:value-type="float">
            <text:p>316.9472</text:p>
          </table:table-cell>
          <table:table-cell table:formula="of:=ABS([.E95]-[.D95])" office:value-type="float" office:value="0.0472000000000321" calcext:value-type="float">
            <text:p>0.0472</text:p>
          </table:table-cell>
          <table:table-cell table:formula="of:=[.F95]/[.E95]" office:value-type="percentage" office:value="0.000148920703511601" calcext:value-type="percentage">
            <text:p>0.01%</text:p>
          </table:table-cell>
          <table:table-cell/>
          <table:table-cell office:value-type="float" office:value="353.63" calcext:value-type="float">
            <text:p>353.63</text:p>
          </table:table-cell>
          <table:table-cell office:value-type="float" office:value="353.77844" calcext:value-type="float">
            <text:p>353.77844</text:p>
          </table:table-cell>
          <table:table-cell table:formula="of:=ABS([.J95]-[.I95])" office:value-type="float" office:value="0.148439999999994" calcext:value-type="float">
            <text:p>0.14844</text:p>
          </table:table-cell>
          <table:table-cell table:formula="of:=[.K95]/[.J95]" office:value-type="percentage" office:value="0.000419584641732248" calcext:value-type="percentage">
            <text:p>0.04%</text:p>
          </table:table-cell>
          <table:table-cell/>
          <table:table-cell office:value-type="float" office:value="414.85" calcext:value-type="float">
            <text:p>414.85</text:p>
          </table:table-cell>
          <table:table-cell office:value-type="float" office:value="414.9917" calcext:value-type="float">
            <text:p>414.9917</text:p>
          </table:table-cell>
          <table:table-cell table:formula="of:=ABS([.O95]-[.N95])" office:value-type="float" office:value="0.141699999999958" calcext:value-type="float">
            <text:p>0.1417</text:p>
          </table:table-cell>
          <table:table-cell table:formula="of:=[.P95]/[.O95]" office:value-type="percentage" office:value="0.000341452612184671" calcext:value-type="percentage">
            <text:p>0.03%</text:p>
          </table:table-cell>
          <table:table-cell table:number-columns-repeated="3"/>
          <table:table-cell office:value-type="float" office:value="473.52825" calcext:value-type="float">
            <text:p>473.52825</text:p>
          </table:table-cell>
          <table:table-cell office:value-type="float" office:value="473.11203" calcext:value-type="float">
            <text:p>473.11203</text:p>
          </table:table-cell>
          <table:table-cell table:formula="of:=ABS([.V95]-[.U95])" office:value-type="float" office:value="0.41622000000001" calcext:value-type="float">
            <text:p>0.41622</text:p>
          </table:table-cell>
          <table:table-cell table:formula="of:=[.W95]/[.O95]" office:value-type="percentage" office:value="0.00100295981823253" calcext:value-type="percentage">
            <text:p>0.10%</text:p>
          </table:table-cell>
        </table:table-row>
        <table:table-row table:style-name="ro1">
          <table:table-cell table:number-columns-repeated="3"/>
          <table:table-cell office:value-type="float" office:value="316.91" calcext:value-type="float">
            <text:p>316.91</text:p>
          </table:table-cell>
          <table:table-cell office:value-type="float" office:value="316.96003" calcext:value-type="float">
            <text:p>316.96003</text:p>
          </table:table-cell>
          <table:table-cell table:formula="of:=ABS([.E96]-[.D96])" office:value-type="float" office:value="0.0500299999999925" calcext:value-type="float">
            <text:p>0.05003</text:p>
          </table:table-cell>
          <table:table-cell table:formula="of:=[.F96]/[.E96]" office:value-type="percentage" office:value="0.000157843246039548" calcext:value-type="percentage">
            <text:p>0.02%</text:p>
          </table:table-cell>
          <table:table-cell/>
          <table:table-cell office:value-type="float" office:value="353.67" calcext:value-type="float">
            <text:p>353.67</text:p>
          </table:table-cell>
          <table:table-cell office:value-type="float" office:value="353.81235" calcext:value-type="float">
            <text:p>353.81235</text:p>
          </table:table-cell>
          <table:table-cell table:formula="of:=ABS([.J96]-[.I96])" office:value-type="float" office:value="0.142349999999965" calcext:value-type="float">
            <text:p>0.14235</text:p>
          </table:table-cell>
          <table:table-cell table:formula="of:=[.K96]/[.J96]" office:value-type="percentage" office:value="0.000402331914078084" calcext:value-type="percentage">
            <text:p>0.04%</text:p>
          </table:table-cell>
          <table:table-cell/>
          <table:table-cell office:value-type="float" office:value="414.9" calcext:value-type="float">
            <text:p>414.9</text:p>
          </table:table-cell>
          <table:table-cell office:value-type="float" office:value="415.04786" calcext:value-type="float">
            <text:p>415.04786</text:p>
          </table:table-cell>
          <table:table-cell table:formula="of:=ABS([.O96]-[.N96])" office:value-type="float" office:value="0.147860000000037" calcext:value-type="float">
            <text:p>0.14786</text:p>
          </table:table-cell>
          <table:table-cell table:formula="of:=[.P96]/[.O96]" office:value-type="percentage" office:value="0.000356248072210364" calcext:value-type="percentage">
            <text:p>0.04%</text:p>
          </table:table-cell>
          <table:table-cell table:number-columns-repeated="3"/>
          <table:table-cell office:value-type="float" office:value="473.58977" calcext:value-type="float">
            <text:p>473.58977</text:p>
          </table:table-cell>
          <table:table-cell office:value-type="float" office:value="473.1799" calcext:value-type="float">
            <text:p>473.1799</text:p>
          </table:table-cell>
          <table:table-cell table:formula="of:=ABS([.V96]-[.U96])" office:value-type="float" office:value="0.409870000000012" calcext:value-type="float">
            <text:p>0.40987</text:p>
          </table:table-cell>
          <table:table-cell table:formula="of:=[.W96]/[.O96]" office:value-type="percentage" office:value="0.000987524667637154" calcext:value-type="percentage">
            <text:p>0.10%</text:p>
          </table:table-cell>
        </table:table-row>
        <table:table-row table:style-name="ro1">
          <table:table-cell table:number-columns-repeated="3"/>
          <table:table-cell office:value-type="float" office:value="316.92" calcext:value-type="float">
            <text:p>316.92</text:p>
          </table:table-cell>
          <table:table-cell office:value-type="float" office:value="316.97187" calcext:value-type="float">
            <text:p>316.97187</text:p>
          </table:table-cell>
          <table:table-cell table:formula="of:=ABS([.E97]-[.D97])" office:value-type="float" office:value="0.0518700000000081" calcext:value-type="float">
            <text:p>0.05187</text:p>
          </table:table-cell>
          <table:table-cell table:formula="of:=[.F97]/[.E97]" office:value-type="percentage" office:value="0.000163642281569049" calcext:value-type="percentage">
            <text:p>0.02%</text:p>
          </table:table-cell>
          <table:table-cell/>
          <table:table-cell office:value-type="float" office:value="353.7" calcext:value-type="float">
            <text:p>353.7</text:p>
          </table:table-cell>
          <table:table-cell office:value-type="float" office:value="353.84798" calcext:value-type="float">
            <text:p>353.84798</text:p>
          </table:table-cell>
          <table:table-cell table:formula="of:=ABS([.J97]-[.I97])" office:value-type="float" office:value="0.147980000000018" calcext:value-type="float">
            <text:p>0.14798</text:p>
          </table:table-cell>
          <table:table-cell table:formula="of:=[.K97]/[.J97]" office:value-type="percentage" office:value="0.000418202189539186" calcext:value-type="percentage">
            <text:p>0.04%</text:p>
          </table:table-cell>
          <table:table-cell/>
          <table:table-cell office:value-type="float" office:value="414.96" calcext:value-type="float">
            <text:p>414.96</text:p>
          </table:table-cell>
          <table:table-cell office:value-type="float" office:value="415.10712" calcext:value-type="float">
            <text:p>415.10712</text:p>
          </table:table-cell>
          <table:table-cell table:formula="of:=ABS([.O97]-[.N97])" office:value-type="float" office:value="0.147120000000029" calcext:value-type="float">
            <text:p>0.14712</text:p>
          </table:table-cell>
          <table:table-cell table:formula="of:=[.P97]/[.O97]" office:value-type="percentage" office:value="0.000354414542443959" calcext:value-type="percentage">
            <text:p>0.04%</text:p>
          </table:table-cell>
          <table:table-cell table:number-columns-repeated="3"/>
          <table:table-cell office:value-type="float" office:value="473.6518" calcext:value-type="float">
            <text:p>473.6518</text:p>
          </table:table-cell>
          <table:table-cell office:value-type="float" office:value="473.252" calcext:value-type="float">
            <text:p>473.252</text:p>
          </table:table-cell>
          <table:table-cell table:formula="of:=ABS([.V97]-[.U97])" office:value-type="float" office:value="0.399799999999971" calcext:value-type="float">
            <text:p>0.3998</text:p>
          </table:table-cell>
          <table:table-cell table:formula="of:=[.W97]/[.O97]" office:value-type="percentage" office:value="0.000963124891714627" calcext:value-type="percentage">
            <text:p>0.10%</text:p>
          </table:table-cell>
        </table:table-row>
        <table:table-row table:style-name="ro1">
          <table:table-cell table:number-columns-repeated="3"/>
          <table:table-cell office:value-type="float" office:value="316.94" calcext:value-type="float">
            <text:p>316.94</text:p>
          </table:table-cell>
          <table:table-cell office:value-type="float" office:value="316.97813" calcext:value-type="float">
            <text:p>316.97813</text:p>
          </table:table-cell>
          <table:table-cell table:formula="of:=ABS([.E98]-[.D98])" office:value-type="float" office:value="0.0381300000000238" calcext:value-type="float">
            <text:p>0.03813</text:p>
          </table:table-cell>
          <table:table-cell table:formula="of:=[.F98]/[.E98]" office:value-type="percentage" office:value="0.000120292210696125" calcext:value-type="percentage">
            <text:p>0.01%</text:p>
          </table:table-cell>
          <table:table-cell/>
          <table:table-cell office:value-type="float" office:value="353.73" calcext:value-type="float">
            <text:p>353.73</text:p>
          </table:table-cell>
          <table:table-cell office:value-type="float" office:value="353.89083" calcext:value-type="float">
            <text:p>353.89083</text:p>
          </table:table-cell>
          <table:table-cell table:formula="of:=ABS([.J98]-[.I98])" office:value-type="float" office:value="0.160829999999976" calcext:value-type="float">
            <text:p>0.16083</text:p>
          </table:table-cell>
          <table:table-cell table:formula="of:=[.K98]/[.J98]" office:value-type="percentage" office:value="0.000454462185414569" calcext:value-type="percentage">
            <text:p>0.05%</text:p>
          </table:table-cell>
          <table:table-cell/>
          <table:table-cell office:value-type="float" office:value="415.01" calcext:value-type="float">
            <text:p>415.01</text:p>
          </table:table-cell>
          <table:table-cell office:value-type="float" office:value="415.17884" calcext:value-type="float">
            <text:p>415.17884</text:p>
          </table:table-cell>
          <table:table-cell table:formula="of:=ABS([.O98]-[.N98])" office:value-type="float" office:value="0.168839999999989" calcext:value-type="float">
            <text:p>0.16884</text:p>
          </table:table-cell>
          <table:table-cell table:formula="of:=[.P98]/[.O98]" office:value-type="percentage" office:value="0.000406668124030571" calcext:value-type="percentage">
            <text:p>0.04%</text:p>
          </table:table-cell>
          <table:table-cell table:number-columns-repeated="3"/>
          <table:table-cell office:value-type="float" office:value="473.70955" calcext:value-type="float">
            <text:p>473.70955</text:p>
          </table:table-cell>
          <table:table-cell office:value-type="float" office:value="473.34011" calcext:value-type="float">
            <text:p>473.34011</text:p>
          </table:table-cell>
          <table:table-cell table:formula="of:=ABS([.V98]-[.U98])" office:value-type="float" office:value="0.369439999999997" calcext:value-type="float">
            <text:p>0.36944</text:p>
          </table:table-cell>
          <table:table-cell table:formula="of:=[.W98]/[.O98]" office:value-type="percentage" office:value="0.000889833402877655" calcext:value-type="percentage">
            <text:p>0.09%</text:p>
          </table:table-cell>
        </table:table-row>
        <table:table-row table:style-name="ro1">
          <table:table-cell table:number-columns-repeated="3"/>
          <table:table-cell office:value-type="float" office:value="316.95" calcext:value-type="float">
            <text:p>316.95</text:p>
          </table:table-cell>
          <table:table-cell office:value-type="float" office:value="316.99811" calcext:value-type="float">
            <text:p>316.99811</text:p>
          </table:table-cell>
          <table:table-cell table:formula="of:=ABS([.E99]-[.D99])" office:value-type="float" office:value="0.0481100000000083" calcext:value-type="float">
            <text:p>0.04811</text:p>
          </table:table-cell>
          <table:table-cell table:formula="of:=[.F99]/[.E99]" office:value-type="percentage" office:value="0.000151767466373879" calcext:value-type="percentage">
            <text:p>0.02%</text:p>
          </table:table-cell>
          <table:table-cell/>
          <table:table-cell office:value-type="float" office:value="353.77" calcext:value-type="float">
            <text:p>353.77</text:p>
          </table:table-cell>
          <table:table-cell office:value-type="float" office:value="353.94747" calcext:value-type="float">
            <text:p>353.94747</text:p>
          </table:table-cell>
          <table:table-cell table:formula="of:=ABS([.J99]-[.I99])" office:value-type="float" office:value="0.177470000000028" calcext:value-type="float">
            <text:p>0.17747</text:p>
          </table:table-cell>
          <table:table-cell table:formula="of:=[.K99]/[.J99]" office:value-type="percentage" office:value="0.000501402086586543" calcext:value-type="percentage">
            <text:p>0.05%</text:p>
          </table:table-cell>
          <table:table-cell/>
          <table:table-cell office:value-type="float" office:value="415.07" calcext:value-type="float">
            <text:p>415.07</text:p>
          </table:table-cell>
          <table:table-cell office:value-type="float" office:value="415.27409" calcext:value-type="float">
            <text:p>415.27409</text:p>
          </table:table-cell>
          <table:table-cell table:formula="of:=ABS([.O99]-[.N99])" office:value-type="float" office:value="0.204090000000008" calcext:value-type="float">
            <text:p>0.20409</text:p>
          </table:table-cell>
          <table:table-cell table:formula="of:=[.P99]/[.O99]" office:value-type="percentage" office:value="0.000491458544885398" calcext:value-type="percentage">
            <text:p>0.05%</text:p>
          </table:table-cell>
          <table:table-cell table:number-columns-repeated="3"/>
          <table:table-cell office:value-type="float" office:value="473.79724" calcext:value-type="float">
            <text:p>473.79724</text:p>
          </table:table-cell>
          <table:table-cell office:value-type="float" office:value="473.45697" calcext:value-type="float">
            <text:p>473.45697</text:p>
          </table:table-cell>
          <table:table-cell table:formula="of:=ABS([.V99]-[.U99])" office:value-type="float" office:value="0.340269999999975" calcext:value-type="float">
            <text:p>0.34027</text:p>
          </table:table-cell>
          <table:table-cell table:formula="of:=[.W99]/[.O99]" office:value-type="percentage" office:value="0.000819386540585702" calcext:value-type="percentage">
            <text:p>0.08%</text:p>
          </table:table-cell>
        </table:table-row>
        <table:table-row table:style-name="ro1">
          <table:table-cell table:number-columns-repeated="3"/>
          <table:table-cell office:value-type="float" office:value="316.98" calcext:value-type="float">
            <text:p>316.98</text:p>
          </table:table-cell>
          <table:table-cell office:value-type="float" office:value="317.06872" calcext:value-type="float">
            <text:p>317.06872</text:p>
          </table:table-cell>
          <table:table-cell table:formula="of:=ABS([.E100]-[.D100])" office:value-type="float" office:value="0.0887199999999666" calcext:value-type="float">
            <text:p>0.08872</text:p>
          </table:table-cell>
          <table:table-cell table:formula="of:=[.F100]/[.E100]" office:value-type="percentage" office:value="0.000279813158484907" calcext:value-type="percentage">
            <text:p>0.03%</text:p>
          </table:table-cell>
          <table:table-cell/>
          <table:table-cell office:value-type="float" office:value="353.83" calcext:value-type="float">
            <text:p>353.83</text:p>
          </table:table-cell>
          <table:table-cell office:value-type="float" office:value="354.06301" calcext:value-type="float">
            <text:p>354.06301</text:p>
          </table:table-cell>
          <table:table-cell table:formula="of:=ABS([.J100]-[.I100])" office:value-type="float" office:value="0.233010000000036" calcext:value-type="float">
            <text:p>0.23301</text:p>
          </table:table-cell>
          <table:table-cell table:formula="of:=[.K100]/[.J100]" office:value-type="percentage" office:value="0.00065810320033159" calcext:value-type="percentage">
            <text:p>0.07%</text:p>
          </table:table-cell>
          <table:table-cell/>
          <table:table-cell office:value-type="float" office:value="415.17" calcext:value-type="float">
            <text:p>415.17</text:p>
          </table:table-cell>
          <table:table-cell office:value-type="float" office:value="415.47076" calcext:value-type="float">
            <text:p>415.47076</text:p>
          </table:table-cell>
          <table:table-cell table:formula="of:=ABS([.O100]-[.N100])" office:value-type="float" office:value="0.300759999999968" calcext:value-type="float">
            <text:p>0.30076</text:p>
          </table:table-cell>
          <table:table-cell table:formula="of:=[.P100]/[.O100]" office:value-type="percentage" office:value="0.000723901725358406" calcext:value-type="percentage">
            <text:p>0.07%</text:p>
          </table:table-cell>
          <table:table-cell table:number-columns-repeated="3"/>
          <table:table-cell office:value-type="float" office:value="473.79834" calcext:value-type="float">
            <text:p>473.79834</text:p>
          </table:table-cell>
          <table:table-cell office:value-type="float" office:value="473.70199" calcext:value-type="float">
            <text:p>473.70199</text:p>
          </table:table-cell>
          <table:table-cell table:formula="of:=ABS([.V100]-[.U100])" office:value-type="float" office:value="0.0963499999999726" calcext:value-type="float">
            <text:p>0.09635</text:p>
          </table:table-cell>
          <table:table-cell table:formula="of:=[.W100]/[.O100]" office:value-type="percentage" office:value="0.00023190560991578" calcext:value-type="percentage">
            <text:p>0.02%</text:p>
          </table:table-cell>
        </table:table-row>
        <table:table-row table:style-name="ro1">
          <table:table-cell table:number-columns-repeated="3"/>
          <table:table-cell office:value-type="float" office:value="317.08" calcext:value-type="float">
            <text:p>317.08</text:p>
          </table:table-cell>
          <table:table-cell office:value-type="float" office:value="318.22064" calcext:value-type="float">
            <text:p>318.22064</text:p>
          </table:table-cell>
          <table:table-cell table:formula="of:=ABS([.E101]-[.D101])" office:value-type="float" office:value="1.14064000000002" calcext:value-type="float">
            <text:p>1.14064</text:p>
          </table:table-cell>
          <table:table-cell table:formula="of:=[.F101]/[.E101]" office:value-type="percentage" office:value="0.00358443122985366" calcext:value-type="percentage">
            <text:p>0.36%</text:p>
          </table:table-cell>
          <table:table-cell/>
          <table:table-cell office:value-type="float" office:value="354.08" calcext:value-type="float">
            <text:p>354.08</text:p>
          </table:table-cell>
          <table:table-cell office:value-type="float" office:value="354.20387" calcext:value-type="float">
            <text:p>354.20387</text:p>
          </table:table-cell>
          <table:table-cell table:formula="of:=ABS([.J101]-[.I101])" office:value-type="float" office:value="0.123870000000011" calcext:value-type="float">
            <text:p>0.12387</text:p>
          </table:table-cell>
          <table:table-cell table:formula="of:=[.K101]/[.J101]" office:value-type="percentage" office:value="0.00034971385264653" calcext:value-type="percentage">
            <text:p>0.03%</text:p>
          </table:table-cell>
          <table:table-cell/>
          <table:table-cell office:value-type="float" office:value="415.6" calcext:value-type="float">
            <text:p>415.6</text:p>
          </table:table-cell>
          <table:table-cell office:value-type="float" office:value="415.71153" calcext:value-type="float">
            <text:p>415.71153</text:p>
          </table:table-cell>
          <table:table-cell table:formula="of:=ABS([.O101]-[.N101])" office:value-type="float" office:value="0.111529999999959" calcext:value-type="float">
            <text:p>0.11153</text:p>
          </table:table-cell>
          <table:table-cell table:formula="of:=[.P101]/[.O101]" office:value-type="percentage" office:value="0.000268287001806179" calcext:value-type="percentage">
            <text:p>0.03%</text:p>
          </table:table-cell>
          <table:table-cell table:number-columns-repeated="3"/>
          <table:table-cell office:value-type="float" office:value="474.58157" calcext:value-type="float">
            <text:p>474.58157</text:p>
          </table:table-cell>
          <table:table-cell office:value-type="float" office:value="473.99889" calcext:value-type="float">
            <text:p>473.99889</text:p>
          </table:table-cell>
          <table:table-cell table:formula="of:=ABS([.V101]-[.U101])" office:value-type="float" office:value="0.582679999999982" calcext:value-type="float">
            <text:p>0.58268</text:p>
          </table:table-cell>
          <table:table-cell table:formula="of:=[.W101]/[.O101]" office:value-type="percentage" office:value="0.00140164503014863" calcext:value-type="percentage">
            <text:p>0.14%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" table:formula="of:=MAX([.G2:.G101];[.L2:.L101];[.Q2:.Q101];[.X2:.X101])" office:value-type="percentage" office:value="0.0264224490971057" calcext:value-type="percentage">
            <text:p>2.64%</text:p>
          </table:table-cell>
          <table:table-cell/>
          <table:table-cell table:formula="of:=MAX([.F2:.F101];[.K2:.K101];[.P2:.P101];[.W2:.W101])" office:value-type="float" office:value="10.03085" calcext:value-type="float">
            <text:p>10.0308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" table:formula="of:=AVERAGE([.G3:.G102];[.L3:.L102];[.Q3:.Q102];[.X3:.X102])" office:value-type="percentage" office:value="0.00113151658269655" calcext:value-type="percentage">
            <text:p>0.11%</text:p>
          </table:table-cell>
          <table:table-cell/>
          <table:table-cell table:formula="of:=AVERAGE([.F3:.F102];[.K3:.K102];[.P3:.P102];[.W3:.W102])" office:value-type="float" office:value="0.443362550505051" calcext:value-type="float">
            <text:p>0.443362550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</table:table>
      <table:table table:name="CHT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COMP</text:p>
          </table:table-cell>
          <table:table-cell table:style-name="Default" office:value-type="string" calcext:value-type="string">
            <text:p>EXP</text:p>
          </table:table-cell>
          <table:table-cell table:style-name="Default" office:value-type="string" calcext:value-type="string">
            <text:p>ERRIR</text:p>
          </table:table-cell>
          <table:table-cell table:style-name="Default" office:value-type="string" calcext:value-type="string">
            <text:p>REL ERROR</text:p>
          </table:table-cell>
          <table:table-cell table:number-columns-repeated="3"/>
          <table:table-cell office:value-type="string" calcext:value-type="string">
            <text:p>COMP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RRIR</text:p>
          </table:table-cell>
          <table:table-cell table:style-name="Default" office:value-type="string" calcext:value-type="string">
            <text:p>REL ERROR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 office:value-type="float" office:value="0.0075" calcext:value-type="float">
            <text:p>0.0075</text:p>
          </table:table-cell>
          <table:table-cell table:style-name="Default" office:value-type="float" office:value="309.80643" calcext:value-type="float">
            <text:p>309.80643</text:p>
          </table:table-cell>
          <table:table-cell table:style-name="Default" table:formula="of:=117.20777*[.D4]^6 - 632.0762655*[.D4]^5 + 1323.616839*[.D4]^4 - 1338.992335*[.D4]^3 + 660.735901*[.D4]^2 - 144.3173449*[.D4] + 325.9572127" office:value-type="float" office:value="324.911438293318" calcext:value-type="float">
            <text:p>324.9114382933</text:p>
          </table:table-cell>
          <table:table-cell table:style-name="Default" table:formula="of:=ABS([.F4]-[.E4])" office:value-type="float" office:value="15.1050082933178" calcext:value-type="float">
            <text:p>15.1050082933</text:p>
          </table:table-cell>
          <table:table-cell table:formula="of:=[.G4]/[.F4]" office:value-type="percentage" office:value="0.0464896169019496" calcext:value-type="percentage">
            <text:p>4.65%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336.11088" calcext:value-type="float">
            <text:p>336.11088</text:p>
          </table:table-cell>
          <table:table-cell table:formula="of:= -14640.71748*[.K4]^6 + 41863.10032*[.K4]^5 - 47025.52153*[.K4]^4 + 26250.11987*[.K4]^3 - 7607.409004*[.K4]^2 + 1090.605885*[.K4] + 285.6338953" office:value-type="float" office:value="293.396449149481" calcext:value-type="float">
            <text:p>293.3964491495</text:p>
          </table:table-cell>
          <table:table-cell table:formula="of:=ABS([.M4]-[.L4])" office:value-type="float" office:value="42.7144308505188" calcext:value-type="float">
            <text:p>42.7144308505</text:p>
          </table:table-cell>
          <table:table-cell table:formula="of:=[.N4]/[.M4]" office:value-type="percentage" office:value="0.145586052504529" calcext:value-type="percentage">
            <text:p>14.56%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382.39197" calcext:value-type="float">
            <text:p>382.39197</text:p>
          </table:table-cell>
          <table:table-cell table:formula="of:=-306181.3157*[.R4]^6 + 746325.3162*[.R4]^5 - 729095.4085*[.R4]^4 + 363057.0091*[.R4]^3 - 96596.51481*[.R4]^2 + 12988.93323*[.R4] - 278.85432151" office:value-type="float" office:value="-186.720000814633" calcext:value-type="float">
            <text:p>-186.7200008146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429.8008" calcext:value-type="float">
            <text:p>429.8008</text:p>
          </table:table-cell>
          <table:table-cell table:formula="of:=158030.3845*[.X4]^5 - 269811.2939*[.X4]^4 + 177076.2496*[.X4]^3 - 55589.50994*[.X4]^2 + 8338.00918*[.X4] - 8.067281008" office:value-type="float" office:value="51.414732001013" calcext:value-type="float">
            <text:p>51.4147320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0225" calcext:value-type="float">
            <text:p>0.0225</text:p>
          </table:table-cell>
          <table:table-cell table:style-name="Default" office:value-type="float" office:value="310.52975" calcext:value-type="float">
            <text:p>310.52975</text:p>
          </table:table-cell>
          <table:table-cell table:style-name="Default" table:formula="of:=117.20777*[.D5]^6 - 632.0762655*[.D5]^5 + 1323.616839*[.D5]^4 - 1338.992335*[.D5]^3 + 660.735901*[.D5]^2 - 144.3173449*[.D5] + 325.9572127" office:value-type="float" office:value="323.029653628921" calcext:value-type="float">
            <text:p>323.0296536289</text:p>
          </table:table-cell>
          <table:table-cell table:style-name="Default" table:formula="of:=ABS([.F5]-[.E5])" office:value-type="float" office:value="12.4999036289212" calcext:value-type="float">
            <text:p>12.4999036289</text:p>
          </table:table-cell>
          <table:table-cell table:formula="of:=[.G5]/[.F5]" office:value-type="percentage" office:value="0.0386958394949104" calcext:value-type="percentage">
            <text:p>3.87%</text:p>
          </table:table-cell>
          <table:table-cell table:number-columns-repeated="2"/>
          <table:table-cell office:value-type="float" office:value="0.0225" calcext:value-type="float">
            <text:p>0.0225</text:p>
          </table:table-cell>
          <table:table-cell office:value-type="float" office:value="338.1926" calcext:value-type="float">
            <text:p>338.1926</text:p>
          </table:table-cell>
          <table:table-cell table:formula="of:= -14640.71748*[.K5]^6 + 41863.10032*[.K5]^5 - 47025.52153*[.K5]^4 + 26250.11987*[.K5]^3 - 7607.409004*[.K5]^2 + 1090.605885*[.K5] + 285.6338953" office:value-type="float" office:value="306.608469553195" calcext:value-type="float">
            <text:p>306.6084695532</text:p>
          </table:table-cell>
          <table:table-cell table:formula="of:=ABS([.M5]-[.L5])" office:value-type="float" office:value="31.5841304468053" calcext:value-type="float">
            <text:p>31.5841304468</text:p>
          </table:table-cell>
          <table:table-cell table:formula="of:=[.N5]/[.M5]" office:value-type="percentage" office:value="0.103011278497398" calcext:value-type="percentage">
            <text:p>10.30%</text:p>
          </table:table-cell>
          <table:table-cell table:number-columns-repeated="2"/>
          <table:table-cell office:value-type="float" office:value="0.0225" calcext:value-type="float">
            <text:p>0.0225</text:p>
          </table:table-cell>
          <table:table-cell office:value-type="float" office:value="386.96537" calcext:value-type="float">
            <text:p>386.96537</text:p>
          </table:table-cell>
          <table:table-cell table:formula="of:=-306181.3157*[.R5]^6 + 746325.3162*[.R5]^5 - 729095.4085*[.R5]^4 + 363057.0091*[.R5]^3 - 96596.51481*[.R5]^2 + 12988.93323*[.R5] - 278.85432151" office:value-type="float" office:value="-31.5524584300535" calcext:value-type="float">
            <text:p>-31.5524584301</text:p>
          </table:table-cell>
          <table:table-cell table:number-columns-repeated="3"/>
          <table:table-cell office:value-type="float" office:value="0.0225" calcext:value-type="float">
            <text:p>0.0225</text:p>
          </table:table-cell>
          <table:table-cell office:value-type="float" office:value="436.87802" calcext:value-type="float">
            <text:p>436.87802</text:p>
          </table:table-cell>
          <table:table-cell table:formula="of:=158030.3845*[.X5]^5 - 269811.2939*[.X5]^4 + 177076.2496*[.X5]^3 - 55589.50994*[.X5]^2 + 8338.00918*[.X5] - 8.067281008" office:value-type="float" office:value="153.344506889739" calcext:value-type="float">
            <text:p>153.344506889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0375" calcext:value-type="float">
            <text:p>0.0375</text:p>
          </table:table-cell>
          <table:table-cell table:style-name="Default" office:value-type="float" office:value="311.14951" calcext:value-type="float">
            <text:p>311.14951</text:p>
          </table:table-cell>
          <table:table-cell table:style-name="Default" table:formula="of:=117.20777*[.D6]^6 - 632.0762655*[.D6]^5 + 1323.616839*[.D6]^4 - 1338.992335*[.D6]^3 + 660.735901*[.D6]^2 - 144.3173449*[.D6] + 325.9572127" office:value-type="float" office:value="321.406432159731" calcext:value-type="float">
            <text:p>321.4064321597</text:p>
          </table:table-cell>
          <table:table-cell table:style-name="Default" table:formula="of:=ABS([.F6]-[.E6])" office:value-type="float" office:value="10.2569221597315" calcext:value-type="float">
            <text:p>10.2569221597</text:p>
          </table:table-cell>
          <table:table-cell table:formula="of:=[.G6]/[.F6]" office:value-type="percentage" office:value="0.0319126225657924" calcext:value-type="percentage">
            <text:p>3.19%</text:p>
          </table:table-cell>
          <table:table-cell table:number-columns-repeated="2"/>
          <table:table-cell office:value-type="float" office:value="0.0375" calcext:value-type="float">
            <text:p>0.0375</text:p>
          </table:table-cell>
          <table:table-cell office:value-type="float" office:value="339.90764" calcext:value-type="float">
            <text:p>339.90764</text:p>
          </table:table-cell>
          <table:table-cell table:formula="of:= -14640.71748*[.K6]^6 + 41863.10032*[.K6]^5 - 47025.52153*[.K6]^4 + 26250.11987*[.K6]^3 - 7607.409004*[.K6]^2 + 1090.605885*[.K6] + 285.6338953" office:value-type="float" office:value="317.12804969216" calcext:value-type="float">
            <text:p>317.1280496922</text:p>
          </table:table-cell>
          <table:table-cell table:formula="of:=ABS([.M6]-[.L6])" office:value-type="float" office:value="22.7795903078402" calcext:value-type="float">
            <text:p>22.7795903078</text:p>
          </table:table-cell>
          <table:table-cell table:formula="of:=[.N6]/[.M6]" office:value-type="percentage" office:value="0.0718308908024775" calcext:value-type="percentage">
            <text:p>7.18%</text:p>
          </table:table-cell>
          <table:table-cell table:number-columns-repeated="2"/>
          <table:table-cell office:value-type="float" office:value="0.0375" calcext:value-type="float">
            <text:p>0.0375</text:p>
          </table:table-cell>
          <table:table-cell office:value-type="float" office:value="390.56421" calcext:value-type="float">
            <text:p>390.56421</text:p>
          </table:table-cell>
          <table:table-cell table:formula="of:=-306181.3157*[.R6]^6 + 746325.3162*[.R6]^5 - 729095.4085*[.R6]^4 + 363057.0091*[.R6]^3 - 96596.51481*[.R6]^2 + 12988.93323*[.R6] - 278.85432151" office:value-type="float" office:value="90.1500897930754" calcext:value-type="float">
            <text:p>90.1500897931</text:p>
          </table:table-cell>
          <table:table-cell table:number-columns-repeated="3"/>
          <table:table-cell office:value-type="float" office:value="0.0375" calcext:value-type="float">
            <text:p>0.0375</text:p>
          </table:table-cell>
          <table:table-cell office:value-type="float" office:value="442.22657" calcext:value-type="float">
            <text:p>442.22657</text:p>
          </table:table-cell>
          <table:table-cell table:formula="of:=158030.3845*[.X6]^5 - 269811.2939*[.X6]^4 + 177076.2496*[.X6]^3 - 55589.50994*[.X6]^2 + 8338.00918*[.X6] - 8.067281008" office:value-type="float" office:value="235.251477037874" calcext:value-type="float">
            <text:p>235.251477037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0525" calcext:value-type="float">
            <text:p>0.0525</text:p>
          </table:table-cell>
          <table:table-cell table:style-name="Default" office:value-type="float" office:value="311.66979" calcext:value-type="float">
            <text:p>311.66979</text:p>
          </table:table-cell>
          <table:table-cell table:style-name="Default" table:formula="of:=117.20777*[.D7]^6 - 632.0762655*[.D7]^5 + 1323.616839*[.D7]^4 - 1338.992335*[.D7]^3 + 660.735901*[.D7]^2 - 144.3173449*[.D7] + 325.9572127" office:value-type="float" office:value="320.01775480622" calcext:value-type="float">
            <text:p>320.0177548062</text:p>
          </table:table-cell>
          <table:table-cell table:style-name="Default" table:formula="of:=ABS([.F7]-[.E7])" office:value-type="float" office:value="8.34796480621998" calcext:value-type="float">
            <text:p>8.3479648062</text:p>
          </table:table-cell>
          <table:table-cell table:formula="of:=[.G7]/[.F7]" office:value-type="percentage" office:value="0.0260859426730086" calcext:value-type="percentage">
            <text:p>2.61%</text:p>
          </table:table-cell>
          <table:table-cell table:number-columns-repeated="2"/>
          <table:table-cell office:value-type="float" office:value="0.0525" calcext:value-type="float">
            <text:p>0.0525</text:p>
          </table:table-cell>
          <table:table-cell office:value-type="float" office:value="341.30388" calcext:value-type="float">
            <text:p>341.30388</text:p>
          </table:table-cell>
          <table:table-cell table:formula="of:= -14640.71748*[.K7]^6 + 41863.10032*[.K7]^5 - 47025.52153*[.K7]^4 + 26250.11987*[.K7]^3 - 7607.409004*[.K7]^2 + 1090.605885*[.K7] + 285.6338953" office:value-type="float" office:value="325.380398759045" calcext:value-type="float">
            <text:p>325.380398759</text:p>
          </table:table-cell>
          <table:table-cell table:formula="of:=ABS([.M7]-[.L7])" office:value-type="float" office:value="15.9234812409553" calcext:value-type="float">
            <text:p>15.923481241</text:p>
          </table:table-cell>
          <table:table-cell table:formula="of:=[.N7]/[.M7]" office:value-type="percentage" office:value="0.0489380469803505" calcext:value-type="percentage">
            <text:p>4.89%</text:p>
          </table:table-cell>
          <table:table-cell table:number-columns-repeated="2"/>
          <table:table-cell office:value-type="float" office:value="0.0525" calcext:value-type="float">
            <text:p>0.0525</text:p>
          </table:table-cell>
          <table:table-cell office:value-type="float" office:value="393.3686" calcext:value-type="float">
            <text:p>393.3686</text:p>
          </table:table-cell>
          <table:table-cell table:formula="of:=-306181.3157*[.R7]^6 + 746325.3162*[.R7]^5 - 729095.4085*[.R7]^4 + 363057.0091*[.R7]^3 - 96596.51481*[.R7]^2 + 12988.93323*[.R7] - 278.85432151" office:value-type="float" office:value="184.10838948699" calcext:value-type="float">
            <text:p>184.108389487</text:p>
          </table:table-cell>
          <table:table-cell table:number-columns-repeated="3"/>
          <table:table-cell office:value-type="float" office:value="0.0525" calcext:value-type="float">
            <text:p>0.0525</text:p>
          </table:table-cell>
          <table:table-cell office:value-type="float" office:value="446.22021" calcext:value-type="float">
            <text:p>446.22021</text:p>
          </table:table-cell>
          <table:table-cell table:formula="of:=158030.3845*[.X7]^5 - 269811.2939*[.X7]^4 + 177076.2496*[.X7]^3 - 55589.50994*[.X7]^2 + 8338.00918*[.X7] - 8.067281008" office:value-type="float" office:value="300.096396158066" calcext:value-type="float">
            <text:p>300.096396158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0675" calcext:value-type="float">
            <text:p>0.0675</text:p>
          </table:table-cell>
          <table:table-cell table:style-name="Default" office:value-type="float" office:value="312.10908" calcext:value-type="float">
            <text:p>312.10908</text:p>
          </table:table-cell>
          <table:table-cell table:style-name="Default" table:formula="of:=117.20777*[.D8]^6 - 632.0762655*[.D8]^5 + 1323.616839*[.D8]^4 - 1338.992335*[.D8]^3 + 660.735901*[.D8]^2 - 144.3173449*[.D8] + 325.9572127" office:value-type="float" office:value="318.841069852559" calcext:value-type="float">
            <text:p>318.8410698526</text:p>
          </table:table-cell>
          <table:table-cell table:style-name="Default" table:formula="of:=ABS([.F8]-[.E8])" office:value-type="float" office:value="6.73198985255857" calcext:value-type="float">
            <text:p>6.7319898526</text:p>
          </table:table-cell>
          <table:table-cell table:formula="of:=[.G8]/[.F8]" office:value-type="percentage" office:value="0.0211139357162226" calcext:value-type="percentage">
            <text:p>2.11%</text:p>
          </table:table-cell>
          <table:table-cell table:number-columns-repeated="2"/>
          <table:table-cell office:value-type="float" office:value="0.0675" calcext:value-type="float">
            <text:p>0.0675</text:p>
          </table:table-cell>
          <table:table-cell office:value-type="float" office:value="342.45558" calcext:value-type="float">
            <text:p>342.45558</text:p>
          </table:table-cell>
          <table:table-cell table:formula="of:= -14640.71748*[.K8]^6 + 41863.10032*[.K8]^5 - 47025.52153*[.K8]^4 + 26250.11987*[.K8]^3 - 7607.409004*[.K8]^2 + 1090.605885*[.K8] + 285.6338953" office:value-type="float" office:value="331.742731637794" calcext:value-type="float">
            <text:p>331.7427316378</text:p>
          </table:table-cell>
          <table:table-cell table:formula="of:=ABS([.M8]-[.L8])" office:value-type="float" office:value="10.7128483622061" calcext:value-type="float">
            <text:p>10.7128483622</text:p>
          </table:table-cell>
          <table:table-cell table:formula="of:=[.N8]/[.M8]" office:value-type="percentage" office:value="0.0322926392669326" calcext:value-type="percentage">
            <text:p>3.23%</text:p>
          </table:table-cell>
          <table:table-cell table:number-columns-repeated="2"/>
          <table:table-cell office:value-type="float" office:value="0.0675" calcext:value-type="float">
            <text:p>0.0675</text:p>
          </table:table-cell>
          <table:table-cell office:value-type="float" office:value="395.59895" calcext:value-type="float">
            <text:p>395.59895</text:p>
          </table:table-cell>
          <table:table-cell table:formula="of:=-306181.3157*[.R8]^6 + 746325.3162*[.R8]^5 - 729095.4085*[.R8]^4 + 363057.0091*[.R8]^3 - 96596.51481*[.R8]^2 + 12988.93323*[.R8] - 278.85432151" office:value-type="float" office:value="255.319091994873" calcext:value-type="float">
            <text:p>255.3190919949</text:p>
          </table:table-cell>
          <table:table-cell table:number-columns-repeated="3"/>
          <table:table-cell office:value-type="float" office:value="0.0675" calcext:value-type="float">
            <text:p>0.0675</text:p>
          </table:table-cell>
          <table:table-cell office:value-type="float" office:value="449.28401" calcext:value-type="float">
            <text:p>449.28401</text:p>
          </table:table-cell>
          <table:table-cell table:formula="of:=158030.3845*[.X8]^5 - 269811.2939*[.X8]^4 + 177076.2496*[.X8]^3 - 55589.50994*[.X8]^2 + 8338.00918*[.X8] - 8.067281008" office:value-type="float" office:value="350.548198537841" calcext:value-type="float">
            <text:p>350.548198537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0825" calcext:value-type="float">
            <text:p>0.0825</text:p>
          </table:table-cell>
          <table:table-cell table:style-name="Default" office:value-type="float" office:value="312.48114" calcext:value-type="float">
            <text:p>312.48114</text:p>
          </table:table-cell>
          <table:table-cell table:style-name="Default" table:formula="of:=117.20777*[.D9]^6 - 632.0762655*[.D9]^5 + 1323.616839*[.D9]^4 - 1338.992335*[.D9]^3 + 660.735901*[.D9]^2 - 144.3173449*[.D9] + 325.9572127" office:value-type="float" office:value="317.855238232421" calcext:value-type="float">
            <text:p>317.8552382324</text:p>
          </table:table-cell>
          <table:table-cell table:style-name="Default" table:formula="of:=ABS([.F9]-[.E9])" office:value-type="float" office:value="5.37409823242069" calcext:value-type="float">
            <text:p>5.3740982324</text:p>
          </table:table-cell>
          <table:table-cell table:formula="of:=[.G9]/[.F9]" office:value-type="percentage" office:value="0.0169073766482686" calcext:value-type="percentage">
            <text:p>1.69%</text:p>
          </table:table-cell>
          <table:table-cell table:number-columns-repeated="2"/>
          <table:table-cell office:value-type="float" office:value="0.0825" calcext:value-type="float">
            <text:p>0.0825</text:p>
          </table:table-cell>
          <table:table-cell office:value-type="float" office:value="343.41362" calcext:value-type="float">
            <text:p>343.41362</text:p>
          </table:table-cell>
          <table:table-cell table:formula="of:= -14640.71748*[.K9]^6 + 41863.10032*[.K9]^5 - 47025.52153*[.K9]^4 + 26250.11987*[.K9]^3 - 7607.409004*[.K9]^2 + 1090.605885*[.K9] + 285.6338953" office:value-type="float" office:value="336.547723462092" calcext:value-type="float">
            <text:p>336.5477234621</text:p>
          </table:table-cell>
          <table:table-cell table:formula="of:=ABS([.M9]-[.L9])" office:value-type="float" office:value="6.8658965379077" calcext:value-type="float">
            <text:p>6.8658965379</text:p>
          </table:table-cell>
          <table:table-cell table:formula="of:=[.N9]/[.M9]" office:value-type="percentage" office:value="0.020400959683452" calcext:value-type="percentage">
            <text:p>2.04%</text:p>
          </table:table-cell>
          <table:table-cell table:number-columns-repeated="2"/>
          <table:table-cell office:value-type="float" office:value="0.0825" calcext:value-type="float">
            <text:p>0.0825</text:p>
          </table:table-cell>
          <table:table-cell office:value-type="float" office:value="397.39918" calcext:value-type="float">
            <text:p>397.39918</text:p>
          </table:table-cell>
          <table:table-cell table:formula="of:=-306181.3157*[.R9]^6 + 746325.3162*[.R9]^5 - 729095.4085*[.R9]^4 + 363057.0091*[.R9]^3 - 96596.51481*[.R9]^2 + 12988.93323*[.R9] - 278.85432151" office:value-type="float" office:value="308.115230056751" calcext:value-type="float">
            <text:p>308.1152300568</text:p>
          </table:table-cell>
          <table:table-cell table:number-columns-repeated="3"/>
          <table:table-cell office:value-type="float" office:value="0.0825" calcext:value-type="float">
            <text:p>0.0825</text:p>
          </table:table-cell>
          <table:table-cell office:value-type="float" office:value="451.68389" calcext:value-type="float">
            <text:p>451.68389</text:p>
          </table:table-cell>
          <table:table-cell table:formula="of:=158030.3845*[.X9]^5 - 269811.2939*[.X9]^4 + 177076.2496*[.X9]^3 - 55589.50994*[.X9]^2 + 8338.00918*[.X9] - 8.067281008" office:value-type="float" office:value="388.998399558393" calcext:value-type="float">
            <text:p>388.99839955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0975" calcext:value-type="float">
            <text:p>0.0975</text:p>
          </table:table-cell>
          <table:table-cell table:style-name="Default" office:value-type="float" office:value="312.79883" calcext:value-type="float">
            <text:p>312.79883</text:p>
          </table:table-cell>
          <table:table-cell table:style-name="Default" table:formula="of:=117.20777*[.D10]^6 - 632.0762655*[.D10]^5 + 1323.616839*[.D10]^4 - 1338.992335*[.D10]^3 + 660.735901*[.D10]^2 - 144.3173449*[.D10] + 325.9572127" office:value-type="float" office:value="317.040479776032" calcext:value-type="float">
            <text:p>317.040479776</text:p>
          </table:table-cell>
          <table:table-cell table:style-name="Default" table:formula="of:=ABS([.F10]-[.E10])" office:value-type="float" office:value="4.24164977603232" calcext:value-type="float">
            <text:p>4.241649776</text:p>
          </table:table-cell>
          <table:table-cell table:formula="of:=[.G10]/[.F10]" office:value-type="percentage" office:value="0.0133788902257174" calcext:value-type="percentage">
            <text:p>1.34%</text:p>
          </table:table-cell>
          <table:table-cell table:number-columns-repeated="2"/>
          <table:table-cell office:value-type="float" office:value="0.0975" calcext:value-type="float">
            <text:p>0.0975</text:p>
          </table:table-cell>
          <table:table-cell office:value-type="float" office:value="344.21994" calcext:value-type="float">
            <text:p>344.21994</text:p>
          </table:table-cell>
          <table:table-cell table:formula="of:= -14640.71748*[.K10]^6 + 41863.10032*[.K10]^5 - 47025.52153*[.K10]^4 + 26250.11987*[.K10]^3 - 7607.409004*[.K10]^2 + 1090.605885*[.K10] + 285.6338953" office:value-type="float" office:value="340.086844101645" calcext:value-type="float">
            <text:p>340.0868441016</text:p>
          </table:table-cell>
          <table:table-cell table:formula="of:=ABS([.M10]-[.L10])" office:value-type="float" office:value="4.13309589835546" calcext:value-type="float">
            <text:p>4.1330958984</text:p>
          </table:table-cell>
          <table:table-cell table:formula="of:=[.N10]/[.M10]" office:value-type="percentage" office:value="0.0121530602257586" calcext:value-type="percentage">
            <text:p>1.22%</text:p>
          </table:table-cell>
          <table:table-cell table:number-columns-repeated="2"/>
          <table:table-cell office:value-type="float" office:value="0.0975" calcext:value-type="float">
            <text:p>0.0975</text:p>
          </table:table-cell>
          <table:table-cell office:value-type="float" office:value="398.87753" calcext:value-type="float">
            <text:p>398.87753</text:p>
          </table:table-cell>
          <table:table-cell table:formula="of:=-306181.3157*[.R10]^6 + 746325.3162*[.R10]^5 - 729095.4085*[.R10]^4 + 363057.0091*[.R10]^3 - 96596.51481*[.R10]^2 + 12988.93323*[.R10] - 278.85432151" office:value-type="float" office:value="346.224182425864" calcext:value-type="float">
            <text:p>346.2241824259</text:p>
          </table:table-cell>
          <table:table-cell table:number-columns-repeated="3"/>
          <table:table-cell office:value-type="float" office:value="0.0975" calcext:value-type="float">
            <text:p>0.0975</text:p>
          </table:table-cell>
          <table:table-cell office:value-type="float" office:value="453.60886" calcext:value-type="float">
            <text:p>453.60886</text:p>
          </table:table-cell>
          <table:table-cell table:formula="of:=158030.3845*[.X10]^5 - 269811.2939*[.X10]^4 + 177076.2496*[.X10]^3 - 55589.50994*[.X10]^2 + 8338.00918*[.X10] - 8.067281008" office:value-type="float" office:value="417.575496213374" calcext:value-type="float">
            <text:p>417.57549621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1125" calcext:value-type="float">
            <text:p>0.1125</text:p>
          </table:table-cell>
          <table:table-cell table:style-name="Default" office:value-type="float" office:value="313.07206" calcext:value-type="float">
            <text:p>313.07206</text:p>
          </table:table-cell>
          <table:table-cell table:style-name="Default" table:formula="of:=117.20777*[.D11]^6 - 632.0762655*[.D11]^5 + 1323.616839*[.D11]^4 - 1338.992335*[.D11]^3 + 660.735901*[.D11]^2 - 144.3173449*[.D11] + 325.9572127" office:value-type="float" office:value="316.378320418474" calcext:value-type="float">
            <text:p>316.3783204185</text:p>
          </table:table-cell>
          <table:table-cell table:style-name="Default" table:formula="of:=ABS([.F11]-[.E11])" office:value-type="float" office:value="3.30626041847353" calcext:value-type="float">
            <text:p>3.3062604185</text:p>
          </table:table-cell>
          <table:table-cell table:formula="of:=[.G11]/[.F11]" office:value-type="percentage" office:value="0.0104503381081875" calcext:value-type="percentage">
            <text:p>1.05%</text:p>
          </table:table-cell>
          <table:table-cell table:number-columns-repeated="2"/>
          <table:table-cell office:value-type="float" office:value="0.1125" calcext:value-type="float">
            <text:p>0.1125</text:p>
          </table:table-cell>
          <table:table-cell office:value-type="float" office:value="344.90578" calcext:value-type="float">
            <text:p>344.90578</text:p>
          </table:table-cell>
          <table:table-cell table:formula="of:= -14640.71748*[.K11]^6 + 41863.10032*[.K11]^5 - 47025.52153*[.K11]^4 + 26250.11987*[.K11]^3 - 7607.409004*[.K11]^2 + 1090.605885*[.K11] + 285.6338953" office:value-type="float" office:value="342.613572576271" calcext:value-type="float">
            <text:p>342.6135725763</text:p>
          </table:table-cell>
          <table:table-cell table:formula="of:=ABS([.M11]-[.L11])" office:value-type="float" office:value="2.29220742372905" calcext:value-type="float">
            <text:p>2.2922074237</text:p>
          </table:table-cell>
          <table:table-cell table:formula="of:=[.N11]/[.M11]" office:value-type="percentage" office:value="0.00669035790524257" calcext:value-type="percentage">
            <text:p>0.67%</text:p>
          </table:table-cell>
          <table:table-cell table:number-columns-repeated="2"/>
          <table:table-cell office:value-type="float" office:value="0.1125" calcext:value-type="float">
            <text:p>0.1125</text:p>
          </table:table-cell>
          <table:table-cell office:value-type="float" office:value="400.11057" calcext:value-type="float">
            <text:p>400.11057</text:p>
          </table:table-cell>
          <table:table-cell table:formula="of:=-306181.3157*[.R11]^6 + 746325.3162*[.R11]^5 - 729095.4085*[.R11]^4 + 363057.0091*[.R11]^3 - 96596.51481*[.R11]^2 + 12988.93323*[.R11] - 278.85432151" office:value-type="float" office:value="372.823127415535" calcext:value-type="float">
            <text:p>372.8231274155</text:p>
          </table:table-cell>
          <table:table-cell table:number-columns-repeated="3"/>
          <table:table-cell office:value-type="float" office:value="0.1125" calcext:value-type="float">
            <text:p>0.1125</text:p>
          </table:table-cell>
          <table:table-cell office:value-type="float" office:value="455.18507" calcext:value-type="float">
            <text:p>455.18507</text:p>
          </table:table-cell>
          <table:table-cell table:formula="of:=158030.3845*[.X11]^5 - 269811.2939*[.X11]^4 + 177076.2496*[.X11]^3 - 55589.50994*[.X11]^2 + 8338.00918*[.X11] - 8.067281008" office:value-type="float" office:value="438.159367627678" calcext:value-type="float">
            <text:p>438.15936762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1275" calcext:value-type="float">
            <text:p>0.1275</text:p>
          </table:table-cell>
          <table:table-cell table:style-name="Default" office:value-type="float" office:value="313.30934" calcext:value-type="float">
            <text:p>313.30934</text:p>
          </table:table-cell>
          <table:table-cell table:style-name="Default" table:formula="of:=117.20777*[.D12]^6 - 632.0762655*[.D12]^5 + 1323.616839*[.D12]^4 - 1338.992335*[.D12]^3 + 660.735901*[.D12]^2 - 144.3173449*[.D12] + 325.9572127" office:value-type="float" office:value="315.85154036923" calcext:value-type="float">
            <text:p>315.8515403692</text:p>
          </table:table-cell>
          <table:table-cell table:style-name="Default" table:formula="of:=ABS([.F12]-[.E12])" office:value-type="float" office:value="2.5422003692301" calcext:value-type="float">
            <text:p>2.5422003692</text:p>
          </table:table-cell>
          <table:table-cell table:formula="of:=[.G12]/[.F12]" office:value-type="percentage" office:value="0.00804871923770982" calcext:value-type="percentage">
            <text:p>0.80%</text:p>
          </table:table-cell>
          <table:table-cell table:number-columns-repeated="2"/>
          <table:table-cell office:value-type="float" office:value="0.1275" calcext:value-type="float">
            <text:p>0.1275</text:p>
          </table:table-cell>
          <table:table-cell office:value-type="float" office:value="345.49629" calcext:value-type="float">
            <text:p>345.49629</text:p>
          </table:table-cell>
          <table:table-cell table:formula="of:= -14640.71748*[.K12]^6 + 41863.10032*[.K12]^5 - 47025.52153*[.K12]^4 + 26250.11987*[.K12]^3 - 7607.409004*[.K12]^2 + 1090.605885*[.K12] + 285.6338953" office:value-type="float" office:value="344.346491397818" calcext:value-type="float">
            <text:p>344.3464913978</text:p>
          </table:table-cell>
          <table:table-cell table:formula="of:=ABS([.M12]-[.L12])" office:value-type="float" office:value="1.14979860218159" calcext:value-type="float">
            <text:p>1.1497986022</text:p>
          </table:table-cell>
          <table:table-cell table:formula="of:=[.N12]/[.M12]" office:value-type="percentage" office:value="0.003339074539468" calcext:value-type="percentage">
            <text:p>0.33%</text:p>
          </table:table-cell>
          <table:table-cell table:number-columns-repeated="2"/>
          <table:table-cell office:value-type="float" office:value="0.1275" calcext:value-type="float">
            <text:p>0.1275</text:p>
          </table:table-cell>
          <table:table-cell office:value-type="float" office:value="401.15597" calcext:value-type="float">
            <text:p>401.15597</text:p>
          </table:table-cell>
          <table:table-cell table:formula="of:=-306181.3157*[.R12]^6 + 746325.3162*[.R12]^5 - 729095.4085*[.R12]^4 + 363057.0091*[.R12]^3 - 96596.51481*[.R12]^2 + 12988.93323*[.R12] - 278.85432151" office:value-type="float" office:value="390.591985376511" calcext:value-type="float">
            <text:p>390.5919853765</text:p>
          </table:table-cell>
          <table:table-cell table:number-columns-repeated="3"/>
          <table:table-cell office:value-type="float" office:value="0.1275" calcext:value-type="float">
            <text:p>0.1275</text:p>
          </table:table-cell>
          <table:table-cell office:value-type="float" office:value="456.50334" calcext:value-type="float">
            <text:p>456.50334</text:p>
          </table:table-cell>
          <table:table-cell table:formula="of:=158030.3845*[.X12]^5 - 269811.2939*[.X12]^4 + 177076.2496*[.X12]^3 - 55589.50994*[.X12]^2 + 8338.00918*[.X12] - 8.067281008" office:value-type="float" office:value="452.395675576227" calcext:value-type="float">
            <text:p>452.395675576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1425" calcext:value-type="float">
            <text:p>0.1425</text:p>
          </table:table-cell>
          <table:table-cell table:style-name="Default" office:value-type="float" office:value="313.51719" calcext:value-type="float">
            <text:p>313.51719</text:p>
          </table:table-cell>
          <table:table-cell table:style-name="Default" table:formula="of:=117.20777*[.D13]^6 - 632.0762655*[.D13]^5 + 1323.616839*[.D13]^4 - 1338.992335*[.D13]^3 + 660.735901*[.D13]^2 - 144.3173449*[.D13] + 325.9572127" office:value-type="float" office:value="315.444123242996" calcext:value-type="float">
            <text:p>315.444123243</text:p>
          </table:table-cell>
          <table:table-cell table:style-name="Default" table:formula="of:=ABS([.F13]-[.E13])" office:value-type="float" office:value="1.92693324299552" calcext:value-type="float">
            <text:p>1.926933243</text:p>
          </table:table-cell>
          <table:table-cell table:formula="of:=[.G13]/[.F13]" office:value-type="percentage" office:value="0.00610863573296354" calcext:value-type="percentage">
            <text:p>0.61%</text:p>
          </table:table-cell>
          <table:table-cell table:number-columns-repeated="2"/>
          <table:table-cell office:value-type="float" office:value="0.1425" calcext:value-type="float">
            <text:p>0.1425</text:p>
          </table:table-cell>
          <table:table-cell office:value-type="float" office:value="346.01036" calcext:value-type="float">
            <text:p>346.01036</text:p>
          </table:table-cell>
          <table:table-cell table:formula="of:= -14640.71748*[.K13]^6 + 41863.10032*[.K13]^5 - 47025.52153*[.K13]^4 + 26250.11987*[.K13]^3 - 7607.409004*[.K13]^2 + 1090.605885*[.K13] + 285.6338953" office:value-type="float" office:value="345.472260839888" calcext:value-type="float">
            <text:p>345.4722608399</text:p>
          </table:table-cell>
          <table:table-cell table:formula="of:=ABS([.M13]-[.L13])" office:value-type="float" office:value="0.538099160112438" calcext:value-type="float">
            <text:p>0.5380991601</text:p>
          </table:table-cell>
          <table:table-cell table:formula="of:=[.N13]/[.M13]" office:value-type="percentage" office:value="0.00155757558885987" calcext:value-type="percentage">
            <text:p>0.16%</text:p>
          </table:table-cell>
          <table:table-cell table:number-columns-repeated="2"/>
          <table:table-cell office:value-type="float" office:value="0.1425" calcext:value-type="float">
            <text:p>0.1425</text:p>
          </table:table-cell>
          <table:table-cell office:value-type="float" office:value="402.05529" calcext:value-type="float">
            <text:p>402.05529</text:p>
          </table:table-cell>
          <table:table-cell table:formula="of:=-306181.3157*[.R13]^6 + 746325.3162*[.R13]^5 - 729095.4085*[.R13]^4 + 363057.0091*[.R13]^3 - 96596.51481*[.R13]^2 + 12988.93323*[.R13] - 278.85432151" office:value-type="float" office:value="401.763850104795" calcext:value-type="float">
            <text:p>401.7638501048</text:p>
          </table:table-cell>
          <table:table-cell table:number-columns-repeated="3"/>
          <table:table-cell office:value-type="float" office:value="0.1425" calcext:value-type="float">
            <text:p>0.1425</text:p>
          </table:table-cell>
          <table:table-cell office:value-type="float" office:value="457.62588" calcext:value-type="float">
            <text:p>457.62588</text:p>
          </table:table-cell>
          <table:table-cell table:formula="of:=158030.3845*[.X13]^5 - 269811.2939*[.X13]^4 + 177076.2496*[.X13]^3 - 55589.50994*[.X13]^2 + 8338.00918*[.X13] - 8.067281008" office:value-type="float" office:value="461.710265002765" calcext:value-type="float">
            <text:p>461.71026500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float" office:value="0.1575" calcext:value-type="float">
            <text:p>0.1575</text:p>
          </table:table-cell>
          <table:table-cell table:style-name="Default" office:value-type="float" office:value="313.70101" calcext:value-type="float">
            <text:p>313.70101</text:p>
          </table:table-cell>
          <table:table-cell table:style-name="Default" table:formula="of:=117.20777*[.D14]^6 - 632.0762655*[.D14]^5 + 1323.616839*[.D14]^4 - 1338.992335*[.D14]^3 + 660.735901*[.D14]^2 - 144.3173449*[.D14] + 325.9572127" office:value-type="float" office:value="315.141206151723" calcext:value-type="float">
            <text:p>315.1412061517</text:p>
          </table:table-cell>
          <table:table-cell table:style-name="Default" table:formula="of:=ABS([.F14]-[.E14])" office:value-type="float" office:value="1.44019615172289" calcext:value-type="float">
            <text:p>1.4401961517</text:p>
          </table:table-cell>
          <table:table-cell table:formula="of:=[.G14]/[.F14]" office:value-type="percentage" office:value="0.00457000266423272" calcext:value-type="percentage">
            <text:p>0.46%</text:p>
          </table:table-cell>
          <table:table-cell table:number-columns-repeated="2"/>
          <table:table-cell office:value-type="float" office:value="0.1575" calcext:value-type="float">
            <text:p>0.1575</text:p>
          </table:table-cell>
          <table:table-cell office:value-type="float" office:value="346.46287" calcext:value-type="float">
            <text:p>346.46287</text:p>
          </table:table-cell>
          <table:table-cell table:formula="of:= -14640.71748*[.K14]^6 + 41863.10032*[.K14]^5 - 47025.52153*[.K14]^4 + 26250.11987*[.K14]^3 - 7607.409004*[.K14]^2 + 1090.605885*[.K14] + 285.6338953" office:value-type="float" office:value="346.148473135376" calcext:value-type="float">
            <text:p>346.1484731354</text:p>
          </table:table-cell>
          <table:table-cell table:formula="of:=ABS([.M14]-[.L14])" office:value-type="float" office:value="0.314396864624484" calcext:value-type="float">
            <text:p>0.3143968646</text:p>
          </table:table-cell>
          <table:table-cell table:formula="of:=[.N14]/[.M14]" office:value-type="percentage" office:value="0.000908271707157081" calcext:value-type="percentage">
            <text:p>0.09%</text:p>
          </table:table-cell>
          <table:table-cell table:number-columns-repeated="2"/>
          <table:table-cell office:value-type="float" office:value="0.1575" calcext:value-type="float">
            <text:p>0.1575</text:p>
          </table:table-cell>
          <table:table-cell office:value-type="float" office:value="402.83979" calcext:value-type="float">
            <text:p>402.83979</text:p>
          </table:table-cell>
          <table:table-cell table:formula="of:=-306181.3157*[.R14]^6 + 746325.3162*[.R14]^5 - 729095.4085*[.R14]^4 + 363057.0091*[.R14]^3 - 96596.51481*[.R14]^2 + 12988.93323*[.R14] - 278.85432151" office:value-type="float" office:value="408.172909179966" calcext:value-type="float">
            <text:p>408.17290918</text:p>
          </table:table-cell>
          <table:table-cell table:number-columns-repeated="3"/>
          <table:table-cell office:value-type="float" office:value="0.1575" calcext:value-type="float">
            <text:p>0.1575</text:p>
          </table:table-cell>
          <table:table-cell office:value-type="float" office:value="458.59808" calcext:value-type="float">
            <text:p>458.59808</text:p>
          </table:table-cell>
          <table:table-cell table:formula="of:=158030.3845*[.X14]^5 - 269811.2939*[.X14]^4 + 177076.2496*[.X14]^3 - 55589.50994*[.X14]^2 + 8338.00918*[.X14] - 8.067281008" office:value-type="float" office:value="467.32356453864" calcext:value-type="float">
            <text:p>467.32356453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1725" calcext:value-type="float">
            <text:p>0.1725</text:p>
          </table:table-cell>
          <table:table-cell office:value-type="float" office:value="313.86493" calcext:value-type="float">
            <text:p>313.86493</text:p>
          </table:table-cell>
          <table:table-cell table:formula="of:=117.20777*[.D15]^6 - 632.0762655*[.D15]^5 + 1323.616839*[.D15]^4 - 1338.992335*[.D15]^3 + 660.735901*[.D15]^2 - 144.3173449*[.D15] + 325.9572127" office:value-type="float" office:value="314.929030757927" calcext:value-type="float">
            <text:p>314.9290307579</text:p>
          </table:table-cell>
          <table:table-cell table:formula="of:=ABS([.F15]-[.E15])" office:value-type="float" office:value="1.06410075792718" calcext:value-type="float">
            <text:p>1.0641007579</text:p>
          </table:table-cell>
          <table:table-cell table:formula="of:=[.G15]/[.F15]" office:value-type="percentage" office:value="0.0033788588983564" calcext:value-type="percentage">
            <text:p>0.34%</text:p>
          </table:table-cell>
          <table:table-cell table:number-columns-repeated="2"/>
          <table:table-cell table:style-name="ce1" office:value-type="float" office:value="0.1725" calcext:value-type="float">
            <text:p>0.1725</text:p>
          </table:table-cell>
          <table:table-cell table:style-name="ce1" office:value-type="float" office:value="346.86516" calcext:value-type="float">
            <text:p>346.86516</text:p>
          </table:table-cell>
          <table:table-cell table:style-name="ce1" table:formula="of:= -14640.71748*[.K15]^6 + 41863.10032*[.K15]^5 - 47025.52153*[.K15]^4 + 26250.11987*[.K15]^3 - 7607.409004*[.K15]^2 + 1090.605885*[.K15] + 285.6338953" office:value-type="float" office:value="346.506386601835" calcext:value-type="float">
            <text:p>346.5063866018</text:p>
          </table:table-cell>
          <table:table-cell table:style-name="ce1" table:formula="of:=ABS([.M15]-[.L15])" office:value-type="float" office:value="0.358773398165113" calcext:value-type="float">
            <text:p>0.3587733982</text:p>
          </table:table-cell>
          <table:table-cell table:style-name="ce3" table:formula="of:=[.N15]/[.M15]" office:value-type="percentage" office:value="0.00103540197825379" calcext:value-type="percentage">
            <text:p>0.10%</text:p>
          </table:table-cell>
          <table:table-cell table:number-columns-repeated="2"/>
          <table:table-cell table:style-name="ce1" office:value-type="float" office:value="0.1725" calcext:value-type="float">
            <text:p>0.1725</text:p>
          </table:table-cell>
          <table:table-cell table:style-name="ce1" office:value-type="float" office:value="403.53247" calcext:value-type="float">
            <text:p>403.53247</text:p>
          </table:table-cell>
          <table:table-cell table:style-name="ce1" table:formula="of:=-306181.3157*[.R15]^6 + 746325.3162*[.R15]^5 - 729095.4085*[.R15]^4 + 363057.0091*[.R15]^3 - 96596.51481*[.R15]^2 + 12988.93323*[.R15] - 278.85432151" office:value-type="float" office:value="411.299853233971" calcext:value-type="float">
            <text:p>411.299853234</text:p>
          </table:table-cell>
          <table:table-cell table:style-name="ce1" table:formula="of:=ABS([.T15]-[.S15])" office:value-type="float" office:value="7.76738323397126" calcext:value-type="float">
            <text:p>7.767383234</text:p>
          </table:table-cell>
          <table:table-cell table:style-name="ce3" table:formula="of:=[.U15]/[.T15]" office:value-type="percentage" office:value="0.0188849647596463" calcext:value-type="percentage">
            <text:p>1.89%</text:p>
          </table:table-cell>
          <table:table-cell/>
          <table:table-cell table:style-name="ce1" office:value-type="float" office:value="0.1725" calcext:value-type="float">
            <text:p>0.1725</text:p>
          </table:table-cell>
          <table:table-cell table:style-name="ce1" office:value-type="float" office:value="459.45195" calcext:value-type="float">
            <text:p>459.45195</text:p>
          </table:table-cell>
          <table:table-cell table:style-name="ce1" table:formula="of:=158030.3845*[.X15]^5 - 269811.2939*[.X15]^4 + 177076.2496*[.X15]^3 - 55589.50994*[.X15]^2 + 8338.00918*[.X15] - 8.067281008" office:value-type="float" office:value="470.264987021594" calcext:value-type="float">
            <text:p>470.2649870216</text:p>
          </table:table-cell>
          <table:table-cell table:style-name="ce1" table:formula="of:=ABS([.Z15]-[.Y15])" office:value-type="float" office:value="10.8130370215938" calcext:value-type="float">
            <text:p>10.8130370216</text:p>
          </table:table-cell>
          <table:table-cell table:style-name="ce3" table:formula="of:=[.AA15]/[.Z15]" office:value-type="percentage" office:value="0.0229934979639411" calcext:value-type="percentage">
            <text:p>2.30%</text:p>
          </table:table-cell>
        </table:table-row>
        <table:table-row table:style-name="ro1">
          <table:table-cell table:number-columns-repeated="3"/>
          <table:table-cell office:value-type="float" office:value="0.1875" calcext:value-type="float">
            <text:p>0.1875</text:p>
          </table:table-cell>
          <table:table-cell office:value-type="float" office:value="314.01232" calcext:value-type="float">
            <text:p>314.01232</text:p>
          </table:table-cell>
          <table:table-cell table:formula="of:=117.20777*[.D16]^6 - 632.0762655*[.D16]^5 + 1323.616839*[.D16]^4 - 1338.992335*[.D16]^3 + 660.735901*[.D16]^2 - 144.3173449*[.D16] + 325.9572127" office:value-type="float" office:value="314.794895289238" calcext:value-type="float">
            <text:p>314.7948952892</text:p>
          </table:table-cell>
          <table:table-cell table:formula="of:=ABS([.F16]-[.E16])" office:value-type="float" office:value="0.782575289238139" calcext:value-type="float">
            <text:p>0.7825752892</text:p>
          </table:table-cell>
          <table:table-cell table:formula="of:=[.G16]/[.F16]" office:value-type="percentage" office:value="0.00248598468701056" calcext:value-type="percentage">
            <text:p>0.25%</text:p>
          </table:table-cell>
          <table:table-cell table:number-columns-repeated="2"/>
          <table:table-cell table:style-name="ce1" office:value-type="float" office:value="0.1875" calcext:value-type="float">
            <text:p>0.1875</text:p>
          </table:table-cell>
          <table:table-cell table:style-name="ce1" office:value-type="float" office:value="347.22613" calcext:value-type="float">
            <text:p>347.22613</text:p>
          </table:table-cell>
          <table:table-cell table:style-name="ce1" table:formula="of:= -14640.71748*[.K16]^6 + 41863.10032*[.K16]^5 - 47025.52153*[.K16]^4 + 26250.11987*[.K16]^3 - 7607.409004*[.K16]^2 + 1090.605885*[.K16] + 285.6338953" office:value-type="float" office:value="346.653539694647" calcext:value-type="float">
            <text:p>346.6535396946</text:p>
          </table:table-cell>
          <table:table-cell table:style-name="ce1" table:formula="of:=ABS([.M16]-[.L16])" office:value-type="float" office:value="0.57259030535289" calcext:value-type="float">
            <text:p>0.5725903054</text:p>
          </table:table-cell>
          <table:table-cell table:style-name="ce3" table:formula="of:=[.N16]/[.M16]" office:value-type="percentage" office:value="0.00165176535008776" calcext:value-type="percentage">
            <text:p>0.17%</text:p>
          </table:table-cell>
          <table:table-cell table:number-columns-repeated="2"/>
          <table:table-cell table:style-name="ce1" office:value-type="float" office:value="0.1875" calcext:value-type="float">
            <text:p>0.1875</text:p>
          </table:table-cell>
          <table:table-cell table:style-name="ce1" office:value-type="float" office:value="404.15082" calcext:value-type="float">
            <text:p>404.15082</text:p>
          </table:table-cell>
          <table:table-cell table:style-name="ce1" table:formula="of:=-306181.3157*[.R16]^6 + 746325.3162*[.R16]^5 - 729095.4085*[.R16]^4 + 363057.0091*[.R16]^3 - 96596.51481*[.R16]^2 + 12988.93323*[.R16] - 278.85432151" office:value-type="float" office:value="412.314774150419" calcext:value-type="float">
            <text:p>412.3147741504</text:p>
          </table:table-cell>
          <table:table-cell table:style-name="ce1" table:formula="of:=ABS([.T16]-[.S16])" office:value-type="float" office:value="8.16395415041865" calcext:value-type="float">
            <text:p>8.1639541504</text:p>
          </table:table-cell>
          <table:table-cell table:style-name="ce3" table:formula="of:=[.U16]/[.T16]" office:value-type="percentage" office:value="0.0198002949742478" calcext:value-type="percentage">
            <text:p>1.98%</text:p>
          </table:table-cell>
          <table:table-cell/>
          <table:table-cell table:style-name="ce1" office:value-type="float" office:value="0.1875" calcext:value-type="float">
            <text:p>0.1875</text:p>
          </table:table-cell>
          <table:table-cell table:style-name="ce1" office:value-type="float" office:value="460.21142" calcext:value-type="float">
            <text:p>460.21142</text:p>
          </table:table-cell>
          <table:table-cell table:style-name="ce1" table:formula="of:=158030.3845*[.X16]^5 - 269811.2939*[.X16]^4 + 177076.2496*[.X16]^3 - 55589.50994*[.X16]^2 + 8338.00918*[.X16] - 8.067281008" office:value-type="float" office:value="471.387330014548" calcext:value-type="float">
            <text:p>471.3873300145</text:p>
          </table:table-cell>
          <table:table-cell table:style-name="ce1" table:formula="of:=ABS([.Z16]-[.Y16])" office:value-type="float" office:value="11.1759100145483" calcext:value-type="float">
            <text:p>11.1759100145</text:p>
          </table:table-cell>
          <table:table-cell table:style-name="ce3" table:formula="of:=[.AA16]/[.Z16]" office:value-type="percentage" office:value="0.0237085498547519" calcext:value-type="percentage">
            <text:p>2.37%</text:p>
          </table:table-cell>
        </table:table-row>
        <table:table-row table:style-name="ro1">
          <table:table-cell table:number-columns-repeated="3"/>
          <table:table-cell office:value-type="float" office:value="0.2025" calcext:value-type="float">
            <text:p>0.2025</text:p>
          </table:table-cell>
          <table:table-cell office:value-type="float" office:value="314.14584" calcext:value-type="float">
            <text:p>314.14584</text:p>
          </table:table-cell>
          <table:table-cell table:formula="of:=117.20777*[.D17]^6 - 632.0762655*[.D17]^5 + 1323.616839*[.D17]^4 - 1338.992335*[.D17]^3 + 660.735901*[.D17]^2 - 144.3173449*[.D17] + 325.9572127" office:value-type="float" office:value="314.727107514203" calcext:value-type="float">
            <text:p>314.7271075142</text:p>
          </table:table-cell>
          <table:table-cell table:formula="of:=ABS([.F17]-[.E17])" office:value-type="float" office:value="0.581267514202636" calcext:value-type="float">
            <text:p>0.5812675142</text:p>
          </table:table-cell>
          <table:table-cell table:formula="of:=[.G17]/[.F17]" office:value-type="percentage" office:value="0.00184689370672148" calcext:value-type="percentage">
            <text:p>0.18%</text:p>
          </table:table-cell>
          <table:table-cell table:number-columns-repeated="2"/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347.55269" calcext:value-type="float">
            <text:p>347.55269</text:p>
          </table:table-cell>
          <table:table-cell table:style-name="ce1" table:formula="of:= -14640.71748*[.K17]^6 + 41863.10032*[.K17]^5 - 47025.52153*[.K17]^4 + 26250.11987*[.K17]^3 - 7607.409004*[.K17]^2 + 1090.605885*[.K17] + 285.6338953" office:value-type="float" office:value="346.676244988014" calcext:value-type="float">
            <text:p>346.676244988</text:p>
          </table:table-cell>
          <table:table-cell table:style-name="ce1" table:formula="of:=ABS([.M17]-[.L17])" office:value-type="float" office:value="0.876445011986391" calcext:value-type="float">
            <text:p>0.876445012</text:p>
          </table:table-cell>
          <table:table-cell table:style-name="ce3" table:formula="of:=[.N17]/[.M17]" office:value-type="percentage" office:value="0.00252813691349603" calcext:value-type="percentage">
            <text:p>0.25%</text:p>
          </table:table-cell>
          <table:table-cell table:number-columns-repeated="2"/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404.70807" calcext:value-type="float">
            <text:p>404.70807</text:p>
          </table:table-cell>
          <table:table-cell table:style-name="ce1" table:formula="of:=-306181.3157*[.R17]^6 + 746325.3162*[.R17]^5 - 729095.4085*[.R17]^4 + 363057.0091*[.R17]^3 - 96596.51481*[.R17]^2 + 12988.93323*[.R17] - 278.85432151" office:value-type="float" office:value="412.117552194342" calcext:value-type="float">
            <text:p>412.1175521943</text:p>
          </table:table-cell>
          <table:table-cell table:style-name="ce1" table:formula="of:=ABS([.T17]-[.S17])" office:value-type="float" office:value="7.40948219434222" calcext:value-type="float">
            <text:p>7.4094821943</text:p>
          </table:table-cell>
          <table:table-cell table:style-name="ce3" table:formula="of:=[.U17]/[.T17]" office:value-type="percentage" office:value="0.0179790502852646" calcext:value-type="percentage">
            <text:p>1.80%</text:p>
          </table:table-cell>
          <table:table-cell/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460.89397" calcext:value-type="float">
            <text:p>460.89397</text:p>
          </table:table-cell>
          <table:table-cell table:style-name="ce1" table:formula="of:=158030.3845*[.X17]^5 - 269811.2939*[.X17]^4 + 177076.2496*[.X17]^3 - 55589.50994*[.X17]^2 + 8338.00918*[.X17] - 8.067281008" office:value-type="float" office:value="471.381176324395" calcext:value-type="float">
            <text:p>471.3811763244</text:p>
          </table:table-cell>
          <table:table-cell table:style-name="ce1" table:formula="of:=ABS([.Z17]-[.Y17])" office:value-type="float" office:value="10.487206324395" calcext:value-type="float">
            <text:p>10.4872063244</text:p>
          </table:table-cell>
          <table:table-cell table:style-name="ce3" table:formula="of:=[.AA17]/[.Z17]" office:value-type="percentage" office:value="0.0222478258596773" calcext:value-type="percentage">
            <text:p>2.22%</text:p>
          </table:table-cell>
        </table:table-row>
        <table:table-row table:style-name="ro1">
          <table:table-cell table:number-columns-repeated="3"/>
          <table:table-cell office:value-type="float" office:value="0.2175" calcext:value-type="float">
            <text:p>0.2175</text:p>
          </table:table-cell>
          <table:table-cell office:value-type="float" office:value="314.26761" calcext:value-type="float">
            <text:p>314.26761</text:p>
          </table:table-cell>
          <table:table-cell table:formula="of:=117.20777*[.D18]^6 - 632.0762655*[.D18]^5 + 1323.616839*[.D18]^4 - 1338.992335*[.D18]^3 + 660.735901*[.D18]^2 - 144.3173449*[.D18] + 325.9572127" office:value-type="float" office:value="314.714938679338" calcext:value-type="float">
            <text:p>314.7149386793</text:p>
          </table:table-cell>
          <table:table-cell table:formula="of:=ABS([.F18]-[.E18])" office:value-type="float" office:value="0.44732867933817" calcext:value-type="float">
            <text:p>0.4473286793</text:p>
          </table:table-cell>
          <table:table-cell table:formula="of:=[.G18]/[.F18]" office:value-type="percentage" office:value="0.0014213773302765" calcext:value-type="percentage">
            <text:p>0.14%</text:p>
          </table:table-cell>
          <table:table-cell table:number-columns-repeated="2"/>
          <table:table-cell table:style-name="ce1" office:value-type="float" office:value="0.2175" calcext:value-type="float">
            <text:p>0.2175</text:p>
          </table:table-cell>
          <table:table-cell table:style-name="ce1" office:value-type="float" office:value="347.85034" calcext:value-type="float">
            <text:p>347.85034</text:p>
          </table:table-cell>
          <table:table-cell table:style-name="ce1" table:formula="of:= -14640.71748*[.K18]^6 + 41863.10032*[.K18]^5 - 47025.52153*[.K18]^4 + 26250.11987*[.K18]^3 - 7607.409004*[.K18]^2 + 1090.605885*[.K18] + 285.6338953" office:value-type="float" office:value="346.641963083761" calcext:value-type="float">
            <text:p>346.6419630838</text:p>
          </table:table-cell>
          <table:table-cell table:style-name="ce1" table:formula="of:=ABS([.M18]-[.L18])" office:value-type="float" office:value="1.20837691623888" calcext:value-type="float">
            <text:p>1.2083769162</text:p>
          </table:table-cell>
          <table:table-cell table:style-name="ce3" table:formula="of:=[.N18]/[.M18]" office:value-type="percentage" office:value="0.00348595105303765" calcext:value-type="percentage">
            <text:p>0.35%</text:p>
          </table:table-cell>
          <table:table-cell table:number-columns-repeated="2"/>
          <table:table-cell table:style-name="ce1" office:value-type="float" office:value="0.2175" calcext:value-type="float">
            <text:p>0.2175</text:p>
          </table:table-cell>
          <table:table-cell table:style-name="ce1" office:value-type="float" office:value="405.21449" calcext:value-type="float">
            <text:p>405.21449</text:p>
          </table:table-cell>
          <table:table-cell table:style-name="ce1" table:formula="of:=-306181.3157*[.R18]^6 + 746325.3162*[.R18]^5 - 729095.4085*[.R18]^4 + 363057.0091*[.R18]^3 - 96596.51481*[.R18]^2 + 12988.93323*[.R18] - 278.85432151" office:value-type="float" office:value="411.375732072458" calcext:value-type="float">
            <text:p>411.3757320725</text:p>
          </table:table-cell>
          <table:table-cell table:style-name="ce1" table:formula="of:=ABS([.T18]-[.S18])" office:value-type="float" office:value="6.16124207245838" calcext:value-type="float">
            <text:p>6.1612420725</text:p>
          </table:table-cell>
          <table:table-cell table:style-name="ce3" table:formula="of:=[.U18]/[.T18]" office:value-type="percentage" office:value="0.0149771646504737" calcext:value-type="percentage">
            <text:p>1.50%</text:p>
          </table:table-cell>
          <table:table-cell/>
          <table:table-cell table:style-name="ce1" office:value-type="float" office:value="0.2175" calcext:value-type="float">
            <text:p>0.2175</text:p>
          </table:table-cell>
          <table:table-cell table:style-name="ce1" office:value-type="float" office:value="461.51306" calcext:value-type="float">
            <text:p>461.51306</text:p>
          </table:table-cell>
          <table:table-cell table:style-name="ce1" table:formula="of:=158030.3845*[.X18]^5 - 269811.2939*[.X18]^4 + 177076.2496*[.X18]^3 - 55589.50994*[.X18]^2 + 8338.00918*[.X18] - 8.067281008" office:value-type="float" office:value="470.78929452078" calcext:value-type="float">
            <text:p>470.7892945208</text:p>
          </table:table-cell>
          <table:table-cell table:style-name="ce1" table:formula="of:=ABS([.Z18]-[.Y18])" office:value-type="float" office:value="9.27623452078024" calcext:value-type="float">
            <text:p>9.2762345208</text:p>
          </table:table-cell>
          <table:table-cell table:style-name="ce3" table:formula="of:=[.AA18]/[.Z18]" office:value-type="percentage" office:value="0.0197035799852301" calcext:value-type="percentage">
            <text:p>1.97%</text:p>
          </table:table-cell>
        </table:table-row>
        <table:table-row table:style-name="ro1">
          <table:table-cell table:number-columns-repeated="3"/>
          <table:table-cell office:value-type="float" office:value="0.2325" calcext:value-type="float">
            <text:p>0.2325</text:p>
          </table:table-cell>
          <table:table-cell office:value-type="float" office:value="314.37937" calcext:value-type="float">
            <text:p>314.37937</text:p>
          </table:table-cell>
          <table:table-cell table:formula="of:=117.20777*[.D19]^6 - 632.0762655*[.D19]^5 + 1323.616839*[.D19]^4 - 1338.992335*[.D19]^3 + 660.735901*[.D19]^2 - 144.3173449*[.D19] + 325.9572127" office:value-type="float" office:value="314.748578407435" calcext:value-type="float">
            <text:p>314.7485784074</text:p>
          </table:table-cell>
          <table:table-cell table:formula="of:=ABS([.F19]-[.E19])" office:value-type="float" office:value="0.369208407435394" calcext:value-type="float">
            <text:p>0.3692084074</text:p>
          </table:table-cell>
          <table:table-cell table:formula="of:=[.G19]/[.F19]" office:value-type="percentage" office:value="0.00117302644956655" calcext:value-type="percentage">
            <text:p>0.12%</text:p>
          </table:table-cell>
          <table:table-cell table:number-columns-repeated="2"/>
          <table:table-cell table:style-name="ce1" office:value-type="float" office:value="0.2325" calcext:value-type="float">
            <text:p>0.2325</text:p>
          </table:table-cell>
          <table:table-cell table:style-name="ce1" office:value-type="float" office:value="348.12343" calcext:value-type="float">
            <text:p>348.12343</text:p>
          </table:table-cell>
          <table:table-cell table:style-name="ce1" table:formula="of:= -14640.71748*[.K19]^6 + 41863.10032*[.K19]^5 - 47025.52153*[.K19]^4 + 26250.11987*[.K19]^3 - 7607.409004*[.K19]^2 + 1090.605885*[.K19] + 285.6338953" office:value-type="float" office:value="346.601556447963" calcext:value-type="float">
            <text:p>346.601556448</text:p>
          </table:table-cell>
          <table:table-cell table:style-name="ce1" table:formula="of:=ABS([.M19]-[.L19])" office:value-type="float" office:value="1.52187355203665" calcext:value-type="float">
            <text:p>1.521873552</text:p>
          </table:table-cell>
          <table:table-cell table:style-name="ce3" table:formula="of:=[.N19]/[.M19]" office:value-type="percentage" office:value="0.00439084454101445" calcext:value-type="percentage">
            <text:p>0.44%</text:p>
          </table:table-cell>
          <table:table-cell table:number-columns-repeated="2"/>
          <table:table-cell table:style-name="ce1" office:value-type="float" office:value="0.2325" calcext:value-type="float">
            <text:p>0.2325</text:p>
          </table:table-cell>
          <table:table-cell table:style-name="ce1" office:value-type="float" office:value="405.67808" calcext:value-type="float">
            <text:p>405.67808</text:p>
          </table:table-cell>
          <table:table-cell table:style-name="ce1" table:formula="of:=-306181.3157*[.R19]^6 + 746325.3162*[.R19]^5 - 729095.4085*[.R19]^4 + 363057.0091*[.R19]^3 - 96596.51481*[.R19]^2 + 12988.93323*[.R19] - 278.85432151" office:value-type="float" office:value="410.5598879239" calcext:value-type="float">
            <text:p>410.5598879239</text:p>
          </table:table-cell>
          <table:table-cell table:style-name="ce1" table:formula="of:=ABS([.T19]-[.S19])" office:value-type="float" office:value="4.8818079239004" calcext:value-type="float">
            <text:p>4.8818079239</text:p>
          </table:table-cell>
          <table:table-cell table:style-name="ce3" table:formula="of:=[.U19]/[.T19]" office:value-type="percentage" office:value="0.0118906110107017" calcext:value-type="percentage">
            <text:p>1.19%</text:p>
          </table:table-cell>
          <table:table-cell/>
          <table:table-cell table:style-name="ce1" office:value-type="float" office:value="0.2325" calcext:value-type="float">
            <text:p>0.2325</text:p>
          </table:table-cell>
          <table:table-cell table:style-name="ce1" office:value-type="float" office:value="462.07889" calcext:value-type="float">
            <text:p>462.07889</text:p>
          </table:table-cell>
          <table:table-cell table:style-name="ce1" table:formula="of:=158030.3845*[.X19]^5 - 269811.2939*[.X19]^4 + 177076.2496*[.X19]^3 - 55589.50994*[.X19]^2 + 8338.00918*[.X19] - 8.067281008" office:value-type="float" office:value="470.021039454895" calcext:value-type="float">
            <text:p>470.0210394549</text:p>
          </table:table-cell>
          <table:table-cell table:style-name="ce1" table:formula="of:=ABS([.Z19]-[.Y19])" office:value-type="float" office:value="7.94214945489512" calcext:value-type="float">
            <text:p>7.9421494549</text:p>
          </table:table-cell>
          <table:table-cell table:style-name="ce3" table:formula="of:=[.AA19]/[.Z19]" office:value-type="percentage" office:value="0.0168974339193539" calcext:value-type="percentage">
            <text:p>1.69%</text:p>
          </table:table-cell>
        </table:table-row>
        <table:table-row table:style-name="ro1">
          <table:table-cell table:number-columns-repeated="3"/>
          <table:table-cell office:value-type="float" office:value="0.2475" calcext:value-type="float">
            <text:p>0.2475</text:p>
          </table:table-cell>
          <table:table-cell office:value-type="float" office:value="314.48251" calcext:value-type="float">
            <text:p>314.48251</text:p>
          </table:table-cell>
          <table:table-cell table:formula="of:=117.20777*[.D20]^6 - 632.0762655*[.D20]^5 + 1323.616839*[.D20]^4 - 1338.992335*[.D20]^3 + 660.735901*[.D20]^2 - 144.3173449*[.D20] + 325.9572127" office:value-type="float" office:value="314.819090557112" calcext:value-type="float">
            <text:p>314.8190905571</text:p>
          </table:table-cell>
          <table:table-cell table:formula="of:=ABS([.F20]-[.E20])" office:value-type="float" office:value="0.336580557112143" calcext:value-type="float">
            <text:p>0.3365805571</text:p>
          </table:table-cell>
          <table:table-cell table:formula="of:=[.G20]/[.F20]" office:value-type="percentage" office:value="0.00106912371964648" calcext:value-type="percentage">
            <text:p>0.11%</text:p>
          </table:table-cell>
          <table:table-cell table:number-columns-repeated="2"/>
          <table:table-cell table:style-name="ce1" office:value-type="float" office:value="0.2475" calcext:value-type="float">
            <text:p>0.2475</text:p>
          </table:table-cell>
          <table:table-cell table:style-name="ce1" office:value-type="float" office:value="348.37547" calcext:value-type="float">
            <text:p>348.37547</text:p>
          </table:table-cell>
          <table:table-cell table:style-name="ce1" table:formula="of:= -14640.71748*[.K20]^6 + 41863.10032*[.K20]^5 - 47025.52153*[.K20]^4 + 26250.11987*[.K20]^3 - 7607.409004*[.K20]^2 + 1090.605885*[.K20] + 285.6338953" office:value-type="float" office:value="346.591423175379" calcext:value-type="float">
            <text:p>346.5914231754</text:p>
          </table:table-cell>
          <table:table-cell table:style-name="ce1" table:formula="of:=ABS([.M20]-[.L20])" office:value-type="float" office:value="1.7840468246215" calcext:value-type="float">
            <text:p>1.7840468246</text:p>
          </table:table-cell>
          <table:table-cell table:style-name="ce3" table:formula="of:=[.N20]/[.M20]" office:value-type="percentage" office:value="0.00514740615412965" calcext:value-type="percentage">
            <text:p>0.51%</text:p>
          </table:table-cell>
          <table:table-cell table:number-columns-repeated="2"/>
          <table:table-cell table:style-name="ce1" office:value-type="float" office:value="0.2475" calcext:value-type="float">
            <text:p>0.2475</text:p>
          </table:table-cell>
          <table:table-cell table:style-name="ce1" office:value-type="float" office:value="406.10516" calcext:value-type="float">
            <text:p>406.10516</text:p>
          </table:table-cell>
          <table:table-cell table:style-name="ce1" table:formula="of:=-306181.3157*[.R20]^6 + 746325.3162*[.R20]^5 - 729095.4085*[.R20]^4 + 363057.0091*[.R20]^3 - 96596.51481*[.R20]^2 + 12988.93323*[.R20] - 278.85432151" office:value-type="float" office:value="409.97647724145" calcext:value-type="float">
            <text:p>409.9764772415</text:p>
          </table:table-cell>
          <table:table-cell table:style-name="ce1" table:formula="of:=ABS([.T20]-[.S20])" office:value-type="float" office:value="3.87131724144996" calcext:value-type="float">
            <text:p>3.8713172414</text:p>
          </table:table-cell>
          <table:table-cell table:style-name="ce3" table:formula="of:=[.U20]/[.T20]" office:value-type="percentage" office:value="0.0094427789308751" calcext:value-type="percentage">
            <text:p>0.94%</text:p>
          </table:table-cell>
          <table:table-cell/>
          <table:table-cell table:style-name="ce1" office:value-type="float" office:value="0.2475" calcext:value-type="float">
            <text:p>0.2475</text:p>
          </table:table-cell>
          <table:table-cell table:style-name="ce1" office:value-type="float" office:value="462.59955" calcext:value-type="float">
            <text:p>462.59955</text:p>
          </table:table-cell>
          <table:table-cell table:style-name="ce1" table:formula="of:=158030.3845*[.X20]^5 - 269811.2939*[.X20]^4 + 177076.2496*[.X20]^3 - 55589.50994*[.X20]^2 + 8338.00918*[.X20] - 8.067281008" office:value-type="float" office:value="469.366752778262" calcext:value-type="float">
            <text:p>469.3667527783</text:p>
          </table:table-cell>
          <table:table-cell table:style-name="ce1" table:formula="of:=ABS([.Z20]-[.Y20])" office:value-type="float" office:value="6.767202778262" calcext:value-type="float">
            <text:p>6.7672027783</text:p>
          </table:table-cell>
          <table:table-cell table:style-name="ce3" table:formula="of:=[.AA20]/[.Z20]" office:value-type="percentage" office:value="0.014417729287824" calcext:value-type="percentage">
            <text:p>1.44%</text:p>
          </table:table-cell>
        </table:table-row>
        <table:table-row table:style-name="ro1">
          <table:table-cell table:number-columns-repeated="3"/>
          <table:table-cell office:value-type="float" office:value="0.2625" calcext:value-type="float">
            <text:p>0.2625</text:p>
          </table:table-cell>
          <table:table-cell office:value-type="float" office:value="314.57819" calcext:value-type="float">
            <text:p>314.57819</text:p>
          </table:table-cell>
          <table:table-cell table:formula="of:=117.20777*[.D21]^6 - 632.0762655*[.D21]^5 + 1323.616839*[.D21]^4 - 1338.992335*[.D21]^3 + 660.735901*[.D21]^2 - 144.3173449*[.D21] + 325.9572127" office:value-type="float" office:value="314.918370043617" calcext:value-type="float">
            <text:p>314.9183700436</text:p>
          </table:table-cell>
          <table:table-cell table:formula="of:=ABS([.F21]-[.E21])" office:value-type="float" office:value="0.340180043616783" calcext:value-type="float">
            <text:p>0.3401800436</text:p>
          </table:table-cell>
          <table:table-cell table:formula="of:=[.G21]/[.F21]" office:value-type="percentage" office:value="0.00108021657666292" calcext:value-type="percentage">
            <text:p>0.11%</text:p>
          </table:table-cell>
          <table:table-cell table:number-columns-repeated="2"/>
          <table:table-cell table:style-name="ce1" office:value-type="float" office:value="0.2625" calcext:value-type="float">
            <text:p>0.2625</text:p>
          </table:table-cell>
          <table:table-cell table:style-name="ce1" office:value-type="float" office:value="348.60931" calcext:value-type="float">
            <text:p>348.60931</text:p>
          </table:table-cell>
          <table:table-cell table:style-name="ce1" table:formula="of:= -14640.71748*[.K21]^6 + 41863.10032*[.K21]^5 - 47025.52153*[.K21]^4 + 26250.11987*[.K21]^3 - 7607.409004*[.K21]^2 + 1090.605885*[.K21] + 285.6338953" office:value-type="float" office:value="346.635510681702" calcext:value-type="float">
            <text:p>346.6355106817</text:p>
          </table:table-cell>
          <table:table-cell table:style-name="ce1" table:formula="of:=ABS([.M21]-[.L21])" office:value-type="float" office:value="1.97379931829784" calcext:value-type="float">
            <text:p>1.9737993183</text:p>
          </table:table-cell>
          <table:table-cell table:style-name="ce3" table:formula="of:=[.N21]/[.M21]" office:value-type="percentage" office:value="0.00569416363146439" calcext:value-type="percentage">
            <text:p>0.57%</text:p>
          </table:table-cell>
          <table:table-cell table:number-columns-repeated="2"/>
          <table:table-cell table:style-name="ce1" office:value-type="float" office:value="0.2625" calcext:value-type="float">
            <text:p>0.2625</text:p>
          </table:table-cell>
          <table:table-cell table:style-name="ce1" office:value-type="float" office:value="406.50081" calcext:value-type="float">
            <text:p>406.50081</text:p>
          </table:table-cell>
          <table:table-cell table:style-name="ce1" table:formula="of:=-306181.3157*[.R21]^6 + 746325.3162*[.R21]^5 - 729095.4085*[.R21]^4 + 363057.0091*[.R21]^3 - 96596.51481*[.R21]^2 + 12988.93323*[.R21] - 278.85432151" office:value-type="float" office:value="409.798183723234" calcext:value-type="float">
            <text:p>409.7981837232</text:p>
          </table:table-cell>
          <table:table-cell table:style-name="ce1" table:formula="of:=ABS([.T21]-[.S21])" office:value-type="float" office:value="3.2973737232345" calcext:value-type="float">
            <text:p>3.2973737232</text:p>
          </table:table-cell>
          <table:table-cell table:style-name="ce3" table:formula="of:=[.U21]/[.T21]" office:value-type="percentage" office:value="0.0080463356212956" calcext:value-type="percentage">
            <text:p>0.80%</text:p>
          </table:table-cell>
          <table:table-cell/>
          <table:table-cell table:style-name="ce1" office:value-type="float" office:value="0.2625" calcext:value-type="float">
            <text:p>0.2625</text:p>
          </table:table-cell>
          <table:table-cell table:style-name="ce1" office:value-type="float" office:value="463.0814" calcext:value-type="float">
            <text:p>463.0814</text:p>
          </table:table-cell>
          <table:table-cell table:style-name="ce1" table:formula="of:=158030.3845*[.X21]^5 - 269811.2939*[.X21]^4 + 177076.2496*[.X21]^3 - 55589.50994*[.X21]^2 + 8338.00918*[.X21] - 8.067281008" office:value-type="float" office:value="469.01216346152" calcext:value-type="float">
            <text:p>469.0121634615</text:p>
          </table:table-cell>
          <table:table-cell table:style-name="ce1" table:formula="of:=ABS([.Z21]-[.Y21])" office:value-type="float" office:value="5.9307634615198" calcext:value-type="float">
            <text:p>5.9307634615</text:p>
          </table:table-cell>
          <table:table-cell table:style-name="ce3" table:formula="of:=[.AA21]/[.Z21]" office:value-type="percentage" office:value="0.0126452231382404" calcext:value-type="percentage">
            <text:p>1.26%</text:p>
          </table:table-cell>
        </table:table-row>
        <table:table-row table:style-name="ro1">
          <table:table-cell table:number-columns-repeated="3"/>
          <table:table-cell office:value-type="float" office:value="0.2775" calcext:value-type="float">
            <text:p>0.2775</text:p>
          </table:table-cell>
          <table:table-cell office:value-type="float" office:value="314.66734" calcext:value-type="float">
            <text:p>314.66734</text:p>
          </table:table-cell>
          <table:table-cell table:formula="of:=117.20777*[.D22]^6 - 632.0762655*[.D22]^5 + 1323.616839*[.D22]^4 - 1338.992335*[.D22]^3 + 660.735901*[.D22]^2 - 144.3173449*[.D22] + 325.9572127" office:value-type="float" office:value="315.039100620882" calcext:value-type="float">
            <text:p>315.0391006209</text:p>
          </table:table-cell>
          <table:table-cell table:formula="of:=ABS([.F22]-[.E22])" office:value-type="float" office:value="0.371760620882242" calcext:value-type="float">
            <text:p>0.3717606209</text:p>
          </table:table-cell>
          <table:table-cell table:formula="of:=[.G22]/[.F22]" office:value-type="percentage" office:value="0.00118004596937197" calcext:value-type="percentage">
            <text:p>0.12%</text:p>
          </table:table-cell>
          <table:table-cell table:number-columns-repeated="2"/>
          <table:table-cell table:style-name="ce1" office:value-type="float" office:value="0.2775" calcext:value-type="float">
            <text:p>0.2775</text:p>
          </table:table-cell>
          <table:table-cell table:style-name="ce1" office:value-type="float" office:value="348.82728" calcext:value-type="float">
            <text:p>348.82728</text:p>
          </table:table-cell>
          <table:table-cell table:style-name="ce1" table:formula="of:= -14640.71748*[.K22]^6 + 41863.10032*[.K22]^5 - 47025.52153*[.K22]^4 + 26250.11987*[.K22]^3 - 7607.409004*[.K22]^2 + 1090.605885*[.K22] + 285.6338953" office:value-type="float" office:value="346.747209323637" calcext:value-type="float">
            <text:p>346.7472093236</text:p>
          </table:table-cell>
          <table:table-cell table:style-name="ce1" table:formula="of:=ABS([.M22]-[.L22])" office:value-type="float" office:value="2.08007067636316" calcext:value-type="float">
            <text:p>2.0800706764</text:p>
          </table:table-cell>
          <table:table-cell table:style-name="ce3" table:formula="of:=[.N22]/[.M22]" office:value-type="percentage" office:value="0.00599881014304495" calcext:value-type="percentage">
            <text:p>0.60%</text:p>
          </table:table-cell>
          <table:table-cell table:number-columns-repeated="2"/>
          <table:table-cell table:style-name="ce1" office:value-type="float" office:value="0.2775" calcext:value-type="float">
            <text:p>0.2775</text:p>
          </table:table-cell>
          <table:table-cell table:style-name="ce1" office:value-type="float" office:value="406.86915" calcext:value-type="float">
            <text:p>406.86915</text:p>
          </table:table-cell>
          <table:table-cell table:style-name="ce1" table:formula="of:=-306181.3157*[.R22]^6 + 746325.3162*[.R22]^5 - 729095.4085*[.R22]^4 + 363057.0091*[.R22]^3 - 96596.51481*[.R22]^2 + 12988.93323*[.R22] - 278.85432151" office:value-type="float" office:value="410.091749054928" calcext:value-type="float">
            <text:p>410.0917490549</text:p>
          </table:table-cell>
          <table:table-cell table:style-name="ce1" table:formula="of:=ABS([.T22]-[.S22])" office:value-type="float" office:value="3.22259905492763" calcext:value-type="float">
            <text:p>3.2225990549</text:p>
          </table:table-cell>
          <table:table-cell table:style-name="ce3" table:formula="of:=[.U22]/[.T22]" office:value-type="percentage" office:value="0.00785823919245933" calcext:value-type="percentage">
            <text:p>0.79%</text:p>
          </table:table-cell>
          <table:table-cell/>
          <table:table-cell table:style-name="ce1" office:value-type="float" office:value="0.2775" calcext:value-type="float">
            <text:p>0.2775</text:p>
          </table:table-cell>
          <table:table-cell table:style-name="ce1" office:value-type="float" office:value="463.52958" calcext:value-type="float">
            <text:p>463.52958</text:p>
          </table:table-cell>
          <table:table-cell table:style-name="ce1" table:formula="of:=158030.3845*[.X22]^5 - 269811.2939*[.X22]^4 + 177076.2496*[.X22]^3 - 55589.50994*[.X22]^2 + 8338.00918*[.X22] - 8.067281008" office:value-type="float" office:value="469.052788313215" calcext:value-type="float">
            <text:p>469.0527883132</text:p>
          </table:table-cell>
          <table:table-cell table:style-name="ce1" table:formula="of:=ABS([.Z22]-[.Y22])" office:value-type="float" office:value="5.52320831321538" calcext:value-type="float">
            <text:p>5.5232083132</text:p>
          </table:table-cell>
          <table:table-cell table:style-name="ce3" table:formula="of:=[.AA22]/[.Z22]" office:value-type="percentage" office:value="0.0117752382052299" calcext:value-type="percentage">
            <text:p>1.18%</text:p>
          </table:table-cell>
        </table:table-row>
        <table:table-row table:style-name="ro1">
          <table:table-cell table:number-columns-repeated="3"/>
          <table:table-cell office:value-type="float" office:value="0.2925" calcext:value-type="float">
            <text:p>0.2925</text:p>
          </table:table-cell>
          <table:table-cell office:value-type="float" office:value="314.75076" calcext:value-type="float">
            <text:p>314.75076</text:p>
          </table:table-cell>
          <table:table-cell table:formula="of:=117.20777*[.D23]^6 - 632.0762655*[.D23]^5 + 1323.616839*[.D23]^4 - 1338.992335*[.D23]^3 + 660.735901*[.D23]^2 - 144.3173449*[.D23] + 325.9572127" office:value-type="float" office:value="315.17471362483" calcext:value-type="float">
            <text:p>315.1747136248</text:p>
          </table:table-cell>
          <table:table-cell table:formula="of:=ABS([.F23]-[.E23])" office:value-type="float" office:value="0.423953624830119" calcext:value-type="float">
            <text:p>0.4239536248</text:p>
          </table:table-cell>
          <table:table-cell table:formula="of:=[.G23]/[.F23]" office:value-type="percentage" office:value="0.00134513844703536" calcext:value-type="percentage">
            <text:p>0.13%</text:p>
          </table:table-cell>
          <table:table-cell table:number-columns-repeated="2"/>
          <table:table-cell table:style-name="ce1" office:value-type="float" office:value="0.2925" calcext:value-type="float">
            <text:p>0.2925</text:p>
          </table:table-cell>
          <table:table-cell table:style-name="ce1" office:value-type="float" office:value="349.0313" calcext:value-type="float">
            <text:p>349.0313</text:p>
          </table:table-cell>
          <table:table-cell table:style-name="ce1" table:formula="of:= -14640.71748*[.K23]^6 + 41863.10032*[.K23]^5 - 47025.52153*[.K23]^4 + 26250.11987*[.K23]^3 - 7607.409004*[.K23]^2 + 1090.605885*[.K23] + 285.6338953" office:value-type="float" office:value="346.931125946776" calcext:value-type="float">
            <text:p>346.9311259468</text:p>
          </table:table-cell>
          <table:table-cell table:style-name="ce1" table:formula="of:=ABS([.M23]-[.L23])" office:value-type="float" office:value="2.10017405322395" calcext:value-type="float">
            <text:p>2.1001740532</text:p>
          </table:table-cell>
          <table:table-cell table:style-name="ce3" table:formula="of:=[.N23]/[.M23]" office:value-type="percentage" office:value="0.00605357633303317" calcext:value-type="percentage">
            <text:p>0.61%</text:p>
          </table:table-cell>
          <table:table-cell table:number-columns-repeated="2"/>
          <table:table-cell table:style-name="ce1" office:value-type="float" office:value="0.2925" calcext:value-type="float">
            <text:p>0.2925</text:p>
          </table:table-cell>
          <table:table-cell table:style-name="ce1" office:value-type="float" office:value="407.21355" calcext:value-type="float">
            <text:p>407.21355</text:p>
          </table:table-cell>
          <table:table-cell table:style-name="ce1" table:formula="of:=-306181.3157*[.R23]^6 + 746325.3162*[.R23]^5 - 729095.4085*[.R23]^4 + 363057.0091*[.R23]^3 - 96596.51481*[.R23]^2 + 12988.93323*[.R23] - 278.85432151" office:value-type="float" office:value="410.843293622427" calcext:value-type="float">
            <text:p>410.8432936224</text:p>
          </table:table-cell>
          <table:table-cell table:style-name="ce1" table:formula="of:=ABS([.T23]-[.S23])" office:value-type="float" office:value="3.62974362242704" calcext:value-type="float">
            <text:p>3.6297436224</text:p>
          </table:table-cell>
          <table:table-cell table:style-name="ce3" table:formula="of:=[.U23]/[.T23]" office:value-type="percentage" office:value="0.00883486156101856" calcext:value-type="percentage">
            <text:p>0.88%</text:p>
          </table:table-cell>
          <table:table-cell/>
          <table:table-cell table:style-name="ce1" office:value-type="float" office:value="0.2925" calcext:value-type="float">
            <text:p>0.2925</text:p>
          </table:table-cell>
          <table:table-cell table:style-name="ce1" office:value-type="float" office:value="463.94829" calcext:value-type="float">
            <text:p>463.94829</text:p>
          </table:table-cell>
          <table:table-cell table:style-name="ce1" table:formula="of:=158030.3845*[.X23]^5 - 269811.2939*[.X23]^4 + 177076.2496*[.X23]^3 - 55589.50994*[.X23]^2 + 8338.00918*[.X23] - 8.067281008" office:value-type="float" office:value="469.50833249859" calcext:value-type="float">
            <text:p>469.5083324986</text:p>
          </table:table-cell>
          <table:table-cell table:style-name="ce1" table:formula="of:=ABS([.Z23]-[.Y23])" office:value-type="float" office:value="5.56004249858989" calcext:value-type="float">
            <text:p>5.5600424986</text:p>
          </table:table-cell>
          <table:table-cell table:style-name="ce3" table:formula="of:=[.AA23]/[.Z23]" office:value-type="percentage" office:value="0.0118422658635278" calcext:value-type="percentage">
            <text:p>1.18%</text:p>
          </table:table-cell>
        </table:table-row>
        <table:table-row table:style-name="ro1">
          <table:table-cell table:number-columns-repeated="3"/>
          <table:table-cell office:value-type="float" office:value="0.3075" calcext:value-type="float">
            <text:p>0.3075</text:p>
          </table:table-cell>
          <table:table-cell office:value-type="float" office:value="314.82911" calcext:value-type="float">
            <text:p>314.82911</text:p>
          </table:table-cell>
          <table:table-cell table:formula="of:=117.20777*[.D24]^6 - 632.0762655*[.D24]^5 + 1323.616839*[.D24]^4 - 1338.992335*[.D24]^3 + 660.735901*[.D24]^2 - 144.3173449*[.D24] + 325.9572127" office:value-type="float" office:value="315.319347677925" calcext:value-type="float">
            <text:p>315.3193476779</text:p>
          </table:table-cell>
          <table:table-cell table:formula="of:=ABS([.F24]-[.E24])" office:value-type="float" office:value="0.490237677924938" calcext:value-type="float">
            <text:p>0.4902376779</text:p>
          </table:table-cell>
          <table:table-cell table:formula="of:=[.G24]/[.F24]" office:value-type="percentage" office:value="0.00155473389608074" calcext:value-type="percentage">
            <text:p>0.16%</text:p>
          </table:table-cell>
          <table:table-cell table:number-columns-repeated="2"/>
          <table:table-cell table:style-name="ce1" office:value-type="float" office:value="0.3075" calcext:value-type="float">
            <text:p>0.3075</text:p>
          </table:table-cell>
          <table:table-cell table:style-name="ce1" office:value-type="float" office:value="349.22299" calcext:value-type="float">
            <text:p>349.22299</text:p>
          </table:table-cell>
          <table:table-cell table:style-name="ce1" table:formula="of:= -14640.71748*[.K24]^6 + 41863.10032*[.K24]^5 - 47025.52153*[.K24]^4 + 26250.11987*[.K24]^3 - 7607.409004*[.K24]^2 + 1090.605885*[.K24] + 285.6338953" office:value-type="float" office:value="347.184737361305" calcext:value-type="float">
            <text:p>347.1847373613</text:p>
          </table:table-cell>
          <table:table-cell table:style-name="ce1" table:formula="of:=ABS([.M24]-[.L24])" office:value-type="float" office:value="2.0382526386951" calcext:value-type="float">
            <text:p>2.0382526387</text:p>
          </table:table-cell>
          <table:table-cell table:style-name="ce3" table:formula="of:=[.N24]/[.M24]" office:value-type="percentage" office:value="0.00587080139002179" calcext:value-type="percentage">
            <text:p>0.59%</text:p>
          </table:table-cell>
          <table:table-cell table:number-columns-repeated="2"/>
          <table:table-cell table:style-name="ce1" office:value-type="float" office:value="0.3075" calcext:value-type="float">
            <text:p>0.3075</text:p>
          </table:table-cell>
          <table:table-cell table:style-name="ce1" office:value-type="float" office:value="407.5368" calcext:value-type="float">
            <text:p>407.5368</text:p>
          </table:table-cell>
          <table:table-cell table:style-name="ce1" table:formula="of:=-306181.3157*[.R24]^6 + 746325.3162*[.R24]^5 - 729095.4085*[.R24]^4 + 363057.0091*[.R24]^3 - 96596.51481*[.R24]^2 + 12988.93323*[.R24] - 278.85432151" office:value-type="float" office:value="411.981126155008" calcext:value-type="float">
            <text:p>411.981126155</text:p>
          </table:table-cell>
          <table:table-cell table:style-name="ce1" table:formula="of:=ABS([.T24]-[.S24])" office:value-type="float" office:value="4.4443261550079" calcext:value-type="float">
            <text:p>4.444326155</text:p>
          </table:table-cell>
          <table:table-cell table:style-name="ce3" table:formula="of:=[.U24]/[.T24]" office:value-type="percentage" office:value="0.0107876935928752" calcext:value-type="percentage">
            <text:p>1.08%</text:p>
          </table:table-cell>
          <table:table-cell/>
          <table:table-cell table:style-name="ce1" office:value-type="float" office:value="0.3075" calcext:value-type="float">
            <text:p>0.3075</text:p>
          </table:table-cell>
          <table:table-cell table:style-name="ce1" office:value-type="float" office:value="464.341" calcext:value-type="float">
            <text:p>464.341</text:p>
          </table:table-cell>
          <table:table-cell table:style-name="ce1" table:formula="of:=158030.3845*[.X24]^5 - 269811.2939*[.X24]^4 + 177076.2496*[.X24]^3 - 55589.50994*[.X24]^2 + 8338.00918*[.X24] - 8.067281008" office:value-type="float" office:value="470.337090058366" calcext:value-type="float">
            <text:p>470.3370900584</text:p>
          </table:table-cell>
          <table:table-cell table:style-name="ce1" table:formula="of:=ABS([.Z24]-[.Y24])" office:value-type="float" office:value="5.99609005836589" calcext:value-type="float">
            <text:p>5.9960900584</text:p>
          </table:table-cell>
          <table:table-cell table:style-name="ce3" table:formula="of:=[.AA24]/[.Z24]" office:value-type="percentage" office:value="0.0127484950370846" calcext:value-type="percentage">
            <text:p>1.27%</text:p>
          </table:table-cell>
        </table:table-row>
        <table:table-row table:style-name="ro1">
          <table:table-cell table:number-columns-repeated="3"/>
          <table:table-cell office:value-type="float" office:value="0.3225" calcext:value-type="float">
            <text:p>0.3225</text:p>
          </table:table-cell>
          <table:table-cell office:value-type="float" office:value="314.90294" calcext:value-type="float">
            <text:p>314.90294</text:p>
          </table:table-cell>
          <table:table-cell table:formula="of:=117.20777*[.D25]^6 - 632.0762655*[.D25]^5 + 1323.616839*[.D25]^4 - 1338.992335*[.D25]^3 + 660.735901*[.D25]^2 - 144.3173449*[.D25] + 325.9572127" office:value-type="float" office:value="315.467809354979" calcext:value-type="float">
            <text:p>315.467809355</text:p>
          </table:table-cell>
          <table:table-cell table:formula="of:=ABS([.F25]-[.E25])" office:value-type="float" office:value="0.564869354978612" calcext:value-type="float">
            <text:p>0.564869355</text:p>
          </table:table-cell>
          <table:table-cell table:formula="of:=[.G25]/[.F25]" office:value-type="percentage" office:value="0.00179057684564892" calcext:value-type="percentage">
            <text:p>0.18%</text:p>
          </table:table-cell>
          <table:table-cell table:number-columns-repeated="2"/>
          <table:table-cell table:style-name="ce1" office:value-type="float" office:value="0.3225" calcext:value-type="float">
            <text:p>0.3225</text:p>
          </table:table-cell>
          <table:table-cell table:style-name="ce1" office:value-type="float" office:value="349.40369" calcext:value-type="float">
            <text:p>349.40369</text:p>
          </table:table-cell>
          <table:table-cell table:style-name="ce1" table:formula="of:= -14640.71748*[.K25]^6 + 41863.10032*[.K25]^5 - 47025.52153*[.K25]^4 + 26250.11987*[.K25]^3 - 7607.409004*[.K25]^2 + 1090.605885*[.K25] + 285.6338953" office:value-type="float" office:value="347.499923745517" calcext:value-type="float">
            <text:p>347.4999237455</text:p>
          </table:table-cell>
          <table:table-cell table:style-name="ce1" table:formula="of:=ABS([.M25]-[.L25])" office:value-type="float" office:value="1.90376625448312" calcext:value-type="float">
            <text:p>1.9037662545</text:p>
          </table:table-cell>
          <table:table-cell table:style-name="ce3" table:formula="of:=[.N25]/[.M25]" office:value-type="percentage" office:value="0.00547846524385799" calcext:value-type="percentage">
            <text:p>0.55%</text:p>
          </table:table-cell>
          <table:table-cell table:number-columns-repeated="2"/>
          <table:table-cell table:style-name="ce1" office:value-type="float" office:value="0.3225" calcext:value-type="float">
            <text:p>0.3225</text:p>
          </table:table-cell>
          <table:table-cell table:style-name="ce1" office:value-type="float" office:value="407.84125" calcext:value-type="float">
            <text:p>407.84125</text:p>
          </table:table-cell>
          <table:table-cell table:style-name="ce1" table:formula="of:=-306181.3157*[.R25]^6 + 746325.3162*[.R25]^5 - 729095.4085*[.R25]^4 + 363057.0091*[.R25]^3 - 96596.51481*[.R25]^2 + 12988.93323*[.R25] - 278.85432151" office:value-type="float" office:value="413.396042298978" calcext:value-type="float">
            <text:p>413.396042299</text:p>
          </table:table-cell>
          <table:table-cell table:style-name="ce1" table:formula="of:=ABS([.T25]-[.S25])" office:value-type="float" office:value="5.55479229897748" calcext:value-type="float">
            <text:p>5.554792299</text:p>
          </table:table-cell>
          <table:table-cell table:style-name="ce3" table:formula="of:=[.U25]/[.T25]" office:value-type="percentage" office:value="0.0134369750326737" calcext:value-type="percentage">
            <text:p>1.34%</text:p>
          </table:table-cell>
          <table:table-cell/>
          <table:table-cell table:style-name="ce1" office:value-type="float" office:value="0.3225" calcext:value-type="float">
            <text:p>0.3225</text:p>
          </table:table-cell>
          <table:table-cell table:style-name="ce1" office:value-type="float" office:value="464.71059" calcext:value-type="float">
            <text:p>464.71059</text:p>
          </table:table-cell>
          <table:table-cell table:style-name="ce1" table:formula="of:=158030.3845*[.X25]^5 - 269811.2939*[.X25]^4 + 177076.2496*[.X25]^3 - 55589.50994*[.X25]^2 + 8338.00918*[.X25] - 8.067281008" office:value-type="float" office:value="471.450344427535" calcext:value-type="float">
            <text:p>471.4503444275</text:p>
          </table:table-cell>
          <table:table-cell table:style-name="ce1" table:formula="of:=ABS([.Z25]-[.Y25])" office:value-type="float" office:value="6.7397544275351" calcext:value-type="float">
            <text:p>6.7397544275</text:p>
          </table:table-cell>
          <table:table-cell table:style-name="ce3" table:formula="of:=[.AA25]/[.Z25]" office:value-type="percentage" office:value="0.0142957885325525" calcext:value-type="percentage">
            <text:p>1.43%</text:p>
          </table:table-cell>
        </table:table-row>
        <table:table-row table:style-name="ro1">
          <table:table-cell table:number-columns-repeated="3"/>
          <table:table-cell office:value-type="float" office:value="0.3375" calcext:value-type="float">
            <text:p>0.3375</text:p>
          </table:table-cell>
          <table:table-cell office:value-type="float" office:value="314.97273" calcext:value-type="float">
            <text:p>314.97273</text:p>
          </table:table-cell>
          <table:table-cell table:formula="of:=117.20777*[.D26]^6 - 632.0762655*[.D26]^5 + 1323.616839*[.D26]^4 - 1338.992335*[.D26]^3 + 660.735901*[.D26]^2 - 144.3173449*[.D26] + 325.9572127" office:value-type="float" office:value="315.615534810205" calcext:value-type="float">
            <text:p>315.6155348102</text:p>
          </table:table-cell>
          <table:table-cell table:formula="of:=ABS([.F26]-[.E26])" office:value-type="float" office:value="0.642804810205405" calcext:value-type="float">
            <text:p>0.6428048102</text:p>
          </table:table-cell>
          <table:table-cell table:formula="of:=[.G26]/[.F26]" office:value-type="percentage" office:value="0.00203667037679864" calcext:value-type="percentage">
            <text:p>0.20%</text:p>
          </table:table-cell>
          <table:table-cell table:number-columns-repeated="2"/>
          <table:table-cell table:style-name="ce1" office:value-type="float" office:value="0.3375" calcext:value-type="float">
            <text:p>0.3375</text:p>
          </table:table-cell>
          <table:table-cell table:style-name="ce1" office:value-type="float" office:value="349.57455" calcext:value-type="float">
            <text:p>349.57455</text:p>
          </table:table-cell>
          <table:table-cell table:style-name="ce1" table:formula="of:= -14640.71748*[.K26]^6 + 41863.10032*[.K26]^5 - 47025.52153*[.K26]^4 + 26250.11987*[.K26]^3 - 7607.409004*[.K26]^2 + 1090.605885*[.K26] + 285.6338953" office:value-type="float" office:value="347.864381977145" calcext:value-type="float">
            <text:p>347.8643819771</text:p>
          </table:table-cell>
          <table:table-cell table:style-name="ce1" table:formula="of:=ABS([.M26]-[.L26])" office:value-type="float" office:value="1.71016802285538" calcext:value-type="float">
            <text:p>1.7101680229</text:p>
          </table:table-cell>
          <table:table-cell table:style-name="ce3" table:formula="of:=[.N26]/[.M26]" office:value-type="percentage" office:value="0.00491619180191821" calcext:value-type="percentage">
            <text:p>0.49%</text:p>
          </table:table-cell>
          <table:table-cell table:number-columns-repeated="2"/>
          <table:table-cell table:style-name="ce1" office:value-type="float" office:value="0.3375" calcext:value-type="float">
            <text:p>0.3375</text:p>
          </table:table-cell>
          <table:table-cell table:style-name="ce1" office:value-type="float" office:value="408.12887" calcext:value-type="float">
            <text:p>408.12887</text:p>
          </table:table-cell>
          <table:table-cell table:style-name="ce1" table:formula="of:=-306181.3157*[.R26]^6 + 746325.3162*[.R26]^5 - 729095.4085*[.R26]^4 + 363057.0091*[.R26]^3 - 96596.51481*[.R26]^2 + 12988.93323*[.R26] - 278.85432151" office:value-type="float" office:value="414.959112121802" calcext:value-type="float">
            <text:p>414.9591121218</text:p>
          </table:table-cell>
          <table:table-cell table:style-name="ce1" table:formula="of:=ABS([.T26]-[.S26])" office:value-type="float" office:value="6.83024212180169" calcext:value-type="float">
            <text:p>6.8302421218</text:p>
          </table:table-cell>
          <table:table-cell table:style-name="ce3" table:formula="of:=[.U26]/[.T26]" office:value-type="percentage" office:value="0.0164600364765501" calcext:value-type="percentage">
            <text:p>1.65%</text:p>
          </table:table-cell>
          <table:table-cell/>
          <table:table-cell table:style-name="ce1" office:value-type="float" office:value="0.3375" calcext:value-type="float">
            <text:p>0.3375</text:p>
          </table:table-cell>
          <table:table-cell table:style-name="ce1" office:value-type="float" office:value="465.05952" calcext:value-type="float">
            <text:p>465.05952</text:p>
          </table:table-cell>
          <table:table-cell table:style-name="ce1" table:formula="of:=158030.3845*[.X26]^5 - 269811.2939*[.X26]^4 + 177076.2496*[.X26]^3 - 55589.50994*[.X26]^2 + 8338.00918*[.X26] - 8.067281008" office:value-type="float" office:value="472.726768954143" calcext:value-type="float">
            <text:p>472.7267689541</text:p>
          </table:table-cell>
          <table:table-cell table:style-name="ce1" table:formula="of:=ABS([.Z26]-[.Y26])" office:value-type="float" office:value="7.66724895414268" calcext:value-type="float">
            <text:p>7.6672489541</text:p>
          </table:table-cell>
          <table:table-cell table:style-name="ce3" table:formula="of:=[.AA26]/[.Z26]" office:value-type="percentage" office:value="0.0162191977642934" calcext:value-type="percentage">
            <text:p>1.62%</text:p>
          </table:table-cell>
        </table:table-row>
        <table:table-row table:style-name="ro1">
          <table:table-cell table:number-columns-repeated="3"/>
          <table:table-cell office:value-type="float" office:value="0.3525" calcext:value-type="float">
            <text:p>0.3525</text:p>
          </table:table-cell>
          <table:table-cell office:value-type="float" office:value="315.03888" calcext:value-type="float">
            <text:p>315.03888</text:p>
          </table:table-cell>
          <table:table-cell table:formula="of:=117.20777*[.D27]^6 - 632.0762655*[.D27]^5 + 1323.616839*[.D27]^4 - 1338.992335*[.D27]^3 + 660.735901*[.D27]^2 - 144.3173449*[.D27] + 325.9572127" office:value-type="float" office:value="315.758552365527" calcext:value-type="float">
            <text:p>315.7585523655</text:p>
          </table:table-cell>
          <table:table-cell table:formula="of:=ABS([.F27]-[.E27])" office:value-type="float" office:value="0.71967236552706" calcext:value-type="float">
            <text:p>0.7196723655</text:p>
          </table:table-cell>
          <table:table-cell table:formula="of:=[.G27]/[.F27]" office:value-type="percentage" office:value="0.00227918566301874" calcext:value-type="percentage">
            <text:p>0.23%</text:p>
          </table:table-cell>
          <table:table-cell table:number-columns-repeated="2"/>
          <table:table-cell table:style-name="ce1" office:value-type="float" office:value="0.3525" calcext:value-type="float">
            <text:p>0.3525</text:p>
          </table:table-cell>
          <table:table-cell table:style-name="ce1" office:value-type="float" office:value="349.73656" calcext:value-type="float">
            <text:p>349.73656</text:p>
          </table:table-cell>
          <table:table-cell table:style-name="ce1" table:formula="of:= -14640.71748*[.K27]^6 + 41863.10032*[.K27]^5 - 47025.52153*[.K27]^4 + 26250.11987*[.K27]^3 - 7607.409004*[.K27]^2 + 1090.605885*[.K27] + 285.6338953" office:value-type="float" office:value="348.26291889251" calcext:value-type="float">
            <text:p>348.2629188925</text:p>
          </table:table-cell>
          <table:table-cell table:style-name="ce1" table:formula="of:=ABS([.M27]-[.L27])" office:value-type="float" office:value="1.47364110749027" calcext:value-type="float">
            <text:p>1.4736411075</text:p>
          </table:table-cell>
          <table:table-cell table:style-name="ce3" table:formula="of:=[.N27]/[.M27]" office:value-type="percentage" office:value="0.0042314039983829" calcext:value-type="percentage">
            <text:p>0.42%</text:p>
          </table:table-cell>
          <table:table-cell table:number-columns-repeated="2"/>
          <table:table-cell table:style-name="ce1" office:value-type="float" office:value="0.3525" calcext:value-type="float">
            <text:p>0.3525</text:p>
          </table:table-cell>
          <table:table-cell table:style-name="ce1" office:value-type="float" office:value="408.40135" calcext:value-type="float">
            <text:p>408.40135</text:p>
          </table:table-cell>
          <table:table-cell table:style-name="ce1" table:formula="of:=-306181.3157*[.R27]^6 + 746325.3162*[.R27]^5 - 729095.4085*[.R27]^4 + 363057.0091*[.R27]^3 - 96596.51481*[.R27]^2 + 12988.93323*[.R27] - 278.85432151" office:value-type="float" office:value="416.536956546727" calcext:value-type="float">
            <text:p>416.5369565467</text:p>
          </table:table-cell>
          <table:table-cell table:style-name="ce1" table:formula="of:=ABS([.T27]-[.S27])" office:value-type="float" office:value="8.1356065467271" calcext:value-type="float">
            <text:p>8.1356065467</text:p>
          </table:table-cell>
          <table:table-cell table:style-name="ce3" table:formula="of:=[.U27]/[.T27]" office:value-type="percentage" office:value="0.0195315359630387" calcext:value-type="percentage">
            <text:p>1.95%</text:p>
          </table:table-cell>
          <table:table-cell/>
          <table:table-cell table:style-name="ce1" office:value-type="float" office:value="0.3525" calcext:value-type="float">
            <text:p>0.3525</text:p>
          </table:table-cell>
          <table:table-cell table:style-name="ce1" office:value-type="float" office:value="465.38986" calcext:value-type="float">
            <text:p>465.38986</text:p>
          </table:table-cell>
          <table:table-cell table:style-name="ce1" table:formula="of:=158030.3845*[.X27]^5 - 269811.2939*[.X27]^4 + 177076.2496*[.X27]^3 - 55589.50994*[.X27]^2 + 8338.00918*[.X27] - 8.067281008" office:value-type="float" office:value="474.026827418079" calcext:value-type="float">
            <text:p>474.0268274181</text:p>
          </table:table-cell>
          <table:table-cell table:style-name="ce1" table:formula="of:=ABS([.Z27]-[.Y27])" office:value-type="float" office:value="8.63696741807894" calcext:value-type="float">
            <text:p>8.6369674181</text:p>
          </table:table-cell>
          <table:table-cell table:style-name="ce3" table:formula="of:=[.AA27]/[.Z27]" office:value-type="percentage" office:value="0.0182204190111404" calcext:value-type="percentage">
            <text:p>1.82%</text:p>
          </table:table-cell>
        </table:table-row>
        <table:table-row table:style-name="ro1">
          <table:table-cell table:number-columns-repeated="3"/>
          <table:table-cell office:value-type="float" office:value="0.3675" calcext:value-type="float">
            <text:p>0.3675</text:p>
          </table:table-cell>
          <table:table-cell office:value-type="float" office:value="315.10174" calcext:value-type="float">
            <text:p>315.10174</text:p>
          </table:table-cell>
          <table:table-cell table:formula="of:=117.20777*[.D28]^6 - 632.0762655*[.D28]^5 + 1323.616839*[.D28]^4 - 1338.992335*[.D28]^3 + 660.735901*[.D28]^2 - 144.3173449*[.D28] + 325.9572127" office:value-type="float" office:value="315.893446060128" calcext:value-type="float">
            <text:p>315.8934460601</text:p>
          </table:table-cell>
          <table:table-cell table:formula="of:=ABS([.F28]-[.E28])" office:value-type="float" office:value="0.791706060127638" calcext:value-type="float">
            <text:p>0.7917060601</text:p>
          </table:table-cell>
          <table:table-cell table:formula="of:=[.G28]/[.F28]" office:value-type="percentage" office:value="0.00250624401994381" calcext:value-type="percentage">
            <text:p>0.25%</text:p>
          </table:table-cell>
          <table:table-cell table:number-columns-repeated="2"/>
          <table:table-cell table:style-name="ce1" office:value-type="float" office:value="0.3675" calcext:value-type="float">
            <text:p>0.3675</text:p>
          </table:table-cell>
          <table:table-cell table:style-name="ce1" office:value-type="float" office:value="349.89054" calcext:value-type="float">
            <text:p>349.89054</text:p>
          </table:table-cell>
          <table:table-cell table:style-name="ce1" table:formula="of:= -14640.71748*[.K28]^6 + 41863.10032*[.K28]^5 - 47025.52153*[.K28]^4 + 26250.11987*[.K28]^3 - 7607.409004*[.K28]^2 + 1090.605885*[.K28] + 285.6338953" office:value-type="float" office:value="348.678624473484" calcext:value-type="float">
            <text:p>348.6786244735</text:p>
          </table:table-cell>
          <table:table-cell table:style-name="ce1" table:formula="of:=ABS([.M28]-[.L28])" office:value-type="float" office:value="1.21191552651607" calcext:value-type="float">
            <text:p>1.2119155265</text:p>
          </table:table-cell>
          <table:table-cell table:style-name="ce3" table:formula="of:=[.N28]/[.M28]" office:value-type="percentage" office:value="0.00347573794736083" calcext:value-type="percentage">
            <text:p>0.35%</text:p>
          </table:table-cell>
          <table:table-cell table:number-columns-repeated="2"/>
          <table:table-cell table:style-name="ce1" office:value-type="float" office:value="0.3675" calcext:value-type="float">
            <text:p>0.3675</text:p>
          </table:table-cell>
          <table:table-cell table:style-name="ce1" office:value-type="float" office:value="408.66014" calcext:value-type="float">
            <text:p>408.66014</text:p>
          </table:table-cell>
          <table:table-cell table:style-name="ce1" table:formula="of:=-306181.3157*[.R28]^6 + 746325.3162*[.R28]^5 - 729095.4085*[.R28]^4 + 363057.0091*[.R28]^3 - 96596.51481*[.R28]^2 + 12988.93323*[.R28] - 278.85432151" office:value-type="float" office:value="418.004512717872" calcext:value-type="float">
            <text:p>418.0045127179</text:p>
          </table:table-cell>
          <table:table-cell table:style-name="ce1" table:formula="of:=ABS([.T28]-[.S28])" office:value-type="float" office:value="9.34437271787175" calcext:value-type="float">
            <text:p>9.3443727179</text:p>
          </table:table-cell>
          <table:table-cell table:style-name="ce3" table:formula="of:=[.U28]/[.T28]" office:value-type="percentage" office:value="0.0223547173142091" calcext:value-type="percentage">
            <text:p>2.24%</text:p>
          </table:table-cell>
          <table:table-cell/>
          <table:table-cell table:style-name="ce1" office:value-type="float" office:value="0.3675" calcext:value-type="float">
            <text:p>0.3675</text:p>
          </table:table-cell>
          <table:table-cell table:style-name="ce1" office:value-type="float" office:value="465.70339" calcext:value-type="float">
            <text:p>465.70339</text:p>
          </table:table-cell>
          <table:table-cell table:style-name="ce1" table:formula="of:=158030.3845*[.X28]^5 - 269811.2939*[.X28]^4 + 177076.2496*[.X28]^3 - 55589.50994*[.X28]^2 + 8338.00918*[.X28] - 8.067281008" office:value-type="float" office:value="475.207174549874" calcext:value-type="float">
            <text:p>475.2071745499</text:p>
          </table:table-cell>
          <table:table-cell table:style-name="ce1" table:formula="of:=ABS([.Z28]-[.Y28])" office:value-type="float" office:value="9.50378454987424" calcext:value-type="float">
            <text:p>9.5037845499</text:p>
          </table:table-cell>
          <table:table-cell table:style-name="ce3" table:formula="of:=[.AA28]/[.Z28]" office:value-type="percentage" office:value="0.0199992446639225" calcext:value-type="percentage">
            <text:p>2.00%</text:p>
          </table:table-cell>
        </table:table-row>
        <table:table-row table:style-name="ro1">
          <table:table-cell table:number-columns-repeated="3"/>
          <table:table-cell office:value-type="float" office:value="0.3825" calcext:value-type="float">
            <text:p>0.3825</text:p>
          </table:table-cell>
          <table:table-cell office:value-type="float" office:value="315.16161" calcext:value-type="float">
            <text:p>315.16161</text:p>
          </table:table-cell>
          <table:table-cell table:formula="of:=117.20777*[.D29]^6 - 632.0762655*[.D29]^5 + 1323.616839*[.D29]^4 - 1338.992335*[.D29]^3 + 660.735901*[.D29]^2 - 144.3173449*[.D29] + 325.9572127" office:value-type="float" office:value="316.017320161259" calcext:value-type="float">
            <text:p>316.0173201613</text:p>
          </table:table-cell>
          <table:table-cell table:formula="of:=ABS([.F29]-[.E29])" office:value-type="float" office:value="0.855710161259253" calcext:value-type="float">
            <text:p>0.8557101613</text:p>
          </table:table-cell>
          <table:table-cell table:formula="of:=[.G29]/[.F29]" office:value-type="percentage" office:value="0.00270779513231299" calcext:value-type="percentage">
            <text:p>0.27%</text:p>
          </table:table-cell>
          <table:table-cell table:number-columns-repeated="2"/>
          <table:table-cell table:style-name="ce1" office:value-type="float" office:value="0.3825" calcext:value-type="float">
            <text:p>0.3825</text:p>
          </table:table-cell>
          <table:table-cell table:style-name="ce1" office:value-type="float" office:value="350.03725" calcext:value-type="float">
            <text:p>350.03725</text:p>
          </table:table-cell>
          <table:table-cell table:style-name="ce1" table:formula="of:= -14640.71748*[.K29]^6 + 41863.10032*[.K29]^5 - 47025.52153*[.K29]^4 + 26250.11987*[.K29]^3 - 7607.409004*[.K29]^2 + 1090.605885*[.K29] + 285.6338953" office:value-type="float" office:value="349.09392496227" calcext:value-type="float">
            <text:p>349.0939249623</text:p>
          </table:table-cell>
          <table:table-cell table:style-name="ce1" table:formula="of:=ABS([.M29]-[.L29])" office:value-type="float" office:value="0.94332503773029" calcext:value-type="float">
            <text:p>0.9433250377</text:p>
          </table:table-cell>
          <table:table-cell table:style-name="ce3" table:formula="of:=[.N29]/[.M29]" office:value-type="percentage" office:value="0.00270220983602692" calcext:value-type="percentage">
            <text:p>0.27%</text:p>
          </table:table-cell>
          <table:table-cell table:number-columns-repeated="2"/>
          <table:table-cell table:style-name="ce1" office:value-type="float" office:value="0.3825" calcext:value-type="float">
            <text:p>0.3825</text:p>
          </table:table-cell>
          <table:table-cell table:style-name="ce1" office:value-type="float" office:value="408.90649" calcext:value-type="float">
            <text:p>408.90649</text:p>
          </table:table-cell>
          <table:table-cell table:style-name="ce1" table:formula="of:=-306181.3157*[.R29]^6 + 746325.3162*[.R29]^5 - 729095.4085*[.R29]^4 + 363057.0091*[.R29]^3 - 96596.51481*[.R29]^2 + 12988.93323*[.R29] - 278.85432151" office:value-type="float" office:value="419.255288295814" calcext:value-type="float">
            <text:p>419.2552882958</text:p>
          </table:table-cell>
          <table:table-cell table:style-name="ce1" table:formula="of:=ABS([.T29]-[.S29])" office:value-type="float" office:value="10.3487982958142" calcext:value-type="float">
            <text:p>10.3487982958</text:p>
          </table:table-cell>
          <table:table-cell table:style-name="ce3" table:formula="of:=[.U29]/[.T29]" office:value-type="percentage" office:value="0.0246837632934338" calcext:value-type="percentage">
            <text:p>2.47%</text:p>
          </table:table-cell>
          <table:table-cell/>
          <table:table-cell table:style-name="ce1" office:value-type="float" office:value="0.3825" calcext:value-type="float">
            <text:p>0.3825</text:p>
          </table:table-cell>
          <table:table-cell table:style-name="ce1" office:value-type="float" office:value="466.00165" calcext:value-type="float">
            <text:p>466.00165</text:p>
          </table:table-cell>
          <table:table-cell table:style-name="ce1" table:formula="of:=158030.3845*[.X29]^5 - 269811.2939*[.X29]^4 + 177076.2496*[.X29]^3 - 55589.50994*[.X29]^2 + 8338.00918*[.X29] - 8.067281008" office:value-type="float" office:value="476.135056549463" calcext:value-type="float">
            <text:p>476.1350565495</text:p>
          </table:table-cell>
          <table:table-cell table:style-name="ce1" table:formula="of:=ABS([.Z29]-[.Y29])" office:value-type="float" office:value="10.1334065494627" calcext:value-type="float">
            <text:p>10.1334065495</text:p>
          </table:table-cell>
          <table:table-cell table:style-name="ce3" table:formula="of:=[.AA29]/[.Z29]" office:value-type="percentage" office:value="0.0212826306529479" calcext:value-type="percentage">
            <text:p>2.13%</text:p>
          </table:table-cell>
        </table:table-row>
        <table:table-row table:style-name="ro1">
          <table:table-cell table:number-columns-repeated="3"/>
          <table:table-cell office:value-type="float" office:value="0.3975" calcext:value-type="float">
            <text:p>0.3975</text:p>
          </table:table-cell>
          <table:table-cell office:value-type="float" office:value="315.21876" calcext:value-type="float">
            <text:p>315.21876</text:p>
          </table:table-cell>
          <table:table-cell table:formula="of:=117.20777*[.D30]^6 - 632.0762655*[.D30]^5 + 1323.616839*[.D30]^4 - 1338.992335*[.D30]^3 + 660.735901*[.D30]^2 - 144.3173449*[.D30] + 325.9572127" office:value-type="float" office:value="316.127764636298" calcext:value-type="float">
            <text:p>316.1277646363</text:p>
          </table:table-cell>
          <table:table-cell table:formula="of:=ABS([.F30]-[.E30])" office:value-type="float" office:value="0.909004636297652" calcext:value-type="float">
            <text:p>0.9090046363</text:p>
          </table:table-cell>
          <table:table-cell table:formula="of:=[.G30]/[.F30]" office:value-type="percentage" office:value="0.0028754343590904" calcext:value-type="percentage">
            <text:p>0.29%</text:p>
          </table:table-cell>
          <table:table-cell table:number-columns-repeated="2"/>
          <table:table-cell table:style-name="ce1" office:value-type="float" office:value="0.3975" calcext:value-type="float">
            <text:p>0.3975</text:p>
          </table:table-cell>
          <table:table-cell table:style-name="ce1" office:value-type="float" office:value="350.17729" calcext:value-type="float">
            <text:p>350.17729</text:p>
          </table:table-cell>
          <table:table-cell table:style-name="ce1" table:formula="of:= -14640.71748*[.K30]^6 + 41863.10032*[.K30]^5 - 47025.52153*[.K30]^4 + 26250.11987*[.K30]^3 - 7607.409004*[.K30]^2 + 1090.605885*[.K30] + 285.6338953" office:value-type="float" office:value="349.491515903996" calcext:value-type="float">
            <text:p>349.491515904</text:p>
          </table:table-cell>
          <table:table-cell table:style-name="ce1" table:formula="of:=ABS([.M30]-[.L30])" office:value-type="float" office:value="0.685774096004195" calcext:value-type="float">
            <text:p>0.685774096</text:p>
          </table:table-cell>
          <table:table-cell table:style-name="ce3" table:formula="of:=[.N30]/[.M30]" office:value-type="percentage" office:value="0.00196220527479865" calcext:value-type="percentage">
            <text:p>0.20%</text:p>
          </table:table-cell>
          <table:table-cell table:number-columns-repeated="2"/>
          <table:table-cell table:style-name="ce1" office:value-type="float" office:value="0.3975" calcext:value-type="float">
            <text:p>0.3975</text:p>
          </table:table-cell>
          <table:table-cell table:style-name="ce1" office:value-type="float" office:value="409.14148" calcext:value-type="float">
            <text:p>409.14148</text:p>
          </table:table-cell>
          <table:table-cell table:style-name="ce1" table:formula="of:=-306181.3157*[.R30]^6 + 746325.3162*[.R30]^5 - 729095.4085*[.R30]^4 + 363057.0091*[.R30]^3 - 96596.51481*[.R30]^2 + 12988.93323*[.R30] - 278.85432151" office:value-type="float" office:value="420.209104683667" calcext:value-type="float">
            <text:p>420.2091046837</text:p>
          </table:table-cell>
          <table:table-cell table:style-name="ce1" table:formula="of:=ABS([.T30]-[.S30])" office:value-type="float" office:value="11.0676246836666" calcext:value-type="float">
            <text:p>11.0676246837</text:p>
          </table:table-cell>
          <table:table-cell table:style-name="ce3" table:formula="of:=[.U30]/[.T30]" office:value-type="percentage" office:value="0.0263383743005719" calcext:value-type="percentage">
            <text:p>2.63%</text:p>
          </table:table-cell>
          <table:table-cell/>
          <table:table-cell table:style-name="ce1" office:value-type="float" office:value="0.3975" calcext:value-type="float">
            <text:p>0.3975</text:p>
          </table:table-cell>
          <table:table-cell table:style-name="ce1" office:value-type="float" office:value="466.28598" calcext:value-type="float">
            <text:p>466.28598</text:p>
          </table:table-cell>
          <table:table-cell table:style-name="ce1" table:formula="of:=158030.3845*[.X30]^5 - 269811.2939*[.X30]^4 + 177076.2496*[.X30]^3 - 55589.50994*[.X30]^2 + 8338.00918*[.X30] - 8.067281008" office:value-type="float" office:value="476.702711604999" calcext:value-type="float">
            <text:p>476.702711605</text:p>
          </table:table-cell>
          <table:table-cell table:style-name="ce1" table:formula="of:=ABS([.Z30]-[.Y30])" office:value-type="float" office:value="10.4167316049985" calcext:value-type="float">
            <text:p>10.416731605</text:p>
          </table:table-cell>
          <table:table-cell table:style-name="ce3" table:formula="of:=[.AA30]/[.Z30]" office:value-type="percentage" office:value="0.0218516306943728" calcext:value-type="percentage">
            <text:p>2.19%</text:p>
          </table:table-cell>
        </table:table-row>
        <table:table-row table:style-name="ro1">
          <table:table-cell table:number-columns-repeated="3"/>
          <table:table-cell office:value-type="float" office:value="0.4125" calcext:value-type="float">
            <text:p>0.4125</text:p>
          </table:table-cell>
          <table:table-cell office:value-type="float" office:value="315.2734" calcext:value-type="float">
            <text:p>315.2734</text:p>
          </table:table-cell>
          <table:table-cell table:formula="of:=117.20777*[.D31]^6 - 632.0762655*[.D31]^5 + 1323.616839*[.D31]^4 - 1338.992335*[.D31]^3 + 660.735901*[.D31]^2 - 144.3173449*[.D31] + 325.9572127" office:value-type="float" office:value="316.222821586048" calcext:value-type="float">
            <text:p>316.222821586</text:p>
          </table:table-cell>
          <table:table-cell table:formula="of:=ABS([.F31]-[.E31])" office:value-type="float" office:value="0.949421586048061" calcext:value-type="float">
            <text:p>0.949421586</text:p>
          </table:table-cell>
          <table:table-cell table:formula="of:=[.G31]/[.F31]" office:value-type="percentage" office:value="0.00300238161586864" calcext:value-type="percentage">
            <text:p>0.30%</text:p>
          </table:table-cell>
          <table:table-cell table:number-columns-repeated="2"/>
          <table:table-cell table:style-name="ce1" office:value-type="float" office:value="0.4125" calcext:value-type="float">
            <text:p>0.4125</text:p>
          </table:table-cell>
          <table:table-cell table:style-name="ce1" office:value-type="float" office:value="350.31124" calcext:value-type="float">
            <text:p>350.31124</text:p>
          </table:table-cell>
          <table:table-cell table:style-name="ce1" table:formula="of:= -14640.71748*[.K31]^6 + 41863.10032*[.K31]^5 - 47025.52153*[.K31]^4 + 26250.11987*[.K31]^3 - 7607.409004*[.K31]^2 + 1090.605885*[.K31] + 285.6338953" office:value-type="float" office:value="349.855175117126" calcext:value-type="float">
            <text:p>349.8551751171</text:p>
          </table:table-cell>
          <table:table-cell table:style-name="ce1" table:formula="of:=ABS([.M31]-[.L31])" office:value-type="float" office:value="0.456064882873704" calcext:value-type="float">
            <text:p>0.4560648829</text:p>
          </table:table-cell>
          <table:table-cell table:style-name="ce3" table:formula="of:=[.N31]/[.M31]" office:value-type="percentage" office:value="0.00130358192563829" calcext:value-type="percentage">
            <text:p>0.13%</text:p>
          </table:table-cell>
          <table:table-cell table:number-columns-repeated="2"/>
          <table:table-cell table:style-name="ce1" office:value-type="float" office:value="0.4125" calcext:value-type="float">
            <text:p>0.4125</text:p>
          </table:table-cell>
          <table:table-cell table:style-name="ce1" office:value-type="float" office:value="409.36607" calcext:value-type="float">
            <text:p>409.36607</text:p>
          </table:table-cell>
          <table:table-cell table:style-name="ce1" table:formula="of:=-306181.3157*[.R31]^6 + 746325.3162*[.R31]^5 - 729095.4085*[.R31]^4 + 363057.0091*[.R31]^3 - 96596.51481*[.R31]^2 + 12988.93323*[.R31] - 278.85432151" office:value-type="float" office:value="420.817329183619" calcext:value-type="float">
            <text:p>420.8173291836</text:p>
          </table:table-cell>
          <table:table-cell table:style-name="ce1" table:formula="of:=ABS([.T31]-[.S31])" office:value-type="float" office:value="11.4512591836191" calcext:value-type="float">
            <text:p>11.4512591836</text:p>
          </table:table-cell>
          <table:table-cell table:style-name="ce3" table:formula="of:=[.U31]/[.T31]" office:value-type="percentage" office:value="0.0272119477727651" calcext:value-type="percentage">
            <text:p>2.72%</text:p>
          </table:table-cell>
          <table:table-cell/>
          <table:table-cell table:style-name="ce1" office:value-type="float" office:value="0.4125" calcext:value-type="float">
            <text:p>0.4125</text:p>
          </table:table-cell>
          <table:table-cell table:style-name="ce1" office:value-type="float" office:value="466.55757" calcext:value-type="float">
            <text:p>466.55757</text:p>
          </table:table-cell>
          <table:table-cell table:style-name="ce1" table:formula="of:=158030.3845*[.X31]^5 - 269811.2939*[.X31]^4 + 177076.2496*[.X31]^3 - 55589.50994*[.X31]^2 + 8338.00918*[.X31] - 8.067281008" office:value-type="float" office:value="476.841770411622" calcext:value-type="float">
            <text:p>476.8417704116</text:p>
          </table:table-cell>
          <table:table-cell table:style-name="ce1" table:formula="of:=ABS([.Z31]-[.Y31])" office:value-type="float" office:value="10.2842004116223" calcext:value-type="float">
            <text:p>10.2842004116</text:p>
          </table:table-cell>
          <table:table-cell table:style-name="ce3" table:formula="of:=[.AA31]/[.Z31]" office:value-type="percentage" office:value="0.0215673228516552" calcext:value-type="percentage">
            <text:p>2.16%</text:p>
          </table:table-cell>
        </table:table-row>
        <table:table-row table:style-name="ro1">
          <table:table-cell table:number-columns-repeated="3"/>
          <table:table-cell office:value-type="float" office:value="0.4275" calcext:value-type="float">
            <text:p>0.4275</text:p>
          </table:table-cell>
          <table:table-cell office:value-type="float" office:value="315.32576" calcext:value-type="float">
            <text:p>315.32576</text:p>
          </table:table-cell>
          <table:table-cell table:formula="of:=117.20777*[.D32]^6 - 632.0762655*[.D32]^5 + 1323.616839*[.D32]^4 - 1338.992335*[.D32]^3 + 660.735901*[.D32]^2 - 144.3173449*[.D32] + 325.9572127" office:value-type="float" office:value="316.300952639302" calcext:value-type="float">
            <text:p>316.3009526393</text:p>
          </table:table-cell>
          <table:table-cell table:formula="of:=ABS([.F32]-[.E32])" office:value-type="float" office:value="0.975192639301554" calcext:value-type="float">
            <text:p>0.9751926393</text:p>
          </table:table-cell>
          <table:table-cell table:formula="of:=[.G32]/[.F32]" office:value-type="percentage" office:value="0.00308311635220912" calcext:value-type="percentage">
            <text:p>0.31%</text:p>
          </table:table-cell>
          <table:table-cell table:number-columns-repeated="2"/>
          <table:table-cell table:style-name="ce1" office:value-type="float" office:value="0.4275" calcext:value-type="float">
            <text:p>0.4275</text:p>
          </table:table-cell>
          <table:table-cell table:style-name="ce1" office:value-type="float" office:value="350.43959" calcext:value-type="float">
            <text:p>350.43959</text:p>
          </table:table-cell>
          <table:table-cell table:style-name="ce1" table:formula="of:= -14640.71748*[.K32]^6 + 41863.10032*[.K32]^5 - 47025.52153*[.K32]^4 + 26250.11987*[.K32]^3 - 7607.409004*[.K32]^2 + 1090.605885*[.K32] + 285.6338953" office:value-type="float" office:value="350.17045559169" calcext:value-type="float">
            <text:p>350.1704555917</text:p>
          </table:table-cell>
          <table:table-cell table:style-name="ce1" table:formula="of:=ABS([.M32]-[.L32])" office:value-type="float" office:value="0.269134408310492" calcext:value-type="float">
            <text:p>0.2691344083</text:p>
          </table:table-cell>
          <table:table-cell table:style-name="ce3" table:formula="of:=[.N32]/[.M32]" office:value-type="percentage" office:value="0.000768581141020966" calcext:value-type="percentage">
            <text:p>0.08%</text:p>
          </table:table-cell>
          <table:table-cell table:number-columns-repeated="2"/>
          <table:table-cell table:style-name="ce1" office:value-type="float" office:value="0.4275" calcext:value-type="float">
            <text:p>0.4275</text:p>
          </table:table-cell>
          <table:table-cell table:style-name="ce1" office:value-type="float" office:value="409.58109" calcext:value-type="float">
            <text:p>409.58109</text:p>
          </table:table-cell>
          <table:table-cell table:style-name="ce1" table:formula="of:=-306181.3157*[.R32]^6 + 746325.3162*[.R32]^5 - 729095.4085*[.R32]^4 + 363057.0091*[.R32]^3 - 96596.51481*[.R32]^2 + 12988.93323*[.R32] - 278.85432151" office:value-type="float" office:value="421.065596084002" calcext:value-type="float">
            <text:p>421.065596084</text:p>
          </table:table-cell>
          <table:table-cell table:style-name="ce1" table:formula="of:=ABS([.T32]-[.S32])" office:value-type="float" office:value="11.4845060840021" calcext:value-type="float">
            <text:p>11.484506084</text:p>
          </table:table-cell>
          <table:table-cell table:style-name="ce3" table:formula="of:=[.U32]/[.T32]" office:value-type="percentage" office:value="0.0272748621374208" calcext:value-type="percentage">
            <text:p>2.73%</text:p>
          </table:table-cell>
          <table:table-cell/>
          <table:table-cell table:style-name="ce1" office:value-type="float" office:value="0.4275" calcext:value-type="float">
            <text:p>0.4275</text:p>
          </table:table-cell>
          <table:table-cell table:style-name="ce1" office:value-type="float" office:value="466.81743" calcext:value-type="float">
            <text:p>466.81743</text:p>
          </table:table-cell>
          <table:table-cell table:style-name="ce1" table:formula="of:=158030.3845*[.X32]^5 - 269811.2939*[.X32]^4 + 177076.2496*[.X32]^3 - 55589.50994*[.X32]^2 + 8338.00918*[.X32] - 8.067281008" office:value-type="float" office:value="476.537656690261" calcext:value-type="float">
            <text:p>476.5376566903</text:p>
          </table:table-cell>
          <table:table-cell table:style-name="ce1" table:formula="of:=ABS([.Z32]-[.Y32])" office:value-type="float" office:value="9.72022669026097" calcext:value-type="float">
            <text:p>9.7202266903</text:p>
          </table:table-cell>
          <table:table-cell table:style-name="ce3" table:formula="of:=[.AA32]/[.Z32]" office:value-type="percentage" office:value="0.0203976045833853" calcext:value-type="percentage">
            <text:p>2.04%</text:p>
          </table:table-cell>
        </table:table-row>
        <table:table-row table:style-name="ro1">
          <table:table-cell table:number-columns-repeated="3"/>
          <table:table-cell office:value-type="float" office:value="0.4425" calcext:value-type="float">
            <text:p>0.4425</text:p>
          </table:table-cell>
          <table:table-cell office:value-type="float" office:value="315.37599" calcext:value-type="float">
            <text:p>315.37599</text:p>
          </table:table-cell>
          <table:table-cell table:formula="of:=117.20777*[.D33]^6 - 632.0762655*[.D33]^5 + 1323.616839*[.D33]^4 - 1338.992335*[.D33]^3 + 660.735901*[.D33]^2 - 144.3173449*[.D33] + 325.9572127" office:value-type="float" office:value="316.361007308641" calcext:value-type="float">
            <text:p>316.3610073086</text:p>
          </table:table-cell>
          <table:table-cell table:formula="of:=ABS([.F33]-[.E33])" office:value-type="float" office:value="0.985017308641091" calcext:value-type="float">
            <text:p>0.9850173086</text:p>
          </table:table-cell>
          <table:table-cell table:formula="of:=[.G33]/[.F33]" office:value-type="percentage" office:value="0.0031135863329709" calcext:value-type="percentage">
            <text:p>0.31%</text:p>
          </table:table-cell>
          <table:table-cell table:number-columns-repeated="2"/>
          <table:table-cell table:style-name="ce1" office:value-type="float" office:value="0.4425" calcext:value-type="float">
            <text:p>0.4425</text:p>
          </table:table-cell>
          <table:table-cell table:style-name="ce1" office:value-type="float" office:value="350.56276" calcext:value-type="float">
            <text:p>350.56276</text:p>
          </table:table-cell>
          <table:table-cell table:style-name="ce1" table:formula="of:= -14640.71748*[.K33]^6 + 41863.10032*[.K33]^5 - 47025.52153*[.K33]^4 + 26250.11987*[.K33]^3 - 7607.409004*[.K33]^2 + 1090.605885*[.K33] + 285.6338953" office:value-type="float" office:value="350.425258315319" calcext:value-type="float">
            <text:p>350.4252583153</text:p>
          </table:table-cell>
          <table:table-cell table:style-name="ce1" table:formula="of:=ABS([.M33]-[.L33])" office:value-type="float" office:value="0.137501684680899" calcext:value-type="float">
            <text:p>0.1375016847</text:p>
          </table:table-cell>
          <table:table-cell table:style-name="ce3" table:formula="of:=[.N33]/[.M33]" office:value-type="percentage" office:value="0.000392385198892177" calcext:value-type="percentage">
            <text:p>0.04%</text:p>
          </table:table-cell>
          <table:table-cell table:number-columns-repeated="2"/>
          <table:table-cell table:style-name="ce1" office:value-type="float" office:value="0.4425" calcext:value-type="float">
            <text:p>0.4425</text:p>
          </table:table-cell>
          <table:table-cell table:style-name="ce1" office:value-type="float" office:value="409.78729" calcext:value-type="float">
            <text:p>409.78729</text:p>
          </table:table-cell>
          <table:table-cell table:style-name="ce1" table:formula="of:=-306181.3157*[.R33]^6 + 746325.3162*[.R33]^5 - 729095.4085*[.R33]^4 + 363057.0091*[.R33]^3 - 96596.51481*[.R33]^2 + 12988.93323*[.R33] - 278.85432151" office:value-type="float" office:value="420.974016676773" calcext:value-type="float">
            <text:p>420.9740166768</text:p>
          </table:table-cell>
          <table:table-cell table:style-name="ce1" table:formula="of:=ABS([.T33]-[.S33])" office:value-type="float" office:value="11.1867266767732" calcext:value-type="float">
            <text:p>11.1867266768</text:p>
          </table:table-cell>
          <table:table-cell table:style-name="ce3" table:formula="of:=[.U33]/[.T33]" office:value-type="percentage" office:value="0.0265734373942667" calcext:value-type="percentage">
            <text:p>2.66%</text:p>
          </table:table-cell>
          <table:table-cell/>
          <table:table-cell table:style-name="ce1" office:value-type="float" office:value="0.4425" calcext:value-type="float">
            <text:p>0.4425</text:p>
          </table:table-cell>
          <table:table-cell table:style-name="ce1" office:value-type="float" office:value="467.0665" calcext:value-type="float">
            <text:p>467.0665</text:p>
          </table:table-cell>
          <table:table-cell table:style-name="ce1" table:formula="of:=158030.3845*[.X33]^5 - 269811.2939*[.X33]^4 + 177076.2496*[.X33]^3 - 55589.50994*[.X33]^2 + 8338.00918*[.X33] - 8.067281008" office:value-type="float" office:value="475.843987706412" calcext:value-type="float">
            <text:p>475.8439877064</text:p>
          </table:table-cell>
          <table:table-cell table:style-name="ce1" table:formula="of:=ABS([.Z33]-[.Y33])" office:value-type="float" office:value="8.77748770641153" calcext:value-type="float">
            <text:p>8.7774877064</text:p>
          </table:table-cell>
          <table:table-cell table:style-name="ce3" table:formula="of:=[.AA33]/[.Z33]" office:value-type="percentage" office:value="0.0184461460755644" calcext:value-type="percentage">
            <text:p>1.84%</text:p>
          </table:table-cell>
        </table:table-row>
        <table:table-row table:style-name="ro1">
          <table:table-cell table:number-columns-repeated="3"/>
          <table:table-cell office:value-type="float" office:value="0.4575" calcext:value-type="float">
            <text:p>0.4575</text:p>
          </table:table-cell>
          <table:table-cell office:value-type="float" office:value="315.42427" calcext:value-type="float">
            <text:p>315.42427</text:p>
          </table:table-cell>
          <table:table-cell table:formula="of:=117.20777*[.D34]^6 - 632.0762655*[.D34]^5 + 1323.616839*[.D34]^4 - 1338.992335*[.D34]^3 + 660.735901*[.D34]^2 - 144.3173449*[.D34] + 325.9572127" office:value-type="float" office:value="316.402192307498" calcext:value-type="float">
            <text:p>316.4021923075</text:p>
          </table:table-cell>
          <table:table-cell table:formula="of:=ABS([.F34]-[.E34])" office:value-type="float" office:value="0.977922307498318" calcext:value-type="float">
            <text:p>0.9779223075</text:p>
          </table:table-cell>
          <table:table-cell table:formula="of:=[.G34]/[.F34]" office:value-type="percentage" office:value="0.00309075705312407" calcext:value-type="percentage">
            <text:p>0.31%</text:p>
          </table:table-cell>
          <table:table-cell table:number-columns-repeated="2"/>
          <table:table-cell table:style-name="ce1" office:value-type="float" office:value="0.4575" calcext:value-type="float">
            <text:p>0.4575</text:p>
          </table:table-cell>
          <table:table-cell table:style-name="ce1" office:value-type="float" office:value="350.68114" calcext:value-type="float">
            <text:p>350.68114</text:p>
          </table:table-cell>
          <table:table-cell table:style-name="ce1" table:formula="of:= -14640.71748*[.K34]^6 + 41863.10032*[.K34]^5 - 47025.52153*[.K34]^4 + 26250.11987*[.K34]^3 - 7607.409004*[.K34]^2 + 1090.605885*[.K34] + 285.6338953" office:value-type="float" office:value="350.610285027111" calcext:value-type="float">
            <text:p>350.6102850271</text:p>
          </table:table-cell>
          <table:table-cell table:style-name="ce1" table:formula="of:=ABS([.M34]-[.L34])" office:value-type="float" office:value="0.0708549728888102" calcext:value-type="float">
            <text:p>0.0708549729</text:p>
          </table:table-cell>
          <table:table-cell table:style-name="ce3" table:formula="of:=[.N34]/[.M34]" office:value-type="percentage" office:value="0.000202090400409478" calcext:value-type="percentage">
            <text:p>0.02%</text:p>
          </table:table-cell>
          <table:table-cell table:number-columns-repeated="2"/>
          <table:table-cell table:style-name="ce1" office:value-type="float" office:value="0.4575" calcext:value-type="float">
            <text:p>0.4575</text:p>
          </table:table-cell>
          <table:table-cell table:style-name="ce1" office:value-type="float" office:value="409.98533" calcext:value-type="float">
            <text:p>409.98533</text:p>
          </table:table-cell>
          <table:table-cell table:style-name="ce1" table:formula="of:=-306181.3157*[.R34]^6 + 746325.3162*[.R34]^5 - 729095.4085*[.R34]^4 + 363057.0091*[.R34]^3 - 96596.51481*[.R34]^2 + 12988.93323*[.R34] - 278.85432151" office:value-type="float" office:value="420.594878205551" calcext:value-type="float">
            <text:p>420.5948782056</text:p>
          </table:table-cell>
          <table:table-cell table:style-name="ce1" table:formula="of:=ABS([.T34]-[.S34])" office:value-type="float" office:value="10.6095482055511" calcext:value-type="float">
            <text:p>10.6095482056</text:p>
          </table:table-cell>
          <table:table-cell table:style-name="ce3" table:formula="of:=[.U34]/[.T34]" office:value-type="percentage" office:value="0.0252251008162919" calcext:value-type="percentage">
            <text:p>2.52%</text:p>
          </table:table-cell>
          <table:table-cell/>
          <table:table-cell table:style-name="ce1" office:value-type="float" office:value="0.4575" calcext:value-type="float">
            <text:p>0.4575</text:p>
          </table:table-cell>
          <table:table-cell table:style-name="ce1" office:value-type="float" office:value="467.30556" calcext:value-type="float">
            <text:p>467.30556</text:p>
          </table:table-cell>
          <table:table-cell table:style-name="ce1" table:formula="of:=158030.3845*[.X34]^5 - 269811.2939*[.X34]^4 + 177076.2496*[.X34]^3 - 55589.50994*[.X34]^2 + 8338.00918*[.X34] - 8.067281008" office:value-type="float" office:value="474.89697478892" calcext:value-type="float">
            <text:p>474.8969747889</text:p>
          </table:table-cell>
          <table:table-cell table:style-name="ce1" table:formula="of:=ABS([.Z34]-[.Y34])" office:value-type="float" office:value="7.59141478891957" calcext:value-type="float">
            <text:p>7.5914147889</text:p>
          </table:table-cell>
          <table:table-cell table:style-name="ce3" table:formula="of:=[.AA34]/[.Z34]" office:value-type="percentage" office:value="0.0159853930261269" calcext:value-type="percentage">
            <text:p>1.60%</text:p>
          </table:table-cell>
        </table:table-row>
        <table:table-row table:style-name="ro1">
          <table:table-cell table:number-columns-repeated="3"/>
          <table:table-cell office:value-type="float" office:value="0.4725" calcext:value-type="float">
            <text:p>0.4725</text:p>
          </table:table-cell>
          <table:table-cell office:value-type="float" office:value="315.47074" calcext:value-type="float">
            <text:p>315.47074</text:p>
          </table:table-cell>
          <table:table-cell table:formula="of:=117.20777*[.D35]^6 - 632.0762655*[.D35]^5 + 1323.616839*[.D35]^4 - 1338.992335*[.D35]^3 + 660.735901*[.D35]^2 - 144.3173449*[.D35] + 325.9572127" office:value-type="float" office:value="316.42404182846" calcext:value-type="float">
            <text:p>316.4240418285</text:p>
          </table:table-cell>
          <table:table-cell table:formula="of:=ABS([.F35]-[.E35])" office:value-type="float" office:value="0.953301828460099" calcext:value-type="float">
            <text:p>0.9533018285</text:p>
          </table:table-cell>
          <table:table-cell table:formula="of:=[.G35]/[.F35]" office:value-type="percentage" office:value="0.00301273513526795" calcext:value-type="percentage">
            <text:p>0.30%</text:p>
          </table:table-cell>
          <table:table-cell table:number-columns-repeated="2"/>
          <table:table-cell table:style-name="ce1" office:value-type="float" office:value="0.4725" calcext:value-type="float">
            <text:p>0.4725</text:p>
          </table:table-cell>
          <table:table-cell table:style-name="ce1" office:value-type="float" office:value="350.79508" calcext:value-type="float">
            <text:p>350.79508</text:p>
          </table:table-cell>
          <table:table-cell table:style-name="ce1" table:formula="of:= -14640.71748*[.K35]^6 + 41863.10032*[.K35]^5 - 47025.52153*[.K35]^4 + 26250.11987*[.K35]^3 - 7607.409004*[.K35]^2 + 1090.605885*[.K35] + 285.6338953" office:value-type="float" office:value="350.719370899301" calcext:value-type="float">
            <text:p>350.7193708993</text:p>
          </table:table-cell>
          <table:table-cell table:style-name="ce1" table:formula="of:=ABS([.M35]-[.L35])" office:value-type="float" office:value="0.0757091006987025" calcext:value-type="float">
            <text:p>0.0757091007</text:p>
          </table:table-cell>
          <table:table-cell table:style-name="ce3" table:formula="of:=[.N35]/[.M35]" office:value-type="percentage" office:value="0.000215868032907826" calcext:value-type="percentage">
            <text:p>0.02%</text:p>
          </table:table-cell>
          <table:table-cell table:number-columns-repeated="2"/>
          <table:table-cell table:style-name="ce1" office:value-type="float" office:value="0.4725" calcext:value-type="float">
            <text:p>0.4725</text:p>
          </table:table-cell>
          <table:table-cell table:style-name="ce1" office:value-type="float" office:value="410.1758" calcext:value-type="float">
            <text:p>410.1758</text:p>
          </table:table-cell>
          <table:table-cell table:style-name="ce1" table:formula="of:=-306181.3157*[.R35]^6 + 746325.3162*[.R35]^5 - 729095.4085*[.R35]^4 + 363057.0091*[.R35]^3 - 96596.51481*[.R35]^2 + 12988.93323*[.R35] - 278.85432151" office:value-type="float" office:value="420.007831744123" calcext:value-type="float">
            <text:p>420.0078317441</text:p>
          </table:table-cell>
          <table:table-cell table:style-name="ce1" table:formula="of:=ABS([.T35]-[.S35])" office:value-type="float" office:value="9.8320317441229" calcext:value-type="float">
            <text:p>9.8320317441</text:p>
          </table:table-cell>
          <table:table-cell table:style-name="ce3" table:formula="of:=[.U35]/[.T35]" office:value-type="percentage" office:value="0.0234091628798788" calcext:value-type="percentage">
            <text:p>2.34%</text:p>
          </table:table-cell>
          <table:table-cell/>
          <table:table-cell table:style-name="ce1" office:value-type="float" office:value="0.4725" calcext:value-type="float">
            <text:p>0.4725</text:p>
          </table:table-cell>
          <table:table-cell table:style-name="ce1" office:value-type="float" office:value="467.53537" calcext:value-type="float">
            <text:p>467.53537</text:p>
          </table:table-cell>
          <table:table-cell table:style-name="ce1" table:formula="of:=158030.3845*[.X35]^5 - 269811.2939*[.X35]^4 + 177076.2496*[.X35]^3 - 55589.50994*[.X35]^2 + 8338.00918*[.X35] - 8.067281008" office:value-type="float" office:value="473.92982384879" calcext:value-type="float">
            <text:p>473.9298238488</text:p>
          </table:table-cell>
          <table:table-cell table:style-name="ce1" table:formula="of:=ABS([.Z35]-[.Y35])" office:value-type="float" office:value="6.39445384879042" calcext:value-type="float">
            <text:p>6.3944538488</text:p>
          </table:table-cell>
          <table:table-cell table:style-name="ce3" table:formula="of:=[.AA35]/[.Z35]" office:value-type="percentage" office:value="0.0134924065273229" calcext:value-type="percentage">
            <text:p>1.35%</text:p>
          </table:table-cell>
        </table:table-row>
        <table:table-row table:style-name="ro1">
          <table:table-cell table:number-columns-repeated="3"/>
          <table:table-cell office:value-type="float" office:value="0.4875" calcext:value-type="float">
            <text:p>0.4875</text:p>
          </table:table-cell>
          <table:table-cell office:value-type="float" office:value="315.51551" calcext:value-type="float">
            <text:p>315.51551</text:p>
          </table:table-cell>
          <table:table-cell table:formula="of:=117.20777*[.D36]^6 - 632.0762655*[.D36]^5 + 1323.616839*[.D36]^4 - 1338.992335*[.D36]^3 + 660.735901*[.D36]^2 - 144.3173449*[.D36] + 325.9572127" office:value-type="float" office:value="316.426388782826" calcext:value-type="float">
            <text:p>316.4263887828</text:p>
          </table:table-cell>
          <table:table-cell table:formula="of:=ABS([.F36]-[.E36])" office:value-type="float" office:value="0.910878782825932" calcext:value-type="float">
            <text:p>0.9108787828</text:p>
          </table:table-cell>
          <table:table-cell table:formula="of:=[.G36]/[.F36]" office:value-type="percentage" office:value="0.00287864354907232" calcext:value-type="percentage">
            <text:p>0.29%</text:p>
          </table:table-cell>
          <table:table-cell table:number-columns-repeated="2"/>
          <table:table-cell table:style-name="ce1" office:value-type="float" office:value="0.4875" calcext:value-type="float">
            <text:p>0.4875</text:p>
          </table:table-cell>
          <table:table-cell table:style-name="ce1" office:value-type="float" office:value="350.90489" calcext:value-type="float">
            <text:p>350.90489</text:p>
          </table:table-cell>
          <table:table-cell table:style-name="ce1" table:formula="of:= -14640.71748*[.K36]^6 + 41863.10032*[.K36]^5 - 47025.52153*[.K36]^4 + 26250.11987*[.K36]^3 - 7607.409004*[.K36]^2 + 1090.605885*[.K36] + 285.6338953" office:value-type="float" office:value="350.749697146749" calcext:value-type="float">
            <text:p>350.7496971468</text:p>
          </table:table-cell>
          <table:table-cell table:style-name="ce1" table:formula="of:=ABS([.M36]-[.L36])" office:value-type="float" office:value="0.155192853250867" calcext:value-type="float">
            <text:p>0.1551928533</text:p>
          </table:table-cell>
          <table:table-cell table:style-name="ce3" table:formula="of:=[.N36]/[.M36]" office:value-type="percentage" office:value="0.000442460405563618" calcext:value-type="percentage">
            <text:p>0.04%</text:p>
          </table:table-cell>
          <table:table-cell table:number-columns-repeated="2"/>
          <table:table-cell table:style-name="ce1" office:value-type="float" office:value="0.4875" calcext:value-type="float">
            <text:p>0.4875</text:p>
          </table:table-cell>
          <table:table-cell table:style-name="ce1" office:value-type="float" office:value="410.35923" calcext:value-type="float">
            <text:p>410.35923</text:p>
          </table:table-cell>
          <table:table-cell table:style-name="ce1" table:formula="of:=-306181.3157*[.R36]^6 + 746325.3162*[.R36]^5 - 729095.4085*[.R36]^4 + 363057.0091*[.R36]^3 - 96596.51481*[.R36]^2 + 12988.93323*[.R36] - 278.85432151" office:value-type="float" office:value="419.312569005337" calcext:value-type="float">
            <text:p>419.3125690053</text:p>
          </table:table-cell>
          <table:table-cell table:style-name="ce1" table:formula="of:=ABS([.T36]-[.S36])" office:value-type="float" office:value="8.9533390053374" calcext:value-type="float">
            <text:p>8.9533390053</text:p>
          </table:table-cell>
          <table:table-cell table:style-name="ce3" table:formula="of:=[.U36]/[.T36]" office:value-type="percentage" office:value="0.0213524221956328" calcext:value-type="percentage">
            <text:p>2.14%</text:p>
          </table:table-cell>
          <table:table-cell/>
          <table:table-cell table:style-name="ce1" office:value-type="float" office:value="0.4875" calcext:value-type="float">
            <text:p>0.4875</text:p>
          </table:table-cell>
          <table:table-cell table:style-name="ce1" office:value-type="float" office:value="467.75656" calcext:value-type="float">
            <text:p>467.75656</text:p>
          </table:table-cell>
          <table:table-cell table:style-name="ce1" table:formula="of:=158030.3845*[.X36]^5 - 269811.2939*[.X36]^4 + 177076.2496*[.X36]^3 - 55589.50994*[.X36]^2 + 8338.00918*[.X36] - 8.067281008" office:value-type="float" office:value="473.287135897945" calcext:value-type="float">
            <text:p>473.2871358979</text:p>
          </table:table-cell>
          <table:table-cell table:style-name="ce1" table:formula="of:=ABS([.Z36]-[.Y36])" office:value-type="float" office:value="5.53057589794463" calcext:value-type="float">
            <text:p>5.5305758979</text:p>
          </table:table-cell>
          <table:table-cell table:style-name="ce3" table:formula="of:=[.AA36]/[.Z36]" office:value-type="percentage" office:value="0.0116854557803515" calcext:value-type="percentage">
            <text:p>1.17%</text:p>
          </table:table-cell>
        </table:table-row>
        <table:table-row table:style-name="ro1">
          <table:table-cell table:number-columns-repeated="3"/>
          <table:table-cell office:value-type="float" office:value="0.5025" calcext:value-type="float">
            <text:p>0.5025</text:p>
          </table:table-cell>
          <table:table-cell office:value-type="float" office:value="315.55872" calcext:value-type="float">
            <text:p>315.55872</text:p>
          </table:table-cell>
          <table:table-cell table:formula="of:=117.20777*[.D37]^6 - 632.0762655*[.D37]^5 + 1323.616839*[.D37]^4 - 1338.992335*[.D37]^3 + 660.735901*[.D37]^2 - 144.3173449*[.D37] + 325.9572127" office:value-type="float" office:value="316.409337001415" calcext:value-type="float">
            <text:p>316.4093370014</text:p>
          </table:table-cell>
          <table:table-cell table:formula="of:=ABS([.F37]-[.E37])" office:value-type="float" office:value="0.850617001414776" calcext:value-type="float">
            <text:p>0.8506170014</text:p>
          </table:table-cell>
          <table:table-cell table:formula="of:=[.G37]/[.F37]" office:value-type="percentage" office:value="0.00268834355356262" calcext:value-type="percentage">
            <text:p>0.27%</text:p>
          </table:table-cell>
          <table:table-cell table:number-columns-repeated="2"/>
          <table:table-cell table:style-name="ce1" office:value-type="float" office:value="0.5025" calcext:value-type="float">
            <text:p>0.5025</text:p>
          </table:table-cell>
          <table:table-cell table:style-name="ce1" office:value-type="float" office:value="351.01083" calcext:value-type="float">
            <text:p>351.01083</text:p>
          </table:table-cell>
          <table:table-cell table:style-name="ce1" table:formula="of:= -14640.71748*[.K37]^6 + 41863.10032*[.K37]^5 - 47025.52153*[.K37]^4 + 26250.11987*[.K37]^3 - 7607.409004*[.K37]^2 + 1090.605885*[.K37] + 285.6338953" office:value-type="float" office:value="350.701883564251" calcext:value-type="float">
            <text:p>350.7018835643</text:p>
          </table:table-cell>
          <table:table-cell table:style-name="ce1" table:formula="of:=ABS([.M37]-[.L37])" office:value-type="float" office:value="0.308946435749135" calcext:value-type="float">
            <text:p>0.3089464357</text:p>
          </table:table-cell>
          <table:table-cell table:style-name="ce3" table:formula="of:=[.N37]/[.M37]" office:value-type="percentage" office:value="0.000880937486303903" calcext:value-type="percentage">
            <text:p>0.09%</text:p>
          </table:table-cell>
          <table:table-cell table:number-columns-repeated="2"/>
          <table:table-cell table:style-name="ce1" office:value-type="float" office:value="0.5025" calcext:value-type="float">
            <text:p>0.5025</text:p>
          </table:table-cell>
          <table:table-cell table:style-name="ce1" office:value-type="float" office:value="410.53608" calcext:value-type="float">
            <text:p>410.53608</text:p>
          </table:table-cell>
          <table:table-cell table:style-name="ce1" table:formula="of:=-306181.3157*[.R37]^6 + 746325.3162*[.R37]^5 - 729095.4085*[.R37]^4 + 363057.0091*[.R37]^3 - 96596.51481*[.R37]^2 + 12988.93323*[.R37] - 278.85432151" office:value-type="float" office:value="418.618988080716" calcext:value-type="float">
            <text:p>418.6189880807</text:p>
          </table:table-cell>
          <table:table-cell table:style-name="ce1" table:formula="of:=ABS([.T37]-[.S37])" office:value-type="float" office:value="8.08290808071587" calcext:value-type="float">
            <text:p>8.0829080807</text:p>
          </table:table-cell>
          <table:table-cell table:style-name="ce3" table:formula="of:=[.U37]/[.T37]" office:value-type="percentage" office:value="0.0193085080009733" calcext:value-type="percentage">
            <text:p>1.93%</text:p>
          </table:table-cell>
          <table:table-cell/>
          <table:table-cell table:style-name="ce1" office:value-type="float" office:value="0.5025" calcext:value-type="float">
            <text:p>0.5025</text:p>
          </table:table-cell>
          <table:table-cell table:style-name="ce1" office:value-type="float" office:value="467.96972" calcext:value-type="float">
            <text:p>467.96972</text:p>
          </table:table-cell>
          <table:table-cell table:style-name="ce1" table:formula="of:=158030.3845*[.X37]^5 - 269811.2939*[.X37]^4 + 177076.2496*[.X37]^3 - 55589.50994*[.X37]^2 + 8338.00918*[.X37] - 8.067281008" office:value-type="float" office:value="473.439307568038" calcext:value-type="float">
            <text:p>473.439307568</text:p>
          </table:table-cell>
          <table:table-cell table:style-name="ce1" table:formula="of:=ABS([.Z37]-[.Y37])" office:value-type="float" office:value="5.46958756803775" calcext:value-type="float">
            <text:p>5.469587568</text:p>
          </table:table-cell>
          <table:table-cell table:style-name="ce3" table:formula="of:=[.AA37]/[.Z37]" office:value-type="percentage" office:value="0.0115528801276217" calcext:value-type="percentage">
            <text:p>1.16%</text:p>
          </table:table-cell>
        </table:table-row>
        <table:table-row table:style-name="ro1">
          <table:table-cell table:number-columns-repeated="3"/>
          <table:table-cell office:value-type="float" office:value="0.5175" calcext:value-type="float">
            <text:p>0.5175</text:p>
          </table:table-cell>
          <table:table-cell office:value-type="float" office:value="315.60045" calcext:value-type="float">
            <text:p>315.60045</text:p>
          </table:table-cell>
          <table:table-cell table:formula="of:=117.20777*[.D38]^6 - 632.0762655*[.D38]^5 + 1323.616839*[.D38]^4 - 1338.992335*[.D38]^3 + 660.735901*[.D38]^2 - 144.3173449*[.D38] + 325.9572127" office:value-type="float" office:value="316.373234396623" calcext:value-type="float">
            <text:p>316.3732343966</text:p>
          </table:table-cell>
          <table:table-cell table:formula="of:=ABS([.F38]-[.E38])" office:value-type="float" office:value="0.772784396622683" calcext:value-type="float">
            <text:p>0.7727843966</text:p>
          </table:table-cell>
          <table:table-cell table:formula="of:=[.G38]/[.F38]" office:value-type="percentage" office:value="0.00244263519351286" calcext:value-type="percentage">
            <text:p>0.24%</text:p>
          </table:table-cell>
          <table:table-cell table:number-columns-repeated="2"/>
          <table:table-cell table:style-name="ce1" office:value-type="float" office:value="0.5175" calcext:value-type="float">
            <text:p>0.5175</text:p>
          </table:table-cell>
          <table:table-cell table:style-name="ce1" office:value-type="float" office:value="351.11318" calcext:value-type="float">
            <text:p>351.11318</text:p>
          </table:table-cell>
          <table:table-cell table:style-name="ce1" table:formula="of:= -14640.71748*[.K38]^6 + 41863.10032*[.K38]^5 - 47025.52153*[.K38]^4 + 26250.11987*[.K38]^3 - 7607.409004*[.K38]^2 + 1090.605885*[.K38] + 285.6338953" office:value-type="float" office:value="350.579960991653" calcext:value-type="float">
            <text:p>350.5799609917</text:p>
          </table:table-cell>
          <table:table-cell table:style-name="ce1" table:formula="of:=ABS([.M38]-[.L38])" office:value-type="float" office:value="0.533219008346691" calcext:value-type="float">
            <text:p>0.5332190083</text:p>
          </table:table-cell>
          <table:table-cell table:style-name="ce3" table:formula="of:=[.N38]/[.M38]" office:value-type="percentage" office:value="0.00152096259819992" calcext:value-type="percentage">
            <text:p>0.15%</text:p>
          </table:table-cell>
          <table:table-cell table:number-columns-repeated="2"/>
          <table:table-cell table:style-name="ce1" office:value-type="float" office:value="0.5175" calcext:value-type="float">
            <text:p>0.5175</text:p>
          </table:table-cell>
          <table:table-cell table:style-name="ce1" office:value-type="float" office:value="410.7068" calcext:value-type="float">
            <text:p>410.7068</text:p>
          </table:table-cell>
          <table:table-cell table:style-name="ce1" table:formula="of:=-306181.3157*[.R38]^6 + 746325.3162*[.R38]^5 - 729095.4085*[.R38]^4 + 363057.0091*[.R38]^3 - 96596.51481*[.R38]^2 + 12988.93323*[.R38] - 278.85432151" office:value-type="float" office:value="418.034848110255" calcext:value-type="float">
            <text:p>418.0348481103</text:p>
          </table:table-cell>
          <table:table-cell table:style-name="ce1" table:formula="of:=ABS([.T38]-[.S38])" office:value-type="float" office:value="7.32804811025545" calcext:value-type="float">
            <text:p>7.3280481103</text:p>
          </table:table-cell>
          <table:table-cell table:style-name="ce3" table:formula="of:=[.U38]/[.T38]" office:value-type="percentage" office:value="0.0175297541422257" calcext:value-type="percentage">
            <text:p>1.75%</text:p>
          </table:table-cell>
          <table:table-cell/>
          <table:table-cell office:value-type="float" office:value="0.5175" calcext:value-type="float">
            <text:p>0.5175</text:p>
          </table:table-cell>
          <table:table-cell office:value-type="float" office:value="468.17538" calcext:value-type="float">
            <text:p>468.1753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325" calcext:value-type="float">
            <text:p>0.5325</text:p>
          </table:table-cell>
          <table:table-cell office:value-type="float" office:value="315.6408" calcext:value-type="float">
            <text:p>315.6408</text:p>
          </table:table-cell>
          <table:table-cell table:formula="of:=117.20777*[.D39]^6 - 632.0762655*[.D39]^5 + 1323.616839*[.D39]^4 - 1338.992335*[.D39]^3 + 660.735901*[.D39]^2 - 144.3173449*[.D39] + 325.9572127" office:value-type="float" office:value="316.318647085731" calcext:value-type="float">
            <text:p>316.3186470857</text:p>
          </table:table-cell>
          <table:table-cell table:formula="of:=ABS([.F39]-[.E39])" office:value-type="float" office:value="0.677847085730718" calcext:value-type="float">
            <text:p>0.6778470857</text:p>
          </table:table-cell>
          <table:table-cell table:formula="of:=[.G39]/[.F39]" office:value-type="percentage" office:value="0.00214292483853158" calcext:value-type="percentage">
            <text:p>0.21%</text:p>
          </table:table-cell>
          <table:table-cell table:number-columns-repeated="2"/>
          <table:table-cell table:style-name="ce1" office:value-type="float" office:value="0.5325" calcext:value-type="float">
            <text:p>0.5325</text:p>
          </table:table-cell>
          <table:table-cell table:style-name="ce1" office:value-type="float" office:value="351.21214" calcext:value-type="float">
            <text:p>351.21214</text:p>
          </table:table-cell>
          <table:table-cell table:style-name="ce1" table:formula="of:= -14640.71748*[.K39]^6 + 41863.10032*[.K39]^5 - 47025.52153*[.K39]^4 + 26250.11987*[.K39]^3 - 7607.409004*[.K39]^2 + 1090.605885*[.K39] + 285.6338953" office:value-type="float" office:value="350.391223706795" calcext:value-type="float">
            <text:p>350.3912237068</text:p>
          </table:table-cell>
          <table:table-cell table:style-name="ce1" table:formula="of:=ABS([.M39]-[.L39])" office:value-type="float" office:value="0.820916293204562" calcext:value-type="float">
            <text:p>0.8209162932</text:p>
          </table:table-cell>
          <table:table-cell table:style-name="ce3" table:formula="of:=[.N39]/[.M39]" office:value-type="percentage" office:value="0.00234285632077217" calcext:value-type="percentage">
            <text:p>0.23%</text:p>
          </table:table-cell>
          <table:table-cell table:number-columns-repeated="2"/>
          <table:table-cell table:style-name="ce1" office:value-type="float" office:value="0.5325" calcext:value-type="float">
            <text:p>0.5325</text:p>
          </table:table-cell>
          <table:table-cell table:style-name="ce1" office:value-type="float" office:value="410.87177" calcext:value-type="float">
            <text:p>410.87177</text:p>
          </table:table-cell>
          <table:table-cell table:style-name="ce1" table:formula="of:=-306181.3157*[.R39]^6 + 746325.3162*[.R39]^5 - 729095.4085*[.R39]^4 + 363057.0091*[.R39]^3 - 96596.51481*[.R39]^2 + 12988.93323*[.R39] - 278.85432151" office:value-type="float" office:value="417.650912882928" calcext:value-type="float">
            <text:p>417.6509128829</text:p>
          </table:table-cell>
          <table:table-cell table:style-name="ce1" table:formula="of:=ABS([.T39]-[.S39])" office:value-type="float" office:value="6.77914288292828" calcext:value-type="float">
            <text:p>6.7791428829</text:p>
          </table:table-cell>
          <table:table-cell table:style-name="ce3" table:formula="of:=[.U39]/[.T39]" office:value-type="percentage" office:value="0.0162316007790663" calcext:value-type="percentage">
            <text:p>1.62%</text:p>
          </table:table-cell>
          <table:table-cell/>
          <table:table-cell office:value-type="float" office:value="0.5325" calcext:value-type="float">
            <text:p>0.5325</text:p>
          </table:table-cell>
          <table:table-cell office:value-type="float" office:value="468.37401" calcext:value-type="float">
            <text:p>468.374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475" calcext:value-type="float">
            <text:p>0.5475</text:p>
          </table:table-cell>
          <table:table-cell office:value-type="float" office:value="315.67987" calcext:value-type="float">
            <text:p>315.67987</text:p>
          </table:table-cell>
          <table:table-cell table:formula="of:=117.20777*[.D40]^6 - 632.0762655*[.D40]^5 + 1323.616839*[.D40]^4 - 1338.992335*[.D40]^3 + 660.735901*[.D40]^2 - 144.3173449*[.D40] + 325.9572127" office:value-type="float" office:value="316.246334475462" calcext:value-type="float">
            <text:p>316.2463344755</text:p>
          </table:table-cell>
          <table:table-cell table:formula="of:=ABS([.F40]-[.E40])" office:value-type="float" office:value="0.56646447546251" calcext:value-type="float">
            <text:p>0.5664644755</text:p>
          </table:table-cell>
          <table:table-cell table:formula="of:=[.G40]/[.F40]" office:value-type="percentage" office:value="0.00179121277848823" calcext:value-type="percentage">
            <text:p>0.18%</text:p>
          </table:table-cell>
          <table:table-cell table:number-columns-repeated="2"/>
          <table:table-cell table:style-name="ce1" office:value-type="float" office:value="0.5475" calcext:value-type="float">
            <text:p>0.5475</text:p>
          </table:table-cell>
          <table:table-cell table:style-name="ce1" office:value-type="float" office:value="351.30793" calcext:value-type="float">
            <text:p>351.30793</text:p>
          </table:table-cell>
          <table:table-cell table:style-name="ce1" table:formula="of:= -14640.71748*[.K40]^6 + 41863.10032*[.K40]^5 - 47025.52153*[.K40]^4 + 26250.11987*[.K40]^3 - 7607.409004*[.K40]^2 + 1090.605885*[.K40] + 285.6338953" office:value-type="float" office:value="350.145961746259" calcext:value-type="float">
            <text:p>350.1459617463</text:p>
          </table:table-cell>
          <table:table-cell table:style-name="ce1" table:formula="of:=ABS([.M40]-[.L40])" office:value-type="float" office:value="1.16196825374107" calcext:value-type="float">
            <text:p>1.1619682537</text:p>
          </table:table-cell>
          <table:table-cell table:style-name="ce3" table:formula="of:=[.N40]/[.M40]" office:value-type="percentage" office:value="0.00331852535995578" calcext:value-type="percentage">
            <text:p>0.33%</text:p>
          </table:table-cell>
          <table:table-cell table:number-columns-repeated="2"/>
          <table:table-cell table:style-name="ce1" office:value-type="float" office:value="0.5475" calcext:value-type="float">
            <text:p>0.5475</text:p>
          </table:table-cell>
          <table:table-cell table:style-name="ce1" office:value-type="float" office:value="411.03134" calcext:value-type="float">
            <text:p>411.03134</text:p>
          </table:table-cell>
          <table:table-cell table:style-name="ce1" table:formula="of:=-306181.3157*[.R40]^6 + 746325.3162*[.R40]^5 - 729095.4085*[.R40]^4 + 363057.0091*[.R40]^3 - 96596.51481*[.R40]^2 + 12988.93323*[.R40] - 278.85432151" office:value-type="float" office:value="417.523583367582" calcext:value-type="float">
            <text:p>417.5235833676</text:p>
          </table:table-cell>
          <table:table-cell table:style-name="ce1" table:formula="of:=ABS([.T40]-[.S40])" office:value-type="float" office:value="6.49224336758232" calcext:value-type="float">
            <text:p>6.4922433676</text:p>
          </table:table-cell>
          <table:table-cell table:style-name="ce3" table:formula="of:=[.U40]/[.T40]" office:value-type="percentage" office:value="0.0155494051742381" calcext:value-type="percentage">
            <text:p>1.55%</text:p>
          </table:table-cell>
          <table:table-cell/>
          <table:table-cell office:value-type="float" office:value="0.5475" calcext:value-type="float">
            <text:p>0.5475</text:p>
          </table:table-cell>
          <table:table-cell office:value-type="float" office:value="468.56607" calcext:value-type="float">
            <text:p>468.566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625" calcext:value-type="float">
            <text:p>0.5625</text:p>
          </table:table-cell>
          <table:table-cell office:value-type="float" office:value="315.71771" calcext:value-type="float">
            <text:p>315.71771</text:p>
          </table:table-cell>
          <table:table-cell table:formula="of:=117.20777*[.D41]^6 - 632.0762655*[.D41]^5 + 1323.616839*[.D41]^4 - 1338.992335*[.D41]^3 + 660.735901*[.D41]^2 - 144.3173449*[.D41] + 325.9572127" office:value-type="float" office:value="316.157225307792" calcext:value-type="float">
            <text:p>316.1572253078</text:p>
          </table:table-cell>
          <table:table-cell table:formula="of:=ABS([.F41]-[.E41])" office:value-type="float" office:value="0.439515307792419" calcext:value-type="float">
            <text:p>0.4395153078</text:p>
          </table:table-cell>
          <table:table-cell table:formula="of:=[.G41]/[.F41]" office:value-type="percentage" office:value="0.00139017954552369" calcext:value-type="percentage">
            <text:p>0.14%</text:p>
          </table:table-cell>
          <table:table-cell table:number-columns-repeated="2"/>
          <table:table-cell table:style-name="ce1" office:value-type="float" office:value="0.5625" calcext:value-type="float">
            <text:p>0.5625</text:p>
          </table:table-cell>
          <table:table-cell table:style-name="ce1" office:value-type="float" office:value="351.40074" calcext:value-type="float">
            <text:p>351.40074</text:p>
          </table:table-cell>
          <table:table-cell table:style-name="ce1" table:formula="of:= -14640.71748*[.K41]^6 + 41863.10032*[.K41]^5 - 47025.52153*[.K41]^4 + 26250.11987*[.K41]^3 - 7607.409004*[.K41]^2 + 1090.605885*[.K41] + 285.6338953" office:value-type="float" office:value="349.85707315394" calcext:value-type="float">
            <text:p>349.8570731539</text:p>
          </table:table-cell>
          <table:table-cell table:style-name="ce1" table:formula="of:=ABS([.M41]-[.L41])" office:value-type="float" office:value="1.54366684605986" calcext:value-type="float">
            <text:p>1.5436668461</text:p>
          </table:table-cell>
          <table:table-cell table:style-name="ce3" table:formula="of:=[.N41]/[.M41]" office:value-type="percentage" office:value="0.0044122785117471" calcext:value-type="percentage">
            <text:p>0.44%</text:p>
          </table:table-cell>
          <table:table-cell table:number-columns-repeated="2"/>
          <table:table-cell table:style-name="ce1" office:value-type="float" office:value="0.5625" calcext:value-type="float">
            <text:p>0.5625</text:p>
          </table:table-cell>
          <table:table-cell table:style-name="ce1" office:value-type="float" office:value="411.18584" calcext:value-type="float">
            <text:p>411.18584</text:p>
          </table:table-cell>
          <table:table-cell table:style-name="ce1" table:formula="of:=-306181.3157*[.R41]^6 + 746325.3162*[.R41]^5 - 729095.4085*[.R41]^4 + 363057.0091*[.R41]^3 - 96596.51481*[.R41]^2 + 12988.93323*[.R41] - 278.85432151" office:value-type="float" office:value="417.655019174353" calcext:value-type="float">
            <text:p>417.6550191744</text:p>
          </table:table-cell>
          <table:table-cell table:style-name="ce1" table:formula="of:=ABS([.T41]-[.S41])" office:value-type="float" office:value="6.46917917435258" calcext:value-type="float">
            <text:p>6.4691791744</text:p>
          </table:table-cell>
          <table:table-cell table:style-name="ce3" table:formula="of:=[.U41]/[.T41]" office:value-type="percentage" office:value="0.0154892887128264" calcext:value-type="percentage">
            <text:p>1.55%</text:p>
          </table:table-cell>
          <table:table-cell/>
          <table:table-cell office:value-type="float" office:value="0.5625" calcext:value-type="float">
            <text:p>0.5625</text:p>
          </table:table-cell>
          <table:table-cell office:value-type="float" office:value="468.75193" calcext:value-type="float">
            <text:p>468.7519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775" calcext:value-type="float">
            <text:p>0.5775</text:p>
          </table:table-cell>
          <table:table-cell office:value-type="float" office:value="315.75442" calcext:value-type="float">
            <text:p>315.75442</text:p>
          </table:table-cell>
          <table:table-cell table:formula="of:=117.20777*[.D42]^6 - 632.0762655*[.D42]^5 + 1323.616839*[.D42]^4 - 1338.992335*[.D42]^3 + 660.735901*[.D42]^2 - 144.3173449*[.D42] + 325.9572127" office:value-type="float" office:value="316.052394667004" calcext:value-type="float">
            <text:p>316.052394667</text:p>
          </table:table-cell>
          <table:table-cell table:formula="of:=ABS([.F42]-[.E42])" office:value-type="float" office:value="0.297974667004269" calcext:value-type="float">
            <text:p>0.297974667</text:p>
          </table:table-cell>
          <table:table-cell table:formula="of:=[.G42]/[.F42]" office:value-type="percentage" office:value="0.000942801484919035" calcext:value-type="percentage">
            <text:p>0.09%</text:p>
          </table:table-cell>
          <table:table-cell table:number-columns-repeated="2"/>
          <table:table-cell table:style-name="ce1" office:value-type="float" office:value="0.5775" calcext:value-type="float">
            <text:p>0.5775</text:p>
          </table:table-cell>
          <table:table-cell table:style-name="ce1" office:value-type="float" office:value="351.49074" calcext:value-type="float">
            <text:p>351.49074</text:p>
          </table:table-cell>
          <table:table-cell table:style-name="ce1" table:formula="of:= -14640.71748*[.K42]^6 + 41863.10032*[.K42]^5 - 47025.52153*[.K42]^4 + 26250.11987*[.K42]^3 - 7607.409004*[.K42]^2 + 1090.605885*[.K42] + 285.6338953" office:value-type="float" office:value="349.539556157428" calcext:value-type="float">
            <text:p>349.5395561574</text:p>
          </table:table-cell>
          <table:table-cell table:style-name="ce1" table:formula="of:=ABS([.M42]-[.L42])" office:value-type="float" office:value="1.95118384257194" calcext:value-type="float">
            <text:p>1.9511838426</text:p>
          </table:table-cell>
          <table:table-cell table:style-name="ce3" table:formula="of:=[.N42]/[.M42]" office:value-type="percentage" office:value="0.00558215460367853" calcext:value-type="percentage">
            <text:p>0.56%</text:p>
          </table:table-cell>
          <table:table-cell table:number-columns-repeated="2"/>
          <table:table-cell table:style-name="ce1" office:value-type="float" office:value="0.5775" calcext:value-type="float">
            <text:p>0.5775</text:p>
          </table:table-cell>
          <table:table-cell table:style-name="ce1" office:value-type="float" office:value="411.33557" calcext:value-type="float">
            <text:p>411.33557</text:p>
          </table:table-cell>
          <table:table-cell table:style-name="ce1" table:formula="of:=-306181.3157*[.R42]^6 + 746325.3162*[.R42]^5 - 729095.4085*[.R42]^4 + 363057.0091*[.R42]^3 - 96596.51481*[.R42]^2 + 12988.93323*[.R42] - 278.85432151" office:value-type="float" office:value="417.970748946547" calcext:value-type="float">
            <text:p>417.9707489465</text:p>
          </table:table-cell>
          <table:table-cell table:style-name="ce1" table:formula="of:=ABS([.T42]-[.S42])" office:value-type="float" office:value="6.63517894654711" calcext:value-type="float">
            <text:p>6.6351789465</text:p>
          </table:table-cell>
          <table:table-cell table:style-name="ce3" table:formula="of:=[.U42]/[.T42]" office:value-type="percentage" office:value="0.015874744735775" calcext:value-type="percentage">
            <text:p>1.59%</text:p>
          </table:table-cell>
          <table:table-cell/>
          <table:table-cell office:value-type="float" office:value="0.5775" calcext:value-type="float">
            <text:p>0.5775</text:p>
          </table:table-cell>
          <table:table-cell office:value-type="float" office:value="468.93197" calcext:value-type="float">
            <text:p>468.931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5925" calcext:value-type="float">
            <text:p>0.5925</text:p>
          </table:table-cell>
          <table:table-cell office:value-type="float" office:value="315.79004" calcext:value-type="float">
            <text:p>315.79004</text:p>
          </table:table-cell>
          <table:table-cell table:formula="of:=117.20777*[.D43]^6 - 632.0762655*[.D43]^5 + 1323.616839*[.D43]^4 - 1338.992335*[.D43]^3 + 660.735901*[.D43]^2 - 144.3173449*[.D43] + 325.9572127" office:value-type="float" office:value="315.933041947999" calcext:value-type="float">
            <text:p>315.933041948</text:p>
          </table:table-cell>
          <table:table-cell table:formula="of:=ABS([.F43]-[.E43])" office:value-type="float" office:value="0.143001947999437" calcext:value-type="float">
            <text:p>0.143001948</text:p>
          </table:table-cell>
          <table:table-cell table:formula="of:=[.G43]/[.F43]" office:value-type="percentage" office:value="0.000452633719846797" calcext:value-type="percentage">
            <text:p>0.05%</text:p>
          </table:table-cell>
          <table:table-cell table:number-columns-repeated="2"/>
          <table:table-cell table:style-name="ce1" office:value-type="float" office:value="0.5925" calcext:value-type="float">
            <text:p>0.5925</text:p>
          </table:table-cell>
          <table:table-cell table:style-name="ce1" office:value-type="float" office:value="351.57809" calcext:value-type="float">
            <text:p>351.57809</text:p>
          </table:table-cell>
          <table:table-cell table:style-name="ce1" table:formula="of:= -14640.71748*[.K43]^6 + 41863.10032*[.K43]^5 - 47025.52153*[.K43]^4 + 26250.11987*[.K43]^3 - 7607.409004*[.K43]^2 + 1090.605885*[.K43] + 285.6338953" office:value-type="float" office:value="349.20988127221" calcext:value-type="float">
            <text:p>349.2098812722</text:p>
          </table:table-cell>
          <table:table-cell table:style-name="ce1" table:formula="of:=ABS([.M43]-[.L43])" office:value-type="float" office:value="2.36820872778998" calcext:value-type="float">
            <text:p>2.3682087278</text:p>
          </table:table-cell>
          <table:table-cell table:style-name="ce3" table:formula="of:=[.N43]/[.M43]" office:value-type="percentage" office:value="0.00678162003653027" calcext:value-type="percentage">
            <text:p>0.68%</text:p>
          </table:table-cell>
          <table:table-cell table:number-columns-repeated="2"/>
          <table:table-cell table:style-name="ce1" office:value-type="float" office:value="0.5925" calcext:value-type="float">
            <text:p>0.5925</text:p>
          </table:table-cell>
          <table:table-cell table:style-name="ce1" office:value-type="float" office:value="411.48078" calcext:value-type="float">
            <text:p>411.48078</text:p>
          </table:table-cell>
          <table:table-cell table:style-name="ce1" table:formula="of:=-306181.3157*[.R43]^6 + 746325.3162*[.R43]^5 - 729095.4085*[.R43]^4 + 363057.0091*[.R43]^3 - 96596.51481*[.R43]^2 + 12988.93323*[.R43] - 278.85432151" office:value-type="float" office:value="418.294769683003" calcext:value-type="float">
            <text:p>418.294769683</text:p>
          </table:table-cell>
          <table:table-cell table:style-name="ce1" table:formula="of:=ABS([.T43]-[.S43])" office:value-type="float" office:value="6.81398968300323" calcext:value-type="float">
            <text:p>6.813989683</text:p>
          </table:table-cell>
          <table:table-cell table:style-name="ce3" table:formula="of:=[.U43]/[.T43]" office:value-type="percentage" office:value="0.0162899232236805" calcext:value-type="percentage">
            <text:p>1.63%</text:p>
          </table:table-cell>
          <table:table-cell/>
          <table:table-cell office:value-type="float" office:value="0.5925" calcext:value-type="float">
            <text:p>0.5925</text:p>
          </table:table-cell>
          <table:table-cell office:value-type="float" office:value="469.10652" calcext:value-type="float">
            <text:p>469.106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075" calcext:value-type="float">
            <text:p>0.6075</text:p>
          </table:table-cell>
          <table:table-cell office:value-type="float" office:value="315.82464" calcext:value-type="float">
            <text:p>315.82464</text:p>
          </table:table-cell>
          <table:table-cell table:formula="of:=117.20777*[.D44]^6 - 632.0762655*[.D44]^5 + 1323.616839*[.D44]^4 - 1338.992335*[.D44]^3 + 660.735901*[.D44]^2 - 144.3173449*[.D44] + 325.9572127" office:value-type="float" office:value="315.800469785856" calcext:value-type="float">
            <text:p>315.8004697859</text:p>
          </table:table-cell>
          <table:table-cell table:formula="of:=ABS([.F44]-[.E44])" office:value-type="float" office:value="0.0241702141439077" calcext:value-type="float">
            <text:p>0.0241702141</text:p>
          </table:table-cell>
          <table:table-cell table:formula="of:=[.G44]/[.F44]" office:value-type="percentage" office:value="0.0000765363463844672" calcext:value-type="percentage">
            <text:p>0.01%</text:p>
          </table:table-cell>
          <table:table-cell table:number-columns-repeated="2"/>
          <table:table-cell table:style-name="ce1" office:value-type="float" office:value="0.6075" calcext:value-type="float">
            <text:p>0.6075</text:p>
          </table:table-cell>
          <table:table-cell table:style-name="ce1" office:value-type="float" office:value="351.66292" calcext:value-type="float">
            <text:p>351.66292</text:p>
          </table:table-cell>
          <table:table-cell table:style-name="ce1" table:formula="of:= -14640.71748*[.K44]^6 + 41863.10032*[.K44]^5 - 47025.52153*[.K44]^4 + 26250.11987*[.K44]^3 - 7607.409004*[.K44]^2 + 1090.605885*[.K44] + 285.6338953" office:value-type="float" office:value="348.885243333686" calcext:value-type="float">
            <text:p>348.8852433337</text:p>
          </table:table-cell>
          <table:table-cell table:style-name="ce1" table:formula="of:=ABS([.M44]-[.L44])" office:value-type="float" office:value="2.77767666631365" calcext:value-type="float">
            <text:p>2.7776766663</text:p>
          </table:table-cell>
          <table:table-cell table:style-name="ce3" table:formula="of:=[.N44]/[.M44]" office:value-type="percentage" office:value="0.00796157682042454" calcext:value-type="percentage">
            <text:p>0.80%</text:p>
          </table:table-cell>
          <table:table-cell table:number-columns-repeated="2"/>
          <table:table-cell table:style-name="ce1" office:value-type="float" office:value="0.6075" calcext:value-type="float">
            <text:p>0.6075</text:p>
          </table:table-cell>
          <table:table-cell table:style-name="ce1" office:value-type="float" office:value="411.62174" calcext:value-type="float">
            <text:p>411.62174</text:p>
          </table:table-cell>
          <table:table-cell table:style-name="ce1" table:formula="of:=-306181.3157*[.R44]^6 + 746325.3162*[.R44]^5 - 729095.4085*[.R44]^4 + 363057.0091*[.R44]^3 - 96596.51481*[.R44]^2 + 12988.93323*[.R44] - 278.85432151" office:value-type="float" office:value="418.322134990925" calcext:value-type="float">
            <text:p>418.3221349909</text:p>
          </table:table-cell>
          <table:table-cell table:style-name="ce1" table:formula="of:=ABS([.T44]-[.S44])" office:value-type="float" office:value="6.7003949909253" calcext:value-type="float">
            <text:p>6.7003949909</text:p>
          </table:table-cell>
          <table:table-cell table:style-name="ce3" table:formula="of:=[.U44]/[.T44]" office:value-type="percentage" office:value="0.0160173092228807" calcext:value-type="percentage">
            <text:p>1.60%</text:p>
          </table:table-cell>
          <table:table-cell/>
          <table:table-cell office:value-type="float" office:value="0.6075" calcext:value-type="float">
            <text:p>0.6075</text:p>
          </table:table-cell>
          <table:table-cell office:value-type="float" office:value="469.27588" calcext:value-type="float">
            <text:p>469.275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225" calcext:value-type="float">
            <text:p>0.6225</text:p>
          </table:table-cell>
          <table:table-cell office:value-type="float" office:value="315.85828" calcext:value-type="float">
            <text:p>315.85828</text:p>
          </table:table-cell>
          <table:table-cell table:formula="of:=117.20777*[.D45]^6 - 632.0762655*[.D45]^5 + 1323.616839*[.D45]^4 - 1338.992335*[.D45]^3 + 660.735901*[.D45]^2 - 144.3173449*[.D45] + 325.9572127" office:value-type="float" office:value="315.656063946638" calcext:value-type="float">
            <text:p>315.6560639466</text:p>
          </table:table-cell>
          <table:table-cell table:formula="of:=ABS([.F45]-[.E45])" office:value-type="float" office:value="0.202216053362122" calcext:value-type="float">
            <text:p>0.2022160534</text:p>
          </table:table-cell>
          <table:table-cell table:formula="of:=[.G45]/[.F45]" office:value-type="percentage" office:value="0.000640621475265898" calcext:value-type="percentage">
            <text:p>0.06%</text:p>
          </table:table-cell>
          <table:table-cell table:number-columns-repeated="2"/>
          <table:table-cell table:style-name="ce1" office:value-type="float" office:value="0.6225" calcext:value-type="float">
            <text:p>0.6225</text:p>
          </table:table-cell>
          <table:table-cell table:style-name="ce1" office:value-type="float" office:value="351.74539" calcext:value-type="float">
            <text:p>351.74539</text:p>
          </table:table-cell>
          <table:table-cell table:style-name="ce1" table:formula="of:= -14640.71748*[.K45]^6 + 41863.10032*[.K45]^5 - 47025.52153*[.K45]^4 + 26250.11987*[.K45]^3 - 7607.409004*[.K45]^2 + 1090.605885*[.K45] + 285.6338953" office:value-type="float" office:value="348.582693456998" calcext:value-type="float">
            <text:p>348.582693457</text:p>
          </table:table-cell>
          <table:table-cell table:style-name="ce1" table:formula="of:=ABS([.M45]-[.L45])" office:value-type="float" office:value="3.16269654300186" calcext:value-type="float">
            <text:p>3.162696543</text:p>
          </table:table-cell>
          <table:table-cell table:style-name="ce3" table:formula="of:=[.N45]/[.M45]" office:value-type="percentage" office:value="0.00907301653916451" calcext:value-type="percentage">
            <text:p>0.91%</text:p>
          </table:table-cell>
          <table:table-cell table:number-columns-repeated="2"/>
          <table:table-cell office:value-type="float" office:value="0.6225" calcext:value-type="float">
            <text:p>0.6225</text:p>
          </table:table-cell>
          <table:table-cell office:value-type="float" office:value="411.75866" calcext:value-type="float">
            <text:p>411.75866</text:p>
          </table:table-cell>
          <table:table-cell table:number-columns-repeated="4"/>
          <table:table-cell office:value-type="float" office:value="0.6225" calcext:value-type="float">
            <text:p>0.6225</text:p>
          </table:table-cell>
          <table:table-cell office:value-type="float" office:value="469.44033" calcext:value-type="float">
            <text:p>469.440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375" calcext:value-type="float">
            <text:p>0.6375</text:p>
          </table:table-cell>
          <table:table-cell office:value-type="float" office:value="315.89099" calcext:value-type="float">
            <text:p>315.89099</text:p>
          </table:table-cell>
          <table:table-cell table:formula="of:=117.20777*[.D46]^6 - 632.0762655*[.D46]^5 + 1323.616839*[.D46]^4 - 1338.992335*[.D46]^3 + 660.735901*[.D46]^2 - 144.3173449*[.D46] + 325.9572127" office:value-type="float" office:value="315.501274179453" calcext:value-type="float">
            <text:p>315.5012741795</text:p>
          </table:table-cell>
          <table:table-cell table:formula="of:=ABS([.F46]-[.E46])" office:value-type="float" office:value="0.389715820546598" calcext:value-type="float">
            <text:p>0.3897158205</text:p>
          </table:table-cell>
          <table:table-cell table:formula="of:=[.G46]/[.F46]" office:value-type="percentage" office:value="0.00123522740616551" calcext:value-type="percentage">
            <text:p>0.12%</text:p>
          </table:table-cell>
          <table:table-cell table:number-columns-repeated="2"/>
          <table:table-cell table:style-name="ce1" office:value-type="float" office:value="0.6375" calcext:value-type="float">
            <text:p>0.6375</text:p>
          </table:table-cell>
          <table:table-cell table:style-name="ce1" office:value-type="float" office:value="351.8256" calcext:value-type="float">
            <text:p>351.8256</text:p>
          </table:table-cell>
          <table:table-cell table:style-name="ce1" table:formula="of:= -14640.71748*[.K46]^6 + 41863.10032*[.K46]^5 - 47025.52153*[.K46]^4 + 26250.11987*[.K46]^3 - 7607.409004*[.K46]^2 + 1090.605885*[.K46] + 285.6338953" office:value-type="float" office:value="348.318150924681" calcext:value-type="float">
            <text:p>348.3181509247</text:p>
          </table:table-cell>
          <table:table-cell table:style-name="ce1" table:formula="of:=ABS([.M46]-[.L46])" office:value-type="float" office:value="3.50744907531947" calcext:value-type="float">
            <text:p>3.5074490753</text:p>
          </table:table-cell>
          <table:table-cell table:style-name="ce3" table:formula="of:=[.N46]/[.M46]" office:value-type="percentage" office:value="0.0100696706904542" calcext:value-type="percentage">
            <text:p>1.01%</text:p>
          </table:table-cell>
          <table:table-cell table:number-columns-repeated="2"/>
          <table:table-cell office:value-type="float" office:value="0.6375" calcext:value-type="float">
            <text:p>0.6375</text:p>
          </table:table-cell>
          <table:table-cell office:value-type="float" office:value="411.89177" calcext:value-type="float">
            <text:p>411.89177</text:p>
          </table:table-cell>
          <table:table-cell table:number-columns-repeated="4"/>
          <table:table-cell office:value-type="float" office:value="0.6375" calcext:value-type="float">
            <text:p>0.6375</text:p>
          </table:table-cell>
          <table:table-cell office:value-type="float" office:value="469.60013" calcext:value-type="float">
            <text:p>469.600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525" calcext:value-type="float">
            <text:p>0.6525</text:p>
          </table:table-cell>
          <table:table-cell office:value-type="float" office:value="315.92285" calcext:value-type="float">
            <text:p>315.92285</text:p>
          </table:table-cell>
          <table:table-cell table:formula="of:=117.20777*[.D47]^6 - 632.0762655*[.D47]^5 + 1323.616839*[.D47]^4 - 1338.992335*[.D47]^3 + 660.735901*[.D47]^2 - 144.3173449*[.D47] + 325.9572127" office:value-type="float" office:value="315.337596029766" calcext:value-type="float">
            <text:p>315.3375960298</text:p>
          </table:table-cell>
          <table:table-cell table:formula="of:=ABS([.F47]-[.E47])" office:value-type="float" office:value="0.585253970234419" calcext:value-type="float">
            <text:p>0.5852539702</text:p>
          </table:table-cell>
          <table:table-cell table:formula="of:=[.G47]/[.F47]" office:value-type="percentage" office:value="0.00185596001746387" calcext:value-type="percentage">
            <text:p>0.19%</text:p>
          </table:table-cell>
          <table:table-cell table:number-columns-repeated="2"/>
          <table:table-cell table:style-name="ce1" office:value-type="float" office:value="0.6525" calcext:value-type="float">
            <text:p>0.6525</text:p>
          </table:table-cell>
          <table:table-cell table:style-name="ce1" office:value-type="float" office:value="351.90368" calcext:value-type="float">
            <text:p>351.90368</text:p>
          </table:table-cell>
          <table:table-cell table:style-name="ce1" table:formula="of:= -14640.71748*[.K47]^6 + 41863.10032*[.K47]^5 - 47025.52153*[.K47]^4 + 26250.11987*[.K47]^3 - 7607.409004*[.K47]^2 + 1090.605885*[.K47] + 285.6338953" office:value-type="float" office:value="348.105295002123" calcext:value-type="float">
            <text:p>348.1052950021</text:p>
          </table:table-cell>
          <table:table-cell table:style-name="ce1" table:formula="of:=ABS([.M47]-[.L47])" office:value-type="float" office:value="3.79838499787746" calcext:value-type="float">
            <text:p>3.7983849979</text:p>
          </table:table-cell>
          <table:table-cell table:style-name="ce3" table:formula="of:=[.N47]/[.M47]" office:value-type="percentage" office:value="0.0109115978768846" calcext:value-type="percentage">
            <text:p>1.09%</text:p>
          </table:table-cell>
          <table:table-cell table:number-columns-repeated="2"/>
          <table:table-cell office:value-type="float" office:value="0.6525" calcext:value-type="float">
            <text:p>0.6525</text:p>
          </table:table-cell>
          <table:table-cell office:value-type="float" office:value="412.02125" calcext:value-type="float">
            <text:p>412.02125</text:p>
          </table:table-cell>
          <table:table-cell table:number-columns-repeated="4"/>
          <table:table-cell office:value-type="float" office:value="0.6525" calcext:value-type="float">
            <text:p>0.6525</text:p>
          </table:table-cell>
          <table:table-cell office:value-type="float" office:value="469.75553" calcext:value-type="float">
            <text:p>469.755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675" calcext:value-type="float">
            <text:p>0.6675</text:p>
          </table:table-cell>
          <table:table-cell office:value-type="float" office:value="315.95387" calcext:value-type="float">
            <text:p>315.95387</text:p>
          </table:table-cell>
          <table:table-cell table:formula="of:=117.20777*[.D48]^6 - 632.0762655*[.D48]^5 + 1323.616839*[.D48]^4 - 1338.992335*[.D48]^3 + 660.735901*[.D48]^2 - 144.3173449*[.D48] + 325.9572127" office:value-type="float" office:value="315.166553613951" calcext:value-type="float">
            <text:p>315.166553614</text:p>
          </table:table-cell>
          <table:table-cell table:formula="of:=ABS([.F48]-[.E48])" office:value-type="float" office:value="0.787316386048531" calcext:value-type="float">
            <text:p>0.787316386</text:p>
          </table:table-cell>
          <table:table-cell table:formula="of:=[.G48]/[.F48]" office:value-type="percentage" office:value="0.00249809625107909" calcext:value-type="percentage">
            <text:p>0.25%</text:p>
          </table:table-cell>
          <table:table-cell table:number-columns-repeated="2"/>
          <table:table-cell table:style-name="ce1" office:value-type="float" office:value="0.6675" calcext:value-type="float">
            <text:p>0.6675</text:p>
          </table:table-cell>
          <table:table-cell table:style-name="ce1" office:value-type="float" office:value="351.97973" calcext:value-type="float">
            <text:p>351.97973</text:p>
          </table:table-cell>
          <table:table-cell table:style-name="ce1" table:formula="of:= -14640.71748*[.K48]^6 + 41863.10032*[.K48]^5 - 47025.52153*[.K48]^4 + 26250.11987*[.K48]^3 - 7607.409004*[.K48]^2 + 1090.605885*[.K48] + 285.6338953" office:value-type="float" office:value="347.954336680844" calcext:value-type="float">
            <text:p>347.9543366808</text:p>
          </table:table-cell>
          <table:table-cell table:style-name="ce1" table:formula="of:=ABS([.M48]-[.L48])" office:value-type="float" office:value="4.02539331915574" calcext:value-type="float">
            <text:p>4.0253933192</text:p>
          </table:table-cell>
          <table:table-cell table:style-name="ce3" table:formula="of:=[.N48]/[.M48]" office:value-type="percentage" office:value="0.0115687401903198" calcext:value-type="percentage">
            <text:p>1.16%</text:p>
          </table:table-cell>
          <table:table-cell table:number-columns-repeated="2"/>
          <table:table-cell office:value-type="float" office:value="0.6675" calcext:value-type="float">
            <text:p>0.6675</text:p>
          </table:table-cell>
          <table:table-cell office:value-type="float" office:value="412.14729" calcext:value-type="float">
            <text:p>412.14729</text:p>
          </table:table-cell>
          <table:table-cell table:number-columns-repeated="4"/>
          <table:table-cell office:value-type="float" office:value="0.6675" calcext:value-type="float">
            <text:p>0.6675</text:p>
          </table:table-cell>
          <table:table-cell office:value-type="float" office:value="469.90674" calcext:value-type="float">
            <text:p>469.906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825" calcext:value-type="float">
            <text:p>0.6825</text:p>
          </table:table-cell>
          <table:table-cell office:value-type="float" office:value="315.98411" calcext:value-type="float">
            <text:p>315.98411</text:p>
          </table:table-cell>
          <table:table-cell table:formula="of:=117.20777*[.D49]^6 - 632.0762655*[.D49]^5 + 1323.616839*[.D49]^4 - 1338.992335*[.D49]^3 + 660.735901*[.D49]^2 - 144.3173449*[.D49] + 325.9572127" office:value-type="float" office:value="314.989683355112" calcext:value-type="float">
            <text:p>314.9896833551</text:p>
          </table:table-cell>
          <table:table-cell table:formula="of:=ABS([.F49]-[.E49])" office:value-type="float" office:value="0.994426644887824" calcext:value-type="float">
            <text:p>0.9944266449</text:p>
          </table:table-cell>
          <table:table-cell table:formula="of:=[.G49]/[.F49]" office:value-type="percentage" office:value="0.00315701337991673" calcext:value-type="percentage">
            <text:p>0.32%</text:p>
          </table:table-cell>
          <table:table-cell table:number-columns-repeated="2"/>
          <table:table-cell table:style-name="ce1" office:value-type="float" office:value="0.6825" calcext:value-type="float">
            <text:p>0.6825</text:p>
          </table:table-cell>
          <table:table-cell table:style-name="ce1" office:value-type="float" office:value="352.05384" calcext:value-type="float">
            <text:p>352.05384</text:p>
          </table:table-cell>
          <table:table-cell table:style-name="ce1" table:formula="of:= -14640.71748*[.K49]^6 + 41863.10032*[.K49]^5 - 47025.52153*[.K49]^4 + 26250.11987*[.K49]^3 - 7607.409004*[.K49]^2 + 1090.605885*[.K49] + 285.6338953" office:value-type="float" office:value="347.870670349596" calcext:value-type="float">
            <text:p>347.8706703496</text:p>
          </table:table-cell>
          <table:table-cell table:style-name="ce1" table:formula="of:=ABS([.M49]-[.L49])" office:value-type="float" office:value="4.18316965040413" calcext:value-type="float">
            <text:p>4.1831696504</text:p>
          </table:table-cell>
          <table:table-cell table:style-name="ce3" table:formula="of:=[.N49]/[.M49]" office:value-type="percentage" office:value="0.012025071404267" calcext:value-type="percentage">
            <text:p>1.20%</text:p>
          </table:table-cell>
          <table:table-cell table:number-columns-repeated="2"/>
          <table:table-cell office:value-type="float" office:value="0.6825" calcext:value-type="float">
            <text:p>0.6825</text:p>
          </table:table-cell>
          <table:table-cell office:value-type="float" office:value="412.27005" calcext:value-type="float">
            <text:p>412.27005</text:p>
          </table:table-cell>
          <table:table-cell table:number-columns-repeated="4"/>
          <table:table-cell office:value-type="float" office:value="0.6825" calcext:value-type="float">
            <text:p>0.6825</text:p>
          </table:table-cell>
          <table:table-cell office:value-type="float" office:value="470.05397" calcext:value-type="float">
            <text:p>470.0539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6975" calcext:value-type="float">
            <text:p>0.6975</text:p>
          </table:table-cell>
          <table:table-cell office:value-type="float" office:value="316.0136" calcext:value-type="float">
            <text:p>316.0136</text:p>
          </table:table-cell>
          <table:table-cell table:formula="of:=117.20777*[.D50]^6 - 632.0762655*[.D50]^5 + 1323.616839*[.D50]^4 - 1338.992335*[.D50]^3 + 660.735901*[.D50]^2 - 144.3173449*[.D50] + 325.9572127" office:value-type="float" office:value="314.808518680133" calcext:value-type="float">
            <text:p>314.8085186801</text:p>
          </table:table-cell>
          <table:table-cell table:formula="of:=ABS([.F50]-[.E50])" office:value-type="float" office:value="1.2050813198673" calcext:value-type="float">
            <text:p>1.2050813199</text:p>
          </table:table-cell>
          <table:table-cell table:formula="of:=[.G50]/[.F50]" office:value-type="percentage" office:value="0.00382798192666365" calcext:value-type="percentage">
            <text:p>0.38%</text:p>
          </table:table-cell>
          <table:table-cell table:number-columns-repeated="2"/>
          <table:table-cell table:style-name="ce1" office:value-type="float" office:value="0.6975" calcext:value-type="float">
            <text:p>0.6975</text:p>
          </table:table-cell>
          <table:table-cell table:style-name="ce1" office:value-type="float" office:value="352.12612" calcext:value-type="float">
            <text:p>352.12612</text:p>
          </table:table-cell>
          <table:table-cell table:style-name="ce1" table:formula="of:= -14640.71748*[.K50]^6 + 41863.10032*[.K50]^5 - 47025.52153*[.K50]^4 + 26250.11987*[.K50]^3 - 7607.409004*[.K50]^2 + 1090.605885*[.K50] + 285.6338953" office:value-type="float" office:value="347.853405393264" calcext:value-type="float">
            <text:p>347.8534053933</text:p>
          </table:table-cell>
          <table:table-cell table:style-name="ce1" table:formula="of:=ABS([.M50]-[.L50])" office:value-type="float" office:value="4.27271460673563" calcext:value-type="float">
            <text:p>4.2727146067</text:p>
          </table:table-cell>
          <table:table-cell table:style-name="ce3" table:formula="of:=[.N50]/[.M50]" office:value-type="percentage" office:value="0.0122830897742833" calcext:value-type="percentage">
            <text:p>1.23%</text:p>
          </table:table-cell>
          <table:table-cell table:number-columns-repeated="2"/>
          <table:table-cell office:value-type="float" office:value="0.6975" calcext:value-type="float">
            <text:p>0.6975</text:p>
          </table:table-cell>
          <table:table-cell office:value-type="float" office:value="412.3897" calcext:value-type="float">
            <text:p>412.3897</text:p>
          </table:table-cell>
          <table:table-cell table:number-columns-repeated="4"/>
          <table:table-cell office:value-type="float" office:value="0.6975" calcext:value-type="float">
            <text:p>0.6975</text:p>
          </table:table-cell>
          <table:table-cell office:value-type="float" office:value="470.19742" calcext:value-type="float">
            <text:p>470.197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125" calcext:value-type="float">
            <text:p>0.7125</text:p>
          </table:table-cell>
          <table:table-cell office:value-type="float" office:value="316.04237" calcext:value-type="float">
            <text:p>316.04237</text:p>
          </table:table-cell>
          <table:table-cell table:formula="of:=117.20777*[.D51]^6 - 632.0762655*[.D51]^5 + 1323.616839*[.D51]^4 - 1338.992335*[.D51]^3 + 660.735901*[.D51]^2 - 144.3173449*[.D51] + 325.9572127" office:value-type="float" office:value="314.624575677993" calcext:value-type="float">
            <text:p>314.624575678</text:p>
          </table:table-cell>
          <table:table-cell table:formula="of:=ABS([.F51]-[.E51])" office:value-type="float" office:value="1.41779432200735" calcext:value-type="float">
            <text:p>1.417794322</text:p>
          </table:table-cell>
          <table:table-cell table:formula="of:=[.G51]/[.F51]" office:value-type="percentage" office:value="0.00450630507471361" calcext:value-type="percentage">
            <text:p>0.45%</text:p>
          </table:table-cell>
          <table:table-cell table:number-columns-repeated="2"/>
          <table:table-cell table:style-name="ce1" office:value-type="float" office:value="0.7125" calcext:value-type="float">
            <text:p>0.7125</text:p>
          </table:table-cell>
          <table:table-cell table:style-name="ce1" office:value-type="float" office:value="352.19664" calcext:value-type="float">
            <text:p>352.19664</text:p>
          </table:table-cell>
          <table:table-cell table:style-name="ce1" table:formula="of:= -14640.71748*[.K51]^6 + 41863.10032*[.K51]^5 - 47025.52153*[.K51]^4 + 26250.11987*[.K51]^3 - 7607.409004*[.K51]^2 + 1090.605885*[.K51] + 285.6338953" office:value-type="float" office:value="347.893777719602" calcext:value-type="float">
            <text:p>347.8937777196</text:p>
          </table:table-cell>
          <table:table-cell table:style-name="ce1" table:formula="of:=ABS([.M51]-[.L51])" office:value-type="float" office:value="4.30286228039842" calcext:value-type="float">
            <text:p>4.3028622804</text:p>
          </table:table-cell>
          <table:table-cell table:style-name="ce3" table:formula="of:=[.N51]/[.M51]" office:value-type="percentage" office:value="0.0123683220453183" calcext:value-type="percentage">
            <text:p>1.24%</text:p>
          </table:table-cell>
          <table:table-cell table:number-columns-repeated="2"/>
          <table:table-cell office:value-type="float" office:value="0.7125" calcext:value-type="float">
            <text:p>0.7125</text:p>
          </table:table-cell>
          <table:table-cell office:value-type="float" office:value="412.50637" calcext:value-type="float">
            <text:p>412.50637</text:p>
          </table:table-cell>
          <table:table-cell table:number-columns-repeated="4"/>
          <table:table-cell office:value-type="float" office:value="0.7125" calcext:value-type="float">
            <text:p>0.7125</text:p>
          </table:table-cell>
          <table:table-cell office:value-type="float" office:value="470.33725" calcext:value-type="float">
            <text:p>470.337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275" calcext:value-type="float">
            <text:p>0.7275</text:p>
          </table:table-cell>
          <table:table-cell office:value-type="float" office:value="316.07047" calcext:value-type="float">
            <text:p>316.07047</text:p>
          </table:table-cell>
          <table:table-cell table:formula="of:=117.20777*[.D52]^6 - 632.0762655*[.D52]^5 + 1323.616839*[.D52]^4 - 1338.992335*[.D52]^3 + 660.735901*[.D52]^2 - 144.3173449*[.D52] + 325.9572127" office:value-type="float" office:value="314.439339719327" calcext:value-type="float">
            <text:p>314.4393397193</text:p>
          </table:table-cell>
          <table:table-cell table:formula="of:=ABS([.F52]-[.E52])" office:value-type="float" office:value="1.63113028067312" calcext:value-type="float">
            <text:p>1.6311302807</text:p>
          </table:table-cell>
          <table:table-cell table:formula="of:=[.G52]/[.F52]" office:value-type="percentage" office:value="0.00518742432842242" calcext:value-type="percentage">
            <text:p>0.52%</text:p>
          </table:table-cell>
          <table:table-cell table:number-columns-repeated="2"/>
          <table:table-cell table:style-name="ce1" office:value-type="float" office:value="0.7275" calcext:value-type="float">
            <text:p>0.7275</text:p>
          </table:table-cell>
          <table:table-cell table:style-name="ce1" office:value-type="float" office:value="352.26548" calcext:value-type="float">
            <text:p>352.26548</text:p>
          </table:table-cell>
          <table:table-cell table:style-name="ce1" table:formula="of:= -14640.71748*[.K52]^6 + 41863.10032*[.K52]^5 - 47025.52153*[.K52]^4 + 26250.11987*[.K52]^3 - 7607.409004*[.K52]^2 + 1090.605885*[.K52] + 285.6338953" office:value-type="float" office:value="347.973441213768" calcext:value-type="float">
            <text:p>347.9734412138</text:p>
          </table:table-cell>
          <table:table-cell table:style-name="ce1" table:formula="of:=ABS([.M52]-[.L52])" office:value-type="float" office:value="4.29203878623224" calcext:value-type="float">
            <text:p>4.2920387862</text:p>
          </table:table-cell>
          <table:table-cell table:style-name="ce3" table:formula="of:=[.N52]/[.M52]" office:value-type="percentage" office:value="0.0123343861280366" calcext:value-type="percentage">
            <text:p>1.23%</text:p>
          </table:table-cell>
          <table:table-cell table:number-columns-repeated="2"/>
          <table:table-cell office:value-type="float" office:value="0.7275" calcext:value-type="float">
            <text:p>0.7275</text:p>
          </table:table-cell>
          <table:table-cell office:value-type="float" office:value="412.6202" calcext:value-type="float">
            <text:p>412.6202</text:p>
          </table:table-cell>
          <table:table-cell table:number-columns-repeated="4"/>
          <table:table-cell office:value-type="float" office:value="0.7275" calcext:value-type="float">
            <text:p>0.7275</text:p>
          </table:table-cell>
          <table:table-cell office:value-type="float" office:value="470.47364" calcext:value-type="float">
            <text:p>470.4736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425" calcext:value-type="float">
            <text:p>0.7425</text:p>
          </table:table-cell>
          <table:table-cell office:value-type="float" office:value="316.09791" calcext:value-type="float">
            <text:p>316.09791</text:p>
          </table:table-cell>
          <table:table-cell table:formula="of:=117.20777*[.D53]^6 - 632.0762655*[.D53]^5 + 1323.616839*[.D53]^4 - 1338.992335*[.D53]^3 + 660.735901*[.D53]^2 - 144.3173449*[.D53] + 325.9572127" office:value-type="float" office:value="314.254253037236" calcext:value-type="float">
            <text:p>314.2542530372</text:p>
          </table:table-cell>
          <table:table-cell table:formula="of:=ABS([.F53]-[.E53])" office:value-type="float" office:value="1.84365696276376" calcext:value-type="float">
            <text:p>1.8436569628</text:p>
          </table:table-cell>
          <table:table-cell table:formula="of:=[.G53]/[.F53]" office:value-type="percentage" office:value="0.0058667685319928" calcext:value-type="percentage">
            <text:p>0.59%</text:p>
          </table:table-cell>
          <table:table-cell table:number-columns-repeated="2"/>
          <table:table-cell table:style-name="ce1" office:value-type="float" office:value="0.7425" calcext:value-type="float">
            <text:p>0.7425</text:p>
          </table:table-cell>
          <table:table-cell table:style-name="ce1" office:value-type="float" office:value="352.33272" calcext:value-type="float">
            <text:p>352.33272</text:p>
          </table:table-cell>
          <table:table-cell table:style-name="ce1" table:formula="of:= -14640.71748*[.K53]^6 + 41863.10032*[.K53]^5 - 47025.52153*[.K53]^4 + 26250.11987*[.K53]^3 - 7607.409004*[.K53]^2 + 1090.605885*[.K53] + 285.6338953" office:value-type="float" office:value="348.062639120678" calcext:value-type="float">
            <text:p>348.0626391207</text:p>
          </table:table-cell>
          <table:table-cell table:style-name="ce1" table:formula="of:=ABS([.M53]-[.L53])" office:value-type="float" office:value="4.2700808793216" calcext:value-type="float">
            <text:p>4.2700808793</text:p>
          </table:table-cell>
          <table:table-cell table:style-name="ce3" table:formula="of:=[.N53]/[.M53]" office:value-type="percentage" office:value="0.0122681391203297" calcext:value-type="percentage">
            <text:p>1.23%</text:p>
          </table:table-cell>
          <table:table-cell table:number-columns-repeated="2"/>
          <table:table-cell office:value-type="float" office:value="0.7425" calcext:value-type="float">
            <text:p>0.7425</text:p>
          </table:table-cell>
          <table:table-cell office:value-type="float" office:value="412.73132" calcext:value-type="float">
            <text:p>412.73132</text:p>
          </table:table-cell>
          <table:table-cell table:number-columns-repeated="4"/>
          <table:table-cell office:value-type="float" office:value="0.7425" calcext:value-type="float">
            <text:p>0.7425</text:p>
          </table:table-cell>
          <table:table-cell office:value-type="float" office:value="470.60674" calcext:value-type="float">
            <text:p>470.606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575" calcext:value-type="float">
            <text:p>0.7575</text:p>
          </table:table-cell>
          <table:table-cell office:value-type="float" office:value="316.12473" calcext:value-type="float">
            <text:p>316.12473</text:p>
          </table:table-cell>
          <table:table-cell table:formula="of:=117.20777*[.D54]^6 - 632.0762655*[.D54]^5 + 1323.616839*[.D54]^4 - 1338.992335*[.D54]^3 + 660.735901*[.D54]^2 - 144.3173449*[.D54] + 325.9572127" office:value-type="float" office:value="314.070703269348" calcext:value-type="float">
            <text:p>314.0707032693</text:p>
          </table:table-cell>
          <table:table-cell table:formula="of:=ABS([.F54]-[.E54])" office:value-type="float" office:value="2.05402673065186" calcext:value-type="float">
            <text:p>2.0540267307</text:p>
          </table:table-cell>
          <table:table-cell table:formula="of:=[.G54]/[.F54]" office:value-type="percentage" office:value="0.00654001379074926" calcext:value-type="percentage">
            <text:p>0.65%</text:p>
          </table:table-cell>
          <table:table-cell table:number-columns-repeated="2"/>
          <table:table-cell table:style-name="ce1" office:value-type="float" office:value="0.7575" calcext:value-type="float">
            <text:p>0.7575</text:p>
          </table:table-cell>
          <table:table-cell table:style-name="ce1" office:value-type="float" office:value="352.39843" calcext:value-type="float">
            <text:p>352.39843</text:p>
          </table:table-cell>
          <table:table-cell table:style-name="ce1" table:formula="of:= -14640.71748*[.K54]^6 + 41863.10032*[.K54]^5 - 47025.52153*[.K54]^4 + 26250.11987*[.K54]^3 - 7607.409004*[.K54]^2 + 1090.605885*[.K54] + 285.6338953" office:value-type="float" office:value="348.118255355204" calcext:value-type="float">
            <text:p>348.1182553552</text:p>
          </table:table-cell>
          <table:table-cell table:style-name="ce1" table:formula="of:=ABS([.M54]-[.L54])" office:value-type="float" office:value="4.28017464479638" calcext:value-type="float">
            <text:p>4.2801746448</text:p>
          </table:table-cell>
          <table:table-cell table:style-name="ce3" table:formula="of:=[.N54]/[.M54]" office:value-type="percentage" office:value="0.0122951743522588" calcext:value-type="percentage">
            <text:p>1.23%</text:p>
          </table:table-cell>
          <table:table-cell table:number-columns-repeated="2"/>
          <table:table-cell office:value-type="float" office:value="0.7575" calcext:value-type="float">
            <text:p>0.7575</text:p>
          </table:table-cell>
          <table:table-cell office:value-type="float" office:value="412.83985" calcext:value-type="float">
            <text:p>412.83985</text:p>
          </table:table-cell>
          <table:table-cell table:number-columns-repeated="4"/>
          <table:table-cell office:value-type="float" office:value="0.7575" calcext:value-type="float">
            <text:p>0.7575</text:p>
          </table:table-cell>
          <table:table-cell office:value-type="float" office:value="470.7367" calcext:value-type="float">
            <text:p>470.73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725" calcext:value-type="float">
            <text:p>0.7725</text:p>
          </table:table-cell>
          <table:table-cell office:value-type="float" office:value="316.15095" calcext:value-type="float">
            <text:p>316.15095</text:p>
          </table:table-cell>
          <table:table-cell table:formula="of:=117.20777*[.D55]^6 - 632.0762655*[.D55]^5 + 1323.616839*[.D55]^4 - 1338.992335*[.D55]^3 + 660.735901*[.D55]^2 - 144.3173449*[.D55] + 325.9572127" office:value-type="float" office:value="313.890012961129" calcext:value-type="float">
            <text:p>313.8900129611</text:p>
          </table:table-cell>
          <table:table-cell table:formula="of:=ABS([.F55]-[.E55])" office:value-type="float" office:value="2.26093703887119" calcext:value-type="float">
            <text:p>2.2609370389</text:p>
          </table:table-cell>
          <table:table-cell table:formula="of:=[.G55]/[.F55]" office:value-type="percentage" office:value="0.00720295946195389" calcext:value-type="percentage">
            <text:p>0.72%</text:p>
          </table:table-cell>
          <table:table-cell table:number-columns-repeated="2"/>
          <table:table-cell table:style-name="ce1" office:value-type="float" office:value="0.7725" calcext:value-type="float">
            <text:p>0.7725</text:p>
          </table:table-cell>
          <table:table-cell table:style-name="ce1" office:value-type="float" office:value="352.46267" calcext:value-type="float">
            <text:p>352.46267</text:p>
          </table:table-cell>
          <table:table-cell table:style-name="ce1" table:formula="of:= -14640.71748*[.K55]^6 + 41863.10032*[.K55]^5 - 47025.52153*[.K55]^4 + 26250.11987*[.K55]^3 - 7607.409004*[.K55]^2 + 1090.605885*[.K55] + 285.6338953" office:value-type="float" office:value="348.081745740116" calcext:value-type="float">
            <text:p>348.0817457401</text:p>
          </table:table-cell>
          <table:table-cell table:style-name="ce1" table:formula="of:=ABS([.M55]-[.L55])" office:value-type="float" office:value="4.38092425988401" calcext:value-type="float">
            <text:p>4.3809242599</text:p>
          </table:table-cell>
          <table:table-cell table:style-name="ce3" table:formula="of:=[.N55]/[.M55]" office:value-type="percentage" office:value="0.012585906366819" calcext:value-type="percentage">
            <text:p>1.26%</text:p>
          </table:table-cell>
          <table:table-cell table:number-columns-repeated="2"/>
          <table:table-cell office:value-type="float" office:value="0.7725" calcext:value-type="float">
            <text:p>0.7725</text:p>
          </table:table-cell>
          <table:table-cell office:value-type="float" office:value="412.94589" calcext:value-type="float">
            <text:p>412.94589</text:p>
          </table:table-cell>
          <table:table-cell table:number-columns-repeated="4"/>
          <table:table-cell office:value-type="float" office:value="0.7725" calcext:value-type="float">
            <text:p>0.7725</text:p>
          </table:table-cell>
          <table:table-cell office:value-type="float" office:value="470.86365" calcext:value-type="float">
            <text:p>470.8636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7875" calcext:value-type="float">
            <text:p>0.7875</text:p>
          </table:table-cell>
          <table:table-cell office:value-type="float" office:value="316.1766" calcext:value-type="float">
            <text:p>316.1766</text:p>
          </table:table-cell>
          <table:table-cell table:formula="of:=117.20777*[.D56]^6 - 632.0762655*[.D56]^5 + 1323.616839*[.D56]^4 - 1338.992335*[.D56]^3 + 660.735901*[.D56]^2 - 144.3173449*[.D56] + 325.9572127" office:value-type="float" office:value="313.713430030443" calcext:value-type="float">
            <text:p>313.7134300304</text:p>
          </table:table-cell>
          <table:table-cell table:formula="of:=ABS([.F56]-[.E56])" office:value-type="float" office:value="2.46316996955653" calcext:value-type="float">
            <text:p>2.4631699696</text:p>
          </table:table-cell>
          <table:table-cell table:formula="of:=[.G56]/[.F56]" office:value-type="percentage" office:value="0.00785165610958224" calcext:value-type="percentage">
            <text:p>0.79%</text:p>
          </table:table-cell>
          <table:table-cell table:number-columns-repeated="2"/>
          <table:table-cell table:style-name="ce1" office:value-type="float" office:value="0.7875" calcext:value-type="float">
            <text:p>0.7875</text:p>
          </table:table-cell>
          <table:table-cell table:style-name="ce1" office:value-type="float" office:value="352.5255" calcext:value-type="float">
            <text:p>352.5255</text:p>
          </table:table-cell>
          <table:table-cell table:style-name="ce1" table:formula="of:= -14640.71748*[.K56]^6 + 41863.10032*[.K56]^5 - 47025.52153*[.K56]^4 + 26250.11987*[.K56]^3 - 7607.409004*[.K56]^2 + 1090.605885*[.K56] + 285.6338953" office:value-type="float" office:value="347.876949171944" calcext:value-type="float">
            <text:p>347.8769491719</text:p>
          </table:table-cell>
          <table:table-cell table:style-name="ce1" table:formula="of:=ABS([.M56]-[.L56])" office:value-type="float" office:value="4.64855082805582" calcext:value-type="float">
            <text:p>4.6485508281</text:p>
          </table:table-cell>
          <table:table-cell table:style-name="ce3" table:formula="of:=[.N56]/[.M56]" office:value-type="percentage" office:value="0.0133626296284385" calcext:value-type="percentage">
            <text:p>1.34%</text:p>
          </table:table-cell>
          <table:table-cell table:number-columns-repeated="2"/>
          <table:table-cell office:value-type="float" office:value="0.7875" calcext:value-type="float">
            <text:p>0.7875</text:p>
          </table:table-cell>
          <table:table-cell office:value-type="float" office:value="413.04956" calcext:value-type="float">
            <text:p>413.04956</text:p>
          </table:table-cell>
          <table:table-cell table:number-columns-repeated="4"/>
          <table:table-cell office:value-type="float" office:value="0.7875" calcext:value-type="float">
            <text:p>0.7875</text:p>
          </table:table-cell>
          <table:table-cell office:value-type="float" office:value="470.98773" calcext:value-type="float">
            <text:p>470.9877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025" calcext:value-type="float">
            <text:p>0.8025</text:p>
          </table:table-cell>
          <table:table-cell office:value-type="float" office:value="316.2017" calcext:value-type="float">
            <text:p>316.2017</text:p>
          </table:table-cell>
          <table:table-cell table:formula="of:=117.20777*[.D57]^6 - 632.0762655*[.D57]^5 + 1323.616839*[.D57]^4 - 1338.992335*[.D57]^3 + 660.735901*[.D57]^2 - 144.3173449*[.D57] + 325.9572127" office:value-type="float" office:value="313.54211919337" calcext:value-type="float">
            <text:p>313.5421191934</text:p>
          </table:table-cell>
          <table:table-cell table:formula="of:=ABS([.F57]-[.E57])" office:value-type="float" office:value="2.65958080663029" calcext:value-type="float">
            <text:p>2.6595808066</text:p>
          </table:table-cell>
          <table:table-cell table:formula="of:=[.G57]/[.F57]" office:value-type="percentage" office:value="0.00848237172559918" calcext:value-type="percentage">
            <text:p>0.85%</text:p>
          </table:table-cell>
          <table:table-cell table:number-columns-repeated="2"/>
          <table:table-cell table:style-name="ce1" office:value-type="float" office:value="0.8025" calcext:value-type="float">
            <text:p>0.8025</text:p>
          </table:table-cell>
          <table:table-cell table:style-name="ce1" office:value-type="float" office:value="352.58698" calcext:value-type="float">
            <text:p>352.58698</text:p>
          </table:table-cell>
          <table:table-cell table:style-name="ce1" table:formula="of:= -14640.71748*[.K57]^6 + 41863.10032*[.K57]^5 - 47025.52153*[.K57]^4 + 26250.11987*[.K57]^3 - 7607.409004*[.K57]^2 + 1090.605885*[.K57] + 285.6338953" office:value-type="float" office:value="347.407778714554" calcext:value-type="float">
            <text:p>347.4077787146</text:p>
          </table:table-cell>
          <table:table-cell table:style-name="ce1" table:formula="of:=ABS([.M57]-[.L57])" office:value-type="float" office:value="5.17920128544597" calcext:value-type="float">
            <text:p>5.1792012854</text:p>
          </table:table-cell>
          <table:table-cell table:style-name="ce3" table:formula="of:=[.N57]/[.M57]" office:value-type="percentage" office:value="0.0149081327557189" calcext:value-type="percentage">
            <text:p>1.49%</text:p>
          </table:table-cell>
          <table:table-cell table:number-columns-repeated="2"/>
          <table:table-cell office:value-type="float" office:value="0.8025" calcext:value-type="float">
            <text:p>0.8025</text:p>
          </table:table-cell>
          <table:table-cell office:value-type="float" office:value="413.15095" calcext:value-type="float">
            <text:p>413.15095</text:p>
          </table:table-cell>
          <table:table-cell table:number-columns-repeated="4"/>
          <table:table-cell office:value-type="float" office:value="0.8025" calcext:value-type="float">
            <text:p>0.8025</text:p>
          </table:table-cell>
          <table:table-cell office:value-type="float" office:value="471.10904" calcext:value-type="float">
            <text:p>471.109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175" calcext:value-type="float">
            <text:p>0.8175</text:p>
          </table:table-cell>
          <table:table-cell office:value-type="float" office:value="316.22627" calcext:value-type="float">
            <text:p>316.22627</text:p>
          </table:table-cell>
          <table:table-cell table:formula="of:=117.20777*[.D58]^6 - 632.0762655*[.D58]^5 + 1323.616839*[.D58]^4 - 1338.992335*[.D58]^3 + 660.735901*[.D58]^2 - 144.3173449*[.D58] + 325.9572127" office:value-type="float" office:value="313.377154351258" calcext:value-type="float">
            <text:p>313.3771543513</text:p>
          </table:table-cell>
          <table:table-cell table:formula="of:=ABS([.F58]-[.E58])" office:value-type="float" office:value="2.84911564874233" calcext:value-type="float">
            <text:p>2.8491156487</text:p>
          </table:table-cell>
          <table:table-cell table:formula="of:=[.G58]/[.F58]" office:value-type="percentage" office:value="0.00909165077665111" calcext:value-type="percentage">
            <text:p>0.91%</text:p>
          </table:table-cell>
          <table:table-cell table:number-columns-repeated="2"/>
          <table:table-cell table:style-name="ce1" office:value-type="float" office:value="0.8175" calcext:value-type="float">
            <text:p>0.8175</text:p>
          </table:table-cell>
          <table:table-cell table:style-name="ce1" office:value-type="float" office:value="352.64717" calcext:value-type="float">
            <text:p>352.64717</text:p>
          </table:table-cell>
          <table:table-cell table:style-name="ce1" table:formula="of:= -14640.71748*[.K58]^6 + 41863.10032*[.K58]^5 - 47025.52153*[.K58]^4 + 26250.11987*[.K58]^3 - 7607.409004*[.K58]^2 + 1090.605885*[.K58] + 285.6338953" office:value-type="float" office:value="346.555792620611" calcext:value-type="float">
            <text:p>346.5557926206</text:p>
          </table:table-cell>
          <table:table-cell table:style-name="ce1" table:formula="of:=ABS([.M58]-[.L58])" office:value-type="float" office:value="6.09137737938875" calcext:value-type="float">
            <text:p>6.0913773794</text:p>
          </table:table-cell>
          <table:table-cell table:style-name="ce3" table:formula="of:=[.N58]/[.M58]" office:value-type="percentage" office:value="0.0175769025048651" calcext:value-type="percentage">
            <text:p>1.76%</text:p>
          </table:table-cell>
          <table:table-cell table:number-columns-repeated="2"/>
          <table:table-cell office:value-type="float" office:value="0.8175" calcext:value-type="float">
            <text:p>0.8175</text:p>
          </table:table-cell>
          <table:table-cell office:value-type="float" office:value="413.25015" calcext:value-type="float">
            <text:p>413.25015</text:p>
          </table:table-cell>
          <table:table-cell table:number-columns-repeated="4"/>
          <table:table-cell office:value-type="float" office:value="0.8175" calcext:value-type="float">
            <text:p>0.8175</text:p>
          </table:table-cell>
          <table:table-cell office:value-type="float" office:value="471.22771" calcext:value-type="float">
            <text:p>471.227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325" calcext:value-type="float">
            <text:p>0.8325</text:p>
          </table:table-cell>
          <table:table-cell office:value-type="float" office:value="316.25034" calcext:value-type="float">
            <text:p>316.25034</text:p>
          </table:table-cell>
          <table:table-cell table:formula="of:=117.20777*[.D59]^6 - 632.0762655*[.D59]^5 + 1323.616839*[.D59]^4 - 1338.992335*[.D59]^3 + 660.735901*[.D59]^2 - 144.3173449*[.D59] + 325.9572127" office:value-type="float" office:value="313.219511939044" calcext:value-type="float">
            <text:p>313.219511939</text:p>
          </table:table-cell>
          <table:table-cell table:formula="of:=ABS([.F59]-[.E59])" office:value-type="float" office:value="3.03082806095631" calcext:value-type="float">
            <text:p>3.030828061</text:p>
          </table:table-cell>
          <table:table-cell table:formula="of:=[.G59]/[.F59]" office:value-type="percentage" office:value="0.00967637054982113" calcext:value-type="percentage">
            <text:p>0.97%</text:p>
          </table:table-cell>
          <table:table-cell table:number-columns-repeated="2"/>
          <table:table-cell table:style-name="ce1" office:value-type="float" office:value="0.8325" calcext:value-type="float">
            <text:p>0.8325</text:p>
          </table:table-cell>
          <table:table-cell table:style-name="ce1" office:value-type="float" office:value="352.70612" calcext:value-type="float">
            <text:p>352.70612</text:p>
          </table:table-cell>
          <table:table-cell table:style-name="ce1" table:formula="of:= -14640.71748*[.K59]^6 + 41863.10032*[.K59]^5 - 47025.52153*[.K59]^4 + 26250.11987*[.K59]^3 - 7607.409004*[.K59]^2 + 1090.605885*[.K59] + 285.6338953" office:value-type="float" office:value="345.17764528081" calcext:value-type="float">
            <text:p>345.1776452808</text:p>
          </table:table-cell>
          <table:table-cell table:style-name="ce1" table:formula="of:=ABS([.M59]-[.L59])" office:value-type="float" office:value="7.52847471918949" calcext:value-type="float">
            <text:p>7.5284747192</text:p>
          </table:table-cell>
          <table:table-cell table:style-name="ce3" table:formula="of:=[.N59]/[.M59]" office:value-type="percentage" office:value="0.0218104353573213" calcext:value-type="percentage">
            <text:p>2.18%</text:p>
          </table:table-cell>
          <table:table-cell table:number-columns-repeated="2"/>
          <table:table-cell office:value-type="float" office:value="0.8325" calcext:value-type="float">
            <text:p>0.8325</text:p>
          </table:table-cell>
          <table:table-cell office:value-type="float" office:value="413.34725" calcext:value-type="float">
            <text:p>413.34725</text:p>
          </table:table-cell>
          <table:table-cell table:number-columns-repeated="4"/>
          <table:table-cell office:value-type="float" office:value="0.8325" calcext:value-type="float">
            <text:p>0.8325</text:p>
          </table:table-cell>
          <table:table-cell office:value-type="float" office:value="471.34383" calcext:value-type="float">
            <text:p>471.343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475" calcext:value-type="float">
            <text:p>0.8475</text:p>
          </table:table-cell>
          <table:table-cell office:value-type="float" office:value="316.27392" calcext:value-type="float">
            <text:p>316.27392</text:p>
          </table:table-cell>
          <table:table-cell table:formula="of:=117.20777*[.D60]^6 - 632.0762655*[.D60]^5 + 1323.616839*[.D60]^4 - 1338.992335*[.D60]^3 + 660.735901*[.D60]^2 - 144.3173449*[.D60] + 325.9572127" office:value-type="float" office:value="313.070065234811" calcext:value-type="float">
            <text:p>313.0700652348</text:p>
          </table:table-cell>
          <table:table-cell table:formula="of:=ABS([.F60]-[.E60])" office:value-type="float" office:value="3.20385476518851" calcext:value-type="float">
            <text:p>3.2038547652</text:p>
          </table:table-cell>
          <table:table-cell table:formula="of:=[.G60]/[.F60]" office:value-type="percentage" office:value="0.0102336669038783" calcext:value-type="percentage">
            <text:p>1.02%</text:p>
          </table:table-cell>
          <table:table-cell table:number-columns-repeated="2"/>
          <table:table-cell table:style-name="ce1" office:value-type="float" office:value="0.8475" calcext:value-type="float">
            <text:p>0.8475</text:p>
          </table:table-cell>
          <table:table-cell table:style-name="ce1" office:value-type="float" office:value="352.76387" calcext:value-type="float">
            <text:p>352.76387</text:p>
          </table:table-cell>
          <table:table-cell table:style-name="ce1" table:formula="of:= -14640.71748*[.K60]^6 + 41863.10032*[.K60]^5 - 47025.52153*[.K60]^4 + 26250.11987*[.K60]^3 - 7607.409004*[.K60]^2 + 1090.605885*[.K60] + 285.6338953" office:value-type="float" office:value="343.10241810096" calcext:value-type="float">
            <text:p>343.102418101</text:p>
          </table:table-cell>
          <table:table-cell table:style-name="ce1" table:formula="of:=ABS([.M60]-[.L60])" office:value-type="float" office:value="9.66145189903995" calcext:value-type="float">
            <text:p>9.661451899</text:p>
          </table:table-cell>
          <table:table-cell table:style-name="ce3" table:formula="of:=[.N60]/[.M60]" office:value-type="percentage" office:value="0.0281590900831162" calcext:value-type="percentage">
            <text:p>2.82%</text:p>
          </table:table-cell>
          <table:table-cell table:number-columns-repeated="2"/>
          <table:table-cell office:value-type="float" office:value="0.8475" calcext:value-type="float">
            <text:p>0.8475</text:p>
          </table:table-cell>
          <table:table-cell office:value-type="float" office:value="413.44233" calcext:value-type="float">
            <text:p>413.44233</text:p>
          </table:table-cell>
          <table:table-cell table:number-columns-repeated="4"/>
          <table:table-cell office:value-type="float" office:value="0.8475" calcext:value-type="float">
            <text:p>0.8475</text:p>
          </table:table-cell>
          <table:table-cell office:value-type="float" office:value="471.45752" calcext:value-type="float">
            <text:p>471.457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625" calcext:value-type="float">
            <text:p>0.8625</text:p>
          </table:table-cell>
          <table:table-cell office:value-type="float" office:value="316.29703" calcext:value-type="float">
            <text:p>316.29703</text:p>
          </table:table-cell>
          <table:table-cell table:formula="of:=117.20777*[.D61]^6 - 632.0762655*[.D61]^5 + 1323.616839*[.D61]^4 - 1338.992335*[.D61]^3 + 660.735901*[.D61]^2 - 144.3173449*[.D61] + 325.9572127" office:value-type="float" office:value="312.929579630606" calcext:value-type="float">
            <text:p>312.9295796306</text:p>
          </table:table-cell>
          <table:table-cell table:formula="of:=ABS([.F61]-[.E61])" office:value-type="float" office:value="3.36745036939425" calcext:value-type="float">
            <text:p>3.3674503694</text:p>
          </table:table-cell>
          <table:table-cell table:formula="of:=[.G61]/[.F61]" office:value-type="percentage" office:value="0.0107610484549569" calcext:value-type="percentage">
            <text:p>1.08%</text:p>
          </table:table-cell>
          <table:table-cell table:number-columns-repeated="2"/>
          <table:table-cell office:value-type="float" office:value="0.8625" calcext:value-type="float">
            <text:p>0.8625</text:p>
          </table:table-cell>
          <table:table-cell office:value-type="float" office:value="352.82047" calcext:value-type="float">
            <text:p>352.82047</text:p>
          </table:table-cell>
          <table:table-cell table:number-columns-repeated="5"/>
          <table:table-cell office:value-type="float" office:value="0.8625" calcext:value-type="float">
            <text:p>0.8625</text:p>
          </table:table-cell>
          <table:table-cell office:value-type="float" office:value="413.53547" calcext:value-type="float">
            <text:p>413.53547</text:p>
          </table:table-cell>
          <table:table-cell table:number-columns-repeated="4"/>
          <table:table-cell office:value-type="float" office:value="0.8625" calcext:value-type="float">
            <text:p>0.8625</text:p>
          </table:table-cell>
          <table:table-cell office:value-type="float" office:value="471.56885" calcext:value-type="float">
            <text:p>471.568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775" calcext:value-type="float">
            <text:p>0.8775</text:p>
          </table:table-cell>
          <table:table-cell office:value-type="float" office:value="316.3197" calcext:value-type="float">
            <text:p>316.3197</text:p>
          </table:table-cell>
          <table:table-cell table:formula="of:=117.20777*[.D62]^6 - 632.0762655*[.D62]^5 + 1323.616839*[.D62]^4 - 1338.992335*[.D62]^3 + 660.735901*[.D62]^2 - 144.3173449*[.D62] + 325.9572127" office:value-type="float" office:value="312.798708864494" calcext:value-type="float">
            <text:p>312.7987088645</text:p>
          </table:table-cell>
          <table:table-cell table:formula="of:=ABS([.F62]-[.E62])" office:value-type="float" office:value="3.52099113550571" calcext:value-type="float">
            <text:p>3.5209911355</text:p>
          </table:table-cell>
          <table:table-cell table:formula="of:=[.G62]/[.F62]" office:value-type="percentage" office:value="0.0112564119854824" calcext:value-type="percentage">
            <text:p>1.13%</text:p>
          </table:table-cell>
          <table:table-cell table:number-columns-repeated="2"/>
          <table:table-cell office:value-type="float" office:value="0.8775" calcext:value-type="float">
            <text:p>0.8775</text:p>
          </table:table-cell>
          <table:table-cell office:value-type="float" office:value="352.87596" calcext:value-type="float">
            <text:p>352.87596</text:p>
          </table:table-cell>
          <table:table-cell table:number-columns-repeated="5"/>
          <table:table-cell office:value-type="float" office:value="0.8775" calcext:value-type="float">
            <text:p>0.8775</text:p>
          </table:table-cell>
          <table:table-cell office:value-type="float" office:value="413.62674" calcext:value-type="float">
            <text:p>413.62674</text:p>
          </table:table-cell>
          <table:table-cell table:number-columns-repeated="4"/>
          <table:table-cell office:value-type="float" office:value="0.8775" calcext:value-type="float">
            <text:p>0.8775</text:p>
          </table:table-cell>
          <table:table-cell office:value-type="float" office:value="471.67794" calcext:value-type="float">
            <text:p>471.677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8925" calcext:value-type="float">
            <text:p>0.8925</text:p>
          </table:table-cell>
          <table:table-cell office:value-type="float" office:value="316.34193" calcext:value-type="float">
            <text:p>316.34193</text:p>
          </table:table-cell>
          <table:table-cell table:formula="of:=117.20777*[.D63]^6 - 632.0762655*[.D63]^5 + 1323.616839*[.D63]^4 - 1338.992335*[.D63]^3 + 660.735901*[.D63]^2 - 144.3173449*[.D63] + 325.9572127" office:value-type="float" office:value="312.677992213882" calcext:value-type="float">
            <text:p>312.6779922139</text:p>
          </table:table-cell>
          <table:table-cell table:formula="of:=ABS([.F63]-[.E63])" office:value-type="float" office:value="3.6639377861182" calcext:value-type="float">
            <text:p>3.6639377861</text:p>
          </table:table-cell>
          <table:table-cell table:formula="of:=[.G63]/[.F63]" office:value-type="percentage" office:value="0.0117179266765022" calcext:value-type="percentage">
            <text:p>1.17%</text:p>
          </table:table-cell>
          <table:table-cell table:number-columns-repeated="2"/>
          <table:table-cell office:value-type="float" office:value="0.8925" calcext:value-type="float">
            <text:p>0.8925</text:p>
          </table:table-cell>
          <table:table-cell office:value-type="float" office:value="352.93038" calcext:value-type="float">
            <text:p>352.93038</text:p>
          </table:table-cell>
          <table:table-cell table:number-columns-repeated="5"/>
          <table:table-cell office:value-type="float" office:value="0.8925" calcext:value-type="float">
            <text:p>0.8925</text:p>
          </table:table-cell>
          <table:table-cell office:value-type="float" office:value="413.71622" calcext:value-type="float">
            <text:p>413.71622</text:p>
          </table:table-cell>
          <table:table-cell table:number-columns-repeated="4"/>
          <table:table-cell office:value-type="float" office:value="0.8925" calcext:value-type="float">
            <text:p>0.8925</text:p>
          </table:table-cell>
          <table:table-cell office:value-type="float" office:value="471.78484" calcext:value-type="float">
            <text:p>471.784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075" calcext:value-type="float">
            <text:p>0.9075</text:p>
          </table:table-cell>
          <table:table-cell office:value-type="float" office:value="316.36374" calcext:value-type="float">
            <text:p>316.36374</text:p>
          </table:table-cell>
          <table:table-cell table:formula="of:=117.20777*[.D64]^6 - 632.0762655*[.D64]^5 + 1323.616839*[.D64]^4 - 1338.992335*[.D64]^3 + 660.735901*[.D64]^2 - 144.3173449*[.D64] + 325.9572127" office:value-type="float" office:value="312.567852650072" calcext:value-type="float">
            <text:p>312.5678526501</text:p>
          </table:table-cell>
          <table:table-cell table:formula="of:=ABS([.F64]-[.E64])" office:value-type="float" office:value="3.7958873499278" calcext:value-type="float">
            <text:p>3.7958873499</text:p>
          </table:table-cell>
          <table:table-cell table:formula="of:=[.G64]/[.F64]" office:value-type="percentage" office:value="0.0121442026675001" calcext:value-type="percentage">
            <text:p>1.21%</text:p>
          </table:table-cell>
          <table:table-cell table:number-columns-repeated="2"/>
          <table:table-cell office:value-type="float" office:value="0.9075" calcext:value-type="float">
            <text:p>0.9075</text:p>
          </table:table-cell>
          <table:table-cell office:value-type="float" office:value="352.98377" calcext:value-type="float">
            <text:p>352.98377</text:p>
          </table:table-cell>
          <table:table-cell table:number-columns-repeated="5"/>
          <table:table-cell office:value-type="float" office:value="0.9075" calcext:value-type="float">
            <text:p>0.9075</text:p>
          </table:table-cell>
          <table:table-cell office:value-type="float" office:value="413.80395" calcext:value-type="float">
            <text:p>413.80395</text:p>
          </table:table-cell>
          <table:table-cell table:number-columns-repeated="4"/>
          <table:table-cell office:value-type="float" office:value="0.9075" calcext:value-type="float">
            <text:p>0.9075</text:p>
          </table:table-cell>
          <table:table-cell office:value-type="float" office:value="471.88966" calcext:value-type="float">
            <text:p>471.889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225" calcext:value-type="float">
            <text:p>0.9225</text:p>
          </table:table-cell>
          <table:table-cell office:value-type="float" office:value="316.38514" calcext:value-type="float">
            <text:p>316.38514</text:p>
          </table:table-cell>
          <table:table-cell table:formula="of:=117.20777*[.D65]^6 - 632.0762655*[.D65]^5 + 1323.616839*[.D65]^4 - 1338.992335*[.D65]^3 + 660.735901*[.D65]^2 - 144.3173449*[.D65] + 325.9572127" office:value-type="float" office:value="312.468595954083" calcext:value-type="float">
            <text:p>312.4685959541</text:p>
          </table:table-cell>
          <table:table-cell table:formula="of:=ABS([.F65]-[.E65])" office:value-type="float" office:value="3.91654404591742" calcext:value-type="float">
            <text:p>3.9165440459</text:p>
          </table:table-cell>
          <table:table-cell table:formula="of:=[.G65]/[.F65]" office:value-type="percentage" office:value="0.0125342005456861" calcext:value-type="percentage">
            <text:p>1.25%</text:p>
          </table:table-cell>
          <table:table-cell table:number-columns-repeated="2"/>
          <table:table-cell office:value-type="float" office:value="0.9225" calcext:value-type="float">
            <text:p>0.9225</text:p>
          </table:table-cell>
          <table:table-cell office:value-type="float" office:value="353.03617" calcext:value-type="float">
            <text:p>353.03617</text:p>
          </table:table-cell>
          <table:table-cell table:number-columns-repeated="5"/>
          <table:table-cell office:value-type="float" office:value="0.9225" calcext:value-type="float">
            <text:p>0.9225</text:p>
          </table:table-cell>
          <table:table-cell office:value-type="float" office:value="413.89002" calcext:value-type="float">
            <text:p>413.89002</text:p>
          </table:table-cell>
          <table:table-cell table:number-columns-repeated="4"/>
          <table:table-cell office:value-type="float" office:value="0.9225" calcext:value-type="float">
            <text:p>0.9225</text:p>
          </table:table-cell>
          <table:table-cell office:value-type="float" office:value="471.99245" calcext:value-type="float">
            <text:p>471.992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375" calcext:value-type="float">
            <text:p>0.9375</text:p>
          </table:table-cell>
          <table:table-cell office:value-type="float" office:value="316.40616" calcext:value-type="float">
            <text:p>316.40616</text:p>
          </table:table-cell>
          <table:table-cell table:formula="of:=117.20777*[.D66]^6 - 632.0762655*[.D66]^5 + 1323.616839*[.D66]^4 - 1338.992335*[.D66]^3 + 660.735901*[.D66]^2 - 144.3173449*[.D66] + 325.9572127" office:value-type="float" office:value="312.380410793708" calcext:value-type="float">
            <text:p>312.3804107937</text:p>
          </table:table-cell>
          <table:table-cell table:formula="of:=ABS([.F66]-[.E66])" office:value-type="float" office:value="4.02574920629246" calcext:value-type="float">
            <text:p>4.0257492063</text:p>
          </table:table-cell>
          <table:table-cell table:formula="of:=[.G66]/[.F66]" office:value-type="percentage" office:value="0.0128873292536612" calcext:value-type="percentage">
            <text:p>1.29%</text:p>
          </table:table-cell>
          <table:table-cell table:number-columns-repeated="2"/>
          <table:table-cell office:value-type="float" office:value="0.9375" calcext:value-type="float">
            <text:p>0.9375</text:p>
          </table:table-cell>
          <table:table-cell office:value-type="float" office:value="353.08761" calcext:value-type="float">
            <text:p>353.08761</text:p>
          </table:table-cell>
          <table:table-cell table:number-columns-repeated="5"/>
          <table:table-cell office:value-type="float" office:value="0.9375" calcext:value-type="float">
            <text:p>0.9375</text:p>
          </table:table-cell>
          <table:table-cell office:value-type="float" office:value="413.97447" calcext:value-type="float">
            <text:p>413.97447</text:p>
          </table:table-cell>
          <table:table-cell table:number-columns-repeated="4"/>
          <table:table-cell office:value-type="float" office:value="0.9375" calcext:value-type="float">
            <text:p>0.9375</text:p>
          </table:table-cell>
          <table:table-cell office:value-type="float" office:value="472.0933" calcext:value-type="float">
            <text:p>472.09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525" calcext:value-type="float">
            <text:p>0.9525</text:p>
          </table:table-cell>
          <table:table-cell office:value-type="float" office:value="316.4268" calcext:value-type="float">
            <text:p>316.4268</text:p>
          </table:table-cell>
          <table:table-cell table:formula="of:=117.20777*[.D67]^6 - 632.0762655*[.D67]^5 + 1323.616839*[.D67]^4 - 1338.992335*[.D67]^3 + 660.735901*[.D67]^2 - 144.3173449*[.D67] + 325.9572127" office:value-type="float" office:value="312.303369761832" calcext:value-type="float">
            <text:p>312.3033697618</text:p>
          </table:table-cell>
          <table:table-cell table:formula="of:=ABS([.F67]-[.E67])" office:value-type="float" office:value="4.12343023816817" calcext:value-type="float">
            <text:p>4.1234302382</text:p>
          </table:table-cell>
          <table:table-cell table:formula="of:=[.G67]/[.F67]" office:value-type="percentage" office:value="0.0132032844900546" calcext:value-type="percentage">
            <text:p>1.32%</text:p>
          </table:table-cell>
          <table:table-cell table:number-columns-repeated="2"/>
          <table:table-cell office:value-type="float" office:value="0.9525" calcext:value-type="float">
            <text:p>0.9525</text:p>
          </table:table-cell>
          <table:table-cell office:value-type="float" office:value="353.13813" calcext:value-type="float">
            <text:p>353.13813</text:p>
          </table:table-cell>
          <table:table-cell table:number-columns-repeated="5"/>
          <table:table-cell office:value-type="float" office:value="0.9525" calcext:value-type="float">
            <text:p>0.9525</text:p>
          </table:table-cell>
          <table:table-cell office:value-type="float" office:value="414.05737" calcext:value-type="float">
            <text:p>414.05737</text:p>
          </table:table-cell>
          <table:table-cell table:number-columns-repeated="4"/>
          <table:table-cell office:value-type="float" office:value="0.9525" calcext:value-type="float">
            <text:p>0.9525</text:p>
          </table:table-cell>
          <table:table-cell office:value-type="float" office:value="472.19228" calcext:value-type="float">
            <text:p>472.192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675" calcext:value-type="float">
            <text:p>0.9675</text:p>
          </table:table-cell>
          <table:table-cell office:value-type="float" office:value="316.44708" calcext:value-type="float">
            <text:p>316.44708</text:p>
          </table:table-cell>
          <table:table-cell table:formula="of:=117.20777*[.D68]^6 - 632.0762655*[.D68]^5 + 1323.616839*[.D68]^4 - 1338.992335*[.D68]^3 + 660.735901*[.D68]^2 - 144.3173449*[.D68] + 325.9572127" office:value-type="float" office:value="312.237431375996" calcext:value-type="float">
            <text:p>312.237431376</text:p>
          </table:table-cell>
          <table:table-cell table:formula="of:=ABS([.F68]-[.E68])" office:value-type="float" office:value="4.20964862400365" calcext:value-type="float">
            <text:p>4.209648624</text:p>
          </table:table-cell>
          <table:table-cell table:formula="of:=[.G68]/[.F68]" office:value-type="percentage" office:value="0.0134822036084917" calcext:value-type="percentage">
            <text:p>1.35%</text:p>
          </table:table-cell>
          <table:table-cell table:number-columns-repeated="2"/>
          <table:table-cell office:value-type="float" office:value="0.9675" calcext:value-type="float">
            <text:p>0.9675</text:p>
          </table:table-cell>
          <table:table-cell office:value-type="float" office:value="353.18775" calcext:value-type="float">
            <text:p>353.18775</text:p>
          </table:table-cell>
          <table:table-cell table:number-columns-repeated="5"/>
          <table:table-cell office:value-type="float" office:value="0.9675" calcext:value-type="float">
            <text:p>0.9675</text:p>
          </table:table-cell>
          <table:table-cell office:value-type="float" office:value="414.13875" calcext:value-type="float">
            <text:p>414.13875</text:p>
          </table:table-cell>
          <table:table-cell table:number-columns-repeated="4"/>
          <table:table-cell office:value-type="float" office:value="0.9675" calcext:value-type="float">
            <text:p>0.9675</text:p>
          </table:table-cell>
          <table:table-cell office:value-type="float" office:value="472.28943" calcext:value-type="float">
            <text:p>472.289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825" calcext:value-type="float">
            <text:p>0.9825</text:p>
          </table:table-cell>
          <table:table-cell office:value-type="float" office:value="316.467" calcext:value-type="float">
            <text:p>316.467</text:p>
          </table:table-cell>
          <table:table-cell table:formula="of:=117.20777*[.D69]^6 - 632.0762655*[.D69]^5 + 1323.616839*[.D69]^4 - 1338.992335*[.D69]^3 + 660.735901*[.D69]^2 - 144.3173449*[.D69] + 325.9572127" office:value-type="float" office:value="312.182443039211" calcext:value-type="float">
            <text:p>312.1824430392</text:p>
          </table:table-cell>
          <table:table-cell table:formula="of:=ABS([.F69]-[.E69])" office:value-type="float" office:value="4.28455696078936" calcext:value-type="float">
            <text:p>4.2845569608</text:p>
          </table:table-cell>
          <table:table-cell table:formula="of:=[.G69]/[.F69]" office:value-type="percentage" office:value="0.0137245288975178" calcext:value-type="percentage">
            <text:p>1.37%</text:p>
          </table:table-cell>
          <table:table-cell table:number-columns-repeated="2"/>
          <table:table-cell office:value-type="float" office:value="0.9825" calcext:value-type="float">
            <text:p>0.9825</text:p>
          </table:table-cell>
          <table:table-cell office:value-type="float" office:value="353.23651" calcext:value-type="float">
            <text:p>353.23651</text:p>
          </table:table-cell>
          <table:table-cell table:number-columns-repeated="5"/>
          <table:table-cell office:value-type="float" office:value="0.9825" calcext:value-type="float">
            <text:p>0.9825</text:p>
          </table:table-cell>
          <table:table-cell office:value-type="float" office:value="414.21869" calcext:value-type="float">
            <text:p>414.21869</text:p>
          </table:table-cell>
          <table:table-cell table:number-columns-repeated="4"/>
          <table:table-cell office:value-type="float" office:value="0.9825" calcext:value-type="float">
            <text:p>0.9825</text:p>
          </table:table-cell>
          <table:table-cell office:value-type="float" office:value="472.38484" calcext:value-type="float">
            <text:p>472.384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975" calcext:value-type="float">
            <text:p>0.9975</text:p>
          </table:table-cell>
          <table:table-cell office:value-type="float" office:value="316.48659" calcext:value-type="float">
            <text:p>316.48659</text:p>
          </table:table-cell>
          <table:table-cell table:formula="of:=117.20777*[.D70]^6 - 632.0762655*[.D70]^5 + 1323.616839*[.D70]^4 - 1338.992335*[.D70]^3 + 660.735901*[.D70]^2 - 144.3173449*[.D70] + 325.9572127" office:value-type="float" office:value="312.138144962018" calcext:value-type="float">
            <text:p>312.138144962</text:p>
          </table:table-cell>
          <table:table-cell table:formula="of:=ABS([.F70]-[.E70])" office:value-type="float" office:value="4.34844503798161" calcext:value-type="float">
            <text:p>4.348445038</text:p>
          </table:table-cell>
          <table:table-cell table:formula="of:=[.G70]/[.F70]" office:value-type="percentage" office:value="0.0139311555097207" calcext:value-type="percentage">
            <text:p>1.39%</text:p>
          </table:table-cell>
          <table:table-cell table:number-columns-repeated="2"/>
          <table:table-cell office:value-type="float" office:value="0.9975" calcext:value-type="float">
            <text:p>0.9975</text:p>
          </table:table-cell>
          <table:table-cell office:value-type="float" office:value="353.28443" calcext:value-type="float">
            <text:p>353.28443</text:p>
          </table:table-cell>
          <table:table-cell table:number-columns-repeated="5"/>
          <table:table-cell office:value-type="float" office:value="0.9975" calcext:value-type="float">
            <text:p>0.9975</text:p>
          </table:table-cell>
          <table:table-cell office:value-type="float" office:value="414.29722" calcext:value-type="float">
            <text:p>414.29722</text:p>
          </table:table-cell>
          <table:table-cell table:number-columns-repeated="4"/>
          <table:table-cell office:value-type="float" office:value="0.9975" calcext:value-type="float">
            <text:p>0.9975</text:p>
          </table:table-cell>
          <table:table-cell office:value-type="float" office:value="472.47855" calcext:value-type="float">
            <text:p>472.478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125" calcext:value-type="float">
            <text:p>1.0125</text:p>
          </table:table-cell>
          <table:table-cell office:value-type="float" office:value="316.50585" calcext:value-type="float">
            <text:p>316.50585</text:p>
          </table:table-cell>
          <table:table-cell table:formula="of:=117.20777*[.D71]^6 - 632.0762655*[.D71]^5 + 1323.616839*[.D71]^4 - 1338.992335*[.D71]^3 + 660.735901*[.D71]^2 - 144.3173449*[.D71] + 325.9572127" office:value-type="float" office:value="312.104175045813" calcext:value-type="float">
            <text:p>312.1041750458</text:p>
          </table:table-cell>
          <table:table-cell table:formula="of:=ABS([.F71]-[.E71])" office:value-type="float" office:value="4.40167495418723" calcext:value-type="float">
            <text:p>4.4016749542</text:p>
          </table:table-cell>
          <table:table-cell table:formula="of:=[.G71]/[.F71]" office:value-type="percentage" office:value="0.0141032235584196" calcext:value-type="percentage">
            <text:p>1.41%</text:p>
          </table:table-cell>
          <table:table-cell table:number-columns-repeated="2"/>
          <table:table-cell office:value-type="float" office:value="1.0125" calcext:value-type="float">
            <text:p>1.0125</text:p>
          </table:table-cell>
          <table:table-cell office:value-type="float" office:value="353.33155" calcext:value-type="float">
            <text:p>353.33155</text:p>
          </table:table-cell>
          <table:table-cell table:number-columns-repeated="5"/>
          <table:table-cell office:value-type="float" office:value="1.0125" calcext:value-type="float">
            <text:p>1.0125</text:p>
          </table:table-cell>
          <table:table-cell office:value-type="float" office:value="414.37438" calcext:value-type="float">
            <text:p>414.37438</text:p>
          </table:table-cell>
          <table:table-cell table:number-columns-repeated="4"/>
          <table:table-cell office:value-type="float" office:value="1.0125" calcext:value-type="float">
            <text:p>1.0125</text:p>
          </table:table-cell>
          <table:table-cell office:value-type="float" office:value="472.57063" calcext:value-type="float">
            <text:p>472.570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275" calcext:value-type="float">
            <text:p>1.0275</text:p>
          </table:table-cell>
          <table:table-cell office:value-type="float" office:value="316.52478" calcext:value-type="float">
            <text:p>316.52478</text:p>
          </table:table-cell>
          <table:table-cell table:formula="of:=117.20777*[.D72]^6 - 632.0762655*[.D72]^5 + 1323.616839*[.D72]^4 - 1338.992335*[.D72]^3 + 660.735901*[.D72]^2 - 144.3173449*[.D72] + 325.9572127" office:value-type="float" office:value="312.0800747274" calcext:value-type="float">
            <text:p>312.0800747274</text:p>
          </table:table-cell>
          <table:table-cell table:formula="of:=ABS([.F72]-[.E72])" office:value-type="float" office:value="4.44470527259978" calcext:value-type="float">
            <text:p>4.4447052726</text:p>
          </table:table-cell>
          <table:table-cell table:formula="of:=[.G72]/[.F72]" office:value-type="percentage" office:value="0.0142421949766649" calcext:value-type="percentage">
            <text:p>1.42%</text:p>
          </table:table-cell>
          <table:table-cell table:number-columns-repeated="2"/>
          <table:table-cell office:value-type="float" office:value="1.0275" calcext:value-type="float">
            <text:p>1.0275</text:p>
          </table:table-cell>
          <table:table-cell office:value-type="float" office:value="353.37787" calcext:value-type="float">
            <text:p>353.37787</text:p>
          </table:table-cell>
          <table:table-cell table:number-columns-repeated="5"/>
          <table:table-cell office:value-type="float" office:value="1.0275" calcext:value-type="float">
            <text:p>1.0275</text:p>
          </table:table-cell>
          <table:table-cell office:value-type="float" office:value="414.45023" calcext:value-type="float">
            <text:p>414.45023</text:p>
          </table:table-cell>
          <table:table-cell table:number-columns-repeated="4"/>
          <table:table-cell office:value-type="float" office:value="1.0275" calcext:value-type="float">
            <text:p>1.0275</text:p>
          </table:table-cell>
          <table:table-cell office:value-type="float" office:value="472.66111" calcext:value-type="float">
            <text:p>472.661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425" calcext:value-type="float">
            <text:p>1.0425</text:p>
          </table:table-cell>
          <table:table-cell office:value-type="float" office:value="316.54341" calcext:value-type="float">
            <text:p>316.54341</text:p>
          </table:table-cell>
          <table:table-cell table:formula="of:=117.20777*[.D73]^6 - 632.0762655*[.D73]^5 + 1323.616839*[.D73]^4 - 1338.992335*[.D73]^3 + 660.735901*[.D73]^2 - 144.3173449*[.D73] + 325.9572127" office:value-type="float" office:value="312.065295784817" calcext:value-type="float">
            <text:p>312.0652957848</text:p>
          </table:table-cell>
          <table:table-cell table:formula="of:=ABS([.F73]-[.E73])" office:value-type="float" office:value="4.47811421518253" calcext:value-type="float">
            <text:p>4.4781142152</text:p>
          </table:table-cell>
          <table:table-cell table:formula="of:=[.G73]/[.F73]" office:value-type="percentage" office:value="0.0143499270046048" calcext:value-type="percentage">
            <text:p>1.43%</text:p>
          </table:table-cell>
          <table:table-cell table:number-columns-repeated="2"/>
          <table:table-cell office:value-type="float" office:value="1.0425" calcext:value-type="float">
            <text:p>1.0425</text:p>
          </table:table-cell>
          <table:table-cell office:value-type="float" office:value="353.42344" calcext:value-type="float">
            <text:p>353.42344</text:p>
          </table:table-cell>
          <table:table-cell table:number-columns-repeated="5"/>
          <table:table-cell office:value-type="float" office:value="1.0425" calcext:value-type="float">
            <text:p>1.0425</text:p>
          </table:table-cell>
          <table:table-cell office:value-type="float" office:value="414.52481" calcext:value-type="float">
            <text:p>414.52481</text:p>
          </table:table-cell>
          <table:table-cell table:number-columns-repeated="4"/>
          <table:table-cell office:value-type="float" office:value="1.0425" calcext:value-type="float">
            <text:p>1.0425</text:p>
          </table:table-cell>
          <table:table-cell office:value-type="float" office:value="472.75007" calcext:value-type="float">
            <text:p>472.750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575" calcext:value-type="float">
            <text:p>1.0575</text:p>
          </table:table-cell>
          <table:table-cell office:value-type="float" office:value="316.56174" calcext:value-type="float">
            <text:p>316.56174</text:p>
          </table:table-cell>
          <table:table-cell table:formula="of:=117.20777*[.D74]^6 - 632.0762655*[.D74]^5 + 1323.616839*[.D74]^4 - 1338.992335*[.D74]^3 + 660.735901*[.D74]^2 - 144.3173449*[.D74] + 325.9572127" office:value-type="float" office:value="312.059208104396" calcext:value-type="float">
            <text:p>312.0592081044</text:p>
          </table:table-cell>
          <table:table-cell table:formula="of:=ABS([.F74]-[.E74])" office:value-type="float" office:value="4.50253189560442" calcext:value-type="float">
            <text:p>4.5025318956</text:p>
          </table:table-cell>
          <table:table-cell table:formula="of:=[.G74]/[.F74]" office:value-type="percentage" office:value="0.0144284538916671" calcext:value-type="percentage">
            <text:p>1.44%</text:p>
          </table:table-cell>
          <table:table-cell table:number-columns-repeated="2"/>
          <table:table-cell office:value-type="float" office:value="1.0575" calcext:value-type="float">
            <text:p>1.0575</text:p>
          </table:table-cell>
          <table:table-cell office:value-type="float" office:value="353.46827" calcext:value-type="float">
            <text:p>353.46827</text:p>
          </table:table-cell>
          <table:table-cell table:number-columns-repeated="5"/>
          <table:table-cell office:value-type="float" office:value="1.0575" calcext:value-type="float">
            <text:p>1.0575</text:p>
          </table:table-cell>
          <table:table-cell office:value-type="float" office:value="414.59814" calcext:value-type="float">
            <text:p>414.59814</text:p>
          </table:table-cell>
          <table:table-cell table:number-columns-repeated="4"/>
          <table:table-cell office:value-type="float" office:value="1.0575" calcext:value-type="float">
            <text:p>1.0575</text:p>
          </table:table-cell>
          <table:table-cell office:value-type="float" office:value="472.83753" calcext:value-type="float">
            <text:p>472.837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725" calcext:value-type="float">
            <text:p>1.0725</text:p>
          </table:table-cell>
          <table:table-cell office:value-type="float" office:value="316.57978" calcext:value-type="float">
            <text:p>316.57978</text:p>
          </table:table-cell>
          <table:table-cell table:formula="of:=117.20777*[.D75]^6 - 632.0762655*[.D75]^5 + 1323.616839*[.D75]^4 - 1338.992335*[.D75]^3 + 660.735901*[.D75]^2 - 144.3173449*[.D75] + 325.9572127" office:value-type="float" office:value="312.061108409075" calcext:value-type="float">
            <text:p>312.0611084091</text:p>
          </table:table-cell>
          <table:table-cell table:formula="of:=ABS([.F75]-[.E75])" office:value-type="float" office:value="4.51867159092456" calcext:value-type="float">
            <text:p>4.5186715909</text:p>
          </table:table-cell>
          <table:table-cell table:formula="of:=[.G75]/[.F75]" office:value-type="percentage" office:value="0.0144800856920661" calcext:value-type="percentage">
            <text:p>1.45%</text:p>
          </table:table-cell>
          <table:table-cell table:number-columns-repeated="2"/>
          <table:table-cell office:value-type="float" office:value="1.0725" calcext:value-type="float">
            <text:p>1.0725</text:p>
          </table:table-cell>
          <table:table-cell office:value-type="float" office:value="353.51239" calcext:value-type="float">
            <text:p>353.51239</text:p>
          </table:table-cell>
          <table:table-cell table:number-columns-repeated="5"/>
          <table:table-cell office:value-type="float" office:value="1.0725" calcext:value-type="float">
            <text:p>1.0725</text:p>
          </table:table-cell>
          <table:table-cell office:value-type="float" office:value="414.67028" calcext:value-type="float">
            <text:p>414.67028</text:p>
          </table:table-cell>
          <table:table-cell table:number-columns-repeated="4"/>
          <table:table-cell office:value-type="float" office:value="1.0725" calcext:value-type="float">
            <text:p>1.0725</text:p>
          </table:table-cell>
          <table:table-cell office:value-type="float" office:value="472.92356" calcext:value-type="float">
            <text:p>472.9235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0875" calcext:value-type="float">
            <text:p>1.0875</text:p>
          </table:table-cell>
          <table:table-cell office:value-type="float" office:value="316.59754" calcext:value-type="float">
            <text:p>316.59754</text:p>
          </table:table-cell>
          <table:table-cell table:formula="of:=117.20777*[.D76]^6 - 632.0762655*[.D76]^5 + 1323.616839*[.D76]^4 - 1338.992335*[.D76]^3 + 660.735901*[.D76]^2 - 144.3173449*[.D76] + 325.9572127" office:value-type="float" office:value="312.070229947976" calcext:value-type="float">
            <text:p>312.070229948</text:p>
          </table:table-cell>
          <table:table-cell table:formula="of:=ABS([.F76]-[.E76])" office:value-type="float" office:value="4.5273100520235" calcext:value-type="float">
            <text:p>4.527310052</text:p>
          </table:table-cell>
          <table:table-cell table:formula="of:=[.G76]/[.F76]" office:value-type="percentage" office:value="0.0145073435962739" calcext:value-type="percentage">
            <text:p>1.45%</text:p>
          </table:table-cell>
          <table:table-cell table:number-columns-repeated="2"/>
          <table:table-cell office:value-type="float" office:value="1.0875" calcext:value-type="float">
            <text:p>1.0875</text:p>
          </table:table-cell>
          <table:table-cell office:value-type="float" office:value="353.55582" calcext:value-type="float">
            <text:p>353.55582</text:p>
          </table:table-cell>
          <table:table-cell table:number-columns-repeated="5"/>
          <table:table-cell office:value-type="float" office:value="1.0875" calcext:value-type="float">
            <text:p>1.0875</text:p>
          </table:table-cell>
          <table:table-cell office:value-type="float" office:value="414.74126" calcext:value-type="float">
            <text:p>414.74126</text:p>
          </table:table-cell>
          <table:table-cell table:number-columns-repeated="4"/>
          <table:table-cell office:value-type="float" office:value="1.0875" calcext:value-type="float">
            <text:p>1.0875</text:p>
          </table:table-cell>
          <table:table-cell office:value-type="float" office:value="473.00819" calcext:value-type="float">
            <text:p>473.008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025" calcext:value-type="float">
            <text:p>1.1025</text:p>
          </table:table-cell>
          <table:table-cell office:value-type="float" office:value="316.61502" calcext:value-type="float">
            <text:p>316.61502</text:p>
          </table:table-cell>
          <table:table-cell table:formula="of:=117.20777*[.D77]^6 - 632.0762655*[.D77]^5 + 1323.616839*[.D77]^4 - 1338.992335*[.D77]^3 + 660.735901*[.D77]^2 - 144.3173449*[.D77] + 325.9572127" office:value-type="float" office:value="312.085753147208" calcext:value-type="float">
            <text:p>312.0857531472</text:p>
          </table:table-cell>
          <table:table-cell table:formula="of:=ABS([.F77]-[.E77])" office:value-type="float" office:value="4.52926685279164" calcext:value-type="float">
            <text:p>4.5292668528</text:p>
          </table:table-cell>
          <table:table-cell table:formula="of:=[.G77]/[.F77]" office:value-type="percentage" office:value="0.0145128920725042" calcext:value-type="percentage">
            <text:p>1.45%</text:p>
          </table:table-cell>
          <table:table-cell table:number-columns-repeated="2"/>
          <table:table-cell office:value-type="float" office:value="1.1025" calcext:value-type="float">
            <text:p>1.1025</text:p>
          </table:table-cell>
          <table:table-cell office:value-type="float" office:value="353.59857" calcext:value-type="float">
            <text:p>353.59857</text:p>
          </table:table-cell>
          <table:table-cell table:number-columns-repeated="5"/>
          <table:table-cell office:value-type="float" office:value="1.1025" calcext:value-type="float">
            <text:p>1.1025</text:p>
          </table:table-cell>
          <table:table-cell office:value-type="float" office:value="414.81111" calcext:value-type="float">
            <text:p>414.81111</text:p>
          </table:table-cell>
          <table:table-cell table:number-columns-repeated="4"/>
          <table:table-cell office:value-type="float" office:value="1.1025" calcext:value-type="float">
            <text:p>1.1025</text:p>
          </table:table-cell>
          <table:table-cell office:value-type="float" office:value="473.09146" calcext:value-type="float">
            <text:p>473.091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175" calcext:value-type="float">
            <text:p>1.1175</text:p>
          </table:table-cell>
          <table:table-cell office:value-type="float" office:value="316.63224" calcext:value-type="float">
            <text:p>316.63224</text:p>
          </table:table-cell>
          <table:table-cell table:formula="of:=117.20777*[.D78]^6 - 632.0762655*[.D78]^5 + 1323.616839*[.D78]^4 - 1338.992335*[.D78]^3 + 660.735901*[.D78]^2 - 144.3173449*[.D78] + 325.9572127" office:value-type="float" office:value="312.106817221942" calcext:value-type="float">
            <text:p>312.1068172219</text:p>
          </table:table-cell>
          <table:table-cell table:formula="of:=ABS([.F78]-[.E78])" office:value-type="float" office:value="4.52542277805844" calcext:value-type="float">
            <text:p>4.5254227781</text:p>
          </table:table-cell>
          <table:table-cell table:formula="of:=[.G78]/[.F78]" office:value-type="percentage" office:value="0.0144995960624608" calcext:value-type="percentage">
            <text:p>1.45%</text:p>
          </table:table-cell>
          <table:table-cell table:number-columns-repeated="2"/>
          <table:table-cell office:value-type="float" office:value="1.1175" calcext:value-type="float">
            <text:p>1.1175</text:p>
          </table:table-cell>
          <table:table-cell office:value-type="float" office:value="353.64068" calcext:value-type="float">
            <text:p>353.64068</text:p>
          </table:table-cell>
          <table:table-cell table:number-columns-repeated="5"/>
          <table:table-cell office:value-type="float" office:value="1.1175" calcext:value-type="float">
            <text:p>1.1175</text:p>
          </table:table-cell>
          <table:table-cell office:value-type="float" office:value="414.87986" calcext:value-type="float">
            <text:p>414.87986</text:p>
          </table:table-cell>
          <table:table-cell table:number-columns-repeated="4"/>
          <table:table-cell office:value-type="float" office:value="1.1175" calcext:value-type="float">
            <text:p>1.1175</text:p>
          </table:table-cell>
          <table:table-cell office:value-type="float" office:value="473.17342" calcext:value-type="float">
            <text:p>473.173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325" calcext:value-type="float">
            <text:p>1.1325</text:p>
          </table:table-cell>
          <table:table-cell office:value-type="float" office:value="316.6492" calcext:value-type="float">
            <text:p>316.6492</text:p>
          </table:table-cell>
          <table:table-cell table:formula="of:=117.20777*[.D79]^6 - 632.0762655*[.D79]^5 + 1323.616839*[.D79]^4 - 1338.992335*[.D79]^3 + 660.735901*[.D79]^2 - 144.3173449*[.D79] + 325.9572127" office:value-type="float" office:value="312.132532749723" calcext:value-type="float">
            <text:p>312.1325327497</text:p>
          </table:table-cell>
          <table:table-cell table:formula="of:=ABS([.F79]-[.E79])" office:value-type="float" office:value="4.51666725027741" calcext:value-type="float">
            <text:p>4.5166672503</text:p>
          </table:table-cell>
          <table:table-cell table:formula="of:=[.G79]/[.F79]" office:value-type="percentage" office:value="0.0144703508169685" calcext:value-type="percentage">
            <text:p>1.45%</text:p>
          </table:table-cell>
          <table:table-cell table:number-columns-repeated="2"/>
          <table:table-cell office:value-type="float" office:value="1.1325" calcext:value-type="float">
            <text:p>1.1325</text:p>
          </table:table-cell>
          <table:table-cell office:value-type="float" office:value="353.68214" calcext:value-type="float">
            <text:p>353.68214</text:p>
          </table:table-cell>
          <table:table-cell table:number-columns-repeated="5"/>
          <table:table-cell office:value-type="float" office:value="1.1325" calcext:value-type="float">
            <text:p>1.1325</text:p>
          </table:table-cell>
          <table:table-cell office:value-type="float" office:value="414.94756" calcext:value-type="float">
            <text:p>414.94756</text:p>
          </table:table-cell>
          <table:table-cell table:number-columns-repeated="4"/>
          <table:table-cell office:value-type="float" office:value="1.1325" calcext:value-type="float">
            <text:p>1.1325</text:p>
          </table:table-cell>
          <table:table-cell office:value-type="float" office:value="473.2541" calcext:value-type="float">
            <text:p>473.25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475" calcext:value-type="float">
            <text:p>1.1475</text:p>
          </table:table-cell>
          <table:table-cell office:value-type="float" office:value="316.66591" calcext:value-type="float">
            <text:p>316.66591</text:p>
          </table:table-cell>
          <table:table-cell table:formula="of:=117.20777*[.D80]^6 - 632.0762655*[.D80]^5 + 1323.616839*[.D80]^4 - 1338.992335*[.D80]^3 + 660.735901*[.D80]^2 - 144.3173449*[.D80] + 325.9572127" office:value-type="float" office:value="312.161995205039" calcext:value-type="float">
            <text:p>312.161995205</text:p>
          </table:table-cell>
          <table:table-cell table:formula="of:=ABS([.F80]-[.E80])" office:value-type="float" office:value="4.50391479496051" calcext:value-type="float">
            <text:p>4.503914795</text:p>
          </table:table-cell>
          <table:table-cell table:formula="of:=[.G80]/[.F80]" office:value-type="percentage" office:value="0.0144281330339466" calcext:value-type="percentage">
            <text:p>1.44%</text:p>
          </table:table-cell>
          <table:table-cell table:number-columns-repeated="2"/>
          <table:table-cell office:value-type="float" office:value="1.1475" calcext:value-type="float">
            <text:p>1.1475</text:p>
          </table:table-cell>
          <table:table-cell office:value-type="float" office:value="353.723" calcext:value-type="float">
            <text:p>353.723</text:p>
          </table:table-cell>
          <table:table-cell table:number-columns-repeated="5"/>
          <table:table-cell office:value-type="float" office:value="1.1475" calcext:value-type="float">
            <text:p>1.1475</text:p>
          </table:table-cell>
          <table:table-cell office:value-type="float" office:value="415.01422" calcext:value-type="float">
            <text:p>415.01422</text:p>
          </table:table-cell>
          <table:table-cell table:number-columns-repeated="4"/>
          <table:table-cell office:value-type="float" office:value="1.1475" calcext:value-type="float">
            <text:p>1.1475</text:p>
          </table:table-cell>
          <table:table-cell office:value-type="float" office:value="473.33354" calcext:value-type="float">
            <text:p>473.333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625" calcext:value-type="float">
            <text:p>1.1625</text:p>
          </table:table-cell>
          <table:table-cell office:value-type="float" office:value="316.68238" calcext:value-type="float">
            <text:p>316.68238</text:p>
          </table:table-cell>
          <table:table-cell table:formula="of:=117.20777*[.D81]^6 - 632.0762655*[.D81]^5 + 1323.616839*[.D81]^4 - 1338.992335*[.D81]^3 + 660.735901*[.D81]^2 - 144.3173449*[.D81] + 325.9572127" office:value-type="float" office:value="312.194299455141" calcext:value-type="float">
            <text:p>312.1942994551</text:p>
          </table:table-cell>
          <table:table-cell table:formula="of:=ABS([.F81]-[.E81])" office:value-type="float" office:value="4.48808054485937" calcext:value-type="float">
            <text:p>4.4880805449</text:p>
          </table:table-cell>
          <table:table-cell table:formula="of:=[.G81]/[.F81]" office:value-type="percentage" office:value="0.0143759208694465" calcext:value-type="percentage">
            <text:p>1.44%</text:p>
          </table:table-cell>
          <table:table-cell table:number-columns-repeated="2"/>
          <table:table-cell office:value-type="float" office:value="1.1625" calcext:value-type="float">
            <text:p>1.1625</text:p>
          </table:table-cell>
          <table:table-cell office:value-type="float" office:value="353.76325" calcext:value-type="float">
            <text:p>353.76325</text:p>
          </table:table-cell>
          <table:table-cell table:number-columns-repeated="5"/>
          <table:table-cell office:value-type="float" office:value="1.1625" calcext:value-type="float">
            <text:p>1.1625</text:p>
          </table:table-cell>
          <table:table-cell office:value-type="float" office:value="415.07987" calcext:value-type="float">
            <text:p>415.07987</text:p>
          </table:table-cell>
          <table:table-cell table:number-columns-repeated="4"/>
          <table:table-cell office:value-type="float" office:value="1.1625" calcext:value-type="float">
            <text:p>1.1625</text:p>
          </table:table-cell>
          <table:table-cell office:value-type="float" office:value="473.41178" calcext:value-type="float">
            <text:p>473.411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775" calcext:value-type="float">
            <text:p>1.1775</text:p>
          </table:table-cell>
          <table:table-cell office:value-type="float" office:value="316.69861" calcext:value-type="float">
            <text:p>316.69861</text:p>
          </table:table-cell>
          <table:table-cell table:formula="of:=117.20777*[.D82]^6 - 632.0762655*[.D82]^5 + 1323.616839*[.D82]^4 - 1338.992335*[.D82]^3 + 660.735901*[.D82]^2 - 144.3173449*[.D82] + 325.9572127" office:value-type="float" office:value="312.228555217101" calcext:value-type="float">
            <text:p>312.2285552171</text:p>
          </table:table-cell>
          <table:table-cell table:formula="of:=ABS([.F82]-[.E82])" office:value-type="float" office:value="4.47005478289896" calcext:value-type="float">
            <text:p>4.4700547829</text:p>
          </table:table-cell>
          <table:table-cell table:formula="of:=[.G82]/[.F82]" office:value-type="percentage" office:value="0.0143166110472849" calcext:value-type="percentage">
            <text:p>1.43%</text:p>
          </table:table-cell>
          <table:table-cell table:number-columns-repeated="2"/>
          <table:table-cell office:value-type="float" office:value="1.1775" calcext:value-type="float">
            <text:p>1.1775</text:p>
          </table:table-cell>
          <table:table-cell office:value-type="float" office:value="353.80292" calcext:value-type="float">
            <text:p>353.80292</text:p>
          </table:table-cell>
          <table:table-cell table:number-columns-repeated="5"/>
          <table:table-cell office:value-type="float" office:value="1.1775" calcext:value-type="float">
            <text:p>1.1775</text:p>
          </table:table-cell>
          <table:table-cell office:value-type="float" office:value="415.14455" calcext:value-type="float">
            <text:p>415.14455</text:p>
          </table:table-cell>
          <table:table-cell table:number-columns-repeated="4"/>
          <table:table-cell office:value-type="float" office:value="1.1775" calcext:value-type="float">
            <text:p>1.1775</text:p>
          </table:table-cell>
          <table:table-cell office:value-type="float" office:value="473.48885" calcext:value-type="float">
            <text:p>473.4888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1925" calcext:value-type="float">
            <text:p>1.1925</text:p>
          </table:table-cell>
          <table:table-cell office:value-type="float" office:value="316.71462" calcext:value-type="float">
            <text:p>316.71462</text:p>
          </table:table-cell>
          <table:table-cell table:formula="of:=117.20777*[.D83]^6 - 632.0762655*[.D83]^5 + 1323.616839*[.D83]^4 - 1338.992335*[.D83]^3 + 660.735901*[.D83]^2 - 144.3173449*[.D83] + 325.9572127" office:value-type="float" office:value="312.263903476141" calcext:value-type="float">
            <text:p>312.2639034761</text:p>
          </table:table-cell>
          <table:table-cell table:formula="of:=ABS([.F83]-[.E83])" office:value-type="float" office:value="4.45071652385911" calcext:value-type="float">
            <text:p>4.4507165239</text:p>
          </table:table-cell>
          <table:table-cell table:formula="of:=[.G83]/[.F83]" office:value-type="percentage" office:value="0.0142530611905938" calcext:value-type="percentage">
            <text:p>1.43%</text:p>
          </table:table-cell>
          <table:table-cell table:number-columns-repeated="2"/>
          <table:table-cell office:value-type="float" office:value="1.1925" calcext:value-type="float">
            <text:p>1.1925</text:p>
          </table:table-cell>
          <table:table-cell office:value-type="float" office:value="353.84203" calcext:value-type="float">
            <text:p>353.84203</text:p>
          </table:table-cell>
          <table:table-cell table:number-columns-repeated="5"/>
          <table:table-cell office:value-type="float" office:value="1.1925" calcext:value-type="float">
            <text:p>1.1925</text:p>
          </table:table-cell>
          <table:table-cell office:value-type="float" office:value="415.20829" calcext:value-type="float">
            <text:p>415.20829</text:p>
          </table:table-cell>
          <table:table-cell table:number-columns-repeated="4"/>
          <table:table-cell office:value-type="float" office:value="1.1925" calcext:value-type="float">
            <text:p>1.1925</text:p>
          </table:table-cell>
          <table:table-cell office:value-type="float" office:value="473.56478" calcext:value-type="float">
            <text:p>473.564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075" calcext:value-type="float">
            <text:p>1.2075</text:p>
          </table:table-cell>
          <table:table-cell office:value-type="float" office:value="316.7304" calcext:value-type="float">
            <text:p>316.7304</text:p>
          </table:table-cell>
          <table:table-cell table:formula="of:=117.20777*[.D84]^6 - 632.0762655*[.D84]^5 + 1323.616839*[.D84]^4 - 1338.992335*[.D84]^3 + 660.735901*[.D84]^2 - 144.3173449*[.D84] + 325.9572127" office:value-type="float" office:value="312.299533865193" calcext:value-type="float">
            <text:p>312.2995338652</text:p>
          </table:table-cell>
          <table:table-cell table:formula="of:=ABS([.F84]-[.E84])" office:value-type="float" office:value="4.43086613480733" calcext:value-type="float">
            <text:p>4.4308661348</text:p>
          </table:table-cell>
          <table:table-cell table:formula="of:=[.G84]/[.F84]" office:value-type="percentage" office:value="0.0141878730332014" calcext:value-type="percentage">
            <text:p>1.42%</text:p>
          </table:table-cell>
          <table:table-cell table:number-columns-repeated="2"/>
          <table:table-cell office:value-type="float" office:value="1.2075" calcext:value-type="float">
            <text:p>1.2075</text:p>
          </table:table-cell>
          <table:table-cell office:value-type="float" office:value="353.88058" calcext:value-type="float">
            <text:p>353.88058</text:p>
          </table:table-cell>
          <table:table-cell table:number-columns-repeated="5"/>
          <table:table-cell office:value-type="float" office:value="1.2075" calcext:value-type="float">
            <text:p>1.2075</text:p>
          </table:table-cell>
          <table:table-cell office:value-type="float" office:value="415.2711" calcext:value-type="float">
            <text:p>415.2711</text:p>
          </table:table-cell>
          <table:table-cell table:number-columns-repeated="4"/>
          <table:table-cell office:value-type="float" office:value="1.2075" calcext:value-type="float">
            <text:p>1.2075</text:p>
          </table:table-cell>
          <table:table-cell office:value-type="float" office:value="473.63961" calcext:value-type="float">
            <text:p>473.6396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225" calcext:value-type="float">
            <text:p>1.2225</text:p>
          </table:table-cell>
          <table:table-cell office:value-type="float" office:value="316.74596" calcext:value-type="float">
            <text:p>316.74596</text:p>
          </table:table-cell>
          <table:table-cell table:formula="of:=117.20777*[.D85]^6 - 632.0762655*[.D85]^5 + 1323.616839*[.D85]^4 - 1338.992335*[.D85]^3 + 660.735901*[.D85]^2 - 144.3173449*[.D85] + 325.9572127" office:value-type="float" office:value="312.334703005719" calcext:value-type="float">
            <text:p>312.3347030057</text:p>
          </table:table-cell>
          <table:table-cell table:formula="of:=ABS([.F85]-[.E85])" office:value-type="float" office:value="4.41125699428125" calcext:value-type="float">
            <text:p>4.4112569943</text:p>
          </table:table-cell>
          <table:table-cell table:formula="of:=[.G85]/[.F85]" office:value-type="percentage" office:value="0.0141234930087179" calcext:value-type="percentage">
            <text:p>1.41%</text:p>
          </table:table-cell>
          <table:table-cell table:number-columns-repeated="2"/>
          <table:table-cell office:value-type="float" office:value="1.2225" calcext:value-type="float">
            <text:p>1.2225</text:p>
          </table:table-cell>
          <table:table-cell office:value-type="float" office:value="353.9186" calcext:value-type="float">
            <text:p>353.9186</text:p>
          </table:table-cell>
          <table:table-cell table:number-columns-repeated="5"/>
          <table:table-cell office:value-type="float" office:value="1.2225" calcext:value-type="float">
            <text:p>1.2225</text:p>
          </table:table-cell>
          <table:table-cell office:value-type="float" office:value="415.33301" calcext:value-type="float">
            <text:p>415.33301</text:p>
          </table:table-cell>
          <table:table-cell table:number-columns-repeated="4"/>
          <table:table-cell office:value-type="float" office:value="1.2225" calcext:value-type="float">
            <text:p>1.2225</text:p>
          </table:table-cell>
          <table:table-cell office:value-type="float" office:value="473.71336" calcext:value-type="float">
            <text:p>473.713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375" calcext:value-type="float">
            <text:p>1.2375</text:p>
          </table:table-cell>
          <table:table-cell office:value-type="float" office:value="316.76131" calcext:value-type="float">
            <text:p>316.76131</text:p>
          </table:table-cell>
          <table:table-cell table:formula="of:=117.20777*[.D86]^6 - 632.0762655*[.D86]^5 + 1323.616839*[.D86]^4 - 1338.992335*[.D86]^3 + 660.735901*[.D86]^2 - 144.3173449*[.D86] + 325.9572127" office:value-type="float" office:value="312.368753809781" calcext:value-type="float">
            <text:p>312.3687538098</text:p>
          </table:table-cell>
          <table:table-cell table:formula="of:=ABS([.F86]-[.E86])" office:value-type="float" office:value="4.39255619021901" calcext:value-type="float">
            <text:p>4.3925561902</text:p>
          </table:table-cell>
          <table:table-cell table:formula="of:=[.G86]/[.F86]" office:value-type="percentage" office:value="0.0140620857132653" calcext:value-type="percentage">
            <text:p>1.41%</text:p>
          </table:table-cell>
          <table:table-cell table:number-columns-repeated="2"/>
          <table:table-cell office:value-type="float" office:value="1.2375" calcext:value-type="float">
            <text:p>1.2375</text:p>
          </table:table-cell>
          <table:table-cell office:value-type="float" office:value="353.95611" calcext:value-type="float">
            <text:p>353.95611</text:p>
          </table:table-cell>
          <table:table-cell table:number-columns-repeated="5"/>
          <table:table-cell office:value-type="float" office:value="1.2375" calcext:value-type="float">
            <text:p>1.2375</text:p>
          </table:table-cell>
          <table:table-cell office:value-type="float" office:value="415.39405" calcext:value-type="float">
            <text:p>415.39405</text:p>
          </table:table-cell>
          <table:table-cell table:number-columns-repeated="4"/>
          <table:table-cell office:value-type="float" office:value="1.2375" calcext:value-type="float">
            <text:p>1.2375</text:p>
          </table:table-cell>
          <table:table-cell office:value-type="float" office:value="473.78606" calcext:value-type="float">
            <text:p>473.786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525" calcext:value-type="float">
            <text:p>1.2525</text:p>
          </table:table-cell>
          <table:table-cell office:value-type="float" office:value="316.77646" calcext:value-type="float">
            <text:p>316.77646</text:p>
          </table:table-cell>
          <table:table-cell table:formula="of:=117.20777*[.D87]^6 - 632.0762655*[.D87]^5 + 1323.616839*[.D87]^4 - 1338.992335*[.D87]^3 + 660.735901*[.D87]^2 - 144.3173449*[.D87] + 325.9572127" office:value-type="float" office:value="312.401135743356" calcext:value-type="float">
            <text:p>312.4011357434</text:p>
          </table:table-cell>
          <table:table-cell table:formula="of:=ABS([.F87]-[.E87])" office:value-type="float" office:value="4.37532425664409" calcext:value-type="float">
            <text:p>4.3753242566</text:p>
          </table:table-cell>
          <table:table-cell table:formula="of:=[.G87]/[.F87]" office:value-type="percentage" office:value="0.0140054684699947" calcext:value-type="percentage">
            <text:p>1.40%</text:p>
          </table:table-cell>
          <table:table-cell table:number-columns-repeated="2"/>
          <table:table-cell office:value-type="float" office:value="1.2525" calcext:value-type="float">
            <text:p>1.2525</text:p>
          </table:table-cell>
          <table:table-cell office:value-type="float" office:value="353.9931" calcext:value-type="float">
            <text:p>353.9931</text:p>
          </table:table-cell>
          <table:table-cell table:number-columns-repeated="5"/>
          <table:table-cell office:value-type="float" office:value="1.2525" calcext:value-type="float">
            <text:p>1.2525</text:p>
          </table:table-cell>
          <table:table-cell office:value-type="float" office:value="415.45424" calcext:value-type="float">
            <text:p>415.45424</text:p>
          </table:table-cell>
          <table:table-cell table:number-columns-repeated="4"/>
          <table:table-cell office:value-type="float" office:value="1.2525" calcext:value-type="float">
            <text:p>1.2525</text:p>
          </table:table-cell>
          <table:table-cell office:value-type="float" office:value="473.85774" calcext:value-type="float">
            <text:p>473.857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675" calcext:value-type="float">
            <text:p>1.2675</text:p>
          </table:table-cell>
          <table:table-cell office:value-type="float" office:value="316.79141" calcext:value-type="float">
            <text:p>316.79141</text:p>
          </table:table-cell>
          <table:table-cell table:formula="of:=117.20777*[.D88]^6 - 632.0762655*[.D88]^5 + 1323.616839*[.D88]^4 - 1338.992335*[.D88]^3 + 660.735901*[.D88]^2 - 144.3173449*[.D88] + 325.9572127" office:value-type="float" office:value="312.431426050908" calcext:value-type="float">
            <text:p>312.4314260509</text:p>
          </table:table-cell>
          <table:table-cell table:formula="of:=ABS([.F88]-[.E88])" office:value-type="float" office:value="4.35998394909166" calcext:value-type="float">
            <text:p>4.3599839491</text:p>
          </table:table-cell>
          <table:table-cell table:formula="of:=[.G88]/[.F88]" office:value-type="percentage" office:value="0.0139550108777509" calcext:value-type="percentage">
            <text:p>1.40%</text:p>
          </table:table-cell>
          <table:table-cell table:number-columns-repeated="2"/>
          <table:table-cell office:value-type="float" office:value="1.2675" calcext:value-type="float">
            <text:p>1.2675</text:p>
          </table:table-cell>
          <table:table-cell office:value-type="float" office:value="354.02961" calcext:value-type="float">
            <text:p>354.02961</text:p>
          </table:table-cell>
          <table:table-cell table:number-columns-repeated="5"/>
          <table:table-cell office:value-type="float" office:value="1.2675" calcext:value-type="float">
            <text:p>1.2675</text:p>
          </table:table-cell>
          <table:table-cell office:value-type="float" office:value="415.51361" calcext:value-type="float">
            <text:p>415.51361</text:p>
          </table:table-cell>
          <table:table-cell table:number-columns-repeated="4"/>
          <table:table-cell office:value-type="float" office:value="1.2675" calcext:value-type="float">
            <text:p>1.2675</text:p>
          </table:table-cell>
          <table:table-cell office:value-type="float" office:value="473.92843" calcext:value-type="float">
            <text:p>473.928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825" calcext:value-type="float">
            <text:p>1.2825</text:p>
          </table:table-cell>
          <table:table-cell office:value-type="float" office:value="316.80617" calcext:value-type="float">
            <text:p>316.80617</text:p>
          </table:table-cell>
          <table:table-cell table:formula="of:=117.20777*[.D89]^6 - 632.0762655*[.D89]^5 + 1323.616839*[.D89]^4 - 1338.992335*[.D89]^3 + 660.735901*[.D89]^2 - 144.3173449*[.D89] + 325.9572127" office:value-type="float" office:value="312.459351941205" calcext:value-type="float">
            <text:p>312.4593519412</text:p>
          </table:table-cell>
          <table:table-cell table:formula="of:=ABS([.F89]-[.E89])" office:value-type="float" office:value="4.34681805879461" calcext:value-type="float">
            <text:p>4.3468180588</text:p>
          </table:table-cell>
          <table:table-cell table:formula="of:=[.G89]/[.F89]" office:value-type="percentage" office:value="0.0139116273262083" calcext:value-type="percentage">
            <text:p>1.39%</text:p>
          </table:table-cell>
          <table:table-cell table:number-columns-repeated="2"/>
          <table:table-cell office:value-type="float" office:value="1.2825" calcext:value-type="float">
            <text:p>1.2825</text:p>
          </table:table-cell>
          <table:table-cell office:value-type="float" office:value="354.06564" calcext:value-type="float">
            <text:p>354.06564</text:p>
          </table:table-cell>
          <table:table-cell table:number-columns-repeated="5"/>
          <table:table-cell office:value-type="float" office:value="1.2825" calcext:value-type="float">
            <text:p>1.2825</text:p>
          </table:table-cell>
          <table:table-cell office:value-type="float" office:value="415.57218" calcext:value-type="float">
            <text:p>415.57218</text:p>
          </table:table-cell>
          <table:table-cell table:number-columns-repeated="4"/>
          <table:table-cell office:value-type="float" office:value="1.2825" calcext:value-type="float">
            <text:p>1.2825</text:p>
          </table:table-cell>
          <table:table-cell office:value-type="float" office:value="473.99816" calcext:value-type="float">
            <text:p>473.998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2975" calcext:value-type="float">
            <text:p>1.2975</text:p>
          </table:table-cell>
          <table:table-cell office:value-type="float" office:value="316.82076" calcext:value-type="float">
            <text:p>316.82076</text:p>
          </table:table-cell>
          <table:table-cell table:formula="of:=117.20777*[.D90]^6 - 632.0762655*[.D90]^5 + 1323.616839*[.D90]^4 - 1338.992335*[.D90]^3 + 660.735901*[.D90]^2 - 144.3173449*[.D90] + 325.9572127" office:value-type="float" office:value="312.484813734389" calcext:value-type="float">
            <text:p>312.4848137344</text:p>
          </table:table-cell>
          <table:table-cell table:formula="of:=ABS([.F90]-[.E90])" office:value-type="float" office:value="4.33594626561057" calcext:value-type="float">
            <text:p>4.3359462656</text:p>
          </table:table-cell>
          <table:table-cell table:formula="of:=[.G90]/[.F90]" office:value-type="percentage" office:value="0.0138757023542786" calcext:value-type="percentage">
            <text:p>1.39%</text:p>
          </table:table-cell>
          <table:table-cell table:number-columns-repeated="2"/>
          <table:table-cell office:value-type="float" office:value="1.2975" calcext:value-type="float">
            <text:p>1.2975</text:p>
          </table:table-cell>
          <table:table-cell office:value-type="float" office:value="354.10122" calcext:value-type="float">
            <text:p>354.10122</text:p>
          </table:table-cell>
          <table:table-cell table:number-columns-repeated="5"/>
          <table:table-cell office:value-type="float" office:value="1.2975" calcext:value-type="float">
            <text:p>1.2975</text:p>
          </table:table-cell>
          <table:table-cell office:value-type="float" office:value="415.62998" calcext:value-type="float">
            <text:p>415.62998</text:p>
          </table:table-cell>
          <table:table-cell table:number-columns-repeated="4"/>
          <table:table-cell office:value-type="float" office:value="1.2975" calcext:value-type="float">
            <text:p>1.2975</text:p>
          </table:table-cell>
          <table:table-cell office:value-type="float" office:value="474.06696" calcext:value-type="float">
            <text:p>474.066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125" calcext:value-type="float">
            <text:p>1.3125</text:p>
          </table:table-cell>
          <table:table-cell office:value-type="float" office:value="316.83518" calcext:value-type="float">
            <text:p>316.83518</text:p>
          </table:table-cell>
          <table:table-cell table:formula="of:=117.20777*[.D91]^6 - 632.0762655*[.D91]^5 + 1323.616839*[.D91]^4 - 1338.992335*[.D91]^3 + 660.735901*[.D91]^2 - 144.3173449*[.D91] + 325.9572127" office:value-type="float" office:value="312.507908970295" calcext:value-type="float">
            <text:p>312.5079089703</text:p>
          </table:table-cell>
          <table:table-cell table:formula="of:=ABS([.F91]-[.E91])" office:value-type="float" office:value="4.32727102970506" calcext:value-type="float">
            <text:p>4.3272710297</text:p>
          </table:table-cell>
          <table:table-cell table:formula="of:=[.G91]/[.F91]" office:value-type="percentage" office:value="0.0138469168475233" calcext:value-type="percentage">
            <text:p>1.38%</text:p>
          </table:table-cell>
          <table:table-cell table:number-columns-repeated="2"/>
          <table:table-cell office:value-type="float" office:value="1.3125" calcext:value-type="float">
            <text:p>1.3125</text:p>
          </table:table-cell>
          <table:table-cell office:value-type="float" office:value="354.13638" calcext:value-type="float">
            <text:p>354.13638</text:p>
          </table:table-cell>
          <table:table-cell table:number-columns-repeated="5"/>
          <table:table-cell office:value-type="float" office:value="1.3125" calcext:value-type="float">
            <text:p>1.3125</text:p>
          </table:table-cell>
          <table:table-cell office:value-type="float" office:value="415.68704" calcext:value-type="float">
            <text:p>415.68704</text:p>
          </table:table-cell>
          <table:table-cell table:number-columns-repeated="4"/>
          <table:table-cell office:value-type="float" office:value="1.3125" calcext:value-type="float">
            <text:p>1.3125</text:p>
          </table:table-cell>
          <table:table-cell office:value-type="float" office:value="474.13487" calcext:value-type="float">
            <text:p>474.134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275" calcext:value-type="float">
            <text:p>1.3275</text:p>
          </table:table-cell>
          <table:table-cell office:value-type="float" office:value="316.84944" calcext:value-type="float">
            <text:p>316.84944</text:p>
          </table:table-cell>
          <table:table-cell table:formula="of:=117.20777*[.D92]^6 - 632.0762655*[.D92]^5 + 1323.616839*[.D92]^4 - 1338.992335*[.D92]^3 + 660.735901*[.D92]^2 - 144.3173449*[.D92] + 325.9572127" office:value-type="float" office:value="312.52895747802" calcext:value-type="float">
            <text:p>312.528957478</text:p>
          </table:table-cell>
          <table:table-cell table:formula="of:=ABS([.F92]-[.E92])" office:value-type="float" office:value="4.32048252197973" calcext:value-type="float">
            <text:p>4.320482522</text:p>
          </table:table-cell>
          <table:table-cell table:formula="of:=[.G92]/[.F92]" office:value-type="percentage" office:value="0.0138242630597953" calcext:value-type="percentage">
            <text:p>1.38%</text:p>
          </table:table-cell>
          <table:table-cell table:number-columns-repeated="2"/>
          <table:table-cell office:value-type="float" office:value="1.3275" calcext:value-type="float">
            <text:p>1.3275</text:p>
          </table:table-cell>
          <table:table-cell office:value-type="float" office:value="354.17114" calcext:value-type="float">
            <text:p>354.17114</text:p>
          </table:table-cell>
          <table:table-cell table:number-columns-repeated="5"/>
          <table:table-cell office:value-type="float" office:value="1.3275" calcext:value-type="float">
            <text:p>1.3275</text:p>
          </table:table-cell>
          <table:table-cell office:value-type="float" office:value="415.74341" calcext:value-type="float">
            <text:p>415.74341</text:p>
          </table:table-cell>
          <table:table-cell table:number-columns-repeated="4"/>
          <table:table-cell office:value-type="float" office:value="1.3275" calcext:value-type="float">
            <text:p>1.3275</text:p>
          </table:table-cell>
          <table:table-cell office:value-type="float" office:value="474.20192" calcext:value-type="float">
            <text:p>474.2019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425" calcext:value-type="float">
            <text:p>1.3425</text:p>
          </table:table-cell>
          <table:table-cell office:value-type="float" office:value="316.86358" calcext:value-type="float">
            <text:p>316.86358</text:p>
          </table:table-cell>
          <table:table-cell table:formula="of:=117.20777*[.D93]^6 - 632.0762655*[.D93]^5 + 1323.616839*[.D93]^4 - 1338.992335*[.D93]^3 + 660.735901*[.D93]^2 - 144.3173449*[.D93] + 325.9572127" office:value-type="float" office:value="312.548527406742" calcext:value-type="float">
            <text:p>312.5485274067</text:p>
          </table:table-cell>
          <table:table-cell table:formula="of:=ABS([.F93]-[.E93])" office:value-type="float" office:value="4.31505259325814" calcext:value-type="float">
            <text:p>4.3150525933</text:p>
          </table:table-cell>
          <table:table-cell table:formula="of:=[.G93]/[.F93]" office:value-type="percentage" office:value="0.0138060243926303" calcext:value-type="percentage">
            <text:p>1.38%</text:p>
          </table:table-cell>
          <table:table-cell table:number-columns-repeated="2"/>
          <table:table-cell office:value-type="float" office:value="1.3425" calcext:value-type="float">
            <text:p>1.3425</text:p>
          </table:table-cell>
          <table:table-cell office:value-type="float" office:value="354.20555" calcext:value-type="float">
            <text:p>354.20555</text:p>
          </table:table-cell>
          <table:table-cell table:number-columns-repeated="5"/>
          <table:table-cell office:value-type="float" office:value="1.3425" calcext:value-type="float">
            <text:p>1.3425</text:p>
          </table:table-cell>
          <table:table-cell office:value-type="float" office:value="415.79915" calcext:value-type="float">
            <text:p>415.79915</text:p>
          </table:table-cell>
          <table:table-cell table:number-columns-repeated="4"/>
          <table:table-cell office:value-type="float" office:value="1.3425" calcext:value-type="float">
            <text:p>1.3425</text:p>
          </table:table-cell>
          <table:table-cell office:value-type="float" office:value="474.26818" calcext:value-type="float">
            <text:p>474.268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575" calcext:value-type="float">
            <text:p>1.3575</text:p>
          </table:table-cell>
          <table:table-cell office:value-type="float" office:value="316.87763" calcext:value-type="float">
            <text:p>316.87763</text:p>
          </table:table-cell>
          <table:table-cell table:formula="of:=117.20777*[.D94]^6 - 632.0762655*[.D94]^5 + 1323.616839*[.D94]^4 - 1338.992335*[.D94]^3 + 660.735901*[.D94]^2 - 144.3173449*[.D94] + 325.9572127" office:value-type="float" office:value="312.567462217793" calcext:value-type="float">
            <text:p>312.5674622178</text:p>
          </table:table-cell>
          <table:table-cell table:formula="of:=ABS([.F94]-[.E94])" office:value-type="float" office:value="4.31016778220686" calcext:value-type="float">
            <text:p>4.3101677822</text:p>
          </table:table-cell>
          <table:table-cell table:formula="of:=[.G94]/[.F94]" office:value-type="percentage" office:value="0.0137895600252965" calcext:value-type="percentage">
            <text:p>1.38%</text:p>
          </table:table-cell>
          <table:table-cell table:number-columns-repeated="2"/>
          <table:table-cell office:value-type="float" office:value="1.3575" calcext:value-type="float">
            <text:p>1.3575</text:p>
          </table:table-cell>
          <table:table-cell office:value-type="float" office:value="354.23969" calcext:value-type="float">
            <text:p>354.23969</text:p>
          </table:table-cell>
          <table:table-cell table:number-columns-repeated="5"/>
          <table:table-cell office:value-type="float" office:value="1.3575" calcext:value-type="float">
            <text:p>1.3575</text:p>
          </table:table-cell>
          <table:table-cell office:value-type="float" office:value="415.85438" calcext:value-type="float">
            <text:p>415.85438</text:p>
          </table:table-cell>
          <table:table-cell table:number-columns-repeated="4"/>
          <table:table-cell office:value-type="float" office:value="1.3575" calcext:value-type="float">
            <text:p>1.3575</text:p>
          </table:table-cell>
          <table:table-cell office:value-type="float" office:value="474.33377" calcext:value-type="float">
            <text:p>474.333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725" calcext:value-type="float">
            <text:p>1.3725</text:p>
          </table:table-cell>
          <table:table-cell office:value-type="float" office:value="316.89163" calcext:value-type="float">
            <text:p>316.89163</text:p>
          </table:table-cell>
          <table:table-cell table:formula="of:=117.20777*[.D95]^6 - 632.0762655*[.D95]^5 + 1323.616839*[.D95]^4 - 1338.992335*[.D95]^3 + 660.735901*[.D95]^2 - 144.3173449*[.D95] + 325.9572127" office:value-type="float" office:value="312.586908637977" calcext:value-type="float">
            <text:p>312.586908638</text:p>
          </table:table-cell>
          <table:table-cell table:formula="of:=ABS([.F95]-[.E95])" office:value-type="float" office:value="4.30472136202292" calcext:value-type="float">
            <text:p>4.304721362</text:p>
          </table:table-cell>
          <table:table-cell table:formula="of:=[.G95]/[.F95]" office:value-type="percentage" office:value="0.0137712784606998" calcext:value-type="percentage">
            <text:p>1.38%</text:p>
          </table:table-cell>
          <table:table-cell table:number-columns-repeated="2"/>
          <table:table-cell office:value-type="float" office:value="1.3725" calcext:value-type="float">
            <text:p>1.3725</text:p>
          </table:table-cell>
          <table:table-cell office:value-type="float" office:value="354.27368" calcext:value-type="float">
            <text:p>354.27368</text:p>
          </table:table-cell>
          <table:table-cell table:number-columns-repeated="5"/>
          <table:table-cell office:value-type="float" office:value="1.3725" calcext:value-type="float">
            <text:p>1.3725</text:p>
          </table:table-cell>
          <table:table-cell office:value-type="float" office:value="415.90927" calcext:value-type="float">
            <text:p>415.90927</text:p>
          </table:table-cell>
          <table:table-cell table:number-columns-repeated="4"/>
          <table:table-cell office:value-type="float" office:value="1.3725" calcext:value-type="float">
            <text:p>1.3725</text:p>
          </table:table-cell>
          <table:table-cell office:value-type="float" office:value="474.39888" calcext:value-type="float">
            <text:p>474.398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3875" calcext:value-type="float">
            <text:p>1.3875</text:p>
          </table:table-cell>
          <table:table-cell office:value-type="float" office:value="316.90567" calcext:value-type="float">
            <text:p>316.90567</text:p>
          </table:table-cell>
          <table:table-cell table:formula="of:=117.20777*[.D96]^6 - 632.0762655*[.D96]^5 + 1323.616839*[.D96]^4 - 1338.992335*[.D96]^3 + 660.735901*[.D96]^2 - 144.3173449*[.D96] + 325.9572127" office:value-type="float" office:value="312.60834557414" calcext:value-type="float">
            <text:p>312.6083455741</text:p>
          </table:table-cell>
          <table:table-cell table:formula="of:=ABS([.F96]-[.E96])" office:value-type="float" office:value="4.29732442586032" calcext:value-type="float">
            <text:p>4.2973244259</text:p>
          </table:table-cell>
          <table:table-cell table:formula="of:=[.G96]/[.F96]" office:value-type="percentage" office:value="0.0137466721112893" calcext:value-type="percentage">
            <text:p>1.37%</text:p>
          </table:table-cell>
          <table:table-cell table:number-columns-repeated="2"/>
          <table:table-cell office:value-type="float" office:value="1.3875" calcext:value-type="float">
            <text:p>1.3875</text:p>
          </table:table-cell>
          <table:table-cell office:value-type="float" office:value="354.30771" calcext:value-type="float">
            <text:p>354.30771</text:p>
          </table:table-cell>
          <table:table-cell table:number-columns-repeated="5"/>
          <table:table-cell office:value-type="float" office:value="1.3875" calcext:value-type="float">
            <text:p>1.3875</text:p>
          </table:table-cell>
          <table:table-cell office:value-type="float" office:value="415.96414" calcext:value-type="float">
            <text:p>415.96414</text:p>
          </table:table-cell>
          <table:table-cell table:number-columns-repeated="4"/>
          <table:table-cell office:value-type="float" office:value="1.3875" calcext:value-type="float">
            <text:p>1.3875</text:p>
          </table:table-cell>
          <table:table-cell office:value-type="float" office:value="474.46386" calcext:value-type="float">
            <text:p>474.463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025" calcext:value-type="float">
            <text:p>1.4025</text:p>
          </table:table-cell>
          <table:table-cell office:value-type="float" office:value="316.91987" calcext:value-type="float">
            <text:p>316.91987</text:p>
          </table:table-cell>
          <table:table-cell table:formula="of:=117.20777*[.D97]^6 - 632.0762655*[.D97]^5 + 1323.616839*[.D97]^4 - 1338.992335*[.D97]^3 + 660.735901*[.D97]^2 - 144.3173449*[.D97] + 325.9572127" office:value-type="float" office:value="312.633613988994" calcext:value-type="float">
            <text:p>312.633613989</text:p>
          </table:table-cell>
          <table:table-cell table:formula="of:=ABS([.F97]-[.E97])" office:value-type="float" office:value="4.28625601100629" calcext:value-type="float">
            <text:p>4.286256011</text:p>
          </table:table-cell>
          <table:table-cell table:formula="of:=[.G97]/[.F97]" office:value-type="percentage" office:value="0.0137101572550583" calcext:value-type="percentage">
            <text:p>1.37%</text:p>
          </table:table-cell>
          <table:table-cell table:number-columns-repeated="2"/>
          <table:table-cell office:value-type="float" office:value="1.4025" calcext:value-type="float">
            <text:p>1.4025</text:p>
          </table:table-cell>
          <table:table-cell office:value-type="float" office:value="354.34211" calcext:value-type="float">
            <text:p>354.34211</text:p>
          </table:table-cell>
          <table:table-cell table:number-columns-repeated="5"/>
          <table:table-cell office:value-type="float" office:value="1.4025" calcext:value-type="float">
            <text:p>1.4025</text:p>
          </table:table-cell>
          <table:table-cell office:value-type="float" office:value="416.01957" calcext:value-type="float">
            <text:p>416.01957</text:p>
          </table:table-cell>
          <table:table-cell table:number-columns-repeated="4"/>
          <table:table-cell office:value-type="float" office:value="1.4025" calcext:value-type="float">
            <text:p>1.4025</text:p>
          </table:table-cell>
          <table:table-cell office:value-type="float" office:value="474.52941" calcext:value-type="float">
            <text:p>474.5294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175" calcext:value-type="float">
            <text:p>1.4175</text:p>
          </table:table-cell>
          <table:table-cell office:value-type="float" office:value="316.93442" calcext:value-type="float">
            <text:p>316.93442</text:p>
          </table:table-cell>
          <table:table-cell table:formula="of:=117.20777*[.D98]^6 - 632.0762655*[.D98]^5 + 1323.616839*[.D98]^4 - 1338.992335*[.D98]^3 + 660.735901*[.D98]^2 - 144.3173449*[.D98] + 325.9572127" office:value-type="float" office:value="312.664947738183" calcext:value-type="float">
            <text:p>312.6649477382</text:p>
          </table:table-cell>
          <table:table-cell table:formula="of:=ABS([.F98]-[.E98])" office:value-type="float" office:value="4.26947226181704" calcext:value-type="float">
            <text:p>4.2694722618</text:p>
          </table:table-cell>
          <table:table-cell table:formula="of:=[.G98]/[.F98]" office:value-type="percentage" office:value="0.0136551036267493" calcext:value-type="percentage">
            <text:p>1.37%</text:p>
          </table:table-cell>
          <table:table-cell table:number-columns-repeated="2"/>
          <table:table-cell office:value-type="float" office:value="1.4175" calcext:value-type="float">
            <text:p>1.4175</text:p>
          </table:table-cell>
          <table:table-cell office:value-type="float" office:value="354.37742" calcext:value-type="float">
            <text:p>354.37742</text:p>
          </table:table-cell>
          <table:table-cell table:number-columns-repeated="5"/>
          <table:table-cell office:value-type="float" office:value="1.4175" calcext:value-type="float">
            <text:p>1.4175</text:p>
          </table:table-cell>
          <table:table-cell office:value-type="float" office:value="416.07661" calcext:value-type="float">
            <text:p>416.07661</text:p>
          </table:table-cell>
          <table:table-cell table:number-columns-repeated="4"/>
          <table:table-cell office:value-type="float" office:value="1.4175" calcext:value-type="float">
            <text:p>1.4175</text:p>
          </table:table-cell>
          <table:table-cell office:value-type="float" office:value="474.59688" calcext:value-type="float">
            <text:p>474.596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325" calcext:value-type="float">
            <text:p>1.4325</text:p>
          </table:table-cell>
          <table:table-cell office:value-type="float" office:value="316.94963" calcext:value-type="float">
            <text:p>316.94963</text:p>
          </table:table-cell>
          <table:table-cell table:formula="of:=117.20777*[.D99]^6 - 632.0762655*[.D99]^5 + 1323.616839*[.D99]^4 - 1338.992335*[.D99]^3 + 660.735901*[.D99]^2 - 144.3173449*[.D99] + 325.9572127" office:value-type="float" office:value="312.705005368605" calcext:value-type="float">
            <text:p>312.7050053686</text:p>
          </table:table-cell>
          <table:table-cell table:formula="of:=ABS([.F99]-[.E99])" office:value-type="float" office:value="4.24462463139463" calcext:value-type="float">
            <text:p>4.2446246314</text:p>
          </table:table-cell>
          <table:table-cell table:formula="of:=[.G99]/[.F99]" office:value-type="percentage" office:value="0.0135738941127316" calcext:value-type="percentage">
            <text:p>1.36%</text:p>
          </table:table-cell>
          <table:table-cell table:number-columns-repeated="2"/>
          <table:table-cell office:value-type="float" office:value="1.4325" calcext:value-type="float">
            <text:p>1.4325</text:p>
          </table:table-cell>
          <table:table-cell office:value-type="float" office:value="354.41456" calcext:value-type="float">
            <text:p>354.41456</text:p>
          </table:table-cell>
          <table:table-cell table:number-columns-repeated="5"/>
          <table:table-cell office:value-type="float" office:value="1.4325" calcext:value-type="float">
            <text:p>1.4325</text:p>
          </table:table-cell>
          <table:table-cell office:value-type="float" office:value="416.13717" calcext:value-type="float">
            <text:p>416.13717</text:p>
          </table:table-cell>
          <table:table-cell table:number-columns-repeated="4"/>
          <table:table-cell office:value-type="float" office:value="1.4325" calcext:value-type="float">
            <text:p>1.4325</text:p>
          </table:table-cell>
          <table:table-cell office:value-type="float" office:value="474.66894" calcext:value-type="float">
            <text:p>474.6689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475" calcext:value-type="float">
            <text:p>1.4475</text:p>
          </table:table-cell>
          <table:table-cell office:value-type="float" office:value="316.96591" calcext:value-type="float">
            <text:p>316.96591</text:p>
          </table:table-cell>
          <table:table-cell table:formula="of:=117.20777*[.D100]^6 - 632.0762655*[.D100]^5 + 1323.616839*[.D100]^4 - 1338.992335*[.D100]^3 + 660.735901*[.D100]^2 - 144.3173449*[.D100] + 325.9572127" office:value-type="float" office:value="312.756902877989" calcext:value-type="float">
            <text:p>312.756902878</text:p>
          </table:table-cell>
          <table:table-cell table:formula="of:=ABS([.F100]-[.E100])" office:value-type="float" office:value="4.2090071220108" calcext:value-type="float">
            <text:p>4.209007122</text:p>
          </table:table-cell>
          <table:table-cell table:formula="of:=[.G100]/[.F100]" office:value-type="percentage" office:value="0.0134577593117195" calcext:value-type="percentage">
            <text:p>1.35%</text:p>
          </table:table-cell>
          <table:table-cell table:number-columns-repeated="2"/>
          <table:table-cell office:value-type="float" office:value="1.4475" calcext:value-type="float">
            <text:p>1.4475</text:p>
          </table:table-cell>
          <table:table-cell office:value-type="float" office:value="354.45496" calcext:value-type="float">
            <text:p>354.45496</text:p>
          </table:table-cell>
          <table:table-cell table:number-columns-repeated="5"/>
          <table:table-cell office:value-type="float" office:value="1.4475" calcext:value-type="float">
            <text:p>1.4475</text:p>
          </table:table-cell>
          <table:table-cell office:value-type="float" office:value="416.20454" calcext:value-type="float">
            <text:p>416.20454</text:p>
          </table:table-cell>
          <table:table-cell table:number-columns-repeated="4"/>
          <table:table-cell office:value-type="float" office:value="1.4475" calcext:value-type="float">
            <text:p>1.4475</text:p>
          </table:table-cell>
          <table:table-cell office:value-type="float" office:value="474.75044" calcext:value-type="float">
            <text:p>474.750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625" calcext:value-type="float">
            <text:p>1.4625</text:p>
          </table:table-cell>
          <table:table-cell office:value-type="float" office:value="316.984" calcext:value-type="float">
            <text:p>316.984</text:p>
          </table:table-cell>
          <table:table-cell table:formula="of:=117.20777*[.D101]^6 - 632.0762655*[.D101]^5 + 1323.616839*[.D101]^4 - 1338.992335*[.D101]^3 + 660.735901*[.D101]^2 - 144.3173449*[.D101] + 325.9572127" office:value-type="float" office:value="312.824247435712" calcext:value-type="float">
            <text:p>312.8242474357</text:p>
          </table:table-cell>
          <table:table-cell table:formula="of:=ABS([.F101]-[.E101])" office:value-type="float" office:value="4.159752564288" calcext:value-type="float">
            <text:p>4.1597525643</text:p>
          </table:table-cell>
          <table:table-cell table:formula="of:=[.G101]/[.F101]" office:value-type="percentage" office:value="0.0132974109212645" calcext:value-type="percentage">
            <text:p>1.33%</text:p>
          </table:table-cell>
          <table:table-cell table:number-columns-repeated="2"/>
          <table:table-cell office:value-type="float" office:value="1.4625" calcext:value-type="float">
            <text:p>1.4625</text:p>
          </table:table-cell>
          <table:table-cell office:value-type="float" office:value="354.5013" calcext:value-type="float">
            <text:p>354.5013</text:p>
          </table:table-cell>
          <table:table-cell table:number-columns-repeated="5"/>
          <table:table-cell office:value-type="float" office:value="1.4625" calcext:value-type="float">
            <text:p>1.4625</text:p>
          </table:table-cell>
          <table:table-cell office:value-type="float" office:value="416.2854" calcext:value-type="float">
            <text:p>416.2854</text:p>
          </table:table-cell>
          <table:table-cell table:number-columns-repeated="4"/>
          <table:table-cell office:value-type="float" office:value="1.4625" calcext:value-type="float">
            <text:p>1.4625</text:p>
          </table:table-cell>
          <table:table-cell office:value-type="float" office:value="474.85207" calcext:value-type="float">
            <text:p>474.8520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775" calcext:value-type="float">
            <text:p>1.4775</text:p>
          </table:table-cell>
          <table:table-cell office:value-type="float" office:value="317.00386" calcext:value-type="float">
            <text:p>317.00386</text:p>
          </table:table-cell>
          <table:table-cell table:formula="of:=117.20777*[.D102]^6 - 632.0762655*[.D102]^5 + 1323.616839*[.D102]^4 - 1338.992335*[.D102]^3 + 660.735901*[.D102]^2 - 144.3173449*[.D102] + 325.9572127" office:value-type="float" office:value="312.911172064865" calcext:value-type="float">
            <text:p>312.9111720649</text:p>
          </table:table-cell>
          <table:table-cell table:formula="of:=ABS([.F102]-[.E102])" office:value-type="float" office:value="4.09268793513473" calcext:value-type="float">
            <text:p>4.0926879351</text:p>
          </table:table-cell>
          <table:table-cell table:formula="of:=[.G102]/[.F102]" office:value-type="percentage" office:value="0.0130793921742313" calcext:value-type="percentage">
            <text:p>1.31%</text:p>
          </table:table-cell>
          <table:table-cell table:number-columns-repeated="2"/>
          <table:table-cell office:value-type="float" office:value="1.4775" calcext:value-type="float">
            <text:p>1.4775</text:p>
          </table:table-cell>
          <table:table-cell office:value-type="float" office:value="354.55462" calcext:value-type="float">
            <text:p>354.55462</text:p>
          </table:table-cell>
          <table:table-cell table:number-columns-repeated="5"/>
          <table:table-cell office:value-type="float" office:value="1.4775" calcext:value-type="float">
            <text:p>1.4775</text:p>
          </table:table-cell>
          <table:table-cell office:value-type="float" office:value="416.38416" calcext:value-type="float">
            <text:p>416.38416</text:p>
          </table:table-cell>
          <table:table-cell table:number-columns-repeated="4"/>
          <table:table-cell office:value-type="float" office:value="1.4775" calcext:value-type="float">
            <text:p>1.4775</text:p>
          </table:table-cell>
          <table:table-cell office:value-type="float" office:value="474.9824" calcext:value-type="float">
            <text:p>474.98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.4925" calcext:value-type="float">
            <text:p>1.4925</text:p>
          </table:table-cell>
          <table:table-cell office:value-type="float" office:value="317.02808" calcext:value-type="float">
            <text:p>317.02808</text:p>
          </table:table-cell>
          <table:table-cell table:formula="of:=117.20777*[.D103]^6 - 632.0762655*[.D103]^5 + 1323.616839*[.D103]^4 - 1338.992335*[.D103]^3 + 660.735901*[.D103]^2 - 144.3173449*[.D103] + 325.9572127" office:value-type="float" office:value="313.02237128559" calcext:value-type="float">
            <text:p>313.0223712856</text:p>
          </table:table-cell>
          <table:table-cell table:formula="of:=ABS([.F103]-[.E103])" office:value-type="float" office:value="4.00570871441016" calcext:value-type="float">
            <text:p>4.0057087144</text:p>
          </table:table-cell>
          <table:table-cell table:formula="of:=[.G103]/[.F103]" office:value-type="percentage" office:value="0.0127968767789939" calcext:value-type="percentage">
            <text:p>1.28%</text:p>
          </table:table-cell>
          <table:table-cell table:number-columns-repeated="2"/>
          <table:table-cell office:value-type="float" office:value="1.4925" calcext:value-type="float">
            <text:p>1.4925</text:p>
          </table:table-cell>
          <table:table-cell office:value-type="float" office:value="354.62591" calcext:value-type="float">
            <text:p>354.62591</text:p>
          </table:table-cell>
          <table:table-cell table:number-columns-repeated="5"/>
          <table:table-cell office:value-type="float" office:value="1.4925" calcext:value-type="float">
            <text:p>1.4925</text:p>
          </table:table-cell>
          <table:table-cell office:value-type="float" office:value="416.53113" calcext:value-type="float">
            <text:p>416.53113</text:p>
          </table:table-cell>
          <table:table-cell table:number-columns-repeated="4"/>
          <table:table-cell office:value-type="float" office:value="1.4925" calcext:value-type="float">
            <text:p>1.4925</text:p>
          </table:table-cell>
          <table:table-cell office:value-type="float" office:value="475.19388" calcext:value-type="float">
            <text:p>475.193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table:formula="of:=MAX([.G15:.G103])" office:value-type="float" office:value="4.52926685279164" calcext:value-type="float">
            <text:p>4.5292668528</text:p>
          </table:table-cell>
          <table:table-cell table:formula="of:=MAX([.H15:.H103])" office:value-type="percentage" office:value="0.0145128920725042" calcext:value-type="percentage">
            <text:p>1.45%</text:p>
          </table:table-cell>
          <table:table-cell table:number-columns-repeated="5"/>
          <table:table-cell table:formula="of:=MAX([.N15:.N103])" office:value-type="float" office:value="9.66145189903995" calcext:value-type="float">
            <text:p>9.661451899</text:p>
          </table:table-cell>
          <table:table-cell table:formula="of:=MAX([.O15:.O103])" office:value-type="percentage" office:value="0.0281590900831162" calcext:value-type="percentage">
            <text:p>2.82%</text:p>
          </table:table-cell>
          <table:table-cell table:number-columns-repeated="5"/>
          <table:table-cell table:formula="of:=MAX([.U15:.U103])" office:value-type="float" office:value="11.4845060840021" calcext:value-type="float">
            <text:p>11.484506084</text:p>
          </table:table-cell>
          <table:table-cell table:style-name="ce2" table:formula="of:=MAX([.V15:.V103])" office:value-type="percentage" office:value="0.0272748621374208" calcext:value-type="percentage">
            <text:p>2.73%</text:p>
          </table:table-cell>
          <table:table-cell table:number-columns-repeated="4"/>
          <table:table-cell table:formula="of:=MAX([.AA15:.AA103])" office:value-type="float" office:value="11.1759100145483" calcext:value-type="float">
            <text:p>11.1759100145</text:p>
          </table:table-cell>
          <table:table-cell table:style-name="ce2" table:formula="of:=MAX([.AB15:.AB103])" office:value-type="percentage" office:value="0.0237085498547519" calcext:value-type="percentage">
            <text:p>2.37%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table:formula="of:=AVERAGE([.G16:.G104])" office:value-type="float" office:value="2.60384235454295" calcext:value-type="float">
            <text:p>2.6038423545</text:p>
          </table:table-cell>
          <table:table-cell table:formula="of:=AVERAGE([.H16:.H104])" office:value-type="percentage" office:value="0.00832274634263935" calcext:value-type="percentage">
            <text:p>0.83%</text:p>
          </table:table-cell>
          <table:table-cell table:number-columns-repeated="5"/>
          <table:table-cell table:formula="of:=AVERAGE([.N16:.N104])" office:value-type="float" office:value="2.49554241050273" calcext:value-type="float">
            <text:p>2.4955424105</text:p>
          </table:table-cell>
          <table:table-cell table:formula="of:=AVERAGE([.O16:.O104])" office:value-type="percentage" office:value="0.00718475229491813" calcext:value-type="percentage">
            <text:p>0.72%</text:p>
          </table:table-cell>
          <table:table-cell table:number-columns-repeated="5"/>
          <table:table-cell table:formula="of:=AVERAGE([.U16:.U104])" office:value-type="float" office:value="7.42006134271522" calcext:value-type="float">
            <text:p>7.4200613427</text:p>
          </table:table-cell>
          <table:table-cell table:style-name="ce2" table:formula="of:=AVERAGE([.V16:.V104])" office:value-type="percentage" office:value="0.0177848241168142" calcext:value-type="percentage">
            <text:p>1.78%</text:p>
          </table:table-cell>
          <table:table-cell table:number-columns-repeated="4"/>
          <table:table-cell table:formula="of:=AVERAGE([.AA16:.AA104])" office:value-type="float" office:value="7.97839308366595" calcext:value-type="float">
            <text:p>7.9783930837</text:p>
          </table:table-cell>
          <table:table-cell table:style-name="ce2" table:formula="of:=AVERAGE([.AB16:.AB104])" office:value-type="percentage" office:value="0.0168628391564626" calcext:value-type="percentage">
            <text:p>1.69%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 table:number-columns-repeated="4"/>
          <table:table-cell table:formula="of:=AVERAGE([.H15:.H103];[.O15:.O60];[.V15:.V44];[.AB15:.AB37])" office:value-type="percentage" office:value="0.0105784607226253" calcext:value-type="percentage">
            <text:p>1.06%</text:p>
          </table:table-cell>
          <table:table-cell table:number-columns-repeated="6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6-10-16T20:59:10.680227264</meta:creation-date>
    <dc:date>2016-10-16T22:26:37.612969413</dc:date>
    <dc:creator>Pedro </dc:creator>
    <meta:editing-duration>PT40M42S</meta:editing-duration>
    <meta:editing-cycles>2</meta:editing-cycles>
    <meta:generator>LibreOffice/4.2.8.2$Linux_X86_64 LibreOffice_project/420m0$Build-2</meta:generator>
    <meta:document-statistic meta:table-count="4" meta:cell-count="6103" meta:object-count="0"/>
  </office:meta>
</office:document-meta>
</file>